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New" svg:font-family="'Courier New'" style:font-family-generic="modern"/>
    <style:font-face style:name="Arial" svg:font-family="Arial" style:font-family-generic="swiss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Sans1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39pt"/>
    </style:style>
    <style:style style:name="co2" style:family="table-column">
      <style:table-column-properties fo:break-before="auto" style:column-width="31.01pt"/>
    </style:style>
    <style:style style:name="co3" style:family="table-column">
      <style:table-column-properties fo:break-before="auto" style:column-width="10.91pt"/>
    </style:style>
    <style:style style:name="co4" style:family="table-column">
      <style:table-column-properties fo:break-before="auto" style:column-width="14.85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40.14pt"/>
    </style:style>
    <style:style style:name="co7" style:family="table-column">
      <style:table-column-properties fo:break-before="auto" style:column-width="128.69pt"/>
    </style:style>
    <style:style style:name="co8" style:family="table-column">
      <style:table-column-properties fo:break-before="auto" style:column-width="27.5pt"/>
    </style:style>
    <style:style style:name="co9" style:family="table-column">
      <style:table-column-properties fo:break-before="auto" style:column-width="70.7pt"/>
    </style:style>
    <style:style style:name="co10" style:family="table-column">
      <style:table-column-properties fo:break-before="auto" style:column-width="49.75pt"/>
    </style:style>
    <style:style style:name="co11" style:family="table-column">
      <style:table-column-properties fo:break-before="auto" style:column-width="51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3.89pt" fo:break-before="auto" style:use-optimal-row-height="true"/>
    </style:style>
    <style:style style:name="ro7" style:family="table-row">
      <style:table-row-properties style:row-height="13.01pt" fo:break-before="auto" style:use-optimal-row-height="true"/>
    </style:style>
    <style:style style:name="ro8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map style:condition="cell-content()=1" style:apply-style-name="ConditionalStyle_5f_1" style:base-cell-address="Sheet1.E3"/>
    </style:style>
    <style:style style:name="ce5" style:family="table-cell" style:parent-style-name="Default">
      <style:table-cell-properties style:rotation-align="none"/>
      <style:map style:condition="cell-content()=1" style:apply-style-name="ConditionalStyle_5f_1" style:base-cell-address="Sheet1.E14"/>
    </style:style>
    <style:style style:name="ce6" style:family="table-cell" style:parent-style-name="Default">
      <style:table-cell-properties style:rotation-align="none"/>
      <style:map style:condition="cell-content()=1" style:apply-style-name="ConditionalStyle_5f_1" style:base-cell-address="Sheet1.E25"/>
    </style:style>
    <style:style style:name="ce7" style:family="table-cell" style:parent-style-name="Default">
      <style:table-cell-properties style:rotation-align="none"/>
      <style:map style:condition="cell-content()=1" style:apply-style-name="ConditionalStyle_5f_1" style:base-cell-address="Sheet1.E36"/>
    </style:style>
    <style:style style:name="ce8" style:family="table-cell" style:parent-style-name="Default">
      <style:table-cell-properties style:rotation-align="none"/>
      <style:map style:condition="cell-content()=1" style:apply-style-name="ConditionalStyle_5f_1" style:base-cell-address="Sheet1.E47"/>
    </style:style>
    <style:style style:name="ce9" style:family="table-cell" style:parent-style-name="Default">
      <style:table-cell-properties style:rotation-align="none"/>
      <style:map style:condition="cell-content()=1" style:apply-style-name="ConditionalStyle_5f_1" style:base-cell-address="Sheet1.E58"/>
    </style:style>
    <style:style style:name="ce10" style:family="table-cell" style:parent-style-name="Default">
      <style:table-cell-properties style:rotation-align="none"/>
      <style:map style:condition="cell-content()=1" style:apply-style-name="ConditionalStyle_5f_1" style:base-cell-address="Sheet1.E59"/>
    </style:style>
    <style:style style:name="ce11" style:family="table-cell" style:parent-style-name="Default">
      <style:table-cell-properties style:rotation-align="none"/>
      <style:map style:condition="cell-content()=1" style:apply-style-name="ConditionalStyle_5f_1" style:base-cell-address="Sheet1.E59"/>
    </style:style>
    <style:style style:name="ce12" style:family="table-cell" style:parent-style-name="Default">
      <style:table-cell-properties style:rotation-align="none"/>
      <style:map style:condition="cell-content()=1" style:apply-style-name="ConditionalStyle_5f_1" style:base-cell-address="Sheet1.E69"/>
    </style:style>
    <style:style style:name="ce13" style:family="table-cell" style:parent-style-name="Default">
      <style:table-cell-properties style:rotation-align="none"/>
      <style:map style:condition="cell-content()=1" style:apply-style-name="ConditionalStyle_5f_1" style:base-cell-address="Sheet1.E80"/>
    </style:style>
    <style:style style:name="ce14" style:family="table-cell" style:parent-style-name="Default">
      <style:table-cell-properties style:rotation-align="none"/>
      <style:map style:condition="cell-content()=1" style:apply-style-name="ConditionalStyle_5f_1" style:base-cell-address="Sheet1.E91"/>
    </style:style>
    <style:style style:name="ce15" style:family="table-cell" style:parent-style-name="Default">
      <style:table-cell-properties style:rotation-align="none"/>
      <style:map style:condition="cell-content()=1" style:apply-style-name="ConditionalStyle_5f_1" style:base-cell-address="Sheet1.E102"/>
    </style:style>
    <style:style style:name="ce16" style:family="table-cell" style:parent-style-name="Default">
      <style:table-cell-properties style:rotation-align="none"/>
      <style:map style:condition="cell-content()=1" style:apply-style-name="ConditionalStyle_5f_1" style:base-cell-address="Sheet1.E113"/>
    </style:style>
    <style:style style:name="ce17" style:family="table-cell" style:parent-style-name="Default">
      <style:table-cell-properties style:rotation-align="none"/>
      <style:map style:condition="cell-content()=1" style:apply-style-name="ConditionalStyle_5f_1" style:base-cell-address="Sheet1.E124"/>
    </style:style>
    <style:style style:name="ce18" style:family="table-cell" style:parent-style-name="Default">
      <style:table-cell-properties style:rotation-align="none"/>
      <style:map style:condition="cell-content()=1" style:apply-style-name="ConditionalStyle_5f_1" style:base-cell-address="Sheet1.E135"/>
    </style:style>
    <style:style style:name="ce19" style:family="table-cell" style:parent-style-name="Default">
      <style:table-cell-properties style:rotation-align="none"/>
      <style:map style:condition="cell-content()=1" style:apply-style-name="ConditionalStyle_5f_1" style:base-cell-address="Sheet1.E146"/>
    </style:style>
    <style:style style:name="ce20" style:family="table-cell" style:parent-style-name="Default">
      <style:table-cell-properties style:rotation-align="none"/>
      <style:map style:condition="cell-content()=1" style:apply-style-name="ConditionalStyle_5f_1" style:base-cell-address="Sheet1.E157"/>
    </style:style>
    <style:style style:name="ce21" style:family="table-cell" style:parent-style-name="Default">
      <style:table-cell-properties style:rotation-align="none"/>
      <style:map style:condition="cell-content()=1" style:apply-style-name="ConditionalStyle_5f_1" style:base-cell-address="Sheet1.E168"/>
    </style:style>
    <style:style style:name="ce22" style:family="table-cell" style:parent-style-name="Default">
      <style:table-cell-properties style:rotation-align="none"/>
      <style:map style:condition="cell-content()=1" style:apply-style-name="ConditionalStyle_5f_1" style:base-cell-address="Sheet1.E179"/>
    </style:style>
    <style:style style:name="ce23" style:family="table-cell" style:parent-style-name="Default">
      <style:table-cell-properties style:rotation-align="none"/>
      <style:map style:condition="cell-content()=1" style:apply-style-name="ConditionalStyle_5f_1" style:base-cell-address="Sheet1.E190"/>
    </style:style>
    <style:style style:name="ce24" style:family="table-cell" style:parent-style-name="Default">
      <style:table-cell-properties style:rotation-align="none"/>
      <style:map style:condition="cell-content()=1" style:apply-style-name="ConditionalStyle_5f_1" style:base-cell-address="Sheet1.E201"/>
    </style:style>
    <style:style style:name="ce25" style:family="table-cell" style:parent-style-name="Default">
      <style:table-cell-properties style:rotation-align="none"/>
      <style:map style:condition="cell-content()=1" style:apply-style-name="ConditionalStyle_5f_1" style:base-cell-address="Sheet1.E212"/>
    </style:style>
    <style:style style:name="ce26" style:family="table-cell" style:parent-style-name="Default">
      <style:table-cell-properties style:rotation-align="none"/>
      <style:map style:condition="cell-content()=1" style:apply-style-name="ConditionalStyle_5f_1" style:base-cell-address="Sheet1.E223"/>
    </style:style>
    <style:style style:name="ce27" style:family="table-cell" style:parent-style-name="Default">
      <style:table-cell-properties style:rotation-align="none"/>
      <style:map style:condition="cell-content()=1" style:apply-style-name="ConditionalStyle_5f_1" style:base-cell-address="Sheet1.E234"/>
    </style:style>
    <style:style style:name="ce28" style:family="table-cell" style:parent-style-name="Default">
      <style:table-cell-properties style:rotation-align="none"/>
      <style:map style:condition="cell-content()=1" style:apply-style-name="ConditionalStyle_5f_1" style:base-cell-address="Sheet1.E245"/>
    </style:style>
    <style:style style:name="ce29" style:family="table-cell" style:parent-style-name="Default">
      <style:table-cell-properties style:rotation-align="none"/>
      <style:map style:condition="cell-content()=1" style:apply-style-name="ConditionalStyle_5f_1" style:base-cell-address="Sheet1.E256"/>
    </style:style>
    <style:style style:name="ce30" style:family="table-cell" style:parent-style-name="Default">
      <style:table-cell-properties style:rotation-align="none"/>
      <style:map style:condition="cell-content()=1" style:apply-style-name="ConditionalStyle_5f_1" style:base-cell-address="Sheet1.E267"/>
    </style:style>
    <style:style style:name="ce31" style:family="table-cell" style:parent-style-name="Default">
      <style:table-cell-properties style:rotation-align="none"/>
      <style:map style:condition="cell-content()=1" style:apply-style-name="ConditionalStyle_5f_1" style:base-cell-address="Sheet1.E278"/>
    </style:style>
    <style:style style:name="ce32" style:family="table-cell" style:parent-style-name="Default">
      <style:table-cell-properties style:rotation-align="none"/>
      <style:map style:condition="cell-content()=1" style:apply-style-name="ConditionalStyle_5f_1" style:base-cell-address="Sheet1.E289"/>
    </style:style>
    <style:style style:name="ce33" style:family="table-cell" style:parent-style-name="Default">
      <style:table-cell-properties style:rotation-align="none"/>
      <style:map style:condition="cell-content()=1" style:apply-style-name="ConditionalStyle_5f_1" style:base-cell-address="Sheet1.E300"/>
    </style:style>
    <style:style style:name="ce34" style:family="table-cell" style:parent-style-name="Default">
      <style:table-cell-properties style:rotation-align="none"/>
      <style:map style:condition="cell-content()=1" style:apply-style-name="ConditionalStyle_5f_1" style:base-cell-address="Sheet1.E311"/>
    </style:style>
    <style:style style:name="ce35" style:family="table-cell" style:parent-style-name="Default">
      <style:table-cell-properties style:rotation-align="none"/>
      <style:map style:condition="cell-content()=1" style:apply-style-name="ConditionalStyle_5f_1" style:base-cell-address="Sheet1.E322"/>
    </style:style>
    <style:style style:name="ce36" style:family="table-cell" style:parent-style-name="Default">
      <style:table-cell-properties style:rotation-align="none"/>
      <style:map style:condition="cell-content()=1" style:apply-style-name="ConditionalStyle_5f_1" style:base-cell-address="Sheet1.E333"/>
    </style:style>
    <style:style style:name="ce37" style:family="table-cell" style:parent-style-name="Default">
      <style:table-cell-properties style:rotation-align="none"/>
      <style:map style:condition="cell-content()=1" style:apply-style-name="ConditionalStyle_5f_1" style:base-cell-address="Sheet1.E344"/>
    </style:style>
    <style:style style:name="ce38" style:family="table-cell" style:parent-style-name="Default">
      <style:table-cell-properties style:rotation-align="none"/>
      <style:map style:condition="cell-content()=1" style:apply-style-name="ConditionalStyle_5f_1" style:base-cell-address="Sheet1.E355"/>
    </style:style>
    <style:style style:name="ce39" style:family="table-cell" style:parent-style-name="Default">
      <style:table-cell-properties style:rotation-align="none"/>
      <style:map style:condition="cell-content()=1" style:apply-style-name="ConditionalStyle_5f_1" style:base-cell-address="Sheet1.E366"/>
    </style:style>
    <style:style style:name="ce40" style:family="table-cell" style:parent-style-name="Default">
      <style:table-cell-properties style:rotation-align="none"/>
      <style:map style:condition="cell-content()=1" style:apply-style-name="ConditionalStyle_5f_1" style:base-cell-address="Sheet1.E377"/>
    </style:style>
    <style:style style:name="ce41" style:family="table-cell" style:parent-style-name="Default">
      <style:table-cell-properties style:rotation-align="none"/>
      <style:map style:condition="cell-content()=1" style:apply-style-name="ConditionalStyle_5f_1" style:base-cell-address="Sheet1.E388"/>
    </style:style>
    <style:style style:name="ce42" style:family="table-cell" style:parent-style-name="Default">
      <style:table-cell-properties style:rotation-align="none"/>
      <style:map style:condition="cell-content()=1" style:apply-style-name="ConditionalStyle_5f_1" style:base-cell-address="Sheet1.E399"/>
    </style:style>
    <style:style style:name="ce43" style:family="table-cell" style:parent-style-name="Default">
      <style:table-cell-properties style:rotation-align="none"/>
      <style:map style:condition="cell-content()=1" style:apply-style-name="ConditionalStyle_5f_1" style:base-cell-address="Sheet1.E410"/>
    </style:style>
    <style:style style:name="ce44" style:family="table-cell" style:parent-style-name="Default">
      <style:table-cell-properties style:rotation-align="none"/>
      <style:map style:condition="cell-content()=1" style:apply-style-name="ConditionalStyle_5f_1" style:base-cell-address="Sheet1.E421"/>
    </style:style>
    <style:style style:name="ce45" style:family="table-cell" style:parent-style-name="Default">
      <style:table-cell-properties style:rotation-align="none"/>
      <style:map style:condition="cell-content()=1" style:apply-style-name="ConditionalStyle_5f_1" style:base-cell-address="Sheet1.E432"/>
    </style:style>
    <style:style style:name="ce46" style:family="table-cell" style:parent-style-name="Default">
      <style:table-cell-properties style:rotation-align="none"/>
      <style:map style:condition="cell-content()=1" style:apply-style-name="ConditionalStyle_5f_1" style:base-cell-address="Sheet1.E443"/>
    </style:style>
    <style:style style:name="ce47" style:family="table-cell" style:parent-style-name="Default">
      <style:table-cell-properties style:rotation-align="none"/>
      <style:map style:condition="cell-content()=1" style:apply-style-name="ConditionalStyle_5f_1" style:base-cell-address="Sheet1.E454"/>
    </style:style>
    <style:style style:name="ce48" style:family="table-cell" style:parent-style-name="Default">
      <style:table-cell-properties style:rotation-align="none"/>
      <style:map style:condition="cell-content()=1" style:apply-style-name="ConditionalStyle_5f_1" style:base-cell-address="Sheet1.E465"/>
    </style:style>
    <style:style style:name="ce49" style:family="table-cell" style:parent-style-name="Default">
      <style:table-cell-properties style:rotation-align="none"/>
      <style:map style:condition="cell-content()=1" style:apply-style-name="ConditionalStyle_5f_1" style:base-cell-address="Sheet1.E476"/>
    </style:style>
    <style:style style:name="ce50" style:family="table-cell" style:parent-style-name="Default">
      <style:table-cell-properties style:rotation-align="none"/>
      <style:map style:condition="cell-content()=1" style:apply-style-name="ConditionalStyle_5f_1" style:base-cell-address="Sheet1.E487"/>
    </style:style>
    <style:style style:name="ce51" style:family="table-cell" style:parent-style-name="Default">
      <style:table-cell-properties style:rotation-align="none"/>
      <style:map style:condition="cell-content()=1" style:apply-style-name="ConditionalStyle_5f_1" style:base-cell-address="Sheet1.E498"/>
    </style:style>
    <style:style style:name="ce52" style:family="table-cell" style:parent-style-name="Default">
      <style:table-cell-properties style:rotation-align="none"/>
      <style:map style:condition="cell-content()=1" style:apply-style-name="ConditionalStyle_5f_1" style:base-cell-address="Sheet1.E509"/>
    </style:style>
    <style:style style:name="ce53" style:family="table-cell" style:parent-style-name="Default">
      <style:table-cell-properties style:rotation-align="none"/>
      <style:map style:condition="cell-content()=1" style:apply-style-name="ConditionalStyle_5f_1" style:base-cell-address="Sheet1.E520"/>
    </style:style>
    <style:style style:name="ce54" style:family="table-cell" style:parent-style-name="Default">
      <style:table-cell-properties style:rotation-align="none"/>
      <style:map style:condition="cell-content()=1" style:apply-style-name="ConditionalStyle_5f_1" style:base-cell-address="Sheet1.E531"/>
    </style:style>
    <style:style style:name="ce55" style:family="table-cell" style:parent-style-name="Default">
      <style:table-cell-properties style:rotation-align="none"/>
      <style:map style:condition="cell-content()=1" style:apply-style-name="ConditionalStyle_5f_1" style:base-cell-address="Sheet1.E542"/>
    </style:style>
    <style:style style:name="ce56" style:family="table-cell" style:parent-style-name="Default">
      <style:table-cell-properties style:rotation-align="none"/>
      <style:map style:condition="cell-content()=1" style:apply-style-name="ConditionalStyle_5f_1" style:base-cell-address="Sheet1.E553"/>
    </style:style>
    <style:style style:name="ce57" style:family="table-cell" style:parent-style-name="Default">
      <style:table-cell-properties style:rotation-align="none"/>
      <style:map style:condition="cell-content()=1" style:apply-style-name="ConditionalStyle_5f_1" style:base-cell-address="Sheet1.E564"/>
    </style:style>
    <style:style style:name="ce58" style:family="table-cell" style:parent-style-name="Default">
      <style:table-cell-properties style:rotation-align="none"/>
      <style:map style:condition="cell-content()=1" style:apply-style-name="ConditionalStyle_5f_1" style:base-cell-address="Sheet1.E575"/>
    </style:style>
    <style:style style:name="ce59" style:family="table-cell" style:parent-style-name="Default">
      <style:table-cell-properties style:rotation-align="none"/>
      <style:map style:condition="cell-content()=1" style:apply-style-name="ConditionalStyle_5f_1" style:base-cell-address="Sheet1.E586"/>
    </style:style>
    <style:style style:name="ce60" style:family="table-cell" style:parent-style-name="Default">
      <style:table-cell-properties style:rotation-align="none"/>
      <style:map style:condition="cell-content()=1" style:apply-style-name="ConditionalStyle_5f_1" style:base-cell-address="Sheet1.E597"/>
    </style:style>
    <style:style style:name="ce61" style:family="table-cell" style:parent-style-name="Default">
      <style:table-cell-properties style:rotation-align="none"/>
      <style:map style:condition="cell-content()=1" style:apply-style-name="ConditionalStyle_5f_1" style:base-cell-address="Sheet1.E608"/>
    </style:style>
    <style:style style:name="ce62" style:family="table-cell" style:parent-style-name="Default">
      <style:table-cell-properties style:rotation-align="none"/>
      <style:map style:condition="cell-content()=1" style:apply-style-name="ConditionalStyle_5f_1" style:base-cell-address="Sheet1.E619"/>
    </style:style>
    <style:style style:name="ce63" style:family="table-cell" style:parent-style-name="Default">
      <style:table-cell-properties style:rotation-align="none"/>
      <style:map style:condition="cell-content()=1" style:apply-style-name="ConditionalStyle_5f_1" style:base-cell-address="Sheet1.E630"/>
    </style:style>
    <style:style style:name="ce64" style:family="table-cell" style:parent-style-name="Default">
      <style:table-cell-properties style:rotation-align="none"/>
      <style:map style:condition="cell-content()=1" style:apply-style-name="ConditionalStyle_5f_1" style:base-cell-address="Sheet1.E641"/>
    </style:style>
    <style:style style:name="ce65" style:family="table-cell" style:parent-style-name="Default">
      <style:table-cell-properties style:rotation-align="none"/>
      <style:map style:condition="cell-content()=1" style:apply-style-name="ConditionalStyle_5f_1" style:base-cell-address="Sheet1.E652"/>
    </style:style>
    <style:style style:name="ce66" style:family="table-cell" style:parent-style-name="Default">
      <style:table-cell-properties style:rotation-align="none"/>
      <style:map style:condition="cell-content()=1" style:apply-style-name="ConditionalStyle_5f_1" style:base-cell-address="Sheet1.E663"/>
    </style:style>
    <style:style style:name="ce67" style:family="table-cell" style:parent-style-name="Default">
      <style:table-cell-properties style:rotation-align="none"/>
      <style:map style:condition="cell-content()=1" style:apply-style-name="ConditionalStyle_5f_1" style:base-cell-address="Sheet1.E674"/>
    </style:style>
    <style:style style:name="ce68" style:family="table-cell" style:parent-style-name="Default">
      <style:table-cell-properties style:rotation-align="none"/>
      <style:map style:condition="cell-content()=1" style:apply-style-name="ConditionalStyle_5f_1" style:base-cell-address="Sheet1.E685"/>
    </style:style>
    <style:style style:name="ce69" style:family="table-cell" style:parent-style-name="Default">
      <style:table-cell-properties style:rotation-align="none"/>
      <style:map style:condition="cell-content()=1" style:apply-style-name="ConditionalStyle_5f_1" style:base-cell-address="Sheet1.E696"/>
    </style:style>
    <style:style style:name="ce70" style:family="table-cell" style:parent-style-name="Default">
      <style:table-cell-properties style:rotation-align="none"/>
      <style:map style:condition="cell-content()=1" style:apply-style-name="ConditionalStyle_5f_1" style:base-cell-address="Sheet1.E707"/>
    </style:style>
    <style:style style:name="ce71" style:family="table-cell" style:parent-style-name="Default">
      <style:table-cell-properties style:rotation-align="none"/>
      <style:map style:condition="cell-content()=1" style:apply-style-name="ConditionalStyle_5f_1" style:base-cell-address="Sheet1.E718"/>
    </style:style>
    <style:style style:name="ce72" style:family="table-cell" style:parent-style-name="Default">
      <style:table-cell-properties style:rotation-align="none"/>
      <style:map style:condition="cell-content()=1" style:apply-style-name="ConditionalStyle_5f_1" style:base-cell-address="Sheet1.E729"/>
    </style:style>
    <style:style style:name="ce73" style:family="table-cell" style:parent-style-name="Default">
      <style:table-cell-properties style:rotation-align="none"/>
      <style:map style:condition="cell-content()=1" style:apply-style-name="ConditionalStyle_5f_1" style:base-cell-address="Sheet1.E740"/>
    </style:style>
    <style:style style:name="ce74" style:family="table-cell" style:parent-style-name="Default">
      <style:table-cell-properties style:rotation-align="none"/>
      <style:map style:condition="cell-content()=1" style:apply-style-name="ConditionalStyle_5f_1" style:base-cell-address="Sheet1.E751"/>
    </style:style>
    <style:style style:name="ce75" style:family="table-cell" style:parent-style-name="Default">
      <style:table-cell-properties style:rotation-align="none"/>
      <style:map style:condition="cell-content()=1" style:apply-style-name="ConditionalStyle_5f_1" style:base-cell-address="Sheet1.E762"/>
    </style:style>
    <style:style style:name="ce76" style:family="table-cell" style:parent-style-name="Default">
      <style:table-cell-properties style:rotation-align="none"/>
      <style:map style:condition="cell-content()=1" style:apply-style-name="ConditionalStyle_5f_1" style:base-cell-address="Sheet1.E773"/>
    </style:style>
    <style:style style:name="ce77" style:family="table-cell" style:parent-style-name="Default">
      <style:table-cell-properties style:rotation-align="none"/>
      <style:map style:condition="cell-content()=1" style:apply-style-name="ConditionalStyle_5f_1" style:base-cell-address="Sheet1.E784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1" style:base-cell-address="Sheet1.E795"/>
    </style:style>
    <style:style style:name="ce79" style:family="table-cell" style:parent-style-name="Default">
      <style:table-cell-properties style:rotation-align="none"/>
      <style:map style:condition="cell-content()=1" style:apply-style-name="ConditionalStyle_5f_1" style:base-cell-address="Sheet1.E806"/>
    </style:style>
    <style:style style:name="ce80" style:family="table-cell" style:parent-style-name="Default">
      <style:table-cell-properties style:rotation-align="none"/>
      <style:map style:condition="cell-content()=1" style:apply-style-name="ConditionalStyle_5f_1" style:base-cell-address="Sheet1.E817"/>
    </style:style>
    <style:style style:name="ce81" style:family="table-cell" style:parent-style-name="Default">
      <style:table-cell-properties style:rotation-align="none"/>
      <style:map style:condition="cell-content()=1" style:apply-style-name="ConditionalStyle_5f_1" style:base-cell-address="Sheet1.E828"/>
    </style:style>
    <style:style style:name="ce82" style:family="table-cell" style:parent-style-name="Default">
      <style:table-cell-properties style:rotation-align="none"/>
      <style:map style:condition="cell-content()=1" style:apply-style-name="ConditionalStyle_5f_1" style:base-cell-address="Sheet1.E839"/>
    </style:style>
    <style:style style:name="ce83" style:family="table-cell" style:parent-style-name="Default">
      <style:table-cell-properties style:rotation-align="none"/>
      <style:map style:condition="cell-content()=1" style:apply-style-name="ConditionalStyle_5f_1" style:base-cell-address="Sheet1.E850"/>
    </style:style>
    <style:style style:name="ce84" style:family="table-cell" style:parent-style-name="Default">
      <style:table-cell-properties style:rotation-align="none"/>
      <style:map style:condition="cell-content()=1" style:apply-style-name="ConditionalStyle_5f_1" style:base-cell-address="Sheet1.E861"/>
    </style:style>
    <style:style style:name="ce85" style:family="table-cell" style:parent-style-name="Default">
      <style:table-cell-properties style:rotation-align="none"/>
      <style:map style:condition="cell-content()=1" style:apply-style-name="ConditionalStyle_5f_1" style:base-cell-address="Sheet1.E872"/>
    </style:style>
    <style:style style:name="ce86" style:family="table-cell" style:parent-style-name="Default">
      <style:table-cell-properties style:rotation-align="none"/>
      <style:map style:condition="cell-content()=1" style:apply-style-name="ConditionalStyle_5f_1" style:base-cell-address="Sheet1.E883"/>
    </style:style>
    <style:style style:name="ce87" style:family="table-cell" style:parent-style-name="Default">
      <style:table-cell-properties style:rotation-align="none"/>
      <style:map style:condition="cell-content()=1" style:apply-style-name="ConditionalStyle_5f_1" style:base-cell-address="Sheet1.E894"/>
    </style:style>
    <style:style style:name="ce88" style:family="table-cell" style:parent-style-name="Default">
      <style:table-cell-properties style:rotation-align="none"/>
      <style:map style:condition="cell-content()=1" style:apply-style-name="ConditionalStyle_5f_1" style:base-cell-address="Sheet1.E905"/>
    </style:style>
    <style:style style:name="ce89" style:family="table-cell" style:parent-style-name="Default">
      <style:table-cell-properties style:rotation-align="none"/>
      <style:map style:condition="cell-content()=1" style:apply-style-name="ConditionalStyle_5f_1" style:base-cell-address="Sheet1.E916"/>
    </style:style>
    <style:style style:name="ce90" style:family="table-cell" style:parent-style-name="Default">
      <style:table-cell-properties style:rotation-align="none"/>
      <style:map style:condition="cell-content()=1" style:apply-style-name="ConditionalStyle_5f_1" style:base-cell-address="Sheet1.E927"/>
    </style:style>
    <style:style style:name="ce91" style:family="table-cell" style:parent-style-name="Default">
      <style:table-cell-properties style:rotation-align="none"/>
      <style:map style:condition="cell-content()=1" style:apply-style-name="ConditionalStyle_5f_1" style:base-cell-address="Sheet1.E938"/>
    </style:style>
    <style:style style:name="ce92" style:family="table-cell" style:parent-style-name="Default">
      <style:table-cell-properties style:rotation-align="none"/>
      <style:map style:condition="cell-content()=1" style:apply-style-name="ConditionalStyle_5f_1" style:base-cell-address="Sheet1.E949"/>
    </style:style>
    <style:style style:name="ce93" style:family="table-cell" style:parent-style-name="Default">
      <style:table-cell-properties style:rotation-align="none"/>
      <style:map style:condition="cell-content()=1" style:apply-style-name="ConditionalStyle_5f_1" style:base-cell-address="Sheet1.E960"/>
    </style:style>
    <style:style style:name="ce94" style:family="table-cell" style:parent-style-name="Default">
      <style:table-cell-properties style:rotation-align="none"/>
      <style:map style:condition="cell-content()=1" style:apply-style-name="ConditionalStyle_5f_1" style:base-cell-address="Sheet1.E971"/>
    </style:style>
    <style:style style:name="ce95" style:family="table-cell" style:parent-style-name="Default">
      <style:table-cell-properties style:rotation-align="none"/>
      <style:map style:condition="cell-content()=1" style:apply-style-name="ConditionalStyle_5f_1" style:base-cell-address="Sheet1.E982"/>
    </style:style>
    <style:style style:name="ce96" style:family="table-cell" style:parent-style-name="Default">
      <style:table-cell-properties style:rotation-align="none"/>
      <style:map style:condition="cell-content()=1" style:apply-style-name="ConditionalStyle_5f_1" style:base-cell-address="Sheet1.E993"/>
    </style:style>
    <style:style style:name="ce97" style:family="table-cell" style:parent-style-name="Default">
      <style:table-cell-properties style:rotation-align="none"/>
      <style:map style:condition="cell-content()=1" style:apply-style-name="ConditionalStyle_5f_1" style:base-cell-address="Sheet1.E1004"/>
    </style:style>
    <style:style style:name="ce98" style:family="table-cell" style:parent-style-name="Default">
      <style:table-cell-properties style:rotation-align="none"/>
      <style:map style:condition="cell-content()=1" style:apply-style-name="ConditionalStyle_5f_1" style:base-cell-address="Sheet1.E1015"/>
    </style:style>
    <style:style style:name="ce99" style:family="table-cell" style:parent-style-name="Default">
      <style:table-cell-properties style:rotation-align="none"/>
      <style:map style:condition="cell-content()=1" style:apply-style-name="ConditionalStyle_5f_1" style:base-cell-address="Sheet1.E1026"/>
    </style:style>
    <style:style style:name="ce100" style:family="table-cell" style:parent-style-name="Default">
      <style:table-cell-properties style:rotation-align="none"/>
      <style:map style:condition="cell-content()=1" style:apply-style-name="ConditionalStyle_5f_1" style:base-cell-address="Sheet1.E1037"/>
    </style:style>
    <style:style style:name="ce101" style:family="table-cell" style:parent-style-name="Default">
      <style:table-cell-properties style:rotation-align="none"/>
      <style:map style:condition="cell-content()=1" style:apply-style-name="ConditionalStyle_5f_1" style:base-cell-address="Sheet1.E1048"/>
    </style:style>
    <style:style style:name="ce102" style:family="table-cell" style:parent-style-name="Default">
      <style:table-cell-properties style:rotation-align="none"/>
      <style:map style:condition="cell-content()=1" style:apply-style-name="ConditionalStyle_5f_1" style:base-cell-address="Sheet1.E1059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4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5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6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7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8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9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9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9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0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1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2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13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24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35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46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57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68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79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90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01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12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23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34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45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56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67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78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289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00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11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22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33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44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55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66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77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88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399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10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21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32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43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54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65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76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87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498"/>
    </style:style>
    <style:style style:name="ce1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09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20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31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42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53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64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75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86"/>
    </style:style>
    <style:style style:name="ce1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597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08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19"/>
    </style:style>
    <style:style style:name="ce16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30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41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52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63"/>
    </style:style>
    <style:style style:name="ce1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74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85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696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07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18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29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40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51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62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73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84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79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06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17"/>
    </style:style>
    <style:style style:name="ce1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28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39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50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61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72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83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894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05"/>
    </style:style>
    <style:style style:name="ce1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16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27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38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49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60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71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82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993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04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15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26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37"/>
    </style:style>
    <style:style style:name="ce2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48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1" style:apply-style-name="ConditionalStyle_5f_1" style:base-cell-address="Sheet1.E1059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6" table:number-columns-repeated="5" table:default-cell-style-name="ce3"/>
        <table:table-column table:style-name="co7" table:default-cell-style-name="ce3"/>
        <table:table-column table:style-name="co8" table:number-columns-repeated="5" table:default-cell-style-name="ce3"/>
        <table:table-column table:style-name="co4" table:number-columns-repeated="2" table:default-cell-style-name="ce3"/>
        <table:table-column table:style-name="co9" table:number-columns-repeated="227" table:default-cell-style-name="ce3"/>
        <table:table-column table:style-name="co10" table:number-columns-repeated="768" table:default-cell-style-name="Default"/>
        <table:table-row table:style-name="ro1">
          <table:table-cell table:style-name="ce1" table:number-columns-repeated="10"/>
          <table:table-cell table:style-name="ce2" office:value-type="string" calcext:value-type="string">
            <text:p>rows</text:p>
          </table:table-cell>
          <table:table-cell table:style-name="ce2" table:formula="of:=COUNTIF([.M$1:.M$1048576];&quot;&gt;0&quot;)" office:value-type="float" office:value="97" calcext:value-type="float">
            <text:p>97</text:p>
          </table:table-cell>
          <table:table-cell table:style-name="ce2" table:formula="of:=3+(ROW()-1)*11" office:value-type="float" office:value="3" calcext:value-type="float">
            <text:p>3</text:p>
          </table:table-cell>
          <table:table-cell table:style-name="ce2" table:formula="of:=INDEX([.A$1:.A$1048576];[.M1])" office:value-type="float" office:value="32" calcext:value-type="float">
            <text:p>32</text:p>
          </table:table-cell>
          <table:table-cell table:style-name="ce2" table:formula="of:=CONCATENATE(&quot;0x&quot;;DEC2HEX([.N1];2))" office:value-type="string" office:string-value="0x20" calcext:value-type="string">
            <text:p>0x20</text:p>
          </table:table-cell>
          <table:table-cell table:style-name="ce2" table:formula="of:=CONCATENATE(&quot;'&quot;;CHAR([.N1]);&quot;'&quot;)" office:value-type="string" office:string-value="' '" calcext:value-type="string">
            <text:p>' '</text:p>
          </table:table-cell>
          <table:table-cell table:style-name="ce2" table:formula="of:=INDEX([.E$1:.E$1048576];[.$M1]+8;1)" office:value-type="string" office:string-value="0x00" calcext:value-type="string">
            <text:p>0x00</text:p>
          </table:table-cell>
          <table:table-cell table:style-name="ce2" table:formula="of:=INDEX([.F$1:.F$1048576];[.$M1]+8;1)" office:value-type="string" office:string-value="0x00" calcext:value-type="string">
            <text:p>0x00</text:p>
          </table:table-cell>
          <table:table-cell table:style-name="ce2" table:formula="of:=INDEX([.G$1:.G$1048576];[.$M1]+8;1)" office:value-type="string" office:string-value="0x00" calcext:value-type="string">
            <text:p>0x00</text:p>
          </table:table-cell>
          <table:table-cell table:style-name="ce2" table:formula="of:=INDEX([.H$1:.H$1048576];[.$M1]+8;1)" office:value-type="string" office:string-value="0x00" calcext:value-type="string">
            <text:p>0x00</text:p>
          </table:table-cell>
          <table:table-cell table:style-name="ce2" table:formula="of:=INDEX([.I$1:.I$1048576];[.$M1]+8;1)" office:value-type="string" office:string-value="0x00" calcext:value-type="string">
            <text:p>0x00</text:p>
          </table:table-cell>
          <table:table-cell table:style-name="ce202" table:formula="of:=CONCATENATE(&quot;    { &quot;;[.Q1];&quot;, &quot;;[.R1];&quot;, &quot;;[.S1];&quot;, &quot;;[.T1];&quot;, &quot;;[.U1];&quot; }, /* ASCII &quot;;[.N1];&quot; (&quot;;[.O1];&quot;), character: &quot;;[.P1];&quot; */&quot;)" office:value-type="string" office:string-value="    { 0x00, 0x00, 0x00, 0x00, 0x00 }, /* ASCII 32 (0x20), character: ' ' */" calcext:value-type="string">
            <text:p><text:s text:c="4"/>{ 0x00, 0x00, 0x00, 0x00, 0x00 }, /* ASCII 32 (0x20), character: ' ' */</text:p>
          </table:table-cell>
          <table:table-cell table:style-name="ce203" table:formula="of:=HEX2DEC(RIGHT([.Q1];2))" office:value-type="float" office:value="0" calcext:value-type="float">
            <text:p>0</text:p>
          </table:table-cell>
          <table:table-cell table:style-name="ce203" table:formula="of:=HEX2DEC(RIGHT([.R1];2))" office:value-type="float" office:value="0" calcext:value-type="float">
            <text:p>0</text:p>
          </table:table-cell>
          <table:table-cell table:style-name="ce203" table:formula="of:=HEX2DEC(RIGHT([.S1];2))" office:value-type="float" office:value="0" calcext:value-type="float">
            <text:p>0</text:p>
          </table:table-cell>
          <table:table-cell table:style-name="ce203" table:formula="of:=HEX2DEC(RIGHT([.T1];2))" office:value-type="float" office:value="0" calcext:value-type="float">
            <text:p>0</text:p>
          </table:table-cell>
          <table:table-cell table:style-name="ce203" table:formula="of:=HEX2DEC(RIGHT([.U1];2))" office:value-type="float" office:value="0" calcext:value-type="float">
            <text:p>0</text:p>
          </table:table-cell>
          <table:table-cell table:style-name="ce203" table:formula="of:=IF([.W1]=0;IF([.X1]=0;IF([.Y1]=0;IF([.Z1]=0;IF([.AA1]=0;1;4);3);2);1);0)" office:value-type="float" office:value="1" calcext:value-type="float">
            <text:p>1</text:p>
          </table:table-cell>
          <table:table-cell table:style-name="ce203" table:formula="of:=IF([.AA1]=0;IF([.Z1]=0;IF([.Y1]=0;IF([.X1]=0;IF([.W1]=0;3;1);2);3);4);5)" office:value-type="float" office:value="3" calcext:value-type="float">
            <text:p>3</text:p>
          </table:table-cell>
          <table:table-cell table:style-name="ce203" table:formula="of:=CONCATENATE(&quot;0x&quot;;DEC2HEX(([.AC1]*16)+[.AB1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]+1" office:value-type="float" office:value="1" calcext:value-type="float">
            <text:p>1</text:p>
          </table:table-cell>
          <table:table-cell table:style-name="ce2" table:formula="of:=[.F2]+1" office:value-type="float" office:value="2" calcext:value-type="float">
            <text:p>2</text:p>
          </table:table-cell>
          <table:table-cell table:style-name="ce2" table:formula="of:=[.G2]+1" office:value-type="float" office:value="3" calcext:value-type="float">
            <text:p>3</text:p>
          </table:table-cell>
          <table:table-cell table:style-name="ce2" table:formula="of:=[.H2]+1" office:value-type="float" office:value="4" calcext:value-type="float">
            <text:p>4</text:p>
          </table:table-cell>
          <table:table-cell table:style-name="ce1"/>
          <table:table-cell table:style-name="ce2" office:value-type="string" calcext:value-type="string">
            <text:p>column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3+(ROW()-1)*11" office:value-type="float" office:value="14" calcext:value-type="float">
            <text:p>14</text:p>
          </table:table-cell>
          <table:table-cell table:style-name="ce2" table:formula="of:=INDEX([.A$1:.A$1048576];[.M2])" office:value-type="float" office:value="33" calcext:value-type="float">
            <text:p>33</text:p>
          </table:table-cell>
          <table:table-cell table:style-name="ce2" table:formula="of:=CONCATENATE(&quot;0x&quot;;DEC2HEX([.N2];2))" office:value-type="string" office:string-value="0x21" calcext:value-type="string">
            <text:p>0x21</text:p>
          </table:table-cell>
          <table:table-cell table:style-name="ce2" table:formula="of:=CONCATENATE(&quot;'&quot;;CHAR([.N2]);&quot;'&quot;)" office:value-type="string" office:string-value="'!'" calcext:value-type="string">
            <text:p>'!'</text:p>
          </table:table-cell>
          <table:table-cell table:style-name="ce2" table:formula="of:=INDEX([.E$1:.E$1048576];[.$M2]+8;1)" office:value-type="string" office:string-value="0x00" calcext:value-type="string">
            <text:p>0x00</text:p>
          </table:table-cell>
          <table:table-cell table:style-name="ce2" table:formula="of:=INDEX([.F$1:.F$1048576];[.$M2]+8;1)" office:value-type="string" office:string-value="0x60" calcext:value-type="string">
            <text:p>0x60</text:p>
          </table:table-cell>
          <table:table-cell table:style-name="ce2" table:formula="of:=INDEX([.G$1:.G$1048576];[.$M2]+8;1)" office:value-type="string" office:string-value="0xFA" calcext:value-type="string">
            <text:p>0xFA</text:p>
          </table:table-cell>
          <table:table-cell table:style-name="ce2" table:formula="of:=INDEX([.H$1:.H$1048576];[.$M2]+8;1)" office:value-type="string" office:string-value="0x60" calcext:value-type="string">
            <text:p>0x60</text:p>
          </table:table-cell>
          <table:table-cell table:style-name="ce2" table:formula="of:=INDEX([.I$1:.I$1048576];[.$M2]+8;1)" office:value-type="string" office:string-value="0x00" calcext:value-type="string">
            <text:p>0x00</text:p>
          </table:table-cell>
          <table:table-cell table:style-name="ce202" table:formula="of:=CONCATENATE(&quot;    { &quot;;[.Q2];&quot;, &quot;;[.R2];&quot;, &quot;;[.S2];&quot;, &quot;;[.T2];&quot;, &quot;;[.U2];&quot; }, /* ASCII &quot;;[.N2];&quot; (&quot;;[.O2];&quot;), character: &quot;;[.P2];&quot; */&quot;)" office:value-type="string" office:string-value="    { 0x00, 0x60, 0xFA, 0x60, 0x00 }, /* ASCII 33 (0x21), character: '!' */" calcext:value-type="string">
            <text:p><text:s text:c="4"/>{ 0x00, 0x60, 0xFA, 0x60, 0x00 }, /* ASCII 33 (0x21), character: '!' */</text:p>
          </table:table-cell>
          <table:table-cell table:style-name="ce203" table:formula="of:=HEX2DEC(RIGHT([.Q2];2))" office:value-type="float" office:value="0" calcext:value-type="float">
            <text:p>0</text:p>
          </table:table-cell>
          <table:table-cell table:style-name="ce203" table:formula="of:=HEX2DEC(RIGHT([.R2];2))" office:value-type="float" office:value="96" calcext:value-type="float">
            <text:p>96</text:p>
          </table:table-cell>
          <table:table-cell table:style-name="ce203" table:formula="of:=HEX2DEC(RIGHT([.S2];2))" office:value-type="float" office:value="250" calcext:value-type="float">
            <text:p>250</text:p>
          </table:table-cell>
          <table:table-cell table:style-name="ce203" table:formula="of:=HEX2DEC(RIGHT([.T2];2))" office:value-type="float" office:value="96" calcext:value-type="float">
            <text:p>96</text:p>
          </table:table-cell>
          <table:table-cell table:style-name="ce203" table:formula="of:=HEX2DEC(RIGHT([.U2];2))" office:value-type="float" office:value="0" calcext:value-type="float">
            <text:p>0</text:p>
          </table:table-cell>
          <table:table-cell table:style-name="ce203" table:formula="of:=IF([.W2]=0;IF([.X2]=0;IF([.Y2]=0;IF([.Z2]=0;IF([.AA2]=0;0;4);3);2);1);0)" office:value-type="float" office:value="1" calcext:value-type="float">
            <text:p>1</text:p>
          </table:table-cell>
          <table:table-cell table:style-name="ce203" table:formula="of:=IF([.AA2]=0;IF([.Z2]=0;IF([.Y2]=0;IF([.X2]=0;IF([.W2]=0;5;1);2);3);4);5)" office:value-type="float" office:value="4" calcext:value-type="float">
            <text:p>4</text:p>
          </table:table-cell>
          <table:table-cell table:style-name="ce203" table:formula="of:=CONCATENATE(&quot;0x&quot;;DEC2HEX(([.AC2]*16)+[.AB2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DEC2HEX([.A3];2)" office:value-type="string" office:string-value="20" calcext:value-type="string">
            <text:p>20</text:p>
          </table:table-cell>
          <table:table-cell table:style-name="ce2" table:formula="of:=CHAR([.A3])" office:value-type="string" office:string-value=" " calcext:value-type="string">
            <text:p><text:s/></text:p>
          </table:table-cell>
          <table:table-cell table:style-name="ce2" table:formula="of:=[.D4]+1" office:value-type="float" office:value="7" calcext:value-type="float">
            <text:p>7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2" table:formula="of:=[.E11]" office:value-type="string" office:string-value="0x00" calcext:value-type="string">
            <text:p>0x00</text:p>
          </table:table-cell>
          <table:table-cell table:style-name="ce2" office:value-type="string" calcext:value-type="string">
            <text:p>offset</text:p>
          </table:table-cell>
          <table:table-cell table:style-name="ce2" table:formula="of:=[.N1]" office:value-type="float" office:value="32" calcext:value-type="float">
            <text:p>32</text:p>
          </table:table-cell>
          <table:table-cell table:style-name="ce2" table:formula="of:=3+(ROW()-1)*11" office:value-type="float" office:value="25" calcext:value-type="float">
            <text:p>25</text:p>
          </table:table-cell>
          <table:table-cell table:style-name="ce2" table:formula="of:=INDEX([.A$1:.A$1048576];[.M3])" office:value-type="float" office:value="34" calcext:value-type="float">
            <text:p>34</text:p>
          </table:table-cell>
          <table:table-cell table:style-name="ce2" table:formula="of:=CONCATENATE(&quot;0x&quot;;DEC2HEX([.N3];2))" office:value-type="string" office:string-value="0x22" calcext:value-type="string">
            <text:p>0x22</text:p>
          </table:table-cell>
          <table:table-cell table:style-name="ce2" table:formula="of:=CONCATENATE(&quot;'&quot;;CHAR([.N3]);&quot;'&quot;)" office:value-type="string" office:string-value="'&quot;'" calcext:value-type="string">
            <text:p>'"'</text:p>
          </table:table-cell>
          <table:table-cell table:style-name="ce2" table:formula="of:=INDEX([.E$1:.E$1048576];[.$M3]+8;1)" office:value-type="string" office:string-value="0x20" calcext:value-type="string">
            <text:p>0x20</text:p>
          </table:table-cell>
          <table:table-cell table:style-name="ce2" table:formula="of:=INDEX([.F$1:.F$1048576];[.$M3]+8;1)" office:value-type="string" office:string-value="0xC0" calcext:value-type="string">
            <text:p>0xC0</text:p>
          </table:table-cell>
          <table:table-cell table:style-name="ce2" table:formula="of:=INDEX([.G$1:.G$1048576];[.$M3]+8;1)" office:value-type="string" office:string-value="0x00" calcext:value-type="string">
            <text:p>0x00</text:p>
          </table:table-cell>
          <table:table-cell table:style-name="ce2" table:formula="of:=INDEX([.H$1:.H$1048576];[.$M3]+8;1)" office:value-type="string" office:string-value="0x20" calcext:value-type="string">
            <text:p>0x20</text:p>
          </table:table-cell>
          <table:table-cell table:style-name="ce2" table:formula="of:=INDEX([.I$1:.I$1048576];[.$M3]+8;1)" office:value-type="string" office:string-value="0xC0" calcext:value-type="string">
            <text:p>0xC0</text:p>
          </table:table-cell>
          <table:table-cell table:style-name="ce202" table:formula="of:=CONCATENATE(&quot;    { &quot;;[.Q3];&quot;, &quot;;[.R3];&quot;, &quot;;[.S3];&quot;, &quot;;[.T3];&quot;, &quot;;[.U3];&quot; }, /* ASCII &quot;;[.N3];&quot; (&quot;;[.O3];&quot;), character: &quot;;[.P3];&quot; */&quot;)" office:value-type="string" office:string-value="    { 0x20, 0xC0, 0x00, 0x20, 0xC0 }, /* ASCII 34 (0x22), character: '&quot;' */" calcext:value-type="string">
            <text:p><text:s text:c="4"/>{ 0x20, 0xC0, 0x00, 0x20, 0xC0 }, /* ASCII 34 (0x22), character: '"' */</text:p>
          </table:table-cell>
          <table:table-cell table:style-name="ce203" table:formula="of:=HEX2DEC(RIGHT([.Q3];2))" office:value-type="float" office:value="32" calcext:value-type="float">
            <text:p>32</text:p>
          </table:table-cell>
          <table:table-cell table:style-name="ce203" table:formula="of:=HEX2DEC(RIGHT([.R3];2))" office:value-type="float" office:value="192" calcext:value-type="float">
            <text:p>192</text:p>
          </table:table-cell>
          <table:table-cell table:style-name="ce203" table:formula="of:=HEX2DEC(RIGHT([.S3];2))" office:value-type="float" office:value="0" calcext:value-type="float">
            <text:p>0</text:p>
          </table:table-cell>
          <table:table-cell table:style-name="ce203" table:formula="of:=HEX2DEC(RIGHT([.T3];2))" office:value-type="float" office:value="32" calcext:value-type="float">
            <text:p>32</text:p>
          </table:table-cell>
          <table:table-cell table:style-name="ce203" table:formula="of:=HEX2DEC(RIGHT([.U3];2))" office:value-type="float" office:value="192" calcext:value-type="float">
            <text:p>192</text:p>
          </table:table-cell>
          <table:table-cell table:style-name="ce203" table:formula="of:=IF([.W3]=0;IF([.X3]=0;IF([.Y3]=0;IF([.Z3]=0;IF([.AA3]=0;0;4);3);2);1);0)" office:value-type="float" office:value="0" calcext:value-type="float">
            <text:p>0</text:p>
          </table:table-cell>
          <table:table-cell table:style-name="ce203" table:formula="of:=IF([.AA3]=0;IF([.Z3]=0;IF([.Y3]=0;IF([.X3]=0;IF([.W3]=0;5;1);2);3);4);5)" office:value-type="float" office:value="5" calcext:value-type="float">
            <text:p>5</text:p>
          </table:table-cell>
          <table:table-cell table:style-name="ce203" table:formula="of:=CONCATENATE(&quot;0x&quot;;DEC2HEX(([.AC3]*16)+[.AB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5]+1" office:value-type="float" office:value="6" calcext:value-type="float">
            <text:p>6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2" table:formula="of:=[.F11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36" calcext:value-type="float">
            <text:p>36</text:p>
          </table:table-cell>
          <table:table-cell table:style-name="ce2" table:formula="of:=INDEX([.A$1:.A$1048576];[.M4])" office:value-type="float" office:value="35" calcext:value-type="float">
            <text:p>35</text:p>
          </table:table-cell>
          <table:table-cell table:style-name="ce2" table:formula="of:=CONCATENATE(&quot;0x&quot;;DEC2HEX([.N4];2))" office:value-type="string" office:string-value="0x23" calcext:value-type="string">
            <text:p>0x23</text:p>
          </table:table-cell>
          <table:table-cell table:style-name="ce2" table:formula="of:=CONCATENATE(&quot;'&quot;;CHAR([.N4]);&quot;'&quot;)" office:value-type="string" office:string-value="'#'" calcext:value-type="string">
            <text:p>'#'</text:p>
          </table:table-cell>
          <table:table-cell table:style-name="ce2" table:formula="of:=INDEX([.E$1:.E$1048576];[.$M4]+8;1)" office:value-type="string" office:string-value="0x28" calcext:value-type="string">
            <text:p>0x28</text:p>
          </table:table-cell>
          <table:table-cell table:style-name="ce2" table:formula="of:=INDEX([.F$1:.F$1048576];[.$M4]+8;1)" office:value-type="string" office:string-value="0x7C" calcext:value-type="string">
            <text:p>0x7C</text:p>
          </table:table-cell>
          <table:table-cell table:style-name="ce2" table:formula="of:=INDEX([.G$1:.G$1048576];[.$M4]+8;1)" office:value-type="string" office:string-value="0x28" calcext:value-type="string">
            <text:p>0x28</text:p>
          </table:table-cell>
          <table:table-cell table:style-name="ce2" table:formula="of:=INDEX([.H$1:.H$1048576];[.$M4]+8;1)" office:value-type="string" office:string-value="0x7C" calcext:value-type="string">
            <text:p>0x7C</text:p>
          </table:table-cell>
          <table:table-cell table:style-name="ce2" table:formula="of:=INDEX([.I$1:.I$1048576];[.$M4]+8;1)" office:value-type="string" office:string-value="0x28" calcext:value-type="string">
            <text:p>0x28</text:p>
          </table:table-cell>
          <table:table-cell table:style-name="ce202" table:formula="of:=CONCATENATE(&quot;    { &quot;;[.Q4];&quot;, &quot;;[.R4];&quot;, &quot;;[.S4];&quot;, &quot;;[.T4];&quot;, &quot;;[.U4];&quot; }, /* ASCII &quot;;[.N4];&quot; (&quot;;[.O4];&quot;), character: &quot;;[.P4];&quot; */&quot;)" office:value-type="string" office:string-value="    { 0x28, 0x7C, 0x28, 0x7C, 0x28 }, /* ASCII 35 (0x23), character: '#' */" calcext:value-type="string">
            <text:p><text:s text:c="4"/>{ 0x28, 0x7C, 0x28, 0x7C, 0x28 }, /* ASCII 35 (0x23), character: '#' */</text:p>
          </table:table-cell>
          <table:table-cell table:style-name="ce203" table:formula="of:=HEX2DEC(RIGHT([.Q4];2))" office:value-type="float" office:value="40" calcext:value-type="float">
            <text:p>40</text:p>
          </table:table-cell>
          <table:table-cell table:style-name="ce203" table:formula="of:=HEX2DEC(RIGHT([.R4];2))" office:value-type="float" office:value="124" calcext:value-type="float">
            <text:p>124</text:p>
          </table:table-cell>
          <table:table-cell table:style-name="ce203" table:formula="of:=HEX2DEC(RIGHT([.S4];2))" office:value-type="float" office:value="40" calcext:value-type="float">
            <text:p>40</text:p>
          </table:table-cell>
          <table:table-cell table:style-name="ce203" table:formula="of:=HEX2DEC(RIGHT([.T4];2))" office:value-type="float" office:value="124" calcext:value-type="float">
            <text:p>124</text:p>
          </table:table-cell>
          <table:table-cell table:style-name="ce203" table:formula="of:=HEX2DEC(RIGHT([.U4];2))" office:value-type="float" office:value="40" calcext:value-type="float">
            <text:p>40</text:p>
          </table:table-cell>
          <table:table-cell table:style-name="ce203" table:formula="of:=IF([.W4]=0;IF([.X4]=0;IF([.Y4]=0;IF([.Z4]=0;IF([.AA4]=0;0;4);3);2);1);0)" office:value-type="float" office:value="0" calcext:value-type="float">
            <text:p>0</text:p>
          </table:table-cell>
          <table:table-cell table:style-name="ce203" table:formula="of:=IF([.AA4]=0;IF([.Z4]=0;IF([.Y4]=0;IF([.X4]=0;IF([.W4]=0;5;1);2);3);4);5)" office:value-type="float" office:value="5" calcext:value-type="float">
            <text:p>5</text:p>
          </table:table-cell>
          <table:table-cell table:style-name="ce203" table:formula="of:=CONCATENATE(&quot;0x&quot;;DEC2HEX(([.AC4]*16)+[.AB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6]+1" office:value-type="float" office:value="5" calcext:value-type="float">
            <text:p>5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2" table:formula="of:=[.G11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47" calcext:value-type="float">
            <text:p>47</text:p>
          </table:table-cell>
          <table:table-cell table:style-name="ce2" table:formula="of:=INDEX([.A$1:.A$1048576];[.M5])" office:value-type="float" office:value="36" calcext:value-type="float">
            <text:p>36</text:p>
          </table:table-cell>
          <table:table-cell table:style-name="ce2" table:formula="of:=CONCATENATE(&quot;0x&quot;;DEC2HEX([.N5];2))" office:value-type="string" office:string-value="0x24" calcext:value-type="string">
            <text:p>0x24</text:p>
          </table:table-cell>
          <table:table-cell table:style-name="ce2" table:formula="of:=CONCATENATE(&quot;'&quot;;CHAR([.N5]);&quot;'&quot;)" office:value-type="string" office:string-value="'$'" calcext:value-type="string">
            <text:p>'$'</text:p>
          </table:table-cell>
          <table:table-cell table:style-name="ce2" table:formula="of:=INDEX([.E$1:.E$1048576];[.$M5]+8;1)" office:value-type="string" office:string-value="0x24" calcext:value-type="string">
            <text:p>0x24</text:p>
          </table:table-cell>
          <table:table-cell table:style-name="ce2" table:formula="of:=INDEX([.F$1:.F$1048576];[.$M5]+8;1)" office:value-type="string" office:string-value="0x54" calcext:value-type="string">
            <text:p>0x54</text:p>
          </table:table-cell>
          <table:table-cell table:style-name="ce2" table:formula="of:=INDEX([.G$1:.G$1048576];[.$M5]+8;1)" office:value-type="string" office:string-value="0xFE" calcext:value-type="string">
            <text:p>0xFE</text:p>
          </table:table-cell>
          <table:table-cell table:style-name="ce2" table:formula="of:=INDEX([.H$1:.H$1048576];[.$M5]+8;1)" office:value-type="string" office:string-value="0x54" calcext:value-type="string">
            <text:p>0x54</text:p>
          </table:table-cell>
          <table:table-cell table:style-name="ce2" table:formula="of:=INDEX([.I$1:.I$1048576];[.$M5]+8;1)" office:value-type="string" office:string-value="0x48" calcext:value-type="string">
            <text:p>0x48</text:p>
          </table:table-cell>
          <table:table-cell table:style-name="ce202" table:formula="of:=CONCATENATE(&quot;    { &quot;;[.Q5];&quot;, &quot;;[.R5];&quot;, &quot;;[.S5];&quot;, &quot;;[.T5];&quot;, &quot;;[.U5];&quot; }, /* ASCII &quot;;[.N5];&quot; (&quot;;[.O5];&quot;), character: &quot;;[.P5];&quot; */&quot;)" office:value-type="string" office:string-value="    { 0x24, 0x54, 0xFE, 0x54, 0x48 }, /* ASCII 36 (0x24), character: '$' */" calcext:value-type="string">
            <text:p><text:s text:c="4"/>{ 0x24, 0x54, 0xFE, 0x54, 0x48 }, /* ASCII 36 (0x24), character: '$' */</text:p>
          </table:table-cell>
          <table:table-cell table:style-name="ce203" table:formula="of:=HEX2DEC(RIGHT([.Q5];2))" office:value-type="float" office:value="36" calcext:value-type="float">
            <text:p>36</text:p>
          </table:table-cell>
          <table:table-cell table:style-name="ce203" table:formula="of:=HEX2DEC(RIGHT([.R5];2))" office:value-type="float" office:value="84" calcext:value-type="float">
            <text:p>84</text:p>
          </table:table-cell>
          <table:table-cell table:style-name="ce203" table:formula="of:=HEX2DEC(RIGHT([.S5];2))" office:value-type="float" office:value="254" calcext:value-type="float">
            <text:p>254</text:p>
          </table:table-cell>
          <table:table-cell table:style-name="ce203" table:formula="of:=HEX2DEC(RIGHT([.T5];2))" office:value-type="float" office:value="84" calcext:value-type="float">
            <text:p>84</text:p>
          </table:table-cell>
          <table:table-cell table:style-name="ce203" table:formula="of:=HEX2DEC(RIGHT([.U5];2))" office:value-type="float" office:value="72" calcext:value-type="float">
            <text:p>72</text:p>
          </table:table-cell>
          <table:table-cell table:style-name="ce203" table:formula="of:=IF([.W5]=0;IF([.X5]=0;IF([.Y5]=0;IF([.Z5]=0;IF([.AA5]=0;0;4);3);2);1);0)" office:value-type="float" office:value="0" calcext:value-type="float">
            <text:p>0</text:p>
          </table:table-cell>
          <table:table-cell table:style-name="ce203" table:formula="of:=IF([.AA5]=0;IF([.Z5]=0;IF([.Y5]=0;IF([.X5]=0;IF([.W5]=0;5;1);2);3);4);5)" office:value-type="float" office:value="5" calcext:value-type="float">
            <text:p>5</text:p>
          </table:table-cell>
          <table:table-cell table:style-name="ce203" table:formula="of:=CONCATENATE(&quot;0x&quot;;DEC2HEX(([.AC5]*16)+[.AB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7]+1" office:value-type="float" office:value="4" calcext:value-type="float">
            <text:p>4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2" table:formula="of:=[.H11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58" calcext:value-type="float">
            <text:p>58</text:p>
          </table:table-cell>
          <table:table-cell table:style-name="ce2" table:formula="of:=INDEX([.A$1:.A$1048576];[.M6])" office:value-type="float" office:value="37" calcext:value-type="float">
            <text:p>37</text:p>
          </table:table-cell>
          <table:table-cell table:style-name="ce2" table:formula="of:=CONCATENATE(&quot;0x&quot;;DEC2HEX([.N6];2))" office:value-type="string" office:string-value="0x25" calcext:value-type="string">
            <text:p>0x25</text:p>
          </table:table-cell>
          <table:table-cell table:style-name="ce2" table:formula="of:=CONCATENATE(&quot;'&quot;;CHAR([.N6]);&quot;'&quot;)" office:value-type="string" office:string-value="'%'" calcext:value-type="string">
            <text:p>'%'</text:p>
          </table:table-cell>
          <table:table-cell table:style-name="ce2" table:formula="of:=INDEX([.E$1:.E$1048576];[.$M6]+8;1)" office:value-type="string" office:string-value="0x64" calcext:value-type="string">
            <text:p>0x64</text:p>
          </table:table-cell>
          <table:table-cell table:style-name="ce2" table:formula="of:=INDEX([.F$1:.F$1048576];[.$M6]+8;1)" office:value-type="string" office:string-value="0x68" calcext:value-type="string">
            <text:p>0x68</text:p>
          </table:table-cell>
          <table:table-cell table:style-name="ce2" table:formula="of:=INDEX([.G$1:.G$1048576];[.$M6]+8;1)" office:value-type="string" office:string-value="0x10" calcext:value-type="string">
            <text:p>0x10</text:p>
          </table:table-cell>
          <table:table-cell table:style-name="ce2" table:formula="of:=INDEX([.H$1:.H$1048576];[.$M6]+8;1)" office:value-type="string" office:string-value="0x2C" calcext:value-type="string">
            <text:p>0x2C</text:p>
          </table:table-cell>
          <table:table-cell table:style-name="ce2" table:formula="of:=INDEX([.I$1:.I$1048576];[.$M6]+8;1)" office:value-type="string" office:string-value="0x4C" calcext:value-type="string">
            <text:p>0x4C</text:p>
          </table:table-cell>
          <table:table-cell table:style-name="ce202" table:formula="of:=CONCATENATE(&quot;    { &quot;;[.Q6];&quot;, &quot;;[.R6];&quot;, &quot;;[.S6];&quot;, &quot;;[.T6];&quot;, &quot;;[.U6];&quot; }, /* ASCII &quot;;[.N6];&quot; (&quot;;[.O6];&quot;), character: &quot;;[.P6];&quot; */&quot;)" office:value-type="string" office:string-value="    { 0x64, 0x68, 0x10, 0x2C, 0x4C }, /* ASCII 37 (0x25), character: '%' */" calcext:value-type="string">
            <text:p><text:s text:c="4"/>{ 0x64, 0x68, 0x10, 0x2C, 0x4C }, /* ASCII 37 (0x25), character: '%' */</text:p>
          </table:table-cell>
          <table:table-cell table:style-name="ce203" table:formula="of:=HEX2DEC(RIGHT([.Q6];2))" office:value-type="float" office:value="100" calcext:value-type="float">
            <text:p>100</text:p>
          </table:table-cell>
          <table:table-cell table:style-name="ce203" table:formula="of:=HEX2DEC(RIGHT([.R6];2))" office:value-type="float" office:value="104" calcext:value-type="float">
            <text:p>104</text:p>
          </table:table-cell>
          <table:table-cell table:style-name="ce203" table:formula="of:=HEX2DEC(RIGHT([.S6];2))" office:value-type="float" office:value="16" calcext:value-type="float">
            <text:p>16</text:p>
          </table:table-cell>
          <table:table-cell table:style-name="ce203" table:formula="of:=HEX2DEC(RIGHT([.T6];2))" office:value-type="float" office:value="44" calcext:value-type="float">
            <text:p>44</text:p>
          </table:table-cell>
          <table:table-cell table:style-name="ce203" table:formula="of:=HEX2DEC(RIGHT([.U6];2))" office:value-type="float" office:value="76" calcext:value-type="float">
            <text:p>76</text:p>
          </table:table-cell>
          <table:table-cell table:style-name="ce203" table:formula="of:=IF([.W6]=0;IF([.X6]=0;IF([.Y6]=0;IF([.Z6]=0;IF([.AA6]=0;0;4);3);2);1);0)" office:value-type="float" office:value="0" calcext:value-type="float">
            <text:p>0</text:p>
          </table:table-cell>
          <table:table-cell table:style-name="ce203" table:formula="of:=IF([.AA6]=0;IF([.Z6]=0;IF([.Y6]=0;IF([.X6]=0;IF([.W6]=0;5;1);2);3);4);5)" office:value-type="float" office:value="5" calcext:value-type="float">
            <text:p>5</text:p>
          </table:table-cell>
          <table:table-cell table:style-name="ce203" table:formula="of:=CONCATENATE(&quot;0x&quot;;DEC2HEX(([.AC6]*16)+[.AB6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8]+1" office:value-type="float" office:value="3" calcext:value-type="float">
            <text:p>3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2" table:formula="of:=[.I11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69" calcext:value-type="float">
            <text:p>69</text:p>
          </table:table-cell>
          <table:table-cell table:style-name="ce2" table:formula="of:=INDEX([.A$1:.A$1048576];[.M7])" office:value-type="float" office:value="38" calcext:value-type="float">
            <text:p>38</text:p>
          </table:table-cell>
          <table:table-cell table:style-name="ce2" table:formula="of:=CONCATENATE(&quot;0x&quot;;DEC2HEX([.N7];2))" office:value-type="string" office:string-value="0x26" calcext:value-type="string">
            <text:p>0x26</text:p>
          </table:table-cell>
          <table:table-cell table:style-name="ce2" table:formula="of:=CONCATENATE(&quot;'&quot;;CHAR([.N7]);&quot;'&quot;)" office:value-type="string" office:string-value="'&amp;'" calcext:value-type="string">
            <text:p>'&amp;'</text:p>
          </table:table-cell>
          <table:table-cell table:style-name="ce2" table:formula="of:=INDEX([.E$1:.E$1048576];[.$M7]+8;1)" office:value-type="string" office:string-value="0x34" calcext:value-type="string">
            <text:p>0x34</text:p>
          </table:table-cell>
          <table:table-cell table:style-name="ce2" table:formula="of:=INDEX([.F$1:.F$1048576];[.$M7]+8;1)" office:value-type="string" office:string-value="0x4A" calcext:value-type="string">
            <text:p>0x4A</text:p>
          </table:table-cell>
          <table:table-cell table:style-name="ce2" table:formula="of:=INDEX([.G$1:.G$1048576];[.$M7]+8;1)" office:value-type="string" office:string-value="0x4A" calcext:value-type="string">
            <text:p>0x4A</text:p>
          </table:table-cell>
          <table:table-cell table:style-name="ce2" table:formula="of:=INDEX([.H$1:.H$1048576];[.$M7]+8;1)" office:value-type="string" office:string-value="0x24" calcext:value-type="string">
            <text:p>0x24</text:p>
          </table:table-cell>
          <table:table-cell table:style-name="ce2" table:formula="of:=INDEX([.I$1:.I$1048576];[.$M7]+8;1)" office:value-type="string" office:string-value="0x0A" calcext:value-type="string">
            <text:p>0x0A</text:p>
          </table:table-cell>
          <table:table-cell table:style-name="ce202" table:formula="of:=CONCATENATE(&quot;    { &quot;;[.Q7];&quot;, &quot;;[.R7];&quot;, &quot;;[.S7];&quot;, &quot;;[.T7];&quot;, &quot;;[.U7];&quot; }, /* ASCII &quot;;[.N7];&quot; (&quot;;[.O7];&quot;), character: &quot;;[.P7];&quot; */&quot;)" office:value-type="string" office:string-value="    { 0x34, 0x4A, 0x4A, 0x24, 0x0A }, /* ASCII 38 (0x26), character: '&amp;' */" calcext:value-type="string">
            <text:p><text:s text:c="4"/>{ 0x34, 0x4A, 0x4A, 0x24, 0x0A }, /* ASCII 38 (0x26), character: '&amp;' */</text:p>
          </table:table-cell>
          <table:table-cell table:style-name="ce203" table:formula="of:=HEX2DEC(RIGHT([.Q7];2))" office:value-type="float" office:value="52" calcext:value-type="float">
            <text:p>52</text:p>
          </table:table-cell>
          <table:table-cell table:style-name="ce203" table:formula="of:=HEX2DEC(RIGHT([.R7];2))" office:value-type="float" office:value="74" calcext:value-type="float">
            <text:p>74</text:p>
          </table:table-cell>
          <table:table-cell table:style-name="ce203" table:formula="of:=HEX2DEC(RIGHT([.S7];2))" office:value-type="float" office:value="74" calcext:value-type="float">
            <text:p>74</text:p>
          </table:table-cell>
          <table:table-cell table:style-name="ce203" table:formula="of:=HEX2DEC(RIGHT([.T7];2))" office:value-type="float" office:value="36" calcext:value-type="float">
            <text:p>36</text:p>
          </table:table-cell>
          <table:table-cell table:style-name="ce203" table:formula="of:=HEX2DEC(RIGHT([.U7];2))" office:value-type="float" office:value="10" calcext:value-type="float">
            <text:p>10</text:p>
          </table:table-cell>
          <table:table-cell table:style-name="ce203" table:formula="of:=IF([.W7]=0;IF([.X7]=0;IF([.Y7]=0;IF([.Z7]=0;IF([.AA7]=0;0;4);3);2);1);0)" office:value-type="float" office:value="0" calcext:value-type="float">
            <text:p>0</text:p>
          </table:table-cell>
          <table:table-cell table:style-name="ce203" table:formula="of:=IF([.AA7]=0;IF([.Z7]=0;IF([.Y7]=0;IF([.X7]=0;IF([.W7]=0;5;1);2);3);4);5)" office:value-type="float" office:value="5" calcext:value-type="float">
            <text:p>5</text:p>
          </table:table-cell>
          <table:table-cell table:style-name="ce203" table:formula="of:=CONCATENATE(&quot;0x&quot;;DEC2HEX(([.AC7]*16)+[.AB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9]+1" office:value-type="float" office:value="2" calcext:value-type="float">
            <text:p>2</text:p>
          </table:table-cell>
          <table:table-cell table:style-name="ce4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80" calcext:value-type="float">
            <text:p>80</text:p>
          </table:table-cell>
          <table:table-cell table:style-name="ce2" table:formula="of:=INDEX([.A$1:.A$1048576];[.M8])" office:value-type="float" office:value="39" calcext:value-type="float">
            <text:p>39</text:p>
          </table:table-cell>
          <table:table-cell table:style-name="ce2" table:formula="of:=CONCATENATE(&quot;0x&quot;;DEC2HEX([.N8];2))" office:value-type="string" office:string-value="0x27" calcext:value-type="string">
            <text:p>0x27</text:p>
          </table:table-cell>
          <table:table-cell table:style-name="ce2" table:formula="of:=CONCATENATE(&quot;'&quot;;CHAR([.N8]);&quot;'&quot;)" office:value-type="string" office:string-value="'''" calcext:value-type="string">
            <text:p>'''</text:p>
          </table:table-cell>
          <table:table-cell table:style-name="ce2" table:formula="of:=INDEX([.E$1:.E$1048576];[.$M8]+8;1)" office:value-type="string" office:string-value="0x20" calcext:value-type="string">
            <text:p>0x20</text:p>
          </table:table-cell>
          <table:table-cell table:style-name="ce2" table:formula="of:=INDEX([.F$1:.F$1048576];[.$M8]+8;1)" office:value-type="string" office:string-value="0xC0" calcext:value-type="string">
            <text:p>0xC0</text:p>
          </table:table-cell>
          <table:table-cell table:style-name="ce2" table:formula="of:=INDEX([.G$1:.G$1048576];[.$M8]+8;1)" office:value-type="string" office:string-value="0x00" calcext:value-type="string">
            <text:p>0x00</text:p>
          </table:table-cell>
          <table:table-cell table:style-name="ce2" table:formula="of:=INDEX([.H$1:.H$1048576];[.$M8]+8;1)" office:value-type="string" office:string-value="0x00" calcext:value-type="string">
            <text:p>0x00</text:p>
          </table:table-cell>
          <table:table-cell table:style-name="ce2" table:formula="of:=INDEX([.I$1:.I$1048576];[.$M8]+8;1)" office:value-type="string" office:string-value="0x00" calcext:value-type="string">
            <text:p>0x00</text:p>
          </table:table-cell>
          <table:table-cell table:style-name="ce202" table:formula="of:=CONCATENATE(&quot;    { &quot;;[.Q8];&quot;, &quot;;[.R8];&quot;, &quot;;[.S8];&quot;, &quot;;[.T8];&quot;, &quot;;[.U8];&quot; }, /* ASCII &quot;;[.N8];&quot; (&quot;;[.O8];&quot;), character: &quot;;[.P8];&quot; */&quot;)" office:value-type="string" office:string-value="    { 0x20, 0xC0, 0x00, 0x00, 0x00 }, /* ASCII 39 (0x27), character: ''' */" calcext:value-type="string">
            <text:p><text:s text:c="4"/>{ 0x20, 0xC0, 0x00, 0x00, 0x00 }, /* ASCII 39 (0x27), character: ''' */</text:p>
          </table:table-cell>
          <table:table-cell table:style-name="ce203" table:formula="of:=HEX2DEC(RIGHT([.Q8];2))" office:value-type="float" office:value="32" calcext:value-type="float">
            <text:p>32</text:p>
          </table:table-cell>
          <table:table-cell table:style-name="ce203" table:formula="of:=HEX2DEC(RIGHT([.R8];2))" office:value-type="float" office:value="192" calcext:value-type="float">
            <text:p>192</text:p>
          </table:table-cell>
          <table:table-cell table:style-name="ce203" table:formula="of:=HEX2DEC(RIGHT([.S8];2))" office:value-type="float" office:value="0" calcext:value-type="float">
            <text:p>0</text:p>
          </table:table-cell>
          <table:table-cell table:style-name="ce203" table:formula="of:=HEX2DEC(RIGHT([.T8];2))" office:value-type="float" office:value="0" calcext:value-type="float">
            <text:p>0</text:p>
          </table:table-cell>
          <table:table-cell table:style-name="ce203" table:formula="of:=HEX2DEC(RIGHT([.U8];2))" office:value-type="float" office:value="0" calcext:value-type="float">
            <text:p>0</text:p>
          </table:table-cell>
          <table:table-cell table:style-name="ce203" table:formula="of:=IF([.W8]=0;IF([.X8]=0;IF([.Y8]=0;IF([.Z8]=0;IF([.AA8]=0;0;4);3);2);1);0)" office:value-type="float" office:value="0" calcext:value-type="float">
            <text:p>0</text:p>
          </table:table-cell>
          <table:table-cell table:style-name="ce203" table:formula="of:=IF([.AA8]=0;IF([.Z8]=0;IF([.Y8]=0;IF([.X8]=0;IF([.W8]=0;5;1);2);3);4);5)" office:value-type="float" office:value="2" calcext:value-type="float">
            <text:p>2</text:p>
          </table:table-cell>
          <table:table-cell table:style-name="ce203" table:formula="of:=CONCATENATE(&quot;0x&quot;;DEC2HEX(([.AC8]*16)+[.AB8];2);&quot;,&quot;)" office:value-type="string" office:string-value="0x20," calcext:value-type="string">
            <text:p>0x2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10]+1" office:value-type="float" office:value="1" calcext:value-type="float">
            <text:p>1</text:p>
          </table:table-cell>
          <table:table-cell table:style-name="ce4" table:number-columns-repeated="2"/>
          <table:table-cell table:style-name="ce103"/>
          <table:table-cell table:style-name="ce4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91" calcext:value-type="float">
            <text:p>91</text:p>
          </table:table-cell>
          <table:table-cell table:style-name="ce2" table:formula="of:=INDEX([.A$1:.A$1048576];[.M9])" office:value-type="float" office:value="40" calcext:value-type="float">
            <text:p>40</text:p>
          </table:table-cell>
          <table:table-cell table:style-name="ce2" table:formula="of:=CONCATENATE(&quot;0x&quot;;DEC2HEX([.N9];2))" office:value-type="string" office:string-value="0x28" calcext:value-type="string">
            <text:p>0x28</text:p>
          </table:table-cell>
          <table:table-cell table:style-name="ce2" table:formula="of:=CONCATENATE(&quot;'&quot;;CHAR([.N9]);&quot;'&quot;)" office:value-type="string" office:string-value="'('" calcext:value-type="string">
            <text:p>'('</text:p>
          </table:table-cell>
          <table:table-cell table:style-name="ce2" table:formula="of:=INDEX([.E$1:.E$1048576];[.$M9]+8;1)" office:value-type="string" office:string-value="0x00" calcext:value-type="string">
            <text:p>0x00</text:p>
          </table:table-cell>
          <table:table-cell table:style-name="ce2" table:formula="of:=INDEX([.F$1:.F$1048576];[.$M9]+8;1)" office:value-type="string" office:string-value="0x38" calcext:value-type="string">
            <text:p>0x38</text:p>
          </table:table-cell>
          <table:table-cell table:style-name="ce2" table:formula="of:=INDEX([.G$1:.G$1048576];[.$M9]+8;1)" office:value-type="string" office:string-value="0x44" calcext:value-type="string">
            <text:p>0x44</text:p>
          </table:table-cell>
          <table:table-cell table:style-name="ce2" table:formula="of:=INDEX([.H$1:.H$1048576];[.$M9]+8;1)" office:value-type="string" office:string-value="0x82" calcext:value-type="string">
            <text:p>0x82</text:p>
          </table:table-cell>
          <table:table-cell table:style-name="ce2" table:formula="of:=INDEX([.I$1:.I$1048576];[.$M9]+8;1)" office:value-type="string" office:string-value="0x00" calcext:value-type="string">
            <text:p>0x00</text:p>
          </table:table-cell>
          <table:table-cell table:style-name="ce202" table:formula="of:=CONCATENATE(&quot;    { &quot;;[.Q9];&quot;, &quot;;[.R9];&quot;, &quot;;[.S9];&quot;, &quot;;[.T9];&quot;, &quot;;[.U9];&quot; }, /* ASCII &quot;;[.N9];&quot; (&quot;;[.O9];&quot;), character: &quot;;[.P9];&quot; */&quot;)" office:value-type="string" office:string-value="    { 0x00, 0x38, 0x44, 0x82, 0x00 }, /* ASCII 40 (0x28), character: '(' */" calcext:value-type="string">
            <text:p><text:s text:c="4"/>{ 0x00, 0x38, 0x44, 0x82, 0x00 }, /* ASCII 40 (0x28), character: '(' */</text:p>
          </table:table-cell>
          <table:table-cell table:style-name="ce203" table:formula="of:=HEX2DEC(RIGHT([.Q9];2))" office:value-type="float" office:value="0" calcext:value-type="float">
            <text:p>0</text:p>
          </table:table-cell>
          <table:table-cell table:style-name="ce203" table:formula="of:=HEX2DEC(RIGHT([.R9];2))" office:value-type="float" office:value="56" calcext:value-type="float">
            <text:p>56</text:p>
          </table:table-cell>
          <table:table-cell table:style-name="ce203" table:formula="of:=HEX2DEC(RIGHT([.S9];2))" office:value-type="float" office:value="68" calcext:value-type="float">
            <text:p>68</text:p>
          </table:table-cell>
          <table:table-cell table:style-name="ce203" table:formula="of:=HEX2DEC(RIGHT([.T9];2))" office:value-type="float" office:value="130" calcext:value-type="float">
            <text:p>130</text:p>
          </table:table-cell>
          <table:table-cell table:style-name="ce203" table:formula="of:=HEX2DEC(RIGHT([.U9];2))" office:value-type="float" office:value="0" calcext:value-type="float">
            <text:p>0</text:p>
          </table:table-cell>
          <table:table-cell table:style-name="ce203" table:formula="of:=IF([.W9]=0;IF([.X9]=0;IF([.Y9]=0;IF([.Z9]=0;IF([.AA9]=0;0;4);3);2);1);0)" office:value-type="float" office:value="1" calcext:value-type="float">
            <text:p>1</text:p>
          </table:table-cell>
          <table:table-cell table:style-name="ce203" table:formula="of:=IF([.AA9]=0;IF([.Z9]=0;IF([.Y9]=0;IF([.X9]=0;IF([.W9]=0;5;1);2);3);4);5)" office:value-type="float" office:value="4" calcext:value-type="float">
            <text:p>4</text:p>
          </table:table-cell>
          <table:table-cell table:style-name="ce203" table:formula="of:=CONCATENATE(&quot;0x&quot;;DEC2HEX(([.AC9]*16)+[.AB9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office:value-type="float" office:value="0" calcext:value-type="float">
            <text:p>0</text:p>
          </table:table-cell>
          <table:table-cell table:style-name="ce4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102" calcext:value-type="float">
            <text:p>102</text:p>
          </table:table-cell>
          <table:table-cell table:style-name="ce2" table:formula="of:=INDEX([.A$1:.A$1048576];[.M10])" office:value-type="float" office:value="41" calcext:value-type="float">
            <text:p>41</text:p>
          </table:table-cell>
          <table:table-cell table:style-name="ce2" table:formula="of:=CONCATENATE(&quot;0x&quot;;DEC2HEX([.N10];2))" office:value-type="string" office:string-value="0x29" calcext:value-type="string">
            <text:p>0x29</text:p>
          </table:table-cell>
          <table:table-cell table:style-name="ce2" table:formula="of:=CONCATENATE(&quot;'&quot;;CHAR([.N10]);&quot;'&quot;)" office:value-type="string" office:string-value="')'" calcext:value-type="string">
            <text:p>')'</text:p>
          </table:table-cell>
          <table:table-cell table:style-name="ce2" table:formula="of:=INDEX([.E$1:.E$1048576];[.$M10]+8;1)" office:value-type="string" office:string-value="0x00" calcext:value-type="string">
            <text:p>0x00</text:p>
          </table:table-cell>
          <table:table-cell table:style-name="ce2" table:formula="of:=INDEX([.F$1:.F$1048576];[.$M10]+8;1)" office:value-type="string" office:string-value="0x82" calcext:value-type="string">
            <text:p>0x82</text:p>
          </table:table-cell>
          <table:table-cell table:style-name="ce2" table:formula="of:=INDEX([.G$1:.G$1048576];[.$M10]+8;1)" office:value-type="string" office:string-value="0x44" calcext:value-type="string">
            <text:p>0x44</text:p>
          </table:table-cell>
          <table:table-cell table:style-name="ce2" table:formula="of:=INDEX([.H$1:.H$1048576];[.$M10]+8;1)" office:value-type="string" office:string-value="0x38" calcext:value-type="string">
            <text:p>0x38</text:p>
          </table:table-cell>
          <table:table-cell table:style-name="ce2" table:formula="of:=INDEX([.I$1:.I$1048576];[.$M10]+8;1)" office:value-type="string" office:string-value="0x00" calcext:value-type="string">
            <text:p>0x00</text:p>
          </table:table-cell>
          <table:table-cell table:style-name="ce202" table:formula="of:=CONCATENATE(&quot;    { &quot;;[.Q10];&quot;, &quot;;[.R10];&quot;, &quot;;[.S10];&quot;, &quot;;[.T10];&quot;, &quot;;[.U10];&quot; }, /* ASCII &quot;;[.N10];&quot; (&quot;;[.O10];&quot;), character: &quot;;[.P10];&quot; */&quot;)" office:value-type="string" office:string-value="    { 0x00, 0x82, 0x44, 0x38, 0x00 }, /* ASCII 41 (0x29), character: ')' */" calcext:value-type="string">
            <text:p><text:s text:c="4"/>{ 0x00, 0x82, 0x44, 0x38, 0x00 }, /* ASCII 41 (0x29), character: ')' */</text:p>
          </table:table-cell>
          <table:table-cell table:style-name="ce203" table:formula="of:=HEX2DEC(RIGHT([.Q10];2))" office:value-type="float" office:value="0" calcext:value-type="float">
            <text:p>0</text:p>
          </table:table-cell>
          <table:table-cell table:style-name="ce203" table:formula="of:=HEX2DEC(RIGHT([.R10];2))" office:value-type="float" office:value="130" calcext:value-type="float">
            <text:p>130</text:p>
          </table:table-cell>
          <table:table-cell table:style-name="ce203" table:formula="of:=HEX2DEC(RIGHT([.S10];2))" office:value-type="float" office:value="68" calcext:value-type="float">
            <text:p>68</text:p>
          </table:table-cell>
          <table:table-cell table:style-name="ce203" table:formula="of:=HEX2DEC(RIGHT([.T10];2))" office:value-type="float" office:value="56" calcext:value-type="float">
            <text:p>56</text:p>
          </table:table-cell>
          <table:table-cell table:style-name="ce203" table:formula="of:=HEX2DEC(RIGHT([.U10];2))" office:value-type="float" office:value="0" calcext:value-type="float">
            <text:p>0</text:p>
          </table:table-cell>
          <table:table-cell table:style-name="ce203" table:formula="of:=IF([.W10]=0;IF([.X10]=0;IF([.Y10]=0;IF([.Z10]=0;IF([.AA10]=0;0;4);3);2);1);0)" office:value-type="float" office:value="1" calcext:value-type="float">
            <text:p>1</text:p>
          </table:table-cell>
          <table:table-cell table:style-name="ce203" table:formula="of:=IF([.AA10]=0;IF([.Z10]=0;IF([.Y10]=0;IF([.X10]=0;IF([.W10]=0;5;1);2);3);4);5)" office:value-type="float" office:value="4" calcext:value-type="float">
            <text:p>4</text:p>
          </table:table-cell>
          <table:table-cell table:style-name="ce203" table:formula="of:=CONCATENATE(&quot;0x&quot;;DEC2HEX(([.AC10]*16)+[.AB10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]=1;2^[.$D10];0);IF([.E9]=1;2^[.$D9];0);IF([.E8]=1;2^[.$D8];0);IF([.E7]=1;2^[.$D7];0);IF([.E6]=1;2^[.$D6];0);IF([.E5]=1;2^[.$D5];0);IF([.E4]=1;2^[.$D4];0);IF([.E3]=1;2^[.$D3];0));2))" office:value-type="string" office:string-value="0x00" calcext:value-type="string">
            <text:p>0x00</text:p>
          </table:table-cell>
          <table:table-cell table:style-name="ce2" table:formula="of:=CONCATENATE(&quot;0x&quot;;DEC2HEX(SUM(IF([.F10]=1;2^[.$D10];0);IF([.F9]=1;2^[.$D9];0);IF([.F8]=1;2^[.$D8];0);IF([.F7]=1;2^[.$D7];0);IF([.F6]=1;2^[.$D6];0);IF([.F5]=1;2^[.$D5];0);IF([.F4]=1;2^[.$D4];0);IF([.F3]=1;2^[.$D3];0));2))" office:value-type="string" office:string-value="0x00" calcext:value-type="string">
            <text:p>0x00</text:p>
          </table:table-cell>
          <table:table-cell table:style-name="ce2" table:formula="of:=CONCATENATE(&quot;0x&quot;;DEC2HEX(SUM(IF([.G10]=1;2^[.$D10];0);IF([.G9]=1;2^[.$D9];0);IF([.G8]=1;2^[.$D8];0);IF([.G7]=1;2^[.$D7];0);IF([.G6]=1;2^[.$D6];0);IF([.G5]=1;2^[.$D5];0);IF([.G4]=1;2^[.$D4];0);IF([.G3]=1;2^[.$D3];0));2))" office:value-type="string" office:string-value="0x00" calcext:value-type="string">
            <text:p>0x00</text:p>
          </table:table-cell>
          <table:table-cell table:style-name="ce2" table:formula="of:=CONCATENATE(&quot;0x&quot;;DEC2HEX(SUM(IF([.H10]=1;2^[.$D10];0);IF([.H9]=1;2^[.$D9];0);IF([.H8]=1;2^[.$D8];0);IF([.H7]=1;2^[.$D7];0);IF([.H6]=1;2^[.$D6];0);IF([.H5]=1;2^[.$D5];0);IF([.H4]=1;2^[.$D4];0);IF([.H3]=1;2^[.$D3];0));2))" office:value-type="string" office:string-value="0x00" calcext:value-type="string">
            <text:p>0x00</text:p>
          </table:table-cell>
          <table:table-cell table:style-name="ce2" table:formula="of:=CONCATENATE(&quot;0x&quot;;DEC2HEX(SUM(IF([.I10]=1;2^[.$D10];0);IF([.I9]=1;2^[.$D9];0);IF([.I8]=1;2^[.$D8];0);IF([.I7]=1;2^[.$D7];0);IF([.I6]=1;2^[.$D6];0);IF([.I5]=1;2^[.$D5];0);IF([.I4]=1;2^[.$D4];0);IF([.I3]=1;2^[.$D3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113" calcext:value-type="float">
            <text:p>113</text:p>
          </table:table-cell>
          <table:table-cell table:style-name="ce2" table:formula="of:=INDEX([.A$1:.A$1048576];[.M11])" office:value-type="float" office:value="42" calcext:value-type="float">
            <text:p>42</text:p>
          </table:table-cell>
          <table:table-cell table:style-name="ce2" table:formula="of:=CONCATENATE(&quot;0x&quot;;DEC2HEX([.N11];2))" office:value-type="string" office:string-value="0x2A" calcext:value-type="string">
            <text:p>0x2A</text:p>
          </table:table-cell>
          <table:table-cell table:style-name="ce2" table:formula="of:=CONCATENATE(&quot;'&quot;;CHAR([.N11]);&quot;'&quot;)" office:value-type="string" office:string-value="'*'" calcext:value-type="string">
            <text:p>'*'</text:p>
          </table:table-cell>
          <table:table-cell table:style-name="ce2" table:formula="of:=INDEX([.E$1:.E$1048576];[.$M11]+8;1)" office:value-type="string" office:string-value="0x28" calcext:value-type="string">
            <text:p>0x28</text:p>
          </table:table-cell>
          <table:table-cell table:style-name="ce2" table:formula="of:=INDEX([.F$1:.F$1048576];[.$M11]+8;1)" office:value-type="string" office:string-value="0x10" calcext:value-type="string">
            <text:p>0x10</text:p>
          </table:table-cell>
          <table:table-cell table:style-name="ce2" table:formula="of:=INDEX([.G$1:.G$1048576];[.$M11]+8;1)" office:value-type="string" office:string-value="0x7C" calcext:value-type="string">
            <text:p>0x7C</text:p>
          </table:table-cell>
          <table:table-cell table:style-name="ce2" table:formula="of:=INDEX([.H$1:.H$1048576];[.$M11]+8;1)" office:value-type="string" office:string-value="0x10" calcext:value-type="string">
            <text:p>0x10</text:p>
          </table:table-cell>
          <table:table-cell table:style-name="ce2" table:formula="of:=INDEX([.I$1:.I$1048576];[.$M11]+8;1)" office:value-type="string" office:string-value="0x28" calcext:value-type="string">
            <text:p>0x28</text:p>
          </table:table-cell>
          <table:table-cell table:style-name="ce202" table:formula="of:=CONCATENATE(&quot;    { &quot;;[.Q11];&quot;, &quot;;[.R11];&quot;, &quot;;[.S11];&quot;, &quot;;[.T11];&quot;, &quot;;[.U11];&quot; }, /* ASCII &quot;;[.N11];&quot; (&quot;;[.O11];&quot;), character: &quot;;[.P11];&quot; */&quot;)" office:value-type="string" office:string-value="    { 0x28, 0x10, 0x7C, 0x10, 0x28 }, /* ASCII 42 (0x2A), character: '*' */" calcext:value-type="string">
            <text:p><text:s text:c="4"/>{ 0x28, 0x10, 0x7C, 0x10, 0x28 }, /* ASCII 42 (0x2A), character: '*' */</text:p>
          </table:table-cell>
          <table:table-cell table:style-name="ce203" table:formula="of:=HEX2DEC(RIGHT([.Q11];2))" office:value-type="float" office:value="40" calcext:value-type="float">
            <text:p>40</text:p>
          </table:table-cell>
          <table:table-cell table:style-name="ce203" table:formula="of:=HEX2DEC(RIGHT([.R11];2))" office:value-type="float" office:value="16" calcext:value-type="float">
            <text:p>16</text:p>
          </table:table-cell>
          <table:table-cell table:style-name="ce203" table:formula="of:=HEX2DEC(RIGHT([.S11];2))" office:value-type="float" office:value="124" calcext:value-type="float">
            <text:p>124</text:p>
          </table:table-cell>
          <table:table-cell table:style-name="ce203" table:formula="of:=HEX2DEC(RIGHT([.T11];2))" office:value-type="float" office:value="16" calcext:value-type="float">
            <text:p>16</text:p>
          </table:table-cell>
          <table:table-cell table:style-name="ce203" table:formula="of:=HEX2DEC(RIGHT([.U11];2))" office:value-type="float" office:value="40" calcext:value-type="float">
            <text:p>40</text:p>
          </table:table-cell>
          <table:table-cell table:style-name="ce203" table:formula="of:=IF([.W11]=0;IF([.X11]=0;IF([.Y11]=0;IF([.Z11]=0;IF([.AA11]=0;0;4);3);2);1);0)" office:value-type="float" office:value="0" calcext:value-type="float">
            <text:p>0</text:p>
          </table:table-cell>
          <table:table-cell table:style-name="ce203" table:formula="of:=IF([.AA11]=0;IF([.Z11]=0;IF([.Y11]=0;IF([.X11]=0;IF([.W11]=0;5;1);2);3);4);5)" office:value-type="float" office:value="5" calcext:value-type="float">
            <text:p>5</text:p>
          </table:table-cell>
          <table:table-cell table:style-name="ce203" table:formula="of:=CONCATENATE(&quot;0x&quot;;DEC2HEX(([.AC11]*16)+[.AB11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124" calcext:value-type="float">
            <text:p>124</text:p>
          </table:table-cell>
          <table:table-cell table:style-name="ce2" table:formula="of:=INDEX([.A$1:.A$1048576];[.M12])" office:value-type="float" office:value="43" calcext:value-type="float">
            <text:p>43</text:p>
          </table:table-cell>
          <table:table-cell table:style-name="ce2" table:formula="of:=CONCATENATE(&quot;0x&quot;;DEC2HEX([.N12];2))" office:value-type="string" office:string-value="0x2B" calcext:value-type="string">
            <text:p>0x2B</text:p>
          </table:table-cell>
          <table:table-cell table:style-name="ce2" table:formula="of:=CONCATENATE(&quot;'&quot;;CHAR([.N12]);&quot;'&quot;)" office:value-type="string" office:string-value="'+'" calcext:value-type="string">
            <text:p>'+'</text:p>
          </table:table-cell>
          <table:table-cell table:style-name="ce2" table:formula="of:=INDEX([.E$1:.E$1048576];[.$M12]+8;1)" office:value-type="string" office:string-value="0x10" calcext:value-type="string">
            <text:p>0x10</text:p>
          </table:table-cell>
          <table:table-cell table:style-name="ce2" table:formula="of:=INDEX([.F$1:.F$1048576];[.$M12]+8;1)" office:value-type="string" office:string-value="0x10" calcext:value-type="string">
            <text:p>0x10</text:p>
          </table:table-cell>
          <table:table-cell table:style-name="ce2" table:formula="of:=INDEX([.G$1:.G$1048576];[.$M12]+8;1)" office:value-type="string" office:string-value="0x7C" calcext:value-type="string">
            <text:p>0x7C</text:p>
          </table:table-cell>
          <table:table-cell table:style-name="ce2" table:formula="of:=INDEX([.H$1:.H$1048576];[.$M12]+8;1)" office:value-type="string" office:string-value="0x10" calcext:value-type="string">
            <text:p>0x10</text:p>
          </table:table-cell>
          <table:table-cell table:style-name="ce2" table:formula="of:=INDEX([.I$1:.I$1048576];[.$M12]+8;1)" office:value-type="string" office:string-value="0x10" calcext:value-type="string">
            <text:p>0x10</text:p>
          </table:table-cell>
          <table:table-cell table:style-name="ce202" table:formula="of:=CONCATENATE(&quot;    { &quot;;[.Q12];&quot;, &quot;;[.R12];&quot;, &quot;;[.S12];&quot;, &quot;;[.T12];&quot;, &quot;;[.U12];&quot; }, /* ASCII &quot;;[.N12];&quot; (&quot;;[.O12];&quot;), character: &quot;;[.P12];&quot; */&quot;)" office:value-type="string" office:string-value="    { 0x10, 0x10, 0x7C, 0x10, 0x10 }, /* ASCII 43 (0x2B), character: '+' */" calcext:value-type="string">
            <text:p><text:s text:c="4"/>{ 0x10, 0x10, 0x7C, 0x10, 0x10 }, /* ASCII 43 (0x2B), character: '+' */</text:p>
          </table:table-cell>
          <table:table-cell table:style-name="ce203" table:formula="of:=HEX2DEC(RIGHT([.Q12];2))" office:value-type="float" office:value="16" calcext:value-type="float">
            <text:p>16</text:p>
          </table:table-cell>
          <table:table-cell table:style-name="ce203" table:formula="of:=HEX2DEC(RIGHT([.R12];2))" office:value-type="float" office:value="16" calcext:value-type="float">
            <text:p>16</text:p>
          </table:table-cell>
          <table:table-cell table:style-name="ce203" table:formula="of:=HEX2DEC(RIGHT([.S12];2))" office:value-type="float" office:value="124" calcext:value-type="float">
            <text:p>124</text:p>
          </table:table-cell>
          <table:table-cell table:style-name="ce203" table:formula="of:=HEX2DEC(RIGHT([.T12];2))" office:value-type="float" office:value="16" calcext:value-type="float">
            <text:p>16</text:p>
          </table:table-cell>
          <table:table-cell table:style-name="ce203" table:formula="of:=HEX2DEC(RIGHT([.U12];2))" office:value-type="float" office:value="16" calcext:value-type="float">
            <text:p>16</text:p>
          </table:table-cell>
          <table:table-cell table:style-name="ce203" table:formula="of:=IF([.W12]=0;IF([.X12]=0;IF([.Y12]=0;IF([.Z12]=0;IF([.AA12]=0;0;4);3);2);1);0)" office:value-type="float" office:value="0" calcext:value-type="float">
            <text:p>0</text:p>
          </table:table-cell>
          <table:table-cell table:style-name="ce203" table:formula="of:=IF([.AA12]=0;IF([.Z12]=0;IF([.Y12]=0;IF([.X12]=0;IF([.W12]=0;5;1);2);3);4);5)" office:value-type="float" office:value="5" calcext:value-type="float">
            <text:p>5</text:p>
          </table:table-cell>
          <table:table-cell table:style-name="ce203" table:formula="of:=CONCATENATE(&quot;0x&quot;;DEC2HEX(([.AC12]*16)+[.AB12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3]+1" office:value-type="float" office:value="1" calcext:value-type="float">
            <text:p>1</text:p>
          </table:table-cell>
          <table:table-cell table:style-name="ce2" table:formula="of:=[.F13]+1" office:value-type="float" office:value="2" calcext:value-type="float">
            <text:p>2</text:p>
          </table:table-cell>
          <table:table-cell table:style-name="ce2" table:formula="of:=[.G13]+1" office:value-type="float" office:value="3" calcext:value-type="float">
            <text:p>3</text:p>
          </table:table-cell>
          <table:table-cell table:style-name="ce2" table:formula="of:=[.H1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135" calcext:value-type="float">
            <text:p>135</text:p>
          </table:table-cell>
          <table:table-cell table:style-name="ce2" table:formula="of:=INDEX([.A$1:.A$1048576];[.M13])" office:value-type="float" office:value="44" calcext:value-type="float">
            <text:p>44</text:p>
          </table:table-cell>
          <table:table-cell table:style-name="ce2" table:formula="of:=CONCATENATE(&quot;0x&quot;;DEC2HEX([.N13];2))" office:value-type="string" office:string-value="0x2C" calcext:value-type="string">
            <text:p>0x2C</text:p>
          </table:table-cell>
          <table:table-cell table:style-name="ce2" table:formula="of:=CONCATENATE(&quot;'&quot;;CHAR([.N13]);&quot;'&quot;)" office:value-type="string" office:string-value="','" calcext:value-type="string">
            <text:p>','</text:p>
          </table:table-cell>
          <table:table-cell table:style-name="ce2" table:formula="of:=INDEX([.E$1:.E$1048576];[.$M13]+8;1)" office:value-type="string" office:string-value="0x00" calcext:value-type="string">
            <text:p>0x00</text:p>
          </table:table-cell>
          <table:table-cell table:style-name="ce2" table:formula="of:=INDEX([.F$1:.F$1048576];[.$M13]+8;1)" office:value-type="string" office:string-value="0x0D" calcext:value-type="string">
            <text:p>0x0D</text:p>
          </table:table-cell>
          <table:table-cell table:style-name="ce2" table:formula="of:=INDEX([.G$1:.G$1048576];[.$M13]+8;1)" office:value-type="string" office:string-value="0x0E" calcext:value-type="string">
            <text:p>0x0E</text:p>
          </table:table-cell>
          <table:table-cell table:style-name="ce2" table:formula="of:=INDEX([.H$1:.H$1048576];[.$M13]+8;1)" office:value-type="string" office:string-value="0x00" calcext:value-type="string">
            <text:p>0x00</text:p>
          </table:table-cell>
          <table:table-cell table:style-name="ce2" table:formula="of:=INDEX([.I$1:.I$1048576];[.$M13]+8;1)" office:value-type="string" office:string-value="0x00" calcext:value-type="string">
            <text:p>0x00</text:p>
          </table:table-cell>
          <table:table-cell table:style-name="ce202" table:formula="of:=CONCATENATE(&quot;    { &quot;;[.Q13];&quot;, &quot;;[.R13];&quot;, &quot;;[.S13];&quot;, &quot;;[.T13];&quot;, &quot;;[.U13];&quot; }, /* ASCII &quot;;[.N13];&quot; (&quot;;[.O13];&quot;), character: &quot;;[.P13];&quot; */&quot;)" office:value-type="string" office:string-value="    { 0x00, 0x0D, 0x0E, 0x00, 0x00 }, /* ASCII 44 (0x2C), character: ',' */" calcext:value-type="string">
            <text:p><text:s text:c="4"/>{ 0x00, 0x0D, 0x0E, 0x00, 0x00 }, /* ASCII 44 (0x2C), character: ',' */</text:p>
          </table:table-cell>
          <table:table-cell table:style-name="ce203" table:formula="of:=HEX2DEC(RIGHT([.Q13];2))" office:value-type="float" office:value="0" calcext:value-type="float">
            <text:p>0</text:p>
          </table:table-cell>
          <table:table-cell table:style-name="ce203" table:formula="of:=HEX2DEC(RIGHT([.R13];2))" office:value-type="float" office:value="13" calcext:value-type="float">
            <text:p>13</text:p>
          </table:table-cell>
          <table:table-cell table:style-name="ce203" table:formula="of:=HEX2DEC(RIGHT([.S13];2))" office:value-type="float" office:value="14" calcext:value-type="float">
            <text:p>14</text:p>
          </table:table-cell>
          <table:table-cell table:style-name="ce203" table:formula="of:=HEX2DEC(RIGHT([.T13];2))" office:value-type="float" office:value="0" calcext:value-type="float">
            <text:p>0</text:p>
          </table:table-cell>
          <table:table-cell table:style-name="ce203" table:formula="of:=HEX2DEC(RIGHT([.U13];2))" office:value-type="float" office:value="0" calcext:value-type="float">
            <text:p>0</text:p>
          </table:table-cell>
          <table:table-cell table:style-name="ce203" table:formula="of:=IF([.W13]=0;IF([.X13]=0;IF([.Y13]=0;IF([.Z13]=0;IF([.AA13]=0;0;4);3);2);1);0)" office:value-type="float" office:value="1" calcext:value-type="float">
            <text:p>1</text:p>
          </table:table-cell>
          <table:table-cell table:style-name="ce203" table:formula="of:=IF([.AA13]=0;IF([.Z13]=0;IF([.Y13]=0;IF([.X13]=0;IF([.W13]=0;5;1);2);3);4);5)" office:value-type="float" office:value="3" calcext:value-type="float">
            <text:p>3</text:p>
          </table:table-cell>
          <table:table-cell table:style-name="ce203" table:formula="of:=CONCATENATE(&quot;0x&quot;;DEC2HEX(([.AC13]*16)+[.AB13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2">
          <table:table-cell table:style-name="ce2" table:formula="of:=[.A3]+1" office:value-type="float" office:value="33" calcext:value-type="float">
            <text:p>33</text:p>
          </table:table-cell>
          <table:table-cell table:style-name="ce2" table:formula="of:=DEC2HEX([.A14];2)" office:value-type="string" office:string-value="21" calcext:value-type="string">
            <text:p>21</text:p>
          </table:table-cell>
          <table:table-cell table:style-name="ce2" table:formula="of:=CHAR([.A14])" office:value-type="string" office:string-value="!" calcext:value-type="string">
            <text:p>!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" table:number-columns-repeated="2"/>
          <table:table-cell table:style-name="ce104" office:value-type="float" office:value="1" calcext:value-type="float">
            <text:p>1</text:p>
          </table:table-cell>
          <table:table-cell table:style-name="ce5" table:number-columns-repeated="2"/>
          <table:table-cell table:style-name="ce2" table:formula="of:=[.E22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146" calcext:value-type="float">
            <text:p>146</text:p>
          </table:table-cell>
          <table:table-cell table:style-name="ce2" table:formula="of:=INDEX([.A$1:.A$1048576];[.M14])" office:value-type="float" office:value="45" calcext:value-type="float">
            <text:p>45</text:p>
          </table:table-cell>
          <table:table-cell table:style-name="ce2" table:formula="of:=CONCATENATE(&quot;0x&quot;;DEC2HEX([.N14];2))" office:value-type="string" office:string-value="0x2D" calcext:value-type="string">
            <text:p>0x2D</text:p>
          </table:table-cell>
          <table:table-cell table:style-name="ce2" table:formula="of:=CONCATENATE(&quot;'&quot;;CHAR([.N14]);&quot;'&quot;)" office:value-type="string" office:string-value="'-'" calcext:value-type="string">
            <text:p>'-'</text:p>
          </table:table-cell>
          <table:table-cell table:style-name="ce2" table:formula="of:=INDEX([.E$1:.E$1048576];[.$M14]+8;1)" office:value-type="string" office:string-value="0x10" calcext:value-type="string">
            <text:p>0x10</text:p>
          </table:table-cell>
          <table:table-cell table:style-name="ce2" table:formula="of:=INDEX([.F$1:.F$1048576];[.$M14]+8;1)" office:value-type="string" office:string-value="0x10" calcext:value-type="string">
            <text:p>0x10</text:p>
          </table:table-cell>
          <table:table-cell table:style-name="ce2" table:formula="of:=INDEX([.G$1:.G$1048576];[.$M14]+8;1)" office:value-type="string" office:string-value="0x10" calcext:value-type="string">
            <text:p>0x10</text:p>
          </table:table-cell>
          <table:table-cell table:style-name="ce2" table:formula="of:=INDEX([.H$1:.H$1048576];[.$M14]+8;1)" office:value-type="string" office:string-value="0x10" calcext:value-type="string">
            <text:p>0x10</text:p>
          </table:table-cell>
          <table:table-cell table:style-name="ce2" table:formula="of:=INDEX([.I$1:.I$1048576];[.$M14]+8;1)" office:value-type="string" office:string-value="0x00" calcext:value-type="string">
            <text:p>0x00</text:p>
          </table:table-cell>
          <table:table-cell table:style-name="ce202" table:formula="of:=CONCATENATE(&quot;    { &quot;;[.Q14];&quot;, &quot;;[.R14];&quot;, &quot;;[.S14];&quot;, &quot;;[.T14];&quot;, &quot;;[.U14];&quot; }, /* ASCII &quot;;[.N14];&quot; (&quot;;[.O14];&quot;), character: &quot;;[.P14];&quot; */&quot;)" office:value-type="string" office:string-value="    { 0x10, 0x10, 0x10, 0x10, 0x00 }, /* ASCII 45 (0x2D), character: '-' */" calcext:value-type="string">
            <text:p><text:s text:c="4"/>{ 0x10, 0x10, 0x10, 0x10, 0x00 }, /* ASCII 45 (0x2D), character: '-' */</text:p>
          </table:table-cell>
          <table:table-cell table:style-name="ce203" table:formula="of:=HEX2DEC(RIGHT([.Q14];2))" office:value-type="float" office:value="16" calcext:value-type="float">
            <text:p>16</text:p>
          </table:table-cell>
          <table:table-cell table:style-name="ce203" table:formula="of:=HEX2DEC(RIGHT([.R14];2))" office:value-type="float" office:value="16" calcext:value-type="float">
            <text:p>16</text:p>
          </table:table-cell>
          <table:table-cell table:style-name="ce203" table:formula="of:=HEX2DEC(RIGHT([.S14];2))" office:value-type="float" office:value="16" calcext:value-type="float">
            <text:p>16</text:p>
          </table:table-cell>
          <table:table-cell table:style-name="ce203" table:formula="of:=HEX2DEC(RIGHT([.T14];2))" office:value-type="float" office:value="16" calcext:value-type="float">
            <text:p>16</text:p>
          </table:table-cell>
          <table:table-cell table:style-name="ce203" table:formula="of:=HEX2DEC(RIGHT([.U14];2))" office:value-type="float" office:value="0" calcext:value-type="float">
            <text:p>0</text:p>
          </table:table-cell>
          <table:table-cell table:style-name="ce203" table:formula="of:=IF([.W14]=0;IF([.X14]=0;IF([.Y14]=0;IF([.Z14]=0;IF([.AA14]=0;0;4);3);2);1);0)" office:value-type="float" office:value="0" calcext:value-type="float">
            <text:p>0</text:p>
          </table:table-cell>
          <table:table-cell table:style-name="ce203" table:formula="of:=IF([.AA14]=0;IF([.Z14]=0;IF([.Y14]=0;IF([.X14]=0;IF([.W14]=0;5;1);2);3);4);5)" office:value-type="float" office:value="4" calcext:value-type="float">
            <text:p>4</text:p>
          </table:table-cell>
          <table:table-cell table:style-name="ce203" table:formula="of:=CONCATENATE(&quot;0x&quot;;DEC2HEX(([.AC14]*16)+[.AB14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table:formula="of:=[.F22]" office:value-type="string" office:string-value="0x60" calcext:value-type="string">
            <text:p>0x60</text:p>
          </table:table-cell>
          <table:table-cell/>
          <table:table-cell table:style-name="ce1"/>
          <table:table-cell table:style-name="ce2" table:formula="of:=3+(ROW()-1)*11" office:value-type="float" office:value="157" calcext:value-type="float">
            <text:p>157</text:p>
          </table:table-cell>
          <table:table-cell table:style-name="ce2" table:formula="of:=INDEX([.A$1:.A$1048576];[.M15])" office:value-type="float" office:value="46" calcext:value-type="float">
            <text:p>46</text:p>
          </table:table-cell>
          <table:table-cell table:style-name="ce2" table:formula="of:=CONCATENATE(&quot;0x&quot;;DEC2HEX([.N15];2))" office:value-type="string" office:string-value="0x2E" calcext:value-type="string">
            <text:p>0x2E</text:p>
          </table:table-cell>
          <table:table-cell table:style-name="ce2" table:formula="of:=CONCATENATE(&quot;'&quot;;CHAR([.N15]);&quot;'&quot;)" office:value-type="string" office:string-value="'.'" calcext:value-type="string">
            <text:p>'.'</text:p>
          </table:table-cell>
          <table:table-cell table:style-name="ce2" table:formula="of:=INDEX([.E$1:.E$1048576];[.$M15]+8;1)" office:value-type="string" office:string-value="0x00" calcext:value-type="string">
            <text:p>0x00</text:p>
          </table:table-cell>
          <table:table-cell table:style-name="ce2" table:formula="of:=INDEX([.F$1:.F$1048576];[.$M15]+8;1)" office:value-type="string" office:string-value="0x06" calcext:value-type="string">
            <text:p>0x06</text:p>
          </table:table-cell>
          <table:table-cell table:style-name="ce2" table:formula="of:=INDEX([.G$1:.G$1048576];[.$M15]+8;1)" office:value-type="string" office:string-value="0x06" calcext:value-type="string">
            <text:p>0x06</text:p>
          </table:table-cell>
          <table:table-cell table:style-name="ce2" table:formula="of:=INDEX([.H$1:.H$1048576];[.$M15]+8;1)" office:value-type="string" office:string-value="0x00" calcext:value-type="string">
            <text:p>0x00</text:p>
          </table:table-cell>
          <table:table-cell table:style-name="ce2" table:formula="of:=INDEX([.I$1:.I$1048576];[.$M15]+8;1)" office:value-type="string" office:string-value="0x00" calcext:value-type="string">
            <text:p>0x00</text:p>
          </table:table-cell>
          <table:table-cell table:style-name="ce202" table:formula="of:=CONCATENATE(&quot;    { &quot;;[.Q15];&quot;, &quot;;[.R15];&quot;, &quot;;[.S15];&quot;, &quot;;[.T15];&quot;, &quot;;[.U15];&quot; }, /* ASCII &quot;;[.N15];&quot; (&quot;;[.O15];&quot;), character: &quot;;[.P15];&quot; */&quot;)" office:value-type="string" office:string-value="    { 0x00, 0x06, 0x06, 0x00, 0x00 }, /* ASCII 46 (0x2E), character: '.' */" calcext:value-type="string">
            <text:p><text:s text:c="4"/>{ 0x00, 0x06, 0x06, 0x00, 0x00 }, /* ASCII 46 (0x2E), character: '.' */</text:p>
          </table:table-cell>
          <table:table-cell table:style-name="ce203" table:formula="of:=HEX2DEC(RIGHT([.Q15];2))" office:value-type="float" office:value="0" calcext:value-type="float">
            <text:p>0</text:p>
          </table:table-cell>
          <table:table-cell table:style-name="ce203" table:formula="of:=HEX2DEC(RIGHT([.R15];2))" office:value-type="float" office:value="6" calcext:value-type="float">
            <text:p>6</text:p>
          </table:table-cell>
          <table:table-cell table:style-name="ce203" table:formula="of:=HEX2DEC(RIGHT([.S15];2))" office:value-type="float" office:value="6" calcext:value-type="float">
            <text:p>6</text:p>
          </table:table-cell>
          <table:table-cell table:style-name="ce203" table:formula="of:=HEX2DEC(RIGHT([.T15];2))" office:value-type="float" office:value="0" calcext:value-type="float">
            <text:p>0</text:p>
          </table:table-cell>
          <table:table-cell table:style-name="ce203" table:formula="of:=HEX2DEC(RIGHT([.U15];2))" office:value-type="float" office:value="0" calcext:value-type="float">
            <text:p>0</text:p>
          </table:table-cell>
          <table:table-cell table:style-name="ce203" table:formula="of:=IF([.W15]=0;IF([.X15]=0;IF([.Y15]=0;IF([.Z15]=0;IF([.AA15]=0;0;4);3);2);1);0)" office:value-type="float" office:value="1" calcext:value-type="float">
            <text:p>1</text:p>
          </table:table-cell>
          <table:table-cell table:style-name="ce203" table:formula="of:=IF([.AA15]=0;IF([.Z15]=0;IF([.Y15]=0;IF([.X15]=0;IF([.W15]=0;5;1);2);3);4);5)" office:value-type="float" office:value="3" calcext:value-type="float">
            <text:p>3</text:p>
          </table:table-cell>
          <table:table-cell table:style-name="ce203" table:formula="of:=CONCATENATE(&quot;0x&quot;;DEC2HEX(([.AC15]*16)+[.AB15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table:formula="of:=[.G22]" office:value-type="string" office:string-value="0xFA" calcext:value-type="string">
            <text:p>0xFA</text:p>
          </table:table-cell>
          <table:table-cell/>
          <table:table-cell table:style-name="ce1"/>
          <table:table-cell table:style-name="ce2" table:formula="of:=3+(ROW()-1)*11" office:value-type="float" office:value="168" calcext:value-type="float">
            <text:p>168</text:p>
          </table:table-cell>
          <table:table-cell table:style-name="ce2" table:formula="of:=INDEX([.A$1:.A$1048576];[.M16])" office:value-type="float" office:value="47" calcext:value-type="float">
            <text:p>47</text:p>
          </table:table-cell>
          <table:table-cell table:style-name="ce2" table:formula="of:=CONCATENATE(&quot;0x&quot;;DEC2HEX([.N16];2))" office:value-type="string" office:string-value="0x2F" calcext:value-type="string">
            <text:p>0x2F</text:p>
          </table:table-cell>
          <table:table-cell table:style-name="ce2" table:formula="of:=CONCATENATE(&quot;'&quot;;CHAR([.N16]);&quot;'&quot;)" office:value-type="string" office:string-value="'/'" calcext:value-type="string">
            <text:p>'/'</text:p>
          </table:table-cell>
          <table:table-cell table:style-name="ce2" table:formula="of:=INDEX([.E$1:.E$1048576];[.$M16]+8;1)" office:value-type="string" office:string-value="0x03" calcext:value-type="string">
            <text:p>0x03</text:p>
          </table:table-cell>
          <table:table-cell table:style-name="ce2" table:formula="of:=INDEX([.F$1:.F$1048576];[.$M16]+8;1)" office:value-type="string" office:string-value="0x0C" calcext:value-type="string">
            <text:p>0x0C</text:p>
          </table:table-cell>
          <table:table-cell table:style-name="ce2" table:formula="of:=INDEX([.G$1:.G$1048576];[.$M16]+8;1)" office:value-type="string" office:string-value="0x30" calcext:value-type="string">
            <text:p>0x30</text:p>
          </table:table-cell>
          <table:table-cell table:style-name="ce2" table:formula="of:=INDEX([.H$1:.H$1048576];[.$M16]+8;1)" office:value-type="string" office:string-value="0xC0" calcext:value-type="string">
            <text:p>0xC0</text:p>
          </table:table-cell>
          <table:table-cell table:style-name="ce2" table:formula="of:=INDEX([.I$1:.I$1048576];[.$M16]+8;1)" office:value-type="string" office:string-value="0x00" calcext:value-type="string">
            <text:p>0x00</text:p>
          </table:table-cell>
          <table:table-cell table:style-name="ce202" table:formula="of:=CONCATENATE(&quot;    { &quot;;[.Q16];&quot;, &quot;;[.R16];&quot;, &quot;;[.S16];&quot;, &quot;;[.T16];&quot;, &quot;;[.U16];&quot; }, /* ASCII &quot;;[.N16];&quot; (&quot;;[.O16];&quot;), character: &quot;;[.P16];&quot; */&quot;)" office:value-type="string" office:string-value="    { 0x03, 0x0C, 0x30, 0xC0, 0x00 }, /* ASCII 47 (0x2F), character: '/' */" calcext:value-type="string">
            <text:p><text:s text:c="4"/>{ 0x03, 0x0C, 0x30, 0xC0, 0x00 }, /* ASCII 47 (0x2F), character: '/' */</text:p>
          </table:table-cell>
          <table:table-cell table:style-name="ce203" table:formula="of:=HEX2DEC(RIGHT([.Q16];2))" office:value-type="float" office:value="3" calcext:value-type="float">
            <text:p>3</text:p>
          </table:table-cell>
          <table:table-cell table:style-name="ce203" table:formula="of:=HEX2DEC(RIGHT([.R16];2))" office:value-type="float" office:value="12" calcext:value-type="float">
            <text:p>12</text:p>
          </table:table-cell>
          <table:table-cell table:style-name="ce203" table:formula="of:=HEX2DEC(RIGHT([.S16];2))" office:value-type="float" office:value="48" calcext:value-type="float">
            <text:p>48</text:p>
          </table:table-cell>
          <table:table-cell table:style-name="ce203" table:formula="of:=HEX2DEC(RIGHT([.T16];2))" office:value-type="float" office:value="192" calcext:value-type="float">
            <text:p>192</text:p>
          </table:table-cell>
          <table:table-cell table:style-name="ce203" table:formula="of:=HEX2DEC(RIGHT([.U16];2))" office:value-type="float" office:value="0" calcext:value-type="float">
            <text:p>0</text:p>
          </table:table-cell>
          <table:table-cell table:style-name="ce203" table:formula="of:=IF([.W16]=0;IF([.X16]=0;IF([.Y16]=0;IF([.Z16]=0;IF([.AA16]=0;0;4);3);2);1);0)" office:value-type="float" office:value="0" calcext:value-type="float">
            <text:p>0</text:p>
          </table:table-cell>
          <table:table-cell table:style-name="ce203" table:formula="of:=IF([.AA16]=0;IF([.Z16]=0;IF([.Y16]=0;IF([.X16]=0;IF([.W16]=0;5;1);2);3);4);5)" office:value-type="float" office:value="4" calcext:value-type="float">
            <text:p>4</text:p>
          </table:table-cell>
          <table:table-cell table:style-name="ce203" table:formula="of:=CONCATENATE(&quot;0x&quot;;DEC2HEX(([.AC16]*16)+[.AB16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" table:number-columns-repeated="2"/>
          <table:table-cell table:style-name="ce104" office:value-type="float" office:value="1" calcext:value-type="float">
            <text:p>1</text:p>
          </table:table-cell>
          <table:table-cell table:style-name="ce5" table:number-columns-repeated="2"/>
          <table:table-cell table:style-name="ce2" table:formula="of:=[.H22]" office:value-type="string" office:string-value="0x60" calcext:value-type="string">
            <text:p>0x60</text:p>
          </table:table-cell>
          <table:table-cell/>
          <table:table-cell table:style-name="ce1"/>
          <table:table-cell table:style-name="ce2" table:formula="of:=3+(ROW()-1)*11" office:value-type="float" office:value="179" calcext:value-type="float">
            <text:p>179</text:p>
          </table:table-cell>
          <table:table-cell table:style-name="ce2" table:formula="of:=INDEX([.A$1:.A$1048576];[.M17])" office:value-type="float" office:value="48" calcext:value-type="float">
            <text:p>48</text:p>
          </table:table-cell>
          <table:table-cell table:style-name="ce2" table:formula="of:=CONCATENATE(&quot;0x&quot;;DEC2HEX([.N17];2))" office:value-type="string" office:string-value="0x30" calcext:value-type="string">
            <text:p>0x30</text:p>
          </table:table-cell>
          <table:table-cell table:style-name="ce2" table:formula="of:=CONCATENATE(&quot;'&quot;;CHAR([.N17]);&quot;'&quot;)" office:value-type="string" office:string-value="'0'" calcext:value-type="string">
            <text:p>'0'</text:p>
          </table:table-cell>
          <table:table-cell table:style-name="ce2" table:formula="of:=INDEX([.E$1:.E$1048576];[.$M17]+8;1)" office:value-type="string" office:string-value="0x7C" calcext:value-type="string">
            <text:p>0x7C</text:p>
          </table:table-cell>
          <table:table-cell table:style-name="ce2" table:formula="of:=INDEX([.F$1:.F$1048576];[.$M17]+8;1)" office:value-type="string" office:string-value="0x8A" calcext:value-type="string">
            <text:p>0x8A</text:p>
          </table:table-cell>
          <table:table-cell table:style-name="ce2" table:formula="of:=INDEX([.G$1:.G$1048576];[.$M17]+8;1)" office:value-type="string" office:string-value="0x92" calcext:value-type="string">
            <text:p>0x92</text:p>
          </table:table-cell>
          <table:table-cell table:style-name="ce2" table:formula="of:=INDEX([.H$1:.H$1048576];[.$M17]+8;1)" office:value-type="string" office:string-value="0xA2" calcext:value-type="string">
            <text:p>0xA2</text:p>
          </table:table-cell>
          <table:table-cell table:style-name="ce2" table:formula="of:=INDEX([.I$1:.I$1048576];[.$M17]+8;1)" office:value-type="string" office:string-value="0x7C" calcext:value-type="string">
            <text:p>0x7C</text:p>
          </table:table-cell>
          <table:table-cell table:style-name="ce202" table:formula="of:=CONCATENATE(&quot;    { &quot;;[.Q17];&quot;, &quot;;[.R17];&quot;, &quot;;[.S17];&quot;, &quot;;[.T17];&quot;, &quot;;[.U17];&quot; }, /* ASCII &quot;;[.N17];&quot; (&quot;;[.O17];&quot;), character: &quot;;[.P17];&quot; */&quot;)" office:value-type="string" office:string-value="    { 0x7C, 0x8A, 0x92, 0xA2, 0x7C }, /* ASCII 48 (0x30), character: '0' */" calcext:value-type="string">
            <text:p><text:s text:c="4"/>{ 0x7C, 0x8A, 0x92, 0xA2, 0x7C }, /* ASCII 48 (0x30), character: '0' */</text:p>
          </table:table-cell>
          <table:table-cell table:style-name="ce203" table:formula="of:=HEX2DEC(RIGHT([.Q17];2))" office:value-type="float" office:value="124" calcext:value-type="float">
            <text:p>124</text:p>
          </table:table-cell>
          <table:table-cell table:style-name="ce203" table:formula="of:=HEX2DEC(RIGHT([.R17];2))" office:value-type="float" office:value="138" calcext:value-type="float">
            <text:p>138</text:p>
          </table:table-cell>
          <table:table-cell table:style-name="ce203" table:formula="of:=HEX2DEC(RIGHT([.S17];2))" office:value-type="float" office:value="146" calcext:value-type="float">
            <text:p>146</text:p>
          </table:table-cell>
          <table:table-cell table:style-name="ce203" table:formula="of:=HEX2DEC(RIGHT([.T17];2))" office:value-type="float" office:value="162" calcext:value-type="float">
            <text:p>162</text:p>
          </table:table-cell>
          <table:table-cell table:style-name="ce203" table:formula="of:=HEX2DEC(RIGHT([.U17];2))" office:value-type="float" office:value="124" calcext:value-type="float">
            <text:p>124</text:p>
          </table:table-cell>
          <table:table-cell table:style-name="ce203" table:formula="of:=IF([.W17]=0;IF([.X17]=0;IF([.Y17]=0;IF([.Z17]=0;IF([.AA17]=0;0;4);3);2);1);0)" office:value-type="float" office:value="0" calcext:value-type="float">
            <text:p>0</text:p>
          </table:table-cell>
          <table:table-cell table:style-name="ce203" table:formula="of:=IF([.AA17]=0;IF([.Z17]=0;IF([.Y17]=0;IF([.X17]=0;IF([.W17]=0;5;1);2);3);4);5)" office:value-type="float" office:value="5" calcext:value-type="float">
            <text:p>5</text:p>
          </table:table-cell>
          <table:table-cell table:style-name="ce203" table:formula="of:=CONCATENATE(&quot;0x&quot;;DEC2HEX(([.AC17]*16)+[.AB1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" table:number-columns-repeated="2"/>
          <table:table-cell table:style-name="ce104" office:value-type="float" office:value="1" calcext:value-type="float">
            <text:p>1</text:p>
          </table:table-cell>
          <table:table-cell table:style-name="ce5" table:number-columns-repeated="2"/>
          <table:table-cell table:style-name="ce2" table:formula="of:=[.I22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190" calcext:value-type="float">
            <text:p>190</text:p>
          </table:table-cell>
          <table:table-cell table:style-name="ce2" table:formula="of:=INDEX([.A$1:.A$1048576];[.M18])" office:value-type="float" office:value="49" calcext:value-type="float">
            <text:p>49</text:p>
          </table:table-cell>
          <table:table-cell table:style-name="ce2" table:formula="of:=CONCATENATE(&quot;0x&quot;;DEC2HEX([.N18];2))" office:value-type="string" office:string-value="0x31" calcext:value-type="string">
            <text:p>0x31</text:p>
          </table:table-cell>
          <table:table-cell table:style-name="ce2" table:formula="of:=CONCATENATE(&quot;'&quot;;CHAR([.N18]);&quot;'&quot;)" office:value-type="string" office:string-value="'1'" calcext:value-type="string">
            <text:p>'1'</text:p>
          </table:table-cell>
          <table:table-cell table:style-name="ce2" table:formula="of:=INDEX([.E$1:.E$1048576];[.$M18]+8;1)" office:value-type="string" office:string-value="0x00" calcext:value-type="string">
            <text:p>0x00</text:p>
          </table:table-cell>
          <table:table-cell table:style-name="ce2" table:formula="of:=INDEX([.F$1:.F$1048576];[.$M18]+8;1)" office:value-type="string" office:string-value="0x42" calcext:value-type="string">
            <text:p>0x42</text:p>
          </table:table-cell>
          <table:table-cell table:style-name="ce2" table:formula="of:=INDEX([.G$1:.G$1048576];[.$M18]+8;1)" office:value-type="string" office:string-value="0xFE" calcext:value-type="string">
            <text:p>0xFE</text:p>
          </table:table-cell>
          <table:table-cell table:style-name="ce2" table:formula="of:=INDEX([.H$1:.H$1048576];[.$M18]+8;1)" office:value-type="string" office:string-value="0x02" calcext:value-type="string">
            <text:p>0x02</text:p>
          </table:table-cell>
          <table:table-cell table:style-name="ce2" table:formula="of:=INDEX([.I$1:.I$1048576];[.$M18]+8;1)" office:value-type="string" office:string-value="0x00" calcext:value-type="string">
            <text:p>0x00</text:p>
          </table:table-cell>
          <table:table-cell table:style-name="ce202" table:formula="of:=CONCATENATE(&quot;    { &quot;;[.Q18];&quot;, &quot;;[.R18];&quot;, &quot;;[.S18];&quot;, &quot;;[.T18];&quot;, &quot;;[.U18];&quot; }, /* ASCII &quot;;[.N18];&quot; (&quot;;[.O18];&quot;), character: &quot;;[.P18];&quot; */&quot;)" office:value-type="string" office:string-value="    { 0x00, 0x42, 0xFE, 0x02, 0x00 }, /* ASCII 49 (0x31), character: '1' */" calcext:value-type="string">
            <text:p><text:s text:c="4"/>{ 0x00, 0x42, 0xFE, 0x02, 0x00 }, /* ASCII 49 (0x31), character: '1' */</text:p>
          </table:table-cell>
          <table:table-cell table:style-name="ce203" table:formula="of:=HEX2DEC(RIGHT([.Q18];2))" office:value-type="float" office:value="0" calcext:value-type="float">
            <text:p>0</text:p>
          </table:table-cell>
          <table:table-cell table:style-name="ce203" table:formula="of:=HEX2DEC(RIGHT([.R18];2))" office:value-type="float" office:value="66" calcext:value-type="float">
            <text:p>66</text:p>
          </table:table-cell>
          <table:table-cell table:style-name="ce203" table:formula="of:=HEX2DEC(RIGHT([.S18];2))" office:value-type="float" office:value="254" calcext:value-type="float">
            <text:p>254</text:p>
          </table:table-cell>
          <table:table-cell table:style-name="ce203" table:formula="of:=HEX2DEC(RIGHT([.T18];2))" office:value-type="float" office:value="2" calcext:value-type="float">
            <text:p>2</text:p>
          </table:table-cell>
          <table:table-cell table:style-name="ce203" table:formula="of:=HEX2DEC(RIGHT([.U18];2))" office:value-type="float" office:value="0" calcext:value-type="float">
            <text:p>0</text:p>
          </table:table-cell>
          <table:table-cell table:style-name="ce203" table:formula="of:=IF([.W18]=0;IF([.X18]=0;IF([.Y18]=0;IF([.Z18]=0;IF([.AA18]=0;0;4);3);2);1);0)" office:value-type="float" office:value="1" calcext:value-type="float">
            <text:p>1</text:p>
          </table:table-cell>
          <table:table-cell table:style-name="ce203" table:formula="of:=IF([.AA18]=0;IF([.Z18]=0;IF([.Y18]=0;IF([.X18]=0;IF([.W18]=0;5;1);2);3);4);5)" office:value-type="float" office:value="4" calcext:value-type="float">
            <text:p>4</text:p>
          </table:table-cell>
          <table:table-cell table:style-name="ce203" table:formula="of:=CONCATENATE(&quot;0x&quot;;DEC2HEX(([.AC18]*16)+[.AB18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201" calcext:value-type="float">
            <text:p>201</text:p>
          </table:table-cell>
          <table:table-cell table:style-name="ce2" table:formula="of:=INDEX([.A$1:.A$1048576];[.M19])" office:value-type="float" office:value="50" calcext:value-type="float">
            <text:p>50</text:p>
          </table:table-cell>
          <table:table-cell table:style-name="ce2" table:formula="of:=CONCATENATE(&quot;0x&quot;;DEC2HEX([.N19];2))" office:value-type="string" office:string-value="0x32" calcext:value-type="string">
            <text:p>0x32</text:p>
          </table:table-cell>
          <table:table-cell table:style-name="ce2" table:formula="of:=CONCATENATE(&quot;'&quot;;CHAR([.N19]);&quot;'&quot;)" office:value-type="string" office:string-value="'2'" calcext:value-type="string">
            <text:p>'2'</text:p>
          </table:table-cell>
          <table:table-cell table:style-name="ce2" table:formula="of:=INDEX([.E$1:.E$1048576];[.$M19]+8;1)" office:value-type="string" office:string-value="0x46" calcext:value-type="string">
            <text:p>0x46</text:p>
          </table:table-cell>
          <table:table-cell table:style-name="ce2" table:formula="of:=INDEX([.F$1:.F$1048576];[.$M19]+8;1)" office:value-type="string" office:string-value="0x8A" calcext:value-type="string">
            <text:p>0x8A</text:p>
          </table:table-cell>
          <table:table-cell table:style-name="ce2" table:formula="of:=INDEX([.G$1:.G$1048576];[.$M19]+8;1)" office:value-type="string" office:string-value="0x92" calcext:value-type="string">
            <text:p>0x92</text:p>
          </table:table-cell>
          <table:table-cell table:style-name="ce2" table:formula="of:=INDEX([.H$1:.H$1048576];[.$M19]+8;1)" office:value-type="string" office:string-value="0x92" calcext:value-type="string">
            <text:p>0x92</text:p>
          </table:table-cell>
          <table:table-cell table:style-name="ce2" table:formula="of:=INDEX([.I$1:.I$1048576];[.$M19]+8;1)" office:value-type="string" office:string-value="0x62" calcext:value-type="string">
            <text:p>0x62</text:p>
          </table:table-cell>
          <table:table-cell table:style-name="ce202" table:formula="of:=CONCATENATE(&quot;    { &quot;;[.Q19];&quot;, &quot;;[.R19];&quot;, &quot;;[.S19];&quot;, &quot;;[.T19];&quot;, &quot;;[.U19];&quot; }, /* ASCII &quot;;[.N19];&quot; (&quot;;[.O19];&quot;), character: &quot;;[.P19];&quot; */&quot;)" office:value-type="string" office:string-value="    { 0x46, 0x8A, 0x92, 0x92, 0x62 }, /* ASCII 50 (0x32), character: '2' */" calcext:value-type="string">
            <text:p><text:s text:c="4"/>{ 0x46, 0x8A, 0x92, 0x92, 0x62 }, /* ASCII 50 (0x32), character: '2' */</text:p>
          </table:table-cell>
          <table:table-cell table:style-name="ce203" table:formula="of:=HEX2DEC(RIGHT([.Q19];2))" office:value-type="float" office:value="70" calcext:value-type="float">
            <text:p>70</text:p>
          </table:table-cell>
          <table:table-cell table:style-name="ce203" table:formula="of:=HEX2DEC(RIGHT([.R19];2))" office:value-type="float" office:value="138" calcext:value-type="float">
            <text:p>138</text:p>
          </table:table-cell>
          <table:table-cell table:style-name="ce203" table:formula="of:=HEX2DEC(RIGHT([.S19];2))" office:value-type="float" office:value="146" calcext:value-type="float">
            <text:p>146</text:p>
          </table:table-cell>
          <table:table-cell table:style-name="ce203" table:formula="of:=HEX2DEC(RIGHT([.T19];2))" office:value-type="float" office:value="146" calcext:value-type="float">
            <text:p>146</text:p>
          </table:table-cell>
          <table:table-cell table:style-name="ce203" table:formula="of:=HEX2DEC(RIGHT([.U19];2))" office:value-type="float" office:value="98" calcext:value-type="float">
            <text:p>98</text:p>
          </table:table-cell>
          <table:table-cell table:style-name="ce203" table:formula="of:=IF([.W19]=0;IF([.X19]=0;IF([.Y19]=0;IF([.Z19]=0;IF([.AA19]=0;0;4);3);2);1);0)" office:value-type="float" office:value="0" calcext:value-type="float">
            <text:p>0</text:p>
          </table:table-cell>
          <table:table-cell table:style-name="ce203" table:formula="of:=IF([.AA19]=0;IF([.Z19]=0;IF([.Y19]=0;IF([.X19]=0;IF([.W19]=0;5;1);2);3);4);5)" office:value-type="float" office:value="5" calcext:value-type="float">
            <text:p>5</text:p>
          </table:table-cell>
          <table:table-cell table:style-name="ce203" table:formula="of:=CONCATENATE(&quot;0x&quot;;DEC2HEX(([.AC19]*16)+[.AB19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" table:number-columns-repeated="2"/>
          <table:table-cell table:style-name="ce104" office:value-type="float" office:value="1" calcext:value-type="float">
            <text:p>1</text:p>
          </table:table-cell>
          <table:table-cell table:style-name="ce5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212" calcext:value-type="float">
            <text:p>212</text:p>
          </table:table-cell>
          <table:table-cell table:style-name="ce2" table:formula="of:=INDEX([.A$1:.A$1048576];[.M20])" office:value-type="float" office:value="51" calcext:value-type="float">
            <text:p>51</text:p>
          </table:table-cell>
          <table:table-cell table:style-name="ce2" table:formula="of:=CONCATENATE(&quot;0x&quot;;DEC2HEX([.N20];2))" office:value-type="string" office:string-value="0x33" calcext:value-type="string">
            <text:p>0x33</text:p>
          </table:table-cell>
          <table:table-cell table:style-name="ce2" table:formula="of:=CONCATENATE(&quot;'&quot;;CHAR([.N20]);&quot;'&quot;)" office:value-type="string" office:string-value="'3'" calcext:value-type="string">
            <text:p>'3'</text:p>
          </table:table-cell>
          <table:table-cell table:style-name="ce2" table:formula="of:=INDEX([.E$1:.E$1048576];[.$M20]+8;1)" office:value-type="string" office:string-value="0x44" calcext:value-type="string">
            <text:p>0x44</text:p>
          </table:table-cell>
          <table:table-cell table:style-name="ce2" table:formula="of:=INDEX([.F$1:.F$1048576];[.$M20]+8;1)" office:value-type="string" office:string-value="0x92" calcext:value-type="string">
            <text:p>0x92</text:p>
          </table:table-cell>
          <table:table-cell table:style-name="ce2" table:formula="of:=INDEX([.G$1:.G$1048576];[.$M20]+8;1)" office:value-type="string" office:string-value="0x92" calcext:value-type="string">
            <text:p>0x92</text:p>
          </table:table-cell>
          <table:table-cell table:style-name="ce2" table:formula="of:=INDEX([.H$1:.H$1048576];[.$M20]+8;1)" office:value-type="string" office:string-value="0x92" calcext:value-type="string">
            <text:p>0x92</text:p>
          </table:table-cell>
          <table:table-cell table:style-name="ce2" table:formula="of:=INDEX([.I$1:.I$1048576];[.$M20]+8;1)" office:value-type="string" office:string-value="0x6C" calcext:value-type="string">
            <text:p>0x6C</text:p>
          </table:table-cell>
          <table:table-cell table:style-name="ce202" table:formula="of:=CONCATENATE(&quot;    { &quot;;[.Q20];&quot;, &quot;;[.R20];&quot;, &quot;;[.S20];&quot;, &quot;;[.T20];&quot;, &quot;;[.U20];&quot; }, /* ASCII &quot;;[.N20];&quot; (&quot;;[.O20];&quot;), character: &quot;;[.P20];&quot; */&quot;)" office:value-type="string" office:string-value="    { 0x44, 0x92, 0x92, 0x92, 0x6C }, /* ASCII 51 (0x33), character: '3' */" calcext:value-type="string">
            <text:p><text:s text:c="4"/>{ 0x44, 0x92, 0x92, 0x92, 0x6C }, /* ASCII 51 (0x33), character: '3' */</text:p>
          </table:table-cell>
          <table:table-cell table:style-name="ce203" table:formula="of:=HEX2DEC(RIGHT([.Q20];2))" office:value-type="float" office:value="68" calcext:value-type="float">
            <text:p>68</text:p>
          </table:table-cell>
          <table:table-cell table:style-name="ce203" table:formula="of:=HEX2DEC(RIGHT([.R20];2))" office:value-type="float" office:value="146" calcext:value-type="float">
            <text:p>146</text:p>
          </table:table-cell>
          <table:table-cell table:style-name="ce203" table:formula="of:=HEX2DEC(RIGHT([.S20];2))" office:value-type="float" office:value="146" calcext:value-type="float">
            <text:p>146</text:p>
          </table:table-cell>
          <table:table-cell table:style-name="ce203" table:formula="of:=HEX2DEC(RIGHT([.T20];2))" office:value-type="float" office:value="146" calcext:value-type="float">
            <text:p>146</text:p>
          </table:table-cell>
          <table:table-cell table:style-name="ce203" table:formula="of:=HEX2DEC(RIGHT([.U20];2))" office:value-type="float" office:value="108" calcext:value-type="float">
            <text:p>108</text:p>
          </table:table-cell>
          <table:table-cell table:style-name="ce203" table:formula="of:=IF([.W20]=0;IF([.X20]=0;IF([.Y20]=0;IF([.Z20]=0;IF([.AA20]=0;0;4);3);2);1);0)" office:value-type="float" office:value="0" calcext:value-type="float">
            <text:p>0</text:p>
          </table:table-cell>
          <table:table-cell table:style-name="ce203" table:formula="of:=IF([.AA20]=0;IF([.Z20]=0;IF([.Y20]=0;IF([.X20]=0;IF([.W20]=0;5;1);2);3);4);5)" office:value-type="float" office:value="5" calcext:value-type="float">
            <text:p>5</text:p>
          </table:table-cell>
          <table:table-cell table:style-name="ce203" table:formula="of:=CONCATENATE(&quot;0x&quot;;DEC2HEX(([.AC20]*16)+[.AB20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223" calcext:value-type="float">
            <text:p>223</text:p>
          </table:table-cell>
          <table:table-cell table:style-name="ce2" table:formula="of:=INDEX([.A$1:.A$1048576];[.M21])" office:value-type="float" office:value="52" calcext:value-type="float">
            <text:p>52</text:p>
          </table:table-cell>
          <table:table-cell table:style-name="ce2" table:formula="of:=CONCATENATE(&quot;0x&quot;;DEC2HEX([.N21];2))" office:value-type="string" office:string-value="0x34" calcext:value-type="string">
            <text:p>0x34</text:p>
          </table:table-cell>
          <table:table-cell table:style-name="ce2" table:formula="of:=CONCATENATE(&quot;'&quot;;CHAR([.N21]);&quot;'&quot;)" office:value-type="string" office:string-value="'4'" calcext:value-type="string">
            <text:p>'4'</text:p>
          </table:table-cell>
          <table:table-cell table:style-name="ce2" table:formula="of:=INDEX([.E$1:.E$1048576];[.$M21]+8;1)" office:value-type="string" office:string-value="0x18" calcext:value-type="string">
            <text:p>0x18</text:p>
          </table:table-cell>
          <table:table-cell table:style-name="ce2" table:formula="of:=INDEX([.F$1:.F$1048576];[.$M21]+8;1)" office:value-type="string" office:string-value="0x28" calcext:value-type="string">
            <text:p>0x28</text:p>
          </table:table-cell>
          <table:table-cell table:style-name="ce2" table:formula="of:=INDEX([.G$1:.G$1048576];[.$M21]+8;1)" office:value-type="string" office:string-value="0x48" calcext:value-type="string">
            <text:p>0x48</text:p>
          </table:table-cell>
          <table:table-cell table:style-name="ce2" table:formula="of:=INDEX([.H$1:.H$1048576];[.$M21]+8;1)" office:value-type="string" office:string-value="0xFE" calcext:value-type="string">
            <text:p>0xFE</text:p>
          </table:table-cell>
          <table:table-cell table:style-name="ce2" table:formula="of:=INDEX([.I$1:.I$1048576];[.$M21]+8;1)" office:value-type="string" office:string-value="0x08" calcext:value-type="string">
            <text:p>0x08</text:p>
          </table:table-cell>
          <table:table-cell table:style-name="ce202" table:formula="of:=CONCATENATE(&quot;    { &quot;;[.Q21];&quot;, &quot;;[.R21];&quot;, &quot;;[.S21];&quot;, &quot;;[.T21];&quot;, &quot;;[.U21];&quot; }, /* ASCII &quot;;[.N21];&quot; (&quot;;[.O21];&quot;), character: &quot;;[.P21];&quot; */&quot;)" office:value-type="string" office:string-value="    { 0x18, 0x28, 0x48, 0xFE, 0x08 }, /* ASCII 52 (0x34), character: '4' */" calcext:value-type="string">
            <text:p><text:s text:c="4"/>{ 0x18, 0x28, 0x48, 0xFE, 0x08 }, /* ASCII 52 (0x34), character: '4' */</text:p>
          </table:table-cell>
          <table:table-cell table:style-name="ce203" table:formula="of:=HEX2DEC(RIGHT([.Q21];2))" office:value-type="float" office:value="24" calcext:value-type="float">
            <text:p>24</text:p>
          </table:table-cell>
          <table:table-cell table:style-name="ce203" table:formula="of:=HEX2DEC(RIGHT([.R21];2))" office:value-type="float" office:value="40" calcext:value-type="float">
            <text:p>40</text:p>
          </table:table-cell>
          <table:table-cell table:style-name="ce203" table:formula="of:=HEX2DEC(RIGHT([.S21];2))" office:value-type="float" office:value="72" calcext:value-type="float">
            <text:p>72</text:p>
          </table:table-cell>
          <table:table-cell table:style-name="ce203" table:formula="of:=HEX2DEC(RIGHT([.T21];2))" office:value-type="float" office:value="254" calcext:value-type="float">
            <text:p>254</text:p>
          </table:table-cell>
          <table:table-cell table:style-name="ce203" table:formula="of:=HEX2DEC(RIGHT([.U21];2))" office:value-type="float" office:value="8" calcext:value-type="float">
            <text:p>8</text:p>
          </table:table-cell>
          <table:table-cell table:style-name="ce203" table:formula="of:=IF([.W21]=0;IF([.X21]=0;IF([.Y21]=0;IF([.Z21]=0;IF([.AA21]=0;0;4);3);2);1);0)" office:value-type="float" office:value="0" calcext:value-type="float">
            <text:p>0</text:p>
          </table:table-cell>
          <table:table-cell table:style-name="ce203" table:formula="of:=IF([.AA21]=0;IF([.Z21]=0;IF([.Y21]=0;IF([.X21]=0;IF([.W21]=0;5;1);2);3);4);5)" office:value-type="float" office:value="5" calcext:value-type="float">
            <text:p>5</text:p>
          </table:table-cell>
          <table:table-cell table:style-name="ce203" table:formula="of:=CONCATENATE(&quot;0x&quot;;DEC2HEX(([.AC21]*16)+[.AB21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1]=1;2^[.$D21];0);IF([.E20]=1;2^[.$D20];0);IF([.E19]=1;2^[.$D19];0);IF([.E18]=1;2^[.$D18];0);IF([.E17]=1;2^[.$D17];0);IF([.E16]=1;2^[.$D16];0);IF([.E15]=1;2^[.$D15];0);IF([.E14]=1;2^[.$D14];0));2))" office:value-type="string" office:string-value="0x00" calcext:value-type="string">
            <text:p>0x00</text:p>
          </table:table-cell>
          <table:table-cell table:style-name="ce2" table:formula="of:=CONCATENATE(&quot;0x&quot;;DEC2HEX(SUM(IF([.F21]=1;2^[.$D21];0);IF([.F20]=1;2^[.$D20];0);IF([.F19]=1;2^[.$D19];0);IF([.F18]=1;2^[.$D18];0);IF([.F17]=1;2^[.$D17];0);IF([.F16]=1;2^[.$D16];0);IF([.F15]=1;2^[.$D15];0);IF([.F14]=1;2^[.$D14];0));2))" office:value-type="string" office:string-value="0x60" calcext:value-type="string">
            <text:p>0x60</text:p>
          </table:table-cell>
          <table:table-cell table:style-name="ce2" table:formula="of:=CONCATENATE(&quot;0x&quot;;DEC2HEX(SUM(IF([.G21]=1;2^[.$D21];0);IF([.G20]=1;2^[.$D20];0);IF([.G19]=1;2^[.$D19];0);IF([.G18]=1;2^[.$D18];0);IF([.G17]=1;2^[.$D17];0);IF([.G16]=1;2^[.$D16];0);IF([.G15]=1;2^[.$D15];0);IF([.G14]=1;2^[.$D14];0));2))" office:value-type="string" office:string-value="0xFA" calcext:value-type="string">
            <text:p>0xFA</text:p>
          </table:table-cell>
          <table:table-cell table:style-name="ce2" table:formula="of:=CONCATENATE(&quot;0x&quot;;DEC2HEX(SUM(IF([.H21]=1;2^[.$D21];0);IF([.H20]=1;2^[.$D20];0);IF([.H19]=1;2^[.$D19];0);IF([.H18]=1;2^[.$D18];0);IF([.H17]=1;2^[.$D17];0);IF([.H16]=1;2^[.$D16];0);IF([.H15]=1;2^[.$D15];0);IF([.H14]=1;2^[.$D14];0));2))" office:value-type="string" office:string-value="0x60" calcext:value-type="string">
            <text:p>0x60</text:p>
          </table:table-cell>
          <table:table-cell table:style-name="ce2" table:formula="of:=CONCATENATE(&quot;0x&quot;;DEC2HEX(SUM(IF([.I21]=1;2^[.$D21];0);IF([.I20]=1;2^[.$D20];0);IF([.I19]=1;2^[.$D19];0);IF([.I18]=1;2^[.$D18];0);IF([.I17]=1;2^[.$D17];0);IF([.I16]=1;2^[.$D16];0);IF([.I15]=1;2^[.$D15];0);IF([.I14]=1;2^[.$D14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234" calcext:value-type="float">
            <text:p>234</text:p>
          </table:table-cell>
          <table:table-cell table:style-name="ce2" table:formula="of:=INDEX([.A$1:.A$1048576];[.M22])" office:value-type="float" office:value="53" calcext:value-type="float">
            <text:p>53</text:p>
          </table:table-cell>
          <table:table-cell table:style-name="ce2" table:formula="of:=CONCATENATE(&quot;0x&quot;;DEC2HEX([.N22];2))" office:value-type="string" office:string-value="0x35" calcext:value-type="string">
            <text:p>0x35</text:p>
          </table:table-cell>
          <table:table-cell table:style-name="ce2" table:formula="of:=CONCATENATE(&quot;'&quot;;CHAR([.N22]);&quot;'&quot;)" office:value-type="string" office:string-value="'5'" calcext:value-type="string">
            <text:p>'5'</text:p>
          </table:table-cell>
          <table:table-cell table:style-name="ce2" table:formula="of:=INDEX([.E$1:.E$1048576];[.$M22]+8;1)" office:value-type="string" office:string-value="0xF4" calcext:value-type="string">
            <text:p>0xF4</text:p>
          </table:table-cell>
          <table:table-cell table:style-name="ce2" table:formula="of:=INDEX([.F$1:.F$1048576];[.$M22]+8;1)" office:value-type="string" office:string-value="0x92" calcext:value-type="string">
            <text:p>0x92</text:p>
          </table:table-cell>
          <table:table-cell table:style-name="ce2" table:formula="of:=INDEX([.G$1:.G$1048576];[.$M22]+8;1)" office:value-type="string" office:string-value="0x92" calcext:value-type="string">
            <text:p>0x92</text:p>
          </table:table-cell>
          <table:table-cell table:style-name="ce2" table:formula="of:=INDEX([.H$1:.H$1048576];[.$M22]+8;1)" office:value-type="string" office:string-value="0x92" calcext:value-type="string">
            <text:p>0x92</text:p>
          </table:table-cell>
          <table:table-cell table:style-name="ce2" table:formula="of:=INDEX([.I$1:.I$1048576];[.$M22]+8;1)" office:value-type="string" office:string-value="0x8C" calcext:value-type="string">
            <text:p>0x8C</text:p>
          </table:table-cell>
          <table:table-cell table:style-name="ce202" table:formula="of:=CONCATENATE(&quot;    { &quot;;[.Q22];&quot;, &quot;;[.R22];&quot;, &quot;;[.S22];&quot;, &quot;;[.T22];&quot;, &quot;;[.U22];&quot; }, /* ASCII &quot;;[.N22];&quot; (&quot;;[.O22];&quot;), character: &quot;;[.P22];&quot; */&quot;)" office:value-type="string" office:string-value="    { 0xF4, 0x92, 0x92, 0x92, 0x8C }, /* ASCII 53 (0x35), character: '5' */" calcext:value-type="string">
            <text:p><text:s text:c="4"/>{ 0xF4, 0x92, 0x92, 0x92, 0x8C }, /* ASCII 53 (0x35), character: '5' */</text:p>
          </table:table-cell>
          <table:table-cell table:style-name="ce203" table:formula="of:=HEX2DEC(RIGHT([.Q22];2))" office:value-type="float" office:value="244" calcext:value-type="float">
            <text:p>244</text:p>
          </table:table-cell>
          <table:table-cell table:style-name="ce203" table:formula="of:=HEX2DEC(RIGHT([.R22];2))" office:value-type="float" office:value="146" calcext:value-type="float">
            <text:p>146</text:p>
          </table:table-cell>
          <table:table-cell table:style-name="ce203" table:formula="of:=HEX2DEC(RIGHT([.S22];2))" office:value-type="float" office:value="146" calcext:value-type="float">
            <text:p>146</text:p>
          </table:table-cell>
          <table:table-cell table:style-name="ce203" table:formula="of:=HEX2DEC(RIGHT([.T22];2))" office:value-type="float" office:value="146" calcext:value-type="float">
            <text:p>146</text:p>
          </table:table-cell>
          <table:table-cell table:style-name="ce203" table:formula="of:=HEX2DEC(RIGHT([.U22];2))" office:value-type="float" office:value="140" calcext:value-type="float">
            <text:p>140</text:p>
          </table:table-cell>
          <table:table-cell table:style-name="ce203" table:formula="of:=IF([.W22]=0;IF([.X22]=0;IF([.Y22]=0;IF([.Z22]=0;IF([.AA22]=0;0;4);3);2);1);0)" office:value-type="float" office:value="0" calcext:value-type="float">
            <text:p>0</text:p>
          </table:table-cell>
          <table:table-cell table:style-name="ce203" table:formula="of:=IF([.AA22]=0;IF([.Z22]=0;IF([.Y22]=0;IF([.X22]=0;IF([.W22]=0;5;1);2);3);4);5)" office:value-type="float" office:value="5" calcext:value-type="float">
            <text:p>5</text:p>
          </table:table-cell>
          <table:table-cell table:style-name="ce203" table:formula="of:=CONCATENATE(&quot;0x&quot;;DEC2HEX(([.AC22]*16)+[.AB22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245" calcext:value-type="float">
            <text:p>245</text:p>
          </table:table-cell>
          <table:table-cell table:style-name="ce2" table:formula="of:=INDEX([.A$1:.A$1048576];[.M23])" office:value-type="float" office:value="54" calcext:value-type="float">
            <text:p>54</text:p>
          </table:table-cell>
          <table:table-cell table:style-name="ce2" table:formula="of:=CONCATENATE(&quot;0x&quot;;DEC2HEX([.N23];2))" office:value-type="string" office:string-value="0x36" calcext:value-type="string">
            <text:p>0x36</text:p>
          </table:table-cell>
          <table:table-cell table:style-name="ce2" table:formula="of:=CONCATENATE(&quot;'&quot;;CHAR([.N23]);&quot;'&quot;)" office:value-type="string" office:string-value="'6'" calcext:value-type="string">
            <text:p>'6'</text:p>
          </table:table-cell>
          <table:table-cell table:style-name="ce2" table:formula="of:=INDEX([.E$1:.E$1048576];[.$M23]+8;1)" office:value-type="string" office:string-value="0x7C" calcext:value-type="string">
            <text:p>0x7C</text:p>
          </table:table-cell>
          <table:table-cell table:style-name="ce2" table:formula="of:=INDEX([.F$1:.F$1048576];[.$M23]+8;1)" office:value-type="string" office:string-value="0x92" calcext:value-type="string">
            <text:p>0x92</text:p>
          </table:table-cell>
          <table:table-cell table:style-name="ce2" table:formula="of:=INDEX([.G$1:.G$1048576];[.$M23]+8;1)" office:value-type="string" office:string-value="0x92" calcext:value-type="string">
            <text:p>0x92</text:p>
          </table:table-cell>
          <table:table-cell table:style-name="ce2" table:formula="of:=INDEX([.H$1:.H$1048576];[.$M23]+8;1)" office:value-type="string" office:string-value="0x92" calcext:value-type="string">
            <text:p>0x92</text:p>
          </table:table-cell>
          <table:table-cell table:style-name="ce2" table:formula="of:=INDEX([.I$1:.I$1048576];[.$M23]+8;1)" office:value-type="string" office:string-value="0x4C" calcext:value-type="string">
            <text:p>0x4C</text:p>
          </table:table-cell>
          <table:table-cell table:style-name="ce202" table:formula="of:=CONCATENATE(&quot;    { &quot;;[.Q23];&quot;, &quot;;[.R23];&quot;, &quot;;[.S23];&quot;, &quot;;[.T23];&quot;, &quot;;[.U23];&quot; }, /* ASCII &quot;;[.N23];&quot; (&quot;;[.O23];&quot;), character: &quot;;[.P23];&quot; */&quot;)" office:value-type="string" office:string-value="    { 0x7C, 0x92, 0x92, 0x92, 0x4C }, /* ASCII 54 (0x36), character: '6' */" calcext:value-type="string">
            <text:p><text:s text:c="4"/>{ 0x7C, 0x92, 0x92, 0x92, 0x4C }, /* ASCII 54 (0x36), character: '6' */</text:p>
          </table:table-cell>
          <table:table-cell table:style-name="ce203" table:formula="of:=HEX2DEC(RIGHT([.Q23];2))" office:value-type="float" office:value="124" calcext:value-type="float">
            <text:p>124</text:p>
          </table:table-cell>
          <table:table-cell table:style-name="ce203" table:formula="of:=HEX2DEC(RIGHT([.R23];2))" office:value-type="float" office:value="146" calcext:value-type="float">
            <text:p>146</text:p>
          </table:table-cell>
          <table:table-cell table:style-name="ce203" table:formula="of:=HEX2DEC(RIGHT([.S23];2))" office:value-type="float" office:value="146" calcext:value-type="float">
            <text:p>146</text:p>
          </table:table-cell>
          <table:table-cell table:style-name="ce203" table:formula="of:=HEX2DEC(RIGHT([.T23];2))" office:value-type="float" office:value="146" calcext:value-type="float">
            <text:p>146</text:p>
          </table:table-cell>
          <table:table-cell table:style-name="ce203" table:formula="of:=HEX2DEC(RIGHT([.U23];2))" office:value-type="float" office:value="76" calcext:value-type="float">
            <text:p>76</text:p>
          </table:table-cell>
          <table:table-cell table:style-name="ce203" table:formula="of:=IF([.W23]=0;IF([.X23]=0;IF([.Y23]=0;IF([.Z23]=0;IF([.AA23]=0;0;4);3);2);1);0)" office:value-type="float" office:value="0" calcext:value-type="float">
            <text:p>0</text:p>
          </table:table-cell>
          <table:table-cell table:style-name="ce203" table:formula="of:=IF([.AA23]=0;IF([.Z23]=0;IF([.Y23]=0;IF([.X23]=0;IF([.W23]=0;5;1);2);3);4);5)" office:value-type="float" office:value="5" calcext:value-type="float">
            <text:p>5</text:p>
          </table:table-cell>
          <table:table-cell table:style-name="ce203" table:formula="of:=CONCATENATE(&quot;0x&quot;;DEC2HEX(([.AC23]*16)+[.AB2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4]+1" office:value-type="float" office:value="1" calcext:value-type="float">
            <text:p>1</text:p>
          </table:table-cell>
          <table:table-cell table:style-name="ce2" table:formula="of:=[.F24]+1" office:value-type="float" office:value="2" calcext:value-type="float">
            <text:p>2</text:p>
          </table:table-cell>
          <table:table-cell table:style-name="ce2" table:formula="of:=[.G24]+1" office:value-type="float" office:value="3" calcext:value-type="float">
            <text:p>3</text:p>
          </table:table-cell>
          <table:table-cell table:style-name="ce2" table:formula="of:=[.H2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256" calcext:value-type="float">
            <text:p>256</text:p>
          </table:table-cell>
          <table:table-cell table:style-name="ce2" table:formula="of:=INDEX([.A$1:.A$1048576];[.M24])" office:value-type="float" office:value="55" calcext:value-type="float">
            <text:p>55</text:p>
          </table:table-cell>
          <table:table-cell table:style-name="ce2" table:formula="of:=CONCATENATE(&quot;0x&quot;;DEC2HEX([.N24];2))" office:value-type="string" office:string-value="0x37" calcext:value-type="string">
            <text:p>0x37</text:p>
          </table:table-cell>
          <table:table-cell table:style-name="ce2" table:formula="of:=CONCATENATE(&quot;'&quot;;CHAR([.N24]);&quot;'&quot;)" office:value-type="string" office:string-value="'7'" calcext:value-type="string">
            <text:p>'7'</text:p>
          </table:table-cell>
          <table:table-cell table:style-name="ce2" table:formula="of:=INDEX([.E$1:.E$1048576];[.$M24]+8;1)" office:value-type="string" office:string-value="0x80" calcext:value-type="string">
            <text:p>0x80</text:p>
          </table:table-cell>
          <table:table-cell table:style-name="ce2" table:formula="of:=INDEX([.F$1:.F$1048576];[.$M24]+8;1)" office:value-type="string" office:string-value="0x88" calcext:value-type="string">
            <text:p>0x88</text:p>
          </table:table-cell>
          <table:table-cell table:style-name="ce2" table:formula="of:=INDEX([.G$1:.G$1048576];[.$M24]+8;1)" office:value-type="string" office:string-value="0x9E" calcext:value-type="string">
            <text:p>0x9E</text:p>
          </table:table-cell>
          <table:table-cell table:style-name="ce2" table:formula="of:=INDEX([.H$1:.H$1048576];[.$M24]+8;1)" office:value-type="string" office:string-value="0xA8" calcext:value-type="string">
            <text:p>0xA8</text:p>
          </table:table-cell>
          <table:table-cell table:style-name="ce2" table:formula="of:=INDEX([.I$1:.I$1048576];[.$M24]+8;1)" office:value-type="string" office:string-value="0xC0" calcext:value-type="string">
            <text:p>0xC0</text:p>
          </table:table-cell>
          <table:table-cell table:style-name="ce202" table:formula="of:=CONCATENATE(&quot;    { &quot;;[.Q24];&quot;, &quot;;[.R24];&quot;, &quot;;[.S24];&quot;, &quot;;[.T24];&quot;, &quot;;[.U24];&quot; }, /* ASCII &quot;;[.N24];&quot; (&quot;;[.O24];&quot;), character: &quot;;[.P24];&quot; */&quot;)" office:value-type="string" office:string-value="    { 0x80, 0x88, 0x9E, 0xA8, 0xC0 }, /* ASCII 55 (0x37), character: '7' */" calcext:value-type="string">
            <text:p><text:s text:c="4"/>{ 0x80, 0x88, 0x9E, 0xA8, 0xC0 }, /* ASCII 55 (0x37), character: '7' */</text:p>
          </table:table-cell>
          <table:table-cell table:style-name="ce203" table:formula="of:=HEX2DEC(RIGHT([.Q24];2))" office:value-type="float" office:value="128" calcext:value-type="float">
            <text:p>128</text:p>
          </table:table-cell>
          <table:table-cell table:style-name="ce203" table:formula="of:=HEX2DEC(RIGHT([.R24];2))" office:value-type="float" office:value="136" calcext:value-type="float">
            <text:p>136</text:p>
          </table:table-cell>
          <table:table-cell table:style-name="ce203" table:formula="of:=HEX2DEC(RIGHT([.S24];2))" office:value-type="float" office:value="158" calcext:value-type="float">
            <text:p>158</text:p>
          </table:table-cell>
          <table:table-cell table:style-name="ce203" table:formula="of:=HEX2DEC(RIGHT([.T24];2))" office:value-type="float" office:value="168" calcext:value-type="float">
            <text:p>168</text:p>
          </table:table-cell>
          <table:table-cell table:style-name="ce203" table:formula="of:=HEX2DEC(RIGHT([.U24];2))" office:value-type="float" office:value="192" calcext:value-type="float">
            <text:p>192</text:p>
          </table:table-cell>
          <table:table-cell table:style-name="ce203" table:formula="of:=IF([.W24]=0;IF([.X24]=0;IF([.Y24]=0;IF([.Z24]=0;IF([.AA24]=0;0;4);3);2);1);0)" office:value-type="float" office:value="0" calcext:value-type="float">
            <text:p>0</text:p>
          </table:table-cell>
          <table:table-cell table:style-name="ce203" table:formula="of:=IF([.AA24]=0;IF([.Z24]=0;IF([.Y24]=0;IF([.X24]=0;IF([.W24]=0;5;1);2);3);4);5)" office:value-type="float" office:value="5" calcext:value-type="float">
            <text:p>5</text:p>
          </table:table-cell>
          <table:table-cell table:style-name="ce203" table:formula="of:=CONCATENATE(&quot;0x&quot;;DEC2HEX(([.AC24]*16)+[.AB2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2" table:formula="of:=[.A14]+1" office:value-type="float" office:value="34" calcext:value-type="float">
            <text:p>34</text:p>
          </table:table-cell>
          <table:table-cell table:style-name="ce2" table:formula="of:=DEC2HEX([.A25];2)" office:value-type="string" office:string-value="22" calcext:value-type="string">
            <text:p>22</text:p>
          </table:table-cell>
          <table:table-cell table:style-name="ce2" table:formula="of:=CHAR([.A25])" office:value-type="string" office:string-value="&quot;" calcext:value-type="string">
            <text:p>"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0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formula="of:=[.E33]" office:value-type="string" office:string-value="0x20" calcext:value-type="string">
            <text:p>0x20</text:p>
          </table:table-cell>
          <table:table-cell/>
          <table:table-cell table:style-name="ce1"/>
          <table:table-cell table:style-name="ce2" table:formula="of:=3+(ROW()-1)*11" office:value-type="float" office:value="267" calcext:value-type="float">
            <text:p>267</text:p>
          </table:table-cell>
          <table:table-cell table:style-name="ce2" table:formula="of:=INDEX([.A$1:.A$1048576];[.M25])" office:value-type="float" office:value="56" calcext:value-type="float">
            <text:p>56</text:p>
          </table:table-cell>
          <table:table-cell table:style-name="ce2" table:formula="of:=CONCATENATE(&quot;0x&quot;;DEC2HEX([.N25];2))" office:value-type="string" office:string-value="0x38" calcext:value-type="string">
            <text:p>0x38</text:p>
          </table:table-cell>
          <table:table-cell table:style-name="ce2" table:formula="of:=CONCATENATE(&quot;'&quot;;CHAR([.N25]);&quot;'&quot;)" office:value-type="string" office:string-value="'8'" calcext:value-type="string">
            <text:p>'8'</text:p>
          </table:table-cell>
          <table:table-cell table:style-name="ce2" table:formula="of:=INDEX([.E$1:.E$1048576];[.$M25]+8;1)" office:value-type="string" office:string-value="0x6C" calcext:value-type="string">
            <text:p>0x6C</text:p>
          </table:table-cell>
          <table:table-cell table:style-name="ce2" table:formula="of:=INDEX([.F$1:.F$1048576];[.$M25]+8;1)" office:value-type="string" office:string-value="0x92" calcext:value-type="string">
            <text:p>0x92</text:p>
          </table:table-cell>
          <table:table-cell table:style-name="ce2" table:formula="of:=INDEX([.G$1:.G$1048576];[.$M25]+8;1)" office:value-type="string" office:string-value="0x92" calcext:value-type="string">
            <text:p>0x92</text:p>
          </table:table-cell>
          <table:table-cell table:style-name="ce2" table:formula="of:=INDEX([.H$1:.H$1048576];[.$M25]+8;1)" office:value-type="string" office:string-value="0x92" calcext:value-type="string">
            <text:p>0x92</text:p>
          </table:table-cell>
          <table:table-cell table:style-name="ce2" table:formula="of:=INDEX([.I$1:.I$1048576];[.$M25]+8;1)" office:value-type="string" office:string-value="0x6C" calcext:value-type="string">
            <text:p>0x6C</text:p>
          </table:table-cell>
          <table:table-cell table:style-name="ce202" table:formula="of:=CONCATENATE(&quot;    { &quot;;[.Q25];&quot;, &quot;;[.R25];&quot;, &quot;;[.S25];&quot;, &quot;;[.T25];&quot;, &quot;;[.U25];&quot; }, /* ASCII &quot;;[.N25];&quot; (&quot;;[.O25];&quot;), character: &quot;;[.P25];&quot; */&quot;)" office:value-type="string" office:string-value="    { 0x6C, 0x92, 0x92, 0x92, 0x6C }, /* ASCII 56 (0x38), character: '8' */" calcext:value-type="string">
            <text:p><text:s text:c="4"/>{ 0x6C, 0x92, 0x92, 0x92, 0x6C }, /* ASCII 56 (0x38), character: '8' */</text:p>
          </table:table-cell>
          <table:table-cell table:style-name="ce203" table:formula="of:=HEX2DEC(RIGHT([.Q25];2))" office:value-type="float" office:value="108" calcext:value-type="float">
            <text:p>108</text:p>
          </table:table-cell>
          <table:table-cell table:style-name="ce203" table:formula="of:=HEX2DEC(RIGHT([.R25];2))" office:value-type="float" office:value="146" calcext:value-type="float">
            <text:p>146</text:p>
          </table:table-cell>
          <table:table-cell table:style-name="ce203" table:formula="of:=HEX2DEC(RIGHT([.S25];2))" office:value-type="float" office:value="146" calcext:value-type="float">
            <text:p>146</text:p>
          </table:table-cell>
          <table:table-cell table:style-name="ce203" table:formula="of:=HEX2DEC(RIGHT([.T25];2))" office:value-type="float" office:value="146" calcext:value-type="float">
            <text:p>146</text:p>
          </table:table-cell>
          <table:table-cell table:style-name="ce203" table:formula="of:=HEX2DEC(RIGHT([.U25];2))" office:value-type="float" office:value="108" calcext:value-type="float">
            <text:p>108</text:p>
          </table:table-cell>
          <table:table-cell table:style-name="ce203" table:formula="of:=IF([.W25]=0;IF([.X25]=0;IF([.Y25]=0;IF([.Z25]=0;IF([.AA25]=0;0;4);3);2);1);0)" office:value-type="float" office:value="0" calcext:value-type="float">
            <text:p>0</text:p>
          </table:table-cell>
          <table:table-cell table:style-name="ce203" table:formula="of:=IF([.AA25]=0;IF([.Z25]=0;IF([.Y25]=0;IF([.X25]=0;IF([.W25]=0;5;1);2);3);4);5)" office:value-type="float" office:value="5" calcext:value-type="float">
            <text:p>5</text:p>
          </table:table-cell>
          <table:table-cell table:style-name="ce203" table:formula="of:=CONCATENATE(&quot;0x&quot;;DEC2HEX(([.AC25]*16)+[.AB2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0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formula="of:=[.F33]" office:value-type="string" office:string-value="0xC0" calcext:value-type="string">
            <text:p>0xC0</text:p>
          </table:table-cell>
          <table:table-cell/>
          <table:table-cell table:style-name="ce1"/>
          <table:table-cell table:style-name="ce2" table:formula="of:=3+(ROW()-1)*11" office:value-type="float" office:value="278" calcext:value-type="float">
            <text:p>278</text:p>
          </table:table-cell>
          <table:table-cell table:style-name="ce2" table:formula="of:=INDEX([.A$1:.A$1048576];[.M26])" office:value-type="float" office:value="57" calcext:value-type="float">
            <text:p>57</text:p>
          </table:table-cell>
          <table:table-cell table:style-name="ce2" table:formula="of:=CONCATENATE(&quot;0x&quot;;DEC2HEX([.N26];2))" office:value-type="string" office:string-value="0x39" calcext:value-type="string">
            <text:p>0x39</text:p>
          </table:table-cell>
          <table:table-cell table:style-name="ce2" table:formula="of:=CONCATENATE(&quot;'&quot;;CHAR([.N26]);&quot;'&quot;)" office:value-type="string" office:string-value="'9'" calcext:value-type="string">
            <text:p>'9'</text:p>
          </table:table-cell>
          <table:table-cell table:style-name="ce2" table:formula="of:=INDEX([.E$1:.E$1048576];[.$M26]+8;1)" office:value-type="string" office:string-value="0x64" calcext:value-type="string">
            <text:p>0x64</text:p>
          </table:table-cell>
          <table:table-cell table:style-name="ce2" table:formula="of:=INDEX([.F$1:.F$1048576];[.$M26]+8;1)" office:value-type="string" office:string-value="0x92" calcext:value-type="string">
            <text:p>0x92</text:p>
          </table:table-cell>
          <table:table-cell table:style-name="ce2" table:formula="of:=INDEX([.G$1:.G$1048576];[.$M26]+8;1)" office:value-type="string" office:string-value="0x92" calcext:value-type="string">
            <text:p>0x92</text:p>
          </table:table-cell>
          <table:table-cell table:style-name="ce2" table:formula="of:=INDEX([.H$1:.H$1048576];[.$M26]+8;1)" office:value-type="string" office:string-value="0x92" calcext:value-type="string">
            <text:p>0x92</text:p>
          </table:table-cell>
          <table:table-cell table:style-name="ce2" table:formula="of:=INDEX([.I$1:.I$1048576];[.$M26]+8;1)" office:value-type="string" office:string-value="0x7C" calcext:value-type="string">
            <text:p>0x7C</text:p>
          </table:table-cell>
          <table:table-cell table:style-name="ce202" table:formula="of:=CONCATENATE(&quot;    { &quot;;[.Q26];&quot;, &quot;;[.R26];&quot;, &quot;;[.S26];&quot;, &quot;;[.T26];&quot;, &quot;;[.U26];&quot; }, /* ASCII &quot;;[.N26];&quot; (&quot;;[.O26];&quot;), character: &quot;;[.P26];&quot; */&quot;)" office:value-type="string" office:string-value="    { 0x64, 0x92, 0x92, 0x92, 0x7C }, /* ASCII 57 (0x39), character: '9' */" calcext:value-type="string">
            <text:p><text:s text:c="4"/>{ 0x64, 0x92, 0x92, 0x92, 0x7C }, /* ASCII 57 (0x39), character: '9' */</text:p>
          </table:table-cell>
          <table:table-cell table:style-name="ce203" table:formula="of:=HEX2DEC(RIGHT([.Q26];2))" office:value-type="float" office:value="100" calcext:value-type="float">
            <text:p>100</text:p>
          </table:table-cell>
          <table:table-cell table:style-name="ce203" table:formula="of:=HEX2DEC(RIGHT([.R26];2))" office:value-type="float" office:value="146" calcext:value-type="float">
            <text:p>146</text:p>
          </table:table-cell>
          <table:table-cell table:style-name="ce203" table:formula="of:=HEX2DEC(RIGHT([.S26];2))" office:value-type="float" office:value="146" calcext:value-type="float">
            <text:p>146</text:p>
          </table:table-cell>
          <table:table-cell table:style-name="ce203" table:formula="of:=HEX2DEC(RIGHT([.T26];2))" office:value-type="float" office:value="146" calcext:value-type="float">
            <text:p>146</text:p>
          </table:table-cell>
          <table:table-cell table:style-name="ce203" table:formula="of:=HEX2DEC(RIGHT([.U26];2))" office:value-type="float" office:value="124" calcext:value-type="float">
            <text:p>124</text:p>
          </table:table-cell>
          <table:table-cell table:style-name="ce203" table:formula="of:=IF([.W26]=0;IF([.X26]=0;IF([.Y26]=0;IF([.Z26]=0;IF([.AA26]=0;0;4);3);2);1);0)" office:value-type="float" office:value="0" calcext:value-type="float">
            <text:p>0</text:p>
          </table:table-cell>
          <table:table-cell table:style-name="ce203" table:formula="of:=IF([.AA26]=0;IF([.Z26]=0;IF([.Y26]=0;IF([.X26]=0;IF([.W26]=0;5;1);2);3);4);5)" office:value-type="float" office:value="5" calcext:value-type="float">
            <text:p>5</text:p>
          </table:table-cell>
          <table:table-cell table:style-name="ce203" table:formula="of:=CONCATENATE(&quot;0x&quot;;DEC2HEX(([.AC26]*16)+[.AB26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formula="of:=[.G33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289" calcext:value-type="float">
            <text:p>289</text:p>
          </table:table-cell>
          <table:table-cell table:style-name="ce2" table:formula="of:=INDEX([.A$1:.A$1048576];[.M27])" office:value-type="float" office:value="58" calcext:value-type="float">
            <text:p>58</text:p>
          </table:table-cell>
          <table:table-cell table:style-name="ce2" table:formula="of:=CONCATENATE(&quot;0x&quot;;DEC2HEX([.N27];2))" office:value-type="string" office:string-value="0x3A" calcext:value-type="string">
            <text:p>0x3A</text:p>
          </table:table-cell>
          <table:table-cell table:style-name="ce2" table:formula="of:=CONCATENATE(&quot;'&quot;;CHAR([.N27]);&quot;'&quot;)" office:value-type="string" office:string-value="':'" calcext:value-type="string">
            <text:p>':'</text:p>
          </table:table-cell>
          <table:table-cell table:style-name="ce2" table:formula="of:=INDEX([.E$1:.E$1048576];[.$M27]+8;1)" office:value-type="string" office:string-value="0x00" calcext:value-type="string">
            <text:p>0x00</text:p>
          </table:table-cell>
          <table:table-cell table:style-name="ce2" table:formula="of:=INDEX([.F$1:.F$1048576];[.$M27]+8;1)" office:value-type="string" office:string-value="0x6C" calcext:value-type="string">
            <text:p>0x6C</text:p>
          </table:table-cell>
          <table:table-cell table:style-name="ce2" table:formula="of:=INDEX([.G$1:.G$1048576];[.$M27]+8;1)" office:value-type="string" office:string-value="0x6C" calcext:value-type="string">
            <text:p>0x6C</text:p>
          </table:table-cell>
          <table:table-cell table:style-name="ce2" table:formula="of:=INDEX([.H$1:.H$1048576];[.$M27]+8;1)" office:value-type="string" office:string-value="0x00" calcext:value-type="string">
            <text:p>0x00</text:p>
          </table:table-cell>
          <table:table-cell table:style-name="ce2" table:formula="of:=INDEX([.I$1:.I$1048576];[.$M27]+8;1)" office:value-type="string" office:string-value="0x00" calcext:value-type="string">
            <text:p>0x00</text:p>
          </table:table-cell>
          <table:table-cell table:style-name="ce202" table:formula="of:=CONCATENATE(&quot;    { &quot;;[.Q27];&quot;, &quot;;[.R27];&quot;, &quot;;[.S27];&quot;, &quot;;[.T27];&quot;, &quot;;[.U27];&quot; }, /* ASCII &quot;;[.N27];&quot; (&quot;;[.O27];&quot;), character: &quot;;[.P27];&quot; */&quot;)" office:value-type="string" office:string-value="    { 0x00, 0x6C, 0x6C, 0x00, 0x00 }, /* ASCII 58 (0x3A), character: ':' */" calcext:value-type="string">
            <text:p><text:s text:c="4"/>{ 0x00, 0x6C, 0x6C, 0x00, 0x00 }, /* ASCII 58 (0x3A), character: ':' */</text:p>
          </table:table-cell>
          <table:table-cell table:style-name="ce203" table:formula="of:=HEX2DEC(RIGHT([.Q27];2))" office:value-type="float" office:value="0" calcext:value-type="float">
            <text:p>0</text:p>
          </table:table-cell>
          <table:table-cell table:style-name="ce203" table:formula="of:=HEX2DEC(RIGHT([.R27];2))" office:value-type="float" office:value="108" calcext:value-type="float">
            <text:p>108</text:p>
          </table:table-cell>
          <table:table-cell table:style-name="ce203" table:formula="of:=HEX2DEC(RIGHT([.S27];2))" office:value-type="float" office:value="108" calcext:value-type="float">
            <text:p>108</text:p>
          </table:table-cell>
          <table:table-cell table:style-name="ce203" table:formula="of:=HEX2DEC(RIGHT([.T27];2))" office:value-type="float" office:value="0" calcext:value-type="float">
            <text:p>0</text:p>
          </table:table-cell>
          <table:table-cell table:style-name="ce203" table:formula="of:=HEX2DEC(RIGHT([.U27];2))" office:value-type="float" office:value="0" calcext:value-type="float">
            <text:p>0</text:p>
          </table:table-cell>
          <table:table-cell table:style-name="ce203" table:formula="of:=IF([.W27]=0;IF([.X27]=0;IF([.Y27]=0;IF([.Z27]=0;IF([.AA27]=0;0;4);3);2);1);0)" office:value-type="float" office:value="1" calcext:value-type="float">
            <text:p>1</text:p>
          </table:table-cell>
          <table:table-cell table:style-name="ce203" table:formula="of:=IF([.AA27]=0;IF([.Z27]=0;IF([.Y27]=0;IF([.X27]=0;IF([.W27]=0;5;1);2);3);4);5)" office:value-type="float" office:value="3" calcext:value-type="float">
            <text:p>3</text:p>
          </table:table-cell>
          <table:table-cell table:style-name="ce203" table:formula="of:=CONCATENATE(&quot;0x&quot;;DEC2HEX(([.AC27]*16)+[.AB27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" table:number-columns-repeated="2"/>
          <table:table-cell table:style-name="ce105"/>
          <table:table-cell table:style-name="ce6" table:number-columns-repeated="2"/>
          <table:table-cell table:style-name="ce2" table:formula="of:=[.H33]" office:value-type="string" office:string-value="0x20" calcext:value-type="string">
            <text:p>0x20</text:p>
          </table:table-cell>
          <table:table-cell/>
          <table:table-cell table:style-name="ce1"/>
          <table:table-cell table:style-name="ce2" table:formula="of:=3+(ROW()-1)*11" office:value-type="float" office:value="300" calcext:value-type="float">
            <text:p>300</text:p>
          </table:table-cell>
          <table:table-cell table:style-name="ce2" table:formula="of:=INDEX([.A$1:.A$1048576];[.M28])" office:value-type="float" office:value="59" calcext:value-type="float">
            <text:p>59</text:p>
          </table:table-cell>
          <table:table-cell table:style-name="ce2" table:formula="of:=CONCATENATE(&quot;0x&quot;;DEC2HEX([.N28];2))" office:value-type="string" office:string-value="0x3B" calcext:value-type="string">
            <text:p>0x3B</text:p>
          </table:table-cell>
          <table:table-cell table:style-name="ce2" table:formula="of:=CONCATENATE(&quot;'&quot;;CHAR([.N28]);&quot;'&quot;)" office:value-type="string" office:string-value="';'" calcext:value-type="string">
            <text:p>';'</text:p>
          </table:table-cell>
          <table:table-cell table:style-name="ce2" table:formula="of:=INDEX([.E$1:.E$1048576];[.$M28]+8;1)" office:value-type="string" office:string-value="0x00" calcext:value-type="string">
            <text:p>0x00</text:p>
          </table:table-cell>
          <table:table-cell table:style-name="ce2" table:formula="of:=INDEX([.F$1:.F$1048576];[.$M28]+8;1)" office:value-type="string" office:string-value="0x6D" calcext:value-type="string">
            <text:p>0x6D</text:p>
          </table:table-cell>
          <table:table-cell table:style-name="ce2" table:formula="of:=INDEX([.G$1:.G$1048576];[.$M28]+8;1)" office:value-type="string" office:string-value="0x6E" calcext:value-type="string">
            <text:p>0x6E</text:p>
          </table:table-cell>
          <table:table-cell table:style-name="ce2" table:formula="of:=INDEX([.H$1:.H$1048576];[.$M28]+8;1)" office:value-type="string" office:string-value="0x00" calcext:value-type="string">
            <text:p>0x00</text:p>
          </table:table-cell>
          <table:table-cell table:style-name="ce2" table:formula="of:=INDEX([.I$1:.I$1048576];[.$M28]+8;1)" office:value-type="string" office:string-value="0x00" calcext:value-type="string">
            <text:p>0x00</text:p>
          </table:table-cell>
          <table:table-cell table:style-name="ce202" table:formula="of:=CONCATENATE(&quot;    { &quot;;[.Q28];&quot;, &quot;;[.R28];&quot;, &quot;;[.S28];&quot;, &quot;;[.T28];&quot;, &quot;;[.U28];&quot; }, /* ASCII &quot;;[.N28];&quot; (&quot;;[.O28];&quot;), character: &quot;;[.P28];&quot; */&quot;)" office:value-type="string" office:string-value="    { 0x00, 0x6D, 0x6E, 0x00, 0x00 }, /* ASCII 59 (0x3B), character: ';' */" calcext:value-type="string">
            <text:p><text:s text:c="4"/>{ 0x00, 0x6D, 0x6E, 0x00, 0x00 }, /* ASCII 59 (0x3B), character: ';' */</text:p>
          </table:table-cell>
          <table:table-cell table:style-name="ce203" table:formula="of:=HEX2DEC(RIGHT([.Q28];2))" office:value-type="float" office:value="0" calcext:value-type="float">
            <text:p>0</text:p>
          </table:table-cell>
          <table:table-cell table:style-name="ce203" table:formula="of:=HEX2DEC(RIGHT([.R28];2))" office:value-type="float" office:value="109" calcext:value-type="float">
            <text:p>109</text:p>
          </table:table-cell>
          <table:table-cell table:style-name="ce203" table:formula="of:=HEX2DEC(RIGHT([.S28];2))" office:value-type="float" office:value="110" calcext:value-type="float">
            <text:p>110</text:p>
          </table:table-cell>
          <table:table-cell table:style-name="ce203" table:formula="of:=HEX2DEC(RIGHT([.T28];2))" office:value-type="float" office:value="0" calcext:value-type="float">
            <text:p>0</text:p>
          </table:table-cell>
          <table:table-cell table:style-name="ce203" table:formula="of:=HEX2DEC(RIGHT([.U28];2))" office:value-type="float" office:value="0" calcext:value-type="float">
            <text:p>0</text:p>
          </table:table-cell>
          <table:table-cell table:style-name="ce203" table:formula="of:=IF([.W28]=0;IF([.X28]=0;IF([.Y28]=0;IF([.Z28]=0;IF([.AA28]=0;0;4);3);2);1);0)" office:value-type="float" office:value="1" calcext:value-type="float">
            <text:p>1</text:p>
          </table:table-cell>
          <table:table-cell table:style-name="ce203" table:formula="of:=IF([.AA28]=0;IF([.Z28]=0;IF([.Y28]=0;IF([.X28]=0;IF([.W28]=0;5;1);2);3);4);5)" office:value-type="float" office:value="3" calcext:value-type="float">
            <text:p>3</text:p>
          </table:table-cell>
          <table:table-cell table:style-name="ce203" table:formula="of:=CONCATENATE(&quot;0x&quot;;DEC2HEX(([.AC28]*16)+[.AB28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" table:number-columns-repeated="2"/>
          <table:table-cell table:style-name="ce105"/>
          <table:table-cell table:style-name="ce6" table:number-columns-repeated="2"/>
          <table:table-cell table:style-name="ce2" table:formula="of:=[.I33]" office:value-type="string" office:string-value="0xC0" calcext:value-type="string">
            <text:p>0xC0</text:p>
          </table:table-cell>
          <table:table-cell/>
          <table:table-cell table:style-name="ce1"/>
          <table:table-cell table:style-name="ce2" table:formula="of:=3+(ROW()-1)*11" office:value-type="float" office:value="311" calcext:value-type="float">
            <text:p>311</text:p>
          </table:table-cell>
          <table:table-cell table:style-name="ce2" table:formula="of:=INDEX([.A$1:.A$1048576];[.M29])" office:value-type="float" office:value="60" calcext:value-type="float">
            <text:p>60</text:p>
          </table:table-cell>
          <table:table-cell table:style-name="ce2" table:formula="of:=CONCATENATE(&quot;0x&quot;;DEC2HEX([.N29];2))" office:value-type="string" office:string-value="0x3C" calcext:value-type="string">
            <text:p>0x3C</text:p>
          </table:table-cell>
          <table:table-cell table:style-name="ce2" table:formula="of:=CONCATENATE(&quot;'&quot;;CHAR([.N29]);&quot;'&quot;)" office:value-type="string" office:string-value="'&lt;'" calcext:value-type="string">
            <text:p>'&lt;'</text:p>
          </table:table-cell>
          <table:table-cell table:style-name="ce2" table:formula="of:=INDEX([.E$1:.E$1048576];[.$M29]+8;1)" office:value-type="string" office:string-value="0x00" calcext:value-type="string">
            <text:p>0x00</text:p>
          </table:table-cell>
          <table:table-cell table:style-name="ce2" table:formula="of:=INDEX([.F$1:.F$1048576];[.$M29]+8;1)" office:value-type="string" office:string-value="0x10" calcext:value-type="string">
            <text:p>0x10</text:p>
          </table:table-cell>
          <table:table-cell table:style-name="ce2" table:formula="of:=INDEX([.G$1:.G$1048576];[.$M29]+8;1)" office:value-type="string" office:string-value="0x28" calcext:value-type="string">
            <text:p>0x28</text:p>
          </table:table-cell>
          <table:table-cell table:style-name="ce2" table:formula="of:=INDEX([.H$1:.H$1048576];[.$M29]+8;1)" office:value-type="string" office:string-value="0x44" calcext:value-type="string">
            <text:p>0x44</text:p>
          </table:table-cell>
          <table:table-cell table:style-name="ce2" table:formula="of:=INDEX([.I$1:.I$1048576];[.$M29]+8;1)" office:value-type="string" office:string-value="0x82" calcext:value-type="string">
            <text:p>0x82</text:p>
          </table:table-cell>
          <table:table-cell table:style-name="ce202" table:formula="of:=CONCATENATE(&quot;    { &quot;;[.Q29];&quot;, &quot;;[.R29];&quot;, &quot;;[.S29];&quot;, &quot;;[.T29];&quot;, &quot;;[.U29];&quot; }, /* ASCII &quot;;[.N29];&quot; (&quot;;[.O29];&quot;), character: &quot;;[.P29];&quot; */&quot;)" office:value-type="string" office:string-value="    { 0x00, 0x10, 0x28, 0x44, 0x82 }, /* ASCII 60 (0x3C), character: '&lt;' */" calcext:value-type="string">
            <text:p><text:s text:c="4"/>{ 0x00, 0x10, 0x28, 0x44, 0x82 }, /* ASCII 60 (0x3C), character: '&lt;' */</text:p>
          </table:table-cell>
          <table:table-cell table:style-name="ce203" table:formula="of:=HEX2DEC(RIGHT([.Q29];2))" office:value-type="float" office:value="0" calcext:value-type="float">
            <text:p>0</text:p>
          </table:table-cell>
          <table:table-cell table:style-name="ce203" table:formula="of:=HEX2DEC(RIGHT([.R29];2))" office:value-type="float" office:value="16" calcext:value-type="float">
            <text:p>16</text:p>
          </table:table-cell>
          <table:table-cell table:style-name="ce203" table:formula="of:=HEX2DEC(RIGHT([.S29];2))" office:value-type="float" office:value="40" calcext:value-type="float">
            <text:p>40</text:p>
          </table:table-cell>
          <table:table-cell table:style-name="ce203" table:formula="of:=HEX2DEC(RIGHT([.T29];2))" office:value-type="float" office:value="68" calcext:value-type="float">
            <text:p>68</text:p>
          </table:table-cell>
          <table:table-cell table:style-name="ce203" table:formula="of:=HEX2DEC(RIGHT([.U29];2))" office:value-type="float" office:value="130" calcext:value-type="float">
            <text:p>130</text:p>
          </table:table-cell>
          <table:table-cell table:style-name="ce203" table:formula="of:=IF([.W29]=0;IF([.X29]=0;IF([.Y29]=0;IF([.Z29]=0;IF([.AA29]=0;0;4);3);2);1);0)" office:value-type="float" office:value="1" calcext:value-type="float">
            <text:p>1</text:p>
          </table:table-cell>
          <table:table-cell table:style-name="ce203" table:formula="of:=IF([.AA29]=0;IF([.Z29]=0;IF([.Y29]=0;IF([.X29]=0;IF([.W29]=0;5;1);2);3);4);5)" office:value-type="float" office:value="5" calcext:value-type="float">
            <text:p>5</text:p>
          </table:table-cell>
          <table:table-cell table:style-name="ce203" table:formula="of:=CONCATENATE(&quot;0x&quot;;DEC2HEX(([.AC29]*16)+[.AB29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322" calcext:value-type="float">
            <text:p>322</text:p>
          </table:table-cell>
          <table:table-cell table:style-name="ce2" table:formula="of:=INDEX([.A$1:.A$1048576];[.M30])" office:value-type="float" office:value="61" calcext:value-type="float">
            <text:p>61</text:p>
          </table:table-cell>
          <table:table-cell table:style-name="ce2" table:formula="of:=CONCATENATE(&quot;0x&quot;;DEC2HEX([.N30];2))" office:value-type="string" office:string-value="0x3D" calcext:value-type="string">
            <text:p>0x3D</text:p>
          </table:table-cell>
          <table:table-cell table:style-name="ce2" table:formula="of:=CONCATENATE(&quot;'&quot;;CHAR([.N30]);&quot;'&quot;)" office:value-type="string" office:string-value="'='" calcext:value-type="string">
            <text:p>'='</text:p>
          </table:table-cell>
          <table:table-cell table:style-name="ce2" table:formula="of:=INDEX([.E$1:.E$1048576];[.$M30]+8;1)" office:value-type="string" office:string-value="0x28" calcext:value-type="string">
            <text:p>0x28</text:p>
          </table:table-cell>
          <table:table-cell table:style-name="ce2" table:formula="of:=INDEX([.F$1:.F$1048576];[.$M30]+8;1)" office:value-type="string" office:string-value="0x28" calcext:value-type="string">
            <text:p>0x28</text:p>
          </table:table-cell>
          <table:table-cell table:style-name="ce2" table:formula="of:=INDEX([.G$1:.G$1048576];[.$M30]+8;1)" office:value-type="string" office:string-value="0x28" calcext:value-type="string">
            <text:p>0x28</text:p>
          </table:table-cell>
          <table:table-cell table:style-name="ce2" table:formula="of:=INDEX([.H$1:.H$1048576];[.$M30]+8;1)" office:value-type="string" office:string-value="0x28" calcext:value-type="string">
            <text:p>0x28</text:p>
          </table:table-cell>
          <table:table-cell table:style-name="ce2" table:formula="of:=INDEX([.I$1:.I$1048576];[.$M30]+8;1)" office:value-type="string" office:string-value="0x28" calcext:value-type="string">
            <text:p>0x28</text:p>
          </table:table-cell>
          <table:table-cell table:style-name="ce202" table:formula="of:=CONCATENATE(&quot;    { &quot;;[.Q30];&quot;, &quot;;[.R30];&quot;, &quot;;[.S30];&quot;, &quot;;[.T30];&quot;, &quot;;[.U30];&quot; }, /* ASCII &quot;;[.N30];&quot; (&quot;;[.O30];&quot;), character: &quot;;[.P30];&quot; */&quot;)" office:value-type="string" office:string-value="    { 0x28, 0x28, 0x28, 0x28, 0x28 }, /* ASCII 61 (0x3D), character: '=' */" calcext:value-type="string">
            <text:p><text:s text:c="4"/>{ 0x28, 0x28, 0x28, 0x28, 0x28 }, /* ASCII 61 (0x3D), character: '=' */</text:p>
          </table:table-cell>
          <table:table-cell table:style-name="ce203" table:formula="of:=HEX2DEC(RIGHT([.Q30];2))" office:value-type="float" office:value="40" calcext:value-type="float">
            <text:p>40</text:p>
          </table:table-cell>
          <table:table-cell table:style-name="ce203" table:formula="of:=HEX2DEC(RIGHT([.R30];2))" office:value-type="float" office:value="40" calcext:value-type="float">
            <text:p>40</text:p>
          </table:table-cell>
          <table:table-cell table:style-name="ce203" table:formula="of:=HEX2DEC(RIGHT([.S30];2))" office:value-type="float" office:value="40" calcext:value-type="float">
            <text:p>40</text:p>
          </table:table-cell>
          <table:table-cell table:style-name="ce203" table:formula="of:=HEX2DEC(RIGHT([.T30];2))" office:value-type="float" office:value="40" calcext:value-type="float">
            <text:p>40</text:p>
          </table:table-cell>
          <table:table-cell table:style-name="ce203" table:formula="of:=HEX2DEC(RIGHT([.U30];2))" office:value-type="float" office:value="40" calcext:value-type="float">
            <text:p>40</text:p>
          </table:table-cell>
          <table:table-cell table:style-name="ce203" table:formula="of:=IF([.W30]=0;IF([.X30]=0;IF([.Y30]=0;IF([.Z30]=0;IF([.AA30]=0;0;4);3);2);1);0)" office:value-type="float" office:value="0" calcext:value-type="float">
            <text:p>0</text:p>
          </table:table-cell>
          <table:table-cell table:style-name="ce203" table:formula="of:=IF([.AA30]=0;IF([.Z30]=0;IF([.Y30]=0;IF([.X30]=0;IF([.W30]=0;5;1);2);3);4);5)" office:value-type="float" office:value="5" calcext:value-type="float">
            <text:p>5</text:p>
          </table:table-cell>
          <table:table-cell table:style-name="ce203" table:formula="of:=CONCATENATE(&quot;0x&quot;;DEC2HEX(([.AC30]*16)+[.AB30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" table:number-columns-repeated="2"/>
          <table:table-cell table:style-name="ce105"/>
          <table:table-cell table:style-name="ce6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333" calcext:value-type="float">
            <text:p>333</text:p>
          </table:table-cell>
          <table:table-cell table:style-name="ce2" table:formula="of:=INDEX([.A$1:.A$1048576];[.M31])" office:value-type="float" office:value="62" calcext:value-type="float">
            <text:p>62</text:p>
          </table:table-cell>
          <table:table-cell table:style-name="ce2" table:formula="of:=CONCATENATE(&quot;0x&quot;;DEC2HEX([.N31];2))" office:value-type="string" office:string-value="0x3E" calcext:value-type="string">
            <text:p>0x3E</text:p>
          </table:table-cell>
          <table:table-cell table:style-name="ce2" table:formula="of:=CONCATENATE(&quot;'&quot;;CHAR([.N31]);&quot;'&quot;)" office:value-type="string" office:string-value="'&gt;'" calcext:value-type="string">
            <text:p>'&gt;'</text:p>
          </table:table-cell>
          <table:table-cell table:style-name="ce2" table:formula="of:=INDEX([.E$1:.E$1048576];[.$M31]+8;1)" office:value-type="string" office:string-value="0x82" calcext:value-type="string">
            <text:p>0x82</text:p>
          </table:table-cell>
          <table:table-cell table:style-name="ce2" table:formula="of:=INDEX([.F$1:.F$1048576];[.$M31]+8;1)" office:value-type="string" office:string-value="0x44" calcext:value-type="string">
            <text:p>0x44</text:p>
          </table:table-cell>
          <table:table-cell table:style-name="ce2" table:formula="of:=INDEX([.G$1:.G$1048576];[.$M31]+8;1)" office:value-type="string" office:string-value="0x28" calcext:value-type="string">
            <text:p>0x28</text:p>
          </table:table-cell>
          <table:table-cell table:style-name="ce2" table:formula="of:=INDEX([.H$1:.H$1048576];[.$M31]+8;1)" office:value-type="string" office:string-value="0x10" calcext:value-type="string">
            <text:p>0x10</text:p>
          </table:table-cell>
          <table:table-cell table:style-name="ce2" table:formula="of:=INDEX([.I$1:.I$1048576];[.$M31]+8;1)" office:value-type="string" office:string-value="0x00" calcext:value-type="string">
            <text:p>0x00</text:p>
          </table:table-cell>
          <table:table-cell table:style-name="ce202" table:formula="of:=CONCATENATE(&quot;    { &quot;;[.Q31];&quot;, &quot;;[.R31];&quot;, &quot;;[.S31];&quot;, &quot;;[.T31];&quot;, &quot;;[.U31];&quot; }, /* ASCII &quot;;[.N31];&quot; (&quot;;[.O31];&quot;), character: &quot;;[.P31];&quot; */&quot;)" office:value-type="string" office:string-value="    { 0x82, 0x44, 0x28, 0x10, 0x00 }, /* ASCII 62 (0x3E), character: '&gt;' */" calcext:value-type="string">
            <text:p><text:s text:c="4"/>{ 0x82, 0x44, 0x28, 0x10, 0x00 }, /* ASCII 62 (0x3E), character: '&gt;' */</text:p>
          </table:table-cell>
          <table:table-cell table:style-name="ce203" table:formula="of:=HEX2DEC(RIGHT([.Q31];2))" office:value-type="float" office:value="130" calcext:value-type="float">
            <text:p>130</text:p>
          </table:table-cell>
          <table:table-cell table:style-name="ce203" table:formula="of:=HEX2DEC(RIGHT([.R31];2))" office:value-type="float" office:value="68" calcext:value-type="float">
            <text:p>68</text:p>
          </table:table-cell>
          <table:table-cell table:style-name="ce203" table:formula="of:=HEX2DEC(RIGHT([.S31];2))" office:value-type="float" office:value="40" calcext:value-type="float">
            <text:p>40</text:p>
          </table:table-cell>
          <table:table-cell table:style-name="ce203" table:formula="of:=HEX2DEC(RIGHT([.T31];2))" office:value-type="float" office:value="16" calcext:value-type="float">
            <text:p>16</text:p>
          </table:table-cell>
          <table:table-cell table:style-name="ce203" table:formula="of:=HEX2DEC(RIGHT([.U31];2))" office:value-type="float" office:value="0" calcext:value-type="float">
            <text:p>0</text:p>
          </table:table-cell>
          <table:table-cell table:style-name="ce203" table:formula="of:=IF([.W31]=0;IF([.X31]=0;IF([.Y31]=0;IF([.Z31]=0;IF([.AA31]=0;0;4);3);2);1);0)" office:value-type="float" office:value="0" calcext:value-type="float">
            <text:p>0</text:p>
          </table:table-cell>
          <table:table-cell table:style-name="ce203" table:formula="of:=IF([.AA31]=0;IF([.Z31]=0;IF([.Y31]=0;IF([.X31]=0;IF([.W31]=0;5;1);2);3);4);5)" office:value-type="float" office:value="4" calcext:value-type="float">
            <text:p>4</text:p>
          </table:table-cell>
          <table:table-cell table:style-name="ce203" table:formula="of:=CONCATENATE(&quot;0x&quot;;DEC2HEX(([.AC31]*16)+[.AB31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344" calcext:value-type="float">
            <text:p>344</text:p>
          </table:table-cell>
          <table:table-cell table:style-name="ce2" table:formula="of:=INDEX([.A$1:.A$1048576];[.M32])" office:value-type="float" office:value="63" calcext:value-type="float">
            <text:p>63</text:p>
          </table:table-cell>
          <table:table-cell table:style-name="ce2" table:formula="of:=CONCATENATE(&quot;0x&quot;;DEC2HEX([.N32];2))" office:value-type="string" office:string-value="0x3F" calcext:value-type="string">
            <text:p>0x3F</text:p>
          </table:table-cell>
          <table:table-cell table:style-name="ce2" table:formula="of:=CONCATENATE(&quot;'&quot;;CHAR([.N32]);&quot;'&quot;)" office:value-type="string" office:string-value="'?'" calcext:value-type="string">
            <text:p>'?'</text:p>
          </table:table-cell>
          <table:table-cell table:style-name="ce2" table:formula="of:=INDEX([.E$1:.E$1048576];[.$M32]+8;1)" office:value-type="string" office:string-value="0x40" calcext:value-type="string">
            <text:p>0x40</text:p>
          </table:table-cell>
          <table:table-cell table:style-name="ce2" table:formula="of:=INDEX([.F$1:.F$1048576];[.$M32]+8;1)" office:value-type="string" office:string-value="0x80" calcext:value-type="string">
            <text:p>0x80</text:p>
          </table:table-cell>
          <table:table-cell table:style-name="ce2" table:formula="of:=INDEX([.G$1:.G$1048576];[.$M32]+8;1)" office:value-type="string" office:string-value="0x9A" calcext:value-type="string">
            <text:p>0x9A</text:p>
          </table:table-cell>
          <table:table-cell table:style-name="ce2" table:formula="of:=INDEX([.H$1:.H$1048576];[.$M32]+8;1)" office:value-type="string" office:string-value="0xA0" calcext:value-type="string">
            <text:p>0xA0</text:p>
          </table:table-cell>
          <table:table-cell table:style-name="ce2" table:formula="of:=INDEX([.I$1:.I$1048576];[.$M32]+8;1)" office:value-type="string" office:string-value="0x40" calcext:value-type="string">
            <text:p>0x40</text:p>
          </table:table-cell>
          <table:table-cell table:style-name="ce202" table:formula="of:=CONCATENATE(&quot;    { &quot;;[.Q32];&quot;, &quot;;[.R32];&quot;, &quot;;[.S32];&quot;, &quot;;[.T32];&quot;, &quot;;[.U32];&quot; }, /* ASCII &quot;;[.N32];&quot; (&quot;;[.O32];&quot;), character: &quot;;[.P32];&quot; */&quot;)" office:value-type="string" office:string-value="    { 0x40, 0x80, 0x9A, 0xA0, 0x40 }, /* ASCII 63 (0x3F), character: '?' */" calcext:value-type="string">
            <text:p><text:s text:c="4"/>{ 0x40, 0x80, 0x9A, 0xA0, 0x40 }, /* ASCII 63 (0x3F), character: '?' */</text:p>
          </table:table-cell>
          <table:table-cell table:style-name="ce203" table:formula="of:=HEX2DEC(RIGHT([.Q32];2))" office:value-type="float" office:value="64" calcext:value-type="float">
            <text:p>64</text:p>
          </table:table-cell>
          <table:table-cell table:style-name="ce203" table:formula="of:=HEX2DEC(RIGHT([.R32];2))" office:value-type="float" office:value="128" calcext:value-type="float">
            <text:p>128</text:p>
          </table:table-cell>
          <table:table-cell table:style-name="ce203" table:formula="of:=HEX2DEC(RIGHT([.S32];2))" office:value-type="float" office:value="154" calcext:value-type="float">
            <text:p>154</text:p>
          </table:table-cell>
          <table:table-cell table:style-name="ce203" table:formula="of:=HEX2DEC(RIGHT([.T32];2))" office:value-type="float" office:value="160" calcext:value-type="float">
            <text:p>160</text:p>
          </table:table-cell>
          <table:table-cell table:style-name="ce203" table:formula="of:=HEX2DEC(RIGHT([.U32];2))" office:value-type="float" office:value="64" calcext:value-type="float">
            <text:p>64</text:p>
          </table:table-cell>
          <table:table-cell table:style-name="ce203" table:formula="of:=IF([.W32]=0;IF([.X32]=0;IF([.Y32]=0;IF([.Z32]=0;IF([.AA32]=0;0;4);3);2);1);0)" office:value-type="float" office:value="0" calcext:value-type="float">
            <text:p>0</text:p>
          </table:table-cell>
          <table:table-cell table:style-name="ce203" table:formula="of:=IF([.AA32]=0;IF([.Z32]=0;IF([.Y32]=0;IF([.X32]=0;IF([.W32]=0;5;1);2);3);4);5)" office:value-type="float" office:value="5" calcext:value-type="float">
            <text:p>5</text:p>
          </table:table-cell>
          <table:table-cell table:style-name="ce203" table:formula="of:=CONCATENATE(&quot;0x&quot;;DEC2HEX(([.AC32]*16)+[.AB32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2]=1;2^[.$D32];0);IF([.E31]=1;2^[.$D31];0);IF([.E30]=1;2^[.$D30];0);IF([.E29]=1;2^[.$D29];0);IF([.E28]=1;2^[.$D28];0);IF([.E27]=1;2^[.$D27];0);IF([.E26]=1;2^[.$D26];0);IF([.E25]=1;2^[.$D25];0));2))" office:value-type="string" office:string-value="0x20" calcext:value-type="string">
            <text:p>0x20</text:p>
          </table:table-cell>
          <table:table-cell table:style-name="ce2" table:formula="of:=CONCATENATE(&quot;0x&quot;;DEC2HEX(SUM(IF([.F32]=1;2^[.$D32];0);IF([.F31]=1;2^[.$D31];0);IF([.F30]=1;2^[.$D30];0);IF([.F29]=1;2^[.$D29];0);IF([.F28]=1;2^[.$D28];0);IF([.F27]=1;2^[.$D27];0);IF([.F26]=1;2^[.$D26];0);IF([.F25]=1;2^[.$D25];0));2))" office:value-type="string" office:string-value="0xC0" calcext:value-type="string">
            <text:p>0xC0</text:p>
          </table:table-cell>
          <table:table-cell table:style-name="ce2" table:formula="of:=CONCATENATE(&quot;0x&quot;;DEC2HEX(SUM(IF([.G32]=1;2^[.$D32];0);IF([.G31]=1;2^[.$D31];0);IF([.G30]=1;2^[.$D30];0);IF([.G29]=1;2^[.$D29];0);IF([.G28]=1;2^[.$D28];0);IF([.G27]=1;2^[.$D27];0);IF([.G26]=1;2^[.$D26];0);IF([.G25]=1;2^[.$D25];0));2))" office:value-type="string" office:string-value="0x00" calcext:value-type="string">
            <text:p>0x00</text:p>
          </table:table-cell>
          <table:table-cell table:style-name="ce2" table:formula="of:=CONCATENATE(&quot;0x&quot;;DEC2HEX(SUM(IF([.H32]=1;2^[.$D32];0);IF([.H31]=1;2^[.$D31];0);IF([.H30]=1;2^[.$D30];0);IF([.H29]=1;2^[.$D29];0);IF([.H28]=1;2^[.$D28];0);IF([.H27]=1;2^[.$D27];0);IF([.H26]=1;2^[.$D26];0);IF([.H25]=1;2^[.$D25];0));2))" office:value-type="string" office:string-value="0x20" calcext:value-type="string">
            <text:p>0x20</text:p>
          </table:table-cell>
          <table:table-cell table:style-name="ce2" table:formula="of:=CONCATENATE(&quot;0x&quot;;DEC2HEX(SUM(IF([.I32]=1;2^[.$D32];0);IF([.I31]=1;2^[.$D31];0);IF([.I30]=1;2^[.$D30];0);IF([.I29]=1;2^[.$D29];0);IF([.I28]=1;2^[.$D28];0);IF([.I27]=1;2^[.$D27];0);IF([.I26]=1;2^[.$D26];0);IF([.I25]=1;2^[.$D25];0));2))" office:value-type="string" office:string-value="0xC0" calcext:value-type="string">
            <text:p>0xC0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355" calcext:value-type="float">
            <text:p>355</text:p>
          </table:table-cell>
          <table:table-cell table:style-name="ce2" table:formula="of:=INDEX([.A$1:.A$1048576];[.M33])" office:value-type="float" office:value="64" calcext:value-type="float">
            <text:p>64</text:p>
          </table:table-cell>
          <table:table-cell table:style-name="ce2" table:formula="of:=CONCATENATE(&quot;0x&quot;;DEC2HEX([.N33];2))" office:value-type="string" office:string-value="0x40" calcext:value-type="string">
            <text:p>0x40</text:p>
          </table:table-cell>
          <table:table-cell table:style-name="ce2" table:formula="of:=CONCATENATE(&quot;'&quot;;CHAR([.N33]);&quot;'&quot;)" office:value-type="string" office:string-value="'@'" calcext:value-type="string">
            <text:p>'@'</text:p>
          </table:table-cell>
          <table:table-cell table:style-name="ce2" table:formula="of:=INDEX([.E$1:.E$1048576];[.$M33]+8;1)" office:value-type="string" office:string-value="0x7C" calcext:value-type="string">
            <text:p>0x7C</text:p>
          </table:table-cell>
          <table:table-cell table:style-name="ce2" table:formula="of:=INDEX([.F$1:.F$1048576];[.$M33]+8;1)" office:value-type="string" office:string-value="0x82" calcext:value-type="string">
            <text:p>0x82</text:p>
          </table:table-cell>
          <table:table-cell table:style-name="ce2" table:formula="of:=INDEX([.G$1:.G$1048576];[.$M33]+8;1)" office:value-type="string" office:string-value="0xBA" calcext:value-type="string">
            <text:p>0xBA</text:p>
          </table:table-cell>
          <table:table-cell table:style-name="ce2" table:formula="of:=INDEX([.H$1:.H$1048576];[.$M33]+8;1)" office:value-type="string" office:string-value="0xAA" calcext:value-type="string">
            <text:p>0xAA</text:p>
          </table:table-cell>
          <table:table-cell table:style-name="ce2" table:formula="of:=INDEX([.I$1:.I$1048576];[.$M33]+8;1)" office:value-type="string" office:string-value="0x7A" calcext:value-type="string">
            <text:p>0x7A</text:p>
          </table:table-cell>
          <table:table-cell table:style-name="ce202" table:formula="of:=CONCATENATE(&quot;    { &quot;;[.Q33];&quot;, &quot;;[.R33];&quot;, &quot;;[.S33];&quot;, &quot;;[.T33];&quot;, &quot;;[.U33];&quot; }, /* ASCII &quot;;[.N33];&quot; (&quot;;[.O33];&quot;), character: &quot;;[.P33];&quot; */&quot;)" office:value-type="string" office:string-value="    { 0x7C, 0x82, 0xBA, 0xAA, 0x7A }, /* ASCII 64 (0x40), character: '@' */" calcext:value-type="string">
            <text:p><text:s text:c="4"/>{ 0x7C, 0x82, 0xBA, 0xAA, 0x7A }, /* ASCII 64 (0x40), character: '@' */</text:p>
          </table:table-cell>
          <table:table-cell table:style-name="ce203" table:formula="of:=HEX2DEC(RIGHT([.Q33];2))" office:value-type="float" office:value="124" calcext:value-type="float">
            <text:p>124</text:p>
          </table:table-cell>
          <table:table-cell table:style-name="ce203" table:formula="of:=HEX2DEC(RIGHT([.R33];2))" office:value-type="float" office:value="130" calcext:value-type="float">
            <text:p>130</text:p>
          </table:table-cell>
          <table:table-cell table:style-name="ce203" table:formula="of:=HEX2DEC(RIGHT([.S33];2))" office:value-type="float" office:value="186" calcext:value-type="float">
            <text:p>186</text:p>
          </table:table-cell>
          <table:table-cell table:style-name="ce203" table:formula="of:=HEX2DEC(RIGHT([.T33];2))" office:value-type="float" office:value="170" calcext:value-type="float">
            <text:p>170</text:p>
          </table:table-cell>
          <table:table-cell table:style-name="ce203" table:formula="of:=HEX2DEC(RIGHT([.U33];2))" office:value-type="float" office:value="122" calcext:value-type="float">
            <text:p>122</text:p>
          </table:table-cell>
          <table:table-cell table:style-name="ce203" table:formula="of:=IF([.W33]=0;IF([.X33]=0;IF([.Y33]=0;IF([.Z33]=0;IF([.AA33]=0;0;4);3);2);1);0)" office:value-type="float" office:value="0" calcext:value-type="float">
            <text:p>0</text:p>
          </table:table-cell>
          <table:table-cell table:style-name="ce203" table:formula="of:=IF([.AA33]=0;IF([.Z33]=0;IF([.Y33]=0;IF([.X33]=0;IF([.W33]=0;5;1);2);3);4);5)" office:value-type="float" office:value="5" calcext:value-type="float">
            <text:p>5</text:p>
          </table:table-cell>
          <table:table-cell table:style-name="ce203" table:formula="of:=CONCATENATE(&quot;0x&quot;;DEC2HEX(([.AC33]*16)+[.AB3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366" calcext:value-type="float">
            <text:p>366</text:p>
          </table:table-cell>
          <table:table-cell table:style-name="ce2" table:formula="of:=INDEX([.A$1:.A$1048576];[.M34])" office:value-type="float" office:value="65" calcext:value-type="float">
            <text:p>65</text:p>
          </table:table-cell>
          <table:table-cell table:style-name="ce2" table:formula="of:=CONCATENATE(&quot;0x&quot;;DEC2HEX([.N34];2))" office:value-type="string" office:string-value="0x41" calcext:value-type="string">
            <text:p>0x41</text:p>
          </table:table-cell>
          <table:table-cell table:style-name="ce2" table:formula="of:=CONCATENATE(&quot;'&quot;;CHAR([.N34]);&quot;'&quot;)" office:value-type="string" office:string-value="'A'" calcext:value-type="string">
            <text:p>'A'</text:p>
          </table:table-cell>
          <table:table-cell table:style-name="ce2" table:formula="of:=INDEX([.E$1:.E$1048576];[.$M34]+8;1)" office:value-type="string" office:string-value="0x3E" calcext:value-type="string">
            <text:p>0x3E</text:p>
          </table:table-cell>
          <table:table-cell table:style-name="ce2" table:formula="of:=INDEX([.F$1:.F$1048576];[.$M34]+8;1)" office:value-type="string" office:string-value="0x48" calcext:value-type="string">
            <text:p>0x48</text:p>
          </table:table-cell>
          <table:table-cell table:style-name="ce2" table:formula="of:=INDEX([.G$1:.G$1048576];[.$M34]+8;1)" office:value-type="string" office:string-value="0x88" calcext:value-type="string">
            <text:p>0x88</text:p>
          </table:table-cell>
          <table:table-cell table:style-name="ce2" table:formula="of:=INDEX([.H$1:.H$1048576];[.$M34]+8;1)" office:value-type="string" office:string-value="0x48" calcext:value-type="string">
            <text:p>0x48</text:p>
          </table:table-cell>
          <table:table-cell table:style-name="ce2" table:formula="of:=INDEX([.I$1:.I$1048576];[.$M34]+8;1)" office:value-type="string" office:string-value="0x3E" calcext:value-type="string">
            <text:p>0x3E</text:p>
          </table:table-cell>
          <table:table-cell table:style-name="ce202" table:formula="of:=CONCATENATE(&quot;    { &quot;;[.Q34];&quot;, &quot;;[.R34];&quot;, &quot;;[.S34];&quot;, &quot;;[.T34];&quot;, &quot;;[.U34];&quot; }, /* ASCII &quot;;[.N34];&quot; (&quot;;[.O34];&quot;), character: &quot;;[.P34];&quot; */&quot;)" office:value-type="string" office:string-value="    { 0x3E, 0x48, 0x88, 0x48, 0x3E }, /* ASCII 65 (0x41), character: 'A' */" calcext:value-type="string">
            <text:p><text:s text:c="4"/>{ 0x3E, 0x48, 0x88, 0x48, 0x3E }, /* ASCII 65 (0x41), character: 'A' */</text:p>
          </table:table-cell>
          <table:table-cell table:style-name="ce203" table:formula="of:=HEX2DEC(RIGHT([.Q34];2))" office:value-type="float" office:value="62" calcext:value-type="float">
            <text:p>62</text:p>
          </table:table-cell>
          <table:table-cell table:style-name="ce203" table:formula="of:=HEX2DEC(RIGHT([.R34];2))" office:value-type="float" office:value="72" calcext:value-type="float">
            <text:p>72</text:p>
          </table:table-cell>
          <table:table-cell table:style-name="ce203" table:formula="of:=HEX2DEC(RIGHT([.S34];2))" office:value-type="float" office:value="136" calcext:value-type="float">
            <text:p>136</text:p>
          </table:table-cell>
          <table:table-cell table:style-name="ce203" table:formula="of:=HEX2DEC(RIGHT([.T34];2))" office:value-type="float" office:value="72" calcext:value-type="float">
            <text:p>72</text:p>
          </table:table-cell>
          <table:table-cell table:style-name="ce203" table:formula="of:=HEX2DEC(RIGHT([.U34];2))" office:value-type="float" office:value="62" calcext:value-type="float">
            <text:p>62</text:p>
          </table:table-cell>
          <table:table-cell table:style-name="ce203" table:formula="of:=IF([.W34]=0;IF([.X34]=0;IF([.Y34]=0;IF([.Z34]=0;IF([.AA34]=0;0;4);3);2);1);0)" office:value-type="float" office:value="0" calcext:value-type="float">
            <text:p>0</text:p>
          </table:table-cell>
          <table:table-cell table:style-name="ce203" table:formula="of:=IF([.AA34]=0;IF([.Z34]=0;IF([.Y34]=0;IF([.X34]=0;IF([.W34]=0;5;1);2);3);4);5)" office:value-type="float" office:value="5" calcext:value-type="float">
            <text:p>5</text:p>
          </table:table-cell>
          <table:table-cell table:style-name="ce203" table:formula="of:=CONCATENATE(&quot;0x&quot;;DEC2HEX(([.AC34]*16)+[.AB3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5]+1" office:value-type="float" office:value="1" calcext:value-type="float">
            <text:p>1</text:p>
          </table:table-cell>
          <table:table-cell table:style-name="ce2" table:formula="of:=[.F35]+1" office:value-type="float" office:value="2" calcext:value-type="float">
            <text:p>2</text:p>
          </table:table-cell>
          <table:table-cell table:style-name="ce2" table:formula="of:=[.G35]+1" office:value-type="float" office:value="3" calcext:value-type="float">
            <text:p>3</text:p>
          </table:table-cell>
          <table:table-cell table:style-name="ce2" table:formula="of:=[.H3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377" calcext:value-type="float">
            <text:p>377</text:p>
          </table:table-cell>
          <table:table-cell table:style-name="ce2" table:formula="of:=INDEX([.A$1:.A$1048576];[.M35])" office:value-type="float" office:value="66" calcext:value-type="float">
            <text:p>66</text:p>
          </table:table-cell>
          <table:table-cell table:style-name="ce2" table:formula="of:=CONCATENATE(&quot;0x&quot;;DEC2HEX([.N35];2))" office:value-type="string" office:string-value="0x42" calcext:value-type="string">
            <text:p>0x42</text:p>
          </table:table-cell>
          <table:table-cell table:style-name="ce2" table:formula="of:=CONCATENATE(&quot;'&quot;;CHAR([.N35]);&quot;'&quot;)" office:value-type="string" office:string-value="'B'" calcext:value-type="string">
            <text:p>'B'</text:p>
          </table:table-cell>
          <table:table-cell table:style-name="ce2" table:formula="of:=INDEX([.E$1:.E$1048576];[.$M35]+8;1)" office:value-type="string" office:string-value="0xFE" calcext:value-type="string">
            <text:p>0xFE</text:p>
          </table:table-cell>
          <table:table-cell table:style-name="ce2" table:formula="of:=INDEX([.F$1:.F$1048576];[.$M35]+8;1)" office:value-type="string" office:string-value="0x92" calcext:value-type="string">
            <text:p>0x92</text:p>
          </table:table-cell>
          <table:table-cell table:style-name="ce2" table:formula="of:=INDEX([.G$1:.G$1048576];[.$M35]+8;1)" office:value-type="string" office:string-value="0x92" calcext:value-type="string">
            <text:p>0x92</text:p>
          </table:table-cell>
          <table:table-cell table:style-name="ce2" table:formula="of:=INDEX([.H$1:.H$1048576];[.$M35]+8;1)" office:value-type="string" office:string-value="0x92" calcext:value-type="string">
            <text:p>0x92</text:p>
          </table:table-cell>
          <table:table-cell table:style-name="ce2" table:formula="of:=INDEX([.I$1:.I$1048576];[.$M35]+8;1)" office:value-type="string" office:string-value="0x6C" calcext:value-type="string">
            <text:p>0x6C</text:p>
          </table:table-cell>
          <table:table-cell table:style-name="ce202" table:formula="of:=CONCATENATE(&quot;    { &quot;;[.Q35];&quot;, &quot;;[.R35];&quot;, &quot;;[.S35];&quot;, &quot;;[.T35];&quot;, &quot;;[.U35];&quot; }, /* ASCII &quot;;[.N35];&quot; (&quot;;[.O35];&quot;), character: &quot;;[.P35];&quot; */&quot;)" office:value-type="string" office:string-value="    { 0xFE, 0x92, 0x92, 0x92, 0x6C }, /* ASCII 66 (0x42), character: 'B' */" calcext:value-type="string">
            <text:p><text:s text:c="4"/>{ 0xFE, 0x92, 0x92, 0x92, 0x6C }, /* ASCII 66 (0x42), character: 'B' */</text:p>
          </table:table-cell>
          <table:table-cell table:style-name="ce203" table:formula="of:=HEX2DEC(RIGHT([.Q35];2))" office:value-type="float" office:value="254" calcext:value-type="float">
            <text:p>254</text:p>
          </table:table-cell>
          <table:table-cell table:style-name="ce203" table:formula="of:=HEX2DEC(RIGHT([.R35];2))" office:value-type="float" office:value="146" calcext:value-type="float">
            <text:p>146</text:p>
          </table:table-cell>
          <table:table-cell table:style-name="ce203" table:formula="of:=HEX2DEC(RIGHT([.S35];2))" office:value-type="float" office:value="146" calcext:value-type="float">
            <text:p>146</text:p>
          </table:table-cell>
          <table:table-cell table:style-name="ce203" table:formula="of:=HEX2DEC(RIGHT([.T35];2))" office:value-type="float" office:value="146" calcext:value-type="float">
            <text:p>146</text:p>
          </table:table-cell>
          <table:table-cell table:style-name="ce203" table:formula="of:=HEX2DEC(RIGHT([.U35];2))" office:value-type="float" office:value="108" calcext:value-type="float">
            <text:p>108</text:p>
          </table:table-cell>
          <table:table-cell table:style-name="ce203" table:formula="of:=IF([.W35]=0;IF([.X35]=0;IF([.Y35]=0;IF([.Z35]=0;IF([.AA35]=0;0;4);3);2);1);0)" office:value-type="float" office:value="0" calcext:value-type="float">
            <text:p>0</text:p>
          </table:table-cell>
          <table:table-cell table:style-name="ce203" table:formula="of:=IF([.AA35]=0;IF([.Z35]=0;IF([.Y35]=0;IF([.X35]=0;IF([.W35]=0;5;1);2);3);4);5)" office:value-type="float" office:value="5" calcext:value-type="float">
            <text:p>5</text:p>
          </table:table-cell>
          <table:table-cell table:style-name="ce203" table:formula="of:=CONCATENATE(&quot;0x&quot;;DEC2HEX(([.AC35]*16)+[.AB3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2" table:formula="of:=[.A25]+1" office:value-type="float" office:value="35" calcext:value-type="float">
            <text:p>35</text:p>
          </table:table-cell>
          <table:table-cell table:style-name="ce2" table:formula="of:=DEC2HEX([.A36];2)" office:value-type="string" office:string-value="23" calcext:value-type="string">
            <text:p>23</text:p>
          </table:table-cell>
          <table:table-cell table:style-name="ce2" table:formula="of:=CHAR([.A36])" office:value-type="string" office:string-value="#" calcext:value-type="string">
            <text:p>#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" table:number-columns-repeated="2"/>
          <table:table-cell table:style-name="ce106"/>
          <table:table-cell table:style-name="ce7" table:number-columns-repeated="2"/>
          <table:table-cell table:style-name="ce2" table:formula="of:=[.E44]" office:value-type="string" office:string-value="0x28" calcext:value-type="string">
            <text:p>0x28</text:p>
          </table:table-cell>
          <table:table-cell/>
          <table:table-cell table:style-name="ce1"/>
          <table:table-cell table:style-name="ce2" table:formula="of:=3+(ROW()-1)*11" office:value-type="float" office:value="388" calcext:value-type="float">
            <text:p>388</text:p>
          </table:table-cell>
          <table:table-cell table:style-name="ce2" table:formula="of:=INDEX([.A$1:.A$1048576];[.M36])" office:value-type="float" office:value="67" calcext:value-type="float">
            <text:p>67</text:p>
          </table:table-cell>
          <table:table-cell table:style-name="ce2" table:formula="of:=CONCATENATE(&quot;0x&quot;;DEC2HEX([.N36];2))" office:value-type="string" office:string-value="0x43" calcext:value-type="string">
            <text:p>0x43</text:p>
          </table:table-cell>
          <table:table-cell table:style-name="ce2" table:formula="of:=CONCATENATE(&quot;'&quot;;CHAR([.N36]);&quot;'&quot;)" office:value-type="string" office:string-value="'C'" calcext:value-type="string">
            <text:p>'C'</text:p>
          </table:table-cell>
          <table:table-cell table:style-name="ce2" table:formula="of:=INDEX([.E$1:.E$1048576];[.$M36]+8;1)" office:value-type="string" office:string-value="0x7C" calcext:value-type="string">
            <text:p>0x7C</text:p>
          </table:table-cell>
          <table:table-cell table:style-name="ce2" table:formula="of:=INDEX([.F$1:.F$1048576];[.$M36]+8;1)" office:value-type="string" office:string-value="0x82" calcext:value-type="string">
            <text:p>0x82</text:p>
          </table:table-cell>
          <table:table-cell table:style-name="ce2" table:formula="of:=INDEX([.G$1:.G$1048576];[.$M36]+8;1)" office:value-type="string" office:string-value="0x82" calcext:value-type="string">
            <text:p>0x82</text:p>
          </table:table-cell>
          <table:table-cell table:style-name="ce2" table:formula="of:=INDEX([.H$1:.H$1048576];[.$M36]+8;1)" office:value-type="string" office:string-value="0x82" calcext:value-type="string">
            <text:p>0x82</text:p>
          </table:table-cell>
          <table:table-cell table:style-name="ce2" table:formula="of:=INDEX([.I$1:.I$1048576];[.$M36]+8;1)" office:value-type="string" office:string-value="0x44" calcext:value-type="string">
            <text:p>0x44</text:p>
          </table:table-cell>
          <table:table-cell table:style-name="ce202" table:formula="of:=CONCATENATE(&quot;    { &quot;;[.Q36];&quot;, &quot;;[.R36];&quot;, &quot;;[.S36];&quot;, &quot;;[.T36];&quot;, &quot;;[.U36];&quot; }, /* ASCII &quot;;[.N36];&quot; (&quot;;[.O36];&quot;), character: &quot;;[.P36];&quot; */&quot;)" office:value-type="string" office:string-value="    { 0x7C, 0x82, 0x82, 0x82, 0x44 }, /* ASCII 67 (0x43), character: 'C' */" calcext:value-type="string">
            <text:p><text:s text:c="4"/>{ 0x7C, 0x82, 0x82, 0x82, 0x44 }, /* ASCII 67 (0x43), character: 'C' */</text:p>
          </table:table-cell>
          <table:table-cell table:style-name="ce203" table:formula="of:=HEX2DEC(RIGHT([.Q36];2))" office:value-type="float" office:value="124" calcext:value-type="float">
            <text:p>124</text:p>
          </table:table-cell>
          <table:table-cell table:style-name="ce203" table:formula="of:=HEX2DEC(RIGHT([.R36];2))" office:value-type="float" office:value="130" calcext:value-type="float">
            <text:p>130</text:p>
          </table:table-cell>
          <table:table-cell table:style-name="ce203" table:formula="of:=HEX2DEC(RIGHT([.S36];2))" office:value-type="float" office:value="130" calcext:value-type="float">
            <text:p>130</text:p>
          </table:table-cell>
          <table:table-cell table:style-name="ce203" table:formula="of:=HEX2DEC(RIGHT([.T36];2))" office:value-type="float" office:value="130" calcext:value-type="float">
            <text:p>130</text:p>
          </table:table-cell>
          <table:table-cell table:style-name="ce203" table:formula="of:=HEX2DEC(RIGHT([.U36];2))" office:value-type="float" office:value="68" calcext:value-type="float">
            <text:p>68</text:p>
          </table:table-cell>
          <table:table-cell table:style-name="ce203" table:formula="of:=IF([.W36]=0;IF([.X36]=0;IF([.Y36]=0;IF([.Z36]=0;IF([.AA36]=0;0;4);3);2);1);0)" office:value-type="float" office:value="0" calcext:value-type="float">
            <text:p>0</text:p>
          </table:table-cell>
          <table:table-cell table:style-name="ce203" table:formula="of:=IF([.AA36]=0;IF([.Z36]=0;IF([.Y36]=0;IF([.X36]=0;IF([.W36]=0;5;1);2);3);4);5)" office:value-type="float" office:value="5" calcext:value-type="float">
            <text:p>5</text:p>
          </table:table-cell>
          <table:table-cell table:style-name="ce203" table:formula="of:=CONCATENATE(&quot;0x&quot;;DEC2HEX(([.AC36]*16)+[.AB36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" table:formula="of:=[.F44]" office:value-type="string" office:string-value="0x7C" calcext:value-type="string">
            <text:p>0x7C</text:p>
          </table:table-cell>
          <table:table-cell/>
          <table:table-cell table:style-name="ce1"/>
          <table:table-cell table:style-name="ce2" table:formula="of:=3+(ROW()-1)*11" office:value-type="float" office:value="399" calcext:value-type="float">
            <text:p>399</text:p>
          </table:table-cell>
          <table:table-cell table:style-name="ce2" table:formula="of:=INDEX([.A$1:.A$1048576];[.M37])" office:value-type="float" office:value="68" calcext:value-type="float">
            <text:p>68</text:p>
          </table:table-cell>
          <table:table-cell table:style-name="ce2" table:formula="of:=CONCATENATE(&quot;0x&quot;;DEC2HEX([.N37];2))" office:value-type="string" office:string-value="0x44" calcext:value-type="string">
            <text:p>0x44</text:p>
          </table:table-cell>
          <table:table-cell table:style-name="ce2" table:formula="of:=CONCATENATE(&quot;'&quot;;CHAR([.N37]);&quot;'&quot;)" office:value-type="string" office:string-value="'D'" calcext:value-type="string">
            <text:p>'D'</text:p>
          </table:table-cell>
          <table:table-cell table:style-name="ce2" table:formula="of:=INDEX([.E$1:.E$1048576];[.$M37]+8;1)" office:value-type="string" office:string-value="0xFE" calcext:value-type="string">
            <text:p>0xFE</text:p>
          </table:table-cell>
          <table:table-cell table:style-name="ce2" table:formula="of:=INDEX([.F$1:.F$1048576];[.$M37]+8;1)" office:value-type="string" office:string-value="0x82" calcext:value-type="string">
            <text:p>0x82</text:p>
          </table:table-cell>
          <table:table-cell table:style-name="ce2" table:formula="of:=INDEX([.G$1:.G$1048576];[.$M37]+8;1)" office:value-type="string" office:string-value="0x82" calcext:value-type="string">
            <text:p>0x82</text:p>
          </table:table-cell>
          <table:table-cell table:style-name="ce2" table:formula="of:=INDEX([.H$1:.H$1048576];[.$M37]+8;1)" office:value-type="string" office:string-value="0x82" calcext:value-type="string">
            <text:p>0x82</text:p>
          </table:table-cell>
          <table:table-cell table:style-name="ce2" table:formula="of:=INDEX([.I$1:.I$1048576];[.$M37]+8;1)" office:value-type="string" office:string-value="0x7C" calcext:value-type="string">
            <text:p>0x7C</text:p>
          </table:table-cell>
          <table:table-cell table:style-name="ce202" table:formula="of:=CONCATENATE(&quot;    { &quot;;[.Q37];&quot;, &quot;;[.R37];&quot;, &quot;;[.S37];&quot;, &quot;;[.T37];&quot;, &quot;;[.U37];&quot; }, /* ASCII &quot;;[.N37];&quot; (&quot;;[.O37];&quot;), character: &quot;;[.P37];&quot; */&quot;)" office:value-type="string" office:string-value="    { 0xFE, 0x82, 0x82, 0x82, 0x7C }, /* ASCII 68 (0x44), character: 'D' */" calcext:value-type="string">
            <text:p><text:s text:c="4"/>{ 0xFE, 0x82, 0x82, 0x82, 0x7C }, /* ASCII 68 (0x44), character: 'D' */</text:p>
          </table:table-cell>
          <table:table-cell table:style-name="ce203" table:formula="of:=HEX2DEC(RIGHT([.Q37];2))" office:value-type="float" office:value="254" calcext:value-type="float">
            <text:p>254</text:p>
          </table:table-cell>
          <table:table-cell table:style-name="ce203" table:formula="of:=HEX2DEC(RIGHT([.R37];2))" office:value-type="float" office:value="130" calcext:value-type="float">
            <text:p>130</text:p>
          </table:table-cell>
          <table:table-cell table:style-name="ce203" table:formula="of:=HEX2DEC(RIGHT([.S37];2))" office:value-type="float" office:value="130" calcext:value-type="float">
            <text:p>130</text:p>
          </table:table-cell>
          <table:table-cell table:style-name="ce203" table:formula="of:=HEX2DEC(RIGHT([.T37];2))" office:value-type="float" office:value="130" calcext:value-type="float">
            <text:p>130</text:p>
          </table:table-cell>
          <table:table-cell table:style-name="ce203" table:formula="of:=HEX2DEC(RIGHT([.U37];2))" office:value-type="float" office:value="124" calcext:value-type="float">
            <text:p>124</text:p>
          </table:table-cell>
          <table:table-cell table:style-name="ce203" table:formula="of:=IF([.W37]=0;IF([.X37]=0;IF([.Y37]=0;IF([.Z37]=0;IF([.AA37]=0;0;4);3);2);1);0)" office:value-type="float" office:value="0" calcext:value-type="float">
            <text:p>0</text:p>
          </table:table-cell>
          <table:table-cell table:style-name="ce203" table:formula="of:=IF([.AA37]=0;IF([.Z37]=0;IF([.Y37]=0;IF([.X37]=0;IF([.W37]=0;5;1);2);3);4);5)" office:value-type="float" office:value="5" calcext:value-type="float">
            <text:p>5</text:p>
          </table:table-cell>
          <table:table-cell table:style-name="ce203" table:formula="of:=CONCATENATE(&quot;0x&quot;;DEC2HEX(([.AC37]*16)+[.AB3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" table:formula="of:=[.G44]" office:value-type="string" office:string-value="0x28" calcext:value-type="string">
            <text:p>0x28</text:p>
          </table:table-cell>
          <table:table-cell/>
          <table:table-cell table:style-name="ce1"/>
          <table:table-cell table:style-name="ce2" table:formula="of:=3+(ROW()-1)*11" office:value-type="float" office:value="410" calcext:value-type="float">
            <text:p>410</text:p>
          </table:table-cell>
          <table:table-cell table:style-name="ce2" table:formula="of:=INDEX([.A$1:.A$1048576];[.M38])" office:value-type="float" office:value="69" calcext:value-type="float">
            <text:p>69</text:p>
          </table:table-cell>
          <table:table-cell table:style-name="ce2" table:formula="of:=CONCATENATE(&quot;0x&quot;;DEC2HEX([.N38];2))" office:value-type="string" office:string-value="0x45" calcext:value-type="string">
            <text:p>0x45</text:p>
          </table:table-cell>
          <table:table-cell table:style-name="ce2" table:formula="of:=CONCATENATE(&quot;'&quot;;CHAR([.N38]);&quot;'&quot;)" office:value-type="string" office:string-value="'E'" calcext:value-type="string">
            <text:p>'E'</text:p>
          </table:table-cell>
          <table:table-cell table:style-name="ce2" table:formula="of:=INDEX([.E$1:.E$1048576];[.$M38]+8;1)" office:value-type="string" office:string-value="0xFE" calcext:value-type="string">
            <text:p>0xFE</text:p>
          </table:table-cell>
          <table:table-cell table:style-name="ce2" table:formula="of:=INDEX([.F$1:.F$1048576];[.$M38]+8;1)" office:value-type="string" office:string-value="0x92" calcext:value-type="string">
            <text:p>0x92</text:p>
          </table:table-cell>
          <table:table-cell table:style-name="ce2" table:formula="of:=INDEX([.G$1:.G$1048576];[.$M38]+8;1)" office:value-type="string" office:string-value="0x92" calcext:value-type="string">
            <text:p>0x92</text:p>
          </table:table-cell>
          <table:table-cell table:style-name="ce2" table:formula="of:=INDEX([.H$1:.H$1048576];[.$M38]+8;1)" office:value-type="string" office:string-value="0x92" calcext:value-type="string">
            <text:p>0x92</text:p>
          </table:table-cell>
          <table:table-cell table:style-name="ce2" table:formula="of:=INDEX([.I$1:.I$1048576];[.$M38]+8;1)" office:value-type="string" office:string-value="0x82" calcext:value-type="string">
            <text:p>0x82</text:p>
          </table:table-cell>
          <table:table-cell table:style-name="ce202" table:formula="of:=CONCATENATE(&quot;    { &quot;;[.Q38];&quot;, &quot;;[.R38];&quot;, &quot;;[.S38];&quot;, &quot;;[.T38];&quot;, &quot;;[.U38];&quot; }, /* ASCII &quot;;[.N38];&quot; (&quot;;[.O38];&quot;), character: &quot;;[.P38];&quot; */&quot;)" office:value-type="string" office:string-value="    { 0xFE, 0x92, 0x92, 0x92, 0x82 }, /* ASCII 69 (0x45), character: 'E' */" calcext:value-type="string">
            <text:p><text:s text:c="4"/>{ 0xFE, 0x92, 0x92, 0x92, 0x82 }, /* ASCII 69 (0x45), character: 'E' */</text:p>
          </table:table-cell>
          <table:table-cell table:style-name="ce203" table:formula="of:=HEX2DEC(RIGHT([.Q38];2))" office:value-type="float" office:value="254" calcext:value-type="float">
            <text:p>254</text:p>
          </table:table-cell>
          <table:table-cell table:style-name="ce203" table:formula="of:=HEX2DEC(RIGHT([.R38];2))" office:value-type="float" office:value="146" calcext:value-type="float">
            <text:p>146</text:p>
          </table:table-cell>
          <table:table-cell table:style-name="ce203" table:formula="of:=HEX2DEC(RIGHT([.S38];2))" office:value-type="float" office:value="146" calcext:value-type="float">
            <text:p>146</text:p>
          </table:table-cell>
          <table:table-cell table:style-name="ce203" table:formula="of:=HEX2DEC(RIGHT([.T38];2))" office:value-type="float" office:value="146" calcext:value-type="float">
            <text:p>146</text:p>
          </table:table-cell>
          <table:table-cell table:style-name="ce203" table:formula="of:=HEX2DEC(RIGHT([.U38];2))" office:value-type="float" office:value="130" calcext:value-type="float">
            <text:p>130</text:p>
          </table:table-cell>
          <table:table-cell table:style-name="ce203" table:formula="of:=IF([.W38]=0;IF([.X38]=0;IF([.Y38]=0;IF([.Z38]=0;IF([.AA38]=0;0;4);3);2);1);0)" office:value-type="float" office:value="0" calcext:value-type="float">
            <text:p>0</text:p>
          </table:table-cell>
          <table:table-cell table:style-name="ce203" table:formula="of:=IF([.AA38]=0;IF([.Z38]=0;IF([.Y38]=0;IF([.X38]=0;IF([.W38]=0;5;1);2);3);4);5)" office:value-type="float" office:value="5" calcext:value-type="float">
            <text:p>5</text:p>
          </table:table-cell>
          <table:table-cell table:style-name="ce203" table:formula="of:=CONCATENATE(&quot;0x&quot;;DEC2HEX(([.AC38]*16)+[.AB38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" table:formula="of:=[.H44]" office:value-type="string" office:string-value="0x7C" calcext:value-type="string">
            <text:p>0x7C</text:p>
          </table:table-cell>
          <table:table-cell/>
          <table:table-cell table:style-name="ce1"/>
          <table:table-cell table:style-name="ce2" table:formula="of:=3+(ROW()-1)*11" office:value-type="float" office:value="421" calcext:value-type="float">
            <text:p>421</text:p>
          </table:table-cell>
          <table:table-cell table:style-name="ce2" table:formula="of:=INDEX([.A$1:.A$1048576];[.M39])" office:value-type="float" office:value="70" calcext:value-type="float">
            <text:p>70</text:p>
          </table:table-cell>
          <table:table-cell table:style-name="ce2" table:formula="of:=CONCATENATE(&quot;0x&quot;;DEC2HEX([.N39];2))" office:value-type="string" office:string-value="0x46" calcext:value-type="string">
            <text:p>0x46</text:p>
          </table:table-cell>
          <table:table-cell table:style-name="ce2" table:formula="of:=CONCATENATE(&quot;'&quot;;CHAR([.N39]);&quot;'&quot;)" office:value-type="string" office:string-value="'F'" calcext:value-type="string">
            <text:p>'F'</text:p>
          </table:table-cell>
          <table:table-cell table:style-name="ce2" table:formula="of:=INDEX([.E$1:.E$1048576];[.$M39]+8;1)" office:value-type="string" office:string-value="0xFE" calcext:value-type="string">
            <text:p>0xFE</text:p>
          </table:table-cell>
          <table:table-cell table:style-name="ce2" table:formula="of:=INDEX([.F$1:.F$1048576];[.$M39]+8;1)" office:value-type="string" office:string-value="0x90" calcext:value-type="string">
            <text:p>0x90</text:p>
          </table:table-cell>
          <table:table-cell table:style-name="ce2" table:formula="of:=INDEX([.G$1:.G$1048576];[.$M39]+8;1)" office:value-type="string" office:string-value="0x90" calcext:value-type="string">
            <text:p>0x90</text:p>
          </table:table-cell>
          <table:table-cell table:style-name="ce2" table:formula="of:=INDEX([.H$1:.H$1048576];[.$M39]+8;1)" office:value-type="string" office:string-value="0x90" calcext:value-type="string">
            <text:p>0x90</text:p>
          </table:table-cell>
          <table:table-cell table:style-name="ce2" table:formula="of:=INDEX([.I$1:.I$1048576];[.$M39]+8;1)" office:value-type="string" office:string-value="0x80" calcext:value-type="string">
            <text:p>0x80</text:p>
          </table:table-cell>
          <table:table-cell table:style-name="ce202" table:formula="of:=CONCATENATE(&quot;    { &quot;;[.Q39];&quot;, &quot;;[.R39];&quot;, &quot;;[.S39];&quot;, &quot;;[.T39];&quot;, &quot;;[.U39];&quot; }, /* ASCII &quot;;[.N39];&quot; (&quot;;[.O39];&quot;), character: &quot;;[.P39];&quot; */&quot;)" office:value-type="string" office:string-value="    { 0xFE, 0x90, 0x90, 0x90, 0x80 }, /* ASCII 70 (0x46), character: 'F' */" calcext:value-type="string">
            <text:p><text:s text:c="4"/>{ 0xFE, 0x90, 0x90, 0x90, 0x80 }, /* ASCII 70 (0x46), character: 'F' */</text:p>
          </table:table-cell>
          <table:table-cell table:style-name="ce203" table:formula="of:=HEX2DEC(RIGHT([.Q39];2))" office:value-type="float" office:value="254" calcext:value-type="float">
            <text:p>254</text:p>
          </table:table-cell>
          <table:table-cell table:style-name="ce203" table:formula="of:=HEX2DEC(RIGHT([.R39];2))" office:value-type="float" office:value="144" calcext:value-type="float">
            <text:p>144</text:p>
          </table:table-cell>
          <table:table-cell table:style-name="ce203" table:formula="of:=HEX2DEC(RIGHT([.S39];2))" office:value-type="float" office:value="144" calcext:value-type="float">
            <text:p>144</text:p>
          </table:table-cell>
          <table:table-cell table:style-name="ce203" table:formula="of:=HEX2DEC(RIGHT([.T39];2))" office:value-type="float" office:value="144" calcext:value-type="float">
            <text:p>144</text:p>
          </table:table-cell>
          <table:table-cell table:style-name="ce203" table:formula="of:=HEX2DEC(RIGHT([.U39];2))" office:value-type="float" office:value="128" calcext:value-type="float">
            <text:p>128</text:p>
          </table:table-cell>
          <table:table-cell table:style-name="ce203" table:formula="of:=IF([.W39]=0;IF([.X39]=0;IF([.Y39]=0;IF([.Z39]=0;IF([.AA39]=0;0;4);3);2);1);0)" office:value-type="float" office:value="0" calcext:value-type="float">
            <text:p>0</text:p>
          </table:table-cell>
          <table:table-cell table:style-name="ce203" table:formula="of:=IF([.AA39]=0;IF([.Z39]=0;IF([.Y39]=0;IF([.X39]=0;IF([.W39]=0;5;1);2);3);4);5)" office:value-type="float" office:value="5" calcext:value-type="float">
            <text:p>5</text:p>
          </table:table-cell>
          <table:table-cell table:style-name="ce203" table:formula="of:=CONCATENATE(&quot;0x&quot;;DEC2HEX(([.AC39]*16)+[.AB39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" table:formula="of:=[.I44]" office:value-type="string" office:string-value="0x28" calcext:value-type="string">
            <text:p>0x28</text:p>
          </table:table-cell>
          <table:table-cell/>
          <table:table-cell table:style-name="ce1"/>
          <table:table-cell table:style-name="ce2" table:formula="of:=3+(ROW()-1)*11" office:value-type="float" office:value="432" calcext:value-type="float">
            <text:p>432</text:p>
          </table:table-cell>
          <table:table-cell table:style-name="ce2" table:formula="of:=INDEX([.A$1:.A$1048576];[.M40])" office:value-type="float" office:value="71" calcext:value-type="float">
            <text:p>71</text:p>
          </table:table-cell>
          <table:table-cell table:style-name="ce2" table:formula="of:=CONCATENATE(&quot;0x&quot;;DEC2HEX([.N40];2))" office:value-type="string" office:string-value="0x47" calcext:value-type="string">
            <text:p>0x47</text:p>
          </table:table-cell>
          <table:table-cell table:style-name="ce2" table:formula="of:=CONCATENATE(&quot;'&quot;;CHAR([.N40]);&quot;'&quot;)" office:value-type="string" office:string-value="'G'" calcext:value-type="string">
            <text:p>'G'</text:p>
          </table:table-cell>
          <table:table-cell table:style-name="ce2" table:formula="of:=INDEX([.E$1:.E$1048576];[.$M40]+8;1)" office:value-type="string" office:string-value="0x7C" calcext:value-type="string">
            <text:p>0x7C</text:p>
          </table:table-cell>
          <table:table-cell table:style-name="ce2" table:formula="of:=INDEX([.F$1:.F$1048576];[.$M40]+8;1)" office:value-type="string" office:string-value="0x82" calcext:value-type="string">
            <text:p>0x82</text:p>
          </table:table-cell>
          <table:table-cell table:style-name="ce2" table:formula="of:=INDEX([.G$1:.G$1048576];[.$M40]+8;1)" office:value-type="string" office:string-value="0x82" calcext:value-type="string">
            <text:p>0x82</text:p>
          </table:table-cell>
          <table:table-cell table:style-name="ce2" table:formula="of:=INDEX([.H$1:.H$1048576];[.$M40]+8;1)" office:value-type="string" office:string-value="0x8A" calcext:value-type="string">
            <text:p>0x8A</text:p>
          </table:table-cell>
          <table:table-cell table:style-name="ce2" table:formula="of:=INDEX([.I$1:.I$1048576];[.$M40]+8;1)" office:value-type="string" office:string-value="0x4C" calcext:value-type="string">
            <text:p>0x4C</text:p>
          </table:table-cell>
          <table:table-cell table:style-name="ce202" table:formula="of:=CONCATENATE(&quot;    { &quot;;[.Q40];&quot;, &quot;;[.R40];&quot;, &quot;;[.S40];&quot;, &quot;;[.T40];&quot;, &quot;;[.U40];&quot; }, /* ASCII &quot;;[.N40];&quot; (&quot;;[.O40];&quot;), character: &quot;;[.P40];&quot; */&quot;)" office:value-type="string" office:string-value="    { 0x7C, 0x82, 0x82, 0x8A, 0x4C }, /* ASCII 71 (0x47), character: 'G' */" calcext:value-type="string">
            <text:p><text:s text:c="4"/>{ 0x7C, 0x82, 0x82, 0x8A, 0x4C }, /* ASCII 71 (0x47), character: 'G' */</text:p>
          </table:table-cell>
          <table:table-cell table:style-name="ce203" table:formula="of:=HEX2DEC(RIGHT([.Q40];2))" office:value-type="float" office:value="124" calcext:value-type="float">
            <text:p>124</text:p>
          </table:table-cell>
          <table:table-cell table:style-name="ce203" table:formula="of:=HEX2DEC(RIGHT([.R40];2))" office:value-type="float" office:value="130" calcext:value-type="float">
            <text:p>130</text:p>
          </table:table-cell>
          <table:table-cell table:style-name="ce203" table:formula="of:=HEX2DEC(RIGHT([.S40];2))" office:value-type="float" office:value="130" calcext:value-type="float">
            <text:p>130</text:p>
          </table:table-cell>
          <table:table-cell table:style-name="ce203" table:formula="of:=HEX2DEC(RIGHT([.T40];2))" office:value-type="float" office:value="138" calcext:value-type="float">
            <text:p>138</text:p>
          </table:table-cell>
          <table:table-cell table:style-name="ce203" table:formula="of:=HEX2DEC(RIGHT([.U40];2))" office:value-type="float" office:value="76" calcext:value-type="float">
            <text:p>76</text:p>
          </table:table-cell>
          <table:table-cell table:style-name="ce203" table:formula="of:=IF([.W40]=0;IF([.X40]=0;IF([.Y40]=0;IF([.Z40]=0;IF([.AA40]=0;0;4);3);2);1);0)" office:value-type="float" office:value="0" calcext:value-type="float">
            <text:p>0</text:p>
          </table:table-cell>
          <table:table-cell table:style-name="ce203" table:formula="of:=IF([.AA40]=0;IF([.Z40]=0;IF([.Y40]=0;IF([.X40]=0;IF([.W40]=0;5;1);2);3);4);5)" office:value-type="float" office:value="5" calcext:value-type="float">
            <text:p>5</text:p>
          </table:table-cell>
          <table:table-cell table:style-name="ce203" table:formula="of:=CONCATENATE(&quot;0x&quot;;DEC2HEX(([.AC40]*16)+[.AB40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"/>
          <table:table-cell/>
          <table:table-cell table:style-name="ce1"/>
          <table:table-cell table:style-name="ce2" table:formula="of:=3+(ROW()-1)*11" office:value-type="float" office:value="443" calcext:value-type="float">
            <text:p>443</text:p>
          </table:table-cell>
          <table:table-cell table:style-name="ce2" table:formula="of:=INDEX([.A$1:.A$1048576];[.M41])" office:value-type="float" office:value="72" calcext:value-type="float">
            <text:p>72</text:p>
          </table:table-cell>
          <table:table-cell table:style-name="ce2" table:formula="of:=CONCATENATE(&quot;0x&quot;;DEC2HEX([.N41];2))" office:value-type="string" office:string-value="0x48" calcext:value-type="string">
            <text:p>0x48</text:p>
          </table:table-cell>
          <table:table-cell table:style-name="ce2" table:formula="of:=CONCATENATE(&quot;'&quot;;CHAR([.N41]);&quot;'&quot;)" office:value-type="string" office:string-value="'H'" calcext:value-type="string">
            <text:p>'H'</text:p>
          </table:table-cell>
          <table:table-cell table:style-name="ce2" table:formula="of:=INDEX([.E$1:.E$1048576];[.$M41]+8;1)" office:value-type="string" office:string-value="0xFE" calcext:value-type="string">
            <text:p>0xFE</text:p>
          </table:table-cell>
          <table:table-cell table:style-name="ce2" table:formula="of:=INDEX([.F$1:.F$1048576];[.$M41]+8;1)" office:value-type="string" office:string-value="0x10" calcext:value-type="string">
            <text:p>0x10</text:p>
          </table:table-cell>
          <table:table-cell table:style-name="ce2" table:formula="of:=INDEX([.G$1:.G$1048576];[.$M41]+8;1)" office:value-type="string" office:string-value="0x10" calcext:value-type="string">
            <text:p>0x10</text:p>
          </table:table-cell>
          <table:table-cell table:style-name="ce2" table:formula="of:=INDEX([.H$1:.H$1048576];[.$M41]+8;1)" office:value-type="string" office:string-value="0x10" calcext:value-type="string">
            <text:p>0x10</text:p>
          </table:table-cell>
          <table:table-cell table:style-name="ce2" table:formula="of:=INDEX([.I$1:.I$1048576];[.$M41]+8;1)" office:value-type="string" office:string-value="0xFE" calcext:value-type="string">
            <text:p>0xFE</text:p>
          </table:table-cell>
          <table:table-cell table:style-name="ce202" table:formula="of:=CONCATENATE(&quot;    { &quot;;[.Q41];&quot;, &quot;;[.R41];&quot;, &quot;;[.S41];&quot;, &quot;;[.T41];&quot;, &quot;;[.U41];&quot; }, /* ASCII &quot;;[.N41];&quot; (&quot;;[.O41];&quot;), character: &quot;;[.P41];&quot; */&quot;)" office:value-type="string" office:string-value="    { 0xFE, 0x10, 0x10, 0x10, 0xFE }, /* ASCII 72 (0x48), character: 'H' */" calcext:value-type="string">
            <text:p><text:s text:c="4"/>{ 0xFE, 0x10, 0x10, 0x10, 0xFE }, /* ASCII 72 (0x48), character: 'H' */</text:p>
          </table:table-cell>
          <table:table-cell table:style-name="ce203" table:formula="of:=HEX2DEC(RIGHT([.Q41];2))" office:value-type="float" office:value="254" calcext:value-type="float">
            <text:p>254</text:p>
          </table:table-cell>
          <table:table-cell table:style-name="ce203" table:formula="of:=HEX2DEC(RIGHT([.R41];2))" office:value-type="float" office:value="16" calcext:value-type="float">
            <text:p>16</text:p>
          </table:table-cell>
          <table:table-cell table:style-name="ce203" table:formula="of:=HEX2DEC(RIGHT([.S41];2))" office:value-type="float" office:value="16" calcext:value-type="float">
            <text:p>16</text:p>
          </table:table-cell>
          <table:table-cell table:style-name="ce203" table:formula="of:=HEX2DEC(RIGHT([.T41];2))" office:value-type="float" office:value="16" calcext:value-type="float">
            <text:p>16</text:p>
          </table:table-cell>
          <table:table-cell table:style-name="ce203" table:formula="of:=HEX2DEC(RIGHT([.U41];2))" office:value-type="float" office:value="254" calcext:value-type="float">
            <text:p>254</text:p>
          </table:table-cell>
          <table:table-cell table:style-name="ce203" table:formula="of:=IF([.W41]=0;IF([.X41]=0;IF([.Y41]=0;IF([.Z41]=0;IF([.AA41]=0;0;4);3);2);1);0)" office:value-type="float" office:value="0" calcext:value-type="float">
            <text:p>0</text:p>
          </table:table-cell>
          <table:table-cell table:style-name="ce203" table:formula="of:=IF([.AA41]=0;IF([.Z41]=0;IF([.Y41]=0;IF([.X41]=0;IF([.W41]=0;5;1);2);3);4);5)" office:value-type="float" office:value="5" calcext:value-type="float">
            <text:p>5</text:p>
          </table:table-cell>
          <table:table-cell table:style-name="ce203" table:formula="of:=CONCATENATE(&quot;0x&quot;;DEC2HEX(([.AC41]*16)+[.AB41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" table:number-columns-repeated="2"/>
          <table:table-cell table:style-name="ce106"/>
          <table:table-cell table:style-name="ce7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454" calcext:value-type="float">
            <text:p>454</text:p>
          </table:table-cell>
          <table:table-cell table:style-name="ce2" table:formula="of:=INDEX([.A$1:.A$1048576];[.M42])" office:value-type="float" office:value="73" calcext:value-type="float">
            <text:p>73</text:p>
          </table:table-cell>
          <table:table-cell table:style-name="ce2" table:formula="of:=CONCATENATE(&quot;0x&quot;;DEC2HEX([.N42];2))" office:value-type="string" office:string-value="0x49" calcext:value-type="string">
            <text:p>0x49</text:p>
          </table:table-cell>
          <table:table-cell table:style-name="ce2" table:formula="of:=CONCATENATE(&quot;'&quot;;CHAR([.N42]);&quot;'&quot;)" office:value-type="string" office:string-value="'I'" calcext:value-type="string">
            <text:p>'I'</text:p>
          </table:table-cell>
          <table:table-cell table:style-name="ce2" table:formula="of:=INDEX([.E$1:.E$1048576];[.$M42]+8;1)" office:value-type="string" office:string-value="0x00" calcext:value-type="string">
            <text:p>0x00</text:p>
          </table:table-cell>
          <table:table-cell table:style-name="ce2" table:formula="of:=INDEX([.F$1:.F$1048576];[.$M42]+8;1)" office:value-type="string" office:string-value="0x82" calcext:value-type="string">
            <text:p>0x82</text:p>
          </table:table-cell>
          <table:table-cell table:style-name="ce2" table:formula="of:=INDEX([.G$1:.G$1048576];[.$M42]+8;1)" office:value-type="string" office:string-value="0xFE" calcext:value-type="string">
            <text:p>0xFE</text:p>
          </table:table-cell>
          <table:table-cell table:style-name="ce2" table:formula="of:=INDEX([.H$1:.H$1048576];[.$M42]+8;1)" office:value-type="string" office:string-value="0x82" calcext:value-type="string">
            <text:p>0x82</text:p>
          </table:table-cell>
          <table:table-cell table:style-name="ce2" table:formula="of:=INDEX([.I$1:.I$1048576];[.$M42]+8;1)" office:value-type="string" office:string-value="0x00" calcext:value-type="string">
            <text:p>0x00</text:p>
          </table:table-cell>
          <table:table-cell table:style-name="ce202" table:formula="of:=CONCATENATE(&quot;    { &quot;;[.Q42];&quot;, &quot;;[.R42];&quot;, &quot;;[.S42];&quot;, &quot;;[.T42];&quot;, &quot;;[.U42];&quot; }, /* ASCII &quot;;[.N42];&quot; (&quot;;[.O42];&quot;), character: &quot;;[.P42];&quot; */&quot;)" office:value-type="string" office:string-value="    { 0x00, 0x82, 0xFE, 0x82, 0x00 }, /* ASCII 73 (0x49), character: 'I' */" calcext:value-type="string">
            <text:p><text:s text:c="4"/>{ 0x00, 0x82, 0xFE, 0x82, 0x00 }, /* ASCII 73 (0x49), character: 'I' */</text:p>
          </table:table-cell>
          <table:table-cell table:style-name="ce203" table:formula="of:=HEX2DEC(RIGHT([.Q42];2))" office:value-type="float" office:value="0" calcext:value-type="float">
            <text:p>0</text:p>
          </table:table-cell>
          <table:table-cell table:style-name="ce203" table:formula="of:=HEX2DEC(RIGHT([.R42];2))" office:value-type="float" office:value="130" calcext:value-type="float">
            <text:p>130</text:p>
          </table:table-cell>
          <table:table-cell table:style-name="ce203" table:formula="of:=HEX2DEC(RIGHT([.S42];2))" office:value-type="float" office:value="254" calcext:value-type="float">
            <text:p>254</text:p>
          </table:table-cell>
          <table:table-cell table:style-name="ce203" table:formula="of:=HEX2DEC(RIGHT([.T42];2))" office:value-type="float" office:value="130" calcext:value-type="float">
            <text:p>130</text:p>
          </table:table-cell>
          <table:table-cell table:style-name="ce203" table:formula="of:=HEX2DEC(RIGHT([.U42];2))" office:value-type="float" office:value="0" calcext:value-type="float">
            <text:p>0</text:p>
          </table:table-cell>
          <table:table-cell table:style-name="ce203" table:formula="of:=IF([.W42]=0;IF([.X42]=0;IF([.Y42]=0;IF([.Z42]=0;IF([.AA42]=0;0;4);3);2);1);0)" office:value-type="float" office:value="1" calcext:value-type="float">
            <text:p>1</text:p>
          </table:table-cell>
          <table:table-cell table:style-name="ce203" table:formula="of:=IF([.AA42]=0;IF([.Z42]=0;IF([.Y42]=0;IF([.X42]=0;IF([.W42]=0;5;1);2);3);4);5)" office:value-type="float" office:value="4" calcext:value-type="float">
            <text:p>4</text:p>
          </table:table-cell>
          <table:table-cell table:style-name="ce203" table:formula="of:=CONCATENATE(&quot;0x&quot;;DEC2HEX(([.AC42]*16)+[.AB42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465" calcext:value-type="float">
            <text:p>465</text:p>
          </table:table-cell>
          <table:table-cell table:style-name="ce2" table:formula="of:=INDEX([.A$1:.A$1048576];[.M43])" office:value-type="float" office:value="74" calcext:value-type="float">
            <text:p>74</text:p>
          </table:table-cell>
          <table:table-cell table:style-name="ce2" table:formula="of:=CONCATENATE(&quot;0x&quot;;DEC2HEX([.N43];2))" office:value-type="string" office:string-value="0x4A" calcext:value-type="string">
            <text:p>0x4A</text:p>
          </table:table-cell>
          <table:table-cell table:style-name="ce2" table:formula="of:=CONCATENATE(&quot;'&quot;;CHAR([.N43]);&quot;'&quot;)" office:value-type="string" office:string-value="'J'" calcext:value-type="string">
            <text:p>'J'</text:p>
          </table:table-cell>
          <table:table-cell table:style-name="ce2" table:formula="of:=INDEX([.E$1:.E$1048576];[.$M43]+8;1)" office:value-type="string" office:string-value="0x0C" calcext:value-type="string">
            <text:p>0x0C</text:p>
          </table:table-cell>
          <table:table-cell table:style-name="ce2" table:formula="of:=INDEX([.F$1:.F$1048576];[.$M43]+8;1)" office:value-type="string" office:string-value="0x02" calcext:value-type="string">
            <text:p>0x02</text:p>
          </table:table-cell>
          <table:table-cell table:style-name="ce2" table:formula="of:=INDEX([.G$1:.G$1048576];[.$M43]+8;1)" office:value-type="string" office:string-value="0x82" calcext:value-type="string">
            <text:p>0x82</text:p>
          </table:table-cell>
          <table:table-cell table:style-name="ce2" table:formula="of:=INDEX([.H$1:.H$1048576];[.$M43]+8;1)" office:value-type="string" office:string-value="0xFC" calcext:value-type="string">
            <text:p>0xFC</text:p>
          </table:table-cell>
          <table:table-cell table:style-name="ce2" table:formula="of:=INDEX([.I$1:.I$1048576];[.$M43]+8;1)" office:value-type="string" office:string-value="0x80" calcext:value-type="string">
            <text:p>0x80</text:p>
          </table:table-cell>
          <table:table-cell table:style-name="ce202" table:formula="of:=CONCATENATE(&quot;    { &quot;;[.Q43];&quot;, &quot;;[.R43];&quot;, &quot;;[.S43];&quot;, &quot;;[.T43];&quot;, &quot;;[.U43];&quot; }, /* ASCII &quot;;[.N43];&quot; (&quot;;[.O43];&quot;), character: &quot;;[.P43];&quot; */&quot;)" office:value-type="string" office:string-value="    { 0x0C, 0x02, 0x82, 0xFC, 0x80 }, /* ASCII 74 (0x4A), character: 'J' */" calcext:value-type="string">
            <text:p><text:s text:c="4"/>{ 0x0C, 0x02, 0x82, 0xFC, 0x80 }, /* ASCII 74 (0x4A), character: 'J' */</text:p>
          </table:table-cell>
          <table:table-cell table:style-name="ce203" table:formula="of:=HEX2DEC(RIGHT([.Q43];2))" office:value-type="float" office:value="12" calcext:value-type="float">
            <text:p>12</text:p>
          </table:table-cell>
          <table:table-cell table:style-name="ce203" table:formula="of:=HEX2DEC(RIGHT([.R43];2))" office:value-type="float" office:value="2" calcext:value-type="float">
            <text:p>2</text:p>
          </table:table-cell>
          <table:table-cell table:style-name="ce203" table:formula="of:=HEX2DEC(RIGHT([.S43];2))" office:value-type="float" office:value="130" calcext:value-type="float">
            <text:p>130</text:p>
          </table:table-cell>
          <table:table-cell table:style-name="ce203" table:formula="of:=HEX2DEC(RIGHT([.T43];2))" office:value-type="float" office:value="252" calcext:value-type="float">
            <text:p>252</text:p>
          </table:table-cell>
          <table:table-cell table:style-name="ce203" table:formula="of:=HEX2DEC(RIGHT([.U43];2))" office:value-type="float" office:value="128" calcext:value-type="float">
            <text:p>128</text:p>
          </table:table-cell>
          <table:table-cell table:style-name="ce203" table:formula="of:=IF([.W43]=0;IF([.X43]=0;IF([.Y43]=0;IF([.Z43]=0;IF([.AA43]=0;0;4);3);2);1);0)" office:value-type="float" office:value="0" calcext:value-type="float">
            <text:p>0</text:p>
          </table:table-cell>
          <table:table-cell table:style-name="ce203" table:formula="of:=IF([.AA43]=0;IF([.Z43]=0;IF([.Y43]=0;IF([.X43]=0;IF([.W43]=0;5;1);2);3);4);5)" office:value-type="float" office:value="5" calcext:value-type="float">
            <text:p>5</text:p>
          </table:table-cell>
          <table:table-cell table:style-name="ce203" table:formula="of:=CONCATENATE(&quot;0x&quot;;DEC2HEX(([.AC43]*16)+[.AB4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3]=1;2^[.$D43];0);IF([.E42]=1;2^[.$D42];0);IF([.E41]=1;2^[.$D41];0);IF([.E40]=1;2^[.$D40];0);IF([.E39]=1;2^[.$D39];0);IF([.E38]=1;2^[.$D38];0);IF([.E37]=1;2^[.$D37];0);IF([.E36]=1;2^[.$D36];0));2))" office:value-type="string" office:string-value="0x28" calcext:value-type="string">
            <text:p>0x28</text:p>
          </table:table-cell>
          <table:table-cell table:style-name="ce2" table:formula="of:=CONCATENATE(&quot;0x&quot;;DEC2HEX(SUM(IF([.F43]=1;2^[.$D43];0);IF([.F42]=1;2^[.$D42];0);IF([.F41]=1;2^[.$D41];0);IF([.F40]=1;2^[.$D40];0);IF([.F39]=1;2^[.$D39];0);IF([.F38]=1;2^[.$D38];0);IF([.F37]=1;2^[.$D37];0);IF([.F36]=1;2^[.$D36];0));2))" office:value-type="string" office:string-value="0x7C" calcext:value-type="string">
            <text:p>0x7C</text:p>
          </table:table-cell>
          <table:table-cell table:style-name="ce2" table:formula="of:=CONCATENATE(&quot;0x&quot;;DEC2HEX(SUM(IF([.G43]=1;2^[.$D43];0);IF([.G42]=1;2^[.$D42];0);IF([.G41]=1;2^[.$D41];0);IF([.G40]=1;2^[.$D40];0);IF([.G39]=1;2^[.$D39];0);IF([.G38]=1;2^[.$D38];0);IF([.G37]=1;2^[.$D37];0);IF([.G36]=1;2^[.$D36];0));2))" office:value-type="string" office:string-value="0x28" calcext:value-type="string">
            <text:p>0x28</text:p>
          </table:table-cell>
          <table:table-cell table:style-name="ce2" table:formula="of:=CONCATENATE(&quot;0x&quot;;DEC2HEX(SUM(IF([.H43]=1;2^[.$D43];0);IF([.H42]=1;2^[.$D42];0);IF([.H41]=1;2^[.$D41];0);IF([.H40]=1;2^[.$D40];0);IF([.H39]=1;2^[.$D39];0);IF([.H38]=1;2^[.$D38];0);IF([.H37]=1;2^[.$D37];0);IF([.H36]=1;2^[.$D36];0));2))" office:value-type="string" office:string-value="0x7C" calcext:value-type="string">
            <text:p>0x7C</text:p>
          </table:table-cell>
          <table:table-cell table:style-name="ce2" table:formula="of:=CONCATENATE(&quot;0x&quot;;DEC2HEX(SUM(IF([.I43]=1;2^[.$D43];0);IF([.I42]=1;2^[.$D42];0);IF([.I41]=1;2^[.$D41];0);IF([.I40]=1;2^[.$D40];0);IF([.I39]=1;2^[.$D39];0);IF([.I38]=1;2^[.$D38];0);IF([.I37]=1;2^[.$D37];0);IF([.I36]=1;2^[.$D36];0));2))" office:value-type="string" office:string-value="0x28" calcext:value-type="string">
            <text:p>0x28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476" calcext:value-type="float">
            <text:p>476</text:p>
          </table:table-cell>
          <table:table-cell table:style-name="ce2" table:formula="of:=INDEX([.A$1:.A$1048576];[.M44])" office:value-type="float" office:value="75" calcext:value-type="float">
            <text:p>75</text:p>
          </table:table-cell>
          <table:table-cell table:style-name="ce2" table:formula="of:=CONCATENATE(&quot;0x&quot;;DEC2HEX([.N44];2))" office:value-type="string" office:string-value="0x4B" calcext:value-type="string">
            <text:p>0x4B</text:p>
          </table:table-cell>
          <table:table-cell table:style-name="ce2" table:formula="of:=CONCATENATE(&quot;'&quot;;CHAR([.N44]);&quot;'&quot;)" office:value-type="string" office:string-value="'K'" calcext:value-type="string">
            <text:p>'K'</text:p>
          </table:table-cell>
          <table:table-cell table:style-name="ce2" table:formula="of:=INDEX([.E$1:.E$1048576];[.$M44]+8;1)" office:value-type="string" office:string-value="0xFE" calcext:value-type="string">
            <text:p>0xFE</text:p>
          </table:table-cell>
          <table:table-cell table:style-name="ce2" table:formula="of:=INDEX([.F$1:.F$1048576];[.$M44]+8;1)" office:value-type="string" office:string-value="0x10" calcext:value-type="string">
            <text:p>0x10</text:p>
          </table:table-cell>
          <table:table-cell table:style-name="ce2" table:formula="of:=INDEX([.G$1:.G$1048576];[.$M44]+8;1)" office:value-type="string" office:string-value="0x30" calcext:value-type="string">
            <text:p>0x30</text:p>
          </table:table-cell>
          <table:table-cell table:style-name="ce2" table:formula="of:=INDEX([.H$1:.H$1048576];[.$M44]+8;1)" office:value-type="string" office:string-value="0x48" calcext:value-type="string">
            <text:p>0x48</text:p>
          </table:table-cell>
          <table:table-cell table:style-name="ce2" table:formula="of:=INDEX([.I$1:.I$1048576];[.$M44]+8;1)" office:value-type="string" office:string-value="0x86" calcext:value-type="string">
            <text:p>0x86</text:p>
          </table:table-cell>
          <table:table-cell table:style-name="ce202" table:formula="of:=CONCATENATE(&quot;    { &quot;;[.Q44];&quot;, &quot;;[.R44];&quot;, &quot;;[.S44];&quot;, &quot;;[.T44];&quot;, &quot;;[.U44];&quot; }, /* ASCII &quot;;[.N44];&quot; (&quot;;[.O44];&quot;), character: &quot;;[.P44];&quot; */&quot;)" office:value-type="string" office:string-value="    { 0xFE, 0x10, 0x30, 0x48, 0x86 }, /* ASCII 75 (0x4B), character: 'K' */" calcext:value-type="string">
            <text:p><text:s text:c="4"/>{ 0xFE, 0x10, 0x30, 0x48, 0x86 }, /* ASCII 75 (0x4B), character: 'K' */</text:p>
          </table:table-cell>
          <table:table-cell table:style-name="ce203" table:formula="of:=HEX2DEC(RIGHT([.Q44];2))" office:value-type="float" office:value="254" calcext:value-type="float">
            <text:p>254</text:p>
          </table:table-cell>
          <table:table-cell table:style-name="ce203" table:formula="of:=HEX2DEC(RIGHT([.R44];2))" office:value-type="float" office:value="16" calcext:value-type="float">
            <text:p>16</text:p>
          </table:table-cell>
          <table:table-cell table:style-name="ce203" table:formula="of:=HEX2DEC(RIGHT([.S44];2))" office:value-type="float" office:value="48" calcext:value-type="float">
            <text:p>48</text:p>
          </table:table-cell>
          <table:table-cell table:style-name="ce203" table:formula="of:=HEX2DEC(RIGHT([.T44];2))" office:value-type="float" office:value="72" calcext:value-type="float">
            <text:p>72</text:p>
          </table:table-cell>
          <table:table-cell table:style-name="ce203" table:formula="of:=HEX2DEC(RIGHT([.U44];2))" office:value-type="float" office:value="134" calcext:value-type="float">
            <text:p>134</text:p>
          </table:table-cell>
          <table:table-cell table:style-name="ce203" table:formula="of:=IF([.W44]=0;IF([.X44]=0;IF([.Y44]=0;IF([.Z44]=0;IF([.AA44]=0;0;4);3);2);1);0)" office:value-type="float" office:value="0" calcext:value-type="float">
            <text:p>0</text:p>
          </table:table-cell>
          <table:table-cell table:style-name="ce203" table:formula="of:=IF([.AA44]=0;IF([.Z44]=0;IF([.Y44]=0;IF([.X44]=0;IF([.W44]=0;5;1);2);3);4);5)" office:value-type="float" office:value="5" calcext:value-type="float">
            <text:p>5</text:p>
          </table:table-cell>
          <table:table-cell table:style-name="ce203" table:formula="of:=CONCATENATE(&quot;0x&quot;;DEC2HEX(([.AC44]*16)+[.AB4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487" calcext:value-type="float">
            <text:p>487</text:p>
          </table:table-cell>
          <table:table-cell table:style-name="ce2" table:formula="of:=INDEX([.A$1:.A$1048576];[.M45])" office:value-type="float" office:value="76" calcext:value-type="float">
            <text:p>76</text:p>
          </table:table-cell>
          <table:table-cell table:style-name="ce2" table:formula="of:=CONCATENATE(&quot;0x&quot;;DEC2HEX([.N45];2))" office:value-type="string" office:string-value="0x4C" calcext:value-type="string">
            <text:p>0x4C</text:p>
          </table:table-cell>
          <table:table-cell table:style-name="ce2" table:formula="of:=CONCATENATE(&quot;'&quot;;CHAR([.N45]);&quot;'&quot;)" office:value-type="string" office:string-value="'L'" calcext:value-type="string">
            <text:p>'L'</text:p>
          </table:table-cell>
          <table:table-cell table:style-name="ce2" table:formula="of:=INDEX([.E$1:.E$1048576];[.$M45]+8;1)" office:value-type="string" office:string-value="0xFE" calcext:value-type="string">
            <text:p>0xFE</text:p>
          </table:table-cell>
          <table:table-cell table:style-name="ce2" table:formula="of:=INDEX([.F$1:.F$1048576];[.$M45]+8;1)" office:value-type="string" office:string-value="0x02" calcext:value-type="string">
            <text:p>0x02</text:p>
          </table:table-cell>
          <table:table-cell table:style-name="ce2" table:formula="of:=INDEX([.G$1:.G$1048576];[.$M45]+8;1)" office:value-type="string" office:string-value="0x02" calcext:value-type="string">
            <text:p>0x02</text:p>
          </table:table-cell>
          <table:table-cell table:style-name="ce2" table:formula="of:=INDEX([.H$1:.H$1048576];[.$M45]+8;1)" office:value-type="string" office:string-value="0x02" calcext:value-type="string">
            <text:p>0x02</text:p>
          </table:table-cell>
          <table:table-cell table:style-name="ce2" table:formula="of:=INDEX([.I$1:.I$1048576];[.$M45]+8;1)" office:value-type="string" office:string-value="0x02" calcext:value-type="string">
            <text:p>0x02</text:p>
          </table:table-cell>
          <table:table-cell table:style-name="ce202" table:formula="of:=CONCATENATE(&quot;    { &quot;;[.Q45];&quot;, &quot;;[.R45];&quot;, &quot;;[.S45];&quot;, &quot;;[.T45];&quot;, &quot;;[.U45];&quot; }, /* ASCII &quot;;[.N45];&quot; (&quot;;[.O45];&quot;), character: &quot;;[.P45];&quot; */&quot;)" office:value-type="string" office:string-value="    { 0xFE, 0x02, 0x02, 0x02, 0x02 }, /* ASCII 76 (0x4C), character: 'L' */" calcext:value-type="string">
            <text:p><text:s text:c="4"/>{ 0xFE, 0x02, 0x02, 0x02, 0x02 }, /* ASCII 76 (0x4C), character: 'L' */</text:p>
          </table:table-cell>
          <table:table-cell table:style-name="ce203" table:formula="of:=HEX2DEC(RIGHT([.Q45];2))" office:value-type="float" office:value="254" calcext:value-type="float">
            <text:p>254</text:p>
          </table:table-cell>
          <table:table-cell table:style-name="ce203" table:formula="of:=HEX2DEC(RIGHT([.R45];2))" office:value-type="float" office:value="2" calcext:value-type="float">
            <text:p>2</text:p>
          </table:table-cell>
          <table:table-cell table:style-name="ce203" table:formula="of:=HEX2DEC(RIGHT([.S45];2))" office:value-type="float" office:value="2" calcext:value-type="float">
            <text:p>2</text:p>
          </table:table-cell>
          <table:table-cell table:style-name="ce203" table:formula="of:=HEX2DEC(RIGHT([.T45];2))" office:value-type="float" office:value="2" calcext:value-type="float">
            <text:p>2</text:p>
          </table:table-cell>
          <table:table-cell table:style-name="ce203" table:formula="of:=HEX2DEC(RIGHT([.U45];2))" office:value-type="float" office:value="2" calcext:value-type="float">
            <text:p>2</text:p>
          </table:table-cell>
          <table:table-cell table:style-name="ce203" table:formula="of:=IF([.W45]=0;IF([.X45]=0;IF([.Y45]=0;IF([.Z45]=0;IF([.AA45]=0;0;4);3);2);1);0)" office:value-type="float" office:value="0" calcext:value-type="float">
            <text:p>0</text:p>
          </table:table-cell>
          <table:table-cell table:style-name="ce203" table:formula="of:=IF([.AA45]=0;IF([.Z45]=0;IF([.Y45]=0;IF([.X45]=0;IF([.W45]=0;5;1);2);3);4);5)" office:value-type="float" office:value="5" calcext:value-type="float">
            <text:p>5</text:p>
          </table:table-cell>
          <table:table-cell table:style-name="ce203" table:formula="of:=CONCATENATE(&quot;0x&quot;;DEC2HEX(([.AC45]*16)+[.AB4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6]+1" office:value-type="float" office:value="1" calcext:value-type="float">
            <text:p>1</text:p>
          </table:table-cell>
          <table:table-cell table:style-name="ce2" table:formula="of:=[.F46]+1" office:value-type="float" office:value="2" calcext:value-type="float">
            <text:p>2</text:p>
          </table:table-cell>
          <table:table-cell table:style-name="ce2" table:formula="of:=[.G46]+1" office:value-type="float" office:value="3" calcext:value-type="float">
            <text:p>3</text:p>
          </table:table-cell>
          <table:table-cell table:style-name="ce2" table:formula="of:=[.H4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498" calcext:value-type="float">
            <text:p>498</text:p>
          </table:table-cell>
          <table:table-cell table:style-name="ce2" table:formula="of:=INDEX([.A$1:.A$1048576];[.M46])" office:value-type="float" office:value="77" calcext:value-type="float">
            <text:p>77</text:p>
          </table:table-cell>
          <table:table-cell table:style-name="ce2" table:formula="of:=CONCATENATE(&quot;0x&quot;;DEC2HEX([.N46];2))" office:value-type="string" office:string-value="0x4D" calcext:value-type="string">
            <text:p>0x4D</text:p>
          </table:table-cell>
          <table:table-cell table:style-name="ce2" table:formula="of:=CONCATENATE(&quot;'&quot;;CHAR([.N46]);&quot;'&quot;)" office:value-type="string" office:string-value="'M'" calcext:value-type="string">
            <text:p>'M'</text:p>
          </table:table-cell>
          <table:table-cell table:style-name="ce2" table:formula="of:=INDEX([.E$1:.E$1048576];[.$M46]+8;1)" office:value-type="string" office:string-value="0xFE" calcext:value-type="string">
            <text:p>0xFE</text:p>
          </table:table-cell>
          <table:table-cell table:style-name="ce2" table:formula="of:=INDEX([.F$1:.F$1048576];[.$M46]+8;1)" office:value-type="string" office:string-value="0x40" calcext:value-type="string">
            <text:p>0x40</text:p>
          </table:table-cell>
          <table:table-cell table:style-name="ce2" table:formula="of:=INDEX([.G$1:.G$1048576];[.$M46]+8;1)" office:value-type="string" office:string-value="0x20" calcext:value-type="string">
            <text:p>0x20</text:p>
          </table:table-cell>
          <table:table-cell table:style-name="ce2" table:formula="of:=INDEX([.H$1:.H$1048576];[.$M46]+8;1)" office:value-type="string" office:string-value="0x40" calcext:value-type="string">
            <text:p>0x40</text:p>
          </table:table-cell>
          <table:table-cell table:style-name="ce2" table:formula="of:=INDEX([.I$1:.I$1048576];[.$M46]+8;1)" office:value-type="string" office:string-value="0xFE" calcext:value-type="string">
            <text:p>0xFE</text:p>
          </table:table-cell>
          <table:table-cell table:style-name="ce202" table:formula="of:=CONCATENATE(&quot;    { &quot;;[.Q46];&quot;, &quot;;[.R46];&quot;, &quot;;[.S46];&quot;, &quot;;[.T46];&quot;, &quot;;[.U46];&quot; }, /* ASCII &quot;;[.N46];&quot; (&quot;;[.O46];&quot;), character: &quot;;[.P46];&quot; */&quot;)" office:value-type="string" office:string-value="    { 0xFE, 0x40, 0x20, 0x40, 0xFE }, /* ASCII 77 (0x4D), character: 'M' */" calcext:value-type="string">
            <text:p><text:s text:c="4"/>{ 0xFE, 0x40, 0x20, 0x40, 0xFE }, /* ASCII 77 (0x4D), character: 'M' */</text:p>
          </table:table-cell>
          <table:table-cell table:style-name="ce203" table:formula="of:=HEX2DEC(RIGHT([.Q46];2))" office:value-type="float" office:value="254" calcext:value-type="float">
            <text:p>254</text:p>
          </table:table-cell>
          <table:table-cell table:style-name="ce203" table:formula="of:=HEX2DEC(RIGHT([.R46];2))" office:value-type="float" office:value="64" calcext:value-type="float">
            <text:p>64</text:p>
          </table:table-cell>
          <table:table-cell table:style-name="ce203" table:formula="of:=HEX2DEC(RIGHT([.S46];2))" office:value-type="float" office:value="32" calcext:value-type="float">
            <text:p>32</text:p>
          </table:table-cell>
          <table:table-cell table:style-name="ce203" table:formula="of:=HEX2DEC(RIGHT([.T46];2))" office:value-type="float" office:value="64" calcext:value-type="float">
            <text:p>64</text:p>
          </table:table-cell>
          <table:table-cell table:style-name="ce203" table:formula="of:=HEX2DEC(RIGHT([.U46];2))" office:value-type="float" office:value="254" calcext:value-type="float">
            <text:p>254</text:p>
          </table:table-cell>
          <table:table-cell table:style-name="ce203" table:formula="of:=IF([.W46]=0;IF([.X46]=0;IF([.Y46]=0;IF([.Z46]=0;IF([.AA46]=0;0;4);3);2);1);0)" office:value-type="float" office:value="0" calcext:value-type="float">
            <text:p>0</text:p>
          </table:table-cell>
          <table:table-cell table:style-name="ce203" table:formula="of:=IF([.AA46]=0;IF([.Z46]=0;IF([.Y46]=0;IF([.X46]=0;IF([.W46]=0;5;1);2);3);4);5)" office:value-type="float" office:value="5" calcext:value-type="float">
            <text:p>5</text:p>
          </table:table-cell>
          <table:table-cell table:style-name="ce203" table:formula="of:=CONCATENATE(&quot;0x&quot;;DEC2HEX(([.AC46]*16)+[.AB46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2" table:formula="of:=DEC2HEX([.A47];2)" office:value-type="string" office:string-value="24" calcext:value-type="string">
            <text:p>24</text:p>
          </table:table-cell>
          <table:table-cell table:style-name="ce2" table:formula="of:=CHAR([.A47])" office:value-type="string" office:string-value="$" calcext:value-type="string">
            <text:p>$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" table:number-columns-repeated="2"/>
          <table:table-cell table:style-name="ce107" office:value-type="float" office:value="1" calcext:value-type="float">
            <text:p>1</text:p>
          </table:table-cell>
          <table:table-cell table:style-name="ce8" table:number-columns-repeated="2"/>
          <table:table-cell table:style-name="ce2" table:formula="of:=[.E55]" office:value-type="string" office:string-value="0x24" calcext:value-type="string">
            <text:p>0x24</text:p>
          </table:table-cell>
          <table:table-cell/>
          <table:table-cell table:style-name="ce1"/>
          <table:table-cell table:style-name="ce2" table:formula="of:=3+(ROW()-1)*11" office:value-type="float" office:value="509" calcext:value-type="float">
            <text:p>509</text:p>
          </table:table-cell>
          <table:table-cell table:style-name="ce2" table:formula="of:=INDEX([.A$1:.A$1048576];[.M47])" office:value-type="float" office:value="78" calcext:value-type="float">
            <text:p>78</text:p>
          </table:table-cell>
          <table:table-cell table:style-name="ce2" table:formula="of:=CONCATENATE(&quot;0x&quot;;DEC2HEX([.N47];2))" office:value-type="string" office:string-value="0x4E" calcext:value-type="string">
            <text:p>0x4E</text:p>
          </table:table-cell>
          <table:table-cell table:style-name="ce2" table:formula="of:=CONCATENATE(&quot;'&quot;;CHAR([.N47]);&quot;'&quot;)" office:value-type="string" office:string-value="'N'" calcext:value-type="string">
            <text:p>'N'</text:p>
          </table:table-cell>
          <table:table-cell table:style-name="ce2" table:formula="of:=INDEX([.E$1:.E$1048576];[.$M47]+8;1)" office:value-type="string" office:string-value="0xFE" calcext:value-type="string">
            <text:p>0xFE</text:p>
          </table:table-cell>
          <table:table-cell table:style-name="ce2" table:formula="of:=INDEX([.F$1:.F$1048576];[.$M47]+8;1)" office:value-type="string" office:string-value="0x20" calcext:value-type="string">
            <text:p>0x20</text:p>
          </table:table-cell>
          <table:table-cell table:style-name="ce2" table:formula="of:=INDEX([.G$1:.G$1048576];[.$M47]+8;1)" office:value-type="string" office:string-value="0x10" calcext:value-type="string">
            <text:p>0x10</text:p>
          </table:table-cell>
          <table:table-cell table:style-name="ce2" table:formula="of:=INDEX([.H$1:.H$1048576];[.$M47]+8;1)" office:value-type="string" office:string-value="0x08" calcext:value-type="string">
            <text:p>0x08</text:p>
          </table:table-cell>
          <table:table-cell table:style-name="ce2" table:formula="of:=INDEX([.I$1:.I$1048576];[.$M47]+8;1)" office:value-type="string" office:string-value="0xFE" calcext:value-type="string">
            <text:p>0xFE</text:p>
          </table:table-cell>
          <table:table-cell table:style-name="ce202" table:formula="of:=CONCATENATE(&quot;    { &quot;;[.Q47];&quot;, &quot;;[.R47];&quot;, &quot;;[.S47];&quot;, &quot;;[.T47];&quot;, &quot;;[.U47];&quot; }, /* ASCII &quot;;[.N47];&quot; (&quot;;[.O47];&quot;), character: &quot;;[.P47];&quot; */&quot;)" office:value-type="string" office:string-value="    { 0xFE, 0x20, 0x10, 0x08, 0xFE }, /* ASCII 78 (0x4E), character: 'N' */" calcext:value-type="string">
            <text:p><text:s text:c="4"/>{ 0xFE, 0x20, 0x10, 0x08, 0xFE }, /* ASCII 78 (0x4E), character: 'N' */</text:p>
          </table:table-cell>
          <table:table-cell table:style-name="ce203" table:formula="of:=HEX2DEC(RIGHT([.Q47];2))" office:value-type="float" office:value="254" calcext:value-type="float">
            <text:p>254</text:p>
          </table:table-cell>
          <table:table-cell table:style-name="ce203" table:formula="of:=HEX2DEC(RIGHT([.R47];2))" office:value-type="float" office:value="32" calcext:value-type="float">
            <text:p>32</text:p>
          </table:table-cell>
          <table:table-cell table:style-name="ce203" table:formula="of:=HEX2DEC(RIGHT([.S47];2))" office:value-type="float" office:value="16" calcext:value-type="float">
            <text:p>16</text:p>
          </table:table-cell>
          <table:table-cell table:style-name="ce203" table:formula="of:=HEX2DEC(RIGHT([.T47];2))" office:value-type="float" office:value="8" calcext:value-type="float">
            <text:p>8</text:p>
          </table:table-cell>
          <table:table-cell table:style-name="ce203" table:formula="of:=HEX2DEC(RIGHT([.U47];2))" office:value-type="float" office:value="254" calcext:value-type="float">
            <text:p>254</text:p>
          </table:table-cell>
          <table:table-cell table:style-name="ce203" table:formula="of:=IF([.W47]=0;IF([.X47]=0;IF([.Y47]=0;IF([.Z47]=0;IF([.AA47]=0;0;4);3);2);1);0)" office:value-type="float" office:value="0" calcext:value-type="float">
            <text:p>0</text:p>
          </table:table-cell>
          <table:table-cell table:style-name="ce203" table:formula="of:=IF([.AA47]=0;IF([.Z47]=0;IF([.Y47]=0;IF([.X47]=0;IF([.W47]=0;5;1);2);3);4);5)" office:value-type="float" office:value="5" calcext:value-type="float">
            <text:p>5</text:p>
          </table:table-cell>
          <table:table-cell table:style-name="ce203" table:formula="of:=CONCATENATE(&quot;0x&quot;;DEC2HEX(([.AC47]*16)+[.AB4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table:formula="of:=[.F55]" office:value-type="string" office:string-value="0x54" calcext:value-type="string">
            <text:p>0x54</text:p>
          </table:table-cell>
          <table:table-cell/>
          <table:table-cell table:style-name="ce1"/>
          <table:table-cell table:style-name="ce2" table:formula="of:=3+(ROW()-1)*11" office:value-type="float" office:value="520" calcext:value-type="float">
            <text:p>520</text:p>
          </table:table-cell>
          <table:table-cell table:style-name="ce2" table:formula="of:=INDEX([.A$1:.A$1048576];[.M48])" office:value-type="float" office:value="79" calcext:value-type="float">
            <text:p>79</text:p>
          </table:table-cell>
          <table:table-cell table:style-name="ce2" table:formula="of:=CONCATENATE(&quot;0x&quot;;DEC2HEX([.N48];2))" office:value-type="string" office:string-value="0x4F" calcext:value-type="string">
            <text:p>0x4F</text:p>
          </table:table-cell>
          <table:table-cell table:style-name="ce2" table:formula="of:=CONCATENATE(&quot;'&quot;;CHAR([.N48]);&quot;'&quot;)" office:value-type="string" office:string-value="'O'" calcext:value-type="string">
            <text:p>'O'</text:p>
          </table:table-cell>
          <table:table-cell table:style-name="ce2" table:formula="of:=INDEX([.E$1:.E$1048576];[.$M48]+8;1)" office:value-type="string" office:string-value="0x7C" calcext:value-type="string">
            <text:p>0x7C</text:p>
          </table:table-cell>
          <table:table-cell table:style-name="ce2" table:formula="of:=INDEX([.F$1:.F$1048576];[.$M48]+8;1)" office:value-type="string" office:string-value="0x82" calcext:value-type="string">
            <text:p>0x82</text:p>
          </table:table-cell>
          <table:table-cell table:style-name="ce2" table:formula="of:=INDEX([.G$1:.G$1048576];[.$M48]+8;1)" office:value-type="string" office:string-value="0x82" calcext:value-type="string">
            <text:p>0x82</text:p>
          </table:table-cell>
          <table:table-cell table:style-name="ce2" table:formula="of:=INDEX([.H$1:.H$1048576];[.$M48]+8;1)" office:value-type="string" office:string-value="0x82" calcext:value-type="string">
            <text:p>0x82</text:p>
          </table:table-cell>
          <table:table-cell table:style-name="ce2" table:formula="of:=INDEX([.I$1:.I$1048576];[.$M48]+8;1)" office:value-type="string" office:string-value="0x7C" calcext:value-type="string">
            <text:p>0x7C</text:p>
          </table:table-cell>
          <table:table-cell table:style-name="ce202" table:formula="of:=CONCATENATE(&quot;    { &quot;;[.Q48];&quot;, &quot;;[.R48];&quot;, &quot;;[.S48];&quot;, &quot;;[.T48];&quot;, &quot;;[.U48];&quot; }, /* ASCII &quot;;[.N48];&quot; (&quot;;[.O48];&quot;), character: &quot;;[.P48];&quot; */&quot;)" office:value-type="string" office:string-value="    { 0x7C, 0x82, 0x82, 0x82, 0x7C }, /* ASCII 79 (0x4F), character: 'O' */" calcext:value-type="string">
            <text:p><text:s text:c="4"/>{ 0x7C, 0x82, 0x82, 0x82, 0x7C }, /* ASCII 79 (0x4F), character: 'O' */</text:p>
          </table:table-cell>
          <table:table-cell table:style-name="ce203" table:formula="of:=HEX2DEC(RIGHT([.Q48];2))" office:value-type="float" office:value="124" calcext:value-type="float">
            <text:p>124</text:p>
          </table:table-cell>
          <table:table-cell table:style-name="ce203" table:formula="of:=HEX2DEC(RIGHT([.R48];2))" office:value-type="float" office:value="130" calcext:value-type="float">
            <text:p>130</text:p>
          </table:table-cell>
          <table:table-cell table:style-name="ce203" table:formula="of:=HEX2DEC(RIGHT([.S48];2))" office:value-type="float" office:value="130" calcext:value-type="float">
            <text:p>130</text:p>
          </table:table-cell>
          <table:table-cell table:style-name="ce203" table:formula="of:=HEX2DEC(RIGHT([.T48];2))" office:value-type="float" office:value="130" calcext:value-type="float">
            <text:p>130</text:p>
          </table:table-cell>
          <table:table-cell table:style-name="ce203" table:formula="of:=HEX2DEC(RIGHT([.U48];2))" office:value-type="float" office:value="124" calcext:value-type="float">
            <text:p>124</text:p>
          </table:table-cell>
          <table:table-cell table:style-name="ce203" table:formula="of:=IF([.W48]=0;IF([.X48]=0;IF([.Y48]=0;IF([.Z48]=0;IF([.AA48]=0;0;4);3);2);1);0)" office:value-type="float" office:value="0" calcext:value-type="float">
            <text:p>0</text:p>
          </table:table-cell>
          <table:table-cell table:style-name="ce203" table:formula="of:=IF([.AA48]=0;IF([.Z48]=0;IF([.Y48]=0;IF([.X48]=0;IF([.W48]=0;5;1);2);3);4);5)" office:value-type="float" office:value="5" calcext:value-type="float">
            <text:p>5</text:p>
          </table:table-cell>
          <table:table-cell table:style-name="ce203" table:formula="of:=CONCATENATE(&quot;0x&quot;;DEC2HEX(([.AC48]*16)+[.AB48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07" office:value-type="float" office:value="1" calcext:value-type="float">
            <text:p>1</text:p>
          </table:table-cell>
          <table:table-cell table:style-name="ce8" table:number-columns-repeated="2"/>
          <table:table-cell table:style-name="ce2" table:formula="of:=[.G55]" office:value-type="string" office:string-value="0xFE" calcext:value-type="string">
            <text:p>0xFE</text:p>
          </table:table-cell>
          <table:table-cell/>
          <table:table-cell table:style-name="ce1"/>
          <table:table-cell table:style-name="ce2" table:formula="of:=3+(ROW()-1)*11" office:value-type="float" office:value="531" calcext:value-type="float">
            <text:p>531</text:p>
          </table:table-cell>
          <table:table-cell table:style-name="ce2" table:formula="of:=INDEX([.A$1:.A$1048576];[.M49])" office:value-type="float" office:value="80" calcext:value-type="float">
            <text:p>80</text:p>
          </table:table-cell>
          <table:table-cell table:style-name="ce2" table:formula="of:=CONCATENATE(&quot;0x&quot;;DEC2HEX([.N49];2))" office:value-type="string" office:string-value="0x50" calcext:value-type="string">
            <text:p>0x50</text:p>
          </table:table-cell>
          <table:table-cell table:style-name="ce2" table:formula="of:=CONCATENATE(&quot;'&quot;;CHAR([.N49]);&quot;'&quot;)" office:value-type="string" office:string-value="'P'" calcext:value-type="string">
            <text:p>'P'</text:p>
          </table:table-cell>
          <table:table-cell table:style-name="ce2" table:formula="of:=INDEX([.E$1:.E$1048576];[.$M49]+8;1)" office:value-type="string" office:string-value="0xFE" calcext:value-type="string">
            <text:p>0xFE</text:p>
          </table:table-cell>
          <table:table-cell table:style-name="ce2" table:formula="of:=INDEX([.F$1:.F$1048576];[.$M49]+8;1)" office:value-type="string" office:string-value="0x90" calcext:value-type="string">
            <text:p>0x90</text:p>
          </table:table-cell>
          <table:table-cell table:style-name="ce2" table:formula="of:=INDEX([.G$1:.G$1048576];[.$M49]+8;1)" office:value-type="string" office:string-value="0x90" calcext:value-type="string">
            <text:p>0x90</text:p>
          </table:table-cell>
          <table:table-cell table:style-name="ce2" table:formula="of:=INDEX([.H$1:.H$1048576];[.$M49]+8;1)" office:value-type="string" office:string-value="0x90" calcext:value-type="string">
            <text:p>0x90</text:p>
          </table:table-cell>
          <table:table-cell table:style-name="ce2" table:formula="of:=INDEX([.I$1:.I$1048576];[.$M49]+8;1)" office:value-type="string" office:string-value="0x60" calcext:value-type="string">
            <text:p>0x60</text:p>
          </table:table-cell>
          <table:table-cell table:style-name="ce202" table:formula="of:=CONCATENATE(&quot;    { &quot;;[.Q49];&quot;, &quot;;[.R49];&quot;, &quot;;[.S49];&quot;, &quot;;[.T49];&quot;, &quot;;[.U49];&quot; }, /* ASCII &quot;;[.N49];&quot; (&quot;;[.O49];&quot;), character: &quot;;[.P49];&quot; */&quot;)" office:value-type="string" office:string-value="    { 0xFE, 0x90, 0x90, 0x90, 0x60 }, /* ASCII 80 (0x50), character: 'P' */" calcext:value-type="string">
            <text:p><text:s text:c="4"/>{ 0xFE, 0x90, 0x90, 0x90, 0x60 }, /* ASCII 80 (0x50), character: 'P' */</text:p>
          </table:table-cell>
          <table:table-cell table:style-name="ce203" table:formula="of:=HEX2DEC(RIGHT([.Q49];2))" office:value-type="float" office:value="254" calcext:value-type="float">
            <text:p>254</text:p>
          </table:table-cell>
          <table:table-cell table:style-name="ce203" table:formula="of:=HEX2DEC(RIGHT([.R49];2))" office:value-type="float" office:value="144" calcext:value-type="float">
            <text:p>144</text:p>
          </table:table-cell>
          <table:table-cell table:style-name="ce203" table:formula="of:=HEX2DEC(RIGHT([.S49];2))" office:value-type="float" office:value="144" calcext:value-type="float">
            <text:p>144</text:p>
          </table:table-cell>
          <table:table-cell table:style-name="ce203" table:formula="of:=HEX2DEC(RIGHT([.T49];2))" office:value-type="float" office:value="144" calcext:value-type="float">
            <text:p>144</text:p>
          </table:table-cell>
          <table:table-cell table:style-name="ce203" table:formula="of:=HEX2DEC(RIGHT([.U49];2))" office:value-type="float" office:value="96" calcext:value-type="float">
            <text:p>96</text:p>
          </table:table-cell>
          <table:table-cell table:style-name="ce203" table:formula="of:=IF([.W49]=0;IF([.X49]=0;IF([.Y49]=0;IF([.Z49]=0;IF([.AA49]=0;0;4);3);2);1);0)" office:value-type="float" office:value="0" calcext:value-type="float">
            <text:p>0</text:p>
          </table:table-cell>
          <table:table-cell table:style-name="ce203" table:formula="of:=IF([.AA49]=0;IF([.Z49]=0;IF([.Y49]=0;IF([.X49]=0;IF([.W49]=0;5;1);2);3);4);5)" office:value-type="float" office:value="5" calcext:value-type="float">
            <text:p>5</text:p>
          </table:table-cell>
          <table:table-cell table:style-name="ce203" table:formula="of:=CONCATENATE(&quot;0x&quot;;DEC2HEX(([.AC49]*16)+[.AB49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2" table:formula="of:=[.H55]" office:value-type="string" office:string-value="0x54" calcext:value-type="string">
            <text:p>0x54</text:p>
          </table:table-cell>
          <table:table-cell/>
          <table:table-cell table:style-name="ce1"/>
          <table:table-cell table:style-name="ce2" table:formula="of:=3+(ROW()-1)*11" office:value-type="float" office:value="542" calcext:value-type="float">
            <text:p>542</text:p>
          </table:table-cell>
          <table:table-cell table:style-name="ce2" table:formula="of:=INDEX([.A$1:.A$1048576];[.M50])" office:value-type="float" office:value="81" calcext:value-type="float">
            <text:p>81</text:p>
          </table:table-cell>
          <table:table-cell table:style-name="ce2" table:formula="of:=CONCATENATE(&quot;0x&quot;;DEC2HEX([.N50];2))" office:value-type="string" office:string-value="0x51" calcext:value-type="string">
            <text:p>0x51</text:p>
          </table:table-cell>
          <table:table-cell table:style-name="ce2" table:formula="of:=CONCATENATE(&quot;'&quot;;CHAR([.N50]);&quot;'&quot;)" office:value-type="string" office:string-value="'Q'" calcext:value-type="string">
            <text:p>'Q'</text:p>
          </table:table-cell>
          <table:table-cell table:style-name="ce2" table:formula="of:=INDEX([.E$1:.E$1048576];[.$M50]+8;1)" office:value-type="string" office:string-value="0x7C" calcext:value-type="string">
            <text:p>0x7C</text:p>
          </table:table-cell>
          <table:table-cell table:style-name="ce2" table:formula="of:=INDEX([.F$1:.F$1048576];[.$M50]+8;1)" office:value-type="string" office:string-value="0x82" calcext:value-type="string">
            <text:p>0x82</text:p>
          </table:table-cell>
          <table:table-cell table:style-name="ce2" table:formula="of:=INDEX([.G$1:.G$1048576];[.$M50]+8;1)" office:value-type="string" office:string-value="0x86" calcext:value-type="string">
            <text:p>0x86</text:p>
          </table:table-cell>
          <table:table-cell table:style-name="ce2" table:formula="of:=INDEX([.H$1:.H$1048576];[.$M50]+8;1)" office:value-type="string" office:string-value="0x82" calcext:value-type="string">
            <text:p>0x82</text:p>
          </table:table-cell>
          <table:table-cell table:style-name="ce2" table:formula="of:=INDEX([.I$1:.I$1048576];[.$M50]+8;1)" office:value-type="string" office:string-value="0x7D" calcext:value-type="string">
            <text:p>0x7D</text:p>
          </table:table-cell>
          <table:table-cell table:style-name="ce202" table:formula="of:=CONCATENATE(&quot;    { &quot;;[.Q50];&quot;, &quot;;[.R50];&quot;, &quot;;[.S50];&quot;, &quot;;[.T50];&quot;, &quot;;[.U50];&quot; }, /* ASCII &quot;;[.N50];&quot; (&quot;;[.O50];&quot;), character: &quot;;[.P50];&quot; */&quot;)" office:value-type="string" office:string-value="    { 0x7C, 0x82, 0x86, 0x82, 0x7D }, /* ASCII 81 (0x51), character: 'Q' */" calcext:value-type="string">
            <text:p><text:s text:c="4"/>{ 0x7C, 0x82, 0x86, 0x82, 0x7D }, /* ASCII 81 (0x51), character: 'Q' */</text:p>
          </table:table-cell>
          <table:table-cell table:style-name="ce203" table:formula="of:=HEX2DEC(RIGHT([.Q50];2))" office:value-type="float" office:value="124" calcext:value-type="float">
            <text:p>124</text:p>
          </table:table-cell>
          <table:table-cell table:style-name="ce203" table:formula="of:=HEX2DEC(RIGHT([.R50];2))" office:value-type="float" office:value="130" calcext:value-type="float">
            <text:p>130</text:p>
          </table:table-cell>
          <table:table-cell table:style-name="ce203" table:formula="of:=HEX2DEC(RIGHT([.S50];2))" office:value-type="float" office:value="134" calcext:value-type="float">
            <text:p>134</text:p>
          </table:table-cell>
          <table:table-cell table:style-name="ce203" table:formula="of:=HEX2DEC(RIGHT([.T50];2))" office:value-type="float" office:value="130" calcext:value-type="float">
            <text:p>130</text:p>
          </table:table-cell>
          <table:table-cell table:style-name="ce203" table:formula="of:=HEX2DEC(RIGHT([.U50];2))" office:value-type="float" office:value="125" calcext:value-type="float">
            <text:p>125</text:p>
          </table:table-cell>
          <table:table-cell table:style-name="ce203" table:formula="of:=IF([.W50]=0;IF([.X50]=0;IF([.Y50]=0;IF([.Z50]=0;IF([.AA50]=0;0;4);3);2);1);0)" office:value-type="float" office:value="0" calcext:value-type="float">
            <text:p>0</text:p>
          </table:table-cell>
          <table:table-cell table:style-name="ce203" table:formula="of:=IF([.AA50]=0;IF([.Z50]=0;IF([.Y50]=0;IF([.X50]=0;IF([.W50]=0;5;1);2);3);4);5)" office:value-type="float" office:value="5" calcext:value-type="float">
            <text:p>5</text:p>
          </table:table-cell>
          <table:table-cell table:style-name="ce203" table:formula="of:=CONCATENATE(&quot;0x&quot;;DEC2HEX(([.AC50]*16)+[.AB50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" table:number-columns-repeated="2"/>
          <table:table-cell table:style-name="ce107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2" table:formula="of:=[.I55]" office:value-type="string" office:string-value="0x48" calcext:value-type="string">
            <text:p>0x48</text:p>
          </table:table-cell>
          <table:table-cell/>
          <table:table-cell table:style-name="ce1"/>
          <table:table-cell table:style-name="ce2" table:formula="of:=3+(ROW()-1)*11" office:value-type="float" office:value="553" calcext:value-type="float">
            <text:p>553</text:p>
          </table:table-cell>
          <table:table-cell table:style-name="ce2" table:formula="of:=INDEX([.A$1:.A$1048576];[.M51])" office:value-type="float" office:value="82" calcext:value-type="float">
            <text:p>82</text:p>
          </table:table-cell>
          <table:table-cell table:style-name="ce2" table:formula="of:=CONCATENATE(&quot;0x&quot;;DEC2HEX([.N51];2))" office:value-type="string" office:string-value="0x52" calcext:value-type="string">
            <text:p>0x52</text:p>
          </table:table-cell>
          <table:table-cell table:style-name="ce2" table:formula="of:=CONCATENATE(&quot;'&quot;;CHAR([.N51]);&quot;'&quot;)" office:value-type="string" office:string-value="'R'" calcext:value-type="string">
            <text:p>'R'</text:p>
          </table:table-cell>
          <table:table-cell table:style-name="ce2" table:formula="of:=INDEX([.E$1:.E$1048576];[.$M51]+8;1)" office:value-type="string" office:string-value="0xFE" calcext:value-type="string">
            <text:p>0xFE</text:p>
          </table:table-cell>
          <table:table-cell table:style-name="ce2" table:formula="of:=INDEX([.F$1:.F$1048576];[.$M51]+8;1)" office:value-type="string" office:string-value="0x90" calcext:value-type="string">
            <text:p>0x90</text:p>
          </table:table-cell>
          <table:table-cell table:style-name="ce2" table:formula="of:=INDEX([.G$1:.G$1048576];[.$M51]+8;1)" office:value-type="string" office:string-value="0x90" calcext:value-type="string">
            <text:p>0x90</text:p>
          </table:table-cell>
          <table:table-cell table:style-name="ce2" table:formula="of:=INDEX([.H$1:.H$1048576];[.$M51]+8;1)" office:value-type="string" office:string-value="0x98" calcext:value-type="string">
            <text:p>0x98</text:p>
          </table:table-cell>
          <table:table-cell table:style-name="ce2" table:formula="of:=INDEX([.I$1:.I$1048576];[.$M51]+8;1)" office:value-type="string" office:string-value="0x66" calcext:value-type="string">
            <text:p>0x66</text:p>
          </table:table-cell>
          <table:table-cell table:style-name="ce202" table:formula="of:=CONCATENATE(&quot;    { &quot;;[.Q51];&quot;, &quot;;[.R51];&quot;, &quot;;[.S51];&quot;, &quot;;[.T51];&quot;, &quot;;[.U51];&quot; }, /* ASCII &quot;;[.N51];&quot; (&quot;;[.O51];&quot;), character: &quot;;[.P51];&quot; */&quot;)" office:value-type="string" office:string-value="    { 0xFE, 0x90, 0x90, 0x98, 0x66 }, /* ASCII 82 (0x52), character: 'R' */" calcext:value-type="string">
            <text:p><text:s text:c="4"/>{ 0xFE, 0x90, 0x90, 0x98, 0x66 }, /* ASCII 82 (0x52), character: 'R' */</text:p>
          </table:table-cell>
          <table:table-cell table:style-name="ce203" table:formula="of:=HEX2DEC(RIGHT([.Q51];2))" office:value-type="float" office:value="254" calcext:value-type="float">
            <text:p>254</text:p>
          </table:table-cell>
          <table:table-cell table:style-name="ce203" table:formula="of:=HEX2DEC(RIGHT([.R51];2))" office:value-type="float" office:value="144" calcext:value-type="float">
            <text:p>144</text:p>
          </table:table-cell>
          <table:table-cell table:style-name="ce203" table:formula="of:=HEX2DEC(RIGHT([.S51];2))" office:value-type="float" office:value="144" calcext:value-type="float">
            <text:p>144</text:p>
          </table:table-cell>
          <table:table-cell table:style-name="ce203" table:formula="of:=HEX2DEC(RIGHT([.T51];2))" office:value-type="float" office:value="152" calcext:value-type="float">
            <text:p>152</text:p>
          </table:table-cell>
          <table:table-cell table:style-name="ce203" table:formula="of:=HEX2DEC(RIGHT([.U51];2))" office:value-type="float" office:value="102" calcext:value-type="float">
            <text:p>102</text:p>
          </table:table-cell>
          <table:table-cell table:style-name="ce203" table:formula="of:=IF([.W51]=0;IF([.X51]=0;IF([.Y51]=0;IF([.Z51]=0;IF([.AA51]=0;0;4);3);2);1);0)" office:value-type="float" office:value="0" calcext:value-type="float">
            <text:p>0</text:p>
          </table:table-cell>
          <table:table-cell table:style-name="ce203" table:formula="of:=IF([.AA51]=0;IF([.Z51]=0;IF([.Y51]=0;IF([.X51]=0;IF([.W51]=0;5;1);2);3);4);5)" office:value-type="float" office:value="5" calcext:value-type="float">
            <text:p>5</text:p>
          </table:table-cell>
          <table:table-cell table:style-name="ce203" table:formula="of:=CONCATENATE(&quot;0x&quot;;DEC2HEX(([.AC51]*16)+[.AB51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style-name="ce1"/>
          <table:table-cell/>
          <table:table-cell table:style-name="ce1"/>
          <table:table-cell table:style-name="ce2" table:formula="of:=3+(ROW()-1)*11" office:value-type="float" office:value="564" calcext:value-type="float">
            <text:p>564</text:p>
          </table:table-cell>
          <table:table-cell table:style-name="ce2" table:formula="of:=INDEX([.A$1:.A$1048576];[.M52])" office:value-type="float" office:value="83" calcext:value-type="float">
            <text:p>83</text:p>
          </table:table-cell>
          <table:table-cell table:style-name="ce2" table:formula="of:=CONCATENATE(&quot;0x&quot;;DEC2HEX([.N52];2))" office:value-type="string" office:string-value="0x53" calcext:value-type="string">
            <text:p>0x53</text:p>
          </table:table-cell>
          <table:table-cell table:style-name="ce2" table:formula="of:=CONCATENATE(&quot;'&quot;;CHAR([.N52]);&quot;'&quot;)" office:value-type="string" office:string-value="'S'" calcext:value-type="string">
            <text:p>'S'</text:p>
          </table:table-cell>
          <table:table-cell table:style-name="ce2" table:formula="of:=INDEX([.E$1:.E$1048576];[.$M52]+8;1)" office:value-type="string" office:string-value="0x62" calcext:value-type="string">
            <text:p>0x62</text:p>
          </table:table-cell>
          <table:table-cell table:style-name="ce2" table:formula="of:=INDEX([.F$1:.F$1048576];[.$M52]+8;1)" office:value-type="string" office:string-value="0x92" calcext:value-type="string">
            <text:p>0x92</text:p>
          </table:table-cell>
          <table:table-cell table:style-name="ce2" table:formula="of:=INDEX([.G$1:.G$1048576];[.$M52]+8;1)" office:value-type="string" office:string-value="0x92" calcext:value-type="string">
            <text:p>0x92</text:p>
          </table:table-cell>
          <table:table-cell table:style-name="ce2" table:formula="of:=INDEX([.H$1:.H$1048576];[.$M52]+8;1)" office:value-type="string" office:string-value="0x92" calcext:value-type="string">
            <text:p>0x92</text:p>
          </table:table-cell>
          <table:table-cell table:style-name="ce2" table:formula="of:=INDEX([.I$1:.I$1048576];[.$M52]+8;1)" office:value-type="string" office:string-value="0x8C" calcext:value-type="string">
            <text:p>0x8C</text:p>
          </table:table-cell>
          <table:table-cell table:style-name="ce202" table:formula="of:=CONCATENATE(&quot;    { &quot;;[.Q52];&quot;, &quot;;[.R52];&quot;, &quot;;[.S52];&quot;, &quot;;[.T52];&quot;, &quot;;[.U52];&quot; }, /* ASCII &quot;;[.N52];&quot; (&quot;;[.O52];&quot;), character: &quot;;[.P52];&quot; */&quot;)" office:value-type="string" office:string-value="    { 0x62, 0x92, 0x92, 0x92, 0x8C }, /* ASCII 83 (0x53), character: 'S' */" calcext:value-type="string">
            <text:p><text:s text:c="4"/>{ 0x62, 0x92, 0x92, 0x92, 0x8C }, /* ASCII 83 (0x53), character: 'S' */</text:p>
          </table:table-cell>
          <table:table-cell table:style-name="ce203" table:formula="of:=HEX2DEC(RIGHT([.Q52];2))" office:value-type="float" office:value="98" calcext:value-type="float">
            <text:p>98</text:p>
          </table:table-cell>
          <table:table-cell table:style-name="ce203" table:formula="of:=HEX2DEC(RIGHT([.R52];2))" office:value-type="float" office:value="146" calcext:value-type="float">
            <text:p>146</text:p>
          </table:table-cell>
          <table:table-cell table:style-name="ce203" table:formula="of:=HEX2DEC(RIGHT([.S52];2))" office:value-type="float" office:value="146" calcext:value-type="float">
            <text:p>146</text:p>
          </table:table-cell>
          <table:table-cell table:style-name="ce203" table:formula="of:=HEX2DEC(RIGHT([.T52];2))" office:value-type="float" office:value="146" calcext:value-type="float">
            <text:p>146</text:p>
          </table:table-cell>
          <table:table-cell table:style-name="ce203" table:formula="of:=HEX2DEC(RIGHT([.U52];2))" office:value-type="float" office:value="140" calcext:value-type="float">
            <text:p>140</text:p>
          </table:table-cell>
          <table:table-cell table:style-name="ce203" table:formula="of:=IF([.W52]=0;IF([.X52]=0;IF([.Y52]=0;IF([.Z52]=0;IF([.AA52]=0;0;4);3);2);1);0)" office:value-type="float" office:value="0" calcext:value-type="float">
            <text:p>0</text:p>
          </table:table-cell>
          <table:table-cell table:style-name="ce203" table:formula="of:=IF([.AA52]=0;IF([.Z52]=0;IF([.Y52]=0;IF([.X52]=0;IF([.W52]=0;5;1);2);3);4);5)" office:value-type="float" office:value="5" calcext:value-type="float">
            <text:p>5</text:p>
          </table:table-cell>
          <table:table-cell table:style-name="ce203" table:formula="of:=CONCATENATE(&quot;0x&quot;;DEC2HEX(([.AC52]*16)+[.AB52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" table:number-columns-repeated="2"/>
          <table:table-cell table:style-name="ce107" office:value-type="float" office:value="1" calcext:value-type="float">
            <text:p>1</text:p>
          </table:table-cell>
          <table:table-cell table:style-name="ce8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575" calcext:value-type="float">
            <text:p>575</text:p>
          </table:table-cell>
          <table:table-cell table:style-name="ce2" table:formula="of:=INDEX([.A$1:.A$1048576];[.M53])" office:value-type="float" office:value="84" calcext:value-type="float">
            <text:p>84</text:p>
          </table:table-cell>
          <table:table-cell table:style-name="ce2" table:formula="of:=CONCATENATE(&quot;0x&quot;;DEC2HEX([.N53];2))" office:value-type="string" office:string-value="0x54" calcext:value-type="string">
            <text:p>0x54</text:p>
          </table:table-cell>
          <table:table-cell table:style-name="ce2" table:formula="of:=CONCATENATE(&quot;'&quot;;CHAR([.N53]);&quot;'&quot;)" office:value-type="string" office:string-value="'T'" calcext:value-type="string">
            <text:p>'T'</text:p>
          </table:table-cell>
          <table:table-cell table:style-name="ce2" table:formula="of:=INDEX([.E$1:.E$1048576];[.$M53]+8;1)" office:value-type="string" office:string-value="0x80" calcext:value-type="string">
            <text:p>0x80</text:p>
          </table:table-cell>
          <table:table-cell table:style-name="ce2" table:formula="of:=INDEX([.F$1:.F$1048576];[.$M53]+8;1)" office:value-type="string" office:string-value="0x80" calcext:value-type="string">
            <text:p>0x80</text:p>
          </table:table-cell>
          <table:table-cell table:style-name="ce2" table:formula="of:=INDEX([.G$1:.G$1048576];[.$M53]+8;1)" office:value-type="string" office:string-value="0xFE" calcext:value-type="string">
            <text:p>0xFE</text:p>
          </table:table-cell>
          <table:table-cell table:style-name="ce2" table:formula="of:=INDEX([.H$1:.H$1048576];[.$M53]+8;1)" office:value-type="string" office:string-value="0x80" calcext:value-type="string">
            <text:p>0x80</text:p>
          </table:table-cell>
          <table:table-cell table:style-name="ce2" table:formula="of:=INDEX([.I$1:.I$1048576];[.$M53]+8;1)" office:value-type="string" office:string-value="0x80" calcext:value-type="string">
            <text:p>0x80</text:p>
          </table:table-cell>
          <table:table-cell table:style-name="ce202" table:formula="of:=CONCATENATE(&quot;    { &quot;;[.Q53];&quot;, &quot;;[.R53];&quot;, &quot;;[.S53];&quot;, &quot;;[.T53];&quot;, &quot;;[.U53];&quot; }, /* ASCII &quot;;[.N53];&quot; (&quot;;[.O53];&quot;), character: &quot;;[.P53];&quot; */&quot;)" office:value-type="string" office:string-value="    { 0x80, 0x80, 0xFE, 0x80, 0x80 }, /* ASCII 84 (0x54), character: 'T' */" calcext:value-type="string">
            <text:p><text:s text:c="4"/>{ 0x80, 0x80, 0xFE, 0x80, 0x80 }, /* ASCII 84 (0x54), character: 'T' */</text:p>
          </table:table-cell>
          <table:table-cell table:style-name="ce203" table:formula="of:=HEX2DEC(RIGHT([.Q53];2))" office:value-type="float" office:value="128" calcext:value-type="float">
            <text:p>128</text:p>
          </table:table-cell>
          <table:table-cell table:style-name="ce203" table:formula="of:=HEX2DEC(RIGHT([.R53];2))" office:value-type="float" office:value="128" calcext:value-type="float">
            <text:p>128</text:p>
          </table:table-cell>
          <table:table-cell table:style-name="ce203" table:formula="of:=HEX2DEC(RIGHT([.S53];2))" office:value-type="float" office:value="254" calcext:value-type="float">
            <text:p>254</text:p>
          </table:table-cell>
          <table:table-cell table:style-name="ce203" table:formula="of:=HEX2DEC(RIGHT([.T53];2))" office:value-type="float" office:value="128" calcext:value-type="float">
            <text:p>128</text:p>
          </table:table-cell>
          <table:table-cell table:style-name="ce203" table:formula="of:=HEX2DEC(RIGHT([.U53];2))" office:value-type="float" office:value="128" calcext:value-type="float">
            <text:p>128</text:p>
          </table:table-cell>
          <table:table-cell table:style-name="ce203" table:formula="of:=IF([.W53]=0;IF([.X53]=0;IF([.Y53]=0;IF([.Z53]=0;IF([.AA53]=0;0;4);3);2);1);0)" office:value-type="float" office:value="0" calcext:value-type="float">
            <text:p>0</text:p>
          </table:table-cell>
          <table:table-cell table:style-name="ce203" table:formula="of:=IF([.AA53]=0;IF([.Z53]=0;IF([.Y53]=0;IF([.X53]=0;IF([.W53]=0;5;1);2);3);4);5)" office:value-type="float" office:value="5" calcext:value-type="float">
            <text:p>5</text:p>
          </table:table-cell>
          <table:table-cell table:style-name="ce203" table:formula="of:=CONCATENATE(&quot;0x&quot;;DEC2HEX(([.AC53]*16)+[.AB5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586" calcext:value-type="float">
            <text:p>586</text:p>
          </table:table-cell>
          <table:table-cell table:style-name="ce2" table:formula="of:=INDEX([.A$1:.A$1048576];[.M54])" office:value-type="float" office:value="85" calcext:value-type="float">
            <text:p>85</text:p>
          </table:table-cell>
          <table:table-cell table:style-name="ce2" table:formula="of:=CONCATENATE(&quot;0x&quot;;DEC2HEX([.N54];2))" office:value-type="string" office:string-value="0x55" calcext:value-type="string">
            <text:p>0x55</text:p>
          </table:table-cell>
          <table:table-cell table:style-name="ce2" table:formula="of:=CONCATENATE(&quot;'&quot;;CHAR([.N54]);&quot;'&quot;)" office:value-type="string" office:string-value="'U'" calcext:value-type="string">
            <text:p>'U'</text:p>
          </table:table-cell>
          <table:table-cell table:style-name="ce2" table:formula="of:=INDEX([.E$1:.E$1048576];[.$M54]+8;1)" office:value-type="string" office:string-value="0xFC" calcext:value-type="string">
            <text:p>0xFC</text:p>
          </table:table-cell>
          <table:table-cell table:style-name="ce2" table:formula="of:=INDEX([.F$1:.F$1048576];[.$M54]+8;1)" office:value-type="string" office:string-value="0x02" calcext:value-type="string">
            <text:p>0x02</text:p>
          </table:table-cell>
          <table:table-cell table:style-name="ce2" table:formula="of:=INDEX([.G$1:.G$1048576];[.$M54]+8;1)" office:value-type="string" office:string-value="0x02" calcext:value-type="string">
            <text:p>0x02</text:p>
          </table:table-cell>
          <table:table-cell table:style-name="ce2" table:formula="of:=INDEX([.H$1:.H$1048576];[.$M54]+8;1)" office:value-type="string" office:string-value="0x02" calcext:value-type="string">
            <text:p>0x02</text:p>
          </table:table-cell>
          <table:table-cell table:style-name="ce2" table:formula="of:=INDEX([.I$1:.I$1048576];[.$M54]+8;1)" office:value-type="string" office:string-value="0xFC" calcext:value-type="string">
            <text:p>0xFC</text:p>
          </table:table-cell>
          <table:table-cell table:style-name="ce202" table:formula="of:=CONCATENATE(&quot;    { &quot;;[.Q54];&quot;, &quot;;[.R54];&quot;, &quot;;[.S54];&quot;, &quot;;[.T54];&quot;, &quot;;[.U54];&quot; }, /* ASCII &quot;;[.N54];&quot; (&quot;;[.O54];&quot;), character: &quot;;[.P54];&quot; */&quot;)" office:value-type="string" office:string-value="    { 0xFC, 0x02, 0x02, 0x02, 0xFC }, /* ASCII 85 (0x55), character: 'U' */" calcext:value-type="string">
            <text:p><text:s text:c="4"/>{ 0xFC, 0x02, 0x02, 0x02, 0xFC }, /* ASCII 85 (0x55), character: 'U' */</text:p>
          </table:table-cell>
          <table:table-cell table:style-name="ce203" table:formula="of:=HEX2DEC(RIGHT([.Q54];2))" office:value-type="float" office:value="252" calcext:value-type="float">
            <text:p>252</text:p>
          </table:table-cell>
          <table:table-cell table:style-name="ce203" table:formula="of:=HEX2DEC(RIGHT([.R54];2))" office:value-type="float" office:value="2" calcext:value-type="float">
            <text:p>2</text:p>
          </table:table-cell>
          <table:table-cell table:style-name="ce203" table:formula="of:=HEX2DEC(RIGHT([.S54];2))" office:value-type="float" office:value="2" calcext:value-type="float">
            <text:p>2</text:p>
          </table:table-cell>
          <table:table-cell table:style-name="ce203" table:formula="of:=HEX2DEC(RIGHT([.T54];2))" office:value-type="float" office:value="2" calcext:value-type="float">
            <text:p>2</text:p>
          </table:table-cell>
          <table:table-cell table:style-name="ce203" table:formula="of:=HEX2DEC(RIGHT([.U54];2))" office:value-type="float" office:value="252" calcext:value-type="float">
            <text:p>252</text:p>
          </table:table-cell>
          <table:table-cell table:style-name="ce203" table:formula="of:=IF([.W54]=0;IF([.X54]=0;IF([.Y54]=0;IF([.Z54]=0;IF([.AA54]=0;0;4);3);2);1);0)" office:value-type="float" office:value="0" calcext:value-type="float">
            <text:p>0</text:p>
          </table:table-cell>
          <table:table-cell table:style-name="ce203" table:formula="of:=IF([.AA54]=0;IF([.Z54]=0;IF([.Y54]=0;IF([.X54]=0;IF([.W54]=0;5;1);2);3);4);5)" office:value-type="float" office:value="5" calcext:value-type="float">
            <text:p>5</text:p>
          </table:table-cell>
          <table:table-cell table:style-name="ce203" table:formula="of:=CONCATENATE(&quot;0x&quot;;DEC2HEX(([.AC54]*16)+[.AB5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4]=1;2^[.$D54];0);IF([.E53]=1;2^[.$D53];0);IF([.E52]=1;2^[.$D52];0);IF([.E51]=1;2^[.$D51];0);IF([.E50]=1;2^[.$D50];0);IF([.E49]=1;2^[.$D49];0);IF([.E48]=1;2^[.$D48];0);IF([.E47]=1;2^[.$D47];0));2))" office:value-type="string" office:string-value="0x24" calcext:value-type="string">
            <text:p>0x24</text:p>
          </table:table-cell>
          <table:table-cell table:style-name="ce2" table:formula="of:=CONCATENATE(&quot;0x&quot;;DEC2HEX(SUM(IF([.F54]=1;2^[.$D54];0);IF([.F53]=1;2^[.$D53];0);IF([.F52]=1;2^[.$D52];0);IF([.F51]=1;2^[.$D51];0);IF([.F50]=1;2^[.$D50];0);IF([.F49]=1;2^[.$D49];0);IF([.F48]=1;2^[.$D48];0);IF([.F47]=1;2^[.$D47];0));2))" office:value-type="string" office:string-value="0x54" calcext:value-type="string">
            <text:p>0x54</text:p>
          </table:table-cell>
          <table:table-cell table:style-name="ce2" table:formula="of:=CONCATENATE(&quot;0x&quot;;DEC2HEX(SUM(IF([.G54]=1;2^[.$D54];0);IF([.G53]=1;2^[.$D53];0);IF([.G52]=1;2^[.$D52];0);IF([.G51]=1;2^[.$D51];0);IF([.G50]=1;2^[.$D50];0);IF([.G49]=1;2^[.$D49];0);IF([.G48]=1;2^[.$D48];0);IF([.G47]=1;2^[.$D47];0));2))" office:value-type="string" office:string-value="0xFE" calcext:value-type="string">
            <text:p>0xFE</text:p>
          </table:table-cell>
          <table:table-cell table:style-name="ce2" table:formula="of:=CONCATENATE(&quot;0x&quot;;DEC2HEX(SUM(IF([.H54]=1;2^[.$D54];0);IF([.H53]=1;2^[.$D53];0);IF([.H52]=1;2^[.$D52];0);IF([.H51]=1;2^[.$D51];0);IF([.H50]=1;2^[.$D50];0);IF([.H49]=1;2^[.$D49];0);IF([.H48]=1;2^[.$D48];0);IF([.H47]=1;2^[.$D47];0));2))" office:value-type="string" office:string-value="0x54" calcext:value-type="string">
            <text:p>0x54</text:p>
          </table:table-cell>
          <table:table-cell table:style-name="ce2" table:formula="of:=CONCATENATE(&quot;0x&quot;;DEC2HEX(SUM(IF([.I54]=1;2^[.$D54];0);IF([.I53]=1;2^[.$D53];0);IF([.I52]=1;2^[.$D52];0);IF([.I51]=1;2^[.$D51];0);IF([.I50]=1;2^[.$D50];0);IF([.I49]=1;2^[.$D49];0);IF([.I48]=1;2^[.$D48];0);IF([.I47]=1;2^[.$D47];0));2))" office:value-type="string" office:string-value="0x48" calcext:value-type="string">
            <text:p>0x48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597" calcext:value-type="float">
            <text:p>597</text:p>
          </table:table-cell>
          <table:table-cell table:style-name="ce2" table:formula="of:=INDEX([.A$1:.A$1048576];[.M55])" office:value-type="float" office:value="86" calcext:value-type="float">
            <text:p>86</text:p>
          </table:table-cell>
          <table:table-cell table:style-name="ce2" table:formula="of:=CONCATENATE(&quot;0x&quot;;DEC2HEX([.N55];2))" office:value-type="string" office:string-value="0x56" calcext:value-type="string">
            <text:p>0x56</text:p>
          </table:table-cell>
          <table:table-cell table:style-name="ce2" table:formula="of:=CONCATENATE(&quot;'&quot;;CHAR([.N55]);&quot;'&quot;)" office:value-type="string" office:string-value="'V'" calcext:value-type="string">
            <text:p>'V'</text:p>
          </table:table-cell>
          <table:table-cell table:style-name="ce2" table:formula="of:=INDEX([.E$1:.E$1048576];[.$M55]+8;1)" office:value-type="string" office:string-value="0xE0" calcext:value-type="string">
            <text:p>0xE0</text:p>
          </table:table-cell>
          <table:table-cell table:style-name="ce2" table:formula="of:=INDEX([.F$1:.F$1048576];[.$M55]+8;1)" office:value-type="string" office:string-value="0x38" calcext:value-type="string">
            <text:p>0x38</text:p>
          </table:table-cell>
          <table:table-cell table:style-name="ce2" table:formula="of:=INDEX([.G$1:.G$1048576];[.$M55]+8;1)" office:value-type="string" office:string-value="0x0E" calcext:value-type="string">
            <text:p>0x0E</text:p>
          </table:table-cell>
          <table:table-cell table:style-name="ce2" table:formula="of:=INDEX([.H$1:.H$1048576];[.$M55]+8;1)" office:value-type="string" office:string-value="0x38" calcext:value-type="string">
            <text:p>0x38</text:p>
          </table:table-cell>
          <table:table-cell table:style-name="ce2" table:formula="of:=INDEX([.I$1:.I$1048576];[.$M55]+8;1)" office:value-type="string" office:string-value="0xE0" calcext:value-type="string">
            <text:p>0xE0</text:p>
          </table:table-cell>
          <table:table-cell table:style-name="ce202" table:formula="of:=CONCATENATE(&quot;    { &quot;;[.Q55];&quot;, &quot;;[.R55];&quot;, &quot;;[.S55];&quot;, &quot;;[.T55];&quot;, &quot;;[.U55];&quot; }, /* ASCII &quot;;[.N55];&quot; (&quot;;[.O55];&quot;), character: &quot;;[.P55];&quot; */&quot;)" office:value-type="string" office:string-value="    { 0xE0, 0x38, 0x0E, 0x38, 0xE0 }, /* ASCII 86 (0x56), character: 'V' */" calcext:value-type="string">
            <text:p><text:s text:c="4"/>{ 0xE0, 0x38, 0x0E, 0x38, 0xE0 }, /* ASCII 86 (0x56), character: 'V' */</text:p>
          </table:table-cell>
          <table:table-cell table:style-name="ce203" table:formula="of:=HEX2DEC(RIGHT([.Q55];2))" office:value-type="float" office:value="224" calcext:value-type="float">
            <text:p>224</text:p>
          </table:table-cell>
          <table:table-cell table:style-name="ce203" table:formula="of:=HEX2DEC(RIGHT([.R55];2))" office:value-type="float" office:value="56" calcext:value-type="float">
            <text:p>56</text:p>
          </table:table-cell>
          <table:table-cell table:style-name="ce203" table:formula="of:=HEX2DEC(RIGHT([.S55];2))" office:value-type="float" office:value="14" calcext:value-type="float">
            <text:p>14</text:p>
          </table:table-cell>
          <table:table-cell table:style-name="ce203" table:formula="of:=HEX2DEC(RIGHT([.T55];2))" office:value-type="float" office:value="56" calcext:value-type="float">
            <text:p>56</text:p>
          </table:table-cell>
          <table:table-cell table:style-name="ce203" table:formula="of:=HEX2DEC(RIGHT([.U55];2))" office:value-type="float" office:value="224" calcext:value-type="float">
            <text:p>224</text:p>
          </table:table-cell>
          <table:table-cell table:style-name="ce203" table:formula="of:=IF([.W55]=0;IF([.X55]=0;IF([.Y55]=0;IF([.Z55]=0;IF([.AA55]=0;0;4);3);2);1);0)" office:value-type="float" office:value="0" calcext:value-type="float">
            <text:p>0</text:p>
          </table:table-cell>
          <table:table-cell table:style-name="ce203" table:formula="of:=IF([.AA55]=0;IF([.Z55]=0;IF([.Y55]=0;IF([.X55]=0;IF([.W55]=0;5;1);2);3);4);5)" office:value-type="float" office:value="5" calcext:value-type="float">
            <text:p>5</text:p>
          </table:table-cell>
          <table:table-cell table:style-name="ce203" table:formula="of:=CONCATENATE(&quot;0x&quot;;DEC2HEX(([.AC55]*16)+[.AB5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608" calcext:value-type="float">
            <text:p>608</text:p>
          </table:table-cell>
          <table:table-cell table:style-name="ce2" table:formula="of:=INDEX([.A$1:.A$1048576];[.M56])" office:value-type="float" office:value="87" calcext:value-type="float">
            <text:p>87</text:p>
          </table:table-cell>
          <table:table-cell table:style-name="ce2" table:formula="of:=CONCATENATE(&quot;0x&quot;;DEC2HEX([.N56];2))" office:value-type="string" office:string-value="0x57" calcext:value-type="string">
            <text:p>0x57</text:p>
          </table:table-cell>
          <table:table-cell table:style-name="ce2" table:formula="of:=CONCATENATE(&quot;'&quot;;CHAR([.N56]);&quot;'&quot;)" office:value-type="string" office:string-value="'W'" calcext:value-type="string">
            <text:p>'W'</text:p>
          </table:table-cell>
          <table:table-cell table:style-name="ce2" table:formula="of:=INDEX([.E$1:.E$1048576];[.$M56]+8;1)" office:value-type="string" office:string-value="0xFC" calcext:value-type="string">
            <text:p>0xFC</text:p>
          </table:table-cell>
          <table:table-cell table:style-name="ce2" table:formula="of:=INDEX([.F$1:.F$1048576];[.$M56]+8;1)" office:value-type="string" office:string-value="0x02" calcext:value-type="string">
            <text:p>0x02</text:p>
          </table:table-cell>
          <table:table-cell table:style-name="ce2" table:formula="of:=INDEX([.G$1:.G$1048576];[.$M56]+8;1)" office:value-type="string" office:string-value="0x1C" calcext:value-type="string">
            <text:p>0x1C</text:p>
          </table:table-cell>
          <table:table-cell table:style-name="ce2" table:formula="of:=INDEX([.H$1:.H$1048576];[.$M56]+8;1)" office:value-type="string" office:string-value="0x02" calcext:value-type="string">
            <text:p>0x02</text:p>
          </table:table-cell>
          <table:table-cell table:style-name="ce2" table:formula="of:=INDEX([.I$1:.I$1048576];[.$M56]+8;1)" office:value-type="string" office:string-value="0xFC" calcext:value-type="string">
            <text:p>0xFC</text:p>
          </table:table-cell>
          <table:table-cell table:style-name="ce202" table:formula="of:=CONCATENATE(&quot;    { &quot;;[.Q56];&quot;, &quot;;[.R56];&quot;, &quot;;[.S56];&quot;, &quot;;[.T56];&quot;, &quot;;[.U56];&quot; }, /* ASCII &quot;;[.N56];&quot; (&quot;;[.O56];&quot;), character: &quot;;[.P56];&quot; */&quot;)" office:value-type="string" office:string-value="    { 0xFC, 0x02, 0x1C, 0x02, 0xFC }, /* ASCII 87 (0x57), character: 'W' */" calcext:value-type="string">
            <text:p><text:s text:c="4"/>{ 0xFC, 0x02, 0x1C, 0x02, 0xFC }, /* ASCII 87 (0x57), character: 'W' */</text:p>
          </table:table-cell>
          <table:table-cell table:style-name="ce203" table:formula="of:=HEX2DEC(RIGHT([.Q56];2))" office:value-type="float" office:value="252" calcext:value-type="float">
            <text:p>252</text:p>
          </table:table-cell>
          <table:table-cell table:style-name="ce203" table:formula="of:=HEX2DEC(RIGHT([.R56];2))" office:value-type="float" office:value="2" calcext:value-type="float">
            <text:p>2</text:p>
          </table:table-cell>
          <table:table-cell table:style-name="ce203" table:formula="of:=HEX2DEC(RIGHT([.S56];2))" office:value-type="float" office:value="28" calcext:value-type="float">
            <text:p>28</text:p>
          </table:table-cell>
          <table:table-cell table:style-name="ce203" table:formula="of:=HEX2DEC(RIGHT([.T56];2))" office:value-type="float" office:value="2" calcext:value-type="float">
            <text:p>2</text:p>
          </table:table-cell>
          <table:table-cell table:style-name="ce203" table:formula="of:=HEX2DEC(RIGHT([.U56];2))" office:value-type="float" office:value="252" calcext:value-type="float">
            <text:p>252</text:p>
          </table:table-cell>
          <table:table-cell table:style-name="ce203" table:formula="of:=IF([.W56]=0;IF([.X56]=0;IF([.Y56]=0;IF([.Z56]=0;IF([.AA56]=0;0;4);3);2);1);0)" office:value-type="float" office:value="0" calcext:value-type="float">
            <text:p>0</text:p>
          </table:table-cell>
          <table:table-cell table:style-name="ce203" table:formula="of:=IF([.AA56]=0;IF([.Z56]=0;IF([.Y56]=0;IF([.X56]=0;IF([.W56]=0;5;1);2);3);4);5)" office:value-type="float" office:value="5" calcext:value-type="float">
            <text:p>5</text:p>
          </table:table-cell>
          <table:table-cell table:style-name="ce203" table:formula="of:=CONCATENATE(&quot;0x&quot;;DEC2HEX(([.AC56]*16)+[.AB56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7]+1" office:value-type="float" office:value="1" calcext:value-type="float">
            <text:p>1</text:p>
          </table:table-cell>
          <table:table-cell table:style-name="ce2" table:formula="of:=[.F57]+1" office:value-type="float" office:value="2" calcext:value-type="float">
            <text:p>2</text:p>
          </table:table-cell>
          <table:table-cell table:style-name="ce2" table:formula="of:=[.G57]+1" office:value-type="float" office:value="3" calcext:value-type="float">
            <text:p>3</text:p>
          </table:table-cell>
          <table:table-cell table:style-name="ce2" table:formula="of:=[.H5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619" calcext:value-type="float">
            <text:p>619</text:p>
          </table:table-cell>
          <table:table-cell table:style-name="ce2" table:formula="of:=INDEX([.A$1:.A$1048576];[.M57])" office:value-type="float" office:value="88" calcext:value-type="float">
            <text:p>88</text:p>
          </table:table-cell>
          <table:table-cell table:style-name="ce2" table:formula="of:=CONCATENATE(&quot;0x&quot;;DEC2HEX([.N57];2))" office:value-type="string" office:string-value="0x58" calcext:value-type="string">
            <text:p>0x58</text:p>
          </table:table-cell>
          <table:table-cell table:style-name="ce2" table:formula="of:=CONCATENATE(&quot;'&quot;;CHAR([.N57]);&quot;'&quot;)" office:value-type="string" office:string-value="'X'" calcext:value-type="string">
            <text:p>'X'</text:p>
          </table:table-cell>
          <table:table-cell table:style-name="ce2" table:formula="of:=INDEX([.E$1:.E$1048576];[.$M57]+8;1)" office:value-type="string" office:string-value="0xC6" calcext:value-type="string">
            <text:p>0xC6</text:p>
          </table:table-cell>
          <table:table-cell table:style-name="ce2" table:formula="of:=INDEX([.F$1:.F$1048576];[.$M57]+8;1)" office:value-type="string" office:string-value="0x28" calcext:value-type="string">
            <text:p>0x28</text:p>
          </table:table-cell>
          <table:table-cell table:style-name="ce2" table:formula="of:=INDEX([.G$1:.G$1048576];[.$M57]+8;1)" office:value-type="string" office:string-value="0x10" calcext:value-type="string">
            <text:p>0x10</text:p>
          </table:table-cell>
          <table:table-cell table:style-name="ce2" table:formula="of:=INDEX([.H$1:.H$1048576];[.$M57]+8;1)" office:value-type="string" office:string-value="0x28" calcext:value-type="string">
            <text:p>0x28</text:p>
          </table:table-cell>
          <table:table-cell table:style-name="ce2" table:formula="of:=INDEX([.I$1:.I$1048576];[.$M57]+8;1)" office:value-type="string" office:string-value="0xC6" calcext:value-type="string">
            <text:p>0xC6</text:p>
          </table:table-cell>
          <table:table-cell table:style-name="ce202" table:formula="of:=CONCATENATE(&quot;    { &quot;;[.Q57];&quot;, &quot;;[.R57];&quot;, &quot;;[.S57];&quot;, &quot;;[.T57];&quot;, &quot;;[.U57];&quot; }, /* ASCII &quot;;[.N57];&quot; (&quot;;[.O57];&quot;), character: &quot;;[.P57];&quot; */&quot;)" office:value-type="string" office:string-value="    { 0xC6, 0x28, 0x10, 0x28, 0xC6 }, /* ASCII 88 (0x58), character: 'X' */" calcext:value-type="string">
            <text:p><text:s text:c="4"/>{ 0xC6, 0x28, 0x10, 0x28, 0xC6 }, /* ASCII 88 (0x58), character: 'X' */</text:p>
          </table:table-cell>
          <table:table-cell table:style-name="ce203" table:formula="of:=HEX2DEC(RIGHT([.Q57];2))" office:value-type="float" office:value="198" calcext:value-type="float">
            <text:p>198</text:p>
          </table:table-cell>
          <table:table-cell table:style-name="ce203" table:formula="of:=HEX2DEC(RIGHT([.R57];2))" office:value-type="float" office:value="40" calcext:value-type="float">
            <text:p>40</text:p>
          </table:table-cell>
          <table:table-cell table:style-name="ce203" table:formula="of:=HEX2DEC(RIGHT([.S57];2))" office:value-type="float" office:value="16" calcext:value-type="float">
            <text:p>16</text:p>
          </table:table-cell>
          <table:table-cell table:style-name="ce203" table:formula="of:=HEX2DEC(RIGHT([.T57];2))" office:value-type="float" office:value="40" calcext:value-type="float">
            <text:p>40</text:p>
          </table:table-cell>
          <table:table-cell table:style-name="ce203" table:formula="of:=HEX2DEC(RIGHT([.U57];2))" office:value-type="float" office:value="198" calcext:value-type="float">
            <text:p>198</text:p>
          </table:table-cell>
          <table:table-cell table:style-name="ce203" table:formula="of:=IF([.W57]=0;IF([.X57]=0;IF([.Y57]=0;IF([.Z57]=0;IF([.AA57]=0;0;4);3);2);1);0)" office:value-type="float" office:value="0" calcext:value-type="float">
            <text:p>0</text:p>
          </table:table-cell>
          <table:table-cell table:style-name="ce203" table:formula="of:=IF([.AA57]=0;IF([.Z57]=0;IF([.Y57]=0;IF([.X57]=0;IF([.W57]=0;5;1);2);3);4);5)" office:value-type="float" office:value="5" calcext:value-type="float">
            <text:p>5</text:p>
          </table:table-cell>
          <table:table-cell table:style-name="ce203" table:formula="of:=CONCATENATE(&quot;0x&quot;;DEC2HEX(([.AC57]*16)+[.AB5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2" table:formula="of:=[.A47]+1" office:value-type="float" office:value="37" calcext:value-type="float">
            <text:p>37</text:p>
          </table:table-cell>
          <table:table-cell table:style-name="ce2" table:formula="of:=DEC2HEX([.A58];2)" office:value-type="string" office:string-value="25" calcext:value-type="string">
            <text:p>25</text:p>
          </table:table-cell>
          <table:table-cell table:style-name="ce2" table:formula="of:=CHAR([.A58])" office:value-type="string" office:string-value="%" calcext:value-type="string">
            <text:p>%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" table:number-columns-repeated="2"/>
          <table:table-cell table:style-name="ce108"/>
          <table:table-cell table:style-name="ce9" table:number-columns-repeated="2"/>
          <table:table-cell table:style-name="ce2" table:formula="of:=[.E66]" office:value-type="string" office:string-value="0x64" calcext:value-type="string">
            <text:p>0x64</text:p>
          </table:table-cell>
          <table:table-cell/>
          <table:table-cell table:style-name="ce1"/>
          <table:table-cell table:style-name="ce2" table:formula="of:=3+(ROW()-1)*11" office:value-type="float" office:value="630" calcext:value-type="float">
            <text:p>630</text:p>
          </table:table-cell>
          <table:table-cell table:style-name="ce2" table:formula="of:=INDEX([.A$1:.A$1048576];[.M58])" office:value-type="float" office:value="89" calcext:value-type="float">
            <text:p>89</text:p>
          </table:table-cell>
          <table:table-cell table:style-name="ce2" table:formula="of:=CONCATENATE(&quot;0x&quot;;DEC2HEX([.N58];2))" office:value-type="string" office:string-value="0x59" calcext:value-type="string">
            <text:p>0x59</text:p>
          </table:table-cell>
          <table:table-cell table:style-name="ce2" table:formula="of:=CONCATENATE(&quot;'&quot;;CHAR([.N58]);&quot;'&quot;)" office:value-type="string" office:string-value="'Y'" calcext:value-type="string">
            <text:p>'Y'</text:p>
          </table:table-cell>
          <table:table-cell table:style-name="ce2" table:formula="of:=INDEX([.E$1:.E$1048576];[.$M58]+8;1)" office:value-type="string" office:string-value="0xE0" calcext:value-type="string">
            <text:p>0xE0</text:p>
          </table:table-cell>
          <table:table-cell table:style-name="ce2" table:formula="of:=INDEX([.F$1:.F$1048576];[.$M58]+8;1)" office:value-type="string" office:string-value="0x10" calcext:value-type="string">
            <text:p>0x10</text:p>
          </table:table-cell>
          <table:table-cell table:style-name="ce2" table:formula="of:=INDEX([.G$1:.G$1048576];[.$M58]+8;1)" office:value-type="string" office:string-value="0x0E" calcext:value-type="string">
            <text:p>0x0E</text:p>
          </table:table-cell>
          <table:table-cell table:style-name="ce2" table:formula="of:=INDEX([.H$1:.H$1048576];[.$M58]+8;1)" office:value-type="string" office:string-value="0x10" calcext:value-type="string">
            <text:p>0x10</text:p>
          </table:table-cell>
          <table:table-cell table:style-name="ce2" table:formula="of:=INDEX([.I$1:.I$1048576];[.$M58]+8;1)" office:value-type="string" office:string-value="0xE0" calcext:value-type="string">
            <text:p>0xE0</text:p>
          </table:table-cell>
          <table:table-cell table:style-name="ce202" table:formula="of:=CONCATENATE(&quot;    { &quot;;[.Q58];&quot;, &quot;;[.R58];&quot;, &quot;;[.S58];&quot;, &quot;;[.T58];&quot;, &quot;;[.U58];&quot; }, /* ASCII &quot;;[.N58];&quot; (&quot;;[.O58];&quot;), character: &quot;;[.P58];&quot; */&quot;)" office:value-type="string" office:string-value="    { 0xE0, 0x10, 0x0E, 0x10, 0xE0 }, /* ASCII 89 (0x59), character: 'Y' */" calcext:value-type="string">
            <text:p><text:s text:c="4"/>{ 0xE0, 0x10, 0x0E, 0x10, 0xE0 }, /* ASCII 89 (0x59), character: 'Y' */</text:p>
          </table:table-cell>
          <table:table-cell table:style-name="ce203" table:formula="of:=HEX2DEC(RIGHT([.Q58];2))" office:value-type="float" office:value="224" calcext:value-type="float">
            <text:p>224</text:p>
          </table:table-cell>
          <table:table-cell table:style-name="ce203" table:formula="of:=HEX2DEC(RIGHT([.R58];2))" office:value-type="float" office:value="16" calcext:value-type="float">
            <text:p>16</text:p>
          </table:table-cell>
          <table:table-cell table:style-name="ce203" table:formula="of:=HEX2DEC(RIGHT([.S58];2))" office:value-type="float" office:value="14" calcext:value-type="float">
            <text:p>14</text:p>
          </table:table-cell>
          <table:table-cell table:style-name="ce203" table:formula="of:=HEX2DEC(RIGHT([.T58];2))" office:value-type="float" office:value="16" calcext:value-type="float">
            <text:p>16</text:p>
          </table:table-cell>
          <table:table-cell table:style-name="ce203" table:formula="of:=HEX2DEC(RIGHT([.U58];2))" office:value-type="float" office:value="224" calcext:value-type="float">
            <text:p>224</text:p>
          </table:table-cell>
          <table:table-cell table:style-name="ce203" table:formula="of:=IF([.W58]=0;IF([.X58]=0;IF([.Y58]=0;IF([.Z58]=0;IF([.AA58]=0;0;4);3);2);1);0)" office:value-type="float" office:value="0" calcext:value-type="float">
            <text:p>0</text:p>
          </table:table-cell>
          <table:table-cell table:style-name="ce203" table:formula="of:=IF([.AA58]=0;IF([.Z58]=0;IF([.Y58]=0;IF([.X58]=0;IF([.W58]=0;5;1);2);3);4);5)" office:value-type="float" office:value="5" calcext:value-type="float">
            <text:p>5</text:p>
          </table:table-cell>
          <table:table-cell table:style-name="ce203" table:formula="of:=CONCATENATE(&quot;0x&quot;;DEC2HEX(([.AC58]*16)+[.AB58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9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" table:formula="of:=[.F66]" office:value-type="string" office:string-value="0x68" calcext:value-type="string">
            <text:p>0x68</text:p>
          </table:table-cell>
          <table:table-cell/>
          <table:table-cell table:style-name="ce1"/>
          <table:table-cell table:style-name="ce2" table:formula="of:=3+(ROW()-1)*11" office:value-type="float" office:value="641" calcext:value-type="float">
            <text:p>641</text:p>
          </table:table-cell>
          <table:table-cell table:style-name="ce2" table:formula="of:=INDEX([.A$1:.A$1048576];[.M59])" office:value-type="float" office:value="90" calcext:value-type="float">
            <text:p>90</text:p>
          </table:table-cell>
          <table:table-cell table:style-name="ce2" table:formula="of:=CONCATENATE(&quot;0x&quot;;DEC2HEX([.N59];2))" office:value-type="string" office:string-value="0x5A" calcext:value-type="string">
            <text:p>0x5A</text:p>
          </table:table-cell>
          <table:table-cell table:style-name="ce2" table:formula="of:=CONCATENATE(&quot;'&quot;;CHAR([.N59]);&quot;'&quot;)" office:value-type="string" office:string-value="'Z'" calcext:value-type="string">
            <text:p>'Z'</text:p>
          </table:table-cell>
          <table:table-cell table:style-name="ce2" table:formula="of:=INDEX([.E$1:.E$1048576];[.$M59]+8;1)" office:value-type="string" office:string-value="0x86" calcext:value-type="string">
            <text:p>0x86</text:p>
          </table:table-cell>
          <table:table-cell table:style-name="ce2" table:formula="of:=INDEX([.F$1:.F$1048576];[.$M59]+8;1)" office:value-type="string" office:string-value="0x8A" calcext:value-type="string">
            <text:p>0x8A</text:p>
          </table:table-cell>
          <table:table-cell table:style-name="ce2" table:formula="of:=INDEX([.G$1:.G$1048576];[.$M59]+8;1)" office:value-type="string" office:string-value="0x92" calcext:value-type="string">
            <text:p>0x92</text:p>
          </table:table-cell>
          <table:table-cell table:style-name="ce2" table:formula="of:=INDEX([.H$1:.H$1048576];[.$M59]+8;1)" office:value-type="string" office:string-value="0xA2" calcext:value-type="string">
            <text:p>0xA2</text:p>
          </table:table-cell>
          <table:table-cell table:style-name="ce2" table:formula="of:=INDEX([.I$1:.I$1048576];[.$M59]+8;1)" office:value-type="string" office:string-value="0xC2" calcext:value-type="string">
            <text:p>0xC2</text:p>
          </table:table-cell>
          <table:table-cell table:style-name="ce202" table:formula="of:=CONCATENATE(&quot;    { &quot;;[.Q59];&quot;, &quot;;[.R59];&quot;, &quot;;[.S59];&quot;, &quot;;[.T59];&quot;, &quot;;[.U59];&quot; }, /* ASCII &quot;;[.N59];&quot; (&quot;;[.O59];&quot;), character: &quot;;[.P59];&quot; */&quot;)" office:value-type="string" office:string-value="    { 0x86, 0x8A, 0x92, 0xA2, 0xC2 }, /* ASCII 90 (0x5A), character: 'Z' */" calcext:value-type="string">
            <text:p><text:s text:c="4"/>{ 0x86, 0x8A, 0x92, 0xA2, 0xC2 }, /* ASCII 90 (0x5A), character: 'Z' */</text:p>
          </table:table-cell>
          <table:table-cell table:style-name="ce203" table:formula="of:=HEX2DEC(RIGHT([.Q59];2))" office:value-type="float" office:value="134" calcext:value-type="float">
            <text:p>134</text:p>
          </table:table-cell>
          <table:table-cell table:style-name="ce203" table:formula="of:=HEX2DEC(RIGHT([.R59];2))" office:value-type="float" office:value="138" calcext:value-type="float">
            <text:p>138</text:p>
          </table:table-cell>
          <table:table-cell table:style-name="ce203" table:formula="of:=HEX2DEC(RIGHT([.S59];2))" office:value-type="float" office:value="146" calcext:value-type="float">
            <text:p>146</text:p>
          </table:table-cell>
          <table:table-cell table:style-name="ce203" table:formula="of:=HEX2DEC(RIGHT([.T59];2))" office:value-type="float" office:value="162" calcext:value-type="float">
            <text:p>162</text:p>
          </table:table-cell>
          <table:table-cell table:style-name="ce203" table:formula="of:=HEX2DEC(RIGHT([.U59];2))" office:value-type="float" office:value="194" calcext:value-type="float">
            <text:p>194</text:p>
          </table:table-cell>
          <table:table-cell table:style-name="ce203" table:formula="of:=IF([.W59]=0;IF([.X59]=0;IF([.Y59]=0;IF([.Z59]=0;IF([.AA59]=0;0;4);3);2);1);0)" office:value-type="float" office:value="0" calcext:value-type="float">
            <text:p>0</text:p>
          </table:table-cell>
          <table:table-cell table:style-name="ce203" table:formula="of:=IF([.AA59]=0;IF([.Z59]=0;IF([.Y59]=0;IF([.X59]=0;IF([.W59]=0;5;1);2);3);4);5)" office:value-type="float" office:value="5" calcext:value-type="float">
            <text:p>5</text:p>
          </table:table-cell>
          <table:table-cell table:style-name="ce203" table:formula="of:=CONCATENATE(&quot;0x&quot;;DEC2HEX(([.AC59]*16)+[.AB59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9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" table:formula="of:=[.G66]" office:value-type="string" office:string-value="0x10" calcext:value-type="string">
            <text:p>0x10</text:p>
          </table:table-cell>
          <table:table-cell/>
          <table:table-cell table:style-name="ce1"/>
          <table:table-cell table:style-name="ce2" table:formula="of:=3+(ROW()-1)*11" office:value-type="float" office:value="652" calcext:value-type="float">
            <text:p>652</text:p>
          </table:table-cell>
          <table:table-cell table:style-name="ce2" table:formula="of:=INDEX([.A$1:.A$1048576];[.M60])" office:value-type="float" office:value="91" calcext:value-type="float">
            <text:p>91</text:p>
          </table:table-cell>
          <table:table-cell table:style-name="ce2" table:formula="of:=CONCATENATE(&quot;0x&quot;;DEC2HEX([.N60];2))" office:value-type="string" office:string-value="0x5B" calcext:value-type="string">
            <text:p>0x5B</text:p>
          </table:table-cell>
          <table:table-cell table:style-name="ce2" table:formula="of:=CONCATENATE(&quot;'&quot;;CHAR([.N60]);&quot;'&quot;)" office:value-type="string" office:string-value="'['" calcext:value-type="string">
            <text:p>'['</text:p>
          </table:table-cell>
          <table:table-cell table:style-name="ce2" table:formula="of:=INDEX([.E$1:.E$1048576];[.$M60]+8;1)" office:value-type="string" office:string-value="0x00" calcext:value-type="string">
            <text:p>0x00</text:p>
          </table:table-cell>
          <table:table-cell table:style-name="ce2" table:formula="of:=INDEX([.F$1:.F$1048576];[.$M60]+8;1)" office:value-type="string" office:string-value="0xFE" calcext:value-type="string">
            <text:p>0xFE</text:p>
          </table:table-cell>
          <table:table-cell table:style-name="ce2" table:formula="of:=INDEX([.G$1:.G$1048576];[.$M60]+8;1)" office:value-type="string" office:string-value="0x82" calcext:value-type="string">
            <text:p>0x82</text:p>
          </table:table-cell>
          <table:table-cell table:style-name="ce2" table:formula="of:=INDEX([.H$1:.H$1048576];[.$M60]+8;1)" office:value-type="string" office:string-value="0x82" calcext:value-type="string">
            <text:p>0x82</text:p>
          </table:table-cell>
          <table:table-cell table:style-name="ce2" table:formula="of:=INDEX([.I$1:.I$1048576];[.$M60]+8;1)" office:value-type="string" office:string-value="0x00" calcext:value-type="string">
            <text:p>0x00</text:p>
          </table:table-cell>
          <table:table-cell table:style-name="ce202" table:formula="of:=CONCATENATE(&quot;    { &quot;;[.Q60];&quot;, &quot;;[.R60];&quot;, &quot;;[.S60];&quot;, &quot;;[.T60];&quot;, &quot;;[.U60];&quot; }, /* ASCII &quot;;[.N60];&quot; (&quot;;[.O60];&quot;), character: &quot;;[.P60];&quot; */&quot;)" office:value-type="string" office:string-value="    { 0x00, 0xFE, 0x82, 0x82, 0x00 }, /* ASCII 91 (0x5B), character: '[' */" calcext:value-type="string">
            <text:p><text:s text:c="4"/>{ 0x00, 0xFE, 0x82, 0x82, 0x00 }, /* ASCII 91 (0x5B), character: '[' */</text:p>
          </table:table-cell>
          <table:table-cell table:style-name="ce203" table:formula="of:=HEX2DEC(RIGHT([.Q60];2))" office:value-type="float" office:value="0" calcext:value-type="float">
            <text:p>0</text:p>
          </table:table-cell>
          <table:table-cell table:style-name="ce203" table:formula="of:=HEX2DEC(RIGHT([.R60];2))" office:value-type="float" office:value="254" calcext:value-type="float">
            <text:p>254</text:p>
          </table:table-cell>
          <table:table-cell table:style-name="ce203" table:formula="of:=HEX2DEC(RIGHT([.S60];2))" office:value-type="float" office:value="130" calcext:value-type="float">
            <text:p>130</text:p>
          </table:table-cell>
          <table:table-cell table:style-name="ce203" table:formula="of:=HEX2DEC(RIGHT([.T60];2))" office:value-type="float" office:value="130" calcext:value-type="float">
            <text:p>130</text:p>
          </table:table-cell>
          <table:table-cell table:style-name="ce203" table:formula="of:=HEX2DEC(RIGHT([.U60];2))" office:value-type="float" office:value="0" calcext:value-type="float">
            <text:p>0</text:p>
          </table:table-cell>
          <table:table-cell table:style-name="ce203" table:formula="of:=IF([.W60]=0;IF([.X60]=0;IF([.Y60]=0;IF([.Z60]=0;IF([.AA60]=0;0;4);3);2);1);0)" office:value-type="float" office:value="1" calcext:value-type="float">
            <text:p>1</text:p>
          </table:table-cell>
          <table:table-cell table:style-name="ce203" table:formula="of:=IF([.AA60]=0;IF([.Z60]=0;IF([.Y60]=0;IF([.X60]=0;IF([.W60]=0;5;1);2);3);4);5)" office:value-type="float" office:value="4" calcext:value-type="float">
            <text:p>4</text:p>
          </table:table-cell>
          <table:table-cell table:style-name="ce203" table:formula="of:=CONCATENATE(&quot;0x&quot;;DEC2HEX(([.AC60]*16)+[.AB60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style-name="ce2" table:formula="of:=[.H66]" office:value-type="string" office:string-value="0x2C" calcext:value-type="string">
            <text:p>0x2C</text:p>
          </table:table-cell>
          <table:table-cell/>
          <table:table-cell table:style-name="ce1"/>
          <table:table-cell table:style-name="ce2" table:formula="of:=3+(ROW()-1)*11" office:value-type="float" office:value="663" calcext:value-type="float">
            <text:p>663</text:p>
          </table:table-cell>
          <table:table-cell table:style-name="ce2" table:formula="of:=INDEX([.A$1:.A$1048576];[.M61])" office:value-type="float" office:value="92" calcext:value-type="float">
            <text:p>92</text:p>
          </table:table-cell>
          <table:table-cell table:style-name="ce2" table:formula="of:=CONCATENATE(&quot;0x&quot;;DEC2HEX([.N61];2))" office:value-type="string" office:string-value="0x5C" calcext:value-type="string">
            <text:p>0x5C</text:p>
          </table:table-cell>
          <table:table-cell table:style-name="ce2" table:formula="of:=CONCATENATE(&quot;'&quot;;CHAR([.N61]);&quot;'&quot;)" office:value-type="string" office:string-value="'\'" calcext:value-type="string">
            <text:p>'\'</text:p>
          </table:table-cell>
          <table:table-cell table:style-name="ce2" table:formula="of:=INDEX([.E$1:.E$1048576];[.$M61]+8;1)" office:value-type="string" office:string-value="0x00" calcext:value-type="string">
            <text:p>0x00</text:p>
          </table:table-cell>
          <table:table-cell table:style-name="ce2" table:formula="of:=INDEX([.F$1:.F$1048576];[.$M61]+8;1)" office:value-type="string" office:string-value="0xC0" calcext:value-type="string">
            <text:p>0xC0</text:p>
          </table:table-cell>
          <table:table-cell table:style-name="ce2" table:formula="of:=INDEX([.G$1:.G$1048576];[.$M61]+8;1)" office:value-type="string" office:string-value="0x30" calcext:value-type="string">
            <text:p>0x30</text:p>
          </table:table-cell>
          <table:table-cell table:style-name="ce2" table:formula="of:=INDEX([.H$1:.H$1048576];[.$M61]+8;1)" office:value-type="string" office:string-value="0x0C" calcext:value-type="string">
            <text:p>0x0C</text:p>
          </table:table-cell>
          <table:table-cell table:style-name="ce2" table:formula="of:=INDEX([.I$1:.I$1048576];[.$M61]+8;1)" office:value-type="string" office:string-value="0x03" calcext:value-type="string">
            <text:p>0x03</text:p>
          </table:table-cell>
          <table:table-cell table:style-name="ce202" table:formula="of:=CONCATENATE(&quot;    { &quot;;[.Q61];&quot;, &quot;;[.R61];&quot;, &quot;;[.S61];&quot;, &quot;;[.T61];&quot;, &quot;;[.U61];&quot; }, /* ASCII &quot;;[.N61];&quot; (&quot;;[.O61];&quot;), character: &quot;;[.P61];&quot; */&quot;)" office:value-type="string" office:string-value="    { 0x00, 0xC0, 0x30, 0x0C, 0x03 }, /* ASCII 92 (0x5C), character: '\' */" calcext:value-type="string">
            <text:p><text:s text:c="4"/>{ 0x00, 0xC0, 0x30, 0x0C, 0x03 }, /* ASCII 92 (0x5C), character: '\' */</text:p>
          </table:table-cell>
          <table:table-cell table:style-name="ce203" table:formula="of:=HEX2DEC(RIGHT([.Q61];2))" office:value-type="float" office:value="0" calcext:value-type="float">
            <text:p>0</text:p>
          </table:table-cell>
          <table:table-cell table:style-name="ce203" table:formula="of:=HEX2DEC(RIGHT([.R61];2))" office:value-type="float" office:value="192" calcext:value-type="float">
            <text:p>192</text:p>
          </table:table-cell>
          <table:table-cell table:style-name="ce203" table:formula="of:=HEX2DEC(RIGHT([.S61];2))" office:value-type="float" office:value="48" calcext:value-type="float">
            <text:p>48</text:p>
          </table:table-cell>
          <table:table-cell table:style-name="ce203" table:formula="of:=HEX2DEC(RIGHT([.T61];2))" office:value-type="float" office:value="12" calcext:value-type="float">
            <text:p>12</text:p>
          </table:table-cell>
          <table:table-cell table:style-name="ce203" table:formula="of:=HEX2DEC(RIGHT([.U61];2))" office:value-type="float" office:value="3" calcext:value-type="float">
            <text:p>3</text:p>
          </table:table-cell>
          <table:table-cell table:style-name="ce203" table:formula="of:=IF([.W61]=0;IF([.X61]=0;IF([.Y61]=0;IF([.Z61]=0;IF([.AA61]=0;0;4);3);2);1);0)" office:value-type="float" office:value="1" calcext:value-type="float">
            <text:p>1</text:p>
          </table:table-cell>
          <table:table-cell table:style-name="ce203" table:formula="of:=IF([.AA61]=0;IF([.Z61]=0;IF([.Y61]=0;IF([.X61]=0;IF([.W61]=0;5;1);2);3);4);5)" office:value-type="float" office:value="5" calcext:value-type="float">
            <text:p>5</text:p>
          </table:table-cell>
          <table:table-cell table:style-name="ce203" table:formula="of:=CONCATENATE(&quot;0x&quot;;DEC2HEX(([.AC61]*16)+[.AB61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9"/>
          <table:table-cell table:number-columns-repeated="2" table:style-name="ce10" office:value-type="float" office:value="1" calcext:value-type="float">
            <text:p>1</text:p>
          </table:table-cell>
          <table:table-cell table:style-name="ce2" table:formula="of:=[.I66]" office:value-type="string" office:string-value="0x4C" calcext:value-type="string">
            <text:p>0x4C</text:p>
          </table:table-cell>
          <table:table-cell/>
          <table:table-cell table:style-name="ce1"/>
          <table:table-cell table:style-name="ce2" table:formula="of:=3+(ROW()-1)*11" office:value-type="float" office:value="674" calcext:value-type="float">
            <text:p>674</text:p>
          </table:table-cell>
          <table:table-cell table:style-name="ce2" table:formula="of:=INDEX([.A$1:.A$1048576];[.M62])" office:value-type="float" office:value="93" calcext:value-type="float">
            <text:p>93</text:p>
          </table:table-cell>
          <table:table-cell table:style-name="ce2" table:formula="of:=CONCATENATE(&quot;0x&quot;;DEC2HEX([.N62];2))" office:value-type="string" office:string-value="0x5D" calcext:value-type="string">
            <text:p>0x5D</text:p>
          </table:table-cell>
          <table:table-cell table:style-name="ce2" table:formula="of:=CONCATENATE(&quot;'&quot;;CHAR([.N62]);&quot;'&quot;)" office:value-type="string" office:string-value="']'" calcext:value-type="string">
            <text:p>']'</text:p>
          </table:table-cell>
          <table:table-cell table:style-name="ce2" table:formula="of:=INDEX([.E$1:.E$1048576];[.$M62]+8;1)" office:value-type="string" office:string-value="0x00" calcext:value-type="string">
            <text:p>0x00</text:p>
          </table:table-cell>
          <table:table-cell table:style-name="ce2" table:formula="of:=INDEX([.F$1:.F$1048576];[.$M62]+8;1)" office:value-type="string" office:string-value="0x82" calcext:value-type="string">
            <text:p>0x82</text:p>
          </table:table-cell>
          <table:table-cell table:style-name="ce2" table:formula="of:=INDEX([.G$1:.G$1048576];[.$M62]+8;1)" office:value-type="string" office:string-value="0x82" calcext:value-type="string">
            <text:p>0x82</text:p>
          </table:table-cell>
          <table:table-cell table:style-name="ce2" table:formula="of:=INDEX([.H$1:.H$1048576];[.$M62]+8;1)" office:value-type="string" office:string-value="0xFE" calcext:value-type="string">
            <text:p>0xFE</text:p>
          </table:table-cell>
          <table:table-cell table:style-name="ce2" table:formula="of:=INDEX([.I$1:.I$1048576];[.$M62]+8;1)" office:value-type="string" office:string-value="0x00" calcext:value-type="string">
            <text:p>0x00</text:p>
          </table:table-cell>
          <table:table-cell table:style-name="ce202" table:formula="of:=CONCATENATE(&quot;    { &quot;;[.Q62];&quot;, &quot;;[.R62];&quot;, &quot;;[.S62];&quot;, &quot;;[.T62];&quot;, &quot;;[.U62];&quot; }, /* ASCII &quot;;[.N62];&quot; (&quot;;[.O62];&quot;), character: &quot;;[.P62];&quot; */&quot;)" office:value-type="string" office:string-value="    { 0x00, 0x82, 0x82, 0xFE, 0x00 }, /* ASCII 93 (0x5D), character: ']' */" calcext:value-type="string">
            <text:p><text:s text:c="4"/>{ 0x00, 0x82, 0x82, 0xFE, 0x00 }, /* ASCII 93 (0x5D), character: ']' */</text:p>
          </table:table-cell>
          <table:table-cell table:style-name="ce203" table:formula="of:=HEX2DEC(RIGHT([.Q62];2))" office:value-type="float" office:value="0" calcext:value-type="float">
            <text:p>0</text:p>
          </table:table-cell>
          <table:table-cell table:style-name="ce203" table:formula="of:=HEX2DEC(RIGHT([.R62];2))" office:value-type="float" office:value="130" calcext:value-type="float">
            <text:p>130</text:p>
          </table:table-cell>
          <table:table-cell table:style-name="ce203" table:formula="of:=HEX2DEC(RIGHT([.S62];2))" office:value-type="float" office:value="130" calcext:value-type="float">
            <text:p>130</text:p>
          </table:table-cell>
          <table:table-cell table:style-name="ce203" table:formula="of:=HEX2DEC(RIGHT([.T62];2))" office:value-type="float" office:value="254" calcext:value-type="float">
            <text:p>254</text:p>
          </table:table-cell>
          <table:table-cell table:style-name="ce203" table:formula="of:=HEX2DEC(RIGHT([.U62];2))" office:value-type="float" office:value="0" calcext:value-type="float">
            <text:p>0</text:p>
          </table:table-cell>
          <table:table-cell table:style-name="ce203" table:formula="of:=IF([.W62]=0;IF([.X62]=0;IF([.Y62]=0;IF([.Z62]=0;IF([.AA62]=0;0;4);3);2);1);0)" office:value-type="float" office:value="1" calcext:value-type="float">
            <text:p>1</text:p>
          </table:table-cell>
          <table:table-cell table:style-name="ce203" table:formula="of:=IF([.AA62]=0;IF([.Z62]=0;IF([.Y62]=0;IF([.X62]=0;IF([.W62]=0;5;1);2);3);4);5)" office:value-type="float" office:value="4" calcext:value-type="float">
            <text:p>4</text:p>
          </table:table-cell>
          <table:table-cell table:style-name="ce203" table:formula="of:=CONCATENATE(&quot;0x&quot;;DEC2HEX(([.AC62]*16)+[.AB62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685" calcext:value-type="float">
            <text:p>685</text:p>
          </table:table-cell>
          <table:table-cell table:style-name="ce2" table:formula="of:=INDEX([.A$1:.A$1048576];[.M63])" office:value-type="float" office:value="94" calcext:value-type="float">
            <text:p>94</text:p>
          </table:table-cell>
          <table:table-cell table:style-name="ce2" table:formula="of:=CONCATENATE(&quot;0x&quot;;DEC2HEX([.N63];2))" office:value-type="string" office:string-value="0x5E" calcext:value-type="string">
            <text:p>0x5E</text:p>
          </table:table-cell>
          <table:table-cell table:style-name="ce2" table:formula="of:=CONCATENATE(&quot;'&quot;;CHAR([.N63]);&quot;'&quot;)" office:value-type="string" office:string-value="'^'" calcext:value-type="string">
            <text:p>'^'</text:p>
          </table:table-cell>
          <table:table-cell table:style-name="ce2" table:formula="of:=INDEX([.E$1:.E$1048576];[.$M63]+8;1)" office:value-type="string" office:string-value="0x10" calcext:value-type="string">
            <text:p>0x10</text:p>
          </table:table-cell>
          <table:table-cell table:style-name="ce2" table:formula="of:=INDEX([.F$1:.F$1048576];[.$M63]+8;1)" office:value-type="string" office:string-value="0x20" calcext:value-type="string">
            <text:p>0x20</text:p>
          </table:table-cell>
          <table:table-cell table:style-name="ce2" table:formula="of:=INDEX([.G$1:.G$1048576];[.$M63]+8;1)" office:value-type="string" office:string-value="0x40" calcext:value-type="string">
            <text:p>0x40</text:p>
          </table:table-cell>
          <table:table-cell table:style-name="ce2" table:formula="of:=INDEX([.H$1:.H$1048576];[.$M63]+8;1)" office:value-type="string" office:string-value="0x20" calcext:value-type="string">
            <text:p>0x20</text:p>
          </table:table-cell>
          <table:table-cell table:style-name="ce2" table:formula="of:=INDEX([.I$1:.I$1048576];[.$M63]+8;1)" office:value-type="string" office:string-value="0x10" calcext:value-type="string">
            <text:p>0x10</text:p>
          </table:table-cell>
          <table:table-cell table:style-name="ce202" table:formula="of:=CONCATENATE(&quot;    { &quot;;[.Q63];&quot;, &quot;;[.R63];&quot;, &quot;;[.S63];&quot;, &quot;;[.T63];&quot;, &quot;;[.U63];&quot; }, /* ASCII &quot;;[.N63];&quot; (&quot;;[.O63];&quot;), character: &quot;;[.P63];&quot; */&quot;)" office:value-type="string" office:string-value="    { 0x10, 0x20, 0x40, 0x20, 0x10 }, /* ASCII 94 (0x5E), character: '^' */" calcext:value-type="string">
            <text:p><text:s text:c="4"/>{ 0x10, 0x20, 0x40, 0x20, 0x10 }, /* ASCII 94 (0x5E), character: '^' */</text:p>
          </table:table-cell>
          <table:table-cell table:style-name="ce203" table:formula="of:=HEX2DEC(RIGHT([.Q63];2))" office:value-type="float" office:value="16" calcext:value-type="float">
            <text:p>16</text:p>
          </table:table-cell>
          <table:table-cell table:style-name="ce203" table:formula="of:=HEX2DEC(RIGHT([.R63];2))" office:value-type="float" office:value="32" calcext:value-type="float">
            <text:p>32</text:p>
          </table:table-cell>
          <table:table-cell table:style-name="ce203" table:formula="of:=HEX2DEC(RIGHT([.S63];2))" office:value-type="float" office:value="64" calcext:value-type="float">
            <text:p>64</text:p>
          </table:table-cell>
          <table:table-cell table:style-name="ce203" table:formula="of:=HEX2DEC(RIGHT([.T63];2))" office:value-type="float" office:value="32" calcext:value-type="float">
            <text:p>32</text:p>
          </table:table-cell>
          <table:table-cell table:style-name="ce203" table:formula="of:=HEX2DEC(RIGHT([.U63];2))" office:value-type="float" office:value="16" calcext:value-type="float">
            <text:p>16</text:p>
          </table:table-cell>
          <table:table-cell table:style-name="ce203" table:formula="of:=IF([.W63]=0;IF([.X63]=0;IF([.Y63]=0;IF([.Z63]=0;IF([.AA63]=0;0;4);3);2);1);0)" office:value-type="float" office:value="0" calcext:value-type="float">
            <text:p>0</text:p>
          </table:table-cell>
          <table:table-cell table:style-name="ce203" table:formula="of:=IF([.AA63]=0;IF([.Z63]=0;IF([.Y63]=0;IF([.X63]=0;IF([.W63]=0;5;1);2);3);4);5)" office:value-type="float" office:value="5" calcext:value-type="float">
            <text:p>5</text:p>
          </table:table-cell>
          <table:table-cell table:style-name="ce203" table:formula="of:=CONCATENATE(&quot;0x&quot;;DEC2HEX(([.AC63]*16)+[.AB63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1" table:number-columns-repeated="2"/>
          <table:table-cell table:style-name="ce110"/>
          <table:table-cell table:style-name="ce11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696" calcext:value-type="float">
            <text:p>696</text:p>
          </table:table-cell>
          <table:table-cell table:style-name="ce2" table:formula="of:=INDEX([.A$1:.A$1048576];[.M64])" office:value-type="float" office:value="95" calcext:value-type="float">
            <text:p>95</text:p>
          </table:table-cell>
          <table:table-cell table:style-name="ce2" table:formula="of:=CONCATENATE(&quot;0x&quot;;DEC2HEX([.N64];2))" office:value-type="string" office:string-value="0x5F" calcext:value-type="string">
            <text:p>0x5F</text:p>
          </table:table-cell>
          <table:table-cell table:style-name="ce2" table:formula="of:=CONCATENATE(&quot;'&quot;;CHAR([.N64]);&quot;'&quot;)" office:value-type="string" office:string-value="'_'" calcext:value-type="string">
            <text:p>'_'</text:p>
          </table:table-cell>
          <table:table-cell table:style-name="ce2" table:formula="of:=INDEX([.E$1:.E$1048576];[.$M64]+8;1)" office:value-type="string" office:string-value="0x02" calcext:value-type="string">
            <text:p>0x02</text:p>
          </table:table-cell>
          <table:table-cell table:style-name="ce2" table:formula="of:=INDEX([.F$1:.F$1048576];[.$M64]+8;1)" office:value-type="string" office:string-value="0x02" calcext:value-type="string">
            <text:p>0x02</text:p>
          </table:table-cell>
          <table:table-cell table:style-name="ce2" table:formula="of:=INDEX([.G$1:.G$1048576];[.$M64]+8;1)" office:value-type="string" office:string-value="0x02" calcext:value-type="string">
            <text:p>0x02</text:p>
          </table:table-cell>
          <table:table-cell table:style-name="ce2" table:formula="of:=INDEX([.H$1:.H$1048576];[.$M64]+8;1)" office:value-type="string" office:string-value="0x02" calcext:value-type="string">
            <text:p>0x02</text:p>
          </table:table-cell>
          <table:table-cell table:style-name="ce2" table:formula="of:=INDEX([.I$1:.I$1048576];[.$M64]+8;1)" office:value-type="string" office:string-value="0x02" calcext:value-type="string">
            <text:p>0x02</text:p>
          </table:table-cell>
          <table:table-cell table:style-name="ce202" table:formula="of:=CONCATENATE(&quot;    { &quot;;[.Q64];&quot;, &quot;;[.R64];&quot;, &quot;;[.S64];&quot;, &quot;;[.T64];&quot;, &quot;;[.U64];&quot; }, /* ASCII &quot;;[.N64];&quot; (&quot;;[.O64];&quot;), character: &quot;;[.P64];&quot; */&quot;)" office:value-type="string" office:string-value="    { 0x02, 0x02, 0x02, 0x02, 0x02 }, /* ASCII 95 (0x5F), character: '_' */" calcext:value-type="string">
            <text:p><text:s text:c="4"/>{ 0x02, 0x02, 0x02, 0x02, 0x02 }, /* ASCII 95 (0x5F), character: '_' */</text:p>
          </table:table-cell>
          <table:table-cell table:style-name="ce203" table:formula="of:=HEX2DEC(RIGHT([.Q64];2))" office:value-type="float" office:value="2" calcext:value-type="float">
            <text:p>2</text:p>
          </table:table-cell>
          <table:table-cell table:style-name="ce203" table:formula="of:=HEX2DEC(RIGHT([.R64];2))" office:value-type="float" office:value="2" calcext:value-type="float">
            <text:p>2</text:p>
          </table:table-cell>
          <table:table-cell table:style-name="ce203" table:formula="of:=HEX2DEC(RIGHT([.S64];2))" office:value-type="float" office:value="2" calcext:value-type="float">
            <text:p>2</text:p>
          </table:table-cell>
          <table:table-cell table:style-name="ce203" table:formula="of:=HEX2DEC(RIGHT([.T64];2))" office:value-type="float" office:value="2" calcext:value-type="float">
            <text:p>2</text:p>
          </table:table-cell>
          <table:table-cell table:style-name="ce203" table:formula="of:=HEX2DEC(RIGHT([.U64];2))" office:value-type="float" office:value="2" calcext:value-type="float">
            <text:p>2</text:p>
          </table:table-cell>
          <table:table-cell table:style-name="ce203" table:formula="of:=IF([.W64]=0;IF([.X64]=0;IF([.Y64]=0;IF([.Z64]=0;IF([.AA64]=0;0;4);3);2);1);0)" office:value-type="float" office:value="0" calcext:value-type="float">
            <text:p>0</text:p>
          </table:table-cell>
          <table:table-cell table:style-name="ce203" table:formula="of:=IF([.AA64]=0;IF([.Z64]=0;IF([.Y64]=0;IF([.X64]=0;IF([.W64]=0;5;1);2);3);4);5)" office:value-type="float" office:value="5" calcext:value-type="float">
            <text:p>5</text:p>
          </table:table-cell>
          <table:table-cell table:style-name="ce203" table:formula="of:=CONCATENATE(&quot;0x&quot;;DEC2HEX(([.AC64]*16)+[.AB64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1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707" calcext:value-type="float">
            <text:p>707</text:p>
          </table:table-cell>
          <table:table-cell table:style-name="ce2" table:formula="of:=INDEX([.A$1:.A$1048576];[.M65])" office:value-type="float" office:value="96" calcext:value-type="float">
            <text:p>96</text:p>
          </table:table-cell>
          <table:table-cell table:style-name="ce2" table:formula="of:=CONCATENATE(&quot;0x&quot;;DEC2HEX([.N65];2))" office:value-type="string" office:string-value="0x60" calcext:value-type="string">
            <text:p>0x60</text:p>
          </table:table-cell>
          <table:table-cell table:style-name="ce2" table:formula="of:=CONCATENATE(&quot;'&quot;;CHAR([.N65]);&quot;'&quot;)" office:value-type="string" office:string-value="'`'" calcext:value-type="string">
            <text:p>'`'</text:p>
          </table:table-cell>
          <table:table-cell table:style-name="ce2" table:formula="of:=INDEX([.E$1:.E$1048576];[.$M65]+8;1)" office:value-type="string" office:string-value="0x00" calcext:value-type="string">
            <text:p>0x00</text:p>
          </table:table-cell>
          <table:table-cell table:style-name="ce2" table:formula="of:=INDEX([.F$1:.F$1048576];[.$M65]+8;1)" office:value-type="string" office:string-value="0x80" calcext:value-type="string">
            <text:p>0x80</text:p>
          </table:table-cell>
          <table:table-cell table:style-name="ce2" table:formula="of:=INDEX([.G$1:.G$1048576];[.$M65]+8;1)" office:value-type="string" office:string-value="0x60" calcext:value-type="string">
            <text:p>0x60</text:p>
          </table:table-cell>
          <table:table-cell table:style-name="ce2" table:formula="of:=INDEX([.H$1:.H$1048576];[.$M65]+8;1)" office:value-type="string" office:string-value="0x00" calcext:value-type="string">
            <text:p>0x00</text:p>
          </table:table-cell>
          <table:table-cell table:style-name="ce2" table:formula="of:=INDEX([.I$1:.I$1048576];[.$M65]+8;1)" office:value-type="string" office:string-value="0x00" calcext:value-type="string">
            <text:p>0x00</text:p>
          </table:table-cell>
          <table:table-cell table:style-name="ce202" table:formula="of:=CONCATENATE(&quot;    { &quot;;[.Q65];&quot;, &quot;;[.R65];&quot;, &quot;;[.S65];&quot;, &quot;;[.T65];&quot;, &quot;;[.U65];&quot; }, /* ASCII &quot;;[.N65];&quot; (&quot;;[.O65];&quot;), character: &quot;;[.P65];&quot; */&quot;)" office:value-type="string" office:string-value="    { 0x00, 0x80, 0x60, 0x00, 0x00 }, /* ASCII 96 (0x60), character: '`' */" calcext:value-type="string">
            <text:p><text:s text:c="4"/>{ 0x00, 0x80, 0x60, 0x00, 0x00 }, /* ASCII 96 (0x60), character: '`' */</text:p>
          </table:table-cell>
          <table:table-cell table:style-name="ce203" table:formula="of:=HEX2DEC(RIGHT([.Q65];2))" office:value-type="float" office:value="0" calcext:value-type="float">
            <text:p>0</text:p>
          </table:table-cell>
          <table:table-cell table:style-name="ce203" table:formula="of:=HEX2DEC(RIGHT([.R65];2))" office:value-type="float" office:value="128" calcext:value-type="float">
            <text:p>128</text:p>
          </table:table-cell>
          <table:table-cell table:style-name="ce203" table:formula="of:=HEX2DEC(RIGHT([.S65];2))" office:value-type="float" office:value="96" calcext:value-type="float">
            <text:p>96</text:p>
          </table:table-cell>
          <table:table-cell table:style-name="ce203" table:formula="of:=HEX2DEC(RIGHT([.T65];2))" office:value-type="float" office:value="0" calcext:value-type="float">
            <text:p>0</text:p>
          </table:table-cell>
          <table:table-cell table:style-name="ce203" table:formula="of:=HEX2DEC(RIGHT([.U65];2))" office:value-type="float" office:value="0" calcext:value-type="float">
            <text:p>0</text:p>
          </table:table-cell>
          <table:table-cell table:style-name="ce203" table:formula="of:=IF([.W65]=0;IF([.X65]=0;IF([.Y65]=0;IF([.Z65]=0;IF([.AA65]=0;0;4);3);2);1);0)" office:value-type="float" office:value="1" calcext:value-type="float">
            <text:p>1</text:p>
          </table:table-cell>
          <table:table-cell table:style-name="ce203" table:formula="of:=IF([.AA65]=0;IF([.Z65]=0;IF([.Y65]=0;IF([.X65]=0;IF([.W65]=0;5;1);2);3);4);5)" office:value-type="float" office:value="3" calcext:value-type="float">
            <text:p>3</text:p>
          </table:table-cell>
          <table:table-cell table:style-name="ce203" table:formula="of:=CONCATENATE(&quot;0x&quot;;DEC2HEX(([.AC65]*16)+[.AB65];2);&quot;,&quot;)" office:value-type="string" office:string-value="0x31," calcext:value-type="string">
            <text:p>0x31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5]=1;2^[.$D65];0);IF([.E64]=1;2^[.$D64];0);IF([.E63]=1;2^[.$D63];0);IF([.E62]=1;2^[.$D62];0);IF([.E61]=1;2^[.$D61];0);IF([.E60]=1;2^[.$D60];0);IF([.E59]=1;2^[.$D59];0);IF([.E58]=1;2^[.$D58];0));2))" office:value-type="string" office:string-value="0x64" calcext:value-type="string">
            <text:p>0x64</text:p>
          </table:table-cell>
          <table:table-cell table:style-name="ce2" table:formula="of:=CONCATENATE(&quot;0x&quot;;DEC2HEX(SUM(IF([.F65]=1;2^[.$D65];0);IF([.F64]=1;2^[.$D64];0);IF([.F63]=1;2^[.$D63];0);IF([.F62]=1;2^[.$D62];0);IF([.F61]=1;2^[.$D61];0);IF([.F60]=1;2^[.$D60];0);IF([.F59]=1;2^[.$D59];0);IF([.F58]=1;2^[.$D58];0));2))" office:value-type="string" office:string-value="0x68" calcext:value-type="string">
            <text:p>0x68</text:p>
          </table:table-cell>
          <table:table-cell table:style-name="ce2" table:formula="of:=CONCATENATE(&quot;0x&quot;;DEC2HEX(SUM(IF([.G65]=1;2^[.$D65];0);IF([.G64]=1;2^[.$D64];0);IF([.G63]=1;2^[.$D63];0);IF([.G62]=1;2^[.$D62];0);IF([.G61]=1;2^[.$D61];0);IF([.G60]=1;2^[.$D60];0);IF([.G59]=1;2^[.$D59];0);IF([.G58]=1;2^[.$D58];0));2))" office:value-type="string" office:string-value="0x10" calcext:value-type="string">
            <text:p>0x10</text:p>
          </table:table-cell>
          <table:table-cell table:style-name="ce2" table:formula="of:=CONCATENATE(&quot;0x&quot;;DEC2HEX(SUM(IF([.H65]=1;2^[.$D65];0);IF([.H64]=1;2^[.$D64];0);IF([.H63]=1;2^[.$D63];0);IF([.H62]=1;2^[.$D62];0);IF([.H61]=1;2^[.$D61];0);IF([.H60]=1;2^[.$D60];0);IF([.H59]=1;2^[.$D59];0);IF([.H58]=1;2^[.$D58];0));2))" office:value-type="string" office:string-value="0x2C" calcext:value-type="string">
            <text:p>0x2C</text:p>
          </table:table-cell>
          <table:table-cell table:style-name="ce2" table:formula="of:=CONCATENATE(&quot;0x&quot;;DEC2HEX(SUM(IF([.I65]=1;2^[.$D65];0);IF([.I64]=1;2^[.$D64];0);IF([.I63]=1;2^[.$D63];0);IF([.I62]=1;2^[.$D62];0);IF([.I61]=1;2^[.$D61];0);IF([.I60]=1;2^[.$D60];0);IF([.I59]=1;2^[.$D59];0);IF([.I58]=1;2^[.$D58];0));2))" office:value-type="string" office:string-value="0x4C" calcext:value-type="string">
            <text:p>0x4C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718" calcext:value-type="float">
            <text:p>718</text:p>
          </table:table-cell>
          <table:table-cell table:style-name="ce2" table:formula="of:=INDEX([.A$1:.A$1048576];[.M66])" office:value-type="float" office:value="97" calcext:value-type="float">
            <text:p>97</text:p>
          </table:table-cell>
          <table:table-cell table:style-name="ce2" table:formula="of:=CONCATENATE(&quot;0x&quot;;DEC2HEX([.N66];2))" office:value-type="string" office:string-value="0x61" calcext:value-type="string">
            <text:p>0x61</text:p>
          </table:table-cell>
          <table:table-cell table:style-name="ce2" table:formula="of:=CONCATENATE(&quot;'&quot;;CHAR([.N66]);&quot;'&quot;)" office:value-type="string" office:string-value="'a'" calcext:value-type="string">
            <text:p>'a'</text:p>
          </table:table-cell>
          <table:table-cell table:style-name="ce2" table:formula="of:=INDEX([.E$1:.E$1048576];[.$M66]+8;1)" office:value-type="string" office:string-value="0x00" calcext:value-type="string">
            <text:p>0x00</text:p>
          </table:table-cell>
          <table:table-cell table:style-name="ce2" table:formula="of:=INDEX([.F$1:.F$1048576];[.$M66]+8;1)" office:value-type="string" office:string-value="0x04" calcext:value-type="string">
            <text:p>0x04</text:p>
          </table:table-cell>
          <table:table-cell table:style-name="ce2" table:formula="of:=INDEX([.G$1:.G$1048576];[.$M66]+8;1)" office:value-type="string" office:string-value="0x2A" calcext:value-type="string">
            <text:p>0x2A</text:p>
          </table:table-cell>
          <table:table-cell table:style-name="ce2" table:formula="of:=INDEX([.H$1:.H$1048576];[.$M66]+8;1)" office:value-type="string" office:string-value="0x2A" calcext:value-type="string">
            <text:p>0x2A</text:p>
          </table:table-cell>
          <table:table-cell table:style-name="ce2" table:formula="of:=INDEX([.I$1:.I$1048576];[.$M66]+8;1)" office:value-type="string" office:string-value="0x1E" calcext:value-type="string">
            <text:p>0x1E</text:p>
          </table:table-cell>
          <table:table-cell table:style-name="ce202" table:formula="of:=CONCATENATE(&quot;    { &quot;;[.Q66];&quot;, &quot;;[.R66];&quot;, &quot;;[.S66];&quot;, &quot;;[.T66];&quot;, &quot;;[.U66];&quot; }, /* ASCII &quot;;[.N66];&quot; (&quot;;[.O66];&quot;), character: &quot;;[.P66];&quot; */&quot;)" office:value-type="string" office:string-value="    { 0x00, 0x04, 0x2A, 0x2A, 0x1E }, /* ASCII 97 (0x61), character: 'a' */" calcext:value-type="string">
            <text:p><text:s text:c="4"/>{ 0x00, 0x04, 0x2A, 0x2A, 0x1E }, /* ASCII 97 (0x61), character: 'a' */</text:p>
          </table:table-cell>
          <table:table-cell table:style-name="ce203" table:formula="of:=HEX2DEC(RIGHT([.Q66];2))" office:value-type="float" office:value="0" calcext:value-type="float">
            <text:p>0</text:p>
          </table:table-cell>
          <table:table-cell table:style-name="ce203" table:formula="of:=HEX2DEC(RIGHT([.R66];2))" office:value-type="float" office:value="4" calcext:value-type="float">
            <text:p>4</text:p>
          </table:table-cell>
          <table:table-cell table:style-name="ce203" table:formula="of:=HEX2DEC(RIGHT([.S66];2))" office:value-type="float" office:value="42" calcext:value-type="float">
            <text:p>42</text:p>
          </table:table-cell>
          <table:table-cell table:style-name="ce203" table:formula="of:=HEX2DEC(RIGHT([.T66];2))" office:value-type="float" office:value="42" calcext:value-type="float">
            <text:p>42</text:p>
          </table:table-cell>
          <table:table-cell table:style-name="ce203" table:formula="of:=HEX2DEC(RIGHT([.U66];2))" office:value-type="float" office:value="30" calcext:value-type="float">
            <text:p>30</text:p>
          </table:table-cell>
          <table:table-cell table:style-name="ce203" table:formula="of:=IF([.W66]=0;IF([.X66]=0;IF([.Y66]=0;IF([.Z66]=0;IF([.AA66]=0;0;4);3);2);1);0)" office:value-type="float" office:value="1" calcext:value-type="float">
            <text:p>1</text:p>
          </table:table-cell>
          <table:table-cell table:style-name="ce203" table:formula="of:=IF([.AA66]=0;IF([.Z66]=0;IF([.Y66]=0;IF([.X66]=0;IF([.W66]=0;5;1);2);3);4);5)" office:value-type="float" office:value="5" calcext:value-type="float">
            <text:p>5</text:p>
          </table:table-cell>
          <table:table-cell table:style-name="ce203" table:formula="of:=CONCATENATE(&quot;0x&quot;;DEC2HEX(([.AC66]*16)+[.AB66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729" calcext:value-type="float">
            <text:p>729</text:p>
          </table:table-cell>
          <table:table-cell table:style-name="ce2" table:formula="of:=INDEX([.A$1:.A$1048576];[.M67])" office:value-type="float" office:value="98" calcext:value-type="float">
            <text:p>98</text:p>
          </table:table-cell>
          <table:table-cell table:style-name="ce2" table:formula="of:=CONCATENATE(&quot;0x&quot;;DEC2HEX([.N67];2))" office:value-type="string" office:string-value="0x62" calcext:value-type="string">
            <text:p>0x62</text:p>
          </table:table-cell>
          <table:table-cell table:style-name="ce2" table:formula="of:=CONCATENATE(&quot;'&quot;;CHAR([.N67]);&quot;'&quot;)" office:value-type="string" office:string-value="'b'" calcext:value-type="string">
            <text:p>'b'</text:p>
          </table:table-cell>
          <table:table-cell table:style-name="ce2" table:formula="of:=INDEX([.E$1:.E$1048576];[.$M67]+8;1)" office:value-type="string" office:string-value="0x00" calcext:value-type="string">
            <text:p>0x00</text:p>
          </table:table-cell>
          <table:table-cell table:style-name="ce2" table:formula="of:=INDEX([.F$1:.F$1048576];[.$M67]+8;1)" office:value-type="string" office:string-value="0xFE" calcext:value-type="string">
            <text:p>0xFE</text:p>
          </table:table-cell>
          <table:table-cell table:style-name="ce2" table:formula="of:=INDEX([.G$1:.G$1048576];[.$M67]+8;1)" office:value-type="string" office:string-value="0x22" calcext:value-type="string">
            <text:p>0x22</text:p>
          </table:table-cell>
          <table:table-cell table:style-name="ce2" table:formula="of:=INDEX([.H$1:.H$1048576];[.$M67]+8;1)" office:value-type="string" office:string-value="0x22" calcext:value-type="string">
            <text:p>0x22</text:p>
          </table:table-cell>
          <table:table-cell table:style-name="ce2" table:formula="of:=INDEX([.I$1:.I$1048576];[.$M67]+8;1)" office:value-type="string" office:string-value="0x1C" calcext:value-type="string">
            <text:p>0x1C</text:p>
          </table:table-cell>
          <table:table-cell table:style-name="ce202" table:formula="of:=CONCATENATE(&quot;    { &quot;;[.Q67];&quot;, &quot;;[.R67];&quot;, &quot;;[.S67];&quot;, &quot;;[.T67];&quot;, &quot;;[.U67];&quot; }, /* ASCII &quot;;[.N67];&quot; (&quot;;[.O67];&quot;), character: &quot;;[.P67];&quot; */&quot;)" office:value-type="string" office:string-value="    { 0x00, 0xFE, 0x22, 0x22, 0x1C }, /* ASCII 98 (0x62), character: 'b' */" calcext:value-type="string">
            <text:p><text:s text:c="4"/>{ 0x00, 0xFE, 0x22, 0x22, 0x1C }, /* ASCII 98 (0x62), character: 'b' */</text:p>
          </table:table-cell>
          <table:table-cell table:style-name="ce203" table:formula="of:=HEX2DEC(RIGHT([.Q67];2))" office:value-type="float" office:value="0" calcext:value-type="float">
            <text:p>0</text:p>
          </table:table-cell>
          <table:table-cell table:style-name="ce203" table:formula="of:=HEX2DEC(RIGHT([.R67];2))" office:value-type="float" office:value="254" calcext:value-type="float">
            <text:p>254</text:p>
          </table:table-cell>
          <table:table-cell table:style-name="ce203" table:formula="of:=HEX2DEC(RIGHT([.S67];2))" office:value-type="float" office:value="34" calcext:value-type="float">
            <text:p>34</text:p>
          </table:table-cell>
          <table:table-cell table:style-name="ce203" table:formula="of:=HEX2DEC(RIGHT([.T67];2))" office:value-type="float" office:value="34" calcext:value-type="float">
            <text:p>34</text:p>
          </table:table-cell>
          <table:table-cell table:style-name="ce203" table:formula="of:=HEX2DEC(RIGHT([.U67];2))" office:value-type="float" office:value="28" calcext:value-type="float">
            <text:p>28</text:p>
          </table:table-cell>
          <table:table-cell table:style-name="ce203" table:formula="of:=IF([.W67]=0;IF([.X67]=0;IF([.Y67]=0;IF([.Z67]=0;IF([.AA67]=0;0;4);3);2);1);0)" office:value-type="float" office:value="1" calcext:value-type="float">
            <text:p>1</text:p>
          </table:table-cell>
          <table:table-cell table:style-name="ce203" table:formula="of:=IF([.AA67]=0;IF([.Z67]=0;IF([.Y67]=0;IF([.X67]=0;IF([.W67]=0;5;1);2);3);4);5)" office:value-type="float" office:value="5" calcext:value-type="float">
            <text:p>5</text:p>
          </table:table-cell>
          <table:table-cell table:style-name="ce203" table:formula="of:=CONCATENATE(&quot;0x&quot;;DEC2HEX(([.AC67]*16)+[.AB67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8]+1" office:value-type="float" office:value="1" calcext:value-type="float">
            <text:p>1</text:p>
          </table:table-cell>
          <table:table-cell table:style-name="ce2" table:formula="of:=[.F68]+1" office:value-type="float" office:value="2" calcext:value-type="float">
            <text:p>2</text:p>
          </table:table-cell>
          <table:table-cell table:style-name="ce2" table:formula="of:=[.G68]+1" office:value-type="float" office:value="3" calcext:value-type="float">
            <text:p>3</text:p>
          </table:table-cell>
          <table:table-cell table:style-name="ce2" table:formula="of:=[.H6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740" calcext:value-type="float">
            <text:p>740</text:p>
          </table:table-cell>
          <table:table-cell table:style-name="ce2" table:formula="of:=INDEX([.A$1:.A$1048576];[.M68])" office:value-type="float" office:value="99" calcext:value-type="float">
            <text:p>99</text:p>
          </table:table-cell>
          <table:table-cell table:style-name="ce2" table:formula="of:=CONCATENATE(&quot;0x&quot;;DEC2HEX([.N68];2))" office:value-type="string" office:string-value="0x63" calcext:value-type="string">
            <text:p>0x63</text:p>
          </table:table-cell>
          <table:table-cell table:style-name="ce2" table:formula="of:=CONCATENATE(&quot;'&quot;;CHAR([.N68]);&quot;'&quot;)" office:value-type="string" office:string-value="'c'" calcext:value-type="string">
            <text:p>'c'</text:p>
          </table:table-cell>
          <table:table-cell table:style-name="ce2" table:formula="of:=INDEX([.E$1:.E$1048576];[.$M68]+8;1)" office:value-type="string" office:string-value="0x1C" calcext:value-type="string">
            <text:p>0x1C</text:p>
          </table:table-cell>
          <table:table-cell table:style-name="ce2" table:formula="of:=INDEX([.F$1:.F$1048576];[.$M68]+8;1)" office:value-type="string" office:string-value="0x22" calcext:value-type="string">
            <text:p>0x22</text:p>
          </table:table-cell>
          <table:table-cell table:style-name="ce2" table:formula="of:=INDEX([.G$1:.G$1048576];[.$M68]+8;1)" office:value-type="string" office:string-value="0x22" calcext:value-type="string">
            <text:p>0x22</text:p>
          </table:table-cell>
          <table:table-cell table:style-name="ce2" table:formula="of:=INDEX([.H$1:.H$1048576];[.$M68]+8;1)" office:value-type="string" office:string-value="0x22" calcext:value-type="string">
            <text:p>0x22</text:p>
          </table:table-cell>
          <table:table-cell table:style-name="ce2" table:formula="of:=INDEX([.I$1:.I$1048576];[.$M68]+8;1)" office:value-type="string" office:string-value="0x00" calcext:value-type="string">
            <text:p>0x00</text:p>
          </table:table-cell>
          <table:table-cell table:style-name="ce202" table:formula="of:=CONCATENATE(&quot;    { &quot;;[.Q68];&quot;, &quot;;[.R68];&quot;, &quot;;[.S68];&quot;, &quot;;[.T68];&quot;, &quot;;[.U68];&quot; }, /* ASCII &quot;;[.N68];&quot; (&quot;;[.O68];&quot;), character: &quot;;[.P68];&quot; */&quot;)" office:value-type="string" office:string-value="    { 0x1C, 0x22, 0x22, 0x22, 0x00 }, /* ASCII 99 (0x63), character: 'c' */" calcext:value-type="string">
            <text:p><text:s text:c="4"/>{ 0x1C, 0x22, 0x22, 0x22, 0x00 }, /* ASCII 99 (0x63), character: 'c' */</text:p>
          </table:table-cell>
          <table:table-cell table:style-name="ce203" table:formula="of:=HEX2DEC(RIGHT([.Q68];2))" office:value-type="float" office:value="28" calcext:value-type="float">
            <text:p>28</text:p>
          </table:table-cell>
          <table:table-cell table:style-name="ce203" table:formula="of:=HEX2DEC(RIGHT([.R68];2))" office:value-type="float" office:value="34" calcext:value-type="float">
            <text:p>34</text:p>
          </table:table-cell>
          <table:table-cell table:style-name="ce203" table:formula="of:=HEX2DEC(RIGHT([.S68];2))" office:value-type="float" office:value="34" calcext:value-type="float">
            <text:p>34</text:p>
          </table:table-cell>
          <table:table-cell table:style-name="ce203" table:formula="of:=HEX2DEC(RIGHT([.T68];2))" office:value-type="float" office:value="34" calcext:value-type="float">
            <text:p>34</text:p>
          </table:table-cell>
          <table:table-cell table:style-name="ce203" table:formula="of:=HEX2DEC(RIGHT([.U68];2))" office:value-type="float" office:value="0" calcext:value-type="float">
            <text:p>0</text:p>
          </table:table-cell>
          <table:table-cell table:style-name="ce203" table:formula="of:=IF([.W68]=0;IF([.X68]=0;IF([.Y68]=0;IF([.Z68]=0;IF([.AA68]=0;0;4);3);2);1);0)" office:value-type="float" office:value="0" calcext:value-type="float">
            <text:p>0</text:p>
          </table:table-cell>
          <table:table-cell table:style-name="ce203" table:formula="of:=IF([.AA68]=0;IF([.Z68]=0;IF([.Y68]=0;IF([.X68]=0;IF([.W68]=0;5;1);2);3);4);5)" office:value-type="float" office:value="4" calcext:value-type="float">
            <text:p>4</text:p>
          </table:table-cell>
          <table:table-cell table:style-name="ce203" table:formula="of:=CONCATENATE(&quot;0x&quot;;DEC2HEX(([.AC68]*16)+[.AB68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2" table:formula="of:=[.A58]+1" office:value-type="float" office:value="38" calcext:value-type="float">
            <text:p>38</text:p>
          </table:table-cell>
          <table:table-cell table:style-name="ce2" table:formula="of:=DEC2HEX([.A69];2)" office:value-type="string" office:string-value="26" calcext:value-type="string">
            <text:p>26</text:p>
          </table:table-cell>
          <table:table-cell table:style-name="ce2" table:formula="of:=CHAR([.A69])" office:value-type="string" office:string-value="&amp;" calcext:value-type="string">
            <text:p>&amp;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2" table:number-columns-repeated="2"/>
          <table:table-cell table:style-name="ce111"/>
          <table:table-cell table:style-name="ce12" table:number-columns-repeated="2"/>
          <table:table-cell table:style-name="ce2" table:formula="of:=[.E77]" office:value-type="string" office:string-value="0x34" calcext:value-type="string">
            <text:p>0x34</text:p>
          </table:table-cell>
          <table:table-cell/>
          <table:table-cell table:style-name="ce1"/>
          <table:table-cell table:style-name="ce2" table:formula="of:=3+(ROW()-1)*11" office:value-type="float" office:value="751" calcext:value-type="float">
            <text:p>751</text:p>
          </table:table-cell>
          <table:table-cell table:style-name="ce2" table:formula="of:=INDEX([.A$1:.A$1048576];[.M69])" office:value-type="float" office:value="100" calcext:value-type="float">
            <text:p>100</text:p>
          </table:table-cell>
          <table:table-cell table:style-name="ce2" table:formula="of:=CONCATENATE(&quot;0x&quot;;DEC2HEX([.N69];2))" office:value-type="string" office:string-value="0x64" calcext:value-type="string">
            <text:p>0x64</text:p>
          </table:table-cell>
          <table:table-cell table:style-name="ce2" table:formula="of:=CONCATENATE(&quot;'&quot;;CHAR([.N69]);&quot;'&quot;)" office:value-type="string" office:string-value="'d'" calcext:value-type="string">
            <text:p>'d'</text:p>
          </table:table-cell>
          <table:table-cell table:style-name="ce2" table:formula="of:=INDEX([.E$1:.E$1048576];[.$M69]+8;1)" office:value-type="string" office:string-value="0x00" calcext:value-type="string">
            <text:p>0x00</text:p>
          </table:table-cell>
          <table:table-cell table:style-name="ce2" table:formula="of:=INDEX([.F$1:.F$1048576];[.$M69]+8;1)" office:value-type="string" office:string-value="0x1C" calcext:value-type="string">
            <text:p>0x1C</text:p>
          </table:table-cell>
          <table:table-cell table:style-name="ce2" table:formula="of:=INDEX([.G$1:.G$1048576];[.$M69]+8;1)" office:value-type="string" office:string-value="0x22" calcext:value-type="string">
            <text:p>0x22</text:p>
          </table:table-cell>
          <table:table-cell table:style-name="ce2" table:formula="of:=INDEX([.H$1:.H$1048576];[.$M69]+8;1)" office:value-type="string" office:string-value="0x22" calcext:value-type="string">
            <text:p>0x22</text:p>
          </table:table-cell>
          <table:table-cell table:style-name="ce2" table:formula="of:=INDEX([.I$1:.I$1048576];[.$M69]+8;1)" office:value-type="string" office:string-value="0xFE" calcext:value-type="string">
            <text:p>0xFE</text:p>
          </table:table-cell>
          <table:table-cell table:style-name="ce202" table:formula="of:=CONCATENATE(&quot;    { &quot;;[.Q69];&quot;, &quot;;[.R69];&quot;, &quot;;[.S69];&quot;, &quot;;[.T69];&quot;, &quot;;[.U69];&quot; }, /* ASCII &quot;;[.N69];&quot; (&quot;;[.O69];&quot;), character: &quot;;[.P69];&quot; */&quot;)" office:value-type="string" office:string-value="    { 0x00, 0x1C, 0x22, 0x22, 0xFE }, /* ASCII 100 (0x64), character: 'd' */" calcext:value-type="string">
            <text:p><text:s text:c="4"/>{ 0x00, 0x1C, 0x22, 0x22, 0xFE }, /* ASCII 100 (0x64), character: 'd' */</text:p>
          </table:table-cell>
          <table:table-cell table:style-name="ce203" table:formula="of:=HEX2DEC(RIGHT([.Q69];2))" office:value-type="float" office:value="0" calcext:value-type="float">
            <text:p>0</text:p>
          </table:table-cell>
          <table:table-cell table:style-name="ce203" table:formula="of:=HEX2DEC(RIGHT([.R69];2))" office:value-type="float" office:value="28" calcext:value-type="float">
            <text:p>28</text:p>
          </table:table-cell>
          <table:table-cell table:style-name="ce203" table:formula="of:=HEX2DEC(RIGHT([.S69];2))" office:value-type="float" office:value="34" calcext:value-type="float">
            <text:p>34</text:p>
          </table:table-cell>
          <table:table-cell table:style-name="ce203" table:formula="of:=HEX2DEC(RIGHT([.T69];2))" office:value-type="float" office:value="34" calcext:value-type="float">
            <text:p>34</text:p>
          </table:table-cell>
          <table:table-cell table:style-name="ce203" table:formula="of:=HEX2DEC(RIGHT([.U69];2))" office:value-type="float" office:value="254" calcext:value-type="float">
            <text:p>254</text:p>
          </table:table-cell>
          <table:table-cell table:style-name="ce203" table:formula="of:=IF([.W69]=0;IF([.X69]=0;IF([.Y69]=0;IF([.Z69]=0;IF([.AA69]=0;0;4);3);2);1);0)" office:value-type="float" office:value="1" calcext:value-type="float">
            <text:p>1</text:p>
          </table:table-cell>
          <table:table-cell table:style-name="ce203" table:formula="of:=IF([.AA69]=0;IF([.Z69]=0;IF([.Y69]=0;IF([.X69]=0;IF([.W69]=0;5;1);2);3);4);5)" office:value-type="float" office:value="5" calcext:value-type="float">
            <text:p>5</text:p>
          </table:table-cell>
          <table:table-cell table:style-name="ce203" table:formula="of:=CONCATENATE(&quot;0x&quot;;DEC2HEX(([.AC69]*16)+[.AB69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2" table:number-columns-repeated="2"/>
          <table:table-cell table:style-name="ce2" table:formula="of:=[.F77]" office:value-type="string" office:string-value="0x4A" calcext:value-type="string">
            <text:p>0x4A</text:p>
          </table:table-cell>
          <table:table-cell/>
          <table:table-cell table:style-name="ce1"/>
          <table:table-cell table:style-name="ce2" table:formula="of:=3+(ROW()-1)*11" office:value-type="float" office:value="762" calcext:value-type="float">
            <text:p>762</text:p>
          </table:table-cell>
          <table:table-cell table:style-name="ce2" table:formula="of:=INDEX([.A$1:.A$1048576];[.M70])" office:value-type="float" office:value="101" calcext:value-type="float">
            <text:p>101</text:p>
          </table:table-cell>
          <table:table-cell table:style-name="ce2" table:formula="of:=CONCATENATE(&quot;0x&quot;;DEC2HEX([.N70];2))" office:value-type="string" office:string-value="0x65" calcext:value-type="string">
            <text:p>0x65</text:p>
          </table:table-cell>
          <table:table-cell table:style-name="ce2" table:formula="of:=CONCATENATE(&quot;'&quot;;CHAR([.N70]);&quot;'&quot;)" office:value-type="string" office:string-value="'e'" calcext:value-type="string">
            <text:p>'e'</text:p>
          </table:table-cell>
          <table:table-cell table:style-name="ce2" table:formula="of:=INDEX([.E$1:.E$1048576];[.$M70]+8;1)" office:value-type="string" office:string-value="0x1C" calcext:value-type="string">
            <text:p>0x1C</text:p>
          </table:table-cell>
          <table:table-cell table:style-name="ce2" table:formula="of:=INDEX([.F$1:.F$1048576];[.$M70]+8;1)" office:value-type="string" office:string-value="0x2A" calcext:value-type="string">
            <text:p>0x2A</text:p>
          </table:table-cell>
          <table:table-cell table:style-name="ce2" table:formula="of:=INDEX([.G$1:.G$1048576];[.$M70]+8;1)" office:value-type="string" office:string-value="0x2A" calcext:value-type="string">
            <text:p>0x2A</text:p>
          </table:table-cell>
          <table:table-cell table:style-name="ce2" table:formula="of:=INDEX([.H$1:.H$1048576];[.$M70]+8;1)" office:value-type="string" office:string-value="0x10" calcext:value-type="string">
            <text:p>0x10</text:p>
          </table:table-cell>
          <table:table-cell table:style-name="ce2" table:formula="of:=INDEX([.I$1:.I$1048576];[.$M70]+8;1)" office:value-type="string" office:string-value="0x00" calcext:value-type="string">
            <text:p>0x00</text:p>
          </table:table-cell>
          <table:table-cell table:style-name="ce202" table:formula="of:=CONCATENATE(&quot;    { &quot;;[.Q70];&quot;, &quot;;[.R70];&quot;, &quot;;[.S70];&quot;, &quot;;[.T70];&quot;, &quot;;[.U70];&quot; }, /* ASCII &quot;;[.N70];&quot; (&quot;;[.O70];&quot;), character: &quot;;[.P70];&quot; */&quot;)" office:value-type="string" office:string-value="    { 0x1C, 0x2A, 0x2A, 0x10, 0x00 }, /* ASCII 101 (0x65), character: 'e' */" calcext:value-type="string">
            <text:p><text:s text:c="4"/>{ 0x1C, 0x2A, 0x2A, 0x10, 0x00 }, /* ASCII 101 (0x65), character: 'e' */</text:p>
          </table:table-cell>
          <table:table-cell table:style-name="ce203" table:formula="of:=HEX2DEC(RIGHT([.Q70];2))" office:value-type="float" office:value="28" calcext:value-type="float">
            <text:p>28</text:p>
          </table:table-cell>
          <table:table-cell table:style-name="ce203" table:formula="of:=HEX2DEC(RIGHT([.R70];2))" office:value-type="float" office:value="42" calcext:value-type="float">
            <text:p>42</text:p>
          </table:table-cell>
          <table:table-cell table:style-name="ce203" table:formula="of:=HEX2DEC(RIGHT([.S70];2))" office:value-type="float" office:value="42" calcext:value-type="float">
            <text:p>42</text:p>
          </table:table-cell>
          <table:table-cell table:style-name="ce203" table:formula="of:=HEX2DEC(RIGHT([.T70];2))" office:value-type="float" office:value="16" calcext:value-type="float">
            <text:p>16</text:p>
          </table:table-cell>
          <table:table-cell table:style-name="ce203" table:formula="of:=HEX2DEC(RIGHT([.U70];2))" office:value-type="float" office:value="0" calcext:value-type="float">
            <text:p>0</text:p>
          </table:table-cell>
          <table:table-cell table:style-name="ce203" table:formula="of:=IF([.W70]=0;IF([.X70]=0;IF([.Y70]=0;IF([.Z70]=0;IF([.AA70]=0;0;4);3);2);1);0)" office:value-type="float" office:value="0" calcext:value-type="float">
            <text:p>0</text:p>
          </table:table-cell>
          <table:table-cell table:style-name="ce203" table:formula="of:=IF([.AA70]=0;IF([.Z70]=0;IF([.Y70]=0;IF([.X70]=0;IF([.W70]=0;5;1);2);3);4);5)" office:value-type="float" office:value="4" calcext:value-type="float">
            <text:p>4</text:p>
          </table:table-cell>
          <table:table-cell table:style-name="ce203" table:formula="of:=CONCATENATE(&quot;0x&quot;;DEC2HEX(([.AC70]*16)+[.AB70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11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" table:formula="of:=[.G77]" office:value-type="string" office:string-value="0x4A" calcext:value-type="string">
            <text:p>0x4A</text:p>
          </table:table-cell>
          <table:table-cell/>
          <table:table-cell table:style-name="ce1"/>
          <table:table-cell table:style-name="ce2" table:formula="of:=3+(ROW()-1)*11" office:value-type="float" office:value="773" calcext:value-type="float">
            <text:p>773</text:p>
          </table:table-cell>
          <table:table-cell table:style-name="ce2" table:formula="of:=INDEX([.A$1:.A$1048576];[.M71])" office:value-type="float" office:value="102" calcext:value-type="float">
            <text:p>102</text:p>
          </table:table-cell>
          <table:table-cell table:style-name="ce2" table:formula="of:=CONCATENATE(&quot;0x&quot;;DEC2HEX([.N71];2))" office:value-type="string" office:string-value="0x66" calcext:value-type="string">
            <text:p>0x66</text:p>
          </table:table-cell>
          <table:table-cell table:style-name="ce2" table:formula="of:=CONCATENATE(&quot;'&quot;;CHAR([.N71]);&quot;'&quot;)" office:value-type="string" office:string-value="'f'" calcext:value-type="string">
            <text:p>'f'</text:p>
          </table:table-cell>
          <table:table-cell table:style-name="ce2" table:formula="of:=INDEX([.E$1:.E$1048576];[.$M71]+8;1)" office:value-type="string" office:string-value="0x10" calcext:value-type="string">
            <text:p>0x10</text:p>
          </table:table-cell>
          <table:table-cell table:style-name="ce2" table:formula="of:=INDEX([.F$1:.F$1048576];[.$M71]+8;1)" office:value-type="string" office:string-value="0x7E" calcext:value-type="string">
            <text:p>0x7E</text:p>
          </table:table-cell>
          <table:table-cell table:style-name="ce2" table:formula="of:=INDEX([.G$1:.G$1048576];[.$M71]+8;1)" office:value-type="string" office:string-value="0x90" calcext:value-type="string">
            <text:p>0x90</text:p>
          </table:table-cell>
          <table:table-cell table:style-name="ce2" table:formula="of:=INDEX([.H$1:.H$1048576];[.$M71]+8;1)" office:value-type="string" office:string-value="0x40" calcext:value-type="string">
            <text:p>0x40</text:p>
          </table:table-cell>
          <table:table-cell table:style-name="ce2" table:formula="of:=INDEX([.I$1:.I$1048576];[.$M71]+8;1)" office:value-type="string" office:string-value="0x00" calcext:value-type="string">
            <text:p>0x00</text:p>
          </table:table-cell>
          <table:table-cell table:style-name="ce202" table:formula="of:=CONCATENATE(&quot;    { &quot;;[.Q71];&quot;, &quot;;[.R71];&quot;, &quot;;[.S71];&quot;, &quot;;[.T71];&quot;, &quot;;[.U71];&quot; }, /* ASCII &quot;;[.N71];&quot; (&quot;;[.O71];&quot;), character: &quot;;[.P71];&quot; */&quot;)" office:value-type="string" office:string-value="    { 0x10, 0x7E, 0x90, 0x40, 0x00 }, /* ASCII 102 (0x66), character: 'f' */" calcext:value-type="string">
            <text:p><text:s text:c="4"/>{ 0x10, 0x7E, 0x90, 0x40, 0x00 }, /* ASCII 102 (0x66), character: 'f' */</text:p>
          </table:table-cell>
          <table:table-cell table:style-name="ce203" table:formula="of:=HEX2DEC(RIGHT([.Q71];2))" office:value-type="float" office:value="16" calcext:value-type="float">
            <text:p>16</text:p>
          </table:table-cell>
          <table:table-cell table:style-name="ce203" table:formula="of:=HEX2DEC(RIGHT([.R71];2))" office:value-type="float" office:value="126" calcext:value-type="float">
            <text:p>126</text:p>
          </table:table-cell>
          <table:table-cell table:style-name="ce203" table:formula="of:=HEX2DEC(RIGHT([.S71];2))" office:value-type="float" office:value="144" calcext:value-type="float">
            <text:p>144</text:p>
          </table:table-cell>
          <table:table-cell table:style-name="ce203" table:formula="of:=HEX2DEC(RIGHT([.T71];2))" office:value-type="float" office:value="64" calcext:value-type="float">
            <text:p>64</text:p>
          </table:table-cell>
          <table:table-cell table:style-name="ce203" table:formula="of:=HEX2DEC(RIGHT([.U71];2))" office:value-type="float" office:value="0" calcext:value-type="float">
            <text:p>0</text:p>
          </table:table-cell>
          <table:table-cell table:style-name="ce203" table:formula="of:=IF([.W71]=0;IF([.X71]=0;IF([.Y71]=0;IF([.Z71]=0;IF([.AA71]=0;0;4);3);2);1);0)" office:value-type="float" office:value="0" calcext:value-type="float">
            <text:p>0</text:p>
          </table:table-cell>
          <table:table-cell table:style-name="ce203" table:formula="of:=IF([.AA71]=0;IF([.Z71]=0;IF([.Y71]=0;IF([.X71]=0;IF([.W71]=0;5;1);2);3);4);5)" office:value-type="float" office:value="4" calcext:value-type="float">
            <text:p>4</text:p>
          </table:table-cell>
          <table:table-cell table:style-name="ce203" table:formula="of:=CONCATENATE(&quot;0x&quot;;DEC2HEX(([.AC71]*16)+[.AB71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11"/>
          <table:table-cell table:style-name="ce12" table:number-columns-repeated="2"/>
          <table:table-cell table:style-name="ce2" table:formula="of:=[.H77]" office:value-type="string" office:string-value="0x24" calcext:value-type="string">
            <text:p>0x24</text:p>
          </table:table-cell>
          <table:table-cell/>
          <table:table-cell table:style-name="ce1"/>
          <table:table-cell table:style-name="ce2" table:formula="of:=3+(ROW()-1)*11" office:value-type="float" office:value="784" calcext:value-type="float">
            <text:p>784</text:p>
          </table:table-cell>
          <table:table-cell table:style-name="ce2" table:formula="of:=INDEX([.A$1:.A$1048576];[.M72])" office:value-type="float" office:value="103" calcext:value-type="float">
            <text:p>103</text:p>
          </table:table-cell>
          <table:table-cell table:style-name="ce2" table:formula="of:=CONCATENATE(&quot;0x&quot;;DEC2HEX([.N72];2))" office:value-type="string" office:string-value="0x67" calcext:value-type="string">
            <text:p>0x67</text:p>
          </table:table-cell>
          <table:table-cell table:style-name="ce2" table:formula="of:=CONCATENATE(&quot;'&quot;;CHAR([.N72]);&quot;'&quot;)" office:value-type="string" office:string-value="'g'" calcext:value-type="string">
            <text:p>'g'</text:p>
          </table:table-cell>
          <table:table-cell table:style-name="ce2" table:formula="of:=INDEX([.E$1:.E$1048576];[.$M72]+8;1)" office:value-type="string" office:string-value="0x18" calcext:value-type="string">
            <text:p>0x18</text:p>
          </table:table-cell>
          <table:table-cell table:style-name="ce2" table:formula="of:=INDEX([.F$1:.F$1048576];[.$M72]+8;1)" office:value-type="string" office:string-value="0x25" calcext:value-type="string">
            <text:p>0x25</text:p>
          </table:table-cell>
          <table:table-cell table:style-name="ce2" table:formula="of:=INDEX([.G$1:.G$1048576];[.$M72]+8;1)" office:value-type="string" office:string-value="0x25" calcext:value-type="string">
            <text:p>0x25</text:p>
          </table:table-cell>
          <table:table-cell table:style-name="ce2" table:formula="of:=INDEX([.H$1:.H$1048576];[.$M72]+8;1)" office:value-type="string" office:string-value="0x3E" calcext:value-type="string">
            <text:p>0x3E</text:p>
          </table:table-cell>
          <table:table-cell table:style-name="ce2" table:formula="of:=INDEX([.I$1:.I$1048576];[.$M72]+8;1)" office:value-type="string" office:string-value="0x00" calcext:value-type="string">
            <text:p>0x00</text:p>
          </table:table-cell>
          <table:table-cell table:style-name="ce202" table:formula="of:=CONCATENATE(&quot;    { &quot;;[.Q72];&quot;, &quot;;[.R72];&quot;, &quot;;[.S72];&quot;, &quot;;[.T72];&quot;, &quot;;[.U72];&quot; }, /* ASCII &quot;;[.N72];&quot; (&quot;;[.O72];&quot;), character: &quot;;[.P72];&quot; */&quot;)" office:value-type="string" office:string-value="    { 0x18, 0x25, 0x25, 0x3E, 0x00 }, /* ASCII 103 (0x67), character: 'g' */" calcext:value-type="string">
            <text:p><text:s text:c="4"/>{ 0x18, 0x25, 0x25, 0x3E, 0x00 }, /* ASCII 103 (0x67), character: 'g' */</text:p>
          </table:table-cell>
          <table:table-cell table:style-name="ce203" table:formula="of:=HEX2DEC(RIGHT([.Q72];2))" office:value-type="float" office:value="24" calcext:value-type="float">
            <text:p>24</text:p>
          </table:table-cell>
          <table:table-cell table:style-name="ce203" table:formula="of:=HEX2DEC(RIGHT([.R72];2))" office:value-type="float" office:value="37" calcext:value-type="float">
            <text:p>37</text:p>
          </table:table-cell>
          <table:table-cell table:style-name="ce203" table:formula="of:=HEX2DEC(RIGHT([.S72];2))" office:value-type="float" office:value="37" calcext:value-type="float">
            <text:p>37</text:p>
          </table:table-cell>
          <table:table-cell table:style-name="ce203" table:formula="of:=HEX2DEC(RIGHT([.T72];2))" office:value-type="float" office:value="62" calcext:value-type="float">
            <text:p>62</text:p>
          </table:table-cell>
          <table:table-cell table:style-name="ce203" table:formula="of:=HEX2DEC(RIGHT([.U72];2))" office:value-type="float" office:value="0" calcext:value-type="float">
            <text:p>0</text:p>
          </table:table-cell>
          <table:table-cell table:style-name="ce203" table:formula="of:=IF([.W72]=0;IF([.X72]=0;IF([.Y72]=0;IF([.Z72]=0;IF([.AA72]=0;0;4);3);2);1);0)" office:value-type="float" office:value="0" calcext:value-type="float">
            <text:p>0</text:p>
          </table:table-cell>
          <table:table-cell table:style-name="ce203" table:formula="of:=IF([.AA72]=0;IF([.Z72]=0;IF([.Y72]=0;IF([.X72]=0;IF([.W72]=0;5;1);2);3);4);5)" office:value-type="float" office:value="4" calcext:value-type="float">
            <text:p>4</text:p>
          </table:table-cell>
          <table:table-cell table:style-name="ce203" table:formula="of:=CONCATENATE(&quot;0x&quot;;DEC2HEX(([.AC72]*16)+[.AB72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" table:formula="of:=[.I77]" office:value-type="string" office:string-value="0x0A" calcext:value-type="string">
            <text:p>0x0A</text:p>
          </table:table-cell>
          <table:table-cell/>
          <table:table-cell table:style-name="ce1"/>
          <table:table-cell table:style-name="ce2" table:formula="of:=3+(ROW()-1)*11" office:value-type="float" office:value="795" calcext:value-type="float">
            <text:p>795</text:p>
          </table:table-cell>
          <table:table-cell table:style-name="ce2" table:formula="of:=INDEX([.A$1:.A$1048576];[.M73])" office:value-type="float" office:value="104" calcext:value-type="float">
            <text:p>104</text:p>
          </table:table-cell>
          <table:table-cell table:style-name="ce2" table:formula="of:=CONCATENATE(&quot;0x&quot;;DEC2HEX([.N73];2))" office:value-type="string" office:string-value="0x68" calcext:value-type="string">
            <text:p>0x68</text:p>
          </table:table-cell>
          <table:table-cell table:style-name="ce2" table:formula="of:=CONCATENATE(&quot;'&quot;;CHAR([.N73]);&quot;'&quot;)" office:value-type="string" office:string-value="'h'" calcext:value-type="string">
            <text:p>'h'</text:p>
          </table:table-cell>
          <table:table-cell table:style-name="ce2" table:formula="of:=INDEX([.E$1:.E$1048576];[.$M73]+8;1)" office:value-type="string" office:string-value="0xFE" calcext:value-type="string">
            <text:p>0xFE</text:p>
          </table:table-cell>
          <table:table-cell table:style-name="ce2" table:formula="of:=INDEX([.F$1:.F$1048576];[.$M73]+8;1)" office:value-type="string" office:string-value="0x10" calcext:value-type="string">
            <text:p>0x10</text:p>
          </table:table-cell>
          <table:table-cell table:style-name="ce2" table:formula="of:=INDEX([.G$1:.G$1048576];[.$M73]+8;1)" office:value-type="string" office:string-value="0x10" calcext:value-type="string">
            <text:p>0x10</text:p>
          </table:table-cell>
          <table:table-cell table:style-name="ce2" table:formula="of:=INDEX([.H$1:.H$1048576];[.$M73]+8;1)" office:value-type="string" office:string-value="0x0E" calcext:value-type="string">
            <text:p>0x0E</text:p>
          </table:table-cell>
          <table:table-cell table:style-name="ce2" table:formula="of:=INDEX([.I$1:.I$1048576];[.$M73]+8;1)" office:value-type="string" office:string-value="0x00" calcext:value-type="string">
            <text:p>0x00</text:p>
          </table:table-cell>
          <table:table-cell table:style-name="ce202" table:formula="of:=CONCATENATE(&quot;    { &quot;;[.Q73];&quot;, &quot;;[.R73];&quot;, &quot;;[.S73];&quot;, &quot;;[.T73];&quot;, &quot;;[.U73];&quot; }, /* ASCII &quot;;[.N73];&quot; (&quot;;[.O73];&quot;), character: &quot;;[.P73];&quot; */&quot;)" office:value-type="string" office:string-value="    { 0xFE, 0x10, 0x10, 0x0E, 0x00 }, /* ASCII 104 (0x68), character: 'h' */" calcext:value-type="string">
            <text:p><text:s text:c="4"/>{ 0xFE, 0x10, 0x10, 0x0E, 0x00 }, /* ASCII 104 (0x68), character: 'h' */</text:p>
          </table:table-cell>
          <table:table-cell table:style-name="ce203" table:formula="of:=HEX2DEC(RIGHT([.Q73];2))" office:value-type="float" office:value="254" calcext:value-type="float">
            <text:p>254</text:p>
          </table:table-cell>
          <table:table-cell table:style-name="ce203" table:formula="of:=HEX2DEC(RIGHT([.R73];2))" office:value-type="float" office:value="16" calcext:value-type="float">
            <text:p>16</text:p>
          </table:table-cell>
          <table:table-cell table:style-name="ce203" table:formula="of:=HEX2DEC(RIGHT([.S73];2))" office:value-type="float" office:value="16" calcext:value-type="float">
            <text:p>16</text:p>
          </table:table-cell>
          <table:table-cell table:style-name="ce203" table:formula="of:=HEX2DEC(RIGHT([.T73];2))" office:value-type="float" office:value="14" calcext:value-type="float">
            <text:p>14</text:p>
          </table:table-cell>
          <table:table-cell table:style-name="ce203" table:formula="of:=HEX2DEC(RIGHT([.U73];2))" office:value-type="float" office:value="0" calcext:value-type="float">
            <text:p>0</text:p>
          </table:table-cell>
          <table:table-cell table:style-name="ce203" table:formula="of:=IF([.W73]=0;IF([.X73]=0;IF([.Y73]=0;IF([.Z73]=0;IF([.AA73]=0;0;4);3);2);1);0)" office:value-type="float" office:value="0" calcext:value-type="float">
            <text:p>0</text:p>
          </table:table-cell>
          <table:table-cell table:style-name="ce203" table:formula="of:=IF([.AA73]=0;IF([.Z73]=0;IF([.Y73]=0;IF([.X73]=0;IF([.W73]=0;5;1);2);3);4);5)" office:value-type="float" office:value="4" calcext:value-type="float">
            <text:p>4</text:p>
          </table:table-cell>
          <table:table-cell table:style-name="ce203" table:formula="of:=CONCATENATE(&quot;0x&quot;;DEC2HEX(([.AC73]*16)+[.AB73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"/>
          <table:table-cell/>
          <table:table-cell table:style-name="ce1"/>
          <table:table-cell table:style-name="ce2" table:formula="of:=3+(ROW()-1)*11" office:value-type="float" office:value="806" calcext:value-type="float">
            <text:p>806</text:p>
          </table:table-cell>
          <table:table-cell table:style-name="ce2" table:formula="of:=INDEX([.A$1:.A$1048576];[.M74])" office:value-type="float" office:value="105" calcext:value-type="float">
            <text:p>105</text:p>
          </table:table-cell>
          <table:table-cell table:style-name="ce2" table:formula="of:=CONCATENATE(&quot;0x&quot;;DEC2HEX([.N74];2))" office:value-type="string" office:string-value="0x69" calcext:value-type="string">
            <text:p>0x69</text:p>
          </table:table-cell>
          <table:table-cell table:style-name="ce2" table:formula="of:=CONCATENATE(&quot;'&quot;;CHAR([.N74]);&quot;'&quot;)" office:value-type="string" office:string-value="'i'" calcext:value-type="string">
            <text:p>'i'</text:p>
          </table:table-cell>
          <table:table-cell table:style-name="ce2" table:formula="of:=INDEX([.E$1:.E$1048576];[.$M74]+8;1)" office:value-type="string" office:string-value="0x00" calcext:value-type="string">
            <text:p>0x00</text:p>
          </table:table-cell>
          <table:table-cell table:style-name="ce2" table:formula="of:=INDEX([.F$1:.F$1048576];[.$M74]+8;1)" office:value-type="string" office:string-value="0x12" calcext:value-type="string">
            <text:p>0x12</text:p>
          </table:table-cell>
          <table:table-cell table:style-name="ce2" table:formula="of:=INDEX([.G$1:.G$1048576];[.$M74]+8;1)" office:value-type="string" office:string-value="0x5E" calcext:value-type="string">
            <text:p>0x5E</text:p>
          </table:table-cell>
          <table:table-cell table:style-name="ce2" table:formula="of:=INDEX([.H$1:.H$1048576];[.$M74]+8;1)" office:value-type="string" office:string-value="0x02" calcext:value-type="string">
            <text:p>0x02</text:p>
          </table:table-cell>
          <table:table-cell table:style-name="ce2" table:formula="of:=INDEX([.I$1:.I$1048576];[.$M74]+8;1)" office:value-type="string" office:string-value="0x00" calcext:value-type="string">
            <text:p>0x00</text:p>
          </table:table-cell>
          <table:table-cell table:style-name="ce202" table:formula="of:=CONCATENATE(&quot;    { &quot;;[.Q74];&quot;, &quot;;[.R74];&quot;, &quot;;[.S74];&quot;, &quot;;[.T74];&quot;, &quot;;[.U74];&quot; }, /* ASCII &quot;;[.N74];&quot; (&quot;;[.O74];&quot;), character: &quot;;[.P74];&quot; */&quot;)" office:value-type="string" office:string-value="    { 0x00, 0x12, 0x5E, 0x02, 0x00 }, /* ASCII 105 (0x69), character: 'i' */" calcext:value-type="string">
            <text:p><text:s text:c="4"/>{ 0x00, 0x12, 0x5E, 0x02, 0x00 }, /* ASCII 105 (0x69), character: 'i' */</text:p>
          </table:table-cell>
          <table:table-cell table:style-name="ce203" table:formula="of:=HEX2DEC(RIGHT([.Q74];2))" office:value-type="float" office:value="0" calcext:value-type="float">
            <text:p>0</text:p>
          </table:table-cell>
          <table:table-cell table:style-name="ce203" table:formula="of:=HEX2DEC(RIGHT([.R74];2))" office:value-type="float" office:value="18" calcext:value-type="float">
            <text:p>18</text:p>
          </table:table-cell>
          <table:table-cell table:style-name="ce203" table:formula="of:=HEX2DEC(RIGHT([.S74];2))" office:value-type="float" office:value="94" calcext:value-type="float">
            <text:p>94</text:p>
          </table:table-cell>
          <table:table-cell table:style-name="ce203" table:formula="of:=HEX2DEC(RIGHT([.T74];2))" office:value-type="float" office:value="2" calcext:value-type="float">
            <text:p>2</text:p>
          </table:table-cell>
          <table:table-cell table:style-name="ce203" table:formula="of:=HEX2DEC(RIGHT([.U74];2))" office:value-type="float" office:value="0" calcext:value-type="float">
            <text:p>0</text:p>
          </table:table-cell>
          <table:table-cell table:style-name="ce203" table:formula="of:=IF([.W74]=0;IF([.X74]=0;IF([.Y74]=0;IF([.Z74]=0;IF([.AA74]=0;0;4);3);2);1);0)" office:value-type="float" office:value="1" calcext:value-type="float">
            <text:p>1</text:p>
          </table:table-cell>
          <table:table-cell table:style-name="ce203" table:formula="of:=IF([.AA74]=0;IF([.Z74]=0;IF([.Y74]=0;IF([.X74]=0;IF([.W74]=0;5;1);2);3);4);5)" office:value-type="float" office:value="4" calcext:value-type="float">
            <text:p>4</text:p>
          </table:table-cell>
          <table:table-cell table:style-name="ce203" table:formula="of:=CONCATENATE(&quot;0x&quot;;DEC2HEX(([.AC74]*16)+[.AB74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817" calcext:value-type="float">
            <text:p>817</text:p>
          </table:table-cell>
          <table:table-cell table:style-name="ce2" table:formula="of:=INDEX([.A$1:.A$1048576];[.M75])" office:value-type="float" office:value="106" calcext:value-type="float">
            <text:p>106</text:p>
          </table:table-cell>
          <table:table-cell table:style-name="ce2" table:formula="of:=CONCATENATE(&quot;0x&quot;;DEC2HEX([.N75];2))" office:value-type="string" office:string-value="0x6A" calcext:value-type="string">
            <text:p>0x6A</text:p>
          </table:table-cell>
          <table:table-cell table:style-name="ce2" table:formula="of:=CONCATENATE(&quot;'&quot;;CHAR([.N75]);&quot;'&quot;)" office:value-type="string" office:string-value="'j'" calcext:value-type="string">
            <text:p>'j'</text:p>
          </table:table-cell>
          <table:table-cell table:style-name="ce2" table:formula="of:=INDEX([.E$1:.E$1048576];[.$M75]+8;1)" office:value-type="string" office:string-value="0x00" calcext:value-type="string">
            <text:p>0x00</text:p>
          </table:table-cell>
          <table:table-cell table:style-name="ce2" table:formula="of:=INDEX([.F$1:.F$1048576];[.$M75]+8;1)" office:value-type="string" office:string-value="0x02" calcext:value-type="string">
            <text:p>0x02</text:p>
          </table:table-cell>
          <table:table-cell table:style-name="ce2" table:formula="of:=INDEX([.G$1:.G$1048576];[.$M75]+8;1)" office:value-type="string" office:string-value="0x21" calcext:value-type="string">
            <text:p>0x21</text:p>
          </table:table-cell>
          <table:table-cell table:style-name="ce2" table:formula="of:=INDEX([.H$1:.H$1048576];[.$M75]+8;1)" office:value-type="string" office:string-value="0xBE" calcext:value-type="string">
            <text:p>0xBE</text:p>
          </table:table-cell>
          <table:table-cell table:style-name="ce2" table:formula="of:=INDEX([.I$1:.I$1048576];[.$M75]+8;1)" office:value-type="string" office:string-value="0x20" calcext:value-type="string">
            <text:p>0x20</text:p>
          </table:table-cell>
          <table:table-cell table:style-name="ce202" table:formula="of:=CONCATENATE(&quot;    { &quot;;[.Q75];&quot;, &quot;;[.R75];&quot;, &quot;;[.S75];&quot;, &quot;;[.T75];&quot;, &quot;;[.U75];&quot; }, /* ASCII &quot;;[.N75];&quot; (&quot;;[.O75];&quot;), character: &quot;;[.P75];&quot; */&quot;)" office:value-type="string" office:string-value="    { 0x00, 0x02, 0x21, 0xBE, 0x20 }, /* ASCII 106 (0x6A), character: 'j' */" calcext:value-type="string">
            <text:p><text:s text:c="4"/>{ 0x00, 0x02, 0x21, 0xBE, 0x20 }, /* ASCII 106 (0x6A), character: 'j' */</text:p>
          </table:table-cell>
          <table:table-cell table:style-name="ce203" table:formula="of:=HEX2DEC(RIGHT([.Q75];2))" office:value-type="float" office:value="0" calcext:value-type="float">
            <text:p>0</text:p>
          </table:table-cell>
          <table:table-cell table:style-name="ce203" table:formula="of:=HEX2DEC(RIGHT([.R75];2))" office:value-type="float" office:value="2" calcext:value-type="float">
            <text:p>2</text:p>
          </table:table-cell>
          <table:table-cell table:style-name="ce203" table:formula="of:=HEX2DEC(RIGHT([.S75];2))" office:value-type="float" office:value="33" calcext:value-type="float">
            <text:p>33</text:p>
          </table:table-cell>
          <table:table-cell table:style-name="ce203" table:formula="of:=HEX2DEC(RIGHT([.T75];2))" office:value-type="float" office:value="190" calcext:value-type="float">
            <text:p>190</text:p>
          </table:table-cell>
          <table:table-cell table:style-name="ce203" table:formula="of:=HEX2DEC(RIGHT([.U75];2))" office:value-type="float" office:value="32" calcext:value-type="float">
            <text:p>32</text:p>
          </table:table-cell>
          <table:table-cell table:style-name="ce203" table:formula="of:=IF([.W75]=0;IF([.X75]=0;IF([.Y75]=0;IF([.Z75]=0;IF([.AA75]=0;0;4);3);2);1);0)" office:value-type="float" office:value="1" calcext:value-type="float">
            <text:p>1</text:p>
          </table:table-cell>
          <table:table-cell table:style-name="ce203" table:formula="of:=IF([.AA75]=0;IF([.Z75]=0;IF([.Y75]=0;IF([.X75]=0;IF([.W75]=0;5;1);2);3);4);5)" office:value-type="float" office:value="5" calcext:value-type="float">
            <text:p>5</text:p>
          </table:table-cell>
          <table:table-cell table:style-name="ce203" table:formula="of:=CONCATENATE(&quot;0x&quot;;DEC2HEX(([.AC75]*16)+[.AB75];2);&quot;,&quot;)" office:value-type="string" office:string-value="0x51," calcext:value-type="string">
            <text:p>0x51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2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828" calcext:value-type="float">
            <text:p>828</text:p>
          </table:table-cell>
          <table:table-cell table:style-name="ce2" table:formula="of:=INDEX([.A$1:.A$1048576];[.M76])" office:value-type="float" office:value="107" calcext:value-type="float">
            <text:p>107</text:p>
          </table:table-cell>
          <table:table-cell table:style-name="ce2" table:formula="of:=CONCATENATE(&quot;0x&quot;;DEC2HEX([.N76];2))" office:value-type="string" office:string-value="0x6B" calcext:value-type="string">
            <text:p>0x6B</text:p>
          </table:table-cell>
          <table:table-cell table:style-name="ce2" table:formula="of:=CONCATENATE(&quot;'&quot;;CHAR([.N76]);&quot;'&quot;)" office:value-type="string" office:string-value="'k'" calcext:value-type="string">
            <text:p>'k'</text:p>
          </table:table-cell>
          <table:table-cell table:style-name="ce2" table:formula="of:=INDEX([.E$1:.E$1048576];[.$M76]+8;1)" office:value-type="string" office:string-value="0x00" calcext:value-type="string">
            <text:p>0x00</text:p>
          </table:table-cell>
          <table:table-cell table:style-name="ce2" table:formula="of:=INDEX([.F$1:.F$1048576];[.$M76]+8;1)" office:value-type="string" office:string-value="0xFE" calcext:value-type="string">
            <text:p>0xFE</text:p>
          </table:table-cell>
          <table:table-cell table:style-name="ce2" table:formula="of:=INDEX([.G$1:.G$1048576];[.$M76]+8;1)" office:value-type="string" office:string-value="0x08" calcext:value-type="string">
            <text:p>0x08</text:p>
          </table:table-cell>
          <table:table-cell table:style-name="ce2" table:formula="of:=INDEX([.H$1:.H$1048576];[.$M76]+8;1)" office:value-type="string" office:string-value="0x16" calcext:value-type="string">
            <text:p>0x16</text:p>
          </table:table-cell>
          <table:table-cell table:style-name="ce2" table:formula="of:=INDEX([.I$1:.I$1048576];[.$M76]+8;1)" office:value-type="string" office:string-value="0x00" calcext:value-type="string">
            <text:p>0x00</text:p>
          </table:table-cell>
          <table:table-cell table:style-name="ce202" table:formula="of:=CONCATENATE(&quot;    { &quot;;[.Q76];&quot;, &quot;;[.R76];&quot;, &quot;;[.S76];&quot;, &quot;;[.T76];&quot;, &quot;;[.U76];&quot; }, /* ASCII &quot;;[.N76];&quot; (&quot;;[.O76];&quot;), character: &quot;;[.P76];&quot; */&quot;)" office:value-type="string" office:string-value="    { 0x00, 0xFE, 0x08, 0x16, 0x00 }, /* ASCII 107 (0x6B), character: 'k' */" calcext:value-type="string">
            <text:p><text:s text:c="4"/>{ 0x00, 0xFE, 0x08, 0x16, 0x00 }, /* ASCII 107 (0x6B), character: 'k' */</text:p>
          </table:table-cell>
          <table:table-cell table:style-name="ce203" table:formula="of:=HEX2DEC(RIGHT([.Q76];2))" office:value-type="float" office:value="0" calcext:value-type="float">
            <text:p>0</text:p>
          </table:table-cell>
          <table:table-cell table:style-name="ce203" table:formula="of:=HEX2DEC(RIGHT([.R76];2))" office:value-type="float" office:value="254" calcext:value-type="float">
            <text:p>254</text:p>
          </table:table-cell>
          <table:table-cell table:style-name="ce203" table:formula="of:=HEX2DEC(RIGHT([.S76];2))" office:value-type="float" office:value="8" calcext:value-type="float">
            <text:p>8</text:p>
          </table:table-cell>
          <table:table-cell table:style-name="ce203" table:formula="of:=HEX2DEC(RIGHT([.T76];2))" office:value-type="float" office:value="22" calcext:value-type="float">
            <text:p>22</text:p>
          </table:table-cell>
          <table:table-cell table:style-name="ce203" table:formula="of:=HEX2DEC(RIGHT([.U76];2))" office:value-type="float" office:value="0" calcext:value-type="float">
            <text:p>0</text:p>
          </table:table-cell>
          <table:table-cell table:style-name="ce203" table:formula="of:=IF([.W76]=0;IF([.X76]=0;IF([.Y76]=0;IF([.Z76]=0;IF([.AA76]=0;0;4);3);2);1);0)" office:value-type="float" office:value="1" calcext:value-type="float">
            <text:p>1</text:p>
          </table:table-cell>
          <table:table-cell table:style-name="ce203" table:formula="of:=IF([.AA76]=0;IF([.Z76]=0;IF([.Y76]=0;IF([.X76]=0;IF([.W76]=0;5;1);2);3);4);5)" office:value-type="float" office:value="4" calcext:value-type="float">
            <text:p>4</text:p>
          </table:table-cell>
          <table:table-cell table:style-name="ce203" table:formula="of:=CONCATENATE(&quot;0x&quot;;DEC2HEX(([.AC76]*16)+[.AB76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6]=1;2^[.$D76];0);IF([.E75]=1;2^[.$D75];0);IF([.E74]=1;2^[.$D74];0);IF([.E73]=1;2^[.$D73];0);IF([.E72]=1;2^[.$D72];0);IF([.E71]=1;2^[.$D71];0);IF([.E70]=1;2^[.$D70];0);IF([.E69]=1;2^[.$D69];0));2))" office:value-type="string" office:string-value="0x34" calcext:value-type="string">
            <text:p>0x34</text:p>
          </table:table-cell>
          <table:table-cell table:style-name="ce2" table:formula="of:=CONCATENATE(&quot;0x&quot;;DEC2HEX(SUM(IF([.F76]=1;2^[.$D76];0);IF([.F75]=1;2^[.$D75];0);IF([.F74]=1;2^[.$D74];0);IF([.F73]=1;2^[.$D73];0);IF([.F72]=1;2^[.$D72];0);IF([.F71]=1;2^[.$D71];0);IF([.F70]=1;2^[.$D70];0);IF([.F69]=1;2^[.$D69];0));2))" office:value-type="string" office:string-value="0x4A" calcext:value-type="string">
            <text:p>0x4A</text:p>
          </table:table-cell>
          <table:table-cell table:style-name="ce2" table:formula="of:=CONCATENATE(&quot;0x&quot;;DEC2HEX(SUM(IF([.G76]=1;2^[.$D76];0);IF([.G75]=1;2^[.$D75];0);IF([.G74]=1;2^[.$D74];0);IF([.G73]=1;2^[.$D73];0);IF([.G72]=1;2^[.$D72];0);IF([.G71]=1;2^[.$D71];0);IF([.G70]=1;2^[.$D70];0);IF([.G69]=1;2^[.$D69];0));2))" office:value-type="string" office:string-value="0x4A" calcext:value-type="string">
            <text:p>0x4A</text:p>
          </table:table-cell>
          <table:table-cell table:style-name="ce2" table:formula="of:=CONCATENATE(&quot;0x&quot;;DEC2HEX(SUM(IF([.H76]=1;2^[.$D76];0);IF([.H75]=1;2^[.$D75];0);IF([.H74]=1;2^[.$D74];0);IF([.H73]=1;2^[.$D73];0);IF([.H72]=1;2^[.$D72];0);IF([.H71]=1;2^[.$D71];0);IF([.H70]=1;2^[.$D70];0);IF([.H69]=1;2^[.$D69];0));2))" office:value-type="string" office:string-value="0x24" calcext:value-type="string">
            <text:p>0x24</text:p>
          </table:table-cell>
          <table:table-cell table:style-name="ce2" table:formula="of:=CONCATENATE(&quot;0x&quot;;DEC2HEX(SUM(IF([.I76]=1;2^[.$D76];0);IF([.I75]=1;2^[.$D75];0);IF([.I74]=1;2^[.$D74];0);IF([.I73]=1;2^[.$D73];0);IF([.I72]=1;2^[.$D72];0);IF([.I71]=1;2^[.$D71];0);IF([.I70]=1;2^[.$D70];0);IF([.I69]=1;2^[.$D69];0));2))" office:value-type="string" office:string-value="0x0A" calcext:value-type="string">
            <text:p>0x0A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839" calcext:value-type="float">
            <text:p>839</text:p>
          </table:table-cell>
          <table:table-cell table:style-name="ce2" table:formula="of:=INDEX([.A$1:.A$1048576];[.M77])" office:value-type="float" office:value="108" calcext:value-type="float">
            <text:p>108</text:p>
          </table:table-cell>
          <table:table-cell table:style-name="ce2" table:formula="of:=CONCATENATE(&quot;0x&quot;;DEC2HEX([.N77];2))" office:value-type="string" office:string-value="0x6C" calcext:value-type="string">
            <text:p>0x6C</text:p>
          </table:table-cell>
          <table:table-cell table:style-name="ce2" table:formula="of:=CONCATENATE(&quot;'&quot;;CHAR([.N77]);&quot;'&quot;)" office:value-type="string" office:string-value="'l'" calcext:value-type="string">
            <text:p>'l'</text:p>
          </table:table-cell>
          <table:table-cell table:style-name="ce2" table:formula="of:=INDEX([.E$1:.E$1048576];[.$M77]+8;1)" office:value-type="string" office:string-value="0x00" calcext:value-type="string">
            <text:p>0x00</text:p>
          </table:table-cell>
          <table:table-cell table:style-name="ce2" table:formula="of:=INDEX([.F$1:.F$1048576];[.$M77]+8;1)" office:value-type="string" office:string-value="0x82" calcext:value-type="string">
            <text:p>0x82</text:p>
          </table:table-cell>
          <table:table-cell table:style-name="ce2" table:formula="of:=INDEX([.G$1:.G$1048576];[.$M77]+8;1)" office:value-type="string" office:string-value="0xFE" calcext:value-type="string">
            <text:p>0xFE</text:p>
          </table:table-cell>
          <table:table-cell table:style-name="ce2" table:formula="of:=INDEX([.H$1:.H$1048576];[.$M77]+8;1)" office:value-type="string" office:string-value="0x02" calcext:value-type="string">
            <text:p>0x02</text:p>
          </table:table-cell>
          <table:table-cell table:style-name="ce2" table:formula="of:=INDEX([.I$1:.I$1048576];[.$M77]+8;1)" office:value-type="string" office:string-value="0x00" calcext:value-type="string">
            <text:p>0x00</text:p>
          </table:table-cell>
          <table:table-cell table:style-name="ce202" table:formula="of:=CONCATENATE(&quot;    { &quot;;[.Q77];&quot;, &quot;;[.R77];&quot;, &quot;;[.S77];&quot;, &quot;;[.T77];&quot;, &quot;;[.U77];&quot; }, /* ASCII &quot;;[.N77];&quot; (&quot;;[.O77];&quot;), character: &quot;;[.P77];&quot; */&quot;)" office:value-type="string" office:string-value="    { 0x00, 0x82, 0xFE, 0x02, 0x00 }, /* ASCII 108 (0x6C), character: 'l' */" calcext:value-type="string">
            <text:p><text:s text:c="4"/>{ 0x00, 0x82, 0xFE, 0x02, 0x00 }, /* ASCII 108 (0x6C), character: 'l' */</text:p>
          </table:table-cell>
          <table:table-cell table:style-name="ce203" table:formula="of:=HEX2DEC(RIGHT([.Q77];2))" office:value-type="float" office:value="0" calcext:value-type="float">
            <text:p>0</text:p>
          </table:table-cell>
          <table:table-cell table:style-name="ce203" table:formula="of:=HEX2DEC(RIGHT([.R77];2))" office:value-type="float" office:value="130" calcext:value-type="float">
            <text:p>130</text:p>
          </table:table-cell>
          <table:table-cell table:style-name="ce203" table:formula="of:=HEX2DEC(RIGHT([.S77];2))" office:value-type="float" office:value="254" calcext:value-type="float">
            <text:p>254</text:p>
          </table:table-cell>
          <table:table-cell table:style-name="ce203" table:formula="of:=HEX2DEC(RIGHT([.T77];2))" office:value-type="float" office:value="2" calcext:value-type="float">
            <text:p>2</text:p>
          </table:table-cell>
          <table:table-cell table:style-name="ce203" table:formula="of:=HEX2DEC(RIGHT([.U77];2))" office:value-type="float" office:value="0" calcext:value-type="float">
            <text:p>0</text:p>
          </table:table-cell>
          <table:table-cell table:style-name="ce203" table:formula="of:=IF([.W77]=0;IF([.X77]=0;IF([.Y77]=0;IF([.Z77]=0;IF([.AA77]=0;0;4);3);2);1);0)" office:value-type="float" office:value="1" calcext:value-type="float">
            <text:p>1</text:p>
          </table:table-cell>
          <table:table-cell table:style-name="ce203" table:formula="of:=IF([.AA77]=0;IF([.Z77]=0;IF([.Y77]=0;IF([.X77]=0;IF([.W77]=0;5;1);2);3);4);5)" office:value-type="float" office:value="4" calcext:value-type="float">
            <text:p>4</text:p>
          </table:table-cell>
          <table:table-cell table:style-name="ce203" table:formula="of:=CONCATENATE(&quot;0x&quot;;DEC2HEX(([.AC77]*16)+[.AB77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850" calcext:value-type="float">
            <text:p>850</text:p>
          </table:table-cell>
          <table:table-cell table:style-name="ce2" table:formula="of:=INDEX([.A$1:.A$1048576];[.M78])" office:value-type="float" office:value="109" calcext:value-type="float">
            <text:p>109</text:p>
          </table:table-cell>
          <table:table-cell table:style-name="ce2" table:formula="of:=CONCATENATE(&quot;0x&quot;;DEC2HEX([.N78];2))" office:value-type="string" office:string-value="0x6D" calcext:value-type="string">
            <text:p>0x6D</text:p>
          </table:table-cell>
          <table:table-cell table:style-name="ce2" table:formula="of:=CONCATENATE(&quot;'&quot;;CHAR([.N78]);&quot;'&quot;)" office:value-type="string" office:string-value="'m'" calcext:value-type="string">
            <text:p>'m'</text:p>
          </table:table-cell>
          <table:table-cell table:style-name="ce2" table:formula="of:=INDEX([.E$1:.E$1048576];[.$M78]+8;1)" office:value-type="string" office:string-value="0x3E" calcext:value-type="string">
            <text:p>0x3E</text:p>
          </table:table-cell>
          <table:table-cell table:style-name="ce2" table:formula="of:=INDEX([.F$1:.F$1048576];[.$M78]+8;1)" office:value-type="string" office:string-value="0x20" calcext:value-type="string">
            <text:p>0x20</text:p>
          </table:table-cell>
          <table:table-cell table:style-name="ce2" table:formula="of:=INDEX([.G$1:.G$1048576];[.$M78]+8;1)" office:value-type="string" office:string-value="0x1E" calcext:value-type="string">
            <text:p>0x1E</text:p>
          </table:table-cell>
          <table:table-cell table:style-name="ce2" table:formula="of:=INDEX([.H$1:.H$1048576];[.$M78]+8;1)" office:value-type="string" office:string-value="0x20" calcext:value-type="string">
            <text:p>0x20</text:p>
          </table:table-cell>
          <table:table-cell table:style-name="ce2" table:formula="of:=INDEX([.I$1:.I$1048576];[.$M78]+8;1)" office:value-type="string" office:string-value="0x1E" calcext:value-type="string">
            <text:p>0x1E</text:p>
          </table:table-cell>
          <table:table-cell table:style-name="ce202" table:formula="of:=CONCATENATE(&quot;    { &quot;;[.Q78];&quot;, &quot;;[.R78];&quot;, &quot;;[.S78];&quot;, &quot;;[.T78];&quot;, &quot;;[.U78];&quot; }, /* ASCII &quot;;[.N78];&quot; (&quot;;[.O78];&quot;), character: &quot;;[.P78];&quot; */&quot;)" office:value-type="string" office:string-value="    { 0x3E, 0x20, 0x1E, 0x20, 0x1E }, /* ASCII 109 (0x6D), character: 'm' */" calcext:value-type="string">
            <text:p><text:s text:c="4"/>{ 0x3E, 0x20, 0x1E, 0x20, 0x1E }, /* ASCII 109 (0x6D), character: 'm' */</text:p>
          </table:table-cell>
          <table:table-cell table:style-name="ce203" table:formula="of:=HEX2DEC(RIGHT([.Q78];2))" office:value-type="float" office:value="62" calcext:value-type="float">
            <text:p>62</text:p>
          </table:table-cell>
          <table:table-cell table:style-name="ce203" table:formula="of:=HEX2DEC(RIGHT([.R78];2))" office:value-type="float" office:value="32" calcext:value-type="float">
            <text:p>32</text:p>
          </table:table-cell>
          <table:table-cell table:style-name="ce203" table:formula="of:=HEX2DEC(RIGHT([.S78];2))" office:value-type="float" office:value="30" calcext:value-type="float">
            <text:p>30</text:p>
          </table:table-cell>
          <table:table-cell table:style-name="ce203" table:formula="of:=HEX2DEC(RIGHT([.T78];2))" office:value-type="float" office:value="32" calcext:value-type="float">
            <text:p>32</text:p>
          </table:table-cell>
          <table:table-cell table:style-name="ce203" table:formula="of:=HEX2DEC(RIGHT([.U78];2))" office:value-type="float" office:value="30" calcext:value-type="float">
            <text:p>30</text:p>
          </table:table-cell>
          <table:table-cell table:style-name="ce203" table:formula="of:=IF([.W78]=0;IF([.X78]=0;IF([.Y78]=0;IF([.Z78]=0;IF([.AA78]=0;0;4);3);2);1);0)" office:value-type="float" office:value="0" calcext:value-type="float">
            <text:p>0</text:p>
          </table:table-cell>
          <table:table-cell table:style-name="ce203" table:formula="of:=IF([.AA78]=0;IF([.Z78]=0;IF([.Y78]=0;IF([.X78]=0;IF([.W78]=0;5;1);2);3);4);5)" office:value-type="float" office:value="5" calcext:value-type="float">
            <text:p>5</text:p>
          </table:table-cell>
          <table:table-cell table:style-name="ce203" table:formula="of:=CONCATENATE(&quot;0x&quot;;DEC2HEX(([.AC78]*16)+[.AB78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9]+1" office:value-type="float" office:value="1" calcext:value-type="float">
            <text:p>1</text:p>
          </table:table-cell>
          <table:table-cell table:style-name="ce2" table:formula="of:=[.F79]+1" office:value-type="float" office:value="2" calcext:value-type="float">
            <text:p>2</text:p>
          </table:table-cell>
          <table:table-cell table:style-name="ce2" table:formula="of:=[.G79]+1" office:value-type="float" office:value="3" calcext:value-type="float">
            <text:p>3</text:p>
          </table:table-cell>
          <table:table-cell table:style-name="ce2" table:formula="of:=[.H7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861" calcext:value-type="float">
            <text:p>861</text:p>
          </table:table-cell>
          <table:table-cell table:style-name="ce2" table:formula="of:=INDEX([.A$1:.A$1048576];[.M79])" office:value-type="float" office:value="110" calcext:value-type="float">
            <text:p>110</text:p>
          </table:table-cell>
          <table:table-cell table:style-name="ce2" table:formula="of:=CONCATENATE(&quot;0x&quot;;DEC2HEX([.N79];2))" office:value-type="string" office:string-value="0x6E" calcext:value-type="string">
            <text:p>0x6E</text:p>
          </table:table-cell>
          <table:table-cell table:style-name="ce2" table:formula="of:=CONCATENATE(&quot;'&quot;;CHAR([.N79]);&quot;'&quot;)" office:value-type="string" office:string-value="'n'" calcext:value-type="string">
            <text:p>'n'</text:p>
          </table:table-cell>
          <table:table-cell table:style-name="ce2" table:formula="of:=INDEX([.E$1:.E$1048576];[.$M79]+8;1)" office:value-type="string" office:string-value="0x3E" calcext:value-type="string">
            <text:p>0x3E</text:p>
          </table:table-cell>
          <table:table-cell table:style-name="ce2" table:formula="of:=INDEX([.F$1:.F$1048576];[.$M79]+8;1)" office:value-type="string" office:string-value="0x20" calcext:value-type="string">
            <text:p>0x20</text:p>
          </table:table-cell>
          <table:table-cell table:style-name="ce2" table:formula="of:=INDEX([.G$1:.G$1048576];[.$M79]+8;1)" office:value-type="string" office:string-value="0x20" calcext:value-type="string">
            <text:p>0x20</text:p>
          </table:table-cell>
          <table:table-cell table:style-name="ce2" table:formula="of:=INDEX([.H$1:.H$1048576];[.$M79]+8;1)" office:value-type="string" office:string-value="0x1E" calcext:value-type="string">
            <text:p>0x1E</text:p>
          </table:table-cell>
          <table:table-cell table:style-name="ce2" table:formula="of:=INDEX([.I$1:.I$1048576];[.$M79]+8;1)" office:value-type="string" office:string-value="0x00" calcext:value-type="string">
            <text:p>0x00</text:p>
          </table:table-cell>
          <table:table-cell table:style-name="ce202" table:formula="of:=CONCATENATE(&quot;    { &quot;;[.Q79];&quot;, &quot;;[.R79];&quot;, &quot;;[.S79];&quot;, &quot;;[.T79];&quot;, &quot;;[.U79];&quot; }, /* ASCII &quot;;[.N79];&quot; (&quot;;[.O79];&quot;), character: &quot;;[.P79];&quot; */&quot;)" office:value-type="string" office:string-value="    { 0x3E, 0x20, 0x20, 0x1E, 0x00 }, /* ASCII 110 (0x6E), character: 'n' */" calcext:value-type="string">
            <text:p><text:s text:c="4"/>{ 0x3E, 0x20, 0x20, 0x1E, 0x00 }, /* ASCII 110 (0x6E), character: 'n' */</text:p>
          </table:table-cell>
          <table:table-cell table:style-name="ce203" table:formula="of:=HEX2DEC(RIGHT([.Q79];2))" office:value-type="float" office:value="62" calcext:value-type="float">
            <text:p>62</text:p>
          </table:table-cell>
          <table:table-cell table:style-name="ce203" table:formula="of:=HEX2DEC(RIGHT([.R79];2))" office:value-type="float" office:value="32" calcext:value-type="float">
            <text:p>32</text:p>
          </table:table-cell>
          <table:table-cell table:style-name="ce203" table:formula="of:=HEX2DEC(RIGHT([.S79];2))" office:value-type="float" office:value="32" calcext:value-type="float">
            <text:p>32</text:p>
          </table:table-cell>
          <table:table-cell table:style-name="ce203" table:formula="of:=HEX2DEC(RIGHT([.T79];2))" office:value-type="float" office:value="30" calcext:value-type="float">
            <text:p>30</text:p>
          </table:table-cell>
          <table:table-cell table:style-name="ce203" table:formula="of:=HEX2DEC(RIGHT([.U79];2))" office:value-type="float" office:value="0" calcext:value-type="float">
            <text:p>0</text:p>
          </table:table-cell>
          <table:table-cell table:style-name="ce203" table:formula="of:=IF([.W79]=0;IF([.X79]=0;IF([.Y79]=0;IF([.Z79]=0;IF([.AA79]=0;0;4);3);2);1);0)" office:value-type="float" office:value="0" calcext:value-type="float">
            <text:p>0</text:p>
          </table:table-cell>
          <table:table-cell table:style-name="ce203" table:formula="of:=IF([.AA79]=0;IF([.Z79]=0;IF([.Y79]=0;IF([.X79]=0;IF([.W79]=0;5;1);2);3);4);5)" office:value-type="float" office:value="4" calcext:value-type="float">
            <text:p>4</text:p>
          </table:table-cell>
          <table:table-cell table:style-name="ce203" table:formula="of:=CONCATENATE(&quot;0x&quot;;DEC2HEX(([.AC79]*16)+[.AB79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3">
          <table:table-cell table:style-name="ce2" table:formula="of:=[.A69]+1" office:value-type="float" office:value="39" calcext:value-type="float">
            <text:p>39</text:p>
          </table:table-cell>
          <table:table-cell table:style-name="ce2" table:formula="of:=DEC2HEX([.A80];2)" office:value-type="string" office:string-value="27" calcext:value-type="string">
            <text:p>27</text:p>
          </table:table-cell>
          <table:table-cell table:style-name="ce2" table:formula="of:=CHAR([.A80])" office:value-type="string" office:string-value="'" calcext:value-type="string">
            <text:p>'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12" office:value-type="string" calcext:value-type="string">
            <text:p><text:s/></text:p>
          </table:table-cell>
          <table:table-cell table:style-name="ce13" table:number-columns-repeated="2"/>
          <table:table-cell table:style-name="ce2" table:formula="of:=[.E88]" office:value-type="string" office:string-value="0x20" calcext:value-type="string">
            <text:p>0x20</text:p>
          </table:table-cell>
          <table:table-cell/>
          <table:table-cell table:style-name="ce1"/>
          <table:table-cell table:style-name="ce2" table:formula="of:=3+(ROW()-1)*11" office:value-type="float" office:value="872" calcext:value-type="float">
            <text:p>872</text:p>
          </table:table-cell>
          <table:table-cell table:style-name="ce2" table:formula="of:=INDEX([.A$1:.A$1048576];[.M80])" office:value-type="float" office:value="111" calcext:value-type="float">
            <text:p>111</text:p>
          </table:table-cell>
          <table:table-cell table:style-name="ce2" table:formula="of:=CONCATENATE(&quot;0x&quot;;DEC2HEX([.N80];2))" office:value-type="string" office:string-value="0x6F" calcext:value-type="string">
            <text:p>0x6F</text:p>
          </table:table-cell>
          <table:table-cell table:style-name="ce2" table:formula="of:=CONCATENATE(&quot;'&quot;;CHAR([.N80]);&quot;'&quot;)" office:value-type="string" office:string-value="'o'" calcext:value-type="string">
            <text:p>'o'</text:p>
          </table:table-cell>
          <table:table-cell table:style-name="ce2" table:formula="of:=INDEX([.E$1:.E$1048576];[.$M80]+8;1)" office:value-type="string" office:string-value="0x1C" calcext:value-type="string">
            <text:p>0x1C</text:p>
          </table:table-cell>
          <table:table-cell table:style-name="ce2" table:formula="of:=INDEX([.F$1:.F$1048576];[.$M80]+8;1)" office:value-type="string" office:string-value="0x22" calcext:value-type="string">
            <text:p>0x22</text:p>
          </table:table-cell>
          <table:table-cell table:style-name="ce2" table:formula="of:=INDEX([.G$1:.G$1048576];[.$M80]+8;1)" office:value-type="string" office:string-value="0x22" calcext:value-type="string">
            <text:p>0x22</text:p>
          </table:table-cell>
          <table:table-cell table:style-name="ce2" table:formula="of:=INDEX([.H$1:.H$1048576];[.$M80]+8;1)" office:value-type="string" office:string-value="0x1C" calcext:value-type="string">
            <text:p>0x1C</text:p>
          </table:table-cell>
          <table:table-cell table:style-name="ce2" table:formula="of:=INDEX([.I$1:.I$1048576];[.$M80]+8;1)" office:value-type="string" office:string-value="0x00" calcext:value-type="string">
            <text:p>0x00</text:p>
          </table:table-cell>
          <table:table-cell table:style-name="ce202" table:formula="of:=CONCATENATE(&quot;    { &quot;;[.Q80];&quot;, &quot;;[.R80];&quot;, &quot;;[.S80];&quot;, &quot;;[.T80];&quot;, &quot;;[.U80];&quot; }, /* ASCII &quot;;[.N80];&quot; (&quot;;[.O80];&quot;), character: &quot;;[.P80];&quot; */&quot;)" office:value-type="string" office:string-value="    { 0x1C, 0x22, 0x22, 0x1C, 0x00 }, /* ASCII 111 (0x6F), character: 'o' */" calcext:value-type="string">
            <text:p><text:s text:c="4"/>{ 0x1C, 0x22, 0x22, 0x1C, 0x00 }, /* ASCII 111 (0x6F), character: 'o' */</text:p>
          </table:table-cell>
          <table:table-cell table:style-name="ce203" table:formula="of:=HEX2DEC(RIGHT([.Q80];2))" office:value-type="float" office:value="28" calcext:value-type="float">
            <text:p>28</text:p>
          </table:table-cell>
          <table:table-cell table:style-name="ce203" table:formula="of:=HEX2DEC(RIGHT([.R80];2))" office:value-type="float" office:value="34" calcext:value-type="float">
            <text:p>34</text:p>
          </table:table-cell>
          <table:table-cell table:style-name="ce203" table:formula="of:=HEX2DEC(RIGHT([.S80];2))" office:value-type="float" office:value="34" calcext:value-type="float">
            <text:p>34</text:p>
          </table:table-cell>
          <table:table-cell table:style-name="ce203" table:formula="of:=HEX2DEC(RIGHT([.T80];2))" office:value-type="float" office:value="28" calcext:value-type="float">
            <text:p>28</text:p>
          </table:table-cell>
          <table:table-cell table:style-name="ce203" table:formula="of:=HEX2DEC(RIGHT([.U80];2))" office:value-type="float" office:value="0" calcext:value-type="float">
            <text:p>0</text:p>
          </table:table-cell>
          <table:table-cell table:style-name="ce203" table:formula="of:=IF([.W80]=0;IF([.X80]=0;IF([.Y80]=0;IF([.Z80]=0;IF([.AA80]=0;0;4);3);2);1);0)" office:value-type="float" office:value="0" calcext:value-type="float">
            <text:p>0</text:p>
          </table:table-cell>
          <table:table-cell table:style-name="ce203" table:formula="of:=IF([.AA80]=0;IF([.Z80]=0;IF([.Y80]=0;IF([.X80]=0;IF([.W80]=0;5;1);2);3);4);5)" office:value-type="float" office:value="4" calcext:value-type="float">
            <text:p>4</text:p>
          </table:table-cell>
          <table:table-cell table:style-name="ce203" table:formula="of:=CONCATENATE(&quot;0x&quot;;DEC2HEX(([.AC80]*16)+[.AB80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12" office:value-type="string" calcext:value-type="string">
            <text:p><text:s/></text:p>
          </table:table-cell>
          <table:table-cell table:style-name="ce13" table:number-columns-repeated="2"/>
          <table:table-cell table:style-name="ce2" table:formula="of:=[.F88]" office:value-type="string" office:string-value="0xC0" calcext:value-type="string">
            <text:p>0xC0</text:p>
          </table:table-cell>
          <table:table-cell/>
          <table:table-cell table:style-name="ce1"/>
          <table:table-cell table:style-name="ce2" table:formula="of:=3+(ROW()-1)*11" office:value-type="float" office:value="883" calcext:value-type="float">
            <text:p>883</text:p>
          </table:table-cell>
          <table:table-cell table:style-name="ce2" table:formula="of:=INDEX([.A$1:.A$1048576];[.M81])" office:value-type="float" office:value="112" calcext:value-type="float">
            <text:p>112</text:p>
          </table:table-cell>
          <table:table-cell table:style-name="ce2" table:formula="of:=CONCATENATE(&quot;0x&quot;;DEC2HEX([.N81];2))" office:value-type="string" office:string-value="0x70" calcext:value-type="string">
            <text:p>0x70</text:p>
          </table:table-cell>
          <table:table-cell table:style-name="ce2" table:formula="of:=CONCATENATE(&quot;'&quot;;CHAR([.N81]);&quot;'&quot;)" office:value-type="string" office:string-value="'p'" calcext:value-type="string">
            <text:p>'p'</text:p>
          </table:table-cell>
          <table:table-cell table:style-name="ce2" table:formula="of:=INDEX([.E$1:.E$1048576];[.$M81]+8;1)" office:value-type="string" office:string-value="0x3F" calcext:value-type="string">
            <text:p>0x3F</text:p>
          </table:table-cell>
          <table:table-cell table:style-name="ce2" table:formula="of:=INDEX([.F$1:.F$1048576];[.$M81]+8;1)" office:value-type="string" office:string-value="0x24" calcext:value-type="string">
            <text:p>0x24</text:p>
          </table:table-cell>
          <table:table-cell table:style-name="ce2" table:formula="of:=INDEX([.G$1:.G$1048576];[.$M81]+8;1)" office:value-type="string" office:string-value="0x24" calcext:value-type="string">
            <text:p>0x24</text:p>
          </table:table-cell>
          <table:table-cell table:style-name="ce2" table:formula="of:=INDEX([.H$1:.H$1048576];[.$M81]+8;1)" office:value-type="string" office:string-value="0x18" calcext:value-type="string">
            <text:p>0x18</text:p>
          </table:table-cell>
          <table:table-cell table:style-name="ce2" table:formula="of:=INDEX([.I$1:.I$1048576];[.$M81]+8;1)" office:value-type="string" office:string-value="0x00" calcext:value-type="string">
            <text:p>0x00</text:p>
          </table:table-cell>
          <table:table-cell table:style-name="ce202" table:formula="of:=CONCATENATE(&quot;    { &quot;;[.Q81];&quot;, &quot;;[.R81];&quot;, &quot;;[.S81];&quot;, &quot;;[.T81];&quot;, &quot;;[.U81];&quot; }, /* ASCII &quot;;[.N81];&quot; (&quot;;[.O81];&quot;), character: &quot;;[.P81];&quot; */&quot;)" office:value-type="string" office:string-value="    { 0x3F, 0x24, 0x24, 0x18, 0x00 }, /* ASCII 112 (0x70), character: 'p' */" calcext:value-type="string">
            <text:p><text:s text:c="4"/>{ 0x3F, 0x24, 0x24, 0x18, 0x00 }, /* ASCII 112 (0x70), character: 'p' */</text:p>
          </table:table-cell>
          <table:table-cell table:style-name="ce203" table:formula="of:=HEX2DEC(RIGHT([.Q81];2))" office:value-type="float" office:value="63" calcext:value-type="float">
            <text:p>63</text:p>
          </table:table-cell>
          <table:table-cell table:style-name="ce203" table:formula="of:=HEX2DEC(RIGHT([.R81];2))" office:value-type="float" office:value="36" calcext:value-type="float">
            <text:p>36</text:p>
          </table:table-cell>
          <table:table-cell table:style-name="ce203" table:formula="of:=HEX2DEC(RIGHT([.S81];2))" office:value-type="float" office:value="36" calcext:value-type="float">
            <text:p>36</text:p>
          </table:table-cell>
          <table:table-cell table:style-name="ce203" table:formula="of:=HEX2DEC(RIGHT([.T81];2))" office:value-type="float" office:value="24" calcext:value-type="float">
            <text:p>24</text:p>
          </table:table-cell>
          <table:table-cell table:style-name="ce203" table:formula="of:=HEX2DEC(RIGHT([.U81];2))" office:value-type="float" office:value="0" calcext:value-type="float">
            <text:p>0</text:p>
          </table:table-cell>
          <table:table-cell table:style-name="ce203" table:formula="of:=IF([.W81]=0;IF([.X81]=0;IF([.Y81]=0;IF([.Z81]=0;IF([.AA81]=0;0;4);3);2);1);0)" office:value-type="float" office:value="0" calcext:value-type="float">
            <text:p>0</text:p>
          </table:table-cell>
          <table:table-cell table:style-name="ce203" table:formula="of:=IF([.AA81]=0;IF([.Z81]=0;IF([.Y81]=0;IF([.X81]=0;IF([.W81]=0;5;1);2);3);4);5)" office:value-type="float" office:value="4" calcext:value-type="float">
            <text:p>4</text:p>
          </table:table-cell>
          <table:table-cell table:style-name="ce203" table:formula="of:=CONCATENATE(&quot;0x&quot;;DEC2HEX(([.AC81]*16)+[.AB81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</text:p>
          </table:table-cell>
          <table:table-cell table:style-name="ce112"/>
          <table:table-cell table:style-name="ce13" table:number-columns-repeated="2"/>
          <table:table-cell table:style-name="ce2" table:formula="of:=[.G88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894" calcext:value-type="float">
            <text:p>894</text:p>
          </table:table-cell>
          <table:table-cell table:style-name="ce2" table:formula="of:=INDEX([.A$1:.A$1048576];[.M82])" office:value-type="float" office:value="113" calcext:value-type="float">
            <text:p>113</text:p>
          </table:table-cell>
          <table:table-cell table:style-name="ce2" table:formula="of:=CONCATENATE(&quot;0x&quot;;DEC2HEX([.N82];2))" office:value-type="string" office:string-value="0x71" calcext:value-type="string">
            <text:p>0x71</text:p>
          </table:table-cell>
          <table:table-cell table:style-name="ce2" table:formula="of:=CONCATENATE(&quot;'&quot;;CHAR([.N82]);&quot;'&quot;)" office:value-type="string" office:string-value="'q'" calcext:value-type="string">
            <text:p>'q'</text:p>
          </table:table-cell>
          <table:table-cell table:style-name="ce2" table:formula="of:=INDEX([.E$1:.E$1048576];[.$M82]+8;1)" office:value-type="string" office:string-value="0x18" calcext:value-type="string">
            <text:p>0x18</text:p>
          </table:table-cell>
          <table:table-cell table:style-name="ce2" table:formula="of:=INDEX([.F$1:.F$1048576];[.$M82]+8;1)" office:value-type="string" office:string-value="0x24" calcext:value-type="string">
            <text:p>0x24</text:p>
          </table:table-cell>
          <table:table-cell table:style-name="ce2" table:formula="of:=INDEX([.G$1:.G$1048576];[.$M82]+8;1)" office:value-type="string" office:string-value="0x24" calcext:value-type="string">
            <text:p>0x24</text:p>
          </table:table-cell>
          <table:table-cell table:style-name="ce2" table:formula="of:=INDEX([.H$1:.H$1048576];[.$M82]+8;1)" office:value-type="string" office:string-value="0x3F" calcext:value-type="string">
            <text:p>0x3F</text:p>
          </table:table-cell>
          <table:table-cell table:style-name="ce2" table:formula="of:=INDEX([.I$1:.I$1048576];[.$M82]+8;1)" office:value-type="string" office:string-value="0x00" calcext:value-type="string">
            <text:p>0x00</text:p>
          </table:table-cell>
          <table:table-cell table:style-name="ce202" table:formula="of:=CONCATENATE(&quot;    { &quot;;[.Q82];&quot;, &quot;;[.R82];&quot;, &quot;;[.S82];&quot;, &quot;;[.T82];&quot;, &quot;;[.U82];&quot; }, /* ASCII &quot;;[.N82];&quot; (&quot;;[.O82];&quot;), character: &quot;;[.P82];&quot; */&quot;)" office:value-type="string" office:string-value="    { 0x18, 0x24, 0x24, 0x3F, 0x00 }, /* ASCII 113 (0x71), character: 'q' */" calcext:value-type="string">
            <text:p><text:s text:c="4"/>{ 0x18, 0x24, 0x24, 0x3F, 0x00 }, /* ASCII 113 (0x71), character: 'q' */</text:p>
          </table:table-cell>
          <table:table-cell table:style-name="ce203" table:formula="of:=HEX2DEC(RIGHT([.Q82];2))" office:value-type="float" office:value="24" calcext:value-type="float">
            <text:p>24</text:p>
          </table:table-cell>
          <table:table-cell table:style-name="ce203" table:formula="of:=HEX2DEC(RIGHT([.R82];2))" office:value-type="float" office:value="36" calcext:value-type="float">
            <text:p>36</text:p>
          </table:table-cell>
          <table:table-cell table:style-name="ce203" table:formula="of:=HEX2DEC(RIGHT([.S82];2))" office:value-type="float" office:value="36" calcext:value-type="float">
            <text:p>36</text:p>
          </table:table-cell>
          <table:table-cell table:style-name="ce203" table:formula="of:=HEX2DEC(RIGHT([.T82];2))" office:value-type="float" office:value="63" calcext:value-type="float">
            <text:p>63</text:p>
          </table:table-cell>
          <table:table-cell table:style-name="ce203" table:formula="of:=HEX2DEC(RIGHT([.U82];2))" office:value-type="float" office:value="0" calcext:value-type="float">
            <text:p>0</text:p>
          </table:table-cell>
          <table:table-cell table:style-name="ce203" table:formula="of:=IF([.W82]=0;IF([.X82]=0;IF([.Y82]=0;IF([.Z82]=0;IF([.AA82]=0;0;4);3);2);1);0)" office:value-type="float" office:value="0" calcext:value-type="float">
            <text:p>0</text:p>
          </table:table-cell>
          <table:table-cell table:style-name="ce203" table:formula="of:=IF([.AA82]=0;IF([.Z82]=0;IF([.Y82]=0;IF([.X82]=0;IF([.W82]=0;5;1);2);3);4);5)" office:value-type="float" office:value="4" calcext:value-type="float">
            <text:p>4</text:p>
          </table:table-cell>
          <table:table-cell table:style-name="ce203" table:formula="of:=CONCATENATE(&quot;0x&quot;;DEC2HEX(([.AC82]*16)+[.AB82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3" table:number-columns-repeated="2"/>
          <table:table-cell table:style-name="ce112"/>
          <table:table-cell table:style-name="ce13" table:number-columns-repeated="2"/>
          <table:table-cell table:style-name="ce2" table:formula="of:=[.H88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905" calcext:value-type="float">
            <text:p>905</text:p>
          </table:table-cell>
          <table:table-cell table:style-name="ce2" table:formula="of:=INDEX([.A$1:.A$1048576];[.M83])" office:value-type="float" office:value="114" calcext:value-type="float">
            <text:p>114</text:p>
          </table:table-cell>
          <table:table-cell table:style-name="ce2" table:formula="of:=CONCATENATE(&quot;0x&quot;;DEC2HEX([.N83];2))" office:value-type="string" office:string-value="0x72" calcext:value-type="string">
            <text:p>0x72</text:p>
          </table:table-cell>
          <table:table-cell table:style-name="ce2" table:formula="of:=CONCATENATE(&quot;'&quot;;CHAR([.N83]);&quot;'&quot;)" office:value-type="string" office:string-value="'r'" calcext:value-type="string">
            <text:p>'r'</text:p>
          </table:table-cell>
          <table:table-cell table:style-name="ce2" table:formula="of:=INDEX([.E$1:.E$1048576];[.$M83]+8;1)" office:value-type="string" office:string-value="0x3E" calcext:value-type="string">
            <text:p>0x3E</text:p>
          </table:table-cell>
          <table:table-cell table:style-name="ce2" table:formula="of:=INDEX([.F$1:.F$1048576];[.$M83]+8;1)" office:value-type="string" office:string-value="0x10" calcext:value-type="string">
            <text:p>0x10</text:p>
          </table:table-cell>
          <table:table-cell table:style-name="ce2" table:formula="of:=INDEX([.G$1:.G$1048576];[.$M83]+8;1)" office:value-type="string" office:string-value="0x20" calcext:value-type="string">
            <text:p>0x20</text:p>
          </table:table-cell>
          <table:table-cell table:style-name="ce2" table:formula="of:=INDEX([.H$1:.H$1048576];[.$M83]+8;1)" office:value-type="string" office:string-value="0x10" calcext:value-type="string">
            <text:p>0x10</text:p>
          </table:table-cell>
          <table:table-cell table:style-name="ce2" table:formula="of:=INDEX([.I$1:.I$1048576];[.$M83]+8;1)" office:value-type="string" office:string-value="0x00" calcext:value-type="string">
            <text:p>0x00</text:p>
          </table:table-cell>
          <table:table-cell table:style-name="ce202" table:formula="of:=CONCATENATE(&quot;    { &quot;;[.Q83];&quot;, &quot;;[.R83];&quot;, &quot;;[.S83];&quot;, &quot;;[.T83];&quot;, &quot;;[.U83];&quot; }, /* ASCII &quot;;[.N83];&quot; (&quot;;[.O83];&quot;), character: &quot;;[.P83];&quot; */&quot;)" office:value-type="string" office:string-value="    { 0x3E, 0x10, 0x20, 0x10, 0x00 }, /* ASCII 114 (0x72), character: 'r' */" calcext:value-type="string">
            <text:p><text:s text:c="4"/>{ 0x3E, 0x10, 0x20, 0x10, 0x00 }, /* ASCII 114 (0x72), character: 'r' */</text:p>
          </table:table-cell>
          <table:table-cell table:style-name="ce203" table:formula="of:=HEX2DEC(RIGHT([.Q83];2))" office:value-type="float" office:value="62" calcext:value-type="float">
            <text:p>62</text:p>
          </table:table-cell>
          <table:table-cell table:style-name="ce203" table:formula="of:=HEX2DEC(RIGHT([.R83];2))" office:value-type="float" office:value="16" calcext:value-type="float">
            <text:p>16</text:p>
          </table:table-cell>
          <table:table-cell table:style-name="ce203" table:formula="of:=HEX2DEC(RIGHT([.S83];2))" office:value-type="float" office:value="32" calcext:value-type="float">
            <text:p>32</text:p>
          </table:table-cell>
          <table:table-cell table:style-name="ce203" table:formula="of:=HEX2DEC(RIGHT([.T83];2))" office:value-type="float" office:value="16" calcext:value-type="float">
            <text:p>16</text:p>
          </table:table-cell>
          <table:table-cell table:style-name="ce203" table:formula="of:=HEX2DEC(RIGHT([.U83];2))" office:value-type="float" office:value="0" calcext:value-type="float">
            <text:p>0</text:p>
          </table:table-cell>
          <table:table-cell table:style-name="ce203" table:formula="of:=IF([.W83]=0;IF([.X83]=0;IF([.Y83]=0;IF([.Z83]=0;IF([.AA83]=0;0;4);3);2);1);0)" office:value-type="float" office:value="0" calcext:value-type="float">
            <text:p>0</text:p>
          </table:table-cell>
          <table:table-cell table:style-name="ce203" table:formula="of:=IF([.AA83]=0;IF([.Z83]=0;IF([.Y83]=0;IF([.X83]=0;IF([.W83]=0;5;1);2);3);4);5)" office:value-type="float" office:value="4" calcext:value-type="float">
            <text:p>4</text:p>
          </table:table-cell>
          <table:table-cell table:style-name="ce203" table:formula="of:=CONCATENATE(&quot;0x&quot;;DEC2HEX(([.AC83]*16)+[.AB83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3" table:number-columns-repeated="2"/>
          <table:table-cell table:style-name="ce112"/>
          <table:table-cell table:style-name="ce13" table:number-columns-repeated="2"/>
          <table:table-cell table:style-name="ce2" table:formula="of:=[.I88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916" calcext:value-type="float">
            <text:p>916</text:p>
          </table:table-cell>
          <table:table-cell table:style-name="ce2" table:formula="of:=INDEX([.A$1:.A$1048576];[.M84])" office:value-type="float" office:value="115" calcext:value-type="float">
            <text:p>115</text:p>
          </table:table-cell>
          <table:table-cell table:style-name="ce2" table:formula="of:=CONCATENATE(&quot;0x&quot;;DEC2HEX([.N84];2))" office:value-type="string" office:string-value="0x73" calcext:value-type="string">
            <text:p>0x73</text:p>
          </table:table-cell>
          <table:table-cell table:style-name="ce2" table:formula="of:=CONCATENATE(&quot;'&quot;;CHAR([.N84]);&quot;'&quot;)" office:value-type="string" office:string-value="'s'" calcext:value-type="string">
            <text:p>'s'</text:p>
          </table:table-cell>
          <table:table-cell table:style-name="ce2" table:formula="of:=INDEX([.E$1:.E$1048576];[.$M84]+8;1)" office:value-type="string" office:string-value="0x12" calcext:value-type="string">
            <text:p>0x12</text:p>
          </table:table-cell>
          <table:table-cell table:style-name="ce2" table:formula="of:=INDEX([.F$1:.F$1048576];[.$M84]+8;1)" office:value-type="string" office:string-value="0x2A" calcext:value-type="string">
            <text:p>0x2A</text:p>
          </table:table-cell>
          <table:table-cell table:style-name="ce2" table:formula="of:=INDEX([.G$1:.G$1048576];[.$M84]+8;1)" office:value-type="string" office:string-value="0x2A" calcext:value-type="string">
            <text:p>0x2A</text:p>
          </table:table-cell>
          <table:table-cell table:style-name="ce2" table:formula="of:=INDEX([.H$1:.H$1048576];[.$M84]+8;1)" office:value-type="string" office:string-value="0x24" calcext:value-type="string">
            <text:p>0x24</text:p>
          </table:table-cell>
          <table:table-cell table:style-name="ce2" table:formula="of:=INDEX([.I$1:.I$1048576];[.$M84]+8;1)" office:value-type="string" office:string-value="0x00" calcext:value-type="string">
            <text:p>0x00</text:p>
          </table:table-cell>
          <table:table-cell table:style-name="ce202" table:formula="of:=CONCATENATE(&quot;    { &quot;;[.Q84];&quot;, &quot;;[.R84];&quot;, &quot;;[.S84];&quot;, &quot;;[.T84];&quot;, &quot;;[.U84];&quot; }, /* ASCII &quot;;[.N84];&quot; (&quot;;[.O84];&quot;), character: &quot;;[.P84];&quot; */&quot;)" office:value-type="string" office:string-value="    { 0x12, 0x2A, 0x2A, 0x24, 0x00 }, /* ASCII 115 (0x73), character: 's' */" calcext:value-type="string">
            <text:p><text:s text:c="4"/>{ 0x12, 0x2A, 0x2A, 0x24, 0x00 }, /* ASCII 115 (0x73), character: 's' */</text:p>
          </table:table-cell>
          <table:table-cell table:style-name="ce203" table:formula="of:=HEX2DEC(RIGHT([.Q84];2))" office:value-type="float" office:value="18" calcext:value-type="float">
            <text:p>18</text:p>
          </table:table-cell>
          <table:table-cell table:style-name="ce203" table:formula="of:=HEX2DEC(RIGHT([.R84];2))" office:value-type="float" office:value="42" calcext:value-type="float">
            <text:p>42</text:p>
          </table:table-cell>
          <table:table-cell table:style-name="ce203" table:formula="of:=HEX2DEC(RIGHT([.S84];2))" office:value-type="float" office:value="42" calcext:value-type="float">
            <text:p>42</text:p>
          </table:table-cell>
          <table:table-cell table:style-name="ce203" table:formula="of:=HEX2DEC(RIGHT([.T84];2))" office:value-type="float" office:value="36" calcext:value-type="float">
            <text:p>36</text:p>
          </table:table-cell>
          <table:table-cell table:style-name="ce203" table:formula="of:=HEX2DEC(RIGHT([.U84];2))" office:value-type="float" office:value="0" calcext:value-type="float">
            <text:p>0</text:p>
          </table:table-cell>
          <table:table-cell table:style-name="ce203" table:formula="of:=IF([.W84]=0;IF([.X84]=0;IF([.Y84]=0;IF([.Z84]=0;IF([.AA84]=0;0;4);3);2);1);0)" office:value-type="float" office:value="0" calcext:value-type="float">
            <text:p>0</text:p>
          </table:table-cell>
          <table:table-cell table:style-name="ce203" table:formula="of:=IF([.AA84]=0;IF([.Z84]=0;IF([.Y84]=0;IF([.X84]=0;IF([.W84]=0;5;1);2);3);4);5)" office:value-type="float" office:value="4" calcext:value-type="float">
            <text:p>4</text:p>
          </table:table-cell>
          <table:table-cell table:style-name="ce203" table:formula="of:=CONCATENATE(&quot;0x&quot;;DEC2HEX(([.AC84]*16)+[.AB84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3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927" calcext:value-type="float">
            <text:p>927</text:p>
          </table:table-cell>
          <table:table-cell table:style-name="ce2" table:formula="of:=INDEX([.A$1:.A$1048576];[.M85])" office:value-type="float" office:value="116" calcext:value-type="float">
            <text:p>116</text:p>
          </table:table-cell>
          <table:table-cell table:style-name="ce2" table:formula="of:=CONCATENATE(&quot;0x&quot;;DEC2HEX([.N85];2))" office:value-type="string" office:string-value="0x74" calcext:value-type="string">
            <text:p>0x74</text:p>
          </table:table-cell>
          <table:table-cell table:style-name="ce2" table:formula="of:=CONCATENATE(&quot;'&quot;;CHAR([.N85]);&quot;'&quot;)" office:value-type="string" office:string-value="'t'" calcext:value-type="string">
            <text:p>'t'</text:p>
          </table:table-cell>
          <table:table-cell table:style-name="ce2" table:formula="of:=INDEX([.E$1:.E$1048576];[.$M85]+8;1)" office:value-type="string" office:string-value="0x20" calcext:value-type="string">
            <text:p>0x20</text:p>
          </table:table-cell>
          <table:table-cell table:style-name="ce2" table:formula="of:=INDEX([.F$1:.F$1048576];[.$M85]+8;1)" office:value-type="string" office:string-value="0x7E" calcext:value-type="string">
            <text:p>0x7E</text:p>
          </table:table-cell>
          <table:table-cell table:style-name="ce2" table:formula="of:=INDEX([.G$1:.G$1048576];[.$M85]+8;1)" office:value-type="string" office:string-value="0x21" calcext:value-type="string">
            <text:p>0x21</text:p>
          </table:table-cell>
          <table:table-cell table:style-name="ce2" table:formula="of:=INDEX([.H$1:.H$1048576];[.$M85]+8;1)" office:value-type="string" office:string-value="0x02" calcext:value-type="string">
            <text:p>0x02</text:p>
          </table:table-cell>
          <table:table-cell table:style-name="ce2" table:formula="of:=INDEX([.I$1:.I$1048576];[.$M85]+8;1)" office:value-type="string" office:string-value="0x00" calcext:value-type="string">
            <text:p>0x00</text:p>
          </table:table-cell>
          <table:table-cell table:style-name="ce202" table:formula="of:=CONCATENATE(&quot;    { &quot;;[.Q85];&quot;, &quot;;[.R85];&quot;, &quot;;[.S85];&quot;, &quot;;[.T85];&quot;, &quot;;[.U85];&quot; }, /* ASCII &quot;;[.N85];&quot; (&quot;;[.O85];&quot;), character: &quot;;[.P85];&quot; */&quot;)" office:value-type="string" office:string-value="    { 0x20, 0x7E, 0x21, 0x02, 0x00 }, /* ASCII 116 (0x74), character: 't' */" calcext:value-type="string">
            <text:p><text:s text:c="4"/>{ 0x20, 0x7E, 0x21, 0x02, 0x00 }, /* ASCII 116 (0x74), character: 't' */</text:p>
          </table:table-cell>
          <table:table-cell table:style-name="ce203" table:formula="of:=HEX2DEC(RIGHT([.Q85];2))" office:value-type="float" office:value="32" calcext:value-type="float">
            <text:p>32</text:p>
          </table:table-cell>
          <table:table-cell table:style-name="ce203" table:formula="of:=HEX2DEC(RIGHT([.R85];2))" office:value-type="float" office:value="126" calcext:value-type="float">
            <text:p>126</text:p>
          </table:table-cell>
          <table:table-cell table:style-name="ce203" table:formula="of:=HEX2DEC(RIGHT([.S85];2))" office:value-type="float" office:value="33" calcext:value-type="float">
            <text:p>33</text:p>
          </table:table-cell>
          <table:table-cell table:style-name="ce203" table:formula="of:=HEX2DEC(RIGHT([.T85];2))" office:value-type="float" office:value="2" calcext:value-type="float">
            <text:p>2</text:p>
          </table:table-cell>
          <table:table-cell table:style-name="ce203" table:formula="of:=HEX2DEC(RIGHT([.U85];2))" office:value-type="float" office:value="0" calcext:value-type="float">
            <text:p>0</text:p>
          </table:table-cell>
          <table:table-cell table:style-name="ce203" table:formula="of:=IF([.W85]=0;IF([.X85]=0;IF([.Y85]=0;IF([.Z85]=0;IF([.AA85]=0;0;4);3);2);1);0)" office:value-type="float" office:value="0" calcext:value-type="float">
            <text:p>0</text:p>
          </table:table-cell>
          <table:table-cell table:style-name="ce203" table:formula="of:=IF([.AA85]=0;IF([.Z85]=0;IF([.Y85]=0;IF([.X85]=0;IF([.W85]=0;5;1);2);3);4);5)" office:value-type="float" office:value="4" calcext:value-type="float">
            <text:p>4</text:p>
          </table:table-cell>
          <table:table-cell table:style-name="ce203" table:formula="of:=CONCATENATE(&quot;0x&quot;;DEC2HEX(([.AC85]*16)+[.AB85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3" table:number-columns-repeated="2"/>
          <table:table-cell table:style-name="ce112"/>
          <table:table-cell table:style-name="ce13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938" calcext:value-type="float">
            <text:p>938</text:p>
          </table:table-cell>
          <table:table-cell table:style-name="ce2" table:formula="of:=INDEX([.A$1:.A$1048576];[.M86])" office:value-type="float" office:value="117" calcext:value-type="float">
            <text:p>117</text:p>
          </table:table-cell>
          <table:table-cell table:style-name="ce2" table:formula="of:=CONCATENATE(&quot;0x&quot;;DEC2HEX([.N86];2))" office:value-type="string" office:string-value="0x75" calcext:value-type="string">
            <text:p>0x75</text:p>
          </table:table-cell>
          <table:table-cell table:style-name="ce2" table:formula="of:=CONCATENATE(&quot;'&quot;;CHAR([.N86]);&quot;'&quot;)" office:value-type="string" office:string-value="'u'" calcext:value-type="string">
            <text:p>'u'</text:p>
          </table:table-cell>
          <table:table-cell table:style-name="ce2" table:formula="of:=INDEX([.E$1:.E$1048576];[.$M86]+8;1)" office:value-type="string" office:string-value="0x3C" calcext:value-type="string">
            <text:p>0x3C</text:p>
          </table:table-cell>
          <table:table-cell table:style-name="ce2" table:formula="of:=INDEX([.F$1:.F$1048576];[.$M86]+8;1)" office:value-type="string" office:string-value="0x02" calcext:value-type="string">
            <text:p>0x02</text:p>
          </table:table-cell>
          <table:table-cell table:style-name="ce2" table:formula="of:=INDEX([.G$1:.G$1048576];[.$M86]+8;1)" office:value-type="string" office:string-value="0x02" calcext:value-type="string">
            <text:p>0x02</text:p>
          </table:table-cell>
          <table:table-cell table:style-name="ce2" table:formula="of:=INDEX([.H$1:.H$1048576];[.$M86]+8;1)" office:value-type="string" office:string-value="0x3E" calcext:value-type="string">
            <text:p>0x3E</text:p>
          </table:table-cell>
          <table:table-cell table:style-name="ce2" table:formula="of:=INDEX([.I$1:.I$1048576];[.$M86]+8;1)" office:value-type="string" office:string-value="0x00" calcext:value-type="string">
            <text:p>0x00</text:p>
          </table:table-cell>
          <table:table-cell table:style-name="ce202" table:formula="of:=CONCATENATE(&quot;    { &quot;;[.Q86];&quot;, &quot;;[.R86];&quot;, &quot;;[.S86];&quot;, &quot;;[.T86];&quot;, &quot;;[.U86];&quot; }, /* ASCII &quot;;[.N86];&quot; (&quot;;[.O86];&quot;), character: &quot;;[.P86];&quot; */&quot;)" office:value-type="string" office:string-value="    { 0x3C, 0x02, 0x02, 0x3E, 0x00 }, /* ASCII 117 (0x75), character: 'u' */" calcext:value-type="string">
            <text:p><text:s text:c="4"/>{ 0x3C, 0x02, 0x02, 0x3E, 0x00 }, /* ASCII 117 (0x75), character: 'u' */</text:p>
          </table:table-cell>
          <table:table-cell table:style-name="ce203" table:formula="of:=HEX2DEC(RIGHT([.Q86];2))" office:value-type="float" office:value="60" calcext:value-type="float">
            <text:p>60</text:p>
          </table:table-cell>
          <table:table-cell table:style-name="ce203" table:formula="of:=HEX2DEC(RIGHT([.R86];2))" office:value-type="float" office:value="2" calcext:value-type="float">
            <text:p>2</text:p>
          </table:table-cell>
          <table:table-cell table:style-name="ce203" table:formula="of:=HEX2DEC(RIGHT([.S86];2))" office:value-type="float" office:value="2" calcext:value-type="float">
            <text:p>2</text:p>
          </table:table-cell>
          <table:table-cell table:style-name="ce203" table:formula="of:=HEX2DEC(RIGHT([.T86];2))" office:value-type="float" office:value="62" calcext:value-type="float">
            <text:p>62</text:p>
          </table:table-cell>
          <table:table-cell table:style-name="ce203" table:formula="of:=HEX2DEC(RIGHT([.U86];2))" office:value-type="float" office:value="0" calcext:value-type="float">
            <text:p>0</text:p>
          </table:table-cell>
          <table:table-cell table:style-name="ce203" table:formula="of:=IF([.W86]=0;IF([.X86]=0;IF([.Y86]=0;IF([.Z86]=0;IF([.AA86]=0;0;4);3);2);1);0)" office:value-type="float" office:value="0" calcext:value-type="float">
            <text:p>0</text:p>
          </table:table-cell>
          <table:table-cell table:style-name="ce203" table:formula="of:=IF([.AA86]=0;IF([.Z86]=0;IF([.Y86]=0;IF([.X86]=0;IF([.W86]=0;5;1);2);3);4);5)" office:value-type="float" office:value="4" calcext:value-type="float">
            <text:p>4</text:p>
          </table:table-cell>
          <table:table-cell table:style-name="ce203" table:formula="of:=CONCATENATE(&quot;0x&quot;;DEC2HEX(([.AC86]*16)+[.AB86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3" table:number-columns-repeated="5"/>
          <table:table-cell table:style-name="ce1"/>
          <table:table-cell/>
          <table:table-cell table:style-name="ce1"/>
          <table:table-cell table:style-name="ce2" table:formula="of:=3+(ROW()-1)*11" office:value-type="float" office:value="949" calcext:value-type="float">
            <text:p>949</text:p>
          </table:table-cell>
          <table:table-cell table:style-name="ce2" table:formula="of:=INDEX([.A$1:.A$1048576];[.M87])" office:value-type="float" office:value="118" calcext:value-type="float">
            <text:p>118</text:p>
          </table:table-cell>
          <table:table-cell table:style-name="ce2" table:formula="of:=CONCATENATE(&quot;0x&quot;;DEC2HEX([.N87];2))" office:value-type="string" office:string-value="0x76" calcext:value-type="string">
            <text:p>0x76</text:p>
          </table:table-cell>
          <table:table-cell table:style-name="ce2" table:formula="of:=CONCATENATE(&quot;'&quot;;CHAR([.N87]);&quot;'&quot;)" office:value-type="string" office:string-value="'v'" calcext:value-type="string">
            <text:p>'v'</text:p>
          </table:table-cell>
          <table:table-cell table:style-name="ce2" table:formula="of:=INDEX([.E$1:.E$1048576];[.$M87]+8;1)" office:value-type="string" office:string-value="0x38" calcext:value-type="string">
            <text:p>0x38</text:p>
          </table:table-cell>
          <table:table-cell table:style-name="ce2" table:formula="of:=INDEX([.F$1:.F$1048576];[.$M87]+8;1)" office:value-type="string" office:string-value="0x06" calcext:value-type="string">
            <text:p>0x06</text:p>
          </table:table-cell>
          <table:table-cell table:style-name="ce2" table:formula="of:=INDEX([.G$1:.G$1048576];[.$M87]+8;1)" office:value-type="string" office:string-value="0x38" calcext:value-type="string">
            <text:p>0x38</text:p>
          </table:table-cell>
          <table:table-cell table:style-name="ce2" table:formula="of:=INDEX([.H$1:.H$1048576];[.$M87]+8;1)" office:value-type="string" office:string-value="0x00" calcext:value-type="string">
            <text:p>0x00</text:p>
          </table:table-cell>
          <table:table-cell table:style-name="ce2" table:formula="of:=INDEX([.I$1:.I$1048576];[.$M87]+8;1)" office:value-type="string" office:string-value="0x00" calcext:value-type="string">
            <text:p>0x00</text:p>
          </table:table-cell>
          <table:table-cell table:style-name="ce202" table:formula="of:=CONCATENATE(&quot;    { &quot;;[.Q87];&quot;, &quot;;[.R87];&quot;, &quot;;[.S87];&quot;, &quot;;[.T87];&quot;, &quot;;[.U87];&quot; }, /* ASCII &quot;;[.N87];&quot; (&quot;;[.O87];&quot;), character: &quot;;[.P87];&quot; */&quot;)" office:value-type="string" office:string-value="    { 0x38, 0x06, 0x38, 0x00, 0x00 }, /* ASCII 118 (0x76), character: 'v' */" calcext:value-type="string">
            <text:p><text:s text:c="4"/>{ 0x38, 0x06, 0x38, 0x00, 0x00 }, /* ASCII 118 (0x76), character: 'v' */</text:p>
          </table:table-cell>
          <table:table-cell table:style-name="ce203" table:formula="of:=HEX2DEC(RIGHT([.Q87];2))" office:value-type="float" office:value="56" calcext:value-type="float">
            <text:p>56</text:p>
          </table:table-cell>
          <table:table-cell table:style-name="ce203" table:formula="of:=HEX2DEC(RIGHT([.R87];2))" office:value-type="float" office:value="6" calcext:value-type="float">
            <text:p>6</text:p>
          </table:table-cell>
          <table:table-cell table:style-name="ce203" table:formula="of:=HEX2DEC(RIGHT([.S87];2))" office:value-type="float" office:value="56" calcext:value-type="float">
            <text:p>56</text:p>
          </table:table-cell>
          <table:table-cell table:style-name="ce203" table:formula="of:=HEX2DEC(RIGHT([.T87];2))" office:value-type="float" office:value="0" calcext:value-type="float">
            <text:p>0</text:p>
          </table:table-cell>
          <table:table-cell table:style-name="ce203" table:formula="of:=HEX2DEC(RIGHT([.U87];2))" office:value-type="float" office:value="0" calcext:value-type="float">
            <text:p>0</text:p>
          </table:table-cell>
          <table:table-cell table:style-name="ce203" table:formula="of:=IF([.W87]=0;IF([.X87]=0;IF([.Y87]=0;IF([.Z87]=0;IF([.AA87]=0;0;4);3);2);1);0)" office:value-type="float" office:value="0" calcext:value-type="float">
            <text:p>0</text:p>
          </table:table-cell>
          <table:table-cell table:style-name="ce203" table:formula="of:=IF([.AA87]=0;IF([.Z87]=0;IF([.Y87]=0;IF([.X87]=0;IF([.W87]=0;5;1);2);3);4);5)" office:value-type="float" office:value="3" calcext:value-type="float">
            <text:p>3</text:p>
          </table:table-cell>
          <table:table-cell table:style-name="ce203" table:formula="of:=CONCATENATE(&quot;0x&quot;;DEC2HEX(([.AC87]*16)+[.AB87];2);&quot;,&quot;)" office:value-type="string" office:string-value="0x30," calcext:value-type="string">
            <text:p>0x3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7]=1;2^[.$D87];0);IF([.E86]=1;2^[.$D86];0);IF([.E85]=1;2^[.$D85];0);IF([.E84]=1;2^[.$D84];0);IF([.E83]=1;2^[.$D83];0);IF([.E82]=1;2^[.$D82];0);IF([.E81]=1;2^[.$D81];0);IF([.E80]=1;2^[.$D80];0));2))" office:value-type="string" office:string-value="0x20" calcext:value-type="string">
            <text:p>0x20</text:p>
          </table:table-cell>
          <table:table-cell table:style-name="ce2" table:formula="of:=CONCATENATE(&quot;0x&quot;;DEC2HEX(SUM(IF([.F87]=1;2^[.$D87];0);IF([.F86]=1;2^[.$D86];0);IF([.F85]=1;2^[.$D85];0);IF([.F84]=1;2^[.$D84];0);IF([.F83]=1;2^[.$D83];0);IF([.F82]=1;2^[.$D82];0);IF([.F81]=1;2^[.$D81];0);IF([.F80]=1;2^[.$D80];0));2))" office:value-type="string" office:string-value="0xC0" calcext:value-type="string">
            <text:p>0xC0</text:p>
          </table:table-cell>
          <table:table-cell table:style-name="ce2" table:formula="of:=CONCATENATE(&quot;0x&quot;;DEC2HEX(SUM(IF([.G87]=1;2^[.$D87];0);IF([.G86]=1;2^[.$D86];0);IF([.G85]=1;2^[.$D85];0);IF([.G84]=1;2^[.$D84];0);IF([.G83]=1;2^[.$D83];0);IF([.G82]=1;2^[.$D82];0);IF([.G81]=1;2^[.$D81];0);IF([.G80]=1;2^[.$D80];0));2))" office:value-type="string" office:string-value="0x00" calcext:value-type="string">
            <text:p>0x00</text:p>
          </table:table-cell>
          <table:table-cell table:style-name="ce2" table:formula="of:=CONCATENATE(&quot;0x&quot;;DEC2HEX(SUM(IF([.H87]=1;2^[.$D87];0);IF([.H86]=1;2^[.$D86];0);IF([.H85]=1;2^[.$D85];0);IF([.H84]=1;2^[.$D84];0);IF([.H83]=1;2^[.$D83];0);IF([.H82]=1;2^[.$D82];0);IF([.H81]=1;2^[.$D81];0);IF([.H80]=1;2^[.$D80];0));2))" office:value-type="string" office:string-value="0x00" calcext:value-type="string">
            <text:p>0x00</text:p>
          </table:table-cell>
          <table:table-cell table:style-name="ce2" table:formula="of:=CONCATENATE(&quot;0x&quot;;DEC2HEX(SUM(IF([.I87]=1;2^[.$D87];0);IF([.I86]=1;2^[.$D86];0);IF([.I85]=1;2^[.$D85];0);IF([.I84]=1;2^[.$D84];0);IF([.I83]=1;2^[.$D83];0);IF([.I82]=1;2^[.$D82];0);IF([.I81]=1;2^[.$D81];0);IF([.I80]=1;2^[.$D80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960" calcext:value-type="float">
            <text:p>960</text:p>
          </table:table-cell>
          <table:table-cell table:style-name="ce2" table:formula="of:=INDEX([.A$1:.A$1048576];[.M88])" office:value-type="float" office:value="119" calcext:value-type="float">
            <text:p>119</text:p>
          </table:table-cell>
          <table:table-cell table:style-name="ce2" table:formula="of:=CONCATENATE(&quot;0x&quot;;DEC2HEX([.N88];2))" office:value-type="string" office:string-value="0x77" calcext:value-type="string">
            <text:p>0x77</text:p>
          </table:table-cell>
          <table:table-cell table:style-name="ce2" table:formula="of:=CONCATENATE(&quot;'&quot;;CHAR([.N88]);&quot;'&quot;)" office:value-type="string" office:string-value="'w'" calcext:value-type="string">
            <text:p>'w'</text:p>
          </table:table-cell>
          <table:table-cell table:style-name="ce2" table:formula="of:=INDEX([.E$1:.E$1048576];[.$M88]+8;1)" office:value-type="string" office:string-value="0x3C" calcext:value-type="string">
            <text:p>0x3C</text:p>
          </table:table-cell>
          <table:table-cell table:style-name="ce2" table:formula="of:=INDEX([.F$1:.F$1048576];[.$M88]+8;1)" office:value-type="string" office:string-value="0x02" calcext:value-type="string">
            <text:p>0x02</text:p>
          </table:table-cell>
          <table:table-cell table:style-name="ce2" table:formula="of:=INDEX([.G$1:.G$1048576];[.$M88]+8;1)" office:value-type="string" office:string-value="0x3C" calcext:value-type="string">
            <text:p>0x3C</text:p>
          </table:table-cell>
          <table:table-cell table:style-name="ce2" table:formula="of:=INDEX([.H$1:.H$1048576];[.$M88]+8;1)" office:value-type="string" office:string-value="0x02" calcext:value-type="string">
            <text:p>0x02</text:p>
          </table:table-cell>
          <table:table-cell table:style-name="ce2" table:formula="of:=INDEX([.I$1:.I$1048576];[.$M88]+8;1)" office:value-type="string" office:string-value="0x3E" calcext:value-type="string">
            <text:p>0x3E</text:p>
          </table:table-cell>
          <table:table-cell table:style-name="ce202" table:formula="of:=CONCATENATE(&quot;    { &quot;;[.Q88];&quot;, &quot;;[.R88];&quot;, &quot;;[.S88];&quot;, &quot;;[.T88];&quot;, &quot;;[.U88];&quot; }, /* ASCII &quot;;[.N88];&quot; (&quot;;[.O88];&quot;), character: &quot;;[.P88];&quot; */&quot;)" office:value-type="string" office:string-value="    { 0x3C, 0x02, 0x3C, 0x02, 0x3E }, /* ASCII 119 (0x77), character: 'w' */" calcext:value-type="string">
            <text:p><text:s text:c="4"/>{ 0x3C, 0x02, 0x3C, 0x02, 0x3E }, /* ASCII 119 (0x77), character: 'w' */</text:p>
          </table:table-cell>
          <table:table-cell table:style-name="ce203" table:formula="of:=HEX2DEC(RIGHT([.Q88];2))" office:value-type="float" office:value="60" calcext:value-type="float">
            <text:p>60</text:p>
          </table:table-cell>
          <table:table-cell table:style-name="ce203" table:formula="of:=HEX2DEC(RIGHT([.R88];2))" office:value-type="float" office:value="2" calcext:value-type="float">
            <text:p>2</text:p>
          </table:table-cell>
          <table:table-cell table:style-name="ce203" table:formula="of:=HEX2DEC(RIGHT([.S88];2))" office:value-type="float" office:value="60" calcext:value-type="float">
            <text:p>60</text:p>
          </table:table-cell>
          <table:table-cell table:style-name="ce203" table:formula="of:=HEX2DEC(RIGHT([.T88];2))" office:value-type="float" office:value="2" calcext:value-type="float">
            <text:p>2</text:p>
          </table:table-cell>
          <table:table-cell table:style-name="ce203" table:formula="of:=HEX2DEC(RIGHT([.U88];2))" office:value-type="float" office:value="62" calcext:value-type="float">
            <text:p>62</text:p>
          </table:table-cell>
          <table:table-cell table:style-name="ce203" table:formula="of:=IF([.W88]=0;IF([.X88]=0;IF([.Y88]=0;IF([.Z88]=0;IF([.AA88]=0;0;4);3);2);1);0)" office:value-type="float" office:value="0" calcext:value-type="float">
            <text:p>0</text:p>
          </table:table-cell>
          <table:table-cell table:style-name="ce203" table:formula="of:=IF([.AA88]=0;IF([.Z88]=0;IF([.Y88]=0;IF([.X88]=0;IF([.W88]=0;5;1);2);3);4);5)" office:value-type="float" office:value="5" calcext:value-type="float">
            <text:p>5</text:p>
          </table:table-cell>
          <table:table-cell table:style-name="ce203" table:formula="of:=CONCATENATE(&quot;0x&quot;;DEC2HEX(([.AC88]*16)+[.AB88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style-name="ce2" table:formula="of:=3+(ROW()-1)*11" office:value-type="float" office:value="971" calcext:value-type="float">
            <text:p>971</text:p>
          </table:table-cell>
          <table:table-cell table:style-name="ce2" table:formula="of:=INDEX([.A$1:.A$1048576];[.M89])" office:value-type="float" office:value="120" calcext:value-type="float">
            <text:p>120</text:p>
          </table:table-cell>
          <table:table-cell table:style-name="ce2" table:formula="of:=CONCATENATE(&quot;0x&quot;;DEC2HEX([.N89];2))" office:value-type="string" office:string-value="0x78" calcext:value-type="string">
            <text:p>0x78</text:p>
          </table:table-cell>
          <table:table-cell table:style-name="ce2" table:formula="of:=CONCATENATE(&quot;'&quot;;CHAR([.N89]);&quot;'&quot;)" office:value-type="string" office:string-value="'x'" calcext:value-type="string">
            <text:p>'x'</text:p>
          </table:table-cell>
          <table:table-cell table:style-name="ce2" table:formula="of:=INDEX([.E$1:.E$1048576];[.$M89]+8;1)" office:value-type="string" office:string-value="0x22" calcext:value-type="string">
            <text:p>0x22</text:p>
          </table:table-cell>
          <table:table-cell table:style-name="ce2" table:formula="of:=INDEX([.F$1:.F$1048576];[.$M89]+8;1)" office:value-type="string" office:string-value="0x14" calcext:value-type="string">
            <text:p>0x14</text:p>
          </table:table-cell>
          <table:table-cell table:style-name="ce2" table:formula="of:=INDEX([.G$1:.G$1048576];[.$M89]+8;1)" office:value-type="string" office:string-value="0x08" calcext:value-type="string">
            <text:p>0x08</text:p>
          </table:table-cell>
          <table:table-cell table:style-name="ce2" table:formula="of:=INDEX([.H$1:.H$1048576];[.$M89]+8;1)" office:value-type="string" office:string-value="0x14" calcext:value-type="string">
            <text:p>0x14</text:p>
          </table:table-cell>
          <table:table-cell table:style-name="ce2" table:formula="of:=INDEX([.I$1:.I$1048576];[.$M89]+8;1)" office:value-type="string" office:string-value="0x22" calcext:value-type="string">
            <text:p>0x22</text:p>
          </table:table-cell>
          <table:table-cell table:style-name="ce202" table:formula="of:=CONCATENATE(&quot;    { &quot;;[.Q89];&quot;, &quot;;[.R89];&quot;, &quot;;[.S89];&quot;, &quot;;[.T89];&quot;, &quot;;[.U89];&quot; }, /* ASCII &quot;;[.N89];&quot; (&quot;;[.O89];&quot;), character: &quot;;[.P89];&quot; */&quot;)" office:value-type="string" office:string-value="    { 0x22, 0x14, 0x08, 0x14, 0x22 }, /* ASCII 120 (0x78), character: 'x' */" calcext:value-type="string">
            <text:p><text:s text:c="4"/>{ 0x22, 0x14, 0x08, 0x14, 0x22 }, /* ASCII 120 (0x78), character: 'x' */</text:p>
          </table:table-cell>
          <table:table-cell table:style-name="ce203" table:formula="of:=HEX2DEC(RIGHT([.Q89];2))" office:value-type="float" office:value="34" calcext:value-type="float">
            <text:p>34</text:p>
          </table:table-cell>
          <table:table-cell table:style-name="ce203" table:formula="of:=HEX2DEC(RIGHT([.R89];2))" office:value-type="float" office:value="20" calcext:value-type="float">
            <text:p>20</text:p>
          </table:table-cell>
          <table:table-cell table:style-name="ce203" table:formula="of:=HEX2DEC(RIGHT([.S89];2))" office:value-type="float" office:value="8" calcext:value-type="float">
            <text:p>8</text:p>
          </table:table-cell>
          <table:table-cell table:style-name="ce203" table:formula="of:=HEX2DEC(RIGHT([.T89];2))" office:value-type="float" office:value="20" calcext:value-type="float">
            <text:p>20</text:p>
          </table:table-cell>
          <table:table-cell table:style-name="ce203" table:formula="of:=HEX2DEC(RIGHT([.U89];2))" office:value-type="float" office:value="34" calcext:value-type="float">
            <text:p>34</text:p>
          </table:table-cell>
          <table:table-cell table:style-name="ce203" table:formula="of:=IF([.W89]=0;IF([.X89]=0;IF([.Y89]=0;IF([.Z89]=0;IF([.AA89]=0;0;4);3);2);1);0)" office:value-type="float" office:value="0" calcext:value-type="float">
            <text:p>0</text:p>
          </table:table-cell>
          <table:table-cell table:style-name="ce203" table:formula="of:=IF([.AA89]=0;IF([.Z89]=0;IF([.Y89]=0;IF([.X89]=0;IF([.W89]=0;5;1);2);3);4);5)" office:value-type="float" office:value="5" calcext:value-type="float">
            <text:p>5</text:p>
          </table:table-cell>
          <table:table-cell table:style-name="ce203" table:formula="of:=CONCATENATE(&quot;0x&quot;;DEC2HEX(([.AC89]*16)+[.AB89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0]+1" office:value-type="float" office:value="1" calcext:value-type="float">
            <text:p>1</text:p>
          </table:table-cell>
          <table:table-cell table:style-name="ce2" table:formula="of:=[.F90]+1" office:value-type="float" office:value="2" calcext:value-type="float">
            <text:p>2</text:p>
          </table:table-cell>
          <table:table-cell table:style-name="ce2" table:formula="of:=[.G90]+1" office:value-type="float" office:value="3" calcext:value-type="float">
            <text:p>3</text:p>
          </table:table-cell>
          <table:table-cell table:style-name="ce2" table:formula="of:=[.H9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style-name="ce2" table:formula="of:=3+(ROW()-1)*11" office:value-type="float" office:value="982" calcext:value-type="float">
            <text:p>982</text:p>
          </table:table-cell>
          <table:table-cell table:style-name="ce2" table:formula="of:=INDEX([.A$1:.A$1048576];[.M90])" office:value-type="float" office:value="121" calcext:value-type="float">
            <text:p>121</text:p>
          </table:table-cell>
          <table:table-cell table:style-name="ce2" table:formula="of:=CONCATENATE(&quot;0x&quot;;DEC2HEX([.N90];2))" office:value-type="string" office:string-value="0x79" calcext:value-type="string">
            <text:p>0x79</text:p>
          </table:table-cell>
          <table:table-cell table:style-name="ce2" table:formula="of:=CONCATENATE(&quot;'&quot;;CHAR([.N90]);&quot;'&quot;)" office:value-type="string" office:string-value="'y'" calcext:value-type="string">
            <text:p>'y'</text:p>
          </table:table-cell>
          <table:table-cell table:style-name="ce2" table:formula="of:=INDEX([.E$1:.E$1048576];[.$M90]+8;1)" office:value-type="string" office:string-value="0x38" calcext:value-type="string">
            <text:p>0x38</text:p>
          </table:table-cell>
          <table:table-cell table:style-name="ce2" table:formula="of:=INDEX([.F$1:.F$1048576];[.$M90]+8;1)" office:value-type="string" office:string-value="0x05" calcext:value-type="string">
            <text:p>0x05</text:p>
          </table:table-cell>
          <table:table-cell table:style-name="ce2" table:formula="of:=INDEX([.G$1:.G$1048576];[.$M90]+8;1)" office:value-type="string" office:string-value="0x05" calcext:value-type="string">
            <text:p>0x05</text:p>
          </table:table-cell>
          <table:table-cell table:style-name="ce2" table:formula="of:=INDEX([.H$1:.H$1048576];[.$M90]+8;1)" office:value-type="string" office:string-value="0x3E" calcext:value-type="string">
            <text:p>0x3E</text:p>
          </table:table-cell>
          <table:table-cell table:style-name="ce2" table:formula="of:=INDEX([.I$1:.I$1048576];[.$M90]+8;1)" office:value-type="string" office:string-value="0x00" calcext:value-type="string">
            <text:p>0x00</text:p>
          </table:table-cell>
          <table:table-cell table:style-name="ce202" table:formula="of:=CONCATENATE(&quot;    { &quot;;[.Q90];&quot;, &quot;;[.R90];&quot;, &quot;;[.S90];&quot;, &quot;;[.T90];&quot;, &quot;;[.U90];&quot; }, /* ASCII &quot;;[.N90];&quot; (&quot;;[.O90];&quot;), character: &quot;;[.P90];&quot; */&quot;)" office:value-type="string" office:string-value="    { 0x38, 0x05, 0x05, 0x3E, 0x00 }, /* ASCII 121 (0x79), character: 'y' */" calcext:value-type="string">
            <text:p><text:s text:c="4"/>{ 0x38, 0x05, 0x05, 0x3E, 0x00 }, /* ASCII 121 (0x79), character: 'y' */</text:p>
          </table:table-cell>
          <table:table-cell table:style-name="ce203" table:formula="of:=HEX2DEC(RIGHT([.Q90];2))" office:value-type="float" office:value="56" calcext:value-type="float">
            <text:p>56</text:p>
          </table:table-cell>
          <table:table-cell table:style-name="ce203" table:formula="of:=HEX2DEC(RIGHT([.R90];2))" office:value-type="float" office:value="5" calcext:value-type="float">
            <text:p>5</text:p>
          </table:table-cell>
          <table:table-cell table:style-name="ce203" table:formula="of:=HEX2DEC(RIGHT([.S90];2))" office:value-type="float" office:value="5" calcext:value-type="float">
            <text:p>5</text:p>
          </table:table-cell>
          <table:table-cell table:style-name="ce203" table:formula="of:=HEX2DEC(RIGHT([.T90];2))" office:value-type="float" office:value="62" calcext:value-type="float">
            <text:p>62</text:p>
          </table:table-cell>
          <table:table-cell table:style-name="ce203" table:formula="of:=HEX2DEC(RIGHT([.U90];2))" office:value-type="float" office:value="0" calcext:value-type="float">
            <text:p>0</text:p>
          </table:table-cell>
          <table:table-cell table:style-name="ce203" table:formula="of:=IF([.W90]=0;IF([.X90]=0;IF([.Y90]=0;IF([.Z90]=0;IF([.AA90]=0;0;4);3);2);1);0)" office:value-type="float" office:value="0" calcext:value-type="float">
            <text:p>0</text:p>
          </table:table-cell>
          <table:table-cell table:style-name="ce203" table:formula="of:=IF([.AA90]=0;IF([.Z90]=0;IF([.Y90]=0;IF([.X90]=0;IF([.W90]=0;5;1);2);3);4);5)" office:value-type="float" office:value="4" calcext:value-type="float">
            <text:p>4</text:p>
          </table:table-cell>
          <table:table-cell table:style-name="ce203" table:formula="of:=CONCATENATE(&quot;0x&quot;;DEC2HEX(([.AC90]*16)+[.AB90];2);&quot;,&quot;)" office:value-type="string" office:string-value="0x40," calcext:value-type="string">
            <text:p>0x40,</text:p>
          </table:table-cell>
          <table:table-cell table:number-columns-repeated="994"/>
        </table:table-row>
        <table:table-row table:style-name="ro2">
          <table:table-cell table:style-name="ce2" table:formula="of:=[.A80]+1" office:value-type="float" office:value="40" calcext:value-type="float">
            <text:p>40</text:p>
          </table:table-cell>
          <table:table-cell table:style-name="ce2" table:formula="of:=DEC2HEX([.A91];2)" office:value-type="string" office:string-value="28" calcext:value-type="string">
            <text:p>28</text:p>
          </table:table-cell>
          <table:table-cell table:style-name="ce2" table:formula="of:=CHAR([.A91])" office:value-type="string" office:string-value="(" calcext:value-type="string">
            <text:p>(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4" table:number-columns-repeated="2"/>
          <table:table-cell table:style-name="ce11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table:formula="of:=[.E99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993" calcext:value-type="float">
            <text:p>993</text:p>
          </table:table-cell>
          <table:table-cell table:style-name="ce2" table:formula="of:=INDEX([.A$1:.A$1048576];[.M91])" office:value-type="float" office:value="122" calcext:value-type="float">
            <text:p>122</text:p>
          </table:table-cell>
          <table:table-cell table:style-name="ce2" table:formula="of:=CONCATENATE(&quot;0x&quot;;DEC2HEX([.N91];2))" office:value-type="string" office:string-value="0x7A" calcext:value-type="string">
            <text:p>0x7A</text:p>
          </table:table-cell>
          <table:table-cell table:style-name="ce2" table:formula="of:=CONCATENATE(&quot;'&quot;;CHAR([.N91]);&quot;'&quot;)" office:value-type="string" office:string-value="'z'" calcext:value-type="string">
            <text:p>'z'</text:p>
          </table:table-cell>
          <table:table-cell table:style-name="ce2" table:formula="of:=INDEX([.E$1:.E$1048576];[.$M91]+8;1)" office:value-type="string" office:string-value="0x22" calcext:value-type="string">
            <text:p>0x22</text:p>
          </table:table-cell>
          <table:table-cell table:style-name="ce2" table:formula="of:=INDEX([.F$1:.F$1048576];[.$M91]+8;1)" office:value-type="string" office:string-value="0x26" calcext:value-type="string">
            <text:p>0x26</text:p>
          </table:table-cell>
          <table:table-cell table:style-name="ce2" table:formula="of:=INDEX([.G$1:.G$1048576];[.$M91]+8;1)" office:value-type="string" office:string-value="0x2A" calcext:value-type="string">
            <text:p>0x2A</text:p>
          </table:table-cell>
          <table:table-cell table:style-name="ce2" table:formula="of:=INDEX([.H$1:.H$1048576];[.$M91]+8;1)" office:value-type="string" office:string-value="0x32" calcext:value-type="string">
            <text:p>0x32</text:p>
          </table:table-cell>
          <table:table-cell table:style-name="ce2" table:formula="of:=INDEX([.I$1:.I$1048576];[.$M91]+8;1)" office:value-type="string" office:string-value="0x22" calcext:value-type="string">
            <text:p>0x22</text:p>
          </table:table-cell>
          <table:table-cell table:style-name="ce202" table:formula="of:=CONCATENATE(&quot;    { &quot;;[.Q91];&quot;, &quot;;[.R91];&quot;, &quot;;[.S91];&quot;, &quot;;[.T91];&quot;, &quot;;[.U91];&quot; }, /* ASCII &quot;;[.N91];&quot; (&quot;;[.O91];&quot;), character: &quot;;[.P91];&quot; */&quot;)" office:value-type="string" office:string-value="    { 0x22, 0x26, 0x2A, 0x32, 0x22 }, /* ASCII 122 (0x7A), character: 'z' */" calcext:value-type="string">
            <text:p><text:s text:c="4"/>{ 0x22, 0x26, 0x2A, 0x32, 0x22 }, /* ASCII 122 (0x7A), character: 'z' */</text:p>
          </table:table-cell>
          <table:table-cell table:style-name="ce203" table:formula="of:=HEX2DEC(RIGHT([.Q91];2))" office:value-type="float" office:value="34" calcext:value-type="float">
            <text:p>34</text:p>
          </table:table-cell>
          <table:table-cell table:style-name="ce203" table:formula="of:=HEX2DEC(RIGHT([.R91];2))" office:value-type="float" office:value="38" calcext:value-type="float">
            <text:p>38</text:p>
          </table:table-cell>
          <table:table-cell table:style-name="ce203" table:formula="of:=HEX2DEC(RIGHT([.S91];2))" office:value-type="float" office:value="42" calcext:value-type="float">
            <text:p>42</text:p>
          </table:table-cell>
          <table:table-cell table:style-name="ce203" table:formula="of:=HEX2DEC(RIGHT([.T91];2))" office:value-type="float" office:value="50" calcext:value-type="float">
            <text:p>50</text:p>
          </table:table-cell>
          <table:table-cell table:style-name="ce203" table:formula="of:=HEX2DEC(RIGHT([.U91];2))" office:value-type="float" office:value="34" calcext:value-type="float">
            <text:p>34</text:p>
          </table:table-cell>
          <table:table-cell table:style-name="ce203" table:formula="of:=IF([.W91]=0;IF([.X91]=0;IF([.Y91]=0;IF([.Z91]=0;IF([.AA91]=0;0;4);3);2);1);0)" office:value-type="float" office:value="0" calcext:value-type="float">
            <text:p>0</text:p>
          </table:table-cell>
          <table:table-cell table:style-name="ce203" table:formula="of:=IF([.AA91]=0;IF([.Z91]=0;IF([.Y91]=0;IF([.X91]=0;IF([.W91]=0;5;1);2);3);4);5)" office:value-type="float" office:value="5" calcext:value-type="float">
            <text:p>5</text:p>
          </table:table-cell>
          <table:table-cell table:style-name="ce203" table:formula="of:=CONCATENATE(&quot;0x&quot;;DEC2HEX(([.AC91]*16)+[.AB91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4" table:number-columns-repeated="2"/>
          <table:table-cell table:style-name="ce113" office:value-type="float" office:value="1" calcext:value-type="float">
            <text:p>1</text:p>
          </table:table-cell>
          <table:table-cell table:style-name="ce14" table:number-columns-repeated="2"/>
          <table:table-cell table:style-name="ce2" table:formula="of:=[.F99]" office:value-type="string" office:string-value="0x38" calcext:value-type="string">
            <text:p>0x38</text:p>
          </table:table-cell>
          <table:table-cell/>
          <table:table-cell table:style-name="ce1"/>
          <table:table-cell table:style-name="ce2" table:formula="of:=3+(ROW()-1)*11" office:value-type="float" office:value="1004" calcext:value-type="float">
            <text:p>1004</text:p>
          </table:table-cell>
          <table:table-cell table:style-name="ce2" table:formula="of:=INDEX([.A$1:.A$1048576];[.M92])" office:value-type="float" office:value="123" calcext:value-type="float">
            <text:p>123</text:p>
          </table:table-cell>
          <table:table-cell table:style-name="ce2" table:formula="of:=CONCATENATE(&quot;0x&quot;;DEC2HEX([.N92];2))" office:value-type="string" office:string-value="0x7B" calcext:value-type="string">
            <text:p>0x7B</text:p>
          </table:table-cell>
          <table:table-cell table:style-name="ce2" table:formula="of:=CONCATENATE(&quot;'&quot;;CHAR([.N92]);&quot;'&quot;)" office:value-type="string" office:string-value="'{'" calcext:value-type="string">
            <text:p>'{'</text:p>
          </table:table-cell>
          <table:table-cell table:style-name="ce2" table:formula="of:=INDEX([.E$1:.E$1048576];[.$M92]+8;1)" office:value-type="string" office:string-value="0x00" calcext:value-type="string">
            <text:p>0x00</text:p>
          </table:table-cell>
          <table:table-cell table:style-name="ce2" table:formula="of:=INDEX([.F$1:.F$1048576];[.$M92]+8;1)" office:value-type="string" office:string-value="0x10" calcext:value-type="string">
            <text:p>0x10</text:p>
          </table:table-cell>
          <table:table-cell table:style-name="ce2" table:formula="of:=INDEX([.G$1:.G$1048576];[.$M92]+8;1)" office:value-type="string" office:string-value="0x7C" calcext:value-type="string">
            <text:p>0x7C</text:p>
          </table:table-cell>
          <table:table-cell table:style-name="ce2" table:formula="of:=INDEX([.H$1:.H$1048576];[.$M92]+8;1)" office:value-type="string" office:string-value="0x82" calcext:value-type="string">
            <text:p>0x82</text:p>
          </table:table-cell>
          <table:table-cell table:style-name="ce2" table:formula="of:=INDEX([.I$1:.I$1048576];[.$M92]+8;1)" office:value-type="string" office:string-value="0x00" calcext:value-type="string">
            <text:p>0x00</text:p>
          </table:table-cell>
          <table:table-cell table:style-name="ce202" table:formula="of:=CONCATENATE(&quot;    { &quot;;[.Q92];&quot;, &quot;;[.R92];&quot;, &quot;;[.S92];&quot;, &quot;;[.T92];&quot;, &quot;;[.U92];&quot; }, /* ASCII &quot;;[.N92];&quot; (&quot;;[.O92];&quot;), character: &quot;;[.P92];&quot; */&quot;)" office:value-type="string" office:string-value="    { 0x00, 0x10, 0x7C, 0x82, 0x00 }, /* ASCII 123 (0x7B), character: '{' */" calcext:value-type="string">
            <text:p><text:s text:c="4"/>{ 0x00, 0x10, 0x7C, 0x82, 0x00 }, /* ASCII 123 (0x7B), character: '{' */</text:p>
          </table:table-cell>
          <table:table-cell table:style-name="ce203" table:formula="of:=HEX2DEC(RIGHT([.Q92];2))" office:value-type="float" office:value="0" calcext:value-type="float">
            <text:p>0</text:p>
          </table:table-cell>
          <table:table-cell table:style-name="ce203" table:formula="of:=HEX2DEC(RIGHT([.R92];2))" office:value-type="float" office:value="16" calcext:value-type="float">
            <text:p>16</text:p>
          </table:table-cell>
          <table:table-cell table:style-name="ce203" table:formula="of:=HEX2DEC(RIGHT([.S92];2))" office:value-type="float" office:value="124" calcext:value-type="float">
            <text:p>124</text:p>
          </table:table-cell>
          <table:table-cell table:style-name="ce203" table:formula="of:=HEX2DEC(RIGHT([.T92];2))" office:value-type="float" office:value="130" calcext:value-type="float">
            <text:p>130</text:p>
          </table:table-cell>
          <table:table-cell table:style-name="ce203" table:formula="of:=HEX2DEC(RIGHT([.U92];2))" office:value-type="float" office:value="0" calcext:value-type="float">
            <text:p>0</text:p>
          </table:table-cell>
          <table:table-cell table:style-name="ce203" table:formula="of:=IF([.W92]=0;IF([.X92]=0;IF([.Y92]=0;IF([.Z92]=0;IF([.AA92]=0;0;4);3);2);1);0)" office:value-type="float" office:value="1" calcext:value-type="float">
            <text:p>1</text:p>
          </table:table-cell>
          <table:table-cell table:style-name="ce203" table:formula="of:=IF([.AA92]=0;IF([.Z92]=0;IF([.Y92]=0;IF([.X92]=0;IF([.W92]=0;5;1);2);3);4);5)" office:value-type="float" office:value="4" calcext:value-type="float">
            <text:p>4</text:p>
          </table:table-cell>
          <table:table-cell table:style-name="ce203" table:formula="of:=CONCATENATE(&quot;0x&quot;;DEC2HEX(([.AC92]*16)+[.AB92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3"/>
          <table:table-cell table:style-name="ce14" table:number-columns-repeated="2"/>
          <table:table-cell table:style-name="ce2" table:formula="of:=[.G99]" office:value-type="string" office:string-value="0x44" calcext:value-type="string">
            <text:p>0x44</text:p>
          </table:table-cell>
          <table:table-cell/>
          <table:table-cell table:style-name="ce1"/>
          <table:table-cell table:style-name="ce2" table:formula="of:=3+(ROW()-1)*11" office:value-type="float" office:value="1015" calcext:value-type="float">
            <text:p>1015</text:p>
          </table:table-cell>
          <table:table-cell table:style-name="ce2" table:formula="of:=INDEX([.A$1:.A$1048576];[.M93])" office:value-type="float" office:value="124" calcext:value-type="float">
            <text:p>124</text:p>
          </table:table-cell>
          <table:table-cell table:style-name="ce2" table:formula="of:=CONCATENATE(&quot;0x&quot;;DEC2HEX([.N93];2))" office:value-type="string" office:string-value="0x7C" calcext:value-type="string">
            <text:p>0x7C</text:p>
          </table:table-cell>
          <table:table-cell table:style-name="ce2" table:formula="of:=CONCATENATE(&quot;'&quot;;CHAR([.N93]);&quot;'&quot;)" office:value-type="string" office:string-value="'|'" calcext:value-type="string">
            <text:p>'|'</text:p>
          </table:table-cell>
          <table:table-cell table:style-name="ce2" table:formula="of:=INDEX([.E$1:.E$1048576];[.$M93]+8;1)" office:value-type="string" office:string-value="0x00" calcext:value-type="string">
            <text:p>0x00</text:p>
          </table:table-cell>
          <table:table-cell table:style-name="ce2" table:formula="of:=INDEX([.F$1:.F$1048576];[.$M93]+8;1)" office:value-type="string" office:string-value="0x00" calcext:value-type="string">
            <text:p>0x00</text:p>
          </table:table-cell>
          <table:table-cell table:style-name="ce2" table:formula="of:=INDEX([.G$1:.G$1048576];[.$M93]+8;1)" office:value-type="string" office:string-value="0xFF" calcext:value-type="string">
            <text:p>0xFF</text:p>
          </table:table-cell>
          <table:table-cell table:style-name="ce2" table:formula="of:=INDEX([.H$1:.H$1048576];[.$M93]+8;1)" office:value-type="string" office:string-value="0x00" calcext:value-type="string">
            <text:p>0x00</text:p>
          </table:table-cell>
          <table:table-cell table:style-name="ce2" table:formula="of:=INDEX([.I$1:.I$1048576];[.$M93]+8;1)" office:value-type="string" office:string-value="0x00" calcext:value-type="string">
            <text:p>0x00</text:p>
          </table:table-cell>
          <table:table-cell table:style-name="ce202" table:formula="of:=CONCATENATE(&quot;    { &quot;;[.Q93];&quot;, &quot;;[.R93];&quot;, &quot;;[.S93];&quot;, &quot;;[.T93];&quot;, &quot;;[.U93];&quot; }, /* ASCII &quot;;[.N93];&quot; (&quot;;[.O93];&quot;), character: &quot;;[.P93];&quot; */&quot;)" office:value-type="string" office:string-value="    { 0x00, 0x00, 0xFF, 0x00, 0x00 }, /* ASCII 124 (0x7C), character: '|' */" calcext:value-type="string">
            <text:p><text:s text:c="4"/>{ 0x00, 0x00, 0xFF, 0x00, 0x00 }, /* ASCII 124 (0x7C), character: '|' */</text:p>
          </table:table-cell>
          <table:table-cell table:style-name="ce203" table:formula="of:=HEX2DEC(RIGHT([.Q93];2))" office:value-type="float" office:value="0" calcext:value-type="float">
            <text:p>0</text:p>
          </table:table-cell>
          <table:table-cell table:style-name="ce203" table:formula="of:=HEX2DEC(RIGHT([.R93];2))" office:value-type="float" office:value="0" calcext:value-type="float">
            <text:p>0</text:p>
          </table:table-cell>
          <table:table-cell table:style-name="ce203" table:formula="of:=HEX2DEC(RIGHT([.S93];2))" office:value-type="float" office:value="255" calcext:value-type="float">
            <text:p>255</text:p>
          </table:table-cell>
          <table:table-cell table:style-name="ce203" table:formula="of:=HEX2DEC(RIGHT([.T93];2))" office:value-type="float" office:value="0" calcext:value-type="float">
            <text:p>0</text:p>
          </table:table-cell>
          <table:table-cell table:style-name="ce203" table:formula="of:=HEX2DEC(RIGHT([.U93];2))" office:value-type="float" office:value="0" calcext:value-type="float">
            <text:p>0</text:p>
          </table:table-cell>
          <table:table-cell table:style-name="ce203" table:formula="of:=IF([.W93]=0;IF([.X93]=0;IF([.Y93]=0;IF([.Z93]=0;IF([.AA93]=0;0;4);3);2);1);0)" office:value-type="float" office:value="2" calcext:value-type="float">
            <text:p>2</text:p>
          </table:table-cell>
          <table:table-cell table:style-name="ce203" table:formula="of:=IF([.AA93]=0;IF([.Z93]=0;IF([.Y93]=0;IF([.X93]=0;IF([.W93]=0;5;1);2);3);4);5)" office:value-type="float" office:value="3" calcext:value-type="float">
            <text:p>3</text:p>
          </table:table-cell>
          <table:table-cell table:style-name="ce203" table:formula="of:=CONCATENATE(&quot;0x&quot;;DEC2HEX(([.AC93]*16)+[.AB93];2);&quot;,&quot;)" office:value-type="string" office:string-value="0x32," calcext:value-type="string">
            <text:p>0x32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3"/>
          <table:table-cell table:style-name="ce14" table:number-columns-repeated="2"/>
          <table:table-cell table:style-name="ce2" table:formula="of:=[.H99]" office:value-type="string" office:string-value="0x82" calcext:value-type="string">
            <text:p>0x82</text:p>
          </table:table-cell>
          <table:table-cell/>
          <table:table-cell table:style-name="ce1"/>
          <table:table-cell table:style-name="ce2" table:formula="of:=3+(ROW()-1)*11" office:value-type="float" office:value="1026" calcext:value-type="float">
            <text:p>1026</text:p>
          </table:table-cell>
          <table:table-cell table:style-name="ce2" table:formula="of:=INDEX([.A$1:.A$1048576];[.M94])" office:value-type="float" office:value="125" calcext:value-type="float">
            <text:p>125</text:p>
          </table:table-cell>
          <table:table-cell table:style-name="ce2" table:formula="of:=CONCATENATE(&quot;0x&quot;;DEC2HEX([.N94];2))" office:value-type="string" office:string-value="0x7D" calcext:value-type="string">
            <text:p>0x7D</text:p>
          </table:table-cell>
          <table:table-cell table:style-name="ce2" table:formula="of:=CONCATENATE(&quot;'&quot;;CHAR([.N94]);&quot;'&quot;)" office:value-type="string" office:string-value="'}'" calcext:value-type="string">
            <text:p>'}'</text:p>
          </table:table-cell>
          <table:table-cell table:style-name="ce2" table:formula="of:=INDEX([.E$1:.E$1048576];[.$M94]+8;1)" office:value-type="string" office:string-value="0x00" calcext:value-type="string">
            <text:p>0x00</text:p>
          </table:table-cell>
          <table:table-cell table:style-name="ce2" table:formula="of:=INDEX([.F$1:.F$1048576];[.$M94]+8;1)" office:value-type="string" office:string-value="0x82" calcext:value-type="string">
            <text:p>0x82</text:p>
          </table:table-cell>
          <table:table-cell table:style-name="ce2" table:formula="of:=INDEX([.G$1:.G$1048576];[.$M94]+8;1)" office:value-type="string" office:string-value="0x7C" calcext:value-type="string">
            <text:p>0x7C</text:p>
          </table:table-cell>
          <table:table-cell table:style-name="ce2" table:formula="of:=INDEX([.H$1:.H$1048576];[.$M94]+8;1)" office:value-type="string" office:string-value="0x10" calcext:value-type="string">
            <text:p>0x10</text:p>
          </table:table-cell>
          <table:table-cell table:style-name="ce2" table:formula="of:=INDEX([.I$1:.I$1048576];[.$M94]+8;1)" office:value-type="string" office:string-value="0x00" calcext:value-type="string">
            <text:p>0x00</text:p>
          </table:table-cell>
          <table:table-cell table:style-name="ce202" table:formula="of:=CONCATENATE(&quot;    { &quot;;[.Q94];&quot;, &quot;;[.R94];&quot;, &quot;;[.S94];&quot;, &quot;;[.T94];&quot;, &quot;;[.U94];&quot; }, /* ASCII &quot;;[.N94];&quot; (&quot;;[.O94];&quot;), character: &quot;;[.P94];&quot; */&quot;)" office:value-type="string" office:string-value="    { 0x00, 0x82, 0x7C, 0x10, 0x00 }, /* ASCII 125 (0x7D), character: '}' */" calcext:value-type="string">
            <text:p><text:s text:c="4"/>{ 0x00, 0x82, 0x7C, 0x10, 0x00 }, /* ASCII 125 (0x7D), character: '}' */</text:p>
          </table:table-cell>
          <table:table-cell table:style-name="ce203" table:formula="of:=HEX2DEC(RIGHT([.Q94];2))" office:value-type="float" office:value="0" calcext:value-type="float">
            <text:p>0</text:p>
          </table:table-cell>
          <table:table-cell table:style-name="ce203" table:formula="of:=HEX2DEC(RIGHT([.R94];2))" office:value-type="float" office:value="130" calcext:value-type="float">
            <text:p>130</text:p>
          </table:table-cell>
          <table:table-cell table:style-name="ce203" table:formula="of:=HEX2DEC(RIGHT([.S94];2))" office:value-type="float" office:value="124" calcext:value-type="float">
            <text:p>124</text:p>
          </table:table-cell>
          <table:table-cell table:style-name="ce203" table:formula="of:=HEX2DEC(RIGHT([.T94];2))" office:value-type="float" office:value="16" calcext:value-type="float">
            <text:p>16</text:p>
          </table:table-cell>
          <table:table-cell table:style-name="ce203" table:formula="of:=HEX2DEC(RIGHT([.U94];2))" office:value-type="float" office:value="0" calcext:value-type="float">
            <text:p>0</text:p>
          </table:table-cell>
          <table:table-cell table:style-name="ce203" table:formula="of:=IF([.W94]=0;IF([.X94]=0;IF([.Y94]=0;IF([.Z94]=0;IF([.AA94]=0;0;4);3);2);1);0)" office:value-type="float" office:value="1" calcext:value-type="float">
            <text:p>1</text:p>
          </table:table-cell>
          <table:table-cell table:style-name="ce203" table:formula="of:=IF([.AA94]=0;IF([.Z94]=0;IF([.Y94]=0;IF([.X94]=0;IF([.W94]=0;5;1);2);3);4);5)" office:value-type="float" office:value="4" calcext:value-type="float">
            <text:p>4</text:p>
          </table:table-cell>
          <table:table-cell table:style-name="ce203" table:formula="of:=CONCATENATE(&quot;0x&quot;;DEC2HEX(([.AC94]*16)+[.AB94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3"/>
          <table:table-cell table:style-name="ce14" table:number-columns-repeated="2"/>
          <table:table-cell table:style-name="ce2" table:formula="of:=[.I99]" office:value-type="string" office:string-value="0x00" calcext:value-type="string">
            <text:p>0x00</text:p>
          </table:table-cell>
          <table:table-cell/>
          <table:table-cell table:style-name="ce1"/>
          <table:table-cell table:style-name="ce2" table:formula="of:=3+(ROW()-1)*11" office:value-type="float" office:value="1037" calcext:value-type="float">
            <text:p>1037</text:p>
          </table:table-cell>
          <table:table-cell table:style-name="ce2" table:formula="of:=INDEX([.A$1:.A$1048576];[.M95])" office:value-type="float" office:value="126" calcext:value-type="float">
            <text:p>126</text:p>
          </table:table-cell>
          <table:table-cell table:style-name="ce2" table:formula="of:=CONCATENATE(&quot;0x&quot;;DEC2HEX([.N95];2))" office:value-type="string" office:string-value="0x7E" calcext:value-type="string">
            <text:p>0x7E</text:p>
          </table:table-cell>
          <table:table-cell table:style-name="ce2" table:formula="of:=CONCATENATE(&quot;'&quot;;CHAR([.N95]);&quot;'&quot;)" office:value-type="string" office:string-value="'~'" calcext:value-type="string">
            <text:p>'~'</text:p>
          </table:table-cell>
          <table:table-cell table:style-name="ce2" table:formula="of:=INDEX([.E$1:.E$1048576];[.$M95]+8;1)" office:value-type="string" office:string-value="0x10" calcext:value-type="string">
            <text:p>0x10</text:p>
          </table:table-cell>
          <table:table-cell table:style-name="ce2" table:formula="of:=INDEX([.F$1:.F$1048576];[.$M95]+8;1)" office:value-type="string" office:string-value="0x20" calcext:value-type="string">
            <text:p>0x20</text:p>
          </table:table-cell>
          <table:table-cell table:style-name="ce2" table:formula="of:=INDEX([.G$1:.G$1048576];[.$M95]+8;1)" office:value-type="string" office:string-value="0x10" calcext:value-type="string">
            <text:p>0x10</text:p>
          </table:table-cell>
          <table:table-cell table:style-name="ce2" table:formula="of:=INDEX([.H$1:.H$1048576];[.$M95]+8;1)" office:value-type="string" office:string-value="0x08" calcext:value-type="string">
            <text:p>0x08</text:p>
          </table:table-cell>
          <table:table-cell table:style-name="ce2" table:formula="of:=INDEX([.I$1:.I$1048576];[.$M95]+8;1)" office:value-type="string" office:string-value="0x10" calcext:value-type="string">
            <text:p>0x10</text:p>
          </table:table-cell>
          <table:table-cell table:style-name="ce202" table:formula="of:=CONCATENATE(&quot;    { &quot;;[.Q95];&quot;, &quot;;[.R95];&quot;, &quot;;[.S95];&quot;, &quot;;[.T95];&quot;, &quot;;[.U95];&quot; }, /* ASCII &quot;;[.N95];&quot; (&quot;;[.O95];&quot;), character: &quot;;[.P95];&quot; */&quot;)" office:value-type="string" office:string-value="    { 0x10, 0x20, 0x10, 0x08, 0x10 }, /* ASCII 126 (0x7E), character: '~' */" calcext:value-type="string">
            <text:p><text:s text:c="4"/>{ 0x10, 0x20, 0x10, 0x08, 0x10 }, /* ASCII 126 (0x7E), character: '~' */</text:p>
          </table:table-cell>
          <table:table-cell table:style-name="ce203" table:formula="of:=HEX2DEC(RIGHT([.Q95];2))" office:value-type="float" office:value="16" calcext:value-type="float">
            <text:p>16</text:p>
          </table:table-cell>
          <table:table-cell table:style-name="ce203" table:formula="of:=HEX2DEC(RIGHT([.R95];2))" office:value-type="float" office:value="32" calcext:value-type="float">
            <text:p>32</text:p>
          </table:table-cell>
          <table:table-cell table:style-name="ce203" table:formula="of:=HEX2DEC(RIGHT([.S95];2))" office:value-type="float" office:value="16" calcext:value-type="float">
            <text:p>16</text:p>
          </table:table-cell>
          <table:table-cell table:style-name="ce203" table:formula="of:=HEX2DEC(RIGHT([.T95];2))" office:value-type="float" office:value="8" calcext:value-type="float">
            <text:p>8</text:p>
          </table:table-cell>
          <table:table-cell table:style-name="ce203" table:formula="of:=HEX2DEC(RIGHT([.U95];2))" office:value-type="float" office:value="16" calcext:value-type="float">
            <text:p>16</text:p>
          </table:table-cell>
          <table:table-cell table:style-name="ce203" table:formula="of:=IF([.W95]=0;IF([.X95]=0;IF([.Y95]=0;IF([.Z95]=0;IF([.AA95]=0;0;4);3);2);1);0)" office:value-type="float" office:value="0" calcext:value-type="float">
            <text:p>0</text:p>
          </table:table-cell>
          <table:table-cell table:style-name="ce203" table:formula="of:=IF([.AA95]=0;IF([.Z95]=0;IF([.Y95]=0;IF([.X95]=0;IF([.W95]=0;5;1);2);3);4);5)" office:value-type="float" office:value="5" calcext:value-type="float">
            <text:p>5</text:p>
          </table:table-cell>
          <table:table-cell table:style-name="ce203" table:formula="of:=CONCATENATE(&quot;0x&quot;;DEC2HEX(([.AC95]*16)+[.AB95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5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"/>
          <table:table-cell/>
          <table:table-cell table:style-name="ce1"/>
          <table:table-cell table:style-name="ce2" table:formula="of:=3+(ROW()-1)*11" office:value-type="float" office:value="1048" calcext:value-type="float">
            <text:p>1048</text:p>
          </table:table-cell>
          <table:table-cell table:style-name="ce2" table:formula="of:=INDEX([.A$1:.A$1048576];[.M96])" office:value-type="float" office:value="127" calcext:value-type="float">
            <text:p>127</text:p>
          </table:table-cell>
          <table:table-cell table:style-name="ce2" table:formula="of:=CONCATENATE(&quot;0x&quot;;DEC2HEX([.N96];2))" office:value-type="string" office:string-value="0x7F" calcext:value-type="string">
            <text:p>0x7F</text:p>
          </table:table-cell>
          <table:table-cell table:style-name="ce2" table:formula="of:=CONCATENATE(&quot;'&quot;;CHAR([.N96]);&quot;'&quot;)" office:value-type="string" office:string-value="''" calcext:value-type="string">
            <text:p>''</text:p>
          </table:table-cell>
          <table:table-cell table:style-name="ce2" table:formula="of:=INDEX([.E$1:.E$1048576];[.$M96]+8;1)" office:value-type="string" office:string-value="0x00" calcext:value-type="string">
            <text:p>0x00</text:p>
          </table:table-cell>
          <table:table-cell table:style-name="ce2" table:formula="of:=INDEX([.F$1:.F$1048576];[.$M96]+8;1)" office:value-type="string" office:string-value="0x40" calcext:value-type="string">
            <text:p>0x40</text:p>
          </table:table-cell>
          <table:table-cell table:style-name="ce2" table:formula="of:=INDEX([.G$1:.G$1048576];[.$M96]+8;1)" office:value-type="string" office:string-value="0xA0" calcext:value-type="string">
            <text:p>0xA0</text:p>
          </table:table-cell>
          <table:table-cell table:style-name="ce2" table:formula="of:=INDEX([.H$1:.H$1048576];[.$M96]+8;1)" office:value-type="string" office:string-value="0x40" calcext:value-type="string">
            <text:p>0x40</text:p>
          </table:table-cell>
          <table:table-cell table:style-name="ce2" table:formula="of:=INDEX([.I$1:.I$1048576];[.$M96]+8;1)" office:value-type="string" office:string-value="0x00" calcext:value-type="string">
            <text:p>0x00</text:p>
          </table:table-cell>
          <table:table-cell table:style-name="ce202" table:formula="of:=CONCATENATE(&quot;    { &quot;;[.Q96];&quot;, &quot;;[.R96];&quot;, &quot;;[.S96];&quot;, &quot;;[.T96];&quot;, &quot;;[.U96];&quot; }, /* ASCII &quot;;[.N96];&quot; (&quot;;[.O96];&quot;), character: &quot;;[.P96];&quot; */&quot;)" office:value-type="string" office:string-value="    { 0x00, 0x40, 0xA0, 0x40, 0x00 }, /* ASCII 127 (0x7F), character: '' */" calcext:value-type="string">
            <text:p><text:s text:c="4"/>{ 0x00, 0x40, 0xA0, 0x40, 0x00 }, /* ASCII 127 (0x7F), character: '' */</text:p>
          </table:table-cell>
          <table:table-cell table:style-name="ce203" table:formula="of:=HEX2DEC(RIGHT([.Q96];2))" office:value-type="float" office:value="0" calcext:value-type="float">
            <text:p>0</text:p>
          </table:table-cell>
          <table:table-cell table:style-name="ce203" table:formula="of:=HEX2DEC(RIGHT([.R96];2))" office:value-type="float" office:value="64" calcext:value-type="float">
            <text:p>64</text:p>
          </table:table-cell>
          <table:table-cell table:style-name="ce203" table:formula="of:=HEX2DEC(RIGHT([.S96];2))" office:value-type="float" office:value="160" calcext:value-type="float">
            <text:p>160</text:p>
          </table:table-cell>
          <table:table-cell table:style-name="ce203" table:formula="of:=HEX2DEC(RIGHT([.T96];2))" office:value-type="float" office:value="64" calcext:value-type="float">
            <text:p>64</text:p>
          </table:table-cell>
          <table:table-cell table:style-name="ce203" table:formula="of:=HEX2DEC(RIGHT([.U96];2))" office:value-type="float" office:value="0" calcext:value-type="float">
            <text:p>0</text:p>
          </table:table-cell>
          <table:table-cell table:style-name="ce203" table:formula="of:=IF([.W96]=0;IF([.X96]=0;IF([.Y96]=0;IF([.Z96]=0;IF([.AA96]=0;0;4);3);2);1);0)" office:value-type="float" office:value="1" calcext:value-type="float">
            <text:p>1</text:p>
          </table:table-cell>
          <table:table-cell table:style-name="ce203" table:formula="of:=IF([.AA96]=0;IF([.Z96]=0;IF([.Y96]=0;IF([.X96]=0;IF([.W96]=0;5;1);2);3);4);5)" office:value-type="float" office:value="4" calcext:value-type="float">
            <text:p>4</text:p>
          </table:table-cell>
          <table:table-cell table:style-name="ce203" table:formula="of:=CONCATENATE(&quot;0x&quot;;DEC2HEX(([.AC96]*16)+[.AB96];2);&quot;,&quot;)" office:value-type="string" office:string-value="0x41," calcext:value-type="string">
            <text:p>0x41,</text:p>
          </table:table-cell>
          <table:table-cell table:number-columns-repeated="99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4" table:number-columns-repeated="2"/>
          <table:table-cell table:style-name="ce11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"/>
          <table:table-cell/>
          <table:table-cell table:style-name="ce1"/>
          <table:table-cell table:style-name="ce2" table:formula="of:=3+(ROW()-1)*11" office:value-type="float" office:value="1059" calcext:value-type="float">
            <text:p>1059</text:p>
          </table:table-cell>
          <table:table-cell table:style-name="ce2" table:formula="of:=INDEX([.A$1:.A$1048576];[.M97])" office:value-type="float" office:value="128" calcext:value-type="float">
            <text:p>128</text:p>
          </table:table-cell>
          <table:table-cell table:style-name="ce2" table:formula="of:=CONCATENATE(&quot;0x&quot;;DEC2HEX([.N97];2))" office:value-type="string" office:string-value="0x80" calcext:value-type="string">
            <text:p>0x80</text:p>
          </table:table-cell>
          <table:table-cell table:style-name="ce2" table:formula="of:=CONCATENATE(&quot;'&quot;;CHAR([.N97]);&quot;'&quot;)" office:value-type="string" office:string-value="'€'" calcext:value-type="string">
            <text:p>'€'</text:p>
          </table:table-cell>
          <table:table-cell table:style-name="ce2" table:formula="of:=INDEX([.E$1:.E$1048576];[.$M97]+8;1)" office:value-type="string" office:string-value="0x28" calcext:value-type="string">
            <text:p>0x28</text:p>
          </table:table-cell>
          <table:table-cell table:style-name="ce2" table:formula="of:=INDEX([.F$1:.F$1048576];[.$M97]+8;1)" office:value-type="string" office:string-value="0x7C" calcext:value-type="string">
            <text:p>0x7C</text:p>
          </table:table-cell>
          <table:table-cell table:style-name="ce2" table:formula="of:=INDEX([.G$1:.G$1048576];[.$M97]+8;1)" office:value-type="string" office:string-value="0xAA" calcext:value-type="string">
            <text:p>0xAA</text:p>
          </table:table-cell>
          <table:table-cell table:style-name="ce2" table:formula="of:=INDEX([.H$1:.H$1048576];[.$M97]+8;1)" office:value-type="string" office:string-value="0x82" calcext:value-type="string">
            <text:p>0x82</text:p>
          </table:table-cell>
          <table:table-cell table:style-name="ce2" table:formula="of:=INDEX([.I$1:.I$1048576];[.$M97]+8;1)" office:value-type="string" office:string-value="0x44" calcext:value-type="string">
            <text:p>0x44</text:p>
          </table:table-cell>
          <table:table-cell table:style-name="ce202" table:formula="of:=CONCATENATE(&quot;    { &quot;;[.Q97];&quot;, &quot;;[.R97];&quot;, &quot;;[.S97];&quot;, &quot;;[.T97];&quot;, &quot;;[.U97];&quot; }, /* ASCII &quot;;[.N97];&quot; (&quot;;[.O97];&quot;), character: &quot;;[.P97];&quot; */&quot;)" office:value-type="string" office:string-value="    { 0x28, 0x7C, 0xAA, 0x82, 0x44 }, /* ASCII 128 (0x80), character: '€' */" calcext:value-type="string">
            <text:p><text:s text:c="4"/>{ 0x28, 0x7C, 0xAA, 0x82, 0x44 }, /* ASCII 128 (0x80), character: '€' */</text:p>
          </table:table-cell>
          <table:table-cell table:style-name="ce203" table:formula="of:=HEX2DEC(RIGHT([.Q97];2))" office:value-type="float" office:value="40" calcext:value-type="float">
            <text:p>40</text:p>
          </table:table-cell>
          <table:table-cell table:style-name="ce203" table:formula="of:=HEX2DEC(RIGHT([.R97];2))" office:value-type="float" office:value="124" calcext:value-type="float">
            <text:p>124</text:p>
          </table:table-cell>
          <table:table-cell table:style-name="ce203" table:formula="of:=HEX2DEC(RIGHT([.S97];2))" office:value-type="float" office:value="170" calcext:value-type="float">
            <text:p>170</text:p>
          </table:table-cell>
          <table:table-cell table:style-name="ce203" table:formula="of:=HEX2DEC(RIGHT([.T97];2))" office:value-type="float" office:value="130" calcext:value-type="float">
            <text:p>130</text:p>
          </table:table-cell>
          <table:table-cell table:style-name="ce203" table:formula="of:=HEX2DEC(RIGHT([.U97];2))" office:value-type="float" office:value="68" calcext:value-type="float">
            <text:p>68</text:p>
          </table:table-cell>
          <table:table-cell table:style-name="ce203" table:formula="of:=IF([.W97]=0;IF([.X97]=0;IF([.Y97]=0;IF([.Z97]=0;IF([.AA97]=0;0;4);3);2);1);0)" office:value-type="float" office:value="0" calcext:value-type="float">
            <text:p>0</text:p>
          </table:table-cell>
          <table:table-cell table:style-name="ce203" table:formula="of:=IF([.AA97]=0;IF([.Z97]=0;IF([.Y97]=0;IF([.X97]=0;IF([.W97]=0;5;1);2);3);4);5)" office:value-type="float" office:value="5" calcext:value-type="float">
            <text:p>5</text:p>
          </table:table-cell>
          <table:table-cell table:style-name="ce203" table:formula="of:=CONCATENATE(&quot;0x&quot;;DEC2HEX(([.AC97]*16)+[.AB97];2);&quot;,&quot;)" office:value-type="string" office:string-value="0x50," calcext:value-type="string">
            <text:p>0x50,</text:p>
          </table:table-cell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8]=1;2^[.$D98];0);IF([.E97]=1;2^[.$D97];0);IF([.E96]=1;2^[.$D96];0);IF([.E95]=1;2^[.$D95];0);IF([.E94]=1;2^[.$D94];0);IF([.E93]=1;2^[.$D93];0);IF([.E92]=1;2^[.$D92];0);IF([.E91]=1;2^[.$D91];0));2))" office:value-type="string" office:string-value="0x00" calcext:value-type="string">
            <text:p>0x00</text:p>
          </table:table-cell>
          <table:table-cell table:style-name="ce2" table:formula="of:=CONCATENATE(&quot;0x&quot;;DEC2HEX(SUM(IF([.F98]=1;2^[.$D98];0);IF([.F97]=1;2^[.$D97];0);IF([.F96]=1;2^[.$D96];0);IF([.F95]=1;2^[.$D95];0);IF([.F94]=1;2^[.$D94];0);IF([.F93]=1;2^[.$D93];0);IF([.F92]=1;2^[.$D92];0);IF([.F91]=1;2^[.$D91];0));2))" office:value-type="string" office:string-value="0x38" calcext:value-type="string">
            <text:p>0x38</text:p>
          </table:table-cell>
          <table:table-cell table:style-name="ce2" table:formula="of:=CONCATENATE(&quot;0x&quot;;DEC2HEX(SUM(IF([.G98]=1;2^[.$D98];0);IF([.G97]=1;2^[.$D97];0);IF([.G96]=1;2^[.$D96];0);IF([.G95]=1;2^[.$D95];0);IF([.G94]=1;2^[.$D94];0);IF([.G93]=1;2^[.$D93];0);IF([.G92]=1;2^[.$D92];0);IF([.G91]=1;2^[.$D91];0));2))" office:value-type="string" office:string-value="0x44" calcext:value-type="string">
            <text:p>0x44</text:p>
          </table:table-cell>
          <table:table-cell table:style-name="ce2" table:formula="of:=CONCATENATE(&quot;0x&quot;;DEC2HEX(SUM(IF([.H98]=1;2^[.$D98];0);IF([.H97]=1;2^[.$D97];0);IF([.H96]=1;2^[.$D96];0);IF([.H95]=1;2^[.$D95];0);IF([.H94]=1;2^[.$D94];0);IF([.H93]=1;2^[.$D93];0);IF([.H92]=1;2^[.$D92];0);IF([.H91]=1;2^[.$D91];0));2))" office:value-type="string" office:string-value="0x82" calcext:value-type="string">
            <text:p>0x82</text:p>
          </table:table-cell>
          <table:table-cell table:style-name="ce2" table:formula="of:=CONCATENATE(&quot;0x&quot;;DEC2HEX(SUM(IF([.I98]=1;2^[.$D98];0);IF([.I97]=1;2^[.$D97];0);IF([.I96]=1;2^[.$D96];0);IF([.I95]=1;2^[.$D95];0);IF([.I94]=1;2^[.$D94];0);IF([.I93]=1;2^[.$D93];0);IF([.I92]=1;2^[.$D92];0);IF([.I91]=1;2^[.$D91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1]+1" office:value-type="float" office:value="1" calcext:value-type="float">
            <text:p>1</text:p>
          </table:table-cell>
          <table:table-cell table:style-name="ce2" table:formula="of:=[.F101]+1" office:value-type="float" office:value="2" calcext:value-type="float">
            <text:p>2</text:p>
          </table:table-cell>
          <table:table-cell table:style-name="ce2" table:formula="of:=[.G101]+1" office:value-type="float" office:value="3" calcext:value-type="float">
            <text:p>3</text:p>
          </table:table-cell>
          <table:table-cell table:style-name="ce2" table:formula="of:=[.H10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91]+1" office:value-type="float" office:value="41" calcext:value-type="float">
            <text:p>41</text:p>
          </table:table-cell>
          <table:table-cell table:style-name="ce2" table:formula="of:=DEC2HEX([.A102];2)" office:value-type="string" office:string-value="29" calcext:value-type="string">
            <text:p>29</text:p>
          </table:table-cell>
          <table:table-cell table:style-name="ce2" table:formula="of:=CHAR([.A102])" office:value-type="string" office:string-value=")" calcext:value-type="string">
            <text:p>)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14"/>
          <table:table-cell table:style-name="ce15" table:number-columns-repeated="2"/>
          <table:table-cell table:style-name="ce2" table:formula="of:=[.E110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5" table:number-columns-repeated="2"/>
          <table:table-cell table:style-name="ce114" office:value-type="float" office:value="1" calcext:value-type="float">
            <text:p>1</text:p>
          </table:table-cell>
          <table:table-cell table:style-name="ce15" table:number-columns-repeated="2"/>
          <table:table-cell table:style-name="ce2" table:formula="of:=[.F11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5" table:number-columns-repeated="2"/>
          <table:table-cell table:style-name="ce11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formula="of:=[.G110]" office:value-type="string" office:string-value="0x44" calcext:value-type="string">
            <text:p>0x4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5" table:number-columns-repeated="2"/>
          <table:table-cell table:style-name="ce11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formula="of:=[.H110]" office:value-type="string" office:string-value="0x38" calcext:value-type="string">
            <text:p>0x3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5" table:number-columns-repeated="2"/>
          <table:table-cell table:style-name="ce11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formula="of:=[.I110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14"/>
          <table:table-cell table:style-name="ce15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9]=1;2^[.$D109];0);IF([.E108]=1;2^[.$D108];0);IF([.E107]=1;2^[.$D107];0);IF([.E106]=1;2^[.$D106];0);IF([.E105]=1;2^[.$D105];0);IF([.E104]=1;2^[.$D104];0);IF([.E103]=1;2^[.$D103];0);IF([.E102]=1;2^[.$D102];0));2))" office:value-type="string" office:string-value="0x00" calcext:value-type="string">
            <text:p>0x00</text:p>
          </table:table-cell>
          <table:table-cell table:style-name="ce2" table:formula="of:=CONCATENATE(&quot;0x&quot;;DEC2HEX(SUM(IF([.F109]=1;2^[.$D109];0);IF([.F108]=1;2^[.$D108];0);IF([.F107]=1;2^[.$D107];0);IF([.F106]=1;2^[.$D106];0);IF([.F105]=1;2^[.$D105];0);IF([.F104]=1;2^[.$D104];0);IF([.F103]=1;2^[.$D103];0);IF([.F102]=1;2^[.$D102];0));2))" office:value-type="string" office:string-value="0x82" calcext:value-type="string">
            <text:p>0x82</text:p>
          </table:table-cell>
          <table:table-cell table:style-name="ce2" table:formula="of:=CONCATENATE(&quot;0x&quot;;DEC2HEX(SUM(IF([.G109]=1;2^[.$D109];0);IF([.G108]=1;2^[.$D108];0);IF([.G107]=1;2^[.$D107];0);IF([.G106]=1;2^[.$D106];0);IF([.G105]=1;2^[.$D105];0);IF([.G104]=1;2^[.$D104];0);IF([.G103]=1;2^[.$D103];0);IF([.G102]=1;2^[.$D102];0));2))" office:value-type="string" office:string-value="0x44" calcext:value-type="string">
            <text:p>0x44</text:p>
          </table:table-cell>
          <table:table-cell table:style-name="ce2" table:formula="of:=CONCATENATE(&quot;0x&quot;;DEC2HEX(SUM(IF([.H109]=1;2^[.$D109];0);IF([.H108]=1;2^[.$D108];0);IF([.H107]=1;2^[.$D107];0);IF([.H106]=1;2^[.$D106];0);IF([.H105]=1;2^[.$D105];0);IF([.H104]=1;2^[.$D104];0);IF([.H103]=1;2^[.$D103];0);IF([.H102]=1;2^[.$D102];0));2))" office:value-type="string" office:string-value="0x38" calcext:value-type="string">
            <text:p>0x38</text:p>
          </table:table-cell>
          <table:table-cell table:style-name="ce2" table:formula="of:=CONCATENATE(&quot;0x&quot;;DEC2HEX(SUM(IF([.I109]=1;2^[.$D109];0);IF([.I108]=1;2^[.$D108];0);IF([.I107]=1;2^[.$D107];0);IF([.I106]=1;2^[.$D106];0);IF([.I105]=1;2^[.$D105];0);IF([.I104]=1;2^[.$D104];0);IF([.I103]=1;2^[.$D103];0);IF([.I102]=1;2^[.$D102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12]+1" office:value-type="float" office:value="1" calcext:value-type="float">
            <text:p>1</text:p>
          </table:table-cell>
          <table:table-cell table:style-name="ce2" table:formula="of:=[.F112]+1" office:value-type="float" office:value="2" calcext:value-type="float">
            <text:p>2</text:p>
          </table:table-cell>
          <table:table-cell table:style-name="ce2" table:formula="of:=[.G112]+1" office:value-type="float" office:value="3" calcext:value-type="float">
            <text:p>3</text:p>
          </table:table-cell>
          <table:table-cell table:style-name="ce2" table:formula="of:=[.H11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102]+1" office:value-type="float" office:value="42" calcext:value-type="float">
            <text:p>42</text:p>
          </table:table-cell>
          <table:table-cell table:style-name="ce2" table:formula="of:=DEC2HEX([.A113];2)" office:value-type="string" office:string-value="2A" calcext:value-type="string">
            <text:p>2A</text:p>
          </table:table-cell>
          <table:table-cell table:style-name="ce2" table:formula="of:=CHAR([.A113])" office:value-type="string" office:string-value="*" calcext:value-type="string">
            <text:p>*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6" table:number-columns-repeated="2"/>
          <table:table-cell table:style-name="ce115"/>
          <table:table-cell table:style-name="ce16" table:number-columns-repeated="2"/>
          <table:table-cell table:style-name="ce2" table:formula="of:=[.E121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6" table:number-columns-repeated="2"/>
          <table:table-cell table:style-name="ce115" office:value-type="float" office:value="1" calcext:value-type="float">
            <text:p>1</text:p>
          </table:table-cell>
          <table:table-cell table:style-name="ce16" table:number-columns-repeated="2"/>
          <table:table-cell table:style-name="ce2" table:formula="of:=[.F12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15" office:value-type="float" office:value="1" calcext:value-type="float">
            <text:p>1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formula="of:=[.G121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 table:formula="of:=[.H12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15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" table:formula="of:=[.I121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6" table:number-columns-repeated="2"/>
          <table:table-cell table:style-name="ce115"/>
          <table:table-cell table:style-name="ce16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6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20]=1;2^[.$D120];0);IF([.E119]=1;2^[.$D119];0);IF([.E118]=1;2^[.$D118];0);IF([.E117]=1;2^[.$D117];0);IF([.E116]=1;2^[.$D116];0);IF([.E115]=1;2^[.$D115];0);IF([.E114]=1;2^[.$D114];0);IF([.E113]=1;2^[.$D113];0));2))" office:value-type="string" office:string-value="0x28" calcext:value-type="string">
            <text:p>0x28</text:p>
          </table:table-cell>
          <table:table-cell table:style-name="ce2" table:formula="of:=CONCATENATE(&quot;0x&quot;;DEC2HEX(SUM(IF([.F120]=1;2^[.$D120];0);IF([.F119]=1;2^[.$D119];0);IF([.F118]=1;2^[.$D118];0);IF([.F117]=1;2^[.$D117];0);IF([.F116]=1;2^[.$D116];0);IF([.F115]=1;2^[.$D115];0);IF([.F114]=1;2^[.$D114];0);IF([.F113]=1;2^[.$D113];0));2))" office:value-type="string" office:string-value="0x10" calcext:value-type="string">
            <text:p>0x10</text:p>
          </table:table-cell>
          <table:table-cell table:style-name="ce2" table:formula="of:=CONCATENATE(&quot;0x&quot;;DEC2HEX(SUM(IF([.G120]=1;2^[.$D120];0);IF([.G119]=1;2^[.$D119];0);IF([.G118]=1;2^[.$D118];0);IF([.G117]=1;2^[.$D117];0);IF([.G116]=1;2^[.$D116];0);IF([.G115]=1;2^[.$D115];0);IF([.G114]=1;2^[.$D114];0);IF([.G113]=1;2^[.$D113];0));2))" office:value-type="string" office:string-value="0x7C" calcext:value-type="string">
            <text:p>0x7C</text:p>
          </table:table-cell>
          <table:table-cell table:style-name="ce2" table:formula="of:=CONCATENATE(&quot;0x&quot;;DEC2HEX(SUM(IF([.H120]=1;2^[.$D120];0);IF([.H119]=1;2^[.$D119];0);IF([.H118]=1;2^[.$D118];0);IF([.H117]=1;2^[.$D117];0);IF([.H116]=1;2^[.$D116];0);IF([.H115]=1;2^[.$D115];0);IF([.H114]=1;2^[.$D114];0);IF([.H113]=1;2^[.$D113];0));2))" office:value-type="string" office:string-value="0x10" calcext:value-type="string">
            <text:p>0x10</text:p>
          </table:table-cell>
          <table:table-cell table:style-name="ce2" table:formula="of:=CONCATENATE(&quot;0x&quot;;DEC2HEX(SUM(IF([.I120]=1;2^[.$D120];0);IF([.I119]=1;2^[.$D119];0);IF([.I118]=1;2^[.$D118];0);IF([.I117]=1;2^[.$D117];0);IF([.I116]=1;2^[.$D116];0);IF([.I115]=1;2^[.$D115];0);IF([.I114]=1;2^[.$D114];0);IF([.I113]=1;2^[.$D113];0));2))" office:value-type="string" office:string-value="0x28" calcext:value-type="string">
            <text:p>0x28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23]+1" office:value-type="float" office:value="1" calcext:value-type="float">
            <text:p>1</text:p>
          </table:table-cell>
          <table:table-cell table:style-name="ce2" table:formula="of:=[.F123]+1" office:value-type="float" office:value="2" calcext:value-type="float">
            <text:p>2</text:p>
          </table:table-cell>
          <table:table-cell table:style-name="ce2" table:formula="of:=[.G123]+1" office:value-type="float" office:value="3" calcext:value-type="float">
            <text:p>3</text:p>
          </table:table-cell>
          <table:table-cell table:style-name="ce2" table:formula="of:=[.H12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113]+1" office:value-type="float" office:value="43" calcext:value-type="float">
            <text:p>43</text:p>
          </table:table-cell>
          <table:table-cell table:style-name="ce2" table:formula="of:=DEC2HEX([.A124];2)" office:value-type="string" office:string-value="2B" calcext:value-type="string">
            <text:p>2B</text:p>
          </table:table-cell>
          <table:table-cell table:style-name="ce2" table:formula="of:=CHAR([.A124])" office:value-type="string" office:string-value="+" calcext:value-type="string">
            <text:p>+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7" table:number-columns-repeated="2"/>
          <table:table-cell table:style-name="ce116"/>
          <table:table-cell table:style-name="ce17" table:number-columns-repeated="2"/>
          <table:table-cell table:style-name="ce2" table:formula="of:=[.E132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7" table:number-columns-repeated="2"/>
          <table:table-cell table:style-name="ce116" office:value-type="float" office:value="1" calcext:value-type="float">
            <text:p>1</text:p>
          </table:table-cell>
          <table:table-cell table:style-name="ce17" table:number-columns-repeated="2"/>
          <table:table-cell table:style-name="ce2" table:formula="of:=[.F132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7" table:number-columns-repeated="2"/>
          <table:table-cell table:style-name="ce116" office:value-type="float" office:value="1" calcext:value-type="float">
            <text:p>1</text:p>
          </table:table-cell>
          <table:table-cell table:style-name="ce17" table:number-columns-repeated="2"/>
          <table:table-cell table:style-name="ce2" table:formula="of:=[.G132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" table:formula="of:=[.H132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7" table:number-columns-repeated="2"/>
          <table:table-cell table:style-name="ce116" office:value-type="float" office:value="1" calcext:value-type="float">
            <text:p>1</text:p>
          </table:table-cell>
          <table:table-cell table:style-name="ce17" table:number-columns-repeated="2"/>
          <table:table-cell table:style-name="ce2" table:formula="of:=[.I132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7" table:number-columns-repeated="2"/>
          <table:table-cell table:style-name="ce116"/>
          <table:table-cell table:style-name="ce17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31]=1;2^[.$D131];0);IF([.E130]=1;2^[.$D130];0);IF([.E129]=1;2^[.$D129];0);IF([.E128]=1;2^[.$D128];0);IF([.E127]=1;2^[.$D127];0);IF([.E126]=1;2^[.$D126];0);IF([.E125]=1;2^[.$D125];0);IF([.E124]=1;2^[.$D124];0));2))" office:value-type="string" office:string-value="0x10" calcext:value-type="string">
            <text:p>0x10</text:p>
          </table:table-cell>
          <table:table-cell table:style-name="ce2" table:formula="of:=CONCATENATE(&quot;0x&quot;;DEC2HEX(SUM(IF([.F131]=1;2^[.$D131];0);IF([.F130]=1;2^[.$D130];0);IF([.F129]=1;2^[.$D129];0);IF([.F128]=1;2^[.$D128];0);IF([.F127]=1;2^[.$D127];0);IF([.F126]=1;2^[.$D126];0);IF([.F125]=1;2^[.$D125];0);IF([.F124]=1;2^[.$D124];0));2))" office:value-type="string" office:string-value="0x10" calcext:value-type="string">
            <text:p>0x10</text:p>
          </table:table-cell>
          <table:table-cell table:style-name="ce2" table:formula="of:=CONCATENATE(&quot;0x&quot;;DEC2HEX(SUM(IF([.G131]=1;2^[.$D131];0);IF([.G130]=1;2^[.$D130];0);IF([.G129]=1;2^[.$D129];0);IF([.G128]=1;2^[.$D128];0);IF([.G127]=1;2^[.$D127];0);IF([.G126]=1;2^[.$D126];0);IF([.G125]=1;2^[.$D125];0);IF([.G124]=1;2^[.$D124];0));2))" office:value-type="string" office:string-value="0x7C" calcext:value-type="string">
            <text:p>0x7C</text:p>
          </table:table-cell>
          <table:table-cell table:style-name="ce2" table:formula="of:=CONCATENATE(&quot;0x&quot;;DEC2HEX(SUM(IF([.H131]=1;2^[.$D131];0);IF([.H130]=1;2^[.$D130];0);IF([.H129]=1;2^[.$D129];0);IF([.H128]=1;2^[.$D128];0);IF([.H127]=1;2^[.$D127];0);IF([.H126]=1;2^[.$D126];0);IF([.H125]=1;2^[.$D125];0);IF([.H124]=1;2^[.$D124];0));2))" office:value-type="string" office:string-value="0x10" calcext:value-type="string">
            <text:p>0x10</text:p>
          </table:table-cell>
          <table:table-cell table:style-name="ce2" table:formula="of:=CONCATENATE(&quot;0x&quot;;DEC2HEX(SUM(IF([.I131]=1;2^[.$D131];0);IF([.I130]=1;2^[.$D130];0);IF([.I129]=1;2^[.$D129];0);IF([.I128]=1;2^[.$D128];0);IF([.I127]=1;2^[.$D127];0);IF([.I126]=1;2^[.$D126];0);IF([.I125]=1;2^[.$D125];0);IF([.I124]=1;2^[.$D124];0));2))" office:value-type="string" office:string-value="0x10" calcext:value-type="string">
            <text:p>0x1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34]+1" office:value-type="float" office:value="1" calcext:value-type="float">
            <text:p>1</text:p>
          </table:table-cell>
          <table:table-cell table:style-name="ce2" table:formula="of:=[.F134]+1" office:value-type="float" office:value="2" calcext:value-type="float">
            <text:p>2</text:p>
          </table:table-cell>
          <table:table-cell table:style-name="ce2" table:formula="of:=[.G134]+1" office:value-type="float" office:value="3" calcext:value-type="float">
            <text:p>3</text:p>
          </table:table-cell>
          <table:table-cell table:style-name="ce2" table:formula="of:=[.H13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124]+1" office:value-type="float" office:value="44" calcext:value-type="float">
            <text:p>44</text:p>
          </table:table-cell>
          <table:table-cell table:style-name="ce2" table:formula="of:=DEC2HEX([.A135];2)" office:value-type="string" office:string-value="2C" calcext:value-type="string">
            <text:p>2C</text:p>
          </table:table-cell>
          <table:table-cell table:style-name="ce2" table:formula="of:=CHAR([.A135])" office:value-type="string" office:string-value="," calcext:value-type="string">
            <text:p>,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8" table:number-columns-repeated="2"/>
          <table:table-cell table:style-name="ce117"/>
          <table:table-cell table:style-name="ce18" table:number-columns-repeated="2"/>
          <table:table-cell table:style-name="ce2" table:formula="of:=[.E143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8" table:number-columns-repeated="2"/>
          <table:table-cell table:style-name="ce117"/>
          <table:table-cell table:style-name="ce18" table:number-columns-repeated="2"/>
          <table:table-cell table:style-name="ce2" table:formula="of:=[.F143]" office:value-type="string" office:string-value="0x0D" calcext:value-type="string">
            <text:p>0x0D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8" table:number-columns-repeated="2"/>
          <table:table-cell table:style-name="ce117"/>
          <table:table-cell table:style-name="ce18" table:number-columns-repeated="2"/>
          <table:table-cell table:style-name="ce2" table:formula="of:=[.G143]" office:value-type="string" office:string-value="0x0E" calcext:value-type="string">
            <text:p>0x0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8" table:number-columns-repeated="2"/>
          <table:table-cell table:style-name="ce117"/>
          <table:table-cell table:style-name="ce18" table:number-columns-repeated="2"/>
          <table:table-cell table:style-name="ce2" table:formula="of:=[.H143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8" table:number-columns-repeated="2"/>
          <table:table-cell table:style-name="ce2" table:formula="of:=[.I143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8" table:number-columns-repeated="2"/>
          <table:table-cell table:style-name="ce117" office:value-type="float" office:value="1" calcext:value-type="float">
            <text:p>1</text:p>
          </table:table-cell>
          <table:table-cell table:style-name="ce1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42]=1;2^[.$D142];0);IF([.E141]=1;2^[.$D141];0);IF([.E140]=1;2^[.$D140];0);IF([.E139]=1;2^[.$D139];0);IF([.E138]=1;2^[.$D138];0);IF([.E137]=1;2^[.$D137];0);IF([.E136]=1;2^[.$D136];0);IF([.E135]=1;2^[.$D135];0));2))" office:value-type="string" office:string-value="0x00" calcext:value-type="string">
            <text:p>0x00</text:p>
          </table:table-cell>
          <table:table-cell table:style-name="ce2" table:formula="of:=CONCATENATE(&quot;0x&quot;;DEC2HEX(SUM(IF([.F142]=1;2^[.$D142];0);IF([.F141]=1;2^[.$D141];0);IF([.F140]=1;2^[.$D140];0);IF([.F139]=1;2^[.$D139];0);IF([.F138]=1;2^[.$D138];0);IF([.F137]=1;2^[.$D137];0);IF([.F136]=1;2^[.$D136];0);IF([.F135]=1;2^[.$D135];0));2))" office:value-type="string" office:string-value="0x0D" calcext:value-type="string">
            <text:p>0x0D</text:p>
          </table:table-cell>
          <table:table-cell table:style-name="ce2" table:formula="of:=CONCATENATE(&quot;0x&quot;;DEC2HEX(SUM(IF([.G142]=1;2^[.$D142];0);IF([.G141]=1;2^[.$D141];0);IF([.G140]=1;2^[.$D140];0);IF([.G139]=1;2^[.$D139];0);IF([.G138]=1;2^[.$D138];0);IF([.G137]=1;2^[.$D137];0);IF([.G136]=1;2^[.$D136];0);IF([.G135]=1;2^[.$D135];0));2))" office:value-type="string" office:string-value="0x0E" calcext:value-type="string">
            <text:p>0x0E</text:p>
          </table:table-cell>
          <table:table-cell table:style-name="ce2" table:formula="of:=CONCATENATE(&quot;0x&quot;;DEC2HEX(SUM(IF([.H142]=1;2^[.$D142];0);IF([.H141]=1;2^[.$D141];0);IF([.H140]=1;2^[.$D140];0);IF([.H139]=1;2^[.$D139];0);IF([.H138]=1;2^[.$D138];0);IF([.H137]=1;2^[.$D137];0);IF([.H136]=1;2^[.$D136];0);IF([.H135]=1;2^[.$D135];0));2))" office:value-type="string" office:string-value="0x00" calcext:value-type="string">
            <text:p>0x00</text:p>
          </table:table-cell>
          <table:table-cell table:style-name="ce2" table:formula="of:=CONCATENATE(&quot;0x&quot;;DEC2HEX(SUM(IF([.I142]=1;2^[.$D142];0);IF([.I141]=1;2^[.$D141];0);IF([.I140]=1;2^[.$D140];0);IF([.I139]=1;2^[.$D139];0);IF([.I138]=1;2^[.$D138];0);IF([.I137]=1;2^[.$D137];0);IF([.I136]=1;2^[.$D136];0);IF([.I135]=1;2^[.$D135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45]+1" office:value-type="float" office:value="1" calcext:value-type="float">
            <text:p>1</text:p>
          </table:table-cell>
          <table:table-cell table:style-name="ce2" table:formula="of:=[.F145]+1" office:value-type="float" office:value="2" calcext:value-type="float">
            <text:p>2</text:p>
          </table:table-cell>
          <table:table-cell table:style-name="ce2" table:formula="of:=[.G145]+1" office:value-type="float" office:value="3" calcext:value-type="float">
            <text:p>3</text:p>
          </table:table-cell>
          <table:table-cell table:style-name="ce2" table:formula="of:=[.H14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135]+1" office:value-type="float" office:value="45" calcext:value-type="float">
            <text:p>45</text:p>
          </table:table-cell>
          <table:table-cell table:style-name="ce2" table:formula="of:=DEC2HEX([.A146];2)" office:value-type="string" office:string-value="2D" calcext:value-type="string">
            <text:p>2D</text:p>
          </table:table-cell>
          <table:table-cell table:style-name="ce2" table:formula="of:=CHAR([.A146])" office:value-type="string" office:string-value="-" calcext:value-type="string">
            <text:p>-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9" table:number-columns-repeated="2"/>
          <table:table-cell table:style-name="ce118"/>
          <table:table-cell table:style-name="ce19" table:number-columns-repeated="2"/>
          <table:table-cell table:style-name="ce2" table:formula="of:=[.E154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9" table:number-columns-repeated="2"/>
          <table:table-cell table:style-name="ce118"/>
          <table:table-cell table:style-name="ce19" table:number-columns-repeated="2"/>
          <table:table-cell table:style-name="ce2" table:formula="of:=[.F154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9" table:number-columns-repeated="2"/>
          <table:table-cell table:style-name="ce118"/>
          <table:table-cell table:style-name="ce19" table:number-columns-repeated="2"/>
          <table:table-cell table:style-name="ce2" table:formula="of:=[.G154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" table:formula="of:=[.H154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9" table:number-columns-repeated="2"/>
          <table:table-cell table:style-name="ce118"/>
          <table:table-cell table:style-name="ce19" table:number-columns-repeated="2"/>
          <table:table-cell table:style-name="ce2" table:formula="of:=[.I154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9" table:number-columns-repeated="2"/>
          <table:table-cell table:style-name="ce118"/>
          <table:table-cell table:style-name="ce19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53]=1;2^[.$D153];0);IF([.E152]=1;2^[.$D152];0);IF([.E151]=1;2^[.$D151];0);IF([.E150]=1;2^[.$D150];0);IF([.E149]=1;2^[.$D149];0);IF([.E148]=1;2^[.$D148];0);IF([.E147]=1;2^[.$D147];0);IF([.E146]=1;2^[.$D146];0));2))" office:value-type="string" office:string-value="0x10" calcext:value-type="string">
            <text:p>0x10</text:p>
          </table:table-cell>
          <table:table-cell table:style-name="ce2" table:formula="of:=CONCATENATE(&quot;0x&quot;;DEC2HEX(SUM(IF([.F153]=1;2^[.$D153];0);IF([.F152]=1;2^[.$D152];0);IF([.F151]=1;2^[.$D151];0);IF([.F150]=1;2^[.$D150];0);IF([.F149]=1;2^[.$D149];0);IF([.F148]=1;2^[.$D148];0);IF([.F147]=1;2^[.$D147];0);IF([.F146]=1;2^[.$D146];0));2))" office:value-type="string" office:string-value="0x10" calcext:value-type="string">
            <text:p>0x10</text:p>
          </table:table-cell>
          <table:table-cell table:style-name="ce2" table:formula="of:=CONCATENATE(&quot;0x&quot;;DEC2HEX(SUM(IF([.G153]=1;2^[.$D153];0);IF([.G152]=1;2^[.$D152];0);IF([.G151]=1;2^[.$D151];0);IF([.G150]=1;2^[.$D150];0);IF([.G149]=1;2^[.$D149];0);IF([.G148]=1;2^[.$D148];0);IF([.G147]=1;2^[.$D147];0);IF([.G146]=1;2^[.$D146];0));2))" office:value-type="string" office:string-value="0x10" calcext:value-type="string">
            <text:p>0x10</text:p>
          </table:table-cell>
          <table:table-cell table:style-name="ce2" table:formula="of:=CONCATENATE(&quot;0x&quot;;DEC2HEX(SUM(IF([.H153]=1;2^[.$D153];0);IF([.H152]=1;2^[.$D152];0);IF([.H151]=1;2^[.$D151];0);IF([.H150]=1;2^[.$D150];0);IF([.H149]=1;2^[.$D149];0);IF([.H148]=1;2^[.$D148];0);IF([.H147]=1;2^[.$D147];0);IF([.H146]=1;2^[.$D146];0));2))" office:value-type="string" office:string-value="0x10" calcext:value-type="string">
            <text:p>0x10</text:p>
          </table:table-cell>
          <table:table-cell table:style-name="ce2" table:formula="of:=CONCATENATE(&quot;0x&quot;;DEC2HEX(SUM(IF([.I153]=1;2^[.$D153];0);IF([.I152]=1;2^[.$D152];0);IF([.I151]=1;2^[.$D151];0);IF([.I150]=1;2^[.$D150];0);IF([.I149]=1;2^[.$D149];0);IF([.I148]=1;2^[.$D148];0);IF([.I147]=1;2^[.$D147];0);IF([.I146]=1;2^[.$D146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56]+1" office:value-type="float" office:value="1" calcext:value-type="float">
            <text:p>1</text:p>
          </table:table-cell>
          <table:table-cell table:style-name="ce2" table:formula="of:=[.F156]+1" office:value-type="float" office:value="2" calcext:value-type="float">
            <text:p>2</text:p>
          </table:table-cell>
          <table:table-cell table:style-name="ce2" table:formula="of:=[.G156]+1" office:value-type="float" office:value="3" calcext:value-type="float">
            <text:p>3</text:p>
          </table:table-cell>
          <table:table-cell table:style-name="ce2" table:formula="of:=[.H15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146]+1" office:value-type="float" office:value="46" calcext:value-type="float">
            <text:p>46</text:p>
          </table:table-cell>
          <table:table-cell table:style-name="ce2" table:formula="of:=DEC2HEX([.A157];2)" office:value-type="string" office:string-value="2E" calcext:value-type="string">
            <text:p>2E</text:p>
          </table:table-cell>
          <table:table-cell table:style-name="ce2" table:formula="of:=CHAR([.A157])" office:value-type="string" office:string-value="." calcext:value-type="string">
            <text:p>.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0" table:number-columns-repeated="2"/>
          <table:table-cell table:style-name="ce119"/>
          <table:table-cell table:style-name="ce20" table:number-columns-repeated="2"/>
          <table:table-cell table:style-name="ce2" table:formula="of:=[.E16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0" table:number-columns-repeated="2"/>
          <table:table-cell table:style-name="ce119"/>
          <table:table-cell table:style-name="ce20" table:number-columns-repeated="2"/>
          <table:table-cell table:style-name="ce2" table:formula="of:=[.F165]" office:value-type="string" office:string-value="0x06" calcext:value-type="string">
            <text:p>0x0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0" table:number-columns-repeated="2"/>
          <table:table-cell table:style-name="ce119"/>
          <table:table-cell table:style-name="ce20" table:number-columns-repeated="2"/>
          <table:table-cell table:style-name="ce2" table:formula="of:=[.G165]" office:value-type="string" office:string-value="0x06" calcext:value-type="string">
            <text:p>0x0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0" table:number-columns-repeated="2"/>
          <table:table-cell table:style-name="ce119"/>
          <table:table-cell table:style-name="ce20" table:number-columns-repeated="2"/>
          <table:table-cell table:style-name="ce2" table:formula="of:=[.H16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0" table:number-columns-repeated="2"/>
          <table:table-cell table:style-name="ce119"/>
          <table:table-cell table:style-name="ce20" table:number-columns-repeated="2"/>
          <table:table-cell table:style-name="ce2" table:formula="of:=[.I16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20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0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64]=1;2^[.$D164];0);IF([.E163]=1;2^[.$D163];0);IF([.E162]=1;2^[.$D162];0);IF([.E161]=1;2^[.$D161];0);IF([.E160]=1;2^[.$D160];0);IF([.E159]=1;2^[.$D159];0);IF([.E158]=1;2^[.$D158];0);IF([.E157]=1;2^[.$D157];0));2))" office:value-type="string" office:string-value="0x00" calcext:value-type="string">
            <text:p>0x00</text:p>
          </table:table-cell>
          <table:table-cell table:style-name="ce2" table:formula="of:=CONCATENATE(&quot;0x&quot;;DEC2HEX(SUM(IF([.F164]=1;2^[.$D164];0);IF([.F163]=1;2^[.$D163];0);IF([.F162]=1;2^[.$D162];0);IF([.F161]=1;2^[.$D161];0);IF([.F160]=1;2^[.$D160];0);IF([.F159]=1;2^[.$D159];0);IF([.F158]=1;2^[.$D158];0);IF([.F157]=1;2^[.$D157];0));2))" office:value-type="string" office:string-value="0x06" calcext:value-type="string">
            <text:p>0x06</text:p>
          </table:table-cell>
          <table:table-cell table:style-name="ce2" table:formula="of:=CONCATENATE(&quot;0x&quot;;DEC2HEX(SUM(IF([.G164]=1;2^[.$D164];0);IF([.G163]=1;2^[.$D163];0);IF([.G162]=1;2^[.$D162];0);IF([.G161]=1;2^[.$D161];0);IF([.G160]=1;2^[.$D160];0);IF([.G159]=1;2^[.$D159];0);IF([.G158]=1;2^[.$D158];0);IF([.G157]=1;2^[.$D157];0));2))" office:value-type="string" office:string-value="0x06" calcext:value-type="string">
            <text:p>0x06</text:p>
          </table:table-cell>
          <table:table-cell table:style-name="ce2" table:formula="of:=CONCATENATE(&quot;0x&quot;;DEC2HEX(SUM(IF([.H164]=1;2^[.$D164];0);IF([.H163]=1;2^[.$D163];0);IF([.H162]=1;2^[.$D162];0);IF([.H161]=1;2^[.$D161];0);IF([.H160]=1;2^[.$D160];0);IF([.H159]=1;2^[.$D159];0);IF([.H158]=1;2^[.$D158];0);IF([.H157]=1;2^[.$D157];0));2))" office:value-type="string" office:string-value="0x00" calcext:value-type="string">
            <text:p>0x00</text:p>
          </table:table-cell>
          <table:table-cell table:style-name="ce2" table:formula="of:=CONCATENATE(&quot;0x&quot;;DEC2HEX(SUM(IF([.I164]=1;2^[.$D164];0);IF([.I163]=1;2^[.$D163];0);IF([.I162]=1;2^[.$D162];0);IF([.I161]=1;2^[.$D161];0);IF([.I160]=1;2^[.$D160];0);IF([.I159]=1;2^[.$D159];0);IF([.I158]=1;2^[.$D158];0);IF([.I157]=1;2^[.$D157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67]+1" office:value-type="float" office:value="1" calcext:value-type="float">
            <text:p>1</text:p>
          </table:table-cell>
          <table:table-cell table:style-name="ce2" table:formula="of:=[.F167]+1" office:value-type="float" office:value="2" calcext:value-type="float">
            <text:p>2</text:p>
          </table:table-cell>
          <table:table-cell table:style-name="ce2" table:formula="of:=[.G167]+1" office:value-type="float" office:value="3" calcext:value-type="float">
            <text:p>3</text:p>
          </table:table-cell>
          <table:table-cell table:style-name="ce2" table:formula="of:=[.H16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157]+1" office:value-type="float" office:value="47" calcext:value-type="float">
            <text:p>47</text:p>
          </table:table-cell>
          <table:table-cell table:style-name="ce2" table:formula="of:=DEC2HEX([.A168];2)" office:value-type="string" office:string-value="2F" calcext:value-type="string">
            <text:p>2F</text:p>
          </table:table-cell>
          <table:table-cell table:style-name="ce2" table:formula="of:=CHAR([.A168])" office:value-type="string" office:string-value="/" calcext:value-type="string">
            <text:p>/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1" table:number-columns-repeated="2"/>
          <table:table-cell table:style-name="ce12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" table:formula="of:=[.E176]" office:value-type="string" office:string-value="0x03" calcext:value-type="string">
            <text:p>0x03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1" table:number-columns-repeated="2"/>
          <table:table-cell table:style-name="ce12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" table:formula="of:=[.F176]" office:value-type="string" office:string-value="0x0C" calcext:value-type="string">
            <text:p>0x0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1" table:number-columns-repeated="2"/>
          <table:table-cell table:style-name="ce120" office:value-type="float" office:value="1" calcext:value-type="float">
            <text:p>1</text:p>
          </table:table-cell>
          <table:table-cell table:style-name="ce21" table:number-columns-repeated="2"/>
          <table:table-cell table:style-name="ce2" table:formula="of:=[.G176]" office:value-type="string" office:string-value="0x30" calcext:value-type="string">
            <text:p>0x3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1" table:number-columns-repeated="2"/>
          <table:table-cell table:style-name="ce120" office:value-type="float" office:value="1" calcext:value-type="float">
            <text:p>1</text:p>
          </table:table-cell>
          <table:table-cell table:style-name="ce21" table:number-columns-repeated="2"/>
          <table:table-cell table:style-name="ce2" table:formula="of:=[.H176]" office:value-type="string" office:string-value="0xC0" calcext:value-type="string">
            <text:p>0xC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120"/>
          <table:table-cell table:style-name="ce21" table:number-columns-repeated="2"/>
          <table:table-cell table:style-name="ce2" table:formula="of:=[.I176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20"/>
          <table:table-cell table:style-name="ce21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75]=1;2^[.$D175];0);IF([.E174]=1;2^[.$D174];0);IF([.E173]=1;2^[.$D173];0);IF([.E172]=1;2^[.$D172];0);IF([.E171]=1;2^[.$D171];0);IF([.E170]=1;2^[.$D170];0);IF([.E169]=1;2^[.$D169];0);IF([.E168]=1;2^[.$D168];0));2))" office:value-type="string" office:string-value="0x03" calcext:value-type="string">
            <text:p>0x03</text:p>
          </table:table-cell>
          <table:table-cell table:style-name="ce2" table:formula="of:=CONCATENATE(&quot;0x&quot;;DEC2HEX(SUM(IF([.F175]=1;2^[.$D175];0);IF([.F174]=1;2^[.$D174];0);IF([.F173]=1;2^[.$D173];0);IF([.F172]=1;2^[.$D172];0);IF([.F171]=1;2^[.$D171];0);IF([.F170]=1;2^[.$D170];0);IF([.F169]=1;2^[.$D169];0);IF([.F168]=1;2^[.$D168];0));2))" office:value-type="string" office:string-value="0x0C" calcext:value-type="string">
            <text:p>0x0C</text:p>
          </table:table-cell>
          <table:table-cell table:style-name="ce2" table:formula="of:=CONCATENATE(&quot;0x&quot;;DEC2HEX(SUM(IF([.G175]=1;2^[.$D175];0);IF([.G174]=1;2^[.$D174];0);IF([.G173]=1;2^[.$D173];0);IF([.G172]=1;2^[.$D172];0);IF([.G171]=1;2^[.$D171];0);IF([.G170]=1;2^[.$D170];0);IF([.G169]=1;2^[.$D169];0);IF([.G168]=1;2^[.$D168];0));2))" office:value-type="string" office:string-value="0x30" calcext:value-type="string">
            <text:p>0x30</text:p>
          </table:table-cell>
          <table:table-cell table:style-name="ce2" table:formula="of:=CONCATENATE(&quot;0x&quot;;DEC2HEX(SUM(IF([.H175]=1;2^[.$D175];0);IF([.H174]=1;2^[.$D174];0);IF([.H173]=1;2^[.$D173];0);IF([.H172]=1;2^[.$D172];0);IF([.H171]=1;2^[.$D171];0);IF([.H170]=1;2^[.$D170];0);IF([.H169]=1;2^[.$D169];0);IF([.H168]=1;2^[.$D168];0));2))" office:value-type="string" office:string-value="0xC0" calcext:value-type="string">
            <text:p>0xC0</text:p>
          </table:table-cell>
          <table:table-cell table:style-name="ce2" table:formula="of:=CONCATENATE(&quot;0x&quot;;DEC2HEX(SUM(IF([.I175]=1;2^[.$D175];0);IF([.I174]=1;2^[.$D174];0);IF([.I173]=1;2^[.$D173];0);IF([.I172]=1;2^[.$D172];0);IF([.I171]=1;2^[.$D171];0);IF([.I170]=1;2^[.$D170];0);IF([.I169]=1;2^[.$D169];0);IF([.I168]=1;2^[.$D168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78]+1" office:value-type="float" office:value="1" calcext:value-type="float">
            <text:p>1</text:p>
          </table:table-cell>
          <table:table-cell table:style-name="ce2" table:formula="of:=[.F178]+1" office:value-type="float" office:value="2" calcext:value-type="float">
            <text:p>2</text:p>
          </table:table-cell>
          <table:table-cell table:style-name="ce2" table:formula="of:=[.G178]+1" office:value-type="float" office:value="3" calcext:value-type="float">
            <text:p>3</text:p>
          </table:table-cell>
          <table:table-cell table:style-name="ce2" table:formula="of:=[.H17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168]+1" office:value-type="float" office:value="48" calcext:value-type="float">
            <text:p>48</text:p>
          </table:table-cell>
          <table:table-cell table:style-name="ce2" table:formula="of:=DEC2HEX([.A179];2)" office:value-type="string" office:string-value="30" calcext:value-type="string">
            <text:p>30</text:p>
          </table:table-cell>
          <table:table-cell table:style-name="ce2" table:formula="of:=CHAR([.A179])" office:value-type="string" office:string-value="0" calcext:value-type="string">
            <text:p>0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" table:formula="of:=[.E187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21"/>
          <table:table-cell table:style-name="ce22" office:value-type="string" calcext:value-type="string">
            <text:p><text:s/>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F187]" office:value-type="string" office:string-value="0x8A" calcext:value-type="string">
            <text:p>0x8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21" office:value-type="string" calcext:value-type="string">
            <text:p><text:s/>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" table:formula="of:=[.G187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21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" table:formula="of:=[.H187]" office:value-type="string" office:string-value="0xA2" calcext:value-type="string">
            <text:p>0xA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" table:formula="of:=[.I187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2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86]=1;2^[.$D186];0);IF([.E185]=1;2^[.$D185];0);IF([.E184]=1;2^[.$D184];0);IF([.E183]=1;2^[.$D183];0);IF([.E182]=1;2^[.$D182];0);IF([.E181]=1;2^[.$D181];0);IF([.E180]=1;2^[.$D180];0);IF([.E179]=1;2^[.$D179];0));2))" office:value-type="string" office:string-value="0x7C" calcext:value-type="string">
            <text:p>0x7C</text:p>
          </table:table-cell>
          <table:table-cell table:style-name="ce2" table:formula="of:=CONCATENATE(&quot;0x&quot;;DEC2HEX(SUM(IF([.F186]=1;2^[.$D186];0);IF([.F185]=1;2^[.$D185];0);IF([.F184]=1;2^[.$D184];0);IF([.F183]=1;2^[.$D183];0);IF([.F182]=1;2^[.$D182];0);IF([.F181]=1;2^[.$D181];0);IF([.F180]=1;2^[.$D180];0);IF([.F179]=1;2^[.$D179];0));2))" office:value-type="string" office:string-value="0x8A" calcext:value-type="string">
            <text:p>0x8A</text:p>
          </table:table-cell>
          <table:table-cell table:style-name="ce2" table:formula="of:=CONCATENATE(&quot;0x&quot;;DEC2HEX(SUM(IF([.G186]=1;2^[.$D186];0);IF([.G185]=1;2^[.$D185];0);IF([.G184]=1;2^[.$D184];0);IF([.G183]=1;2^[.$D183];0);IF([.G182]=1;2^[.$D182];0);IF([.G181]=1;2^[.$D181];0);IF([.G180]=1;2^[.$D180];0);IF([.G179]=1;2^[.$D179];0));2))" office:value-type="string" office:string-value="0x92" calcext:value-type="string">
            <text:p>0x92</text:p>
          </table:table-cell>
          <table:table-cell table:style-name="ce2" table:formula="of:=CONCATENATE(&quot;0x&quot;;DEC2HEX(SUM(IF([.H186]=1;2^[.$D186];0);IF([.H185]=1;2^[.$D185];0);IF([.H184]=1;2^[.$D184];0);IF([.H183]=1;2^[.$D183];0);IF([.H182]=1;2^[.$D182];0);IF([.H181]=1;2^[.$D181];0);IF([.H180]=1;2^[.$D180];0);IF([.H179]=1;2^[.$D179];0));2))" office:value-type="string" office:string-value="0xA2" calcext:value-type="string">
            <text:p>0xA2</text:p>
          </table:table-cell>
          <table:table-cell table:style-name="ce2" table:formula="of:=CONCATENATE(&quot;0x&quot;;DEC2HEX(SUM(IF([.I186]=1;2^[.$D186];0);IF([.I185]=1;2^[.$D185];0);IF([.I184]=1;2^[.$D184];0);IF([.I183]=1;2^[.$D183];0);IF([.I182]=1;2^[.$D182];0);IF([.I181]=1;2^[.$D181];0);IF([.I180]=1;2^[.$D180];0);IF([.I179]=1;2^[.$D179];0));2))" office:value-type="string" office:string-value="0x7C" calcext:value-type="string">
            <text:p>0x7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89]+1" office:value-type="float" office:value="1" calcext:value-type="float">
            <text:p>1</text:p>
          </table:table-cell>
          <table:table-cell table:style-name="ce2" table:formula="of:=[.F189]+1" office:value-type="float" office:value="2" calcext:value-type="float">
            <text:p>2</text:p>
          </table:table-cell>
          <table:table-cell table:style-name="ce2" table:formula="of:=[.G189]+1" office:value-type="float" office:value="3" calcext:value-type="float">
            <text:p>3</text:p>
          </table:table-cell>
          <table:table-cell table:style-name="ce2" table:formula="of:=[.H18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2" table:formula="of:=[.A179]+1" office:value-type="float" office:value="49" calcext:value-type="float">
            <text:p>49</text:p>
          </table:table-cell>
          <table:table-cell table:style-name="ce2" table:formula="of:=DEC2HEX([.A190];2)" office:value-type="string" office:string-value="31" calcext:value-type="string">
            <text:p>31</text:p>
          </table:table-cell>
          <table:table-cell table:style-name="ce2" table:formula="of:=CHAR([.A190])" office:value-type="string" office:string-value="1" calcext:value-type="string">
            <text:p>1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23" table:number-columns-repeated="2"/>
          <table:table-cell table:style-name="ce2" table:formula="of:=[.E198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23" table:number-columns-repeated="2"/>
          <table:table-cell table:style-name="ce2" table:formula="of:=[.F198]" office:value-type="string" office:string-value="0x42" calcext:value-type="string">
            <text:p>0x4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3" table:number-columns-repeated="2"/>
          <table:table-cell table:style-name="ce122" office:value-type="float" office:value="1" calcext:value-type="float">
            <text:p>1</text:p>
          </table:table-cell>
          <table:table-cell table:style-name="ce23" table:number-columns-repeated="2"/>
          <table:table-cell table:style-name="ce2" table:formula="of:=[.G198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3" table:number-columns-repeated="2"/>
          <table:table-cell table:style-name="ce122" office:value-type="float" office:value="1" calcext:value-type="float">
            <text:p>1</text:p>
          </table:table-cell>
          <table:table-cell table:style-name="ce23" table:number-columns-repeated="2"/>
          <table:table-cell table:style-name="ce2" table:formula="of:=[.H198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3" table:number-columns-repeated="2"/>
          <table:table-cell table:style-name="ce122" office:value-type="float" office:value="1" calcext:value-type="float">
            <text:p>1</text:p>
          </table:table-cell>
          <table:table-cell table:style-name="ce23" table:number-columns-repeated="2"/>
          <table:table-cell table:style-name="ce2" table:formula="of:=[.I198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3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97]=1;2^[.$D197];0);IF([.E196]=1;2^[.$D196];0);IF([.E195]=1;2^[.$D195];0);IF([.E194]=1;2^[.$D194];0);IF([.E193]=1;2^[.$D193];0);IF([.E192]=1;2^[.$D192];0);IF([.E191]=1;2^[.$D191];0);IF([.E190]=1;2^[.$D190];0));2))" office:value-type="string" office:string-value="0x00" calcext:value-type="string">
            <text:p>0x00</text:p>
          </table:table-cell>
          <table:table-cell table:style-name="ce2" table:formula="of:=CONCATENATE(&quot;0x&quot;;DEC2HEX(SUM(IF([.F197]=1;2^[.$D197];0);IF([.F196]=1;2^[.$D196];0);IF([.F195]=1;2^[.$D195];0);IF([.F194]=1;2^[.$D194];0);IF([.F193]=1;2^[.$D193];0);IF([.F192]=1;2^[.$D192];0);IF([.F191]=1;2^[.$D191];0);IF([.F190]=1;2^[.$D190];0));2))" office:value-type="string" office:string-value="0x42" calcext:value-type="string">
            <text:p>0x42</text:p>
          </table:table-cell>
          <table:table-cell table:style-name="ce2" table:formula="of:=CONCATENATE(&quot;0x&quot;;DEC2HEX(SUM(IF([.G197]=1;2^[.$D197];0);IF([.G196]=1;2^[.$D196];0);IF([.G195]=1;2^[.$D195];0);IF([.G194]=1;2^[.$D194];0);IF([.G193]=1;2^[.$D193];0);IF([.G192]=1;2^[.$D192];0);IF([.G191]=1;2^[.$D191];0);IF([.G190]=1;2^[.$D190];0));2))" office:value-type="string" office:string-value="0xFE" calcext:value-type="string">
            <text:p>0xFE</text:p>
          </table:table-cell>
          <table:table-cell table:style-name="ce2" table:formula="of:=CONCATENATE(&quot;0x&quot;;DEC2HEX(SUM(IF([.H197]=1;2^[.$D197];0);IF([.H196]=1;2^[.$D196];0);IF([.H195]=1;2^[.$D195];0);IF([.H194]=1;2^[.$D194];0);IF([.H193]=1;2^[.$D193];0);IF([.H192]=1;2^[.$D192];0);IF([.H191]=1;2^[.$D191];0);IF([.H190]=1;2^[.$D190];0));2))" office:value-type="string" office:string-value="0x02" calcext:value-type="string">
            <text:p>0x02</text:p>
          </table:table-cell>
          <table:table-cell table:style-name="ce2" table:formula="of:=CONCATENATE(&quot;0x&quot;;DEC2HEX(SUM(IF([.I197]=1;2^[.$D197];0);IF([.I196]=1;2^[.$D196];0);IF([.I195]=1;2^[.$D195];0);IF([.I194]=1;2^[.$D194];0);IF([.I193]=1;2^[.$D193];0);IF([.I192]=1;2^[.$D192];0);IF([.I191]=1;2^[.$D191];0);IF([.I190]=1;2^[.$D190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00]+1" office:value-type="float" office:value="1" calcext:value-type="float">
            <text:p>1</text:p>
          </table:table-cell>
          <table:table-cell table:style-name="ce2" table:formula="of:=[.F200]+1" office:value-type="float" office:value="2" calcext:value-type="float">
            <text:p>2</text:p>
          </table:table-cell>
          <table:table-cell table:style-name="ce2" table:formula="of:=[.G200]+1" office:value-type="float" office:value="3" calcext:value-type="float">
            <text:p>3</text:p>
          </table:table-cell>
          <table:table-cell table:style-name="ce2" table:formula="of:=[.H20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2" table:formula="of:=[.A190]+1" office:value-type="float" office:value="50" calcext:value-type="float">
            <text:p>50</text:p>
          </table:table-cell>
          <table:table-cell table:style-name="ce2" table:formula="of:=DEC2HEX([.A201];2)" office:value-type="string" office:string-value="32" calcext:value-type="string">
            <text:p>32</text:p>
          </table:table-cell>
          <table:table-cell table:style-name="ce2" table:formula="of:=CHAR([.A201])" office:value-type="string" office:string-value="2" calcext:value-type="string">
            <text:p>2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" table:formula="of:=[.E209]" office:value-type="string" office:string-value="0x46" calcext:value-type="string">
            <text:p>0x4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" table:formula="of:=[.F209]" office:value-type="string" office:string-value="0x8A" calcext:value-type="string">
            <text:p>0x8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" table:formula="of:=[.G209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4" table:number-columns-repeated="2"/>
          <table:table-cell table:style-name="ce1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" table:formula="of:=[.H209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23"/>
          <table:table-cell table:style-name="ce24" table:number-columns-repeated="2"/>
          <table:table-cell table:style-name="ce2" table:formula="of:=[.I209]" office:value-type="string" office:string-value="0x62" calcext:value-type="string">
            <text:p>0x6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08]=1;2^[.$D208];0);IF([.E207]=1;2^[.$D207];0);IF([.E206]=1;2^[.$D206];0);IF([.E205]=1;2^[.$D205];0);IF([.E204]=1;2^[.$D204];0);IF([.E203]=1;2^[.$D203];0);IF([.E202]=1;2^[.$D202];0);IF([.E201]=1;2^[.$D201];0));2))" office:value-type="string" office:string-value="0x46" calcext:value-type="string">
            <text:p>0x46</text:p>
          </table:table-cell>
          <table:table-cell table:style-name="ce2" table:formula="of:=CONCATENATE(&quot;0x&quot;;DEC2HEX(SUM(IF([.F208]=1;2^[.$D208];0);IF([.F207]=1;2^[.$D207];0);IF([.F206]=1;2^[.$D206];0);IF([.F205]=1;2^[.$D205];0);IF([.F204]=1;2^[.$D204];0);IF([.F203]=1;2^[.$D203];0);IF([.F202]=1;2^[.$D202];0);IF([.F201]=1;2^[.$D201];0));2))" office:value-type="string" office:string-value="0x8A" calcext:value-type="string">
            <text:p>0x8A</text:p>
          </table:table-cell>
          <table:table-cell table:style-name="ce2" table:formula="of:=CONCATENATE(&quot;0x&quot;;DEC2HEX(SUM(IF([.G208]=1;2^[.$D208];0);IF([.G207]=1;2^[.$D207];0);IF([.G206]=1;2^[.$D206];0);IF([.G205]=1;2^[.$D205];0);IF([.G204]=1;2^[.$D204];0);IF([.G203]=1;2^[.$D203];0);IF([.G202]=1;2^[.$D202];0);IF([.G201]=1;2^[.$D201];0));2))" office:value-type="string" office:string-value="0x92" calcext:value-type="string">
            <text:p>0x92</text:p>
          </table:table-cell>
          <table:table-cell table:style-name="ce2" table:formula="of:=CONCATENATE(&quot;0x&quot;;DEC2HEX(SUM(IF([.H208]=1;2^[.$D208];0);IF([.H207]=1;2^[.$D207];0);IF([.H206]=1;2^[.$D206];0);IF([.H205]=1;2^[.$D205];0);IF([.H204]=1;2^[.$D204];0);IF([.H203]=1;2^[.$D203];0);IF([.H202]=1;2^[.$D202];0);IF([.H201]=1;2^[.$D201];0));2))" office:value-type="string" office:string-value="0x92" calcext:value-type="string">
            <text:p>0x92</text:p>
          </table:table-cell>
          <table:table-cell table:style-name="ce2" table:formula="of:=CONCATENATE(&quot;0x&quot;;DEC2HEX(SUM(IF([.I208]=1;2^[.$D208];0);IF([.I207]=1;2^[.$D207];0);IF([.I206]=1;2^[.$D206];0);IF([.I205]=1;2^[.$D205];0);IF([.I204]=1;2^[.$D204];0);IF([.I203]=1;2^[.$D203];0);IF([.I202]=1;2^[.$D202];0);IF([.I201]=1;2^[.$D201];0));2))" office:value-type="string" office:string-value="0x62" calcext:value-type="string">
            <text:p>0x62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11]+1" office:value-type="float" office:value="1" calcext:value-type="float">
            <text:p>1</text:p>
          </table:table-cell>
          <table:table-cell table:style-name="ce2" table:formula="of:=[.F211]+1" office:value-type="float" office:value="2" calcext:value-type="float">
            <text:p>2</text:p>
          </table:table-cell>
          <table:table-cell table:style-name="ce2" table:formula="of:=[.G211]+1" office:value-type="float" office:value="3" calcext:value-type="float">
            <text:p>3</text:p>
          </table:table-cell>
          <table:table-cell table:style-name="ce2" table:formula="of:=[.H21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2" table:formula="of:=[.A201]+1" office:value-type="float" office:value="51" calcext:value-type="float">
            <text:p>51</text:p>
          </table:table-cell>
          <table:table-cell table:style-name="ce2" table:formula="of:=DEC2HEX([.A212];2)" office:value-type="string" office:string-value="33" calcext:value-type="string">
            <text:p>33</text:p>
          </table:table-cell>
          <table:table-cell table:style-name="ce2" table:formula="of:=CHAR([.A212])" office:value-type="string" office:string-value="3" calcext:value-type="string">
            <text:p>3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" table:formula="of:=[.E220]" office:value-type="string" office:string-value="0x44" calcext:value-type="string">
            <text:p>0x4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4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" table:formula="of:=[.F220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5" table:number-columns-repeated="2"/>
          <table:table-cell table:style-name="ce124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" table:formula="of:=[.G220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" table:formula="of:=[.H220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5" table:number-columns-repeated="2"/>
          <table:table-cell table:style-name="ce124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" table:formula="of:=[.I220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19]=1;2^[.$D219];0);IF([.E218]=1;2^[.$D218];0);IF([.E217]=1;2^[.$D217];0);IF([.E216]=1;2^[.$D216];0);IF([.E215]=1;2^[.$D215];0);IF([.E214]=1;2^[.$D214];0);IF([.E213]=1;2^[.$D213];0);IF([.E212]=1;2^[.$D212];0));2))" office:value-type="string" office:string-value="0x44" calcext:value-type="string">
            <text:p>0x44</text:p>
          </table:table-cell>
          <table:table-cell table:style-name="ce2" table:formula="of:=CONCATENATE(&quot;0x&quot;;DEC2HEX(SUM(IF([.F219]=1;2^[.$D219];0);IF([.F218]=1;2^[.$D218];0);IF([.F217]=1;2^[.$D217];0);IF([.F216]=1;2^[.$D216];0);IF([.F215]=1;2^[.$D215];0);IF([.F214]=1;2^[.$D214];0);IF([.F213]=1;2^[.$D213];0);IF([.F212]=1;2^[.$D212];0));2))" office:value-type="string" office:string-value="0x92" calcext:value-type="string">
            <text:p>0x92</text:p>
          </table:table-cell>
          <table:table-cell table:style-name="ce2" table:formula="of:=CONCATENATE(&quot;0x&quot;;DEC2HEX(SUM(IF([.G219]=1;2^[.$D219];0);IF([.G218]=1;2^[.$D218];0);IF([.G217]=1;2^[.$D217];0);IF([.G216]=1;2^[.$D216];0);IF([.G215]=1;2^[.$D215];0);IF([.G214]=1;2^[.$D214];0);IF([.G213]=1;2^[.$D213];0);IF([.G212]=1;2^[.$D212];0));2))" office:value-type="string" office:string-value="0x92" calcext:value-type="string">
            <text:p>0x92</text:p>
          </table:table-cell>
          <table:table-cell table:style-name="ce2" table:formula="of:=CONCATENATE(&quot;0x&quot;;DEC2HEX(SUM(IF([.H219]=1;2^[.$D219];0);IF([.H218]=1;2^[.$D218];0);IF([.H217]=1;2^[.$D217];0);IF([.H216]=1;2^[.$D216];0);IF([.H215]=1;2^[.$D215];0);IF([.H214]=1;2^[.$D214];0);IF([.H213]=1;2^[.$D213];0);IF([.H212]=1;2^[.$D212];0));2))" office:value-type="string" office:string-value="0x92" calcext:value-type="string">
            <text:p>0x92</text:p>
          </table:table-cell>
          <table:table-cell table:style-name="ce2" table:formula="of:=CONCATENATE(&quot;0x&quot;;DEC2HEX(SUM(IF([.I219]=1;2^[.$D219];0);IF([.I218]=1;2^[.$D218];0);IF([.I217]=1;2^[.$D217];0);IF([.I216]=1;2^[.$D216];0);IF([.I215]=1;2^[.$D215];0);IF([.I214]=1;2^[.$D214];0);IF([.I213]=1;2^[.$D213];0);IF([.I212]=1;2^[.$D212];0));2))" office:value-type="string" office:string-value="0x6C" calcext:value-type="string">
            <text:p>0x6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22]+1" office:value-type="float" office:value="1" calcext:value-type="float">
            <text:p>1</text:p>
          </table:table-cell>
          <table:table-cell table:style-name="ce2" table:formula="of:=[.F222]+1" office:value-type="float" office:value="2" calcext:value-type="float">
            <text:p>2</text:p>
          </table:table-cell>
          <table:table-cell table:style-name="ce2" table:formula="of:=[.G222]+1" office:value-type="float" office:value="3" calcext:value-type="float">
            <text:p>3</text:p>
          </table:table-cell>
          <table:table-cell table:style-name="ce2" table:formula="of:=[.H22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2" table:formula="of:=[.A212]+1" office:value-type="float" office:value="52" calcext:value-type="float">
            <text:p>52</text:p>
          </table:table-cell>
          <table:table-cell table:style-name="ce2" table:formula="of:=DEC2HEX([.A223];2)" office:value-type="string" office:string-value="34" calcext:value-type="string">
            <text:p>34</text:p>
          </table:table-cell>
          <table:table-cell table:style-name="ce2" table:formula="of:=CHAR([.A223])" office:value-type="string" office:string-value="4" calcext:value-type="string">
            <text:p>4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6" table:number-columns-repeated="2"/>
          <table:table-cell table:style-name="ce12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[.E231]" office:value-type="string" office:string-value="0x18" calcext:value-type="string">
            <text:p>0x1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6" table:number-columns-repeated="2"/>
          <table:table-cell table:style-name="ce1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[.F231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12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[.G231]" office:value-type="string" office:string-value="0x48" calcext:value-type="string">
            <text:p>0x4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12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" table:formula="of:=[.H231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" table:formula="of:=[.I231]" office:value-type="string" office:string-value="0x08" calcext:value-type="string">
            <text:p>0x0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6" table:number-columns-repeated="2"/>
          <table:table-cell table:style-name="ce12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6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30]&gt;0;2^[.$D230];0);IF([.E229]&gt;0;2^[.$D229];0);IF([.E228]&gt;0;2^[.$D228];0);IF([.E227]&gt;0;2^[.$D227];0);IF([.E226]&gt;0;2^[.$D226];0);IF([.E225]&gt;0;2^[.$D225];0);IF([.E224]&gt;0;2^[.$D224];0);IF([.E223]&gt;0;2^[.$D223];0));2))" office:value-type="string" office:string-value="0x18" calcext:value-type="string">
            <text:p>0x18</text:p>
          </table:table-cell>
          <table:table-cell table:style-name="ce2" table:formula="of:=CONCATENATE(&quot;0x&quot;;DEC2HEX(SUM(IF([.F230]&gt;0;2^[.$D230];0);IF([.F229]&gt;0;2^[.$D229];0);IF([.F228]&gt;0;2^[.$D228];0);IF([.F227]&gt;0;2^[.$D227];0);IF([.F226]&gt;0;2^[.$D226];0);IF([.F225]&gt;0;2^[.$D225];0);IF([.F224]&gt;0;2^[.$D224];0);IF([.F223]&gt;0;2^[.$D223];0));2))" office:value-type="string" office:string-value="0x28" calcext:value-type="string">
            <text:p>0x28</text:p>
          </table:table-cell>
          <table:table-cell table:style-name="ce2" table:formula="of:=CONCATENATE(&quot;0x&quot;;DEC2HEX(SUM(IF([.G230]&gt;0;2^[.$D230];0);IF([.G229]&gt;0;2^[.$D229];0);IF([.G228]&gt;0;2^[.$D228];0);IF([.G227]&gt;0;2^[.$D227];0);IF([.G226]&gt;0;2^[.$D226];0);IF([.G225]&gt;0;2^[.$D225];0);IF([.G224]&gt;0;2^[.$D224];0);IF([.G223]&gt;0;2^[.$D223];0));2))" office:value-type="string" office:string-value="0x48" calcext:value-type="string">
            <text:p>0x48</text:p>
          </table:table-cell>
          <table:table-cell table:style-name="ce2" table:formula="of:=CONCATENATE(&quot;0x&quot;;DEC2HEX(SUM(IF([.H230]&gt;0;2^[.$D230];0);IF([.H229]&gt;0;2^[.$D229];0);IF([.H228]&gt;0;2^[.$D228];0);IF([.H227]&gt;0;2^[.$D227];0);IF([.H226]&gt;0;2^[.$D226];0);IF([.H225]&gt;0;2^[.$D225];0);IF([.H224]&gt;0;2^[.$D224];0);IF([.H223]&gt;0;2^[.$D223];0));2))" office:value-type="string" office:string-value="0xFE" calcext:value-type="string">
            <text:p>0xFE</text:p>
          </table:table-cell>
          <table:table-cell table:style-name="ce2" table:formula="of:=CONCATENATE(&quot;0x&quot;;DEC2HEX(SUM(IF([.I230]&gt;0;2^[.$D230];0);IF([.I229]&gt;0;2^[.$D229];0);IF([.I228]&gt;0;2^[.$D228];0);IF([.I227]&gt;0;2^[.$D227];0);IF([.I226]&gt;0;2^[.$D226];0);IF([.I225]&gt;0;2^[.$D225];0);IF([.I224]&gt;0;2^[.$D224];0);IF([.I223]&gt;0;2^[.$D223];0));2))" office:value-type="string" office:string-value="0x08" calcext:value-type="string">
            <text:p>0x08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33]+1" office:value-type="float" office:value="1" calcext:value-type="float">
            <text:p>1</text:p>
          </table:table-cell>
          <table:table-cell table:style-name="ce2" table:formula="of:=[.F233]+1" office:value-type="float" office:value="2" calcext:value-type="float">
            <text:p>2</text:p>
          </table:table-cell>
          <table:table-cell table:style-name="ce2" table:formula="of:=[.G233]+1" office:value-type="float" office:value="3" calcext:value-type="float">
            <text:p>3</text:p>
          </table:table-cell>
          <table:table-cell table:style-name="ce2" table:formula="of:=[.H23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23]+1" office:value-type="float" office:value="53" calcext:value-type="float">
            <text:p>53</text:p>
          </table:table-cell>
          <table:table-cell table:style-name="ce2" table:formula="of:=DEC2HEX([.A234];2)" office:value-type="string" office:string-value="35" calcext:value-type="string">
            <text:p>35</text:p>
          </table:table-cell>
          <table:table-cell table:style-name="ce2" table:formula="of:=CHAR([.A234])" office:value-type="string" office:string-value="5" calcext:value-type="string">
            <text:p>5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" table:formula="of:=[.E242]" office:value-type="string" office:string-value="0xF4" calcext:value-type="string">
            <text:p>0xF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<text:s/></text:p>
          </table:table-cell>
          <table:table-cell table:style-name="ce126"/>
          <table:table-cell table:style-name="ce27" table:number-columns-repeated="2"/>
          <table:table-cell table:style-name="ce2" table:formula="of:=[.F24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26"/>
          <table:table-cell table:style-name="ce27" table:number-columns-repeated="2"/>
          <table:table-cell table:style-name="ce2" table:formula="of:=[.G24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" table:formula="of:=[.H24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7" table:number-columns-repeated="2"/>
          <table:table-cell table:style-name="ce126" office:value-type="string" calcext:value-type="string">
            <text:p><text:s/>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" table:formula="of:=[.I242]" office:value-type="string" office:string-value="0x8C" calcext:value-type="string">
            <text:p>0x8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41]=1;2^[.$D241];0);IF([.E240]=1;2^[.$D240];0);IF([.E239]=1;2^[.$D239];0);IF([.E238]=1;2^[.$D238];0);IF([.E237]=1;2^[.$D237];0);IF([.E236]=1;2^[.$D236];0);IF([.E235]=1;2^[.$D235];0);IF([.E234]=1;2^[.$D234];0));2))" office:value-type="string" office:string-value="0xF4" calcext:value-type="string">
            <text:p>0xF4</text:p>
          </table:table-cell>
          <table:table-cell table:style-name="ce2" table:formula="of:=CONCATENATE(&quot;0x&quot;;DEC2HEX(SUM(IF([.F241]=1;2^[.$D241];0);IF([.F240]=1;2^[.$D240];0);IF([.F239]=1;2^[.$D239];0);IF([.F238]=1;2^[.$D238];0);IF([.F237]=1;2^[.$D237];0);IF([.F236]=1;2^[.$D236];0);IF([.F235]=1;2^[.$D235];0);IF([.F234]=1;2^[.$D234];0));2))" office:value-type="string" office:string-value="0x92" calcext:value-type="string">
            <text:p>0x92</text:p>
          </table:table-cell>
          <table:table-cell table:style-name="ce2" table:formula="of:=CONCATENATE(&quot;0x&quot;;DEC2HEX(SUM(IF([.G241]=1;2^[.$D241];0);IF([.G240]=1;2^[.$D240];0);IF([.G239]=1;2^[.$D239];0);IF([.G238]=1;2^[.$D238];0);IF([.G237]=1;2^[.$D237];0);IF([.G236]=1;2^[.$D236];0);IF([.G235]=1;2^[.$D235];0);IF([.G234]=1;2^[.$D234];0));2))" office:value-type="string" office:string-value="0x92" calcext:value-type="string">
            <text:p>0x92</text:p>
          </table:table-cell>
          <table:table-cell table:style-name="ce2" table:formula="of:=CONCATENATE(&quot;0x&quot;;DEC2HEX(SUM(IF([.H241]=1;2^[.$D241];0);IF([.H240]=1;2^[.$D240];0);IF([.H239]=1;2^[.$D239];0);IF([.H238]=1;2^[.$D238];0);IF([.H237]=1;2^[.$D237];0);IF([.H236]=1;2^[.$D236];0);IF([.H235]=1;2^[.$D235];0);IF([.H234]=1;2^[.$D234];0));2))" office:value-type="string" office:string-value="0x92" calcext:value-type="string">
            <text:p>0x92</text:p>
          </table:table-cell>
          <table:table-cell table:style-name="ce2" table:formula="of:=CONCATENATE(&quot;0x&quot;;DEC2HEX(SUM(IF([.I241]=1;2^[.$D241];0);IF([.I240]=1;2^[.$D240];0);IF([.I239]=1;2^[.$D239];0);IF([.I238]=1;2^[.$D238];0);IF([.I237]=1;2^[.$D237];0);IF([.I236]=1;2^[.$D236];0);IF([.I235]=1;2^[.$D235];0);IF([.I234]=1;2^[.$D234];0));2))" office:value-type="string" office:string-value="0x8C" calcext:value-type="string">
            <text:p>0x8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44]+1" office:value-type="float" office:value="1" calcext:value-type="float">
            <text:p>1</text:p>
          </table:table-cell>
          <table:table-cell table:style-name="ce2" table:formula="of:=[.F244]+1" office:value-type="float" office:value="2" calcext:value-type="float">
            <text:p>2</text:p>
          </table:table-cell>
          <table:table-cell table:style-name="ce2" table:formula="of:=[.G244]+1" office:value-type="float" office:value="3" calcext:value-type="float">
            <text:p>3</text:p>
          </table:table-cell>
          <table:table-cell table:style-name="ce2" table:formula="of:=[.H24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34]+1" office:value-type="float" office:value="54" calcext:value-type="float">
            <text:p>54</text:p>
          </table:table-cell>
          <table:table-cell table:style-name="ce2" table:formula="of:=DEC2HEX([.A245];2)" office:value-type="string" office:string-value="36" calcext:value-type="string">
            <text:p>36</text:p>
          </table:table-cell>
          <table:table-cell table:style-name="ce2" table:formula="of:=CHAR([.A245])" office:value-type="string" office:string-value="6" calcext:value-type="string">
            <text:p>6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style-name="ce2" table:formula="of:=[.E253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style-name="ce12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" table:formula="of:=[.F253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27"/>
          <table:table-cell table:style-name="ce28" table:number-columns-repeated="2"/>
          <table:table-cell table:style-name="ce2" table:formula="of:=[.G253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" table:formula="of:=[.H253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2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" table:formula="of:=[.I253]" office:value-type="string" office:string-value="0x4C" calcext:value-type="string">
            <text:p>0x4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52]=1;2^[.$D252];0);IF([.E251]=1;2^[.$D251];0);IF([.E250]=1;2^[.$D250];0);IF([.E249]=1;2^[.$D249];0);IF([.E248]=1;2^[.$D248];0);IF([.E247]=1;2^[.$D247];0);IF([.E246]=1;2^[.$D246];0);IF([.E245]=1;2^[.$D245];0));2))" office:value-type="string" office:string-value="0x7C" calcext:value-type="string">
            <text:p>0x7C</text:p>
          </table:table-cell>
          <table:table-cell table:style-name="ce2" table:formula="of:=CONCATENATE(&quot;0x&quot;;DEC2HEX(SUM(IF([.F252]=1;2^[.$D252];0);IF([.F251]=1;2^[.$D251];0);IF([.F250]=1;2^[.$D250];0);IF([.F249]=1;2^[.$D249];0);IF([.F248]=1;2^[.$D248];0);IF([.F247]=1;2^[.$D247];0);IF([.F246]=1;2^[.$D246];0);IF([.F245]=1;2^[.$D245];0));2))" office:value-type="string" office:string-value="0x92" calcext:value-type="string">
            <text:p>0x92</text:p>
          </table:table-cell>
          <table:table-cell table:style-name="ce2" table:formula="of:=CONCATENATE(&quot;0x&quot;;DEC2HEX(SUM(IF([.G252]=1;2^[.$D252];0);IF([.G251]=1;2^[.$D251];0);IF([.G250]=1;2^[.$D250];0);IF([.G249]=1;2^[.$D249];0);IF([.G248]=1;2^[.$D248];0);IF([.G247]=1;2^[.$D247];0);IF([.G246]=1;2^[.$D246];0);IF([.G245]=1;2^[.$D245];0));2))" office:value-type="string" office:string-value="0x92" calcext:value-type="string">
            <text:p>0x92</text:p>
          </table:table-cell>
          <table:table-cell table:style-name="ce2" table:formula="of:=CONCATENATE(&quot;0x&quot;;DEC2HEX(SUM(IF([.H252]=1;2^[.$D252];0);IF([.H251]=1;2^[.$D251];0);IF([.H250]=1;2^[.$D250];0);IF([.H249]=1;2^[.$D249];0);IF([.H248]=1;2^[.$D248];0);IF([.H247]=1;2^[.$D247];0);IF([.H246]=1;2^[.$D246];0);IF([.H245]=1;2^[.$D245];0));2))" office:value-type="string" office:string-value="0x92" calcext:value-type="string">
            <text:p>0x92</text:p>
          </table:table-cell>
          <table:table-cell table:style-name="ce2" table:formula="of:=CONCATENATE(&quot;0x&quot;;DEC2HEX(SUM(IF([.I252]=1;2^[.$D252];0);IF([.I251]=1;2^[.$D251];0);IF([.I250]=1;2^[.$D250];0);IF([.I249]=1;2^[.$D249];0);IF([.I248]=1;2^[.$D248];0);IF([.I247]=1;2^[.$D247];0);IF([.I246]=1;2^[.$D246];0);IF([.I245]=1;2^[.$D245];0));2))" office:value-type="string" office:string-value="0x4C" calcext:value-type="string">
            <text:p>0x4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55]+1" office:value-type="float" office:value="1" calcext:value-type="float">
            <text:p>1</text:p>
          </table:table-cell>
          <table:table-cell table:style-name="ce2" table:formula="of:=[.F255]+1" office:value-type="float" office:value="2" calcext:value-type="float">
            <text:p>2</text:p>
          </table:table-cell>
          <table:table-cell table:style-name="ce2" table:formula="of:=[.G255]+1" office:value-type="float" office:value="3" calcext:value-type="float">
            <text:p>3</text:p>
          </table:table-cell>
          <table:table-cell table:style-name="ce2" table:formula="of:=[.H25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45]+1" office:value-type="float" office:value="55" calcext:value-type="float">
            <text:p>55</text:p>
          </table:table-cell>
          <table:table-cell table:style-name="ce2" table:formula="of:=DEC2HEX([.A256];2)" office:value-type="string" office:string-value="37" calcext:value-type="string">
            <text:p>37</text:p>
          </table:table-cell>
          <table:table-cell table:style-name="ce2" table:formula="of:=CHAR([.A256])" office:value-type="string" office:string-value="7" calcext:value-type="string">
            <text:p>7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" table:formula="of:=[.E264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1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" table:formula="of:=[.F264]" office:value-type="string" office:string-value="0x88" calcext:value-type="string">
            <text:p>0x8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29" table:number-columns-repeated="2"/>
          <table:table-cell table:style-name="ce1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" table:formula="of:=[.G264]" office:value-type="string" office:string-value="0x9E" calcext:value-type="string">
            <text:p>0x9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29" table:number-columns-repeated="2"/>
          <table:table-cell table:style-name="ce128" office:value-type="float" office:value="1" calcext:value-type="float">
            <text:p>1</text:p>
          </table:table-cell>
          <table:table-cell table:style-name="ce29" table:number-columns-repeated="2"/>
          <table:table-cell table:style-name="ce2" table:formula="of:=[.H264]" office:value-type="string" office:string-value="0xA8" calcext:value-type="string">
            <text:p>0xA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" table:formula="of:=[.I264]" office:value-type="string" office:string-value="0xC0" calcext:value-type="string">
            <text:p>0xC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128" office:value-type="float" office:value="1" calcext:value-type="float">
            <text:p>1</text:p>
          </table:table-cell>
          <table:table-cell table:style-name="ce29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2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63]=1;2^[.$D263];0);IF([.E262]=1;2^[.$D262];0);IF([.E261]=1;2^[.$D261];0);IF([.E260]=1;2^[.$D260];0);IF([.E259]=1;2^[.$D259];0);IF([.E258]=1;2^[.$D258];0);IF([.E257]=1;2^[.$D257];0);IF([.E256]=1;2^[.$D256];0));2))" office:value-type="string" office:string-value="0x80" calcext:value-type="string">
            <text:p>0x80</text:p>
          </table:table-cell>
          <table:table-cell table:style-name="ce2" table:formula="of:=CONCATENATE(&quot;0x&quot;;DEC2HEX(SUM(IF([.F263]=1;2^[.$D263];0);IF([.F262]=1;2^[.$D262];0);IF([.F261]=1;2^[.$D261];0);IF([.F260]=1;2^[.$D260];0);IF([.F259]=1;2^[.$D259];0);IF([.F258]=1;2^[.$D258];0);IF([.F257]=1;2^[.$D257];0);IF([.F256]=1;2^[.$D256];0));2))" office:value-type="string" office:string-value="0x88" calcext:value-type="string">
            <text:p>0x88</text:p>
          </table:table-cell>
          <table:table-cell table:style-name="ce2" table:formula="of:=CONCATENATE(&quot;0x&quot;;DEC2HEX(SUM(IF([.G263]=1;2^[.$D263];0);IF([.G262]=1;2^[.$D262];0);IF([.G261]=1;2^[.$D261];0);IF([.G260]=1;2^[.$D260];0);IF([.G259]=1;2^[.$D259];0);IF([.G258]=1;2^[.$D258];0);IF([.G257]=1;2^[.$D257];0);IF([.G256]=1;2^[.$D256];0));2))" office:value-type="string" office:string-value="0x9E" calcext:value-type="string">
            <text:p>0x9E</text:p>
          </table:table-cell>
          <table:table-cell table:style-name="ce2" table:formula="of:=CONCATENATE(&quot;0x&quot;;DEC2HEX(SUM(IF([.H263]=1;2^[.$D263];0);IF([.H262]=1;2^[.$D262];0);IF([.H261]=1;2^[.$D261];0);IF([.H260]=1;2^[.$D260];0);IF([.H259]=1;2^[.$D259];0);IF([.H258]=1;2^[.$D258];0);IF([.H257]=1;2^[.$D257];0);IF([.H256]=1;2^[.$D256];0));2))" office:value-type="string" office:string-value="0xA8" calcext:value-type="string">
            <text:p>0xA8</text:p>
          </table:table-cell>
          <table:table-cell table:style-name="ce2" table:formula="of:=CONCATENATE(&quot;0x&quot;;DEC2HEX(SUM(IF([.I263]=1;2^[.$D263];0);IF([.I262]=1;2^[.$D262];0);IF([.I261]=1;2^[.$D261];0);IF([.I260]=1;2^[.$D260];0);IF([.I259]=1;2^[.$D259];0);IF([.I258]=1;2^[.$D258];0);IF([.I257]=1;2^[.$D257];0);IF([.I256]=1;2^[.$D256];0));2))" office:value-type="string" office:string-value="0xC0" calcext:value-type="string">
            <text:p>0xC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66]+1" office:value-type="float" office:value="1" calcext:value-type="float">
            <text:p>1</text:p>
          </table:table-cell>
          <table:table-cell table:style-name="ce2" table:formula="of:=[.F266]+1" office:value-type="float" office:value="2" calcext:value-type="float">
            <text:p>2</text:p>
          </table:table-cell>
          <table:table-cell table:style-name="ce2" table:formula="of:=[.G266]+1" office:value-type="float" office:value="3" calcext:value-type="float">
            <text:p>3</text:p>
          </table:table-cell>
          <table:table-cell table:style-name="ce2" table:formula="of:=[.H26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56]+1" office:value-type="float" office:value="56" calcext:value-type="float">
            <text:p>56</text:p>
          </table:table-cell>
          <table:table-cell table:style-name="ce2" table:formula="of:=DEC2HEX([.A267];2)" office:value-type="string" office:string-value="38" calcext:value-type="string">
            <text:p>38</text:p>
          </table:table-cell>
          <table:table-cell table:style-name="ce2" table:formula="of:=CHAR([.A267])" office:value-type="string" office:string-value="8" calcext:value-type="string">
            <text:p>8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" table:formula="of:=[.E275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</text:p>
          </table:table-cell>
          <table:table-cell table:style-name="ce129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" table:formula="of:=[.F27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29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" table:formula="of:=[.G27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" table:formula="of:=[.H27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29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" table:formula="of:=[.I275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0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74]=1;2^[.$D274];0);IF([.E273]=1;2^[.$D273];0);IF([.E272]=1;2^[.$D272];0);IF([.E271]=1;2^[.$D271];0);IF([.E270]=1;2^[.$D270];0);IF([.E269]=1;2^[.$D269];0);IF([.E268]=1;2^[.$D268];0);IF([.E267]=1;2^[.$D267];0));2))" office:value-type="string" office:string-value="0x6C" calcext:value-type="string">
            <text:p>0x6C</text:p>
          </table:table-cell>
          <table:table-cell table:style-name="ce2" table:formula="of:=CONCATENATE(&quot;0x&quot;;DEC2HEX(SUM(IF([.F274]=1;2^[.$D274];0);IF([.F273]=1;2^[.$D273];0);IF([.F272]=1;2^[.$D272];0);IF([.F271]=1;2^[.$D271];0);IF([.F270]=1;2^[.$D270];0);IF([.F269]=1;2^[.$D269];0);IF([.F268]=1;2^[.$D268];0);IF([.F267]=1;2^[.$D267];0));2))" office:value-type="string" office:string-value="0x92" calcext:value-type="string">
            <text:p>0x92</text:p>
          </table:table-cell>
          <table:table-cell table:style-name="ce2" table:formula="of:=CONCATENATE(&quot;0x&quot;;DEC2HEX(SUM(IF([.G274]=1;2^[.$D274];0);IF([.G273]=1;2^[.$D273];0);IF([.G272]=1;2^[.$D272];0);IF([.G271]=1;2^[.$D271];0);IF([.G270]=1;2^[.$D270];0);IF([.G269]=1;2^[.$D269];0);IF([.G268]=1;2^[.$D268];0);IF([.G267]=1;2^[.$D267];0));2))" office:value-type="string" office:string-value="0x92" calcext:value-type="string">
            <text:p>0x92</text:p>
          </table:table-cell>
          <table:table-cell table:style-name="ce2" table:formula="of:=CONCATENATE(&quot;0x&quot;;DEC2HEX(SUM(IF([.H274]=1;2^[.$D274];0);IF([.H273]=1;2^[.$D273];0);IF([.H272]=1;2^[.$D272];0);IF([.H271]=1;2^[.$D271];0);IF([.H270]=1;2^[.$D270];0);IF([.H269]=1;2^[.$D269];0);IF([.H268]=1;2^[.$D268];0);IF([.H267]=1;2^[.$D267];0));2))" office:value-type="string" office:string-value="0x92" calcext:value-type="string">
            <text:p>0x92</text:p>
          </table:table-cell>
          <table:table-cell table:style-name="ce2" table:formula="of:=CONCATENATE(&quot;0x&quot;;DEC2HEX(SUM(IF([.I274]=1;2^[.$D274];0);IF([.I273]=1;2^[.$D273];0);IF([.I272]=1;2^[.$D272];0);IF([.I271]=1;2^[.$D271];0);IF([.I270]=1;2^[.$D270];0);IF([.I269]=1;2^[.$D269];0);IF([.I268]=1;2^[.$D268];0);IF([.I267]=1;2^[.$D267];0));2))" office:value-type="string" office:string-value="0x6C" calcext:value-type="string">
            <text:p>0x6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77]+1" office:value-type="float" office:value="1" calcext:value-type="float">
            <text:p>1</text:p>
          </table:table-cell>
          <table:table-cell table:style-name="ce2" table:formula="of:=[.F277]+1" office:value-type="float" office:value="2" calcext:value-type="float">
            <text:p>2</text:p>
          </table:table-cell>
          <table:table-cell table:style-name="ce2" table:formula="of:=[.G277]+1" office:value-type="float" office:value="3" calcext:value-type="float">
            <text:p>3</text:p>
          </table:table-cell>
          <table:table-cell table:style-name="ce2" table:formula="of:=[.H27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67]+1" office:value-type="float" office:value="57" calcext:value-type="float">
            <text:p>57</text:p>
          </table:table-cell>
          <table:table-cell table:style-name="ce2" table:formula="of:=DEC2HEX([.A278];2)" office:value-type="string" office:string-value="39" calcext:value-type="string">
            <text:p>39</text:p>
          </table:table-cell>
          <table:table-cell table:style-name="ce2" table:formula="of:=CHAR([.A278])" office:value-type="string" office:string-value="9" calcext:value-type="string">
            <text:p>9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2" table:formula="of:=[.E286]" office:value-type="string" office:string-value="0x64" calcext:value-type="string">
            <text:p>0x6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<text:s/></text:p>
          </table:table-cell>
          <table:table-cell table:style-name="ce130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" table:formula="of:=[.F286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30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" table:formula="of:=[.G286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" table:formula="of:=[.H286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1" table:number-columns-repeated="2"/>
          <table:table-cell table:style-name="ce130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" table:formula="of:=[.I286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1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85]=1;2^[.$D285];0);IF([.E284]=1;2^[.$D284];0);IF([.E283]=1;2^[.$D283];0);IF([.E282]=1;2^[.$D282];0);IF([.E281]=1;2^[.$D281];0);IF([.E280]=1;2^[.$D280];0);IF([.E279]=1;2^[.$D279];0);IF([.E278]=1;2^[.$D278];0));2))" office:value-type="string" office:string-value="0x64" calcext:value-type="string">
            <text:p>0x64</text:p>
          </table:table-cell>
          <table:table-cell table:style-name="ce2" table:formula="of:=CONCATENATE(&quot;0x&quot;;DEC2HEX(SUM(IF([.F285]=1;2^[.$D285];0);IF([.F284]=1;2^[.$D284];0);IF([.F283]=1;2^[.$D283];0);IF([.F282]=1;2^[.$D282];0);IF([.F281]=1;2^[.$D281];0);IF([.F280]=1;2^[.$D280];0);IF([.F279]=1;2^[.$D279];0);IF([.F278]=1;2^[.$D278];0));2))" office:value-type="string" office:string-value="0x92" calcext:value-type="string">
            <text:p>0x92</text:p>
          </table:table-cell>
          <table:table-cell table:style-name="ce2" table:formula="of:=CONCATENATE(&quot;0x&quot;;DEC2HEX(SUM(IF([.G285]=1;2^[.$D285];0);IF([.G284]=1;2^[.$D284];0);IF([.G283]=1;2^[.$D283];0);IF([.G282]=1;2^[.$D282];0);IF([.G281]=1;2^[.$D281];0);IF([.G280]=1;2^[.$D280];0);IF([.G279]=1;2^[.$D279];0);IF([.G278]=1;2^[.$D278];0));2))" office:value-type="string" office:string-value="0x92" calcext:value-type="string">
            <text:p>0x92</text:p>
          </table:table-cell>
          <table:table-cell table:style-name="ce2" table:formula="of:=CONCATENATE(&quot;0x&quot;;DEC2HEX(SUM(IF([.H285]=1;2^[.$D285];0);IF([.H284]=1;2^[.$D284];0);IF([.H283]=1;2^[.$D283];0);IF([.H282]=1;2^[.$D282];0);IF([.H281]=1;2^[.$D281];0);IF([.H280]=1;2^[.$D280];0);IF([.H279]=1;2^[.$D279];0);IF([.H278]=1;2^[.$D278];0));2))" office:value-type="string" office:string-value="0x92" calcext:value-type="string">
            <text:p>0x92</text:p>
          </table:table-cell>
          <table:table-cell table:style-name="ce2" table:formula="of:=CONCATENATE(&quot;0x&quot;;DEC2HEX(SUM(IF([.I285]=1;2^[.$D285];0);IF([.I284]=1;2^[.$D284];0);IF([.I283]=1;2^[.$D283];0);IF([.I282]=1;2^[.$D282];0);IF([.I281]=1;2^[.$D281];0);IF([.I280]=1;2^[.$D280];0);IF([.I279]=1;2^[.$D279];0);IF([.I278]=1;2^[.$D278];0));2))" office:value-type="string" office:string-value="0x7C" calcext:value-type="string">
            <text:p>0x7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88]+1" office:value-type="float" office:value="1" calcext:value-type="float">
            <text:p>1</text:p>
          </table:table-cell>
          <table:table-cell table:style-name="ce2" table:formula="of:=[.F288]+1" office:value-type="float" office:value="2" calcext:value-type="float">
            <text:p>2</text:p>
          </table:table-cell>
          <table:table-cell table:style-name="ce2" table:formula="of:=[.G288]+1" office:value-type="float" office:value="3" calcext:value-type="float">
            <text:p>3</text:p>
          </table:table-cell>
          <table:table-cell table:style-name="ce2" table:formula="of:=[.H28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2" table:formula="of:=[.A278]+1" office:value-type="float" office:value="58" calcext:value-type="float">
            <text:p>58</text:p>
          </table:table-cell>
          <table:table-cell table:style-name="ce2" table:formula="of:=DEC2HEX([.A289];2)" office:value-type="string" office:string-value="3A" calcext:value-type="string">
            <text:p>3A</text:p>
          </table:table-cell>
          <table:table-cell table:style-name="ce2" table:formula="of:=CHAR([.A289])" office:value-type="string" office:string-value=":" calcext:value-type="string">
            <text:p>: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2" table:number-columns-repeated="2"/>
          <table:table-cell table:style-name="ce131"/>
          <table:table-cell table:style-name="ce32" table:number-columns-repeated="2"/>
          <table:table-cell table:style-name="ce2" table:formula="of:=[.E297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32" table:number-columns-repeated="2"/>
          <table:table-cell table:style-name="ce2" table:formula="of:=[.F297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32" table:number-columns-repeated="2"/>
          <table:table-cell table:style-name="ce2" table:formula="of:=[.G297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2" table:number-columns-repeated="2"/>
          <table:table-cell table:style-name="ce131"/>
          <table:table-cell table:style-name="ce32" table:number-columns-repeated="2"/>
          <table:table-cell table:style-name="ce2" table:formula="of:=[.H297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32" table:number-columns-repeated="2"/>
          <table:table-cell table:style-name="ce2" table:formula="of:=[.I297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2" table:number-columns-repeated="2"/>
          <table:table-cell table:style-name="ce131"/>
          <table:table-cell table:style-name="ce32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2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296]=1;2^[.$D296];0);IF([.E295]=1;2^[.$D295];0);IF([.E294]=1;2^[.$D294];0);IF([.E293]=1;2^[.$D293];0);IF([.E292]=1;2^[.$D292];0);IF([.E291]=1;2^[.$D291];0);IF([.E290]=1;2^[.$D290];0);IF([.E289]=1;2^[.$D289];0));2))" office:value-type="string" office:string-value="0x00" calcext:value-type="string">
            <text:p>0x00</text:p>
          </table:table-cell>
          <table:table-cell table:style-name="ce2" table:formula="of:=CONCATENATE(&quot;0x&quot;;DEC2HEX(SUM(IF([.F296]=1;2^[.$D296];0);IF([.F295]=1;2^[.$D295];0);IF([.F294]=1;2^[.$D294];0);IF([.F293]=1;2^[.$D293];0);IF([.F292]=1;2^[.$D292];0);IF([.F291]=1;2^[.$D291];0);IF([.F290]=1;2^[.$D290];0);IF([.F289]=1;2^[.$D289];0));2))" office:value-type="string" office:string-value="0x6C" calcext:value-type="string">
            <text:p>0x6C</text:p>
          </table:table-cell>
          <table:table-cell table:style-name="ce2" table:formula="of:=CONCATENATE(&quot;0x&quot;;DEC2HEX(SUM(IF([.G296]=1;2^[.$D296];0);IF([.G295]=1;2^[.$D295];0);IF([.G294]=1;2^[.$D294];0);IF([.G293]=1;2^[.$D293];0);IF([.G292]=1;2^[.$D292];0);IF([.G291]=1;2^[.$D291];0);IF([.G290]=1;2^[.$D290];0);IF([.G289]=1;2^[.$D289];0));2))" office:value-type="string" office:string-value="0x6C" calcext:value-type="string">
            <text:p>0x6C</text:p>
          </table:table-cell>
          <table:table-cell table:style-name="ce2" table:formula="of:=CONCATENATE(&quot;0x&quot;;DEC2HEX(SUM(IF([.H296]=1;2^[.$D296];0);IF([.H295]=1;2^[.$D295];0);IF([.H294]=1;2^[.$D294];0);IF([.H293]=1;2^[.$D293];0);IF([.H292]=1;2^[.$D292];0);IF([.H291]=1;2^[.$D291];0);IF([.H290]=1;2^[.$D290];0);IF([.H289]=1;2^[.$D289];0));2))" office:value-type="string" office:string-value="0x00" calcext:value-type="string">
            <text:p>0x00</text:p>
          </table:table-cell>
          <table:table-cell table:style-name="ce2" table:formula="of:=CONCATENATE(&quot;0x&quot;;DEC2HEX(SUM(IF([.I296]=1;2^[.$D296];0);IF([.I295]=1;2^[.$D295];0);IF([.I294]=1;2^[.$D294];0);IF([.I293]=1;2^[.$D293];0);IF([.I292]=1;2^[.$D292];0);IF([.I291]=1;2^[.$D291];0);IF([.I290]=1;2^[.$D290];0);IF([.I289]=1;2^[.$D289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299]+1" office:value-type="float" office:value="1" calcext:value-type="float">
            <text:p>1</text:p>
          </table:table-cell>
          <table:table-cell table:style-name="ce2" table:formula="of:=[.F299]+1" office:value-type="float" office:value="2" calcext:value-type="float">
            <text:p>2</text:p>
          </table:table-cell>
          <table:table-cell table:style-name="ce2" table:formula="of:=[.G299]+1" office:value-type="float" office:value="3" calcext:value-type="float">
            <text:p>3</text:p>
          </table:table-cell>
          <table:table-cell table:style-name="ce2" table:formula="of:=[.H29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289]+1" office:value-type="float" office:value="59" calcext:value-type="float">
            <text:p>59</text:p>
          </table:table-cell>
          <table:table-cell table:style-name="ce2" table:formula="of:=DEC2HEX([.A300];2)" office:value-type="string" office:string-value="3B" calcext:value-type="string">
            <text:p>3B</text:p>
          </table:table-cell>
          <table:table-cell table:style-name="ce2" table:formula="of:=CHAR([.A300])" office:value-type="string" office:string-value=";" calcext:value-type="string">
            <text:p>;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132"/>
          <table:table-cell table:style-name="ce33" table:number-columns-repeated="2"/>
          <table:table-cell table:style-name="ce2" table:formula="of:=[.E308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33" table:number-columns-repeated="2"/>
          <table:table-cell table:style-name="ce2" table:formula="of:=[.F308]" office:value-type="string" office:string-value="0x6D" calcext:value-type="string">
            <text:p>0x6D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33" table:number-columns-repeated="2"/>
          <table:table-cell table:style-name="ce2" table:formula="of:=[.G308]" office:value-type="string" office:string-value="0x6E" calcext:value-type="string">
            <text:p>0x6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3" table:number-columns-repeated="2"/>
          <table:table-cell table:style-name="ce132"/>
          <table:table-cell table:style-name="ce33" table:number-columns-repeated="2"/>
          <table:table-cell table:style-name="ce2" table:formula="of:=[.H308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33" table:number-columns-repeated="2"/>
          <table:table-cell table:style-name="ce2" table:formula="of:=[.I308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3" table:number-columns-repeated="2"/>
          <table:table-cell table:style-name="ce132" office:value-type="float" office:value="1" calcext:value-type="float">
            <text:p>1</text:p>
          </table:table-cell>
          <table:table-cell table:style-name="ce3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07]=1;2^[.$D307];0);IF([.E306]=1;2^[.$D306];0);IF([.E305]=1;2^[.$D305];0);IF([.E304]=1;2^[.$D304];0);IF([.E303]=1;2^[.$D303];0);IF([.E302]=1;2^[.$D302];0);IF([.E301]=1;2^[.$D301];0);IF([.E300]=1;2^[.$D300];0));2))" office:value-type="string" office:string-value="0x00" calcext:value-type="string">
            <text:p>0x00</text:p>
          </table:table-cell>
          <table:table-cell table:style-name="ce2" table:formula="of:=CONCATENATE(&quot;0x&quot;;DEC2HEX(SUM(IF([.F307]=1;2^[.$D307];0);IF([.F306]=1;2^[.$D306];0);IF([.F305]=1;2^[.$D305];0);IF([.F304]=1;2^[.$D304];0);IF([.F303]=1;2^[.$D303];0);IF([.F302]=1;2^[.$D302];0);IF([.F301]=1;2^[.$D301];0);IF([.F300]=1;2^[.$D300];0));2))" office:value-type="string" office:string-value="0x6D" calcext:value-type="string">
            <text:p>0x6D</text:p>
          </table:table-cell>
          <table:table-cell table:style-name="ce2" table:formula="of:=CONCATENATE(&quot;0x&quot;;DEC2HEX(SUM(IF([.G307]=1;2^[.$D307];0);IF([.G306]=1;2^[.$D306];0);IF([.G305]=1;2^[.$D305];0);IF([.G304]=1;2^[.$D304];0);IF([.G303]=1;2^[.$D303];0);IF([.G302]=1;2^[.$D302];0);IF([.G301]=1;2^[.$D301];0);IF([.G300]=1;2^[.$D300];0));2))" office:value-type="string" office:string-value="0x6E" calcext:value-type="string">
            <text:p>0x6E</text:p>
          </table:table-cell>
          <table:table-cell table:style-name="ce2" table:formula="of:=CONCATENATE(&quot;0x&quot;;DEC2HEX(SUM(IF([.H307]=1;2^[.$D307];0);IF([.H306]=1;2^[.$D306];0);IF([.H305]=1;2^[.$D305];0);IF([.H304]=1;2^[.$D304];0);IF([.H303]=1;2^[.$D303];0);IF([.H302]=1;2^[.$D302];0);IF([.H301]=1;2^[.$D301];0);IF([.H300]=1;2^[.$D300];0));2))" office:value-type="string" office:string-value="0x00" calcext:value-type="string">
            <text:p>0x00</text:p>
          </table:table-cell>
          <table:table-cell table:style-name="ce2" table:formula="of:=CONCATENATE(&quot;0x&quot;;DEC2HEX(SUM(IF([.I307]=1;2^[.$D307];0);IF([.I306]=1;2^[.$D306];0);IF([.I305]=1;2^[.$D305];0);IF([.I304]=1;2^[.$D304];0);IF([.I303]=1;2^[.$D303];0);IF([.I302]=1;2^[.$D302];0);IF([.I301]=1;2^[.$D301];0);IF([.I300]=1;2^[.$D300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10]+1" office:value-type="float" office:value="1" calcext:value-type="float">
            <text:p>1</text:p>
          </table:table-cell>
          <table:table-cell table:style-name="ce2" table:formula="of:=[.F310]+1" office:value-type="float" office:value="2" calcext:value-type="float">
            <text:p>2</text:p>
          </table:table-cell>
          <table:table-cell table:style-name="ce2" table:formula="of:=[.G310]+1" office:value-type="float" office:value="3" calcext:value-type="float">
            <text:p>3</text:p>
          </table:table-cell>
          <table:table-cell table:style-name="ce2" table:formula="of:=[.H31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00]+1" office:value-type="float" office:value="60" calcext:value-type="float">
            <text:p>60</text:p>
          </table:table-cell>
          <table:table-cell table:style-name="ce2" table:formula="of:=DEC2HEX([.A311];2)" office:value-type="string" office:string-value="3C" calcext:value-type="string">
            <text:p>3C</text:p>
          </table:table-cell>
          <table:table-cell table:style-name="ce2" table:formula="of:=CHAR([.A311])" office:value-type="string" office:string-value="&lt;" calcext:value-type="string">
            <text:p>&lt;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<text:s/></text:p>
          </table:table-cell>
          <table:table-cell table:style-name="ce133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2" table:formula="of:=[.E319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<text:s/></text:p>
          </table:table-cell>
          <table:table-cell table:style-name="ce13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2" table:formula="of:=[.F319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4" table:number-columns-repeated="2"/>
          <table:table-cell table:style-name="ce133" office:value-type="float" office:value="1" calcext:value-type="float">
            <text:p>1</text:p>
          </table:table-cell>
          <table:table-cell table:style-name="ce34" table:number-columns-repeated="2"/>
          <table:table-cell table:style-name="ce2" table:formula="of:=[.G319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133"/>
          <table:table-cell table:style-name="ce34" table:number-columns-repeated="2"/>
          <table:table-cell table:style-name="ce2" table:formula="of:=[.H319]" office:value-type="string" office:string-value="0x44" calcext:value-type="string">
            <text:p>0x4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4" table:number-columns-repeated="2"/>
          <table:table-cell table:style-name="ce133" office:value-type="float" office:value="1" calcext:value-type="float">
            <text:p>1</text:p>
          </table:table-cell>
          <table:table-cell table:style-name="ce34" table:number-columns-repeated="2"/>
          <table:table-cell table:style-name="ce2" table:formula="of:=[.I319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4" table:number-columns-repeated="2"/>
          <table:table-cell table:style-name="ce133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18]=1;2^[.$D318];0);IF([.E317]=1;2^[.$D317];0);IF([.E316]=1;2^[.$D316];0);IF([.E315]=1;2^[.$D315];0);IF([.E314]=1;2^[.$D314];0);IF([.E313]=1;2^[.$D313];0);IF([.E312]=1;2^[.$D312];0);IF([.E311]=1;2^[.$D311];0));2))" office:value-type="string" office:string-value="0x00" calcext:value-type="string">
            <text:p>0x00</text:p>
          </table:table-cell>
          <table:table-cell table:style-name="ce2" table:formula="of:=CONCATENATE(&quot;0x&quot;;DEC2HEX(SUM(IF([.F318]=1;2^[.$D318];0);IF([.F317]=1;2^[.$D317];0);IF([.F316]=1;2^[.$D316];0);IF([.F315]=1;2^[.$D315];0);IF([.F314]=1;2^[.$D314];0);IF([.F313]=1;2^[.$D313];0);IF([.F312]=1;2^[.$D312];0);IF([.F311]=1;2^[.$D311];0));2))" office:value-type="string" office:string-value="0x10" calcext:value-type="string">
            <text:p>0x10</text:p>
          </table:table-cell>
          <table:table-cell table:style-name="ce2" table:formula="of:=CONCATENATE(&quot;0x&quot;;DEC2HEX(SUM(IF([.G318]=1;2^[.$D318];0);IF([.G317]=1;2^[.$D317];0);IF([.G316]=1;2^[.$D316];0);IF([.G315]=1;2^[.$D315];0);IF([.G314]=1;2^[.$D314];0);IF([.G313]=1;2^[.$D313];0);IF([.G312]=1;2^[.$D312];0);IF([.G311]=1;2^[.$D311];0));2))" office:value-type="string" office:string-value="0x28" calcext:value-type="string">
            <text:p>0x28</text:p>
          </table:table-cell>
          <table:table-cell table:style-name="ce2" table:formula="of:=CONCATENATE(&quot;0x&quot;;DEC2HEX(SUM(IF([.H318]=1;2^[.$D318];0);IF([.H317]=1;2^[.$D317];0);IF([.H316]=1;2^[.$D316];0);IF([.H315]=1;2^[.$D315];0);IF([.H314]=1;2^[.$D314];0);IF([.H313]=1;2^[.$D313];0);IF([.H312]=1;2^[.$D312];0);IF([.H311]=1;2^[.$D311];0));2))" office:value-type="string" office:string-value="0x44" calcext:value-type="string">
            <text:p>0x44</text:p>
          </table:table-cell>
          <table:table-cell table:style-name="ce2" table:formula="of:=CONCATENATE(&quot;0x&quot;;DEC2HEX(SUM(IF([.I318]=1;2^[.$D318];0);IF([.I317]=1;2^[.$D317];0);IF([.I316]=1;2^[.$D316];0);IF([.I315]=1;2^[.$D315];0);IF([.I314]=1;2^[.$D314];0);IF([.I313]=1;2^[.$D313];0);IF([.I312]=1;2^[.$D312];0);IF([.I311]=1;2^[.$D311];0));2))" office:value-type="string" office:string-value="0x82" calcext:value-type="string">
            <text:p>0x82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21]+1" office:value-type="float" office:value="1" calcext:value-type="float">
            <text:p>1</text:p>
          </table:table-cell>
          <table:table-cell table:style-name="ce2" table:formula="of:=[.F321]+1" office:value-type="float" office:value="2" calcext:value-type="float">
            <text:p>2</text:p>
          </table:table-cell>
          <table:table-cell table:style-name="ce2" table:formula="of:=[.G321]+1" office:value-type="float" office:value="3" calcext:value-type="float">
            <text:p>3</text:p>
          </table:table-cell>
          <table:table-cell table:style-name="ce2" table:formula="of:=[.H32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11]+1" office:value-type="float" office:value="61" calcext:value-type="float">
            <text:p>61</text:p>
          </table:table-cell>
          <table:table-cell table:style-name="ce2" table:formula="of:=DEC2HEX([.A322];2)" office:value-type="string" office:string-value="3D" calcext:value-type="string">
            <text:p>3D</text:p>
          </table:table-cell>
          <table:table-cell table:style-name="ce2" table:formula="of:=CHAR([.A322])" office:value-type="string" office:string-value="=" calcext:value-type="string">
            <text:p>=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134"/>
          <table:table-cell table:style-name="ce35" table:number-columns-repeated="2"/>
          <table:table-cell table:style-name="ce2" table:formula="of:=[.E330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134"/>
          <table:table-cell table:style-name="ce35" table:number-columns-repeated="2"/>
          <table:table-cell table:style-name="ce2" table:formula="of:=[.F330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2" table:formula="of:=[.G330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5" table:number-columns-repeated="2"/>
          <table:table-cell table:style-name="ce134"/>
          <table:table-cell table:style-name="ce35" table:number-columns-repeated="2"/>
          <table:table-cell table:style-name="ce2" table:formula="of:=[.H330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2" table:formula="of:=[.I330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5" table:number-columns-repeated="2"/>
          <table:table-cell table:style-name="ce134"/>
          <table:table-cell table:style-name="ce35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29]=1;2^[.$D329];0);IF([.E328]=1;2^[.$D328];0);IF([.E327]=1;2^[.$D327];0);IF([.E326]=1;2^[.$D326];0);IF([.E325]=1;2^[.$D325];0);IF([.E324]=1;2^[.$D324];0);IF([.E323]=1;2^[.$D323];0);IF([.E322]=1;2^[.$D322];0));2))" office:value-type="string" office:string-value="0x28" calcext:value-type="string">
            <text:p>0x28</text:p>
          </table:table-cell>
          <table:table-cell table:style-name="ce2" table:formula="of:=CONCATENATE(&quot;0x&quot;;DEC2HEX(SUM(IF([.F329]=1;2^[.$D329];0);IF([.F328]=1;2^[.$D328];0);IF([.F327]=1;2^[.$D327];0);IF([.F326]=1;2^[.$D326];0);IF([.F325]=1;2^[.$D325];0);IF([.F324]=1;2^[.$D324];0);IF([.F323]=1;2^[.$D323];0);IF([.F322]=1;2^[.$D322];0));2))" office:value-type="string" office:string-value="0x28" calcext:value-type="string">
            <text:p>0x28</text:p>
          </table:table-cell>
          <table:table-cell table:style-name="ce2" table:formula="of:=CONCATENATE(&quot;0x&quot;;DEC2HEX(SUM(IF([.G329]=1;2^[.$D329];0);IF([.G328]=1;2^[.$D328];0);IF([.G327]=1;2^[.$D327];0);IF([.G326]=1;2^[.$D326];0);IF([.G325]=1;2^[.$D325];0);IF([.G324]=1;2^[.$D324];0);IF([.G323]=1;2^[.$D323];0);IF([.G322]=1;2^[.$D322];0));2))" office:value-type="string" office:string-value="0x28" calcext:value-type="string">
            <text:p>0x28</text:p>
          </table:table-cell>
          <table:table-cell table:style-name="ce2" table:formula="of:=CONCATENATE(&quot;0x&quot;;DEC2HEX(SUM(IF([.H329]=1;2^[.$D329];0);IF([.H328]=1;2^[.$D328];0);IF([.H327]=1;2^[.$D327];0);IF([.H326]=1;2^[.$D326];0);IF([.H325]=1;2^[.$D325];0);IF([.H324]=1;2^[.$D324];0);IF([.H323]=1;2^[.$D323];0);IF([.H322]=1;2^[.$D322];0));2))" office:value-type="string" office:string-value="0x28" calcext:value-type="string">
            <text:p>0x28</text:p>
          </table:table-cell>
          <table:table-cell table:style-name="ce2" table:formula="of:=CONCATENATE(&quot;0x&quot;;DEC2HEX(SUM(IF([.I329]=1;2^[.$D329];0);IF([.I328]=1;2^[.$D328];0);IF([.I327]=1;2^[.$D327];0);IF([.I326]=1;2^[.$D326];0);IF([.I325]=1;2^[.$D325];0);IF([.I324]=1;2^[.$D324];0);IF([.I323]=1;2^[.$D323];0);IF([.I322]=1;2^[.$D322];0));2))" office:value-type="string" office:string-value="0x28" calcext:value-type="string">
            <text:p>0x28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32]+1" office:value-type="float" office:value="1" calcext:value-type="float">
            <text:p>1</text:p>
          </table:table-cell>
          <table:table-cell table:style-name="ce2" table:formula="of:=[.F332]+1" office:value-type="float" office:value="2" calcext:value-type="float">
            <text:p>2</text:p>
          </table:table-cell>
          <table:table-cell table:style-name="ce2" table:formula="of:=[.G332]+1" office:value-type="float" office:value="3" calcext:value-type="float">
            <text:p>3</text:p>
          </table:table-cell>
          <table:table-cell table:style-name="ce2" table:formula="of:=[.H33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22]+1" office:value-type="float" office:value="62" calcext:value-type="float">
            <text:p>62</text:p>
          </table:table-cell>
          <table:table-cell table:style-name="ce2" table:formula="of:=DEC2HEX([.A333];2)" office:value-type="string" office:string-value="3E" calcext:value-type="string">
            <text:p>3E</text:p>
          </table:table-cell>
          <table:table-cell table:style-name="ce2" table:formula="of:=CHAR([.A333])" office:value-type="string" office:string-value="&gt;" calcext:value-type="string">
            <text:p>&gt;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<text:s/></text:p>
          </table:table-cell>
          <table:table-cell table:style-name="ce135"/>
          <table:table-cell table:style-name="ce36" table:number-columns-repeated="2"/>
          <table:table-cell table:style-name="ce2" table:formula="of:=[.E341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135"/>
          <table:table-cell table:style-name="ce36" table:number-columns-repeated="2"/>
          <table:table-cell table:style-name="ce2" table:formula="of:=[.F341]" office:value-type="string" office:string-value="0x44" calcext:value-type="string">
            <text:p>0x4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6" table:number-columns-repeated="2"/>
          <table:table-cell table:style-name="ce135" office:value-type="float" office:value="1" calcext:value-type="float">
            <text:p>1</text:p>
          </table:table-cell>
          <table:table-cell table:style-name="ce36" table:number-columns-repeated="2"/>
          <table:table-cell table:style-name="ce2" table:formula="of:=[.G341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6" table:number-columns-repeated="2"/>
          <table:table-cell table:style-name="ce13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2" table:formula="of:=[.H34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6" table:number-columns-repeated="2"/>
          <table:table-cell table:style-name="ce135" office:value-type="float" office:value="1" calcext:value-type="float">
            <text:p>1</text:p>
          </table:table-cell>
          <table:table-cell table:style-name="ce36" table:number-columns-repeated="2"/>
          <table:table-cell table:style-name="ce2" table:formula="of:=[.I341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5"/>
          <table:table-cell table:style-name="ce36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6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40]=1;2^[.$D340];0);IF([.E339]=1;2^[.$D339];0);IF([.E338]=1;2^[.$D338];0);IF([.E337]=1;2^[.$D337];0);IF([.E336]=1;2^[.$D336];0);IF([.E335]=1;2^[.$D335];0);IF([.E334]=1;2^[.$D334];0);IF([.E333]=1;2^[.$D333];0));2))" office:value-type="string" office:string-value="0x82" calcext:value-type="string">
            <text:p>0x82</text:p>
          </table:table-cell>
          <table:table-cell table:style-name="ce2" table:formula="of:=CONCATENATE(&quot;0x&quot;;DEC2HEX(SUM(IF([.F340]=1;2^[.$D340];0);IF([.F339]=1;2^[.$D339];0);IF([.F338]=1;2^[.$D338];0);IF([.F337]=1;2^[.$D337];0);IF([.F336]=1;2^[.$D336];0);IF([.F335]=1;2^[.$D335];0);IF([.F334]=1;2^[.$D334];0);IF([.F333]=1;2^[.$D333];0));2))" office:value-type="string" office:string-value="0x44" calcext:value-type="string">
            <text:p>0x44</text:p>
          </table:table-cell>
          <table:table-cell table:style-name="ce2" table:formula="of:=CONCATENATE(&quot;0x&quot;;DEC2HEX(SUM(IF([.G340]=1;2^[.$D340];0);IF([.G339]=1;2^[.$D339];0);IF([.G338]=1;2^[.$D338];0);IF([.G337]=1;2^[.$D337];0);IF([.G336]=1;2^[.$D336];0);IF([.G335]=1;2^[.$D335];0);IF([.G334]=1;2^[.$D334];0);IF([.G333]=1;2^[.$D333];0));2))" office:value-type="string" office:string-value="0x28" calcext:value-type="string">
            <text:p>0x28</text:p>
          </table:table-cell>
          <table:table-cell table:style-name="ce2" table:formula="of:=CONCATENATE(&quot;0x&quot;;DEC2HEX(SUM(IF([.H340]=1;2^[.$D340];0);IF([.H339]=1;2^[.$D339];0);IF([.H338]=1;2^[.$D338];0);IF([.H337]=1;2^[.$D337];0);IF([.H336]=1;2^[.$D336];0);IF([.H335]=1;2^[.$D335];0);IF([.H334]=1;2^[.$D334];0);IF([.H333]=1;2^[.$D333];0));2))" office:value-type="string" office:string-value="0x10" calcext:value-type="string">
            <text:p>0x10</text:p>
          </table:table-cell>
          <table:table-cell table:style-name="ce2" table:formula="of:=CONCATENATE(&quot;0x&quot;;DEC2HEX(SUM(IF([.I340]=1;2^[.$D340];0);IF([.I339]=1;2^[.$D339];0);IF([.I338]=1;2^[.$D338];0);IF([.I337]=1;2^[.$D337];0);IF([.I336]=1;2^[.$D336];0);IF([.I335]=1;2^[.$D335];0);IF([.I334]=1;2^[.$D334];0);IF([.I333]=1;2^[.$D333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43]+1" office:value-type="float" office:value="1" calcext:value-type="float">
            <text:p>1</text:p>
          </table:table-cell>
          <table:table-cell table:style-name="ce2" table:formula="of:=[.F343]+1" office:value-type="float" office:value="2" calcext:value-type="float">
            <text:p>2</text:p>
          </table:table-cell>
          <table:table-cell table:style-name="ce2" table:formula="of:=[.G343]+1" office:value-type="float" office:value="3" calcext:value-type="float">
            <text:p>3</text:p>
          </table:table-cell>
          <table:table-cell table:style-name="ce2" table:formula="of:=[.H34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33]+1" office:value-type="float" office:value="63" calcext:value-type="float">
            <text:p>63</text:p>
          </table:table-cell>
          <table:table-cell table:style-name="ce2" table:formula="of:=DEC2HEX([.A344];2)" office:value-type="string" office:string-value="3F" calcext:value-type="string">
            <text:p>3F</text:p>
          </table:table-cell>
          <table:table-cell table:style-name="ce2" table:formula="of:=CHAR([.A344])" office:value-type="string" office:string-value="?" calcext:value-type="string">
            <text:p>?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2" table:formula="of:=[.E352]" office:value-type="string" office:string-value="0x40" calcext:value-type="string">
            <text:p>0x4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<text:s/></text:p>
          </table:table-cell>
          <table:table-cell table:style-name="ce136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2" table:formula="of:=[.F352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7" table:number-columns-repeated="2"/>
          <table:table-cell table:style-name="ce13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2" table:formula="of:=[.G352]" office:value-type="string" office:string-value="0x9A" calcext:value-type="string">
            <text:p>0x9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7" table:number-columns-repeated="2"/>
          <table:table-cell table:style-name="ce136" office:value-type="float" office:value="1" calcext:value-type="float">
            <text:p>1</text:p>
          </table:table-cell>
          <table:table-cell table:style-name="ce37" table:number-columns-repeated="2"/>
          <table:table-cell table:style-name="ce2" table:formula="of:=[.H352]" office:value-type="string" office:string-value="0xA0" calcext:value-type="string">
            <text:p>0xA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7" table:number-columns-repeated="2"/>
          <table:table-cell table:style-name="ce136" office:value-type="float" office:value="1" calcext:value-type="float">
            <text:p>1</text:p>
          </table:table-cell>
          <table:table-cell table:style-name="ce37" table:number-columns-repeated="2"/>
          <table:table-cell table:style-name="ce2" table:formula="of:=[.I352]" office:value-type="string" office:string-value="0x40" calcext:value-type="string">
            <text:p>0x4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7" table:number-columns-repeated="2"/>
          <table:table-cell table:style-name="ce136" office:value-type="float" office:value="1" calcext:value-type="float">
            <text:p>1</text:p>
          </table:table-cell>
          <table:table-cell table:style-name="ce37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51]=1;2^[.$D351];0);IF([.E350]=1;2^[.$D350];0);IF([.E349]=1;2^[.$D349];0);IF([.E348]=1;2^[.$D348];0);IF([.E347]=1;2^[.$D347];0);IF([.E346]=1;2^[.$D346];0);IF([.E345]=1;2^[.$D345];0);IF([.E344]=1;2^[.$D344];0));2))" office:value-type="string" office:string-value="0x40" calcext:value-type="string">
            <text:p>0x40</text:p>
          </table:table-cell>
          <table:table-cell table:style-name="ce2" table:formula="of:=CONCATENATE(&quot;0x&quot;;DEC2HEX(SUM(IF([.F351]=1;2^[.$D351];0);IF([.F350]=1;2^[.$D350];0);IF([.F349]=1;2^[.$D349];0);IF([.F348]=1;2^[.$D348];0);IF([.F347]=1;2^[.$D347];0);IF([.F346]=1;2^[.$D346];0);IF([.F345]=1;2^[.$D345];0);IF([.F344]=1;2^[.$D344];0));2))" office:value-type="string" office:string-value="0x80" calcext:value-type="string">
            <text:p>0x80</text:p>
          </table:table-cell>
          <table:table-cell table:style-name="ce2" table:formula="of:=CONCATENATE(&quot;0x&quot;;DEC2HEX(SUM(IF([.G351]=1;2^[.$D351];0);IF([.G350]=1;2^[.$D350];0);IF([.G349]=1;2^[.$D349];0);IF([.G348]=1;2^[.$D348];0);IF([.G347]=1;2^[.$D347];0);IF([.G346]=1;2^[.$D346];0);IF([.G345]=1;2^[.$D345];0);IF([.G344]=1;2^[.$D344];0));2))" office:value-type="string" office:string-value="0x9A" calcext:value-type="string">
            <text:p>0x9A</text:p>
          </table:table-cell>
          <table:table-cell table:style-name="ce2" table:formula="of:=CONCATENATE(&quot;0x&quot;;DEC2HEX(SUM(IF([.H351]=1;2^[.$D351];0);IF([.H350]=1;2^[.$D350];0);IF([.H349]=1;2^[.$D349];0);IF([.H348]=1;2^[.$D348];0);IF([.H347]=1;2^[.$D347];0);IF([.H346]=1;2^[.$D346];0);IF([.H345]=1;2^[.$D345];0);IF([.H344]=1;2^[.$D344];0));2))" office:value-type="string" office:string-value="0xA0" calcext:value-type="string">
            <text:p>0xA0</text:p>
          </table:table-cell>
          <table:table-cell table:style-name="ce2" table:formula="of:=CONCATENATE(&quot;0x&quot;;DEC2HEX(SUM(IF([.I351]=1;2^[.$D351];0);IF([.I350]=1;2^[.$D350];0);IF([.I349]=1;2^[.$D349];0);IF([.I348]=1;2^[.$D348];0);IF([.I347]=1;2^[.$D347];0);IF([.I346]=1;2^[.$D346];0);IF([.I345]=1;2^[.$D345];0);IF([.I344]=1;2^[.$D344];0));2))" office:value-type="string" office:string-value="0x40" calcext:value-type="string">
            <text:p>0x4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54]+1" office:value-type="float" office:value="1" calcext:value-type="float">
            <text:p>1</text:p>
          </table:table-cell>
          <table:table-cell table:style-name="ce2" table:formula="of:=[.F354]+1" office:value-type="float" office:value="2" calcext:value-type="float">
            <text:p>2</text:p>
          </table:table-cell>
          <table:table-cell table:style-name="ce2" table:formula="of:=[.G354]+1" office:value-type="float" office:value="3" calcext:value-type="float">
            <text:p>3</text:p>
          </table:table-cell>
          <table:table-cell table:style-name="ce2" table:formula="of:=[.H35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44]+1" office:value-type="float" office:value="64" calcext:value-type="float">
            <text:p>64</text:p>
          </table:table-cell>
          <table:table-cell table:style-name="ce2" table:formula="of:=DEC2HEX([.A355];2)" office:value-type="string" office:string-value="40" calcext:value-type="string">
            <text:p>40</text:p>
          </table:table-cell>
          <table:table-cell table:style-name="ce2" table:formula="of:=CHAR([.A355])" office:value-type="string" office:string-value="@" calcext:value-type="string">
            <text:p>@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" table:formula="of:=[.E363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1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2" table:formula="of:=[.F363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137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2" table:formula="of:=[.G363]" office:value-type="string" office:string-value="0xBA" calcext:value-type="string">
            <text:p>0xB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137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2" table:formula="of:=[.H363]" office:value-type="string" office:string-value="0xAA" calcext:value-type="string">
            <text:p>0xA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137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2" table:formula="of:=[.I363]" office:value-type="string" office:string-value="0x7A" calcext:value-type="string">
            <text:p>0x7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62]=1;2^[.$D362];0);IF([.E361]=1;2^[.$D361];0);IF([.E360]=1;2^[.$D360];0);IF([.E359]=1;2^[.$D359];0);IF([.E358]=1;2^[.$D358];0);IF([.E357]=1;2^[.$D357];0);IF([.E356]=1;2^[.$D356];0);IF([.E355]=1;2^[.$D355];0));2))" office:value-type="string" office:string-value="0x7C" calcext:value-type="string">
            <text:p>0x7C</text:p>
          </table:table-cell>
          <table:table-cell table:style-name="ce2" table:formula="of:=CONCATENATE(&quot;0x&quot;;DEC2HEX(SUM(IF([.F362]=1;2^[.$D362];0);IF([.F361]=1;2^[.$D361];0);IF([.F360]=1;2^[.$D360];0);IF([.F359]=1;2^[.$D359];0);IF([.F358]=1;2^[.$D358];0);IF([.F357]=1;2^[.$D357];0);IF([.F356]=1;2^[.$D356];0);IF([.F355]=1;2^[.$D355];0));2))" office:value-type="string" office:string-value="0x82" calcext:value-type="string">
            <text:p>0x82</text:p>
          </table:table-cell>
          <table:table-cell table:style-name="ce2" table:formula="of:=CONCATENATE(&quot;0x&quot;;DEC2HEX(SUM(IF([.G362]=1;2^[.$D362];0);IF([.G361]=1;2^[.$D361];0);IF([.G360]=1;2^[.$D360];0);IF([.G359]=1;2^[.$D359];0);IF([.G358]=1;2^[.$D358];0);IF([.G357]=1;2^[.$D357];0);IF([.G356]=1;2^[.$D356];0);IF([.G355]=1;2^[.$D355];0));2))" office:value-type="string" office:string-value="0xBA" calcext:value-type="string">
            <text:p>0xBA</text:p>
          </table:table-cell>
          <table:table-cell table:style-name="ce2" table:formula="of:=CONCATENATE(&quot;0x&quot;;DEC2HEX(SUM(IF([.H362]=1;2^[.$D362];0);IF([.H361]=1;2^[.$D361];0);IF([.H360]=1;2^[.$D360];0);IF([.H359]=1;2^[.$D359];0);IF([.H358]=1;2^[.$D358];0);IF([.H357]=1;2^[.$D357];0);IF([.H356]=1;2^[.$D356];0);IF([.H355]=1;2^[.$D355];0));2))" office:value-type="string" office:string-value="0xAA" calcext:value-type="string">
            <text:p>0xAA</text:p>
          </table:table-cell>
          <table:table-cell table:style-name="ce2" table:formula="of:=CONCATENATE(&quot;0x&quot;;DEC2HEX(SUM(IF([.I362]=1;2^[.$D362];0);IF([.I361]=1;2^[.$D361];0);IF([.I360]=1;2^[.$D360];0);IF([.I359]=1;2^[.$D359];0);IF([.I358]=1;2^[.$D358];0);IF([.I357]=1;2^[.$D357];0);IF([.I356]=1;2^[.$D356];0);IF([.I355]=1;2^[.$D355];0));2))" office:value-type="string" office:string-value="0x7A" calcext:value-type="string">
            <text:p>0x7A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65]+1" office:value-type="float" office:value="1" calcext:value-type="float">
            <text:p>1</text:p>
          </table:table-cell>
          <table:table-cell table:style-name="ce2" table:formula="of:=[.F365]+1" office:value-type="float" office:value="2" calcext:value-type="float">
            <text:p>2</text:p>
          </table:table-cell>
          <table:table-cell table:style-name="ce2" table:formula="of:=[.G365]+1" office:value-type="float" office:value="3" calcext:value-type="float">
            <text:p>3</text:p>
          </table:table-cell>
          <table:table-cell table:style-name="ce2" table:formula="of:=[.H36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55]+1" office:value-type="float" office:value="65" calcext:value-type="float">
            <text:p>65</text:p>
          </table:table-cell>
          <table:table-cell table:style-name="ce2" table:formula="of:=DEC2HEX([.A366];2)" office:value-type="string" office:string-value="41" calcext:value-type="string">
            <text:p>41</text:p>
          </table:table-cell>
          <table:table-cell table:style-name="ce2" table:formula="of:=CHAR([.A366])" office:value-type="string" office:string-value="A" calcext:value-type="string">
            <text:p>A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39"/>
          <table:table-cell table:style-name="ce39" office:value-type="string" calcext:value-type="string">
            <text:p><text:s/></text:p>
          </table:table-cell>
          <table:table-cell table:style-name="ce138" office:value-type="float" office:value="1" calcext:value-type="float">
            <text:p>1</text:p>
          </table:table-cell>
          <table:table-cell table:style-name="ce39" table:number-columns-repeated="2"/>
          <table:table-cell table:style-name="ce2" table:formula="of:=[.E374]" office:value-type="string" office:string-value="0x3E" calcext:value-type="string">
            <text:p>0x3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138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2" table:formula="of:=[.F374]" office:value-type="string" office:string-value="0x48" calcext:value-type="string">
            <text:p>0x4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<text:s/></text:p>
          </table:table-cell>
          <table:table-cell table:style-name="ce138"/>
          <table:table-cell table:style-name="ce39" office:value-type="string" calcext:value-type="string">
            <text:p><text:s/></text:p>
          </table:table-cell>
          <table:table-cell table:style-name="ce39" office:value-type="float" office:value="1" calcext:value-type="float">
            <text:p>1</text:p>
          </table:table-cell>
          <table:table-cell table:style-name="ce2" table:formula="of:=[.G374]" office:value-type="string" office:string-value="0x88" calcext:value-type="string">
            <text:p>0x8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<text:s/></text:p>
          </table:table-cell>
          <table:table-cell table:style-name="ce138"/>
          <table:table-cell table:style-name="ce39" office:value-type="string" calcext:value-type="string">
            <text:p><text:s/></text:p>
          </table:table-cell>
          <table:table-cell table:style-name="ce39" office:value-type="float" office:value="1" calcext:value-type="float">
            <text:p>1</text:p>
          </table:table-cell>
          <table:table-cell table:style-name="ce2" table:formula="of:=[.H374]" office:value-type="string" office:string-value="0x48" calcext:value-type="string">
            <text:p>0x4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" table:formula="of:=[.I374]" office:value-type="string" office:string-value="0x3E" calcext:value-type="string">
            <text:p>0x3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138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3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73]=1;2^[.$D373];0);IF([.E372]=1;2^[.$D372];0);IF([.E371]=1;2^[.$D371];0);IF([.E370]=1;2^[.$D370];0);IF([.E369]=1;2^[.$D369];0);IF([.E368]=1;2^[.$D368];0);IF([.E367]=1;2^[.$D367];0);IF([.E366]=1;2^[.$D366];0));2))" office:value-type="string" office:string-value="0x3E" calcext:value-type="string">
            <text:p>0x3E</text:p>
          </table:table-cell>
          <table:table-cell table:style-name="ce2" table:formula="of:=CONCATENATE(&quot;0x&quot;;DEC2HEX(SUM(IF([.F373]=1;2^[.$D373];0);IF([.F372]=1;2^[.$D372];0);IF([.F371]=1;2^[.$D371];0);IF([.F370]=1;2^[.$D370];0);IF([.F369]=1;2^[.$D369];0);IF([.F368]=1;2^[.$D368];0);IF([.F367]=1;2^[.$D367];0);IF([.F366]=1;2^[.$D366];0));2))" office:value-type="string" office:string-value="0x48" calcext:value-type="string">
            <text:p>0x48</text:p>
          </table:table-cell>
          <table:table-cell table:style-name="ce2" table:formula="of:=CONCATENATE(&quot;0x&quot;;DEC2HEX(SUM(IF([.G373]=1;2^[.$D373];0);IF([.G372]=1;2^[.$D372];0);IF([.G371]=1;2^[.$D371];0);IF([.G370]=1;2^[.$D370];0);IF([.G369]=1;2^[.$D369];0);IF([.G368]=1;2^[.$D368];0);IF([.G367]=1;2^[.$D367];0);IF([.G366]=1;2^[.$D366];0));2))" office:value-type="string" office:string-value="0x88" calcext:value-type="string">
            <text:p>0x88</text:p>
          </table:table-cell>
          <table:table-cell table:style-name="ce2" table:formula="of:=CONCATENATE(&quot;0x&quot;;DEC2HEX(SUM(IF([.H373]=1;2^[.$D373];0);IF([.H372]=1;2^[.$D372];0);IF([.H371]=1;2^[.$D371];0);IF([.H370]=1;2^[.$D370];0);IF([.H369]=1;2^[.$D369];0);IF([.H368]=1;2^[.$D368];0);IF([.H367]=1;2^[.$D367];0);IF([.H366]=1;2^[.$D366];0));2))" office:value-type="string" office:string-value="0x48" calcext:value-type="string">
            <text:p>0x48</text:p>
          </table:table-cell>
          <table:table-cell table:style-name="ce2" table:formula="of:=CONCATENATE(&quot;0x&quot;;DEC2HEX(SUM(IF([.I373]=1;2^[.$D373];0);IF([.I372]=1;2^[.$D372];0);IF([.I371]=1;2^[.$D371];0);IF([.I370]=1;2^[.$D370];0);IF([.I369]=1;2^[.$D369];0);IF([.I368]=1;2^[.$D368];0);IF([.I367]=1;2^[.$D367];0);IF([.I366]=1;2^[.$D366];0));2))" office:value-type="string" office:string-value="0x3E" calcext:value-type="string">
            <text:p>0x3E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76]+1" office:value-type="float" office:value="1" calcext:value-type="float">
            <text:p>1</text:p>
          </table:table-cell>
          <table:table-cell table:style-name="ce2" table:formula="of:=[.F376]+1" office:value-type="float" office:value="2" calcext:value-type="float">
            <text:p>2</text:p>
          </table:table-cell>
          <table:table-cell table:style-name="ce2" table:formula="of:=[.G376]+1" office:value-type="float" office:value="3" calcext:value-type="float">
            <text:p>3</text:p>
          </table:table-cell>
          <table:table-cell table:style-name="ce2" table:formula="of:=[.H37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66]+1" office:value-type="float" office:value="66" calcext:value-type="float">
            <text:p>66</text:p>
          </table:table-cell>
          <table:table-cell table:style-name="ce2" table:formula="of:=DEC2HEX([.A377];2)" office:value-type="string" office:string-value="42" calcext:value-type="string">
            <text:p>42</text:p>
          </table:table-cell>
          <table:table-cell table:style-name="ce2" table:formula="of:=CHAR([.A377])" office:value-type="string" office:string-value="B" calcext:value-type="string">
            <text:p>B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2" table:formula="of:=[.E385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<text:s/></text:p>
          </table:table-cell>
          <table:table-cell table:style-name="ce139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2" table:formula="of:=[.F38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139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2" table:formula="of:=[.G38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2" table:formula="of:=[.H385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139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2" table:formula="of:=[.I385]" office:value-type="string" office:string-value="0x6C" calcext:value-type="string">
            <text:p>0x6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0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84]=1;2^[.$D384];0);IF([.E383]=1;2^[.$D383];0);IF([.E382]=1;2^[.$D382];0);IF([.E381]=1;2^[.$D381];0);IF([.E380]=1;2^[.$D380];0);IF([.E379]=1;2^[.$D379];0);IF([.E378]=1;2^[.$D378];0);IF([.E377]=1;2^[.$D377];0));2))" office:value-type="string" office:string-value="0xFE" calcext:value-type="string">
            <text:p>0xFE</text:p>
          </table:table-cell>
          <table:table-cell table:style-name="ce2" table:formula="of:=CONCATENATE(&quot;0x&quot;;DEC2HEX(SUM(IF([.F384]=1;2^[.$D384];0);IF([.F383]=1;2^[.$D383];0);IF([.F382]=1;2^[.$D382];0);IF([.F381]=1;2^[.$D381];0);IF([.F380]=1;2^[.$D380];0);IF([.F379]=1;2^[.$D379];0);IF([.F378]=1;2^[.$D378];0);IF([.F377]=1;2^[.$D377];0));2))" office:value-type="string" office:string-value="0x92" calcext:value-type="string">
            <text:p>0x92</text:p>
          </table:table-cell>
          <table:table-cell table:style-name="ce2" table:formula="of:=CONCATENATE(&quot;0x&quot;;DEC2HEX(SUM(IF([.G384]=1;2^[.$D384];0);IF([.G383]=1;2^[.$D383];0);IF([.G382]=1;2^[.$D382];0);IF([.G381]=1;2^[.$D381];0);IF([.G380]=1;2^[.$D380];0);IF([.G379]=1;2^[.$D379];0);IF([.G378]=1;2^[.$D378];0);IF([.G377]=1;2^[.$D377];0));2))" office:value-type="string" office:string-value="0x92" calcext:value-type="string">
            <text:p>0x92</text:p>
          </table:table-cell>
          <table:table-cell table:style-name="ce2" table:formula="of:=CONCATENATE(&quot;0x&quot;;DEC2HEX(SUM(IF([.H384]=1;2^[.$D384];0);IF([.H383]=1;2^[.$D383];0);IF([.H382]=1;2^[.$D382];0);IF([.H381]=1;2^[.$D381];0);IF([.H380]=1;2^[.$D380];0);IF([.H379]=1;2^[.$D379];0);IF([.H378]=1;2^[.$D378];0);IF([.H377]=1;2^[.$D377];0));2))" office:value-type="string" office:string-value="0x92" calcext:value-type="string">
            <text:p>0x92</text:p>
          </table:table-cell>
          <table:table-cell table:style-name="ce2" table:formula="of:=CONCATENATE(&quot;0x&quot;;DEC2HEX(SUM(IF([.I384]=1;2^[.$D384];0);IF([.I383]=1;2^[.$D383];0);IF([.I382]=1;2^[.$D382];0);IF([.I381]=1;2^[.$D381];0);IF([.I380]=1;2^[.$D380];0);IF([.I379]=1;2^[.$D379];0);IF([.I378]=1;2^[.$D378];0);IF([.I377]=1;2^[.$D377];0));2))" office:value-type="string" office:string-value="0x6C" calcext:value-type="string">
            <text:p>0x6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87]+1" office:value-type="float" office:value="1" calcext:value-type="float">
            <text:p>1</text:p>
          </table:table-cell>
          <table:table-cell table:style-name="ce2" table:formula="of:=[.F387]+1" office:value-type="float" office:value="2" calcext:value-type="float">
            <text:p>2</text:p>
          </table:table-cell>
          <table:table-cell table:style-name="ce2" table:formula="of:=[.G387]+1" office:value-type="float" office:value="3" calcext:value-type="float">
            <text:p>3</text:p>
          </table:table-cell>
          <table:table-cell table:style-name="ce2" table:formula="of:=[.H38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77]+1" office:value-type="float" office:value="67" calcext:value-type="float">
            <text:p>67</text:p>
          </table:table-cell>
          <table:table-cell table:style-name="ce2" table:formula="of:=DEC2HEX([.A388];2)" office:value-type="string" office:string-value="43" calcext:value-type="string">
            <text:p>43</text:p>
          </table:table-cell>
          <table:table-cell table:style-name="ce2" table:formula="of:=CHAR([.A388])" office:value-type="string" office:string-value="C" calcext:value-type="string">
            <text:p>C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2" table:formula="of:=[.E396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<text:s/></text:p>
          </table:table-cell>
          <table:table-cell table:style-name="ce140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2" table:formula="of:=[.F396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40"/>
          <table:table-cell table:style-name="ce41" table:number-columns-repeated="2"/>
          <table:table-cell table:style-name="ce2" table:formula="of:=[.G396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40"/>
          <table:table-cell table:style-name="ce41" table:number-columns-repeated="2"/>
          <table:table-cell table:style-name="ce2" table:formula="of:=[.H396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40"/>
          <table:table-cell table:style-name="ce41" table:number-columns-repeated="2"/>
          <table:table-cell table:style-name="ce2" table:formula="of:=[.I396]" office:value-type="string" office:string-value="0x44" calcext:value-type="string">
            <text:p>0x44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1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395]=1;2^[.$D395];0);IF([.E394]=1;2^[.$D394];0);IF([.E393]=1;2^[.$D393];0);IF([.E392]=1;2^[.$D392];0);IF([.E391]=1;2^[.$D391];0);IF([.E390]=1;2^[.$D390];0);IF([.E389]=1;2^[.$D389];0);IF([.E388]=1;2^[.$D388];0));2))" office:value-type="string" office:string-value="0x7C" calcext:value-type="string">
            <text:p>0x7C</text:p>
          </table:table-cell>
          <table:table-cell table:style-name="ce2" table:formula="of:=CONCATENATE(&quot;0x&quot;;DEC2HEX(SUM(IF([.F395]=1;2^[.$D395];0);IF([.F394]=1;2^[.$D394];0);IF([.F393]=1;2^[.$D393];0);IF([.F392]=1;2^[.$D392];0);IF([.F391]=1;2^[.$D391];0);IF([.F390]=1;2^[.$D390];0);IF([.F389]=1;2^[.$D389];0);IF([.F388]=1;2^[.$D388];0));2))" office:value-type="string" office:string-value="0x82" calcext:value-type="string">
            <text:p>0x82</text:p>
          </table:table-cell>
          <table:table-cell table:style-name="ce2" table:formula="of:=CONCATENATE(&quot;0x&quot;;DEC2HEX(SUM(IF([.G395]=1;2^[.$D395];0);IF([.G394]=1;2^[.$D394];0);IF([.G393]=1;2^[.$D393];0);IF([.G392]=1;2^[.$D392];0);IF([.G391]=1;2^[.$D391];0);IF([.G390]=1;2^[.$D390];0);IF([.G389]=1;2^[.$D389];0);IF([.G388]=1;2^[.$D388];0));2))" office:value-type="string" office:string-value="0x82" calcext:value-type="string">
            <text:p>0x82</text:p>
          </table:table-cell>
          <table:table-cell table:style-name="ce2" table:formula="of:=CONCATENATE(&quot;0x&quot;;DEC2HEX(SUM(IF([.H395]=1;2^[.$D395];0);IF([.H394]=1;2^[.$D394];0);IF([.H393]=1;2^[.$D393];0);IF([.H392]=1;2^[.$D392];0);IF([.H391]=1;2^[.$D391];0);IF([.H390]=1;2^[.$D390];0);IF([.H389]=1;2^[.$D389];0);IF([.H388]=1;2^[.$D388];0));2))" office:value-type="string" office:string-value="0x82" calcext:value-type="string">
            <text:p>0x82</text:p>
          </table:table-cell>
          <table:table-cell table:style-name="ce2" table:formula="of:=CONCATENATE(&quot;0x&quot;;DEC2HEX(SUM(IF([.I395]=1;2^[.$D395];0);IF([.I394]=1;2^[.$D394];0);IF([.I393]=1;2^[.$D393];0);IF([.I392]=1;2^[.$D392];0);IF([.I391]=1;2^[.$D391];0);IF([.I390]=1;2^[.$D390];0);IF([.I389]=1;2^[.$D389];0);IF([.I388]=1;2^[.$D388];0));2))" office:value-type="string" office:string-value="0x44" calcext:value-type="string">
            <text:p>0x4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398]+1" office:value-type="float" office:value="1" calcext:value-type="float">
            <text:p>1</text:p>
          </table:table-cell>
          <table:table-cell table:style-name="ce2" table:formula="of:=[.F398]+1" office:value-type="float" office:value="2" calcext:value-type="float">
            <text:p>2</text:p>
          </table:table-cell>
          <table:table-cell table:style-name="ce2" table:formula="of:=[.G398]+1" office:value-type="float" office:value="3" calcext:value-type="float">
            <text:p>3</text:p>
          </table:table-cell>
          <table:table-cell table:style-name="ce2" table:formula="of:=[.H39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88]+1" office:value-type="float" office:value="68" calcext:value-type="float">
            <text:p>68</text:p>
          </table:table-cell>
          <table:table-cell table:style-name="ce2" table:formula="of:=DEC2HEX([.A399];2)" office:value-type="string" office:string-value="44" calcext:value-type="string">
            <text:p>44</text:p>
          </table:table-cell>
          <table:table-cell table:style-name="ce2" table:formula="of:=CHAR([.A399])" office:value-type="string" office:string-value="D" calcext:value-type="string">
            <text:p>D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2" table:formula="of:=[.E407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<text:s/></text:p>
          </table:table-cell>
          <table:table-cell table:style-name="ce141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2" table:formula="of:=[.F407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41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2" table:formula="of:=[.G407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41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2" table:formula="of:=[.H407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41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2" table:formula="of:=[.I407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2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06]=1;2^[.$D406];0);IF([.E405]=1;2^[.$D405];0);IF([.E404]=1;2^[.$D404];0);IF([.E403]=1;2^[.$D403];0);IF([.E402]=1;2^[.$D402];0);IF([.E401]=1;2^[.$D401];0);IF([.E400]=1;2^[.$D400];0);IF([.E399]=1;2^[.$D399];0));2))" office:value-type="string" office:string-value="0xFE" calcext:value-type="string">
            <text:p>0xFE</text:p>
          </table:table-cell>
          <table:table-cell table:style-name="ce2" table:formula="of:=CONCATENATE(&quot;0x&quot;;DEC2HEX(SUM(IF([.F406]=1;2^[.$D406];0);IF([.F405]=1;2^[.$D405];0);IF([.F404]=1;2^[.$D404];0);IF([.F403]=1;2^[.$D403];0);IF([.F402]=1;2^[.$D402];0);IF([.F401]=1;2^[.$D401];0);IF([.F400]=1;2^[.$D400];0);IF([.F399]=1;2^[.$D399];0));2))" office:value-type="string" office:string-value="0x82" calcext:value-type="string">
            <text:p>0x82</text:p>
          </table:table-cell>
          <table:table-cell table:style-name="ce2" table:formula="of:=CONCATENATE(&quot;0x&quot;;DEC2HEX(SUM(IF([.G406]=1;2^[.$D406];0);IF([.G405]=1;2^[.$D405];0);IF([.G404]=1;2^[.$D404];0);IF([.G403]=1;2^[.$D403];0);IF([.G402]=1;2^[.$D402];0);IF([.G401]=1;2^[.$D401];0);IF([.G400]=1;2^[.$D400];0);IF([.G399]=1;2^[.$D399];0));2))" office:value-type="string" office:string-value="0x82" calcext:value-type="string">
            <text:p>0x82</text:p>
          </table:table-cell>
          <table:table-cell table:style-name="ce2" table:formula="of:=CONCATENATE(&quot;0x&quot;;DEC2HEX(SUM(IF([.H406]=1;2^[.$D406];0);IF([.H405]=1;2^[.$D405];0);IF([.H404]=1;2^[.$D404];0);IF([.H403]=1;2^[.$D403];0);IF([.H402]=1;2^[.$D402];0);IF([.H401]=1;2^[.$D401];0);IF([.H400]=1;2^[.$D400];0);IF([.H399]=1;2^[.$D399];0));2))" office:value-type="string" office:string-value="0x82" calcext:value-type="string">
            <text:p>0x82</text:p>
          </table:table-cell>
          <table:table-cell table:style-name="ce2" table:formula="of:=CONCATENATE(&quot;0x&quot;;DEC2HEX(SUM(IF([.I406]=1;2^[.$D406];0);IF([.I405]=1;2^[.$D405];0);IF([.I404]=1;2^[.$D404];0);IF([.I403]=1;2^[.$D403];0);IF([.I402]=1;2^[.$D402];0);IF([.I401]=1;2^[.$D401];0);IF([.I400]=1;2^[.$D400];0);IF([.I399]=1;2^[.$D399];0));2))" office:value-type="string" office:string-value="0x7C" calcext:value-type="string">
            <text:p>0x7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09]+1" office:value-type="float" office:value="1" calcext:value-type="float">
            <text:p>1</text:p>
          </table:table-cell>
          <table:table-cell table:style-name="ce2" table:formula="of:=[.F409]+1" office:value-type="float" office:value="2" calcext:value-type="float">
            <text:p>2</text:p>
          </table:table-cell>
          <table:table-cell table:style-name="ce2" table:formula="of:=[.G409]+1" office:value-type="float" office:value="3" calcext:value-type="float">
            <text:p>3</text:p>
          </table:table-cell>
          <table:table-cell table:style-name="ce2" table:formula="of:=[.H40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399]+1" office:value-type="float" office:value="69" calcext:value-type="float">
            <text:p>69</text:p>
          </table:table-cell>
          <table:table-cell table:style-name="ce2" table:formula="of:=DEC2HEX([.A410];2)" office:value-type="string" office:string-value="45" calcext:value-type="string">
            <text:p>45</text:p>
          </table:table-cell>
          <table:table-cell table:style-name="ce2" table:formula="of:=CHAR([.A410])" office:value-type="string" office:string-value="E" calcext:value-type="string">
            <text:p>E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2" table:formula="of:=[.E418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table:style-name="ce142"/>
          <table:table-cell table:style-name="ce43" table:number-columns-repeated="2"/>
          <table:table-cell table:style-name="ce2" table:formula="of:=[.F418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142"/>
          <table:table-cell table:style-name="ce43" table:number-columns-repeated="2"/>
          <table:table-cell table:style-name="ce2" table:formula="of:=[.G418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" table:formula="of:=[.H418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142"/>
          <table:table-cell table:style-name="ce43" table:number-columns-repeated="2"/>
          <table:table-cell table:style-name="ce2" table:formula="of:=[.I418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3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17]=1;2^[.$D417];0);IF([.E416]=1;2^[.$D416];0);IF([.E415]=1;2^[.$D415];0);IF([.E414]=1;2^[.$D414];0);IF([.E413]=1;2^[.$D413];0);IF([.E412]=1;2^[.$D412];0);IF([.E411]=1;2^[.$D411];0);IF([.E410]=1;2^[.$D410];0));2))" office:value-type="string" office:string-value="0xFE" calcext:value-type="string">
            <text:p>0xFE</text:p>
          </table:table-cell>
          <table:table-cell table:style-name="ce2" table:formula="of:=CONCATENATE(&quot;0x&quot;;DEC2HEX(SUM(IF([.F417]=1;2^[.$D417];0);IF([.F416]=1;2^[.$D416];0);IF([.F415]=1;2^[.$D415];0);IF([.F414]=1;2^[.$D414];0);IF([.F413]=1;2^[.$D413];0);IF([.F412]=1;2^[.$D412];0);IF([.F411]=1;2^[.$D411];0);IF([.F410]=1;2^[.$D410];0));2))" office:value-type="string" office:string-value="0x92" calcext:value-type="string">
            <text:p>0x92</text:p>
          </table:table-cell>
          <table:table-cell table:style-name="ce2" table:formula="of:=CONCATENATE(&quot;0x&quot;;DEC2HEX(SUM(IF([.G417]=1;2^[.$D417];0);IF([.G416]=1;2^[.$D416];0);IF([.G415]=1;2^[.$D415];0);IF([.G414]=1;2^[.$D414];0);IF([.G413]=1;2^[.$D413];0);IF([.G412]=1;2^[.$D412];0);IF([.G411]=1;2^[.$D411];0);IF([.G410]=1;2^[.$D410];0));2))" office:value-type="string" office:string-value="0x92" calcext:value-type="string">
            <text:p>0x92</text:p>
          </table:table-cell>
          <table:table-cell table:style-name="ce2" table:formula="of:=CONCATENATE(&quot;0x&quot;;DEC2HEX(SUM(IF([.H417]=1;2^[.$D417];0);IF([.H416]=1;2^[.$D416];0);IF([.H415]=1;2^[.$D415];0);IF([.H414]=1;2^[.$D414];0);IF([.H413]=1;2^[.$D413];0);IF([.H412]=1;2^[.$D412];0);IF([.H411]=1;2^[.$D411];0);IF([.H410]=1;2^[.$D410];0));2))" office:value-type="string" office:string-value="0x92" calcext:value-type="string">
            <text:p>0x92</text:p>
          </table:table-cell>
          <table:table-cell table:style-name="ce2" table:formula="of:=CONCATENATE(&quot;0x&quot;;DEC2HEX(SUM(IF([.I417]=1;2^[.$D417];0);IF([.I416]=1;2^[.$D416];0);IF([.I415]=1;2^[.$D415];0);IF([.I414]=1;2^[.$D414];0);IF([.I413]=1;2^[.$D413];0);IF([.I412]=1;2^[.$D412];0);IF([.I411]=1;2^[.$D411];0);IF([.I410]=1;2^[.$D410];0));2))" office:value-type="string" office:string-value="0x82" calcext:value-type="string">
            <text:p>0x82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20]+1" office:value-type="float" office:value="1" calcext:value-type="float">
            <text:p>1</text:p>
          </table:table-cell>
          <table:table-cell table:style-name="ce2" table:formula="of:=[.F420]+1" office:value-type="float" office:value="2" calcext:value-type="float">
            <text:p>2</text:p>
          </table:table-cell>
          <table:table-cell table:style-name="ce2" table:formula="of:=[.G420]+1" office:value-type="float" office:value="3" calcext:value-type="float">
            <text:p>3</text:p>
          </table:table-cell>
          <table:table-cell table:style-name="ce2" table:formula="of:=[.H42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10]+1" office:value-type="float" office:value="70" calcext:value-type="float">
            <text:p>70</text:p>
          </table:table-cell>
          <table:table-cell table:style-name="ce2" table:formula="of:=DEC2HEX([.A421];2)" office:value-type="string" office:string-value="46" calcext:value-type="string">
            <text:p>46</text:p>
          </table:table-cell>
          <table:table-cell table:style-name="ce2" table:formula="of:=CHAR([.A421])" office:value-type="string" office:string-value="F" calcext:value-type="string">
            <text:p>F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2" table:formula="of:=[.E429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143"/>
          <table:table-cell table:style-name="ce44" table:number-columns-repeated="2"/>
          <table:table-cell table:style-name="ce2" table:formula="of:=[.F42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143"/>
          <table:table-cell table:style-name="ce44" table:number-columns-repeated="2"/>
          <table:table-cell table:style-name="ce2" table:formula="of:=[.G42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2" table:formula="of:=[.H42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143"/>
          <table:table-cell table:style-name="ce44" table:number-columns-repeated="2"/>
          <table:table-cell table:style-name="ce2" table:formula="of:=[.I429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143"/>
          <table:table-cell table:style-name="ce44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28]=1;2^[.$D428];0);IF([.E427]=1;2^[.$D427];0);IF([.E426]=1;2^[.$D426];0);IF([.E425]=1;2^[.$D425];0);IF([.E424]=1;2^[.$D424];0);IF([.E423]=1;2^[.$D423];0);IF([.E422]=1;2^[.$D422];0);IF([.E421]=1;2^[.$D421];0));2))" office:value-type="string" office:string-value="0xFE" calcext:value-type="string">
            <text:p>0xFE</text:p>
          </table:table-cell>
          <table:table-cell table:style-name="ce2" table:formula="of:=CONCATENATE(&quot;0x&quot;;DEC2HEX(SUM(IF([.F428]=1;2^[.$D428];0);IF([.F427]=1;2^[.$D427];0);IF([.F426]=1;2^[.$D426];0);IF([.F425]=1;2^[.$D425];0);IF([.F424]=1;2^[.$D424];0);IF([.F423]=1;2^[.$D423];0);IF([.F422]=1;2^[.$D422];0);IF([.F421]=1;2^[.$D421];0));2))" office:value-type="string" office:string-value="0x90" calcext:value-type="string">
            <text:p>0x90</text:p>
          </table:table-cell>
          <table:table-cell table:style-name="ce2" table:formula="of:=CONCATENATE(&quot;0x&quot;;DEC2HEX(SUM(IF([.G428]=1;2^[.$D428];0);IF([.G427]=1;2^[.$D427];0);IF([.G426]=1;2^[.$D426];0);IF([.G425]=1;2^[.$D425];0);IF([.G424]=1;2^[.$D424];0);IF([.G423]=1;2^[.$D423];0);IF([.G422]=1;2^[.$D422];0);IF([.G421]=1;2^[.$D421];0));2))" office:value-type="string" office:string-value="0x90" calcext:value-type="string">
            <text:p>0x90</text:p>
          </table:table-cell>
          <table:table-cell table:style-name="ce2" table:formula="of:=CONCATENATE(&quot;0x&quot;;DEC2HEX(SUM(IF([.H428]=1;2^[.$D428];0);IF([.H427]=1;2^[.$D427];0);IF([.H426]=1;2^[.$D426];0);IF([.H425]=1;2^[.$D425];0);IF([.H424]=1;2^[.$D424];0);IF([.H423]=1;2^[.$D423];0);IF([.H422]=1;2^[.$D422];0);IF([.H421]=1;2^[.$D421];0));2))" office:value-type="string" office:string-value="0x90" calcext:value-type="string">
            <text:p>0x90</text:p>
          </table:table-cell>
          <table:table-cell table:style-name="ce2" table:formula="of:=CONCATENATE(&quot;0x&quot;;DEC2HEX(SUM(IF([.I428]=1;2^[.$D428];0);IF([.I427]=1;2^[.$D427];0);IF([.I426]=1;2^[.$D426];0);IF([.I425]=1;2^[.$D425];0);IF([.I424]=1;2^[.$D424];0);IF([.I423]=1;2^[.$D423];0);IF([.I422]=1;2^[.$D422];0);IF([.I421]=1;2^[.$D421];0));2))" office:value-type="string" office:string-value="0x80" calcext:value-type="string">
            <text:p>0x8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31]+1" office:value-type="float" office:value="1" calcext:value-type="float">
            <text:p>1</text:p>
          </table:table-cell>
          <table:table-cell table:style-name="ce2" table:formula="of:=[.F431]+1" office:value-type="float" office:value="2" calcext:value-type="float">
            <text:p>2</text:p>
          </table:table-cell>
          <table:table-cell table:style-name="ce2" table:formula="of:=[.G431]+1" office:value-type="float" office:value="3" calcext:value-type="float">
            <text:p>3</text:p>
          </table:table-cell>
          <table:table-cell table:style-name="ce2" table:formula="of:=[.H43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21]+1" office:value-type="float" office:value="71" calcext:value-type="float">
            <text:p>71</text:p>
          </table:table-cell>
          <table:table-cell table:style-name="ce2" table:formula="of:=DEC2HEX([.A432];2)" office:value-type="string" office:string-value="47" calcext:value-type="string">
            <text:p>47</text:p>
          </table:table-cell>
          <table:table-cell table:style-name="ce2" table:formula="of:=CHAR([.A432])" office:value-type="string" office:string-value="G" calcext:value-type="string">
            <text:p>G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<text:s/></text:p>
          </table:table-cell>
          <table:table-cell table:style-name="ce2" table:formula="of:=[.E440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<text:s/></text:p>
          </table:table-cell>
          <table:table-cell table:style-name="ce144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" table:formula="of:=[.F44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44"/>
          <table:table-cell table:style-name="ce45" table:number-columns-repeated="2"/>
          <table:table-cell table:style-name="ce2" table:formula="of:=[.G44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44"/>
          <table:table-cell table:style-name="ce45" table:number-columns-repeated="2"/>
          <table:table-cell table:style-name="ce2" table:formula="of:=[.H440]" office:value-type="string" office:string-value="0x8A" calcext:value-type="string">
            <text:p>0x8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6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44" office:value-type="string" calcext:value-type="string">
            <text:p><text:s/>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2" table:formula="of:=[.I440]" office:value-type="string" office:string-value="0x4C" calcext:value-type="string">
            <text:p>0x4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39]=1;2^[.$D439];0);IF([.E438]=1;2^[.$D438];0);IF([.E437]=1;2^[.$D437];0);IF([.E436]=1;2^[.$D436];0);IF([.E435]=1;2^[.$D435];0);IF([.E434]=1;2^[.$D434];0);IF([.E433]=1;2^[.$D433];0);IF([.E432]=1;2^[.$D432];0));2))" office:value-type="string" office:string-value="0x7C" calcext:value-type="string">
            <text:p>0x7C</text:p>
          </table:table-cell>
          <table:table-cell table:style-name="ce2" table:formula="of:=CONCATENATE(&quot;0x&quot;;DEC2HEX(SUM(IF([.F439]=1;2^[.$D439];0);IF([.F438]=1;2^[.$D438];0);IF([.F437]=1;2^[.$D437];0);IF([.F436]=1;2^[.$D436];0);IF([.F435]=1;2^[.$D435];0);IF([.F434]=1;2^[.$D434];0);IF([.F433]=1;2^[.$D433];0);IF([.F432]=1;2^[.$D432];0));2))" office:value-type="string" office:string-value="0x82" calcext:value-type="string">
            <text:p>0x82</text:p>
          </table:table-cell>
          <table:table-cell table:style-name="ce2" table:formula="of:=CONCATENATE(&quot;0x&quot;;DEC2HEX(SUM(IF([.G439]=1;2^[.$D439];0);IF([.G438]=1;2^[.$D438];0);IF([.G437]=1;2^[.$D437];0);IF([.G436]=1;2^[.$D436];0);IF([.G435]=1;2^[.$D435];0);IF([.G434]=1;2^[.$D434];0);IF([.G433]=1;2^[.$D433];0);IF([.G432]=1;2^[.$D432];0));2))" office:value-type="string" office:string-value="0x82" calcext:value-type="string">
            <text:p>0x82</text:p>
          </table:table-cell>
          <table:table-cell table:style-name="ce2" table:formula="of:=CONCATENATE(&quot;0x&quot;;DEC2HEX(SUM(IF([.H439]=1;2^[.$D439];0);IF([.H438]=1;2^[.$D438];0);IF([.H437]=1;2^[.$D437];0);IF([.H436]=1;2^[.$D436];0);IF([.H435]=1;2^[.$D435];0);IF([.H434]=1;2^[.$D434];0);IF([.H433]=1;2^[.$D433];0);IF([.H432]=1;2^[.$D432];0));2))" office:value-type="string" office:string-value="0x8A" calcext:value-type="string">
            <text:p>0x8A</text:p>
          </table:table-cell>
          <table:table-cell table:style-name="ce2" table:formula="of:=CONCATENATE(&quot;0x&quot;;DEC2HEX(SUM(IF([.I439]=1;2^[.$D439];0);IF([.I438]=1;2^[.$D438];0);IF([.I437]=1;2^[.$D437];0);IF([.I436]=1;2^[.$D436];0);IF([.I435]=1;2^[.$D435];0);IF([.I434]=1;2^[.$D434];0);IF([.I433]=1;2^[.$D433];0);IF([.I432]=1;2^[.$D432];0));2))" office:value-type="string" office:string-value="0x4C" calcext:value-type="string">
            <text:p>0x4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42]+1" office:value-type="float" office:value="1" calcext:value-type="float">
            <text:p>1</text:p>
          </table:table-cell>
          <table:table-cell table:style-name="ce2" table:formula="of:=[.F442]+1" office:value-type="float" office:value="2" calcext:value-type="float">
            <text:p>2</text:p>
          </table:table-cell>
          <table:table-cell table:style-name="ce2" table:formula="of:=[.G442]+1" office:value-type="float" office:value="3" calcext:value-type="float">
            <text:p>3</text:p>
          </table:table-cell>
          <table:table-cell table:style-name="ce2" table:formula="of:=[.H44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2" table:formula="of:=[.A432]+1" office:value-type="float" office:value="72" calcext:value-type="float">
            <text:p>72</text:p>
          </table:table-cell>
          <table:table-cell table:style-name="ce2" table:formula="of:=DEC2HEX([.A443];2)" office:value-type="string" office:string-value="48" calcext:value-type="string">
            <text:p>48</text:p>
          </table:table-cell>
          <table:table-cell table:style-name="ce2" table:formula="of:=CHAR([.A443])" office:value-type="string" office:string-value="H" calcext:value-type="string">
            <text:p>H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<text:s/></text:p>
          </table:table-cell>
          <table:table-cell table:style-name="ce145"/>
          <table:table-cell table:style-name="ce46" office:value-type="string" calcext:value-type="string">
            <text:p><text:s/></text:p>
          </table:table-cell>
          <table:table-cell table:style-name="ce46" office:value-type="float" office:value="1" calcext:value-type="float">
            <text:p>1</text:p>
          </table:table-cell>
          <table:table-cell table:style-name="ce2" table:formula="of:=[.E451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<text:s/></text:p>
          </table:table-cell>
          <table:table-cell table:style-name="ce145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2" table:formula="of:=[.F45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145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2" table:formula="of:=[.G45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2" table:formula="of:=[.H451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145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2" table:formula="of:=[.I451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4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<text:s/></text:p>
          </table:table-cell>
          <table:table-cell table:style-name="ce145"/>
          <table:table-cell table:style-name="ce46" office:value-type="string" calcext:value-type="string">
            <text:p><text:s/></text:p>
          </table:table-cell>
          <table:table-cell table:style-name="ce4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6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50]=1;2^[.$D450];0);IF([.E449]=1;2^[.$D449];0);IF([.E448]=1;2^[.$D448];0);IF([.E447]=1;2^[.$D447];0);IF([.E446]=1;2^[.$D446];0);IF([.E445]=1;2^[.$D445];0);IF([.E444]=1;2^[.$D444];0);IF([.E443]=1;2^[.$D443];0));2))" office:value-type="string" office:string-value="0xFE" calcext:value-type="string">
            <text:p>0xFE</text:p>
          </table:table-cell>
          <table:table-cell table:style-name="ce2" table:formula="of:=CONCATENATE(&quot;0x&quot;;DEC2HEX(SUM(IF([.F450]=1;2^[.$D450];0);IF([.F449]=1;2^[.$D449];0);IF([.F448]=1;2^[.$D448];0);IF([.F447]=1;2^[.$D447];0);IF([.F446]=1;2^[.$D446];0);IF([.F445]=1;2^[.$D445];0);IF([.F444]=1;2^[.$D444];0);IF([.F443]=1;2^[.$D443];0));2))" office:value-type="string" office:string-value="0x10" calcext:value-type="string">
            <text:p>0x10</text:p>
          </table:table-cell>
          <table:table-cell table:style-name="ce2" table:formula="of:=CONCATENATE(&quot;0x&quot;;DEC2HEX(SUM(IF([.G450]=1;2^[.$D450];0);IF([.G449]=1;2^[.$D449];0);IF([.G448]=1;2^[.$D448];0);IF([.G447]=1;2^[.$D447];0);IF([.G446]=1;2^[.$D446];0);IF([.G445]=1;2^[.$D445];0);IF([.G444]=1;2^[.$D444];0);IF([.G443]=1;2^[.$D443];0));2))" office:value-type="string" office:string-value="0x10" calcext:value-type="string">
            <text:p>0x10</text:p>
          </table:table-cell>
          <table:table-cell table:style-name="ce2" table:formula="of:=CONCATENATE(&quot;0x&quot;;DEC2HEX(SUM(IF([.H450]=1;2^[.$D450];0);IF([.H449]=1;2^[.$D449];0);IF([.H448]=1;2^[.$D448];0);IF([.H447]=1;2^[.$D447];0);IF([.H446]=1;2^[.$D446];0);IF([.H445]=1;2^[.$D445];0);IF([.H444]=1;2^[.$D444];0);IF([.H443]=1;2^[.$D443];0));2))" office:value-type="string" office:string-value="0x10" calcext:value-type="string">
            <text:p>0x10</text:p>
          </table:table-cell>
          <table:table-cell table:style-name="ce2" table:formula="of:=CONCATENATE(&quot;0x&quot;;DEC2HEX(SUM(IF([.I450]=1;2^[.$D450];0);IF([.I449]=1;2^[.$D449];0);IF([.I448]=1;2^[.$D448];0);IF([.I447]=1;2^[.$D447];0);IF([.I446]=1;2^[.$D446];0);IF([.I445]=1;2^[.$D445];0);IF([.I444]=1;2^[.$D444];0);IF([.I443]=1;2^[.$D443];0));2))" office:value-type="string" office:string-value="0xFE" calcext:value-type="string">
            <text:p>0xFE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53]+1" office:value-type="float" office:value="1" calcext:value-type="float">
            <text:p>1</text:p>
          </table:table-cell>
          <table:table-cell table:style-name="ce2" table:formula="of:=[.F453]+1" office:value-type="float" office:value="2" calcext:value-type="float">
            <text:p>2</text:p>
          </table:table-cell>
          <table:table-cell table:style-name="ce2" table:formula="of:=[.G453]+1" office:value-type="float" office:value="3" calcext:value-type="float">
            <text:p>3</text:p>
          </table:table-cell>
          <table:table-cell table:style-name="ce2" table:formula="of:=[.H45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43]+1" office:value-type="float" office:value="73" calcext:value-type="float">
            <text:p>73</text:p>
          </table:table-cell>
          <table:table-cell table:style-name="ce2" table:formula="of:=DEC2HEX([.A454];2)" office:value-type="string" office:string-value="49" calcext:value-type="string">
            <text:p>49</text:p>
          </table:table-cell>
          <table:table-cell table:style-name="ce2" table:formula="of:=CHAR([.A454])" office:value-type="string" office:string-value="I" calcext:value-type="string">
            <text:p>I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2" table:formula="of:=[.E462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146" office:value-type="float" office:value="1" calcext:value-type="float">
            <text:p>1</text:p>
          </table:table-cell>
          <table:table-cell table:style-name="ce47" table:number-columns-repeated="2"/>
          <table:table-cell table:style-name="ce2" table:formula="of:=[.F462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7" table:number-columns-repeated="2"/>
          <table:table-cell table:style-name="ce146" office:value-type="float" office:value="1" calcext:value-type="float">
            <text:p>1</text:p>
          </table:table-cell>
          <table:table-cell table:style-name="ce47" table:number-columns-repeated="2"/>
          <table:table-cell table:style-name="ce2" table:formula="of:=[.G462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47" table:number-columns-repeated="2"/>
          <table:table-cell table:style-name="ce146" office:value-type="float" office:value="1" calcext:value-type="float">
            <text:p>1</text:p>
          </table:table-cell>
          <table:table-cell table:style-name="ce47" table:number-columns-repeated="2"/>
          <table:table-cell table:style-name="ce2" table:formula="of:=[.H462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7" table:number-columns-repeated="2"/>
          <table:table-cell table:style-name="ce146" office:value-type="float" office:value="1" calcext:value-type="float">
            <text:p>1</text:p>
          </table:table-cell>
          <table:table-cell table:style-name="ce47" table:number-columns-repeated="2"/>
          <table:table-cell table:style-name="ce2" table:formula="of:=[.I462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61]=1;2^[.$D461];0);IF([.E460]=1;2^[.$D460];0);IF([.E459]=1;2^[.$D459];0);IF([.E458]=1;2^[.$D458];0);IF([.E457]=1;2^[.$D457];0);IF([.E456]=1;2^[.$D456];0);IF([.E455]=1;2^[.$D455];0);IF([.E454]=1;2^[.$D454];0));2))" office:value-type="string" office:string-value="0x00" calcext:value-type="string">
            <text:p>0x00</text:p>
          </table:table-cell>
          <table:table-cell table:style-name="ce2" table:formula="of:=CONCATENATE(&quot;0x&quot;;DEC2HEX(SUM(IF([.F461]=1;2^[.$D461];0);IF([.F460]=1;2^[.$D460];0);IF([.F459]=1;2^[.$D459];0);IF([.F458]=1;2^[.$D458];0);IF([.F457]=1;2^[.$D457];0);IF([.F456]=1;2^[.$D456];0);IF([.F455]=1;2^[.$D455];0);IF([.F454]=1;2^[.$D454];0));2))" office:value-type="string" office:string-value="0x82" calcext:value-type="string">
            <text:p>0x82</text:p>
          </table:table-cell>
          <table:table-cell table:style-name="ce2" table:formula="of:=CONCATENATE(&quot;0x&quot;;DEC2HEX(SUM(IF([.G461]=1;2^[.$D461];0);IF([.G460]=1;2^[.$D460];0);IF([.G459]=1;2^[.$D459];0);IF([.G458]=1;2^[.$D458];0);IF([.G457]=1;2^[.$D457];0);IF([.G456]=1;2^[.$D456];0);IF([.G455]=1;2^[.$D455];0);IF([.G454]=1;2^[.$D454];0));2))" office:value-type="string" office:string-value="0xFE" calcext:value-type="string">
            <text:p>0xFE</text:p>
          </table:table-cell>
          <table:table-cell table:style-name="ce2" table:formula="of:=CONCATENATE(&quot;0x&quot;;DEC2HEX(SUM(IF([.H461]=1;2^[.$D461];0);IF([.H460]=1;2^[.$D460];0);IF([.H459]=1;2^[.$D459];0);IF([.H458]=1;2^[.$D458];0);IF([.H457]=1;2^[.$D457];0);IF([.H456]=1;2^[.$D456];0);IF([.H455]=1;2^[.$D455];0);IF([.H454]=1;2^[.$D454];0));2))" office:value-type="string" office:string-value="0x82" calcext:value-type="string">
            <text:p>0x82</text:p>
          </table:table-cell>
          <table:table-cell table:style-name="ce2" table:formula="of:=CONCATENATE(&quot;0x&quot;;DEC2HEX(SUM(IF([.I461]=1;2^[.$D461];0);IF([.I460]=1;2^[.$D460];0);IF([.I459]=1;2^[.$D459];0);IF([.I458]=1;2^[.$D458];0);IF([.I457]=1;2^[.$D457];0);IF([.I456]=1;2^[.$D456];0);IF([.I455]=1;2^[.$D455];0);IF([.I454]=1;2^[.$D454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64]+1" office:value-type="float" office:value="1" calcext:value-type="float">
            <text:p>1</text:p>
          </table:table-cell>
          <table:table-cell table:style-name="ce2" table:formula="of:=[.F464]+1" office:value-type="float" office:value="2" calcext:value-type="float">
            <text:p>2</text:p>
          </table:table-cell>
          <table:table-cell table:style-name="ce2" table:formula="of:=[.G464]+1" office:value-type="float" office:value="3" calcext:value-type="float">
            <text:p>3</text:p>
          </table:table-cell>
          <table:table-cell table:style-name="ce2" table:formula="of:=[.H46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54]+1" office:value-type="float" office:value="74" calcext:value-type="float">
            <text:p>74</text:p>
          </table:table-cell>
          <table:table-cell table:style-name="ce2" table:formula="of:=DEC2HEX([.A465];2)" office:value-type="string" office:string-value="4A" calcext:value-type="string">
            <text:p>4A</text:p>
          </table:table-cell>
          <table:table-cell table:style-name="ce2" table:formula="of:=CHAR([.A465])" office:value-type="string" office:string-value="J" calcext:value-type="string">
            <text:p>J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8" table:number-columns-repeated="2"/>
          <table:table-cell table:style-name="ce147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" table:formula="of:=[.E473]" office:value-type="string" office:string-value="0x0C" calcext:value-type="string">
            <text:p>0x0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8" table:number-columns-repeated="2"/>
          <table:table-cell table:style-name="ce14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[.F473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8" table:number-columns-repeated="2"/>
          <table:table-cell table:style-name="ce14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[.G473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48" table:number-columns-repeated="2"/>
          <table:table-cell table:style-name="ce14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[.H473]" office:value-type="string" office:string-value="0xFC" calcext:value-type="string">
            <text:p>0xF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14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[.I473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4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72]&gt;0;2^[.$D472];0);IF([.E471]&gt;0;2^[.$D471];0);IF([.E470]&gt;0;2^[.$D470];0);IF([.E469]&gt;0;2^[.$D469];0);IF([.E468]&gt;0;2^[.$D468];0);IF([.E467]&gt;0;2^[.$D467];0);IF([.E466]&gt;0;2^[.$D466];0);IF([.E465]&gt;0;2^[.$D465];0));2))" office:value-type="string" office:string-value="0x0C" calcext:value-type="string">
            <text:p>0x0C</text:p>
          </table:table-cell>
          <table:table-cell table:style-name="ce2" table:formula="of:=CONCATENATE(&quot;0x&quot;;DEC2HEX(SUM(IF([.F472]&gt;0;2^[.$D472];0);IF([.F471]&gt;0;2^[.$D471];0);IF([.F470]&gt;0;2^[.$D470];0);IF([.F469]&gt;0;2^[.$D469];0);IF([.F468]&gt;0;2^[.$D468];0);IF([.F467]&gt;0;2^[.$D467];0);IF([.F466]&gt;0;2^[.$D466];0);IF([.F465]&gt;0;2^[.$D465];0));2))" office:value-type="string" office:string-value="0x02" calcext:value-type="string">
            <text:p>0x02</text:p>
          </table:table-cell>
          <table:table-cell table:style-name="ce2" table:formula="of:=CONCATENATE(&quot;0x&quot;;DEC2HEX(SUM(IF([.G472]&gt;0;2^[.$D472];0);IF([.G471]&gt;0;2^[.$D471];0);IF([.G470]&gt;0;2^[.$D470];0);IF([.G469]&gt;0;2^[.$D469];0);IF([.G468]&gt;0;2^[.$D468];0);IF([.G467]&gt;0;2^[.$D467];0);IF([.G466]&gt;0;2^[.$D466];0);IF([.G465]&gt;0;2^[.$D465];0));2))" office:value-type="string" office:string-value="0x82" calcext:value-type="string">
            <text:p>0x82</text:p>
          </table:table-cell>
          <table:table-cell table:style-name="ce2" table:formula="of:=CONCATENATE(&quot;0x&quot;;DEC2HEX(SUM(IF([.H472]&gt;0;2^[.$D472];0);IF([.H471]&gt;0;2^[.$D471];0);IF([.H470]&gt;0;2^[.$D470];0);IF([.H469]&gt;0;2^[.$D469];0);IF([.H468]&gt;0;2^[.$D468];0);IF([.H467]&gt;0;2^[.$D467];0);IF([.H466]&gt;0;2^[.$D466];0);IF([.H465]&gt;0;2^[.$D465];0));2))" office:value-type="string" office:string-value="0xFC" calcext:value-type="string">
            <text:p>0xFC</text:p>
          </table:table-cell>
          <table:table-cell table:style-name="ce2" table:formula="of:=CONCATENATE(&quot;0x&quot;;DEC2HEX(SUM(IF([.I472]&gt;0;2^[.$D472];0);IF([.I471]&gt;0;2^[.$D471];0);IF([.I470]&gt;0;2^[.$D470];0);IF([.I469]&gt;0;2^[.$D469];0);IF([.I468]&gt;0;2^[.$D468];0);IF([.I467]&gt;0;2^[.$D467];0);IF([.I466]&gt;0;2^[.$D466];0);IF([.I465]&gt;0;2^[.$D465];0));2))" office:value-type="string" office:string-value="0x80" calcext:value-type="string">
            <text:p>0x8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75]+1" office:value-type="float" office:value="1" calcext:value-type="float">
            <text:p>1</text:p>
          </table:table-cell>
          <table:table-cell table:style-name="ce2" table:formula="of:=[.F475]+1" office:value-type="float" office:value="2" calcext:value-type="float">
            <text:p>2</text:p>
          </table:table-cell>
          <table:table-cell table:style-name="ce2" table:formula="of:=[.G475]+1" office:value-type="float" office:value="3" calcext:value-type="float">
            <text:p>3</text:p>
          </table:table-cell>
          <table:table-cell table:style-name="ce2" table:formula="of:=[.H47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65]+1" office:value-type="float" office:value="75" calcext:value-type="float">
            <text:p>75</text:p>
          </table:table-cell>
          <table:table-cell table:style-name="ce2" table:formula="of:=DEC2HEX([.A476];2)" office:value-type="string" office:string-value="4B" calcext:value-type="string">
            <text:p>4B</text:p>
          </table:table-cell>
          <table:table-cell table:style-name="ce2" table:formula="of:=CHAR([.A476])" office:value-type="string" office:string-value="K" calcext:value-type="string">
            <text:p>K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<text:s/></text:p>
          </table:table-cell>
          <table:table-cell table:style-name="ce148"/>
          <table:table-cell table:style-name="ce49" office:value-type="string" calcext:value-type="string">
            <text:p><text:s/></text:p>
          </table:table-cell>
          <table:table-cell table:style-name="ce49" office:value-type="float" office:value="1" calcext:value-type="float">
            <text:p>1</text:p>
          </table:table-cell>
          <table:table-cell table:style-name="ce2" table:formula="of:=[.E484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<text:s/></text:p>
          </table:table-cell>
          <table:table-cell table:style-name="ce148" office:value-type="string" calcext:value-type="string">
            <text:p><text:s/>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2" table:formula="of:=[.F484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<text:s/></text:p>
          </table:table-cell>
          <table:table-cell table:style-name="ce148" office:value-type="float" office:value="1" calcext:value-type="float">
            <text:p>1</text:p>
          </table:table-cell>
          <table:table-cell table:style-name="ce49" table:number-columns-repeated="2"/>
          <table:table-cell table:style-name="ce2" table:formula="of:=[.G484]" office:value-type="string" office:string-value="0x30" calcext:value-type="string">
            <text:p>0x3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49" table:number-columns-repeated="2"/>
          <table:table-cell table:style-name="ce2" table:formula="of:=[.H484]" office:value-type="string" office:string-value="0x48" calcext:value-type="string">
            <text:p>0x4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148" office:value-type="string" calcext:value-type="string">
            <text:p><text:s/>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2" table:formula="of:=[.I484]" office:value-type="string" office:string-value="0x86" calcext:value-type="string">
            <text:p>0x8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string" calcext:value-type="string">
            <text:p><text:s/></text:p>
          </table:table-cell>
          <table:table-cell table:style-name="ce49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148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4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83]=1;2^[.$D483];0);IF([.E482]=1;2^[.$D482];0);IF([.E481]=1;2^[.$D481];0);IF([.E480]=1;2^[.$D480];0);IF([.E479]=1;2^[.$D479];0);IF([.E478]=1;2^[.$D478];0);IF([.E477]=1;2^[.$D477];0);IF([.E476]=1;2^[.$D476];0));2))" office:value-type="string" office:string-value="0xFE" calcext:value-type="string">
            <text:p>0xFE</text:p>
          </table:table-cell>
          <table:table-cell table:style-name="ce2" table:formula="of:=CONCATENATE(&quot;0x&quot;;DEC2HEX(SUM(IF([.F483]=1;2^[.$D483];0);IF([.F482]=1;2^[.$D482];0);IF([.F481]=1;2^[.$D481];0);IF([.F480]=1;2^[.$D480];0);IF([.F479]=1;2^[.$D479];0);IF([.F478]=1;2^[.$D478];0);IF([.F477]=1;2^[.$D477];0);IF([.F476]=1;2^[.$D476];0));2))" office:value-type="string" office:string-value="0x10" calcext:value-type="string">
            <text:p>0x10</text:p>
          </table:table-cell>
          <table:table-cell table:style-name="ce2" table:formula="of:=CONCATENATE(&quot;0x&quot;;DEC2HEX(SUM(IF([.G483]=1;2^[.$D483];0);IF([.G482]=1;2^[.$D482];0);IF([.G481]=1;2^[.$D481];0);IF([.G480]=1;2^[.$D480];0);IF([.G479]=1;2^[.$D479];0);IF([.G478]=1;2^[.$D478];0);IF([.G477]=1;2^[.$D477];0);IF([.G476]=1;2^[.$D476];0));2))" office:value-type="string" office:string-value="0x30" calcext:value-type="string">
            <text:p>0x30</text:p>
          </table:table-cell>
          <table:table-cell table:style-name="ce2" table:formula="of:=CONCATENATE(&quot;0x&quot;;DEC2HEX(SUM(IF([.H483]=1;2^[.$D483];0);IF([.H482]=1;2^[.$D482];0);IF([.H481]=1;2^[.$D481];0);IF([.H480]=1;2^[.$D480];0);IF([.H479]=1;2^[.$D479];0);IF([.H478]=1;2^[.$D478];0);IF([.H477]=1;2^[.$D477];0);IF([.H476]=1;2^[.$D476];0));2))" office:value-type="string" office:string-value="0x48" calcext:value-type="string">
            <text:p>0x48</text:p>
          </table:table-cell>
          <table:table-cell table:style-name="ce2" table:formula="of:=CONCATENATE(&quot;0x&quot;;DEC2HEX(SUM(IF([.I483]=1;2^[.$D483];0);IF([.I482]=1;2^[.$D482];0);IF([.I481]=1;2^[.$D481];0);IF([.I480]=1;2^[.$D480];0);IF([.I479]=1;2^[.$D479];0);IF([.I478]=1;2^[.$D478];0);IF([.I477]=1;2^[.$D477];0);IF([.I476]=1;2^[.$D476];0));2))" office:value-type="string" office:string-value="0x86" calcext:value-type="string">
            <text:p>0x86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86]+1" office:value-type="float" office:value="1" calcext:value-type="float">
            <text:p>1</text:p>
          </table:table-cell>
          <table:table-cell table:style-name="ce2" table:formula="of:=[.F486]+1" office:value-type="float" office:value="2" calcext:value-type="float">
            <text:p>2</text:p>
          </table:table-cell>
          <table:table-cell table:style-name="ce2" table:formula="of:=[.G486]+1" office:value-type="float" office:value="3" calcext:value-type="float">
            <text:p>3</text:p>
          </table:table-cell>
          <table:table-cell table:style-name="ce2" table:formula="of:=[.H48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76]+1" office:value-type="float" office:value="76" calcext:value-type="float">
            <text:p>76</text:p>
          </table:table-cell>
          <table:table-cell table:style-name="ce2" table:formula="of:=DEC2HEX([.A487];2)" office:value-type="string" office:string-value="4C" calcext:value-type="string">
            <text:p>4C</text:p>
          </table:table-cell>
          <table:table-cell table:style-name="ce2" table:formula="of:=CHAR([.A487])" office:value-type="string" office:string-value="L" calcext:value-type="string">
            <text:p>L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s/></text:p>
          </table:table-cell>
          <table:table-cell table:style-name="ce149"/>
          <table:table-cell table:style-name="ce50" table:number-columns-repeated="2"/>
          <table:table-cell table:style-name="ce2" table:formula="of:=[.E495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s/></text:p>
          </table:table-cell>
          <table:table-cell table:style-name="ce149"/>
          <table:table-cell table:style-name="ce50" table:number-columns-repeated="2"/>
          <table:table-cell table:style-name="ce2" table:formula="of:=[.F495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149"/>
          <table:table-cell table:style-name="ce50" table:number-columns-repeated="2"/>
          <table:table-cell table:style-name="ce2" table:formula="of:=[.G495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149"/>
          <table:table-cell table:style-name="ce50" table:number-columns-repeated="2"/>
          <table:table-cell table:style-name="ce2" table:formula="of:=[.H495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149"/>
          <table:table-cell table:style-name="ce50" table:number-columns-repeated="2"/>
          <table:table-cell table:style-name="ce2" table:formula="of:=[.I495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0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494]=1;2^[.$D494];0);IF([.E493]=1;2^[.$D493];0);IF([.E492]=1;2^[.$D492];0);IF([.E491]=1;2^[.$D491];0);IF([.E490]=1;2^[.$D490];0);IF([.E489]=1;2^[.$D489];0);IF([.E488]=1;2^[.$D488];0);IF([.E487]=1;2^[.$D487];0));2))" office:value-type="string" office:string-value="0xFE" calcext:value-type="string">
            <text:p>0xFE</text:p>
          </table:table-cell>
          <table:table-cell table:style-name="ce2" table:formula="of:=CONCATENATE(&quot;0x&quot;;DEC2HEX(SUM(IF([.F494]=1;2^[.$D494];0);IF([.F493]=1;2^[.$D493];0);IF([.F492]=1;2^[.$D492];0);IF([.F491]=1;2^[.$D491];0);IF([.F490]=1;2^[.$D490];0);IF([.F489]=1;2^[.$D489];0);IF([.F488]=1;2^[.$D488];0);IF([.F487]=1;2^[.$D487];0));2))" office:value-type="string" office:string-value="0x02" calcext:value-type="string">
            <text:p>0x02</text:p>
          </table:table-cell>
          <table:table-cell table:style-name="ce2" table:formula="of:=CONCATENATE(&quot;0x&quot;;DEC2HEX(SUM(IF([.G494]=1;2^[.$D494];0);IF([.G493]=1;2^[.$D493];0);IF([.G492]=1;2^[.$D492];0);IF([.G491]=1;2^[.$D491];0);IF([.G490]=1;2^[.$D490];0);IF([.G489]=1;2^[.$D489];0);IF([.G488]=1;2^[.$D488];0);IF([.G487]=1;2^[.$D487];0));2))" office:value-type="string" office:string-value="0x02" calcext:value-type="string">
            <text:p>0x02</text:p>
          </table:table-cell>
          <table:table-cell table:style-name="ce2" table:formula="of:=CONCATENATE(&quot;0x&quot;;DEC2HEX(SUM(IF([.H494]=1;2^[.$D494];0);IF([.H493]=1;2^[.$D493];0);IF([.H492]=1;2^[.$D492];0);IF([.H491]=1;2^[.$D491];0);IF([.H490]=1;2^[.$D490];0);IF([.H489]=1;2^[.$D489];0);IF([.H488]=1;2^[.$D488];0);IF([.H487]=1;2^[.$D487];0));2))" office:value-type="string" office:string-value="0x02" calcext:value-type="string">
            <text:p>0x02</text:p>
          </table:table-cell>
          <table:table-cell table:style-name="ce2" table:formula="of:=CONCATENATE(&quot;0x&quot;;DEC2HEX(SUM(IF([.I494]=1;2^[.$D494];0);IF([.I493]=1;2^[.$D493];0);IF([.I492]=1;2^[.$D492];0);IF([.I491]=1;2^[.$D491];0);IF([.I490]=1;2^[.$D490];0);IF([.I489]=1;2^[.$D489];0);IF([.I488]=1;2^[.$D488];0);IF([.I487]=1;2^[.$D487];0));2))" office:value-type="string" office:string-value="0x02" calcext:value-type="string">
            <text:p>0x02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497]+1" office:value-type="float" office:value="1" calcext:value-type="float">
            <text:p>1</text:p>
          </table:table-cell>
          <table:table-cell table:style-name="ce2" table:formula="of:=[.F497]+1" office:value-type="float" office:value="2" calcext:value-type="float">
            <text:p>2</text:p>
          </table:table-cell>
          <table:table-cell table:style-name="ce2" table:formula="of:=[.G497]+1" office:value-type="float" office:value="3" calcext:value-type="float">
            <text:p>3</text:p>
          </table:table-cell>
          <table:table-cell table:style-name="ce2" table:formula="of:=[.H49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87]+1" office:value-type="float" office:value="77" calcext:value-type="float">
            <text:p>77</text:p>
          </table:table-cell>
          <table:table-cell table:style-name="ce2" table:formula="of:=DEC2HEX([.A498];2)" office:value-type="string" office:string-value="4D" calcext:value-type="string">
            <text:p>4D</text:p>
          </table:table-cell>
          <table:table-cell table:style-name="ce2" table:formula="of:=CHAR([.A498])" office:value-type="string" office:string-value="M" calcext:value-type="string">
            <text:p>M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<text:s/></text:p>
          </table:table-cell>
          <table:table-cell table:style-name="ce1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2" table:formula="of:=[.E506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150"/>
          <table:table-cell table:number-columns-repeated="2" table:style-name="ce51" office:value-type="float" office:value="1" calcext:value-type="float">
            <text:p>1</text:p>
          </table:table-cell>
          <table:table-cell table:style-name="ce2" table:formula="of:=[.F506]" office:value-type="string" office:string-value="0x40" calcext:value-type="string">
            <text:p>0x4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150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2" table:formula="of:=[.G506]" office:value-type="string" office:string-value="0x20" calcext:value-type="string">
            <text:p>0x2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150" office:value-type="string" calcext:value-type="string">
            <text:p><text:s/>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2" table:formula="of:=[.H506]" office:value-type="string" office:string-value="0x40" calcext:value-type="string">
            <text:p>0x4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1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2" table:formula="of:=[.I506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1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1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05]=1;2^[.$D505];0);IF([.E504]=1;2^[.$D504];0);IF([.E503]=1;2^[.$D503];0);IF([.E502]=1;2^[.$D502];0);IF([.E501]=1;2^[.$D501];0);IF([.E500]=1;2^[.$D500];0);IF([.E499]=1;2^[.$D499];0);IF([.E498]=1;2^[.$D498];0));2))" office:value-type="string" office:string-value="0xFE" calcext:value-type="string">
            <text:p>0xFE</text:p>
          </table:table-cell>
          <table:table-cell table:style-name="ce2" table:formula="of:=CONCATENATE(&quot;0x&quot;;DEC2HEX(SUM(IF([.F505]=1;2^[.$D505];0);IF([.F504]=1;2^[.$D504];0);IF([.F503]=1;2^[.$D503];0);IF([.F502]=1;2^[.$D502];0);IF([.F501]=1;2^[.$D501];0);IF([.F500]=1;2^[.$D500];0);IF([.F499]=1;2^[.$D499];0);IF([.F498]=1;2^[.$D498];0));2))" office:value-type="string" office:string-value="0x40" calcext:value-type="string">
            <text:p>0x40</text:p>
          </table:table-cell>
          <table:table-cell table:style-name="ce2" table:formula="of:=CONCATENATE(&quot;0x&quot;;DEC2HEX(SUM(IF([.G505]=1;2^[.$D505];0);IF([.G504]=1;2^[.$D504];0);IF([.G503]=1;2^[.$D503];0);IF([.G502]=1;2^[.$D502];0);IF([.G501]=1;2^[.$D501];0);IF([.G500]=1;2^[.$D500];0);IF([.G499]=1;2^[.$D499];0);IF([.G498]=1;2^[.$D498];0));2))" office:value-type="string" office:string-value="0x20" calcext:value-type="string">
            <text:p>0x20</text:p>
          </table:table-cell>
          <table:table-cell table:style-name="ce2" table:formula="of:=CONCATENATE(&quot;0x&quot;;DEC2HEX(SUM(IF([.H505]=1;2^[.$D505];0);IF([.H504]=1;2^[.$D504];0);IF([.H503]=1;2^[.$D503];0);IF([.H502]=1;2^[.$D502];0);IF([.H501]=1;2^[.$D501];0);IF([.H500]=1;2^[.$D500];0);IF([.H499]=1;2^[.$D499];0);IF([.H498]=1;2^[.$D498];0));2))" office:value-type="string" office:string-value="0x40" calcext:value-type="string">
            <text:p>0x40</text:p>
          </table:table-cell>
          <table:table-cell table:style-name="ce2" table:formula="of:=CONCATENATE(&quot;0x&quot;;DEC2HEX(SUM(IF([.I505]=1;2^[.$D505];0);IF([.I504]=1;2^[.$D504];0);IF([.I503]=1;2^[.$D503];0);IF([.I502]=1;2^[.$D502];0);IF([.I501]=1;2^[.$D501];0);IF([.I500]=1;2^[.$D500];0);IF([.I499]=1;2^[.$D499];0);IF([.I498]=1;2^[.$D498];0));2))" office:value-type="string" office:string-value="0xFE" calcext:value-type="string">
            <text:p>0xFE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08]+1" office:value-type="float" office:value="1" calcext:value-type="float">
            <text:p>1</text:p>
          </table:table-cell>
          <table:table-cell table:style-name="ce2" table:formula="of:=[.F508]+1" office:value-type="float" office:value="2" calcext:value-type="float">
            <text:p>2</text:p>
          </table:table-cell>
          <table:table-cell table:style-name="ce2" table:formula="of:=[.G508]+1" office:value-type="float" office:value="3" calcext:value-type="float">
            <text:p>3</text:p>
          </table:table-cell>
          <table:table-cell table:style-name="ce2" table:formula="of:=[.H50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498]+1" office:value-type="float" office:value="78" calcext:value-type="float">
            <text:p>78</text:p>
          </table:table-cell>
          <table:table-cell table:style-name="ce2" table:formula="of:=DEC2HEX([.A509];2)" office:value-type="string" office:string-value="4E" calcext:value-type="string">
            <text:p>4E</text:p>
          </table:table-cell>
          <table:table-cell table:style-name="ce2" table:formula="of:=CHAR([.A509])" office:value-type="string" office:string-value="N" calcext:value-type="string">
            <text:p>N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<text:s/></text:p>
          </table:table-cell>
          <table:table-cell table:style-name="ce151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2" table:formula="of:=[.E517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51" office:value-type="string" calcext:value-type="string">
            <text:p><text:s/>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2" table:formula="of:=[.F517]" office:value-type="string" office:string-value="0x20" calcext:value-type="string">
            <text:p>0x2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151"/>
          <table:table-cell table:style-name="ce52" office:value-type="string" calcext:value-type="string">
            <text:p><text:s/></text:p>
          </table:table-cell>
          <table:table-cell table:style-name="ce52" office:value-type="float" office:value="1" calcext:value-type="float">
            <text:p>1</text:p>
          </table:table-cell>
          <table:table-cell table:style-name="ce2" table:formula="of:=[.G517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51" office:value-type="float" office:value="1" calcext:value-type="float">
            <text:p>1</text:p>
          </table: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1" calcext:value-type="float">
            <text:p>1</text:p>
          </table:table-cell>
          <table:table-cell table:style-name="ce2" table:formula="of:=[.H517]" office:value-type="string" office:string-value="0x08" calcext:value-type="string">
            <text:p>0x0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51"/>
          <table:table-cell table:number-columns-repeated="2" table:style-name="ce52" office:value-type="float" office:value="1" calcext:value-type="float">
            <text:p>1</text:p>
          </table:table-cell>
          <table:table-cell table:style-name="ce2" table:formula="of:=[.I517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51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2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16]=1;2^[.$D516];0);IF([.E515]=1;2^[.$D515];0);IF([.E514]=1;2^[.$D514];0);IF([.E513]=1;2^[.$D513];0);IF([.E512]=1;2^[.$D512];0);IF([.E511]=1;2^[.$D511];0);IF([.E510]=1;2^[.$D510];0);IF([.E509]=1;2^[.$D509];0));2))" office:value-type="string" office:string-value="0xFE" calcext:value-type="string">
            <text:p>0xFE</text:p>
          </table:table-cell>
          <table:table-cell table:style-name="ce2" table:formula="of:=CONCATENATE(&quot;0x&quot;;DEC2HEX(SUM(IF([.F516]=1;2^[.$D516];0);IF([.F515]=1;2^[.$D515];0);IF([.F514]=1;2^[.$D514];0);IF([.F513]=1;2^[.$D513];0);IF([.F512]=1;2^[.$D512];0);IF([.F511]=1;2^[.$D511];0);IF([.F510]=1;2^[.$D510];0);IF([.F509]=1;2^[.$D509];0));2))" office:value-type="string" office:string-value="0x20" calcext:value-type="string">
            <text:p>0x20</text:p>
          </table:table-cell>
          <table:table-cell table:style-name="ce2" table:formula="of:=CONCATENATE(&quot;0x&quot;;DEC2HEX(SUM(IF([.G516]=1;2^[.$D516];0);IF([.G515]=1;2^[.$D515];0);IF([.G514]=1;2^[.$D514];0);IF([.G513]=1;2^[.$D513];0);IF([.G512]=1;2^[.$D512];0);IF([.G511]=1;2^[.$D511];0);IF([.G510]=1;2^[.$D510];0);IF([.G509]=1;2^[.$D509];0));2))" office:value-type="string" office:string-value="0x10" calcext:value-type="string">
            <text:p>0x10</text:p>
          </table:table-cell>
          <table:table-cell table:style-name="ce2" table:formula="of:=CONCATENATE(&quot;0x&quot;;DEC2HEX(SUM(IF([.H516]=1;2^[.$D516];0);IF([.H515]=1;2^[.$D515];0);IF([.H514]=1;2^[.$D514];0);IF([.H513]=1;2^[.$D513];0);IF([.H512]=1;2^[.$D512];0);IF([.H511]=1;2^[.$D511];0);IF([.H510]=1;2^[.$D510];0);IF([.H509]=1;2^[.$D509];0));2))" office:value-type="string" office:string-value="0x08" calcext:value-type="string">
            <text:p>0x08</text:p>
          </table:table-cell>
          <table:table-cell table:style-name="ce2" table:formula="of:=CONCATENATE(&quot;0x&quot;;DEC2HEX(SUM(IF([.I516]=1;2^[.$D516];0);IF([.I515]=1;2^[.$D515];0);IF([.I514]=1;2^[.$D514];0);IF([.I513]=1;2^[.$D513];0);IF([.I512]=1;2^[.$D512];0);IF([.I511]=1;2^[.$D511];0);IF([.I510]=1;2^[.$D510];0);IF([.I509]=1;2^[.$D509];0));2))" office:value-type="string" office:string-value="0xFE" calcext:value-type="string">
            <text:p>0xFE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19]+1" office:value-type="float" office:value="1" calcext:value-type="float">
            <text:p>1</text:p>
          </table:table-cell>
          <table:table-cell table:style-name="ce2" table:formula="of:=[.F519]+1" office:value-type="float" office:value="2" calcext:value-type="float">
            <text:p>2</text:p>
          </table:table-cell>
          <table:table-cell table:style-name="ce2" table:formula="of:=[.G519]+1" office:value-type="float" office:value="3" calcext:value-type="float">
            <text:p>3</text:p>
          </table:table-cell>
          <table:table-cell table:style-name="ce2" table:formula="of:=[.H51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09]+1" office:value-type="float" office:value="79" calcext:value-type="float">
            <text:p>79</text:p>
          </table:table-cell>
          <table:table-cell table:style-name="ce2" table:formula="of:=DEC2HEX([.A520];2)" office:value-type="string" office:string-value="4F" calcext:value-type="string">
            <text:p>4F</text:p>
          </table:table-cell>
          <table:table-cell table:style-name="ce2" table:formula="of:=CHAR([.A520])" office:value-type="string" office:string-value="O" calcext:value-type="string">
            <text:p>O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s/></text:p>
          </table:table-cell>
          <table:table-cell table:style-name="ce2" table:formula="of:=[.E528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s/></text:p>
          </table:table-cell>
          <table:table-cell table:style-name="ce15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2" table:formula="of:=[.F528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15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2" table:formula="of:=[.G528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15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2" table:formula="of:=[.H528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15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2" table:formula="of:=[.I528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s/>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3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27]=1;2^[.$D527];0);IF([.E526]=1;2^[.$D526];0);IF([.E525]=1;2^[.$D525];0);IF([.E524]=1;2^[.$D524];0);IF([.E523]=1;2^[.$D523];0);IF([.E522]=1;2^[.$D522];0);IF([.E521]=1;2^[.$D521];0);IF([.E520]=1;2^[.$D520];0));2))" office:value-type="string" office:string-value="0x7C" calcext:value-type="string">
            <text:p>0x7C</text:p>
          </table:table-cell>
          <table:table-cell table:style-name="ce2" table:formula="of:=CONCATENATE(&quot;0x&quot;;DEC2HEX(SUM(IF([.F527]=1;2^[.$D527];0);IF([.F526]=1;2^[.$D526];0);IF([.F525]=1;2^[.$D525];0);IF([.F524]=1;2^[.$D524];0);IF([.F523]=1;2^[.$D523];0);IF([.F522]=1;2^[.$D522];0);IF([.F521]=1;2^[.$D521];0);IF([.F520]=1;2^[.$D520];0));2))" office:value-type="string" office:string-value="0x82" calcext:value-type="string">
            <text:p>0x82</text:p>
          </table:table-cell>
          <table:table-cell table:style-name="ce2" table:formula="of:=CONCATENATE(&quot;0x&quot;;DEC2HEX(SUM(IF([.G527]=1;2^[.$D527];0);IF([.G526]=1;2^[.$D526];0);IF([.G525]=1;2^[.$D525];0);IF([.G524]=1;2^[.$D524];0);IF([.G523]=1;2^[.$D523];0);IF([.G522]=1;2^[.$D522];0);IF([.G521]=1;2^[.$D521];0);IF([.G520]=1;2^[.$D520];0));2))" office:value-type="string" office:string-value="0x82" calcext:value-type="string">
            <text:p>0x82</text:p>
          </table:table-cell>
          <table:table-cell table:style-name="ce2" table:formula="of:=CONCATENATE(&quot;0x&quot;;DEC2HEX(SUM(IF([.H527]=1;2^[.$D527];0);IF([.H526]=1;2^[.$D526];0);IF([.H525]=1;2^[.$D525];0);IF([.H524]=1;2^[.$D524];0);IF([.H523]=1;2^[.$D523];0);IF([.H522]=1;2^[.$D522];0);IF([.H521]=1;2^[.$D521];0);IF([.H520]=1;2^[.$D520];0));2))" office:value-type="string" office:string-value="0x82" calcext:value-type="string">
            <text:p>0x82</text:p>
          </table:table-cell>
          <table:table-cell table:style-name="ce2" table:formula="of:=CONCATENATE(&quot;0x&quot;;DEC2HEX(SUM(IF([.I527]=1;2^[.$D527];0);IF([.I526]=1;2^[.$D526];0);IF([.I525]=1;2^[.$D525];0);IF([.I524]=1;2^[.$D524];0);IF([.I523]=1;2^[.$D523];0);IF([.I522]=1;2^[.$D522];0);IF([.I521]=1;2^[.$D521];0);IF([.I520]=1;2^[.$D520];0));2))" office:value-type="string" office:string-value="0x7C" calcext:value-type="string">
            <text:p>0x7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30]+1" office:value-type="float" office:value="1" calcext:value-type="float">
            <text:p>1</text:p>
          </table:table-cell>
          <table:table-cell table:style-name="ce2" table:formula="of:=[.F530]+1" office:value-type="float" office:value="2" calcext:value-type="float">
            <text:p>2</text:p>
          </table:table-cell>
          <table:table-cell table:style-name="ce2" table:formula="of:=[.G530]+1" office:value-type="float" office:value="3" calcext:value-type="float">
            <text:p>3</text:p>
          </table:table-cell>
          <table:table-cell table:style-name="ce2" table:formula="of:=[.H53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20]+1" office:value-type="float" office:value="80" calcext:value-type="float">
            <text:p>80</text:p>
          </table:table-cell>
          <table:table-cell table:style-name="ce2" table:formula="of:=DEC2HEX([.A531];2)" office:value-type="string" office:string-value="50" calcext:value-type="string">
            <text:p>50</text:p>
          </table:table-cell>
          <table:table-cell table:style-name="ce2" table:formula="of:=CHAR([.A531])" office:value-type="string" office:string-value="P" calcext:value-type="string">
            <text:p>P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2" table:formula="of:=[.E539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153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2" table:formula="of:=[.F53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153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2" table:formula="of:=[.G53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2" table:formula="of:=[.H539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153"/>
          <table:table-cell table:style-name="ce54" table:number-columns-repeated="2"/>
          <table:table-cell table:style-name="ce2" table:formula="of:=[.I539]" office:value-type="string" office:string-value="0x60" calcext:value-type="string">
            <text:p>0x6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153"/>
          <table:table-cell table:style-name="ce54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38]=1;2^[.$D538];0);IF([.E537]=1;2^[.$D537];0);IF([.E536]=1;2^[.$D536];0);IF([.E535]=1;2^[.$D535];0);IF([.E534]=1;2^[.$D534];0);IF([.E533]=1;2^[.$D533];0);IF([.E532]=1;2^[.$D532];0);IF([.E531]=1;2^[.$D531];0));2))" office:value-type="string" office:string-value="0xFE" calcext:value-type="string">
            <text:p>0xFE</text:p>
          </table:table-cell>
          <table:table-cell table:style-name="ce2" table:formula="of:=CONCATENATE(&quot;0x&quot;;DEC2HEX(SUM(IF([.F538]=1;2^[.$D538];0);IF([.F537]=1;2^[.$D537];0);IF([.F536]=1;2^[.$D536];0);IF([.F535]=1;2^[.$D535];0);IF([.F534]=1;2^[.$D534];0);IF([.F533]=1;2^[.$D533];0);IF([.F532]=1;2^[.$D532];0);IF([.F531]=1;2^[.$D531];0));2))" office:value-type="string" office:string-value="0x90" calcext:value-type="string">
            <text:p>0x90</text:p>
          </table:table-cell>
          <table:table-cell table:style-name="ce2" table:formula="of:=CONCATENATE(&quot;0x&quot;;DEC2HEX(SUM(IF([.G538]=1;2^[.$D538];0);IF([.G537]=1;2^[.$D537];0);IF([.G536]=1;2^[.$D536];0);IF([.G535]=1;2^[.$D535];0);IF([.G534]=1;2^[.$D534];0);IF([.G533]=1;2^[.$D533];0);IF([.G532]=1;2^[.$D532];0);IF([.G531]=1;2^[.$D531];0));2))" office:value-type="string" office:string-value="0x90" calcext:value-type="string">
            <text:p>0x90</text:p>
          </table:table-cell>
          <table:table-cell table:style-name="ce2" table:formula="of:=CONCATENATE(&quot;0x&quot;;DEC2HEX(SUM(IF([.H538]=1;2^[.$D538];0);IF([.H537]=1;2^[.$D537];0);IF([.H536]=1;2^[.$D536];0);IF([.H535]=1;2^[.$D535];0);IF([.H534]=1;2^[.$D534];0);IF([.H533]=1;2^[.$D533];0);IF([.H532]=1;2^[.$D532];0);IF([.H531]=1;2^[.$D531];0));2))" office:value-type="string" office:string-value="0x90" calcext:value-type="string">
            <text:p>0x90</text:p>
          </table:table-cell>
          <table:table-cell table:style-name="ce2" table:formula="of:=CONCATENATE(&quot;0x&quot;;DEC2HEX(SUM(IF([.I538]=1;2^[.$D538];0);IF([.I537]=1;2^[.$D537];0);IF([.I536]=1;2^[.$D536];0);IF([.I535]=1;2^[.$D535];0);IF([.I534]=1;2^[.$D534];0);IF([.I533]=1;2^[.$D533];0);IF([.I532]=1;2^[.$D532];0);IF([.I531]=1;2^[.$D531];0));2))" office:value-type="string" office:string-value="0x60" calcext:value-type="string">
            <text:p>0x6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41]+1" office:value-type="float" office:value="1" calcext:value-type="float">
            <text:p>1</text:p>
          </table:table-cell>
          <table:table-cell table:style-name="ce2" table:formula="of:=[.F541]+1" office:value-type="float" office:value="2" calcext:value-type="float">
            <text:p>2</text:p>
          </table:table-cell>
          <table:table-cell table:style-name="ce2" table:formula="of:=[.G541]+1" office:value-type="float" office:value="3" calcext:value-type="float">
            <text:p>3</text:p>
          </table:table-cell>
          <table:table-cell table:style-name="ce2" table:formula="of:=[.H54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31]+1" office:value-type="float" office:value="81" calcext:value-type="float">
            <text:p>81</text:p>
          </table:table-cell>
          <table:table-cell table:style-name="ce2" table:formula="of:=DEC2HEX([.A542];2)" office:value-type="string" office:string-value="51" calcext:value-type="string">
            <text:p>51</text:p>
          </table:table-cell>
          <table:table-cell table:style-name="ce2" table:formula="of:=CHAR([.A542])" office:value-type="string" office:string-value="Q" calcext:value-type="string">
            <text:p>Q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2" table:formula="of:=[.E550]" office:value-type="string" office:string-value="0x7C" calcext:value-type="string">
            <text:p>0x7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4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" table:formula="of:=[.F55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4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" table:formula="of:=[.G550]" office:value-type="string" office:string-value="0x86" calcext:value-type="string">
            <text:p>0x8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4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" table:formula="of:=[.H55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4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" table:formula="of:=[.I550]" office:value-type="string" office:string-value="0x7D" calcext:value-type="string">
            <text:p>0x7D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5" office:value-type="string" calcext:value-type="string">
            <text:p><text:s/></text:p>
          </table:table-cell>
          <table:table-cell table:style-name="ce5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49]=1;2^[.$D549];0);IF([.E548]=1;2^[.$D548];0);IF([.E547]=1;2^[.$D547];0);IF([.E546]=1;2^[.$D546];0);IF([.E545]=1;2^[.$D545];0);IF([.E544]=1;2^[.$D544];0);IF([.E543]=1;2^[.$D543];0);IF([.E542]=1;2^[.$D542];0));2))" office:value-type="string" office:string-value="0x7C" calcext:value-type="string">
            <text:p>0x7C</text:p>
          </table:table-cell>
          <table:table-cell table:style-name="ce2" table:formula="of:=CONCATENATE(&quot;0x&quot;;DEC2HEX(SUM(IF([.F549]=1;2^[.$D549];0);IF([.F548]=1;2^[.$D548];0);IF([.F547]=1;2^[.$D547];0);IF([.F546]=1;2^[.$D546];0);IF([.F545]=1;2^[.$D545];0);IF([.F544]=1;2^[.$D544];0);IF([.F543]=1;2^[.$D543];0);IF([.F542]=1;2^[.$D542];0));2))" office:value-type="string" office:string-value="0x82" calcext:value-type="string">
            <text:p>0x82</text:p>
          </table:table-cell>
          <table:table-cell table:style-name="ce2" table:formula="of:=CONCATENATE(&quot;0x&quot;;DEC2HEX(SUM(IF([.G549]=1;2^[.$D549];0);IF([.G548]=1;2^[.$D548];0);IF([.G547]=1;2^[.$D547];0);IF([.G546]=1;2^[.$D546];0);IF([.G545]=1;2^[.$D545];0);IF([.G544]=1;2^[.$D544];0);IF([.G543]=1;2^[.$D543];0);IF([.G542]=1;2^[.$D542];0));2))" office:value-type="string" office:string-value="0x86" calcext:value-type="string">
            <text:p>0x86</text:p>
          </table:table-cell>
          <table:table-cell table:style-name="ce2" table:formula="of:=CONCATENATE(&quot;0x&quot;;DEC2HEX(SUM(IF([.H549]=1;2^[.$D549];0);IF([.H548]=1;2^[.$D548];0);IF([.H547]=1;2^[.$D547];0);IF([.H546]=1;2^[.$D546];0);IF([.H545]=1;2^[.$D545];0);IF([.H544]=1;2^[.$D544];0);IF([.H543]=1;2^[.$D543];0);IF([.H542]=1;2^[.$D542];0));2))" office:value-type="string" office:string-value="0x82" calcext:value-type="string">
            <text:p>0x82</text:p>
          </table:table-cell>
          <table:table-cell table:style-name="ce2" table:formula="of:=CONCATENATE(&quot;0x&quot;;DEC2HEX(SUM(IF([.I549]=1;2^[.$D549];0);IF([.I548]=1;2^[.$D548];0);IF([.I547]=1;2^[.$D547];0);IF([.I546]=1;2^[.$D546];0);IF([.I545]=1;2^[.$D545];0);IF([.I544]=1;2^[.$D544];0);IF([.I543]=1;2^[.$D543];0);IF([.I542]=1;2^[.$D542];0));2))" office:value-type="string" office:string-value="0x7D" calcext:value-type="string">
            <text:p>0x7D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52]+1" office:value-type="float" office:value="1" calcext:value-type="float">
            <text:p>1</text:p>
          </table:table-cell>
          <table:table-cell table:style-name="ce2" table:formula="of:=[.F552]+1" office:value-type="float" office:value="2" calcext:value-type="float">
            <text:p>2</text:p>
          </table:table-cell>
          <table:table-cell table:style-name="ce2" table:formula="of:=[.G552]+1" office:value-type="float" office:value="3" calcext:value-type="float">
            <text:p>3</text:p>
          </table:table-cell>
          <table:table-cell table:style-name="ce2" table:formula="of:=[.H55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42]+1" office:value-type="float" office:value="82" calcext:value-type="float">
            <text:p>82</text:p>
          </table:table-cell>
          <table:table-cell table:style-name="ce2" table:formula="of:=DEC2HEX([.A553];2)" office:value-type="string" office:string-value="52" calcext:value-type="string">
            <text:p>52</text:p>
          </table:table-cell>
          <table:table-cell table:style-name="ce2" table:formula="of:=CHAR([.A553])" office:value-type="string" office:string-value="R" calcext:value-type="string">
            <text:p>R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2" table:formula="of:=[.E561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<text:s/></text:p>
          </table:table-cell>
          <table:table-cell table:style-name="ce155"/>
          <table:table-cell table:style-name="ce56" office:value-type="string" calcext:value-type="string">
            <text:p><text:s/></text:p>
          </table:table-cell>
          <table:table-cell table:style-name="ce56" office:value-type="float" office:value="1" calcext:value-type="float">
            <text:p>1</text:p>
          </table:table-cell>
          <table:table-cell table:style-name="ce2" table:formula="of:=[.F561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55"/>
          <table:table-cell table:style-name="ce56" office:value-type="string" calcext:value-type="string">
            <text:p><text:s/></text:p>
          </table:table-cell>
          <table:table-cell table:style-name="ce56" office:value-type="float" office:value="1" calcext:value-type="float">
            <text:p>1</text:p>
          </table:table-cell>
          <table:table-cell table:style-name="ce2" table:formula="of:=[.G561]" office:value-type="string" office:string-value="0x90" calcext:value-type="string">
            <text:p>0x9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2" table:formula="of:=[.H561]" office:value-type="string" office:string-value="0x98" calcext:value-type="string">
            <text:p>0x9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55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<text:s/></text:p>
          </table:table-cell>
          <table:table-cell table:style-name="ce2" table:formula="of:=[.I561]" office:value-type="string" office:string-value="0x66" calcext:value-type="string">
            <text:p>0x6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55"/>
          <table:table-cell table:style-name="ce56" office:value-type="string" calcext:value-type="string">
            <text:p><text:s/></text:p>
          </table:table-cell>
          <table:table-cell table:style-name="ce5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6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60]=1;2^[.$D560];0);IF([.E559]=1;2^[.$D559];0);IF([.E558]=1;2^[.$D558];0);IF([.E557]=1;2^[.$D557];0);IF([.E556]=1;2^[.$D556];0);IF([.E555]=1;2^[.$D555];0);IF([.E554]=1;2^[.$D554];0);IF([.E553]=1;2^[.$D553];0));2))" office:value-type="string" office:string-value="0xFE" calcext:value-type="string">
            <text:p>0xFE</text:p>
          </table:table-cell>
          <table:table-cell table:style-name="ce2" table:formula="of:=CONCATENATE(&quot;0x&quot;;DEC2HEX(SUM(IF([.F560]=1;2^[.$D560];0);IF([.F559]=1;2^[.$D559];0);IF([.F558]=1;2^[.$D558];0);IF([.F557]=1;2^[.$D557];0);IF([.F556]=1;2^[.$D556];0);IF([.F555]=1;2^[.$D555];0);IF([.F554]=1;2^[.$D554];0);IF([.F553]=1;2^[.$D553];0));2))" office:value-type="string" office:string-value="0x90" calcext:value-type="string">
            <text:p>0x90</text:p>
          </table:table-cell>
          <table:table-cell table:style-name="ce2" table:formula="of:=CONCATENATE(&quot;0x&quot;;DEC2HEX(SUM(IF([.G560]=1;2^[.$D560];0);IF([.G559]=1;2^[.$D559];0);IF([.G558]=1;2^[.$D558];0);IF([.G557]=1;2^[.$D557];0);IF([.G556]=1;2^[.$D556];0);IF([.G555]=1;2^[.$D555];0);IF([.G554]=1;2^[.$D554];0);IF([.G553]=1;2^[.$D553];0));2))" office:value-type="string" office:string-value="0x90" calcext:value-type="string">
            <text:p>0x90</text:p>
          </table:table-cell>
          <table:table-cell table:style-name="ce2" table:formula="of:=CONCATENATE(&quot;0x&quot;;DEC2HEX(SUM(IF([.H560]=1;2^[.$D560];0);IF([.H559]=1;2^[.$D559];0);IF([.H558]=1;2^[.$D558];0);IF([.H557]=1;2^[.$D557];0);IF([.H556]=1;2^[.$D556];0);IF([.H555]=1;2^[.$D555];0);IF([.H554]=1;2^[.$D554];0);IF([.H553]=1;2^[.$D553];0));2))" office:value-type="string" office:string-value="0x98" calcext:value-type="string">
            <text:p>0x98</text:p>
          </table:table-cell>
          <table:table-cell table:style-name="ce2" table:formula="of:=CONCATENATE(&quot;0x&quot;;DEC2HEX(SUM(IF([.I560]=1;2^[.$D560];0);IF([.I559]=1;2^[.$D559];0);IF([.I558]=1;2^[.$D558];0);IF([.I557]=1;2^[.$D557];0);IF([.I556]=1;2^[.$D556];0);IF([.I555]=1;2^[.$D555];0);IF([.I554]=1;2^[.$D554];0);IF([.I553]=1;2^[.$D553];0));2))" office:value-type="string" office:string-value="0x66" calcext:value-type="string">
            <text:p>0x66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63]+1" office:value-type="float" office:value="1" calcext:value-type="float">
            <text:p>1</text:p>
          </table:table-cell>
          <table:table-cell table:style-name="ce2" table:formula="of:=[.F563]+1" office:value-type="float" office:value="2" calcext:value-type="float">
            <text:p>2</text:p>
          </table:table-cell>
          <table:table-cell table:style-name="ce2" table:formula="of:=[.G563]+1" office:value-type="float" office:value="3" calcext:value-type="float">
            <text:p>3</text:p>
          </table:table-cell>
          <table:table-cell table:style-name="ce2" table:formula="of:=[.H56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53]+1" office:value-type="float" office:value="83" calcext:value-type="float">
            <text:p>83</text:p>
          </table:table-cell>
          <table:table-cell table:style-name="ce2" table:formula="of:=DEC2HEX([.A564];2)" office:value-type="string" office:string-value="53" calcext:value-type="string">
            <text:p>53</text:p>
          </table:table-cell>
          <table:table-cell table:style-name="ce2" table:formula="of:=CHAR([.A564])" office:value-type="string" office:string-value="S" calcext:value-type="string">
            <text:p>S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2" table:formula="of:=[.E572]" office:value-type="string" office:string-value="0x62" calcext:value-type="string">
            <text:p>0x6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<text:s/></text:p>
          </table:table-cell>
          <table:table-cell table:style-name="ce156"/>
          <table:table-cell table:style-name="ce57" table:number-columns-repeated="2"/>
          <table:table-cell table:style-name="ce2" table:formula="of:=[.F57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156"/>
          <table:table-cell table:style-name="ce57" table:number-columns-repeated="2"/>
          <table:table-cell table:style-name="ce2" table:formula="of:=[.G57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2" table:formula="of:=[.H572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7" table:number-columns-repeated="2"/>
          <table:table-cell table:style-name="ce156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2" table:formula="of:=[.I572]" office:value-type="string" office:string-value="0x8C" calcext:value-type="string">
            <text:p>0x8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71]=1;2^[.$D571];0);IF([.E570]=1;2^[.$D570];0);IF([.E569]=1;2^[.$D569];0);IF([.E568]=1;2^[.$D568];0);IF([.E567]=1;2^[.$D567];0);IF([.E566]=1;2^[.$D566];0);IF([.E565]=1;2^[.$D565];0);IF([.E564]=1;2^[.$D564];0));2))" office:value-type="string" office:string-value="0x62" calcext:value-type="string">
            <text:p>0x62</text:p>
          </table:table-cell>
          <table:table-cell table:style-name="ce2" table:formula="of:=CONCATENATE(&quot;0x&quot;;DEC2HEX(SUM(IF([.F571]=1;2^[.$D571];0);IF([.F570]=1;2^[.$D570];0);IF([.F569]=1;2^[.$D569];0);IF([.F568]=1;2^[.$D568];0);IF([.F567]=1;2^[.$D567];0);IF([.F566]=1;2^[.$D566];0);IF([.F565]=1;2^[.$D565];0);IF([.F564]=1;2^[.$D564];0));2))" office:value-type="string" office:string-value="0x92" calcext:value-type="string">
            <text:p>0x92</text:p>
          </table:table-cell>
          <table:table-cell table:style-name="ce2" table:formula="of:=CONCATENATE(&quot;0x&quot;;DEC2HEX(SUM(IF([.G571]=1;2^[.$D571];0);IF([.G570]=1;2^[.$D570];0);IF([.G569]=1;2^[.$D569];0);IF([.G568]=1;2^[.$D568];0);IF([.G567]=1;2^[.$D567];0);IF([.G566]=1;2^[.$D566];0);IF([.G565]=1;2^[.$D565];0);IF([.G564]=1;2^[.$D564];0));2))" office:value-type="string" office:string-value="0x92" calcext:value-type="string">
            <text:p>0x92</text:p>
          </table:table-cell>
          <table:table-cell table:style-name="ce2" table:formula="of:=CONCATENATE(&quot;0x&quot;;DEC2HEX(SUM(IF([.H571]=1;2^[.$D571];0);IF([.H570]=1;2^[.$D570];0);IF([.H569]=1;2^[.$D569];0);IF([.H568]=1;2^[.$D568];0);IF([.H567]=1;2^[.$D567];0);IF([.H566]=1;2^[.$D566];0);IF([.H565]=1;2^[.$D565];0);IF([.H564]=1;2^[.$D564];0));2))" office:value-type="string" office:string-value="0x92" calcext:value-type="string">
            <text:p>0x92</text:p>
          </table:table-cell>
          <table:table-cell table:style-name="ce2" table:formula="of:=CONCATENATE(&quot;0x&quot;;DEC2HEX(SUM(IF([.I571]=1;2^[.$D571];0);IF([.I570]=1;2^[.$D570];0);IF([.I569]=1;2^[.$D569];0);IF([.I568]=1;2^[.$D568];0);IF([.I567]=1;2^[.$D567];0);IF([.I566]=1;2^[.$D566];0);IF([.I565]=1;2^[.$D565];0);IF([.I564]=1;2^[.$D564];0));2))" office:value-type="string" office:string-value="0x8C" calcext:value-type="string">
            <text:p>0x8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74]+1" office:value-type="float" office:value="1" calcext:value-type="float">
            <text:p>1</text:p>
          </table:table-cell>
          <table:table-cell table:style-name="ce2" table:formula="of:=[.F574]+1" office:value-type="float" office:value="2" calcext:value-type="float">
            <text:p>2</text:p>
          </table:table-cell>
          <table:table-cell table:style-name="ce2" table:formula="of:=[.G574]+1" office:value-type="float" office:value="3" calcext:value-type="float">
            <text:p>3</text:p>
          </table:table-cell>
          <table:table-cell table:style-name="ce2" table:formula="of:=[.H57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64]+1" office:value-type="float" office:value="84" calcext:value-type="float">
            <text:p>84</text:p>
          </table:table-cell>
          <table:table-cell table:style-name="ce2" table:formula="of:=DEC2HEX([.A575];2)" office:value-type="string" office:string-value="54" calcext:value-type="string">
            <text:p>54</text:p>
          </table:table-cell>
          <table:table-cell table:style-name="ce2" table:formula="of:=CHAR([.A575])" office:value-type="string" office:string-value="T" calcext:value-type="string">
            <text:p>T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2" table:formula="of:=[.E583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8"/>
          <table:table-cell table:style-name="ce58" office:value-type="string" calcext:value-type="string">
            <text:p><text:s/></text:p>
          </table:table-cell>
          <table:table-cell table:style-name="ce157" office:value-type="float" office:value="1" calcext:value-type="float">
            <text:p>1</text:p>
          </table:table-cell>
          <table:table-cell table:style-name="ce58" table:number-columns-repeated="2"/>
          <table:table-cell table:style-name="ce2" table:formula="of:=[.F583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8" table:number-columns-repeated="2"/>
          <table:table-cell table:style-name="ce157" office:value-type="float" office:value="1" calcext:value-type="float">
            <text:p>1</text:p>
          </table:table-cell>
          <table:table-cell table:style-name="ce58" table:number-columns-repeated="2"/>
          <table:table-cell table:style-name="ce2" table:formula="of:=[.G583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8" table:number-columns-repeated="2"/>
          <table:table-cell table:style-name="ce157" office:value-type="float" office:value="1" calcext:value-type="float">
            <text:p>1</text:p>
          </table:table-cell>
          <table:table-cell table:style-name="ce58" table:number-columns-repeated="2"/>
          <table:table-cell table:style-name="ce2" table:formula="of:=[.H583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8" table:number-columns-repeated="2"/>
          <table:table-cell table:style-name="ce157" office:value-type="float" office:value="1" calcext:value-type="float">
            <text:p>1</text:p>
          </table:table-cell>
          <table:table-cell table:style-name="ce58" table:number-columns-repeated="2"/>
          <table:table-cell table:style-name="ce2" table:formula="of:=[.I583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8" table:number-columns-repeated="2"/>
          <table:table-cell table:style-name="ce157" office:value-type="float" office:value="1" calcext:value-type="float">
            <text:p>1</text:p>
          </table:table-cell>
          <table:table-cell table:style-name="ce5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82]=1;2^[.$D582];0);IF([.E581]=1;2^[.$D581];0);IF([.E580]=1;2^[.$D580];0);IF([.E579]=1;2^[.$D579];0);IF([.E578]=1;2^[.$D578];0);IF([.E577]=1;2^[.$D577];0);IF([.E576]=1;2^[.$D576];0);IF([.E575]=1;2^[.$D575];0));2))" office:value-type="string" office:string-value="0x80" calcext:value-type="string">
            <text:p>0x80</text:p>
          </table:table-cell>
          <table:table-cell table:style-name="ce2" table:formula="of:=CONCATENATE(&quot;0x&quot;;DEC2HEX(SUM(IF([.F582]=1;2^[.$D582];0);IF([.F581]=1;2^[.$D581];0);IF([.F580]=1;2^[.$D580];0);IF([.F579]=1;2^[.$D579];0);IF([.F578]=1;2^[.$D578];0);IF([.F577]=1;2^[.$D577];0);IF([.F576]=1;2^[.$D576];0);IF([.F575]=1;2^[.$D575];0));2))" office:value-type="string" office:string-value="0x80" calcext:value-type="string">
            <text:p>0x80</text:p>
          </table:table-cell>
          <table:table-cell table:style-name="ce2" table:formula="of:=CONCATENATE(&quot;0x&quot;;DEC2HEX(SUM(IF([.G582]=1;2^[.$D582];0);IF([.G581]=1;2^[.$D581];0);IF([.G580]=1;2^[.$D580];0);IF([.G579]=1;2^[.$D579];0);IF([.G578]=1;2^[.$D578];0);IF([.G577]=1;2^[.$D577];0);IF([.G576]=1;2^[.$D576];0);IF([.G575]=1;2^[.$D575];0));2))" office:value-type="string" office:string-value="0xFE" calcext:value-type="string">
            <text:p>0xFE</text:p>
          </table:table-cell>
          <table:table-cell table:style-name="ce2" table:formula="of:=CONCATENATE(&quot;0x&quot;;DEC2HEX(SUM(IF([.H582]=1;2^[.$D582];0);IF([.H581]=1;2^[.$D581];0);IF([.H580]=1;2^[.$D580];0);IF([.H579]=1;2^[.$D579];0);IF([.H578]=1;2^[.$D578];0);IF([.H577]=1;2^[.$D577];0);IF([.H576]=1;2^[.$D576];0);IF([.H575]=1;2^[.$D575];0));2))" office:value-type="string" office:string-value="0x80" calcext:value-type="string">
            <text:p>0x80</text:p>
          </table:table-cell>
          <table:table-cell table:style-name="ce2" table:formula="of:=CONCATENATE(&quot;0x&quot;;DEC2HEX(SUM(IF([.I582]=1;2^[.$D582];0);IF([.I581]=1;2^[.$D581];0);IF([.I580]=1;2^[.$D580];0);IF([.I579]=1;2^[.$D579];0);IF([.I578]=1;2^[.$D578];0);IF([.I577]=1;2^[.$D577];0);IF([.I576]=1;2^[.$D576];0);IF([.I575]=1;2^[.$D575];0));2))" office:value-type="string" office:string-value="0x80" calcext:value-type="string">
            <text:p>0x8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85]+1" office:value-type="float" office:value="1" calcext:value-type="float">
            <text:p>1</text:p>
          </table:table-cell>
          <table:table-cell table:style-name="ce2" table:formula="of:=[.F585]+1" office:value-type="float" office:value="2" calcext:value-type="float">
            <text:p>2</text:p>
          </table:table-cell>
          <table:table-cell table:style-name="ce2" table:formula="of:=[.G585]+1" office:value-type="float" office:value="3" calcext:value-type="float">
            <text:p>3</text:p>
          </table:table-cell>
          <table:table-cell table:style-name="ce2" table:formula="of:=[.H58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75]+1" office:value-type="float" office:value="85" calcext:value-type="float">
            <text:p>85</text:p>
          </table:table-cell>
          <table:table-cell table:style-name="ce2" table:formula="of:=DEC2HEX([.A586];2)" office:value-type="string" office:string-value="55" calcext:value-type="string">
            <text:p>55</text:p>
          </table:table-cell>
          <table:table-cell table:style-name="ce2" table:formula="of:=CHAR([.A586])" office:value-type="string" office:string-value="U" calcext:value-type="string">
            <text:p>U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<text:s/></text:p>
          </table:table-cell>
          <table:table-cell table:style-name="ce15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2" table:formula="of:=[.E594]" office:value-type="string" office:string-value="0xFC" calcext:value-type="string">
            <text:p>0xF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<text:s/></text:p>
          </table:table-cell>
          <table:table-cell table:style-name="ce15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2" table:formula="of:=[.F594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5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2" table:formula="of:=[.G594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5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2" table:formula="of:=[.H594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5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2" table:formula="of:=[.I594]" office:value-type="string" office:string-value="0xFC" calcext:value-type="string">
            <text:p>0xF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59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593]=1;2^[.$D593];0);IF([.E592]=1;2^[.$D592];0);IF([.E591]=1;2^[.$D591];0);IF([.E590]=1;2^[.$D590];0);IF([.E589]=1;2^[.$D589];0);IF([.E588]=1;2^[.$D588];0);IF([.E587]=1;2^[.$D587];0);IF([.E586]=1;2^[.$D586];0));2))" office:value-type="string" office:string-value="0xFC" calcext:value-type="string">
            <text:p>0xFC</text:p>
          </table:table-cell>
          <table:table-cell table:style-name="ce2" table:formula="of:=CONCATENATE(&quot;0x&quot;;DEC2HEX(SUM(IF([.F593]=1;2^[.$D593];0);IF([.F592]=1;2^[.$D592];0);IF([.F591]=1;2^[.$D591];0);IF([.F590]=1;2^[.$D590];0);IF([.F589]=1;2^[.$D589];0);IF([.F588]=1;2^[.$D588];0);IF([.F587]=1;2^[.$D587];0);IF([.F586]=1;2^[.$D586];0));2))" office:value-type="string" office:string-value="0x02" calcext:value-type="string">
            <text:p>0x02</text:p>
          </table:table-cell>
          <table:table-cell table:style-name="ce2" table:formula="of:=CONCATENATE(&quot;0x&quot;;DEC2HEX(SUM(IF([.G593]=1;2^[.$D593];0);IF([.G592]=1;2^[.$D592];0);IF([.G591]=1;2^[.$D591];0);IF([.G590]=1;2^[.$D590];0);IF([.G589]=1;2^[.$D589];0);IF([.G588]=1;2^[.$D588];0);IF([.G587]=1;2^[.$D587];0);IF([.G586]=1;2^[.$D586];0));2))" office:value-type="string" office:string-value="0x02" calcext:value-type="string">
            <text:p>0x02</text:p>
          </table:table-cell>
          <table:table-cell table:style-name="ce2" table:formula="of:=CONCATENATE(&quot;0x&quot;;DEC2HEX(SUM(IF([.H593]=1;2^[.$D593];0);IF([.H592]=1;2^[.$D592];0);IF([.H591]=1;2^[.$D591];0);IF([.H590]=1;2^[.$D590];0);IF([.H589]=1;2^[.$D589];0);IF([.H588]=1;2^[.$D588];0);IF([.H587]=1;2^[.$D587];0);IF([.H586]=1;2^[.$D586];0));2))" office:value-type="string" office:string-value="0x02" calcext:value-type="string">
            <text:p>0x02</text:p>
          </table:table-cell>
          <table:table-cell table:style-name="ce2" table:formula="of:=CONCATENATE(&quot;0x&quot;;DEC2HEX(SUM(IF([.I593]=1;2^[.$D593];0);IF([.I592]=1;2^[.$D592];0);IF([.I591]=1;2^[.$D591];0);IF([.I590]=1;2^[.$D590];0);IF([.I589]=1;2^[.$D589];0);IF([.I588]=1;2^[.$D588];0);IF([.I587]=1;2^[.$D587];0);IF([.I586]=1;2^[.$D586];0));2))" office:value-type="string" office:string-value="0xFC" calcext:value-type="string">
            <text:p>0xF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596]+1" office:value-type="float" office:value="1" calcext:value-type="float">
            <text:p>1</text:p>
          </table:table-cell>
          <table:table-cell table:style-name="ce2" table:formula="of:=[.F596]+1" office:value-type="float" office:value="2" calcext:value-type="float">
            <text:p>2</text:p>
          </table:table-cell>
          <table:table-cell table:style-name="ce2" table:formula="of:=[.G596]+1" office:value-type="float" office:value="3" calcext:value-type="float">
            <text:p>3</text:p>
          </table:table-cell>
          <table:table-cell table:style-name="ce2" table:formula="of:=[.H59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86]+1" office:value-type="float" office:value="86" calcext:value-type="float">
            <text:p>86</text:p>
          </table:table-cell>
          <table:table-cell table:style-name="ce2" table:formula="of:=DEC2HEX([.A597];2)" office:value-type="string" office:string-value="56" calcext:value-type="string">
            <text:p>56</text:p>
          </table:table-cell>
          <table:table-cell table:style-name="ce2" table:formula="of:=CHAR([.A597])" office:value-type="string" office:string-value="V" calcext:value-type="string">
            <text:p>V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<text:s/></text:p>
          </table:table-cell>
          <table:table-cell table:style-name="ce159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2" table:formula="of:=[.E605]" office:value-type="string" office:string-value="0xE0" calcext:value-type="string">
            <text:p>0xE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<text:s/></text:p>
          </table:table-cell>
          <table:table-cell table:style-name="ce159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2" table:formula="of:=[.F605]" office:value-type="string" office:string-value="0x38" calcext:value-type="string">
            <text:p>0x3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159"/>
          <table:table-cell table:number-columns-repeated="2" table:style-name="ce60" office:value-type="float" office:value="1" calcext:value-type="float">
            <text:p>1</text:p>
          </table:table-cell>
          <table:table-cell table:style-name="ce2" table:formula="of:=[.G605]" office:value-type="string" office:string-value="0x0E" calcext:value-type="string">
            <text:p>0x0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159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2" table:formula="of:=[.H605]" office:value-type="string" office:string-value="0x38" calcext:value-type="string">
            <text:p>0x3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2" table:formula="of:=[.I605]" office:value-type="string" office:string-value="0xE0" calcext:value-type="string">
            <text:p>0xE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0" table:number-columns-repeated="2"/>
          <table:table-cell table:style-name="ce159" office:value-type="float" office:value="1" calcext:value-type="float">
            <text:p>1</text:p>
          </table:table-cell>
          <table:table-cell table:style-name="ce60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0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04]=1;2^[.$D604];0);IF([.E603]=1;2^[.$D603];0);IF([.E602]=1;2^[.$D602];0);IF([.E601]=1;2^[.$D601];0);IF([.E600]=1;2^[.$D600];0);IF([.E599]=1;2^[.$D599];0);IF([.E598]=1;2^[.$D598];0);IF([.E597]=1;2^[.$D597];0));2))" office:value-type="string" office:string-value="0xE0" calcext:value-type="string">
            <text:p>0xE0</text:p>
          </table:table-cell>
          <table:table-cell table:style-name="ce2" table:formula="of:=CONCATENATE(&quot;0x&quot;;DEC2HEX(SUM(IF([.F604]=1;2^[.$D604];0);IF([.F603]=1;2^[.$D603];0);IF([.F602]=1;2^[.$D602];0);IF([.F601]=1;2^[.$D601];0);IF([.F600]=1;2^[.$D600];0);IF([.F599]=1;2^[.$D599];0);IF([.F598]=1;2^[.$D598];0);IF([.F597]=1;2^[.$D597];0));2))" office:value-type="string" office:string-value="0x38" calcext:value-type="string">
            <text:p>0x38</text:p>
          </table:table-cell>
          <table:table-cell table:style-name="ce2" table:formula="of:=CONCATENATE(&quot;0x&quot;;DEC2HEX(SUM(IF([.G604]=1;2^[.$D604];0);IF([.G603]=1;2^[.$D603];0);IF([.G602]=1;2^[.$D602];0);IF([.G601]=1;2^[.$D601];0);IF([.G600]=1;2^[.$D600];0);IF([.G599]=1;2^[.$D599];0);IF([.G598]=1;2^[.$D598];0);IF([.G597]=1;2^[.$D597];0));2))" office:value-type="string" office:string-value="0x0E" calcext:value-type="string">
            <text:p>0x0E</text:p>
          </table:table-cell>
          <table:table-cell table:style-name="ce2" table:formula="of:=CONCATENATE(&quot;0x&quot;;DEC2HEX(SUM(IF([.H604]=1;2^[.$D604];0);IF([.H603]=1;2^[.$D603];0);IF([.H602]=1;2^[.$D602];0);IF([.H601]=1;2^[.$D601];0);IF([.H600]=1;2^[.$D600];0);IF([.H599]=1;2^[.$D599];0);IF([.H598]=1;2^[.$D598];0);IF([.H597]=1;2^[.$D597];0));2))" office:value-type="string" office:string-value="0x38" calcext:value-type="string">
            <text:p>0x38</text:p>
          </table:table-cell>
          <table:table-cell table:style-name="ce2" table:formula="of:=CONCATENATE(&quot;0x&quot;;DEC2HEX(SUM(IF([.I604]=1;2^[.$D604];0);IF([.I603]=1;2^[.$D603];0);IF([.I602]=1;2^[.$D602];0);IF([.I601]=1;2^[.$D601];0);IF([.I600]=1;2^[.$D600];0);IF([.I599]=1;2^[.$D599];0);IF([.I598]=1;2^[.$D598];0);IF([.I597]=1;2^[.$D597];0));2))" office:value-type="string" office:string-value="0xE0" calcext:value-type="string">
            <text:p>0xE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07]+1" office:value-type="float" office:value="1" calcext:value-type="float">
            <text:p>1</text:p>
          </table:table-cell>
          <table:table-cell table:style-name="ce2" table:formula="of:=[.F607]+1" office:value-type="float" office:value="2" calcext:value-type="float">
            <text:p>2</text:p>
          </table:table-cell>
          <table:table-cell table:style-name="ce2" table:formula="of:=[.G607]+1" office:value-type="float" office:value="3" calcext:value-type="float">
            <text:p>3</text:p>
          </table:table-cell>
          <table:table-cell table:style-name="ce2" table:formula="of:=[.H607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597]+1" office:value-type="float" office:value="87" calcext:value-type="float">
            <text:p>87</text:p>
          </table:table-cell>
          <table:table-cell table:style-name="ce2" table:formula="of:=DEC2HEX([.A608];2)" office:value-type="string" office:string-value="57" calcext:value-type="string">
            <text:p>57</text:p>
          </table:table-cell>
          <table:table-cell table:style-name="ce2" table:formula="of:=CHAR([.A608])" office:value-type="string" office:string-value="W" calcext:value-type="string">
            <text:p>W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<text:s/></text:p>
          </table:table-cell>
          <table:table-cell table:style-name="ce160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" table:formula="of:=[.E616]" office:value-type="string" office:string-value="0xFC" calcext:value-type="string">
            <text:p>0xF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<text:s/></text:p>
          </table:table-cell>
          <table:table-cell table:style-name="ce160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" table:formula="of:=[.F616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60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" table:formula="of:=[.G616]" office:value-type="string" office:string-value="0x1C" calcext:value-type="string">
            <text:p>0x1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60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" table:formula="of:=[.H616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60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" table:formula="of:=[.I616]" office:value-type="string" office:string-value="0xFC" calcext:value-type="string">
            <text:p>0xF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<text:s/></text:p>
          </table:table-cell>
          <table:table-cell table:style-name="ce6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16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1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15]=1;2^[.$D615];0);IF([.E614]=1;2^[.$D614];0);IF([.E613]=1;2^[.$D613];0);IF([.E612]=1;2^[.$D612];0);IF([.E611]=1;2^[.$D611];0);IF([.E610]=1;2^[.$D610];0);IF([.E609]=1;2^[.$D609];0);IF([.E608]=1;2^[.$D608];0));2))" office:value-type="string" office:string-value="0xFC" calcext:value-type="string">
            <text:p>0xFC</text:p>
          </table:table-cell>
          <table:table-cell table:style-name="ce2" table:formula="of:=CONCATENATE(&quot;0x&quot;;DEC2HEX(SUM(IF([.F615]=1;2^[.$D615];0);IF([.F614]=1;2^[.$D614];0);IF([.F613]=1;2^[.$D613];0);IF([.F612]=1;2^[.$D612];0);IF([.F611]=1;2^[.$D611];0);IF([.F610]=1;2^[.$D610];0);IF([.F609]=1;2^[.$D609];0);IF([.F608]=1;2^[.$D608];0));2))" office:value-type="string" office:string-value="0x02" calcext:value-type="string">
            <text:p>0x02</text:p>
          </table:table-cell>
          <table:table-cell table:style-name="ce2" table:formula="of:=CONCATENATE(&quot;0x&quot;;DEC2HEX(SUM(IF([.G615]=1;2^[.$D615];0);IF([.G614]=1;2^[.$D614];0);IF([.G613]=1;2^[.$D613];0);IF([.G612]=1;2^[.$D612];0);IF([.G611]=1;2^[.$D611];0);IF([.G610]=1;2^[.$D610];0);IF([.G609]=1;2^[.$D609];0);IF([.G608]=1;2^[.$D608];0));2))" office:value-type="string" office:string-value="0x1C" calcext:value-type="string">
            <text:p>0x1C</text:p>
          </table:table-cell>
          <table:table-cell table:style-name="ce2" table:formula="of:=CONCATENATE(&quot;0x&quot;;DEC2HEX(SUM(IF([.H615]=1;2^[.$D615];0);IF([.H614]=1;2^[.$D614];0);IF([.H613]=1;2^[.$D613];0);IF([.H612]=1;2^[.$D612];0);IF([.H611]=1;2^[.$D611];0);IF([.H610]=1;2^[.$D610];0);IF([.H609]=1;2^[.$D609];0);IF([.H608]=1;2^[.$D608];0));2))" office:value-type="string" office:string-value="0x02" calcext:value-type="string">
            <text:p>0x02</text:p>
          </table:table-cell>
          <table:table-cell table:style-name="ce2" table:formula="of:=CONCATENATE(&quot;0x&quot;;DEC2HEX(SUM(IF([.I615]=1;2^[.$D615];0);IF([.I614]=1;2^[.$D614];0);IF([.I613]=1;2^[.$D613];0);IF([.I612]=1;2^[.$D612];0);IF([.I611]=1;2^[.$D611];0);IF([.I610]=1;2^[.$D610];0);IF([.I609]=1;2^[.$D609];0);IF([.I608]=1;2^[.$D608];0));2))" office:value-type="string" office:string-value="0xFC" calcext:value-type="string">
            <text:p>0xFC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18]+1" office:value-type="float" office:value="1" calcext:value-type="float">
            <text:p>1</text:p>
          </table:table-cell>
          <table:table-cell table:style-name="ce2" table:formula="of:=[.F618]+1" office:value-type="float" office:value="2" calcext:value-type="float">
            <text:p>2</text:p>
          </table:table-cell>
          <table:table-cell table:style-name="ce2" table:formula="of:=[.G618]+1" office:value-type="float" office:value="3" calcext:value-type="float">
            <text:p>3</text:p>
          </table:table-cell>
          <table:table-cell table:style-name="ce2" table:formula="of:=[.H618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08]+1" office:value-type="float" office:value="88" calcext:value-type="float">
            <text:p>88</text:p>
          </table:table-cell>
          <table:table-cell table:style-name="ce2" table:formula="of:=DEC2HEX([.A619];2)" office:value-type="string" office:string-value="58" calcext:value-type="string">
            <text:p>58</text:p>
          </table:table-cell>
          <table:table-cell table:style-name="ce2" table:formula="of:=CHAR([.A619])" office:value-type="string" office:string-value="X" calcext:value-type="string">
            <text:p>X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<text:s/></text:p>
          </table:table-cell>
          <table:table-cell table:style-name="ce161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2" table:formula="of:=[.E627]" office:value-type="string" office:string-value="0xC6" calcext:value-type="string">
            <text:p>0xC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<text:s/></text:p>
          </table:table-cell>
          <table:table-cell table:style-name="ce161"/>
          <table:table-cell table:style-name="ce62" office:value-type="string" calcext:value-type="string">
            <text:p><text:s/></text:p>
          </table:table-cell>
          <table:table-cell table:style-name="ce62" office:value-type="float" office:value="1" calcext:value-type="float">
            <text:p>1</text:p>
          </table:table-cell>
          <table:table-cell table:style-name="ce2" table:formula="of:=[.F627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161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2" table:formula="of:=[.G627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2" table:number-columns-repeated="2"/>
          <table:table-cell table:style-name="ce161" office:value-type="float" office:value="1" calcext:value-type="float">
            <text:p>1</text:p>
          </table:table-cell>
          <table:table-cell table:style-name="ce62" table:number-columns-repeated="2"/>
          <table:table-cell table:style-name="ce2" table:formula="of:=[.H627]" office:value-type="string" office:string-value="0x28" calcext:value-type="string">
            <text:p>0x28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161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2" table:formula="of:=[.I627]" office:value-type="string" office:string-value="0xC6" calcext:value-type="string">
            <text:p>0xC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<text:s text:c="2"/></text:p>
          </table:table-cell>
          <table:table-cell table:style-name="ce62"/>
          <table:table-cell table:style-name="ce62" office:value-type="string" calcext:value-type="string">
            <text:p><text:s/></text:p>
          </table:table-cell>
          <table:table-cell table:style-name="ce6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1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2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26]=1;2^[.$D626];0);IF([.E625]=1;2^[.$D625];0);IF([.E624]=1;2^[.$D624];0);IF([.E623]=1;2^[.$D623];0);IF([.E622]=1;2^[.$D622];0);IF([.E621]=1;2^[.$D621];0);IF([.E620]=1;2^[.$D620];0);IF([.E619]=1;2^[.$D619];0));2))" office:value-type="string" office:string-value="0xC6" calcext:value-type="string">
            <text:p>0xC6</text:p>
          </table:table-cell>
          <table:table-cell table:style-name="ce2" table:formula="of:=CONCATENATE(&quot;0x&quot;;DEC2HEX(SUM(IF([.F626]=1;2^[.$D626];0);IF([.F625]=1;2^[.$D625];0);IF([.F624]=1;2^[.$D624];0);IF([.F623]=1;2^[.$D623];0);IF([.F622]=1;2^[.$D622];0);IF([.F621]=1;2^[.$D621];0);IF([.F620]=1;2^[.$D620];0);IF([.F619]=1;2^[.$D619];0));2))" office:value-type="string" office:string-value="0x28" calcext:value-type="string">
            <text:p>0x28</text:p>
          </table:table-cell>
          <table:table-cell table:style-name="ce2" table:formula="of:=CONCATENATE(&quot;0x&quot;;DEC2HEX(SUM(IF([.G626]=1;2^[.$D626];0);IF([.G625]=1;2^[.$D625];0);IF([.G624]=1;2^[.$D624];0);IF([.G623]=1;2^[.$D623];0);IF([.G622]=1;2^[.$D622];0);IF([.G621]=1;2^[.$D621];0);IF([.G620]=1;2^[.$D620];0);IF([.G619]=1;2^[.$D619];0));2))" office:value-type="string" office:string-value="0x10" calcext:value-type="string">
            <text:p>0x10</text:p>
          </table:table-cell>
          <table:table-cell table:style-name="ce2" table:formula="of:=CONCATENATE(&quot;0x&quot;;DEC2HEX(SUM(IF([.H626]=1;2^[.$D626];0);IF([.H625]=1;2^[.$D625];0);IF([.H624]=1;2^[.$D624];0);IF([.H623]=1;2^[.$D623];0);IF([.H622]=1;2^[.$D622];0);IF([.H621]=1;2^[.$D621];0);IF([.H620]=1;2^[.$D620];0);IF([.H619]=1;2^[.$D619];0));2))" office:value-type="string" office:string-value="0x28" calcext:value-type="string">
            <text:p>0x28</text:p>
          </table:table-cell>
          <table:table-cell table:style-name="ce2" table:formula="of:=CONCATENATE(&quot;0x&quot;;DEC2HEX(SUM(IF([.I626]=1;2^[.$D626];0);IF([.I625]=1;2^[.$D625];0);IF([.I624]=1;2^[.$D624];0);IF([.I623]=1;2^[.$D623];0);IF([.I622]=1;2^[.$D622];0);IF([.I621]=1;2^[.$D621];0);IF([.I620]=1;2^[.$D620];0);IF([.I619]=1;2^[.$D619];0));2))" office:value-type="string" office:string-value="0xC6" calcext:value-type="string">
            <text:p>0xC6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29]+1" office:value-type="float" office:value="1" calcext:value-type="float">
            <text:p>1</text:p>
          </table:table-cell>
          <table:table-cell table:style-name="ce2" table:formula="of:=[.F629]+1" office:value-type="float" office:value="2" calcext:value-type="float">
            <text:p>2</text:p>
          </table:table-cell>
          <table:table-cell table:style-name="ce2" table:formula="of:=[.G629]+1" office:value-type="float" office:value="3" calcext:value-type="float">
            <text:p>3</text:p>
          </table:table-cell>
          <table:table-cell table:style-name="ce2" table:formula="of:=[.H629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19]+1" office:value-type="float" office:value="89" calcext:value-type="float">
            <text:p>89</text:p>
          </table:table-cell>
          <table:table-cell table:style-name="ce2" table:formula="of:=DEC2HEX([.A630];2)" office:value-type="string" office:string-value="59" calcext:value-type="string">
            <text:p>59</text:p>
          </table:table-cell>
          <table:table-cell table:style-name="ce2" table:formula="of:=CHAR([.A630])" office:value-type="string" office:string-value="Y" calcext:value-type="string">
            <text:p>Y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<text:s/></text:p>
          </table:table-cell>
          <table:table-cell table:style-name="ce16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" table:formula="of:=[.E638]" office:value-type="string" office:string-value="0xE0" calcext:value-type="string">
            <text:p>0xE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<text:s/></text:p>
          </table:table-cell>
          <table:table-cell table:style-name="ce16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" table:formula="of:=[.F638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6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" table:formula="of:=[.G638]" office:value-type="string" office:string-value="0x0E" calcext:value-type="string">
            <text:p>0x0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2" table:formula="of:=[.H638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3" table:number-columns-repeated="2"/>
          <table:table-cell table:style-name="ce162" office:value-type="float" office:value="1" calcext:value-type="float">
            <text:p>1</text:p>
          </table:table-cell>
          <table:table-cell table:style-name="ce63" table:number-columns-repeated="2"/>
          <table:table-cell table:style-name="ce2" table:formula="of:=[.I638]" office:value-type="string" office:string-value="0xE0" calcext:value-type="string">
            <text:p>0xE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3" table:number-columns-repeated="2"/>
          <table:table-cell table:style-name="ce162" office:value-type="float" office:value="1" calcext:value-type="float">
            <text:p>1</text:p>
          </table:table-cell>
          <table:table-cell table:style-name="ce6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3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37]=1;2^[.$D637];0);IF([.E636]=1;2^[.$D636];0);IF([.E635]=1;2^[.$D635];0);IF([.E634]=1;2^[.$D634];0);IF([.E633]=1;2^[.$D633];0);IF([.E632]=1;2^[.$D632];0);IF([.E631]=1;2^[.$D631];0);IF([.E630]=1;2^[.$D630];0));2))" office:value-type="string" office:string-value="0xE0" calcext:value-type="string">
            <text:p>0xE0</text:p>
          </table:table-cell>
          <table:table-cell table:style-name="ce2" table:formula="of:=CONCATENATE(&quot;0x&quot;;DEC2HEX(SUM(IF([.F637]=1;2^[.$D637];0);IF([.F636]=1;2^[.$D636];0);IF([.F635]=1;2^[.$D635];0);IF([.F634]=1;2^[.$D634];0);IF([.F633]=1;2^[.$D633];0);IF([.F632]=1;2^[.$D632];0);IF([.F631]=1;2^[.$D631];0);IF([.F630]=1;2^[.$D630];0));2))" office:value-type="string" office:string-value="0x10" calcext:value-type="string">
            <text:p>0x10</text:p>
          </table:table-cell>
          <table:table-cell table:style-name="ce2" table:formula="of:=CONCATENATE(&quot;0x&quot;;DEC2HEX(SUM(IF([.G637]=1;2^[.$D637];0);IF([.G636]=1;2^[.$D636];0);IF([.G635]=1;2^[.$D635];0);IF([.G634]=1;2^[.$D634];0);IF([.G633]=1;2^[.$D633];0);IF([.G632]=1;2^[.$D632];0);IF([.G631]=1;2^[.$D631];0);IF([.G630]=1;2^[.$D630];0));2))" office:value-type="string" office:string-value="0x0E" calcext:value-type="string">
            <text:p>0x0E</text:p>
          </table:table-cell>
          <table:table-cell table:style-name="ce2" table:formula="of:=CONCATENATE(&quot;0x&quot;;DEC2HEX(SUM(IF([.H637]=1;2^[.$D637];0);IF([.H636]=1;2^[.$D636];0);IF([.H635]=1;2^[.$D635];0);IF([.H634]=1;2^[.$D634];0);IF([.H633]=1;2^[.$D633];0);IF([.H632]=1;2^[.$D632];0);IF([.H631]=1;2^[.$D631];0);IF([.H630]=1;2^[.$D630];0));2))" office:value-type="string" office:string-value="0x10" calcext:value-type="string">
            <text:p>0x10</text:p>
          </table:table-cell>
          <table:table-cell table:style-name="ce2" table:formula="of:=CONCATENATE(&quot;0x&quot;;DEC2HEX(SUM(IF([.I637]=1;2^[.$D637];0);IF([.I636]=1;2^[.$D636];0);IF([.I635]=1;2^[.$D635];0);IF([.I634]=1;2^[.$D634];0);IF([.I633]=1;2^[.$D633];0);IF([.I632]=1;2^[.$D632];0);IF([.I631]=1;2^[.$D631];0);IF([.I630]=1;2^[.$D630];0));2))" office:value-type="string" office:string-value="0xE0" calcext:value-type="string">
            <text:p>0xE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40]+1" office:value-type="float" office:value="1" calcext:value-type="float">
            <text:p>1</text:p>
          </table:table-cell>
          <table:table-cell table:style-name="ce2" table:formula="of:=[.F640]+1" office:value-type="float" office:value="2" calcext:value-type="float">
            <text:p>2</text:p>
          </table:table-cell>
          <table:table-cell table:style-name="ce2" table:formula="of:=[.G640]+1" office:value-type="float" office:value="3" calcext:value-type="float">
            <text:p>3</text:p>
          </table:table-cell>
          <table:table-cell table:style-name="ce2" table:formula="of:=[.H640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30]+1" office:value-type="float" office:value="90" calcext:value-type="float">
            <text:p>90</text:p>
          </table:table-cell>
          <table:table-cell table:style-name="ce2" table:formula="of:=DEC2HEX([.A641];2)" office:value-type="string" office:string-value="5A" calcext:value-type="string">
            <text:p>5A</text:p>
          </table:table-cell>
          <table:table-cell table:style-name="ce2" table:formula="of:=CHAR([.A641])" office:value-type="string" office:string-value="Z" calcext:value-type="string">
            <text:p>Z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2" table:formula="of:=[.E649]" office:value-type="string" office:string-value="0x86" calcext:value-type="string">
            <text:p>0x8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4"/>
          <table:table-cell table:style-name="ce64" office:value-type="string" calcext:value-type="string">
            <text:p><text:s/></text:p>
          </table:table-cell>
          <table:table-cell table:style-name="ce163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2" table:formula="of:=[.F649]" office:value-type="string" office:string-value="0x8A" calcext:value-type="string">
            <text:p>0x8A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4" table:number-columns-repeated="2"/>
          <table:table-cell table:style-name="ce1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2" table:formula="of:=[.G649]" office:value-type="string" office:string-value="0x92" calcext:value-type="string">
            <text:p>0x9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4" table:number-columns-repeated="2"/>
          <table:table-cell table:style-name="ce163" office:value-type="float" office:value="1" calcext:value-type="float">
            <text:p>1</text:p>
          </table:table-cell>
          <table:table-cell table:style-name="ce64" table:number-columns-repeated="2"/>
          <table:table-cell table:style-name="ce2" table:formula="of:=[.H649]" office:value-type="string" office:string-value="0xA2" calcext:value-type="string">
            <text:p>0xA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163"/>
          <table:table-cell table:style-name="ce64" table:number-columns-repeated="2"/>
          <table:table-cell table:style-name="ce2" table:formula="of:=[.I649]" office:value-type="string" office:string-value="0xC2" calcext:value-type="string">
            <text:p>0xC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4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48]=1;2^[.$D648];0);IF([.E647]=1;2^[.$D647];0);IF([.E646]=1;2^[.$D646];0);IF([.E645]=1;2^[.$D645];0);IF([.E644]=1;2^[.$D644];0);IF([.E643]=1;2^[.$D643];0);IF([.E642]=1;2^[.$D642];0);IF([.E641]=1;2^[.$D641];0));2))" office:value-type="string" office:string-value="0x86" calcext:value-type="string">
            <text:p>0x86</text:p>
          </table:table-cell>
          <table:table-cell table:style-name="ce2" table:formula="of:=CONCATENATE(&quot;0x&quot;;DEC2HEX(SUM(IF([.F648]=1;2^[.$D648];0);IF([.F647]=1;2^[.$D647];0);IF([.F646]=1;2^[.$D646];0);IF([.F645]=1;2^[.$D645];0);IF([.F644]=1;2^[.$D644];0);IF([.F643]=1;2^[.$D643];0);IF([.F642]=1;2^[.$D642];0);IF([.F641]=1;2^[.$D641];0));2))" office:value-type="string" office:string-value="0x8A" calcext:value-type="string">
            <text:p>0x8A</text:p>
          </table:table-cell>
          <table:table-cell table:style-name="ce2" table:formula="of:=CONCATENATE(&quot;0x&quot;;DEC2HEX(SUM(IF([.G648]=1;2^[.$D648];0);IF([.G647]=1;2^[.$D647];0);IF([.G646]=1;2^[.$D646];0);IF([.G645]=1;2^[.$D645];0);IF([.G644]=1;2^[.$D644];0);IF([.G643]=1;2^[.$D643];0);IF([.G642]=1;2^[.$D642];0);IF([.G641]=1;2^[.$D641];0));2))" office:value-type="string" office:string-value="0x92" calcext:value-type="string">
            <text:p>0x92</text:p>
          </table:table-cell>
          <table:table-cell table:style-name="ce2" table:formula="of:=CONCATENATE(&quot;0x&quot;;DEC2HEX(SUM(IF([.H648]=1;2^[.$D648];0);IF([.H647]=1;2^[.$D647];0);IF([.H646]=1;2^[.$D646];0);IF([.H645]=1;2^[.$D645];0);IF([.H644]=1;2^[.$D644];0);IF([.H643]=1;2^[.$D643];0);IF([.H642]=1;2^[.$D642];0);IF([.H641]=1;2^[.$D641];0));2))" office:value-type="string" office:string-value="0xA2" calcext:value-type="string">
            <text:p>0xA2</text:p>
          </table:table-cell>
          <table:table-cell table:style-name="ce2" table:formula="of:=CONCATENATE(&quot;0x&quot;;DEC2HEX(SUM(IF([.I648]=1;2^[.$D648];0);IF([.I647]=1;2^[.$D647];0);IF([.I646]=1;2^[.$D646];0);IF([.I645]=1;2^[.$D645];0);IF([.I644]=1;2^[.$D644];0);IF([.I643]=1;2^[.$D643];0);IF([.I642]=1;2^[.$D642];0);IF([.I641]=1;2^[.$D641];0));2))" office:value-type="string" office:string-value="0xC2" calcext:value-type="string">
            <text:p>0xC2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51]+1" office:value-type="float" office:value="1" calcext:value-type="float">
            <text:p>1</text:p>
          </table:table-cell>
          <table:table-cell table:style-name="ce2" table:formula="of:=[.F651]+1" office:value-type="float" office:value="2" calcext:value-type="float">
            <text:p>2</text:p>
          </table:table-cell>
          <table:table-cell table:style-name="ce2" table:formula="of:=[.G651]+1" office:value-type="float" office:value="3" calcext:value-type="float">
            <text:p>3</text:p>
          </table:table-cell>
          <table:table-cell table:style-name="ce2" table:formula="of:=[.H651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41]+1" office:value-type="float" office:value="91" calcext:value-type="float">
            <text:p>91</text:p>
          </table:table-cell>
          <table:table-cell table:style-name="ce2" table:formula="of:=DEC2HEX([.A652];2)" office:value-type="string" office:string-value="5B" calcext:value-type="string">
            <text:p>5B</text:p>
          </table:table-cell>
          <table:table-cell table:style-name="ce2" table:formula="of:=CHAR([.A652])" office:value-type="string" office:string-value="[" calcext:value-type="string">
            <text:p>[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2" table:formula="of:=[.E660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/>
          <table:table-cell table:style-name="ce65" table:number-columns-repeated="2"/>
          <table:table-cell table:style-name="ce2" table:formula="of:=[.F660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/>
          <table:table-cell table:style-name="ce65" table:number-columns-repeated="2"/>
          <table:table-cell table:style-name="ce2" table:formula="of:=[.G66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/>
          <table:table-cell table:style-name="ce65" table:number-columns-repeated="2"/>
          <table:table-cell table:style-name="ce2" table:formula="of:=[.H660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/>
          <table:table-cell table:style-name="ce65" table:number-columns-repeated="2"/>
          <table:table-cell table:style-name="ce2" table:formula="of:=[.I660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5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59]=1;2^[.$D659];0);IF([.E658]=1;2^[.$D658];0);IF([.E657]=1;2^[.$D657];0);IF([.E656]=1;2^[.$D656];0);IF([.E655]=1;2^[.$D655];0);IF([.E654]=1;2^[.$D654];0);IF([.E653]=1;2^[.$D653];0);IF([.E652]=1;2^[.$D652];0));2))" office:value-type="string" office:string-value="0x00" calcext:value-type="string">
            <text:p>0x00</text:p>
          </table:table-cell>
          <table:table-cell table:style-name="ce2" table:formula="of:=CONCATENATE(&quot;0x&quot;;DEC2HEX(SUM(IF([.F659]=1;2^[.$D659];0);IF([.F658]=1;2^[.$D658];0);IF([.F657]=1;2^[.$D657];0);IF([.F656]=1;2^[.$D656];0);IF([.F655]=1;2^[.$D655];0);IF([.F654]=1;2^[.$D654];0);IF([.F653]=1;2^[.$D653];0);IF([.F652]=1;2^[.$D652];0));2))" office:value-type="string" office:string-value="0xFE" calcext:value-type="string">
            <text:p>0xFE</text:p>
          </table:table-cell>
          <table:table-cell table:style-name="ce2" table:formula="of:=CONCATENATE(&quot;0x&quot;;DEC2HEX(SUM(IF([.G659]=1;2^[.$D659];0);IF([.G658]=1;2^[.$D658];0);IF([.G657]=1;2^[.$D657];0);IF([.G656]=1;2^[.$D656];0);IF([.G655]=1;2^[.$D655];0);IF([.G654]=1;2^[.$D654];0);IF([.G653]=1;2^[.$D653];0);IF([.G652]=1;2^[.$D652];0));2))" office:value-type="string" office:string-value="0x82" calcext:value-type="string">
            <text:p>0x82</text:p>
          </table:table-cell>
          <table:table-cell table:style-name="ce2" table:formula="of:=CONCATENATE(&quot;0x&quot;;DEC2HEX(SUM(IF([.H659]=1;2^[.$D659];0);IF([.H658]=1;2^[.$D658];0);IF([.H657]=1;2^[.$D657];0);IF([.H656]=1;2^[.$D656];0);IF([.H655]=1;2^[.$D655];0);IF([.H654]=1;2^[.$D654];0);IF([.H653]=1;2^[.$D653];0);IF([.H652]=1;2^[.$D652];0));2))" office:value-type="string" office:string-value="0x82" calcext:value-type="string">
            <text:p>0x82</text:p>
          </table:table-cell>
          <table:table-cell table:style-name="ce2" table:formula="of:=CONCATENATE(&quot;0x&quot;;DEC2HEX(SUM(IF([.I659]=1;2^[.$D659];0);IF([.I658]=1;2^[.$D658];0);IF([.I657]=1;2^[.$D657];0);IF([.I656]=1;2^[.$D656];0);IF([.I655]=1;2^[.$D655];0);IF([.I654]=1;2^[.$D654];0);IF([.I653]=1;2^[.$D653];0);IF([.I652]=1;2^[.$D652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62]+1" office:value-type="float" office:value="1" calcext:value-type="float">
            <text:p>1</text:p>
          </table:table-cell>
          <table:table-cell table:style-name="ce2" table:formula="of:=[.F662]+1" office:value-type="float" office:value="2" calcext:value-type="float">
            <text:p>2</text:p>
          </table:table-cell>
          <table:table-cell table:style-name="ce2" table:formula="of:=[.G662]+1" office:value-type="float" office:value="3" calcext:value-type="float">
            <text:p>3</text:p>
          </table:table-cell>
          <table:table-cell table:style-name="ce2" table:formula="of:=[.H662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52]+1" office:value-type="float" office:value="92" calcext:value-type="float">
            <text:p>92</text:p>
          </table:table-cell>
          <table:table-cell table:style-name="ce2" table:formula="of:=DEC2HEX([.A663];2)" office:value-type="string" office:string-value="5C" calcext:value-type="string">
            <text:p>5C</text:p>
          </table:table-cell>
          <table:table-cell table:style-name="ce2" table:formula="of:=CHAR([.A663])" office:value-type="string" office:string-value="\" calcext:value-type="string">
            <text:p>\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165"/>
          <table:table-cell table:style-name="ce66" table:number-columns-repeated="2"/>
          <table:table-cell table:style-name="ce2" table:formula="of:=[.E671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165"/>
          <table:table-cell table:style-name="ce66" table:number-columns-repeated="2"/>
          <table:table-cell table:style-name="ce2" table:formula="of:=[.F671]" office:value-type="string" office:string-value="0xC0" calcext:value-type="string">
            <text:p>0xC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6" table:number-columns-repeated="2"/>
          <table:table-cell table:style-name="ce165" office:value-type="float" office:value="1" calcext:value-type="float">
            <text:p>1</text:p>
          </table:table-cell>
          <table:table-cell table:style-name="ce66" table:number-columns-repeated="2"/>
          <table:table-cell table:style-name="ce2" table:formula="of:=[.G671]" office:value-type="string" office:string-value="0x30" calcext:value-type="string">
            <text:p>0x3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6" table:number-columns-repeated="2"/>
          <table:table-cell table:style-name="ce165" office:value-type="float" office:value="1" calcext:value-type="float">
            <text:p>1</text:p>
          </table:table-cell>
          <table:table-cell table:style-name="ce66" table:number-columns-repeated="2"/>
          <table:table-cell table:style-name="ce2" table:formula="of:=[.H671]" office:value-type="string" office:string-value="0x0C" calcext:value-type="string">
            <text:p>0x0C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6" table:number-columns-repeated="2"/>
          <table:table-cell table:style-name="ce165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2" table:formula="of:=[.I671]" office:value-type="string" office:string-value="0x03" calcext:value-type="string">
            <text:p>0x03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6" table:number-columns-repeated="2"/>
          <table:table-cell table:style-name="ce165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6" table:number-columns-repeated="4"/>
          <table:table-cell table:style-name="ce6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70]=1;2^[.$D670];0);IF([.E669]=1;2^[.$D669];0);IF([.E668]=1;2^[.$D668];0);IF([.E667]=1;2^[.$D667];0);IF([.E666]=1;2^[.$D666];0);IF([.E665]=1;2^[.$D665];0);IF([.E664]=1;2^[.$D664];0);IF([.E663]=1;2^[.$D663];0));2))" office:value-type="string" office:string-value="0x00" calcext:value-type="string">
            <text:p>0x00</text:p>
          </table:table-cell>
          <table:table-cell table:style-name="ce2" table:formula="of:=CONCATENATE(&quot;0x&quot;;DEC2HEX(SUM(IF([.F670]=1;2^[.$D670];0);IF([.F669]=1;2^[.$D669];0);IF([.F668]=1;2^[.$D668];0);IF([.F667]=1;2^[.$D667];0);IF([.F666]=1;2^[.$D666];0);IF([.F665]=1;2^[.$D665];0);IF([.F664]=1;2^[.$D664];0);IF([.F663]=1;2^[.$D663];0));2))" office:value-type="string" office:string-value="0xC0" calcext:value-type="string">
            <text:p>0xC0</text:p>
          </table:table-cell>
          <table:table-cell table:style-name="ce2" table:formula="of:=CONCATENATE(&quot;0x&quot;;DEC2HEX(SUM(IF([.G670]=1;2^[.$D670];0);IF([.G669]=1;2^[.$D669];0);IF([.G668]=1;2^[.$D668];0);IF([.G667]=1;2^[.$D667];0);IF([.G666]=1;2^[.$D666];0);IF([.G665]=1;2^[.$D665];0);IF([.G664]=1;2^[.$D664];0);IF([.G663]=1;2^[.$D663];0));2))" office:value-type="string" office:string-value="0x30" calcext:value-type="string">
            <text:p>0x30</text:p>
          </table:table-cell>
          <table:table-cell table:style-name="ce2" table:formula="of:=CONCATENATE(&quot;0x&quot;;DEC2HEX(SUM(IF([.H670]=1;2^[.$D670];0);IF([.H669]=1;2^[.$D669];0);IF([.H668]=1;2^[.$D668];0);IF([.H667]=1;2^[.$D667];0);IF([.H666]=1;2^[.$D666];0);IF([.H665]=1;2^[.$D665];0);IF([.H664]=1;2^[.$D664];0);IF([.H663]=1;2^[.$D663];0));2))" office:value-type="string" office:string-value="0x0C" calcext:value-type="string">
            <text:p>0x0C</text:p>
          </table:table-cell>
          <table:table-cell table:style-name="ce2" table:formula="of:=CONCATENATE(&quot;0x&quot;;DEC2HEX(SUM(IF([.I670]=1;2^[.$D670];0);IF([.I669]=1;2^[.$D669];0);IF([.I668]=1;2^[.$D668];0);IF([.I667]=1;2^[.$D667];0);IF([.I666]=1;2^[.$D666];0);IF([.I665]=1;2^[.$D665];0);IF([.I664]=1;2^[.$D664];0);IF([.I663]=1;2^[.$D663];0));2))" office:value-type="string" office:string-value="0x03" calcext:value-type="string">
            <text:p>0x03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73]+1" office:value-type="float" office:value="1" calcext:value-type="float">
            <text:p>1</text:p>
          </table:table-cell>
          <table:table-cell table:style-name="ce2" table:formula="of:=[.F673]+1" office:value-type="float" office:value="2" calcext:value-type="float">
            <text:p>2</text:p>
          </table:table-cell>
          <table:table-cell table:style-name="ce2" table:formula="of:=[.G673]+1" office:value-type="float" office:value="3" calcext:value-type="float">
            <text:p>3</text:p>
          </table:table-cell>
          <table:table-cell table:style-name="ce2" table:formula="of:=[.H673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63]+1" office:value-type="float" office:value="93" calcext:value-type="float">
            <text:p>93</text:p>
          </table:table-cell>
          <table:table-cell table:style-name="ce2" table:formula="of:=DEC2HEX([.A674];2)" office:value-type="string" office:string-value="5D" calcext:value-type="string">
            <text:p>5D</text:p>
          </table:table-cell>
          <table:table-cell table:style-name="ce2" table:formula="of:=CHAR([.A674])" office:value-type="string" office:string-value="]" calcext:value-type="string">
            <text:p>]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" table:formula="of:=[.E682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7"/>
          <table:table-cell table:style-name="ce67" office:value-type="string" calcext:value-type="string">
            <text:p><text:s/></text:p>
          </table:table-cell>
          <table:table-cell table:style-name="ce166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" table:formula="of:=[.F682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7" table:number-columns-repeated="2"/>
          <table:table-cell table:style-name="ce166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" table:formula="of:=[.G682]" office:value-type="string" office:string-value="0x82" calcext:value-type="string">
            <text:p>0x82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7" table:number-columns-repeated="2"/>
          <table:table-cell table:style-name="ce166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" table:formula="of:=[.H682]" office:value-type="string" office:string-value="0xFE" calcext:value-type="string">
            <text:p>0xF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7" table:number-columns-repeated="2"/>
          <table:table-cell table:style-name="ce166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" table:formula="of:=[.I682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7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81]=1;2^[.$D681];0);IF([.E680]=1;2^[.$D680];0);IF([.E679]=1;2^[.$D679];0);IF([.E678]=1;2^[.$D678];0);IF([.E677]=1;2^[.$D677];0);IF([.E676]=1;2^[.$D676];0);IF([.E675]=1;2^[.$D675];0);IF([.E674]=1;2^[.$D674];0));2))" office:value-type="string" office:string-value="0x00" calcext:value-type="string">
            <text:p>0x00</text:p>
          </table:table-cell>
          <table:table-cell table:style-name="ce2" table:formula="of:=CONCATENATE(&quot;0x&quot;;DEC2HEX(SUM(IF([.F681]=1;2^[.$D681];0);IF([.F680]=1;2^[.$D680];0);IF([.F679]=1;2^[.$D679];0);IF([.F678]=1;2^[.$D678];0);IF([.F677]=1;2^[.$D677];0);IF([.F676]=1;2^[.$D676];0);IF([.F675]=1;2^[.$D675];0);IF([.F674]=1;2^[.$D674];0));2))" office:value-type="string" office:string-value="0x82" calcext:value-type="string">
            <text:p>0x82</text:p>
          </table:table-cell>
          <table:table-cell table:style-name="ce2" table:formula="of:=CONCATENATE(&quot;0x&quot;;DEC2HEX(SUM(IF([.G681]=1;2^[.$D681];0);IF([.G680]=1;2^[.$D680];0);IF([.G679]=1;2^[.$D679];0);IF([.G678]=1;2^[.$D678];0);IF([.G677]=1;2^[.$D677];0);IF([.G676]=1;2^[.$D676];0);IF([.G675]=1;2^[.$D675];0);IF([.G674]=1;2^[.$D674];0));2))" office:value-type="string" office:string-value="0x82" calcext:value-type="string">
            <text:p>0x82</text:p>
          </table:table-cell>
          <table:table-cell table:style-name="ce2" table:formula="of:=CONCATENATE(&quot;0x&quot;;DEC2HEX(SUM(IF([.H681]=1;2^[.$D681];0);IF([.H680]=1;2^[.$D680];0);IF([.H679]=1;2^[.$D679];0);IF([.H678]=1;2^[.$D678];0);IF([.H677]=1;2^[.$D677];0);IF([.H676]=1;2^[.$D676];0);IF([.H675]=1;2^[.$D675];0);IF([.H674]=1;2^[.$D674];0));2))" office:value-type="string" office:string-value="0xFE" calcext:value-type="string">
            <text:p>0xFE</text:p>
          </table:table-cell>
          <table:table-cell table:style-name="ce2" table:formula="of:=CONCATENATE(&quot;0x&quot;;DEC2HEX(SUM(IF([.I681]=1;2^[.$D681];0);IF([.I680]=1;2^[.$D680];0);IF([.I679]=1;2^[.$D679];0);IF([.I678]=1;2^[.$D678];0);IF([.I677]=1;2^[.$D677];0);IF([.I676]=1;2^[.$D676];0);IF([.I675]=1;2^[.$D675];0);IF([.I674]=1;2^[.$D674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84]+1" office:value-type="float" office:value="1" calcext:value-type="float">
            <text:p>1</text:p>
          </table:table-cell>
          <table:table-cell table:style-name="ce2" table:formula="of:=[.F684]+1" office:value-type="float" office:value="2" calcext:value-type="float">
            <text:p>2</text:p>
          </table:table-cell>
          <table:table-cell table:style-name="ce2" table:formula="of:=[.G684]+1" office:value-type="float" office:value="3" calcext:value-type="float">
            <text:p>3</text:p>
          </table:table-cell>
          <table:table-cell table:style-name="ce2" table:formula="of:=[.H684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2" table:formula="of:=[.A674]+1" office:value-type="float" office:value="94" calcext:value-type="float">
            <text:p>94</text:p>
          </table:table-cell>
          <table:table-cell table:style-name="ce2" table:formula="of:=DEC2HEX([.A685];2)" office:value-type="string" office:string-value="5E" calcext:value-type="string">
            <text:p>5E</text:p>
          </table:table-cell>
          <table:table-cell table:style-name="ce2" table:formula="of:=CHAR([.A685])" office:value-type="string" office:string-value="^" calcext:value-type="string">
            <text:p>^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167"/>
          <table:table-cell table:style-name="ce68" table:number-columns-repeated="2"/>
          <table:table-cell table:style-name="ce2" table:formula="of:=[.E693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167" office:value-type="float" office:value="1" calcext:value-type="float">
            <text:p>1</text:p>
          </table:table-cell>
          <table:table-cell table:style-name="ce68" table:number-columns-repeated="2"/>
          <table:table-cell table:style-name="ce2" table:formula="of:=[.F693]" office:value-type="string" office:string-value="0x20" calcext:value-type="string">
            <text:p>0x2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167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2" table:formula="of:=[.G693]" office:value-type="string" office:string-value="0x40" calcext:value-type="string">
            <text:p>0x4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167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2" table:formula="of:=[.H693]" office:value-type="string" office:string-value="0x20" calcext:value-type="string">
            <text:p>0x2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8" table:number-columns-repeated="2"/>
          <table:table-cell table:style-name="ce167"/>
          <table:table-cell table:style-name="ce68" table:number-columns-repeated="2"/>
          <table:table-cell table:style-name="ce2" table:formula="of:=[.I693]" office:value-type="string" office:string-value="0x10" calcext:value-type="string">
            <text:p>0x10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68" table:number-columns-repeated="2"/>
          <table:table-cell table:style-name="ce167"/>
          <table:table-cell table:style-name="ce6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8"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692]=1;2^[.$D692];0);IF([.E691]=1;2^[.$D691];0);IF([.E690]=1;2^[.$D690];0);IF([.E689]=1;2^[.$D689];0);IF([.E688]=1;2^[.$D688];0);IF([.E687]=1;2^[.$D687];0);IF([.E686]=1;2^[.$D686];0);IF([.E685]=1;2^[.$D685];0));2))" office:value-type="string" office:string-value="0x10" calcext:value-type="string">
            <text:p>0x10</text:p>
          </table:table-cell>
          <table:table-cell table:style-name="ce2" table:formula="of:=CONCATENATE(&quot;0x&quot;;DEC2HEX(SUM(IF([.F692]=1;2^[.$D692];0);IF([.F691]=1;2^[.$D691];0);IF([.F690]=1;2^[.$D690];0);IF([.F689]=1;2^[.$D689];0);IF([.F688]=1;2^[.$D688];0);IF([.F687]=1;2^[.$D687];0);IF([.F686]=1;2^[.$D686];0);IF([.F685]=1;2^[.$D685];0));2))" office:value-type="string" office:string-value="0x20" calcext:value-type="string">
            <text:p>0x20</text:p>
          </table:table-cell>
          <table:table-cell table:style-name="ce2" table:formula="of:=CONCATENATE(&quot;0x&quot;;DEC2HEX(SUM(IF([.G692]=1;2^[.$D692];0);IF([.G691]=1;2^[.$D691];0);IF([.G690]=1;2^[.$D690];0);IF([.G689]=1;2^[.$D689];0);IF([.G688]=1;2^[.$D688];0);IF([.G687]=1;2^[.$D687];0);IF([.G686]=1;2^[.$D686];0);IF([.G685]=1;2^[.$D685];0));2))" office:value-type="string" office:string-value="0x40" calcext:value-type="string">
            <text:p>0x40</text:p>
          </table:table-cell>
          <table:table-cell table:style-name="ce2" table:formula="of:=CONCATENATE(&quot;0x&quot;;DEC2HEX(SUM(IF([.H692]=1;2^[.$D692];0);IF([.H691]=1;2^[.$D691];0);IF([.H690]=1;2^[.$D690];0);IF([.H689]=1;2^[.$D689];0);IF([.H688]=1;2^[.$D688];0);IF([.H687]=1;2^[.$D687];0);IF([.H686]=1;2^[.$D686];0);IF([.H685]=1;2^[.$D685];0));2))" office:value-type="string" office:string-value="0x20" calcext:value-type="string">
            <text:p>0x20</text:p>
          </table:table-cell>
          <table:table-cell table:style-name="ce2" table:formula="of:=CONCATENATE(&quot;0x&quot;;DEC2HEX(SUM(IF([.I692]=1;2^[.$D692];0);IF([.I691]=1;2^[.$D691];0);IF([.I690]=1;2^[.$D690];0);IF([.I689]=1;2^[.$D689];0);IF([.I688]=1;2^[.$D688];0);IF([.I687]=1;2^[.$D687];0);IF([.I686]=1;2^[.$D686];0);IF([.I685]=1;2^[.$D685];0));2))" office:value-type="string" office:string-value="0x10" calcext:value-type="string">
            <text:p>0x1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695]+1" office:value-type="float" office:value="1" calcext:value-type="float">
            <text:p>1</text:p>
          </table:table-cell>
          <table:table-cell table:style-name="ce2" table:formula="of:=[.F695]+1" office:value-type="float" office:value="2" calcext:value-type="float">
            <text:p>2</text:p>
          </table:table-cell>
          <table:table-cell table:style-name="ce2" table:formula="of:=[.G695]+1" office:value-type="float" office:value="3" calcext:value-type="float">
            <text:p>3</text:p>
          </table:table-cell>
          <table:table-cell table:style-name="ce2" table:formula="of:=[.H695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2" table:formula="of:=[.A685]+1" office:value-type="float" office:value="95" calcext:value-type="float">
            <text:p>95</text:p>
          </table:table-cell>
          <table:table-cell table:style-name="ce2" table:formula="of:=DEC2HEX([.A696];2)" office:value-type="string" office:string-value="5F" calcext:value-type="string">
            <text:p>5F</text:p>
          </table:table-cell>
          <table:table-cell table:style-name="ce2" table:formula="of:=CHAR([.A696])" office:value-type="string" office:string-value="_" calcext:value-type="string">
            <text:p>_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69" table:number-columns-repeated="2"/>
          <table:table-cell table:style-name="ce168"/>
          <table:table-cell table:style-name="ce69" table:number-columns-repeated="2"/>
          <table:table-cell table:style-name="ce2" table:formula="of:=[.E704]" office:value-type="string" office:string-value="0x02" calcext:value-type="string">
            <text:p>0x02</text:p>
          </table:table-cell>
          <table:table-cell/>
          <table:table-cell table:style-name="ce1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69" table:number-columns-repeated="2"/>
          <table:table-cell table:style-name="ce168"/>
          <table:table-cell table:style-name="ce69" table:number-columns-repeated="2"/>
          <table:table-cell table:style-name="ce2" table:formula="of:=[.F704]" office:value-type="string" office:string-value="0x02" calcext:value-type="string">
            <text:p>0x0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69" table:number-columns-repeated="2"/>
          <table:table-cell table:style-name="ce168"/>
          <table:table-cell table:style-name="ce69" table:number-columns-repeated="2"/>
          <table:table-cell table:style-name="ce2" table:formula="of:=[.G704]" office:value-type="string" office:string-value="0x02" calcext:value-type="string">
            <text:p>0x0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69" table:number-columns-repeated="2"/>
          <table:table-cell table:style-name="ce168"/>
          <table:table-cell table:style-name="ce69" table:number-columns-repeated="2"/>
          <table:table-cell table:style-name="ce2" table:formula="of:=[.H704]" office:value-type="string" office:string-value="0x02" calcext:value-type="string">
            <text:p>0x0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69" table:number-columns-repeated="2"/>
          <table:table-cell table:style-name="ce168"/>
          <table:table-cell table:style-name="ce69" table:number-columns-repeated="2"/>
          <table:table-cell table:style-name="ce2" table:formula="of:=[.I704]" office:value-type="string" office:string-value="0x02" calcext:value-type="string">
            <text:p>0x0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69" table:number-columns-repeated="5"/>
          <table:table-cell table:style-name="ce1"/>
          <table:table-cell/>
          <table:table-cell table:style-name="ce2"/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69" table:number-columns-repeated="5"/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03]=1;2^[.$D703];0);IF([.E702]=1;2^[.$D702];0);IF([.E701]=1;2^[.$D701];0);IF([.E700]=1;2^[.$D700];0);IF([.E699]=1;2^[.$D699];0);IF([.E698]=1;2^[.$D698];0);IF([.E697]=1;2^[.$D697];0);IF([.E696]=1;2^[.$D696];0));2))" office:value-type="string" office:string-value="0x02" calcext:value-type="string">
            <text:p>0x02</text:p>
          </table:table-cell>
          <table:table-cell table:style-name="ce2" table:formula="of:=CONCATENATE(&quot;0x&quot;;DEC2HEX(SUM(IF([.F703]=1;2^[.$D703];0);IF([.F702]=1;2^[.$D702];0);IF([.F701]=1;2^[.$D701];0);IF([.F700]=1;2^[.$D700];0);IF([.F699]=1;2^[.$D699];0);IF([.F698]=1;2^[.$D698];0);IF([.F697]=1;2^[.$D697];0);IF([.F696]=1;2^[.$D696];0));2))" office:value-type="string" office:string-value="0x02" calcext:value-type="string">
            <text:p>0x02</text:p>
          </table:table-cell>
          <table:table-cell table:style-name="ce2" table:formula="of:=CONCATENATE(&quot;0x&quot;;DEC2HEX(SUM(IF([.G703]=1;2^[.$D703];0);IF([.G702]=1;2^[.$D702];0);IF([.G701]=1;2^[.$D701];0);IF([.G700]=1;2^[.$D700];0);IF([.G699]=1;2^[.$D699];0);IF([.G698]=1;2^[.$D698];0);IF([.G697]=1;2^[.$D697];0);IF([.G696]=1;2^[.$D696];0));2))" office:value-type="string" office:string-value="0x02" calcext:value-type="string">
            <text:p>0x02</text:p>
          </table:table-cell>
          <table:table-cell table:style-name="ce2" table:formula="of:=CONCATENATE(&quot;0x&quot;;DEC2HEX(SUM(IF([.H703]=1;2^[.$D703];0);IF([.H702]=1;2^[.$D702];0);IF([.H701]=1;2^[.$D701];0);IF([.H700]=1;2^[.$D700];0);IF([.H699]=1;2^[.$D699];0);IF([.H698]=1;2^[.$D698];0);IF([.H697]=1;2^[.$D697];0);IF([.H696]=1;2^[.$D696];0));2))" office:value-type="string" office:string-value="0x02" calcext:value-type="string">
            <text:p>0x02</text:p>
          </table:table-cell>
          <table:table-cell table:style-name="ce2" table:formula="of:=CONCATENATE(&quot;0x&quot;;DEC2HEX(SUM(IF([.I703]=1;2^[.$D703];0);IF([.I702]=1;2^[.$D702];0);IF([.I701]=1;2^[.$D701];0);IF([.I700]=1;2^[.$D700];0);IF([.I699]=1;2^[.$D699];0);IF([.I698]=1;2^[.$D698];0);IF([.I697]=1;2^[.$D697];0);IF([.I696]=1;2^[.$D696];0));2))" office:value-type="string" office:string-value="0x02" calcext:value-type="string">
            <text:p>0x02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10"/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06]+1" office:value-type="float" office:value="1" calcext:value-type="float">
            <text:p>1</text:p>
          </table:table-cell>
          <table:table-cell table:style-name="ce2" table:formula="of:=[.F706]+1" office:value-type="float" office:value="2" calcext:value-type="float">
            <text:p>2</text:p>
          </table:table-cell>
          <table:table-cell table:style-name="ce2" table:formula="of:=[.G706]+1" office:value-type="float" office:value="3" calcext:value-type="float">
            <text:p>3</text:p>
          </table:table-cell>
          <table:table-cell table:style-name="ce2" table:formula="of:=[.H706]+1"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 table:number-columns-repeated="1012"/>
        </table:table-row>
        <table:table-row table:style-name="ro2">
          <table:table-cell table:style-name="ce2" table:formula="of:=[.A696]+1" office:value-type="float" office:value="96" calcext:value-type="float">
            <text:p>96</text:p>
          </table:table-cell>
          <table:table-cell table:style-name="ce2" table:formula="of:=DEC2HEX([.A707];2)" office:value-type="string" office:string-value="60" calcext:value-type="string">
            <text:p>60</text:p>
          </table:table-cell>
          <table:table-cell table:style-name="ce2" table:formula="of:=CHAR([.A707])" office:value-type="string" office:string-value="`" calcext:value-type="string">
            <text:p>`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169"/>
          <table:table-cell table:style-name="ce70" table:number-columns-repeated="2"/>
          <table:table-cell table:style-name="ce2" table:formula="of:=[.E71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1012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0" table:number-columns-repeated="2"/>
          <table:table-cell table:style-name="ce169" office:value-type="float" office:value="1" calcext:value-type="float">
            <text:p>1</text:p>
          </table:table-cell>
          <table:table-cell table:style-name="ce70" table:number-columns-repeated="2"/>
          <table:table-cell table:style-name="ce2" table:formula="of:=[.F715]" office:value-type="string" office:string-value="0x80" calcext:value-type="string">
            <text:p>0x80</text:p>
          </table:table-cell>
          <table:table-cell/>
          <table:table-cell table:style-name="ce1"/>
          <table:table-cell table:number-columns-repeated="1012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0" table:number-columns-repeated="2"/>
          <table:table-cell table:style-name="ce169" office:value-type="float" office:value="1" calcext:value-type="float">
            <text:p>1</text:p>
          </table:table-cell>
          <table:table-cell table:style-name="ce70" table:number-columns-repeated="2"/>
          <table:table-cell table:style-name="ce2" table:formula="of:=[.G715]" office:value-type="string" office:string-value="0x60" calcext:value-type="string">
            <text:p>0x6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0" table:number-columns-repeated="2"/>
          <table:table-cell table:style-name="ce169"/>
          <table:table-cell table:style-name="ce70" table:number-columns-repeated="2"/>
          <table:table-cell table:style-name="ce2" table:formula="of:=[.H71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0" table:number-columns-repeated="2"/>
          <table:table-cell table:style-name="ce169"/>
          <table:table-cell table:style-name="ce70" table:number-columns-repeated="2"/>
          <table:table-cell table:style-name="ce2" table:formula="of:=[.I715]" office:value-type="string" office:string-value="0x00" calcext:value-type="string">
            <text:p>0x0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0" table:number-columns-repeated="5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0" table:number-columns-repeated="2"/>
          <table:table-cell table:style-name="ce169"/>
          <table:table-cell table:style-name="ce70" table:number-columns-repeated="2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0" table:number-columns-repeated="5"/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14]=1;2^[.$D714];0);IF([.E713]=1;2^[.$D713];0);IF([.E712]=1;2^[.$D712];0);IF([.E711]=1;2^[.$D711];0);IF([.E710]=1;2^[.$D710];0);IF([.E709]=1;2^[.$D709];0);IF([.E708]=1;2^[.$D708];0);IF([.E707]=1;2^[.$D707];0));2))" office:value-type="string" office:string-value="0x00" calcext:value-type="string">
            <text:p>0x00</text:p>
          </table:table-cell>
          <table:table-cell table:style-name="ce2" table:formula="of:=CONCATENATE(&quot;0x&quot;;DEC2HEX(SUM(IF([.F714]=1;2^[.$D714];0);IF([.F713]=1;2^[.$D713];0);IF([.F712]=1;2^[.$D712];0);IF([.F711]=1;2^[.$D711];0);IF([.F710]=1;2^[.$D710];0);IF([.F709]=1;2^[.$D709];0);IF([.F708]=1;2^[.$D708];0);IF([.F707]=1;2^[.$D707];0));2))" office:value-type="string" office:string-value="0x80" calcext:value-type="string">
            <text:p>0x80</text:p>
          </table:table-cell>
          <table:table-cell table:style-name="ce2" table:formula="of:=CONCATENATE(&quot;0x&quot;;DEC2HEX(SUM(IF([.G714]=1;2^[.$D714];0);IF([.G713]=1;2^[.$D713];0);IF([.G712]=1;2^[.$D712];0);IF([.G711]=1;2^[.$D711];0);IF([.G710]=1;2^[.$D710];0);IF([.G709]=1;2^[.$D709];0);IF([.G708]=1;2^[.$D708];0);IF([.G707]=1;2^[.$D707];0));2))" office:value-type="string" office:string-value="0x60" calcext:value-type="string">
            <text:p>0x60</text:p>
          </table:table-cell>
          <table:table-cell table:style-name="ce2" table:formula="of:=CONCATENATE(&quot;0x&quot;;DEC2HEX(SUM(IF([.H714]=1;2^[.$D714];0);IF([.H713]=1;2^[.$D713];0);IF([.H712]=1;2^[.$D712];0);IF([.H711]=1;2^[.$D711];0);IF([.H710]=1;2^[.$D710];0);IF([.H709]=1;2^[.$D709];0);IF([.H708]=1;2^[.$D708];0);IF([.H707]=1;2^[.$D707];0));2))" office:value-type="string" office:string-value="0x00" calcext:value-type="string">
            <text:p>0x00</text:p>
          </table:table-cell>
          <table:table-cell table:style-name="ce2" table:formula="of:=CONCATENATE(&quot;0x&quot;;DEC2HEX(SUM(IF([.I714]=1;2^[.$D714];0);IF([.I713]=1;2^[.$D713];0);IF([.I712]=1;2^[.$D712];0);IF([.I711]=1;2^[.$D711];0);IF([.I710]=1;2^[.$D710];0);IF([.I709]=1;2^[.$D709];0);IF([.I708]=1;2^[.$D708];0);IF([.I707]=1;2^[.$D707];0));2))" office:value-type="string" office:string-value="0x00" calcext:value-type="string">
            <text:p>0x00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10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17]+1" office:value-type="float" office:value="1" calcext:value-type="float">
            <text:p>1</text:p>
          </table:table-cell>
          <table:table-cell table:style-name="ce2" table:formula="of:=[.F717]+1" office:value-type="float" office:value="2" calcext:value-type="float">
            <text:p>2</text:p>
          </table:table-cell>
          <table:table-cell table:style-name="ce2" table:formula="of:=[.G717]+1" office:value-type="float" office:value="3" calcext:value-type="float">
            <text:p>3</text:p>
          </table:table-cell>
          <table:table-cell table:style-name="ce2" table:formula="of:=[.H717]+1" office:value-type="float" office:value="4" calcext:value-type="float">
            <text:p>4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2" table:formula="of:=[.A707]+1" office:value-type="float" office:value="97" calcext:value-type="float">
            <text:p>97</text:p>
          </table:table-cell>
          <table:table-cell table:style-name="ce2" table:formula="of:=DEC2HEX([.A718];2)" office:value-type="string" office:string-value="61" calcext:value-type="string">
            <text:p>61</text:p>
          </table:table-cell>
          <table:table-cell table:style-name="ce2" table:formula="of:=CHAR([.A718])" office:value-type="string" office:string-value="a" calcext:value-type="string">
            <text:p>a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1" table:number-columns-repeated="2"/>
          <table:table-cell table:style-name="ce170"/>
          <table:table-cell table:style-name="ce71" table:number-columns-repeated="2"/>
          <table:table-cell table:style-name="ce2" table:formula="of:=[.E726]" office:value-type="string" office:string-value="0x00" calcext:value-type="string">
            <text:p>0x00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1" table:number-columns-repeated="2"/>
          <table:table-cell table:style-name="ce170"/>
          <table:table-cell table:style-name="ce71" table:number-columns-repeated="2"/>
          <table:table-cell table:style-name="ce2" table:formula="of:=[.F726]" office:value-type="string" office:string-value="0x04" calcext:value-type="string">
            <text:p>0x04</text:p>
          </table:table-cell>
          <table:table-cell/>
          <table:table-cell table:style-name="ce2"/>
          <table:table-cell table:number-columns-repeated="1012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1" table:number-columns-repeated="2"/>
          <table:table-cell table:style-name="ce17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2" table:formula="of:=[.G726]" office:value-type="string" office:string-value="0x2A" calcext:value-type="string">
            <text:p>0x2A</text:p>
          </table:table-cell>
          <table:table-cell/>
          <table:table-cell table:style-name="ce2"/>
          <table:table-cell table:number-columns-repeated="1012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1" table:number-columns-repeated="2"/>
          <table:table-cell table:style-name="ce17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2" table:formula="of:=[.H726]" office:value-type="string" office:string-value="0x2A" calcext:value-type="string">
            <text:p>0x2A</text:p>
          </table:table-cell>
          <table:table-cell/>
          <table:table-cell table:style-name="ce2"/>
          <table:table-cell table:number-columns-repeated="1012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1" table:number-columns-repeated="2"/>
          <table:table-cell table:style-name="ce170" office:value-type="float" office:value="1" calcext:value-type="float">
            <text:p>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" table:formula="of:=[.I726]" office:value-type="string" office:string-value="0x1E" calcext:value-type="string">
            <text:p>0x1E</text:p>
          </table:table-cell>
          <table:table-cell/>
          <table:table-cell table:style-name="ce2"/>
          <table:table-cell table:number-columns-repeated="1012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1" table:number-columns-repeated="2"/>
          <table:table-cell table:style-name="ce170" office:value-type="float" office:value="1" calcext:value-type="float">
            <text:p>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1" table:number-columns-repeated="5"/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25]=1;2^[.$D725];0);IF([.E724]=1;2^[.$D724];0);IF([.E723]=1;2^[.$D723];0);IF([.E722]=1;2^[.$D722];0);IF([.E721]=1;2^[.$D721];0);IF([.E720]=1;2^[.$D720];0);IF([.E719]=1;2^[.$D719];0);IF([.E718]=1;2^[.$D718];0));2))" office:value-type="string" office:string-value="0x00" calcext:value-type="string">
            <text:p>0x00</text:p>
          </table:table-cell>
          <table:table-cell table:style-name="ce2" table:formula="of:=CONCATENATE(&quot;0x&quot;;DEC2HEX(SUM(IF([.F725]=1;2^[.$D725];0);IF([.F724]=1;2^[.$D724];0);IF([.F723]=1;2^[.$D723];0);IF([.F722]=1;2^[.$D722];0);IF([.F721]=1;2^[.$D721];0);IF([.F720]=1;2^[.$D720];0);IF([.F719]=1;2^[.$D719];0);IF([.F718]=1;2^[.$D718];0));2))" office:value-type="string" office:string-value="0x04" calcext:value-type="string">
            <text:p>0x04</text:p>
          </table:table-cell>
          <table:table-cell table:style-name="ce2" table:formula="of:=CONCATENATE(&quot;0x&quot;;DEC2HEX(SUM(IF([.G725]=1;2^[.$D725];0);IF([.G724]=1;2^[.$D724];0);IF([.G723]=1;2^[.$D723];0);IF([.G722]=1;2^[.$D722];0);IF([.G721]=1;2^[.$D721];0);IF([.G720]=1;2^[.$D720];0);IF([.G719]=1;2^[.$D719];0);IF([.G718]=1;2^[.$D718];0));2))" office:value-type="string" office:string-value="0x2A" calcext:value-type="string">
            <text:p>0x2A</text:p>
          </table:table-cell>
          <table:table-cell table:style-name="ce2" table:formula="of:=CONCATENATE(&quot;0x&quot;;DEC2HEX(SUM(IF([.H725]=1;2^[.$D725];0);IF([.H724]=1;2^[.$D724];0);IF([.H723]=1;2^[.$D723];0);IF([.H722]=1;2^[.$D722];0);IF([.H721]=1;2^[.$D721];0);IF([.H720]=1;2^[.$D720];0);IF([.H719]=1;2^[.$D719];0);IF([.H718]=1;2^[.$D718];0));2))" office:value-type="string" office:string-value="0x2A" calcext:value-type="string">
            <text:p>0x2A</text:p>
          </table:table-cell>
          <table:table-cell table:style-name="ce2" table:formula="of:=CONCATENATE(&quot;0x&quot;;DEC2HEX(SUM(IF([.I725]=1;2^[.$D725];0);IF([.I724]=1;2^[.$D724];0);IF([.I723]=1;2^[.$D723];0);IF([.I722]=1;2^[.$D722];0);IF([.I721]=1;2^[.$D721];0);IF([.I720]=1;2^[.$D720];0);IF([.I719]=1;2^[.$D719];0);IF([.I718]=1;2^[.$D718];0));2))" office:value-type="string" office:string-value="0x1E" calcext:value-type="string">
            <text:p>0x1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28]+1" office:value-type="float" office:value="1" calcext:value-type="float">
            <text:p>1</text:p>
          </table:table-cell>
          <table:table-cell table:style-name="ce2" table:formula="of:=[.F728]+1" office:value-type="float" office:value="2" calcext:value-type="float">
            <text:p>2</text:p>
          </table:table-cell>
          <table:table-cell table:style-name="ce2" table:formula="of:=[.G728]+1" office:value-type="float" office:value="3" calcext:value-type="float">
            <text:p>3</text:p>
          </table:table-cell>
          <table:table-cell table:style-name="ce2" table:formula="of:=[.H728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718]+1" office:value-type="float" office:value="98" calcext:value-type="float">
            <text:p>98</text:p>
          </table:table-cell>
          <table:table-cell table:style-name="ce2" table:formula="of:=DEC2HEX([.A729];2)" office:value-type="string" office:string-value="62" calcext:value-type="string">
            <text:p>62</text:p>
          </table:table-cell>
          <table:table-cell table:style-name="ce2" table:formula="of:=CHAR([.A729])" office:value-type="string" office:string-value="b" calcext:value-type="string">
            <text:p>b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/>
          <table:table-cell table:style-name="ce72" table:number-columns-repeated="2"/>
          <table:table-cell table:style-name="ce2" table:formula="of:=[.E737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/>
          <table:table-cell table:style-name="ce72" table:number-columns-repeated="2"/>
          <table:table-cell table:style-name="ce2" table:formula="of:=[.F737]" office:value-type="string" office:string-value="0xFE" calcext:value-type="string">
            <text:p>0xF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2" table:formula="of:=[.G737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72" office:value-type="float" office:value="1" calcext:value-type="float">
            <text:p>1</text:p>
          </table:table-cell>
          <table:table-cell table:style-name="ce2" table:formula="of:=[.H737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2" table:formula="of:=[.I737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2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36]=1;2^[.$D736];0);IF([.E735]=1;2^[.$D735];0);IF([.E734]=1;2^[.$D734];0);IF([.E733]=1;2^[.$D733];0);IF([.E732]=1;2^[.$D732];0);IF([.E731]=1;2^[.$D731];0);IF([.E730]=1;2^[.$D730];0);IF([.E729]=1;2^[.$D729];0));2))" office:value-type="string" office:string-value="0x00" calcext:value-type="string">
            <text:p>0x00</text:p>
          </table:table-cell>
          <table:table-cell table:style-name="ce2" table:formula="of:=CONCATENATE(&quot;0x&quot;;DEC2HEX(SUM(IF([.F736]=1;2^[.$D736];0);IF([.F735]=1;2^[.$D735];0);IF([.F734]=1;2^[.$D734];0);IF([.F733]=1;2^[.$D733];0);IF([.F732]=1;2^[.$D732];0);IF([.F731]=1;2^[.$D731];0);IF([.F730]=1;2^[.$D730];0);IF([.F729]=1;2^[.$D729];0));2))" office:value-type="string" office:string-value="0xFE" calcext:value-type="string">
            <text:p>0xFE</text:p>
          </table:table-cell>
          <table:table-cell table:style-name="ce2" table:formula="of:=CONCATENATE(&quot;0x&quot;;DEC2HEX(SUM(IF([.G736]=1;2^[.$D736];0);IF([.G735]=1;2^[.$D735];0);IF([.G734]=1;2^[.$D734];0);IF([.G733]=1;2^[.$D733];0);IF([.G732]=1;2^[.$D732];0);IF([.G731]=1;2^[.$D731];0);IF([.G730]=1;2^[.$D730];0);IF([.G729]=1;2^[.$D729];0));2))" office:value-type="string" office:string-value="0x22" calcext:value-type="string">
            <text:p>0x22</text:p>
          </table:table-cell>
          <table:table-cell table:style-name="ce2" table:formula="of:=CONCATENATE(&quot;0x&quot;;DEC2HEX(SUM(IF([.H736]=1;2^[.$D736];0);IF([.H735]=1;2^[.$D735];0);IF([.H734]=1;2^[.$D734];0);IF([.H733]=1;2^[.$D733];0);IF([.H732]=1;2^[.$D732];0);IF([.H731]=1;2^[.$D731];0);IF([.H730]=1;2^[.$D730];0);IF([.H729]=1;2^[.$D729];0));2))" office:value-type="string" office:string-value="0x22" calcext:value-type="string">
            <text:p>0x22</text:p>
          </table:table-cell>
          <table:table-cell table:style-name="ce2" table:formula="of:=CONCATENATE(&quot;0x&quot;;DEC2HEX(SUM(IF([.I736]=1;2^[.$D736];0);IF([.I735]=1;2^[.$D735];0);IF([.I734]=1;2^[.$D734];0);IF([.I733]=1;2^[.$D733];0);IF([.I732]=1;2^[.$D732];0);IF([.I731]=1;2^[.$D731];0);IF([.I730]=1;2^[.$D730];0);IF([.I729]=1;2^[.$D729];0));2))" office:value-type="string" office:string-value="0x1C" calcext:value-type="string">
            <text:p>0x1C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39]+1" office:value-type="float" office:value="1" calcext:value-type="float">
            <text:p>1</text:p>
          </table:table-cell>
          <table:table-cell table:style-name="ce2" table:formula="of:=[.F739]+1" office:value-type="float" office:value="2" calcext:value-type="float">
            <text:p>2</text:p>
          </table:table-cell>
          <table:table-cell table:style-name="ce2" table:formula="of:=[.G739]+1" office:value-type="float" office:value="3" calcext:value-type="float">
            <text:p>3</text:p>
          </table:table-cell>
          <table:table-cell table:style-name="ce2" table:formula="of:=[.H739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729]+1" office:value-type="float" office:value="99" calcext:value-type="float">
            <text:p>99</text:p>
          </table:table-cell>
          <table:table-cell table:style-name="ce2" table:formula="of:=DEC2HEX([.A740];2)" office:value-type="string" office:string-value="63" calcext:value-type="string">
            <text:p>63</text:p>
          </table:table-cell>
          <table:table-cell table:style-name="ce2" table:formula="of:=CHAR([.A740])" office:value-type="string" office:string-value="c" calcext:value-type="string">
            <text:p>c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3" table:number-columns-repeated="2"/>
          <table:table-cell table:style-name="ce172" office:value-type="string" calcext:value-type="string">
            <text:p><text:s/></text:p>
          </table:table-cell>
          <table:table-cell table:style-name="ce73" table:number-columns-repeated="2"/>
          <table:table-cell table:style-name="ce2" table:formula="of:=[.E748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3" table:number-columns-repeated="2"/>
          <table:table-cell table:style-name="ce172" office:value-type="string" calcext:value-type="string">
            <text:p><text:s/></text:p>
          </table:table-cell>
          <table:table-cell table:style-name="ce73" table:number-columns-repeated="2"/>
          <table:table-cell table:style-name="ce2" table:formula="of:=[.F748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2" table:formula="of:=[.G748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172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<text:s/></text:p>
          </table:table-cell>
          <table:table-cell table:style-name="ce2" table:formula="of:=[.H748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172" office:value-type="string" calcext:value-type="string">
            <text:p><text:s/></text:p>
          </table:table-cell>
          <table:table-cell table:style-name="ce73"/>
          <table:table-cell table:style-name="ce73" office:value-type="string" calcext:value-type="string">
            <text:p><text:s/></text:p>
          </table:table-cell>
          <table:table-cell table:style-name="ce2" table:formula="of:=[.I748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string" calcext:value-type="string">
            <text:p><text:s/></text:p>
          </table:table-cell>
          <table:table-cell table:style-name="ce73"/>
          <table:table-cell table:style-name="ce73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3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47]=1;2^[.$D747];0);IF([.E746]=1;2^[.$D746];0);IF([.E745]=1;2^[.$D745];0);IF([.E744]=1;2^[.$D744];0);IF([.E743]=1;2^[.$D743];0);IF([.E742]=1;2^[.$D742];0);IF([.E741]=1;2^[.$D741];0);IF([.E740]=1;2^[.$D740];0));2))" office:value-type="string" office:string-value="0x1C" calcext:value-type="string">
            <text:p>0x1C</text:p>
          </table:table-cell>
          <table:table-cell table:style-name="ce2" table:formula="of:=CONCATENATE(&quot;0x&quot;;DEC2HEX(SUM(IF([.F747]=1;2^[.$D747];0);IF([.F746]=1;2^[.$D746];0);IF([.F745]=1;2^[.$D745];0);IF([.F744]=1;2^[.$D744];0);IF([.F743]=1;2^[.$D743];0);IF([.F742]=1;2^[.$D742];0);IF([.F741]=1;2^[.$D741];0);IF([.F740]=1;2^[.$D740];0));2))" office:value-type="string" office:string-value="0x22" calcext:value-type="string">
            <text:p>0x22</text:p>
          </table:table-cell>
          <table:table-cell table:style-name="ce2" table:formula="of:=CONCATENATE(&quot;0x&quot;;DEC2HEX(SUM(IF([.G747]=1;2^[.$D747];0);IF([.G746]=1;2^[.$D746];0);IF([.G745]=1;2^[.$D745];0);IF([.G744]=1;2^[.$D744];0);IF([.G743]=1;2^[.$D743];0);IF([.G742]=1;2^[.$D742];0);IF([.G741]=1;2^[.$D741];0);IF([.G740]=1;2^[.$D740];0));2))" office:value-type="string" office:string-value="0x22" calcext:value-type="string">
            <text:p>0x22</text:p>
          </table:table-cell>
          <table:table-cell table:style-name="ce2" table:formula="of:=CONCATENATE(&quot;0x&quot;;DEC2HEX(SUM(IF([.H747]=1;2^[.$D747];0);IF([.H746]=1;2^[.$D746];0);IF([.H745]=1;2^[.$D745];0);IF([.H744]=1;2^[.$D744];0);IF([.H743]=1;2^[.$D743];0);IF([.H742]=1;2^[.$D742];0);IF([.H741]=1;2^[.$D741];0);IF([.H740]=1;2^[.$D740];0));2))" office:value-type="string" office:string-value="0x22" calcext:value-type="string">
            <text:p>0x22</text:p>
          </table:table-cell>
          <table:table-cell table:style-name="ce2" table:formula="of:=CONCATENATE(&quot;0x&quot;;DEC2HEX(SUM(IF([.I747]=1;2^[.$D747];0);IF([.I746]=1;2^[.$D746];0);IF([.I745]=1;2^[.$D745];0);IF([.I744]=1;2^[.$D744];0);IF([.I743]=1;2^[.$D743];0);IF([.I742]=1;2^[.$D742];0);IF([.I741]=1;2^[.$D741];0);IF([.I740]=1;2^[.$D740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50]+1" office:value-type="float" office:value="1" calcext:value-type="float">
            <text:p>1</text:p>
          </table:table-cell>
          <table:table-cell table:style-name="ce2" table:formula="of:=[.F750]+1" office:value-type="float" office:value="2" calcext:value-type="float">
            <text:p>2</text:p>
          </table:table-cell>
          <table:table-cell table:style-name="ce2" table:formula="of:=[.G750]+1" office:value-type="float" office:value="3" calcext:value-type="float">
            <text:p>3</text:p>
          </table:table-cell>
          <table:table-cell table:style-name="ce2" table:formula="of:=[.H750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740]+1" office:value-type="float" office:value="100" calcext:value-type="float">
            <text:p>100</text:p>
          </table:table-cell>
          <table:table-cell table:style-name="ce2" table:formula="of:=DEC2HEX([.A751];2)" office:value-type="string" office:string-value="64" calcext:value-type="string">
            <text:p>64</text:p>
          </table:table-cell>
          <table:table-cell table:style-name="ce2" table:formula="of:=CHAR([.A751])" office:value-type="string" office:string-value="d" calcext:value-type="string">
            <text:p>d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4" table:number-columns-repeated="2"/>
          <table:table-cell table:style-name="ce173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2" table:formula="of:=[.E759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4"/>
          <table:table-cell table:style-name="ce74" office:value-type="string" calcext:value-type="string">
            <text:p><text:s/></text:p>
          </table:table-cell>
          <table:table-cell table:style-name="ce173"/>
          <table:table-cell table:style-name="ce74" office:value-type="string" calcext:value-type="string">
            <text:p><text:s/></text:p>
          </table:table-cell>
          <table:table-cell table:style-name="ce74" office:value-type="float" office:value="1" calcext:value-type="float">
            <text:p>1</text:p>
          </table:table-cell>
          <table:table-cell table:style-name="ce2" table:formula="of:=[.F759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4"/>
          <table:table-cell table:style-name="ce74" office:value-type="string" calcext:value-type="string">
            <text:p><text:s/>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2" table:formula="of:=[.G759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173" office:value-type="string" calcext:value-type="string">
            <text:p><text:s/>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float" office:value="1" calcext:value-type="float">
            <text:p>1</text:p>
          </table:table-cell>
          <table:table-cell table:style-name="ce2" table:formula="of:=[.H759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173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2" table:formula="of:=[.I759]" office:value-type="string" office:string-value="0xFE" calcext:value-type="string">
            <text:p>0xFE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4" table:number-columns-repeated="2"/>
          <table:table-cell table:style-name="ce173" office:value-type="float" office:value="1" calcext:value-type="float">
            <text:p>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4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58]=1;2^[.$D758];0);IF([.E757]=1;2^[.$D757];0);IF([.E756]=1;2^[.$D756];0);IF([.E755]=1;2^[.$D755];0);IF([.E754]=1;2^[.$D754];0);IF([.E753]=1;2^[.$D753];0);IF([.E752]=1;2^[.$D752];0);IF([.E751]=1;2^[.$D751];0));2))" office:value-type="string" office:string-value="0x00" calcext:value-type="string">
            <text:p>0x00</text:p>
          </table:table-cell>
          <table:table-cell table:style-name="ce2" table:formula="of:=CONCATENATE(&quot;0x&quot;;DEC2HEX(SUM(IF([.F758]=1;2^[.$D758];0);IF([.F757]=1;2^[.$D757];0);IF([.F756]=1;2^[.$D756];0);IF([.F755]=1;2^[.$D755];0);IF([.F754]=1;2^[.$D754];0);IF([.F753]=1;2^[.$D753];0);IF([.F752]=1;2^[.$D752];0);IF([.F751]=1;2^[.$D751];0));2))" office:value-type="string" office:string-value="0x1C" calcext:value-type="string">
            <text:p>0x1C</text:p>
          </table:table-cell>
          <table:table-cell table:style-name="ce2" table:formula="of:=CONCATENATE(&quot;0x&quot;;DEC2HEX(SUM(IF([.G758]=1;2^[.$D758];0);IF([.G757]=1;2^[.$D757];0);IF([.G756]=1;2^[.$D756];0);IF([.G755]=1;2^[.$D755];0);IF([.G754]=1;2^[.$D754];0);IF([.G753]=1;2^[.$D753];0);IF([.G752]=1;2^[.$D752];0);IF([.G751]=1;2^[.$D751];0));2))" office:value-type="string" office:string-value="0x22" calcext:value-type="string">
            <text:p>0x22</text:p>
          </table:table-cell>
          <table:table-cell table:style-name="ce2" table:formula="of:=CONCATENATE(&quot;0x&quot;;DEC2HEX(SUM(IF([.H758]=1;2^[.$D758];0);IF([.H757]=1;2^[.$D757];0);IF([.H756]=1;2^[.$D756];0);IF([.H755]=1;2^[.$D755];0);IF([.H754]=1;2^[.$D754];0);IF([.H753]=1;2^[.$D753];0);IF([.H752]=1;2^[.$D752];0);IF([.H751]=1;2^[.$D751];0));2))" office:value-type="string" office:string-value="0x22" calcext:value-type="string">
            <text:p>0x22</text:p>
          </table:table-cell>
          <table:table-cell table:style-name="ce2" table:formula="of:=CONCATENATE(&quot;0x&quot;;DEC2HEX(SUM(IF([.I758]=1;2^[.$D758];0);IF([.I757]=1;2^[.$D757];0);IF([.I756]=1;2^[.$D756];0);IF([.I755]=1;2^[.$D755];0);IF([.I754]=1;2^[.$D754];0);IF([.I753]=1;2^[.$D753];0);IF([.I752]=1;2^[.$D752];0);IF([.I751]=1;2^[.$D751];0));2))" office:value-type="string" office:string-value="0xFE" calcext:value-type="string">
            <text:p>0xF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61]+1" office:value-type="float" office:value="1" calcext:value-type="float">
            <text:p>1</text:p>
          </table:table-cell>
          <table:table-cell table:style-name="ce2" table:formula="of:=[.F761]+1" office:value-type="float" office:value="2" calcext:value-type="float">
            <text:p>2</text:p>
          </table:table-cell>
          <table:table-cell table:style-name="ce2" table:formula="of:=[.G761]+1" office:value-type="float" office:value="3" calcext:value-type="float">
            <text:p>3</text:p>
          </table:table-cell>
          <table:table-cell table:style-name="ce2" table:formula="of:=[.H761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751]+1" office:value-type="float" office:value="101" calcext:value-type="float">
            <text:p>101</text:p>
          </table:table-cell>
          <table:table-cell table:style-name="ce2" table:formula="of:=DEC2HEX([.A762];2)" office:value-type="string" office:string-value="65" calcext:value-type="string">
            <text:p>65</text:p>
          </table:table-cell>
          <table:table-cell table:style-name="ce2" table:formula="of:=CHAR([.A762])" office:value-type="string" office:string-value="e" calcext:value-type="string">
            <text:p>e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5" table:number-columns-repeated="2"/>
          <table:table-cell table:style-name="ce174"/>
          <table:table-cell table:style-name="ce75" table:number-columns-repeated="2"/>
          <table:table-cell table:style-name="ce2" table:formula="of:=[.E770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5" table:number-columns-repeated="2"/>
          <table:table-cell table:style-name="ce174"/>
          <table:table-cell table:style-name="ce75" table:number-columns-repeated="2"/>
          <table:table-cell table:style-name="ce2" table:formula="of:=[.F770]" office:value-type="string" office:string-value="0x2A" calcext:value-type="string">
            <text:p>0x2A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" table:formula="of:=[.G770]" office:value-type="string" office:string-value="0x2A" calcext:value-type="string">
            <text:p>0x2A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174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<text:s/></text:p>
          </table:table-cell>
          <table:table-cell table:style-name="ce2" table:formula="of:=[.H770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" table:formula="of:=[.I770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75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5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69]=1;2^[.$D769];0);IF([.E768]=1;2^[.$D768];0);IF([.E767]=1;2^[.$D767];0);IF([.E766]=1;2^[.$D766];0);IF([.E765]=1;2^[.$D765];0);IF([.E764]=1;2^[.$D764];0);IF([.E763]=1;2^[.$D763];0);IF([.E762]=1;2^[.$D762];0));2))" office:value-type="string" office:string-value="0x1C" calcext:value-type="string">
            <text:p>0x1C</text:p>
          </table:table-cell>
          <table:table-cell table:style-name="ce2" table:formula="of:=CONCATENATE(&quot;0x&quot;;DEC2HEX(SUM(IF([.F769]=1;2^[.$D769];0);IF([.F768]=1;2^[.$D768];0);IF([.F767]=1;2^[.$D767];0);IF([.F766]=1;2^[.$D766];0);IF([.F765]=1;2^[.$D765];0);IF([.F764]=1;2^[.$D764];0);IF([.F763]=1;2^[.$D763];0);IF([.F762]=1;2^[.$D762];0));2))" office:value-type="string" office:string-value="0x2A" calcext:value-type="string">
            <text:p>0x2A</text:p>
          </table:table-cell>
          <table:table-cell table:style-name="ce2" table:formula="of:=CONCATENATE(&quot;0x&quot;;DEC2HEX(SUM(IF([.G769]=1;2^[.$D769];0);IF([.G768]=1;2^[.$D768];0);IF([.G767]=1;2^[.$D767];0);IF([.G766]=1;2^[.$D766];0);IF([.G765]=1;2^[.$D765];0);IF([.G764]=1;2^[.$D764];0);IF([.G763]=1;2^[.$D763];0);IF([.G762]=1;2^[.$D762];0));2))" office:value-type="string" office:string-value="0x2A" calcext:value-type="string">
            <text:p>0x2A</text:p>
          </table:table-cell>
          <table:table-cell table:style-name="ce2" table:formula="of:=CONCATENATE(&quot;0x&quot;;DEC2HEX(SUM(IF([.H769]=1;2^[.$D769];0);IF([.H768]=1;2^[.$D768];0);IF([.H767]=1;2^[.$D767];0);IF([.H766]=1;2^[.$D766];0);IF([.H765]=1;2^[.$D765];0);IF([.H764]=1;2^[.$D764];0);IF([.H763]=1;2^[.$D763];0);IF([.H762]=1;2^[.$D762];0));2))" office:value-type="string" office:string-value="0x10" calcext:value-type="string">
            <text:p>0x10</text:p>
          </table:table-cell>
          <table:table-cell table:style-name="ce2" table:formula="of:=CONCATENATE(&quot;0x&quot;;DEC2HEX(SUM(IF([.I769]=1;2^[.$D769];0);IF([.I768]=1;2^[.$D768];0);IF([.I767]=1;2^[.$D767];0);IF([.I766]=1;2^[.$D766];0);IF([.I765]=1;2^[.$D765];0);IF([.I764]=1;2^[.$D764];0);IF([.I763]=1;2^[.$D763];0);IF([.I762]=1;2^[.$D762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72]+1" office:value-type="float" office:value="1" calcext:value-type="float">
            <text:p>1</text:p>
          </table:table-cell>
          <table:table-cell table:style-name="ce2" table:formula="of:=[.F772]+1" office:value-type="float" office:value="2" calcext:value-type="float">
            <text:p>2</text:p>
          </table:table-cell>
          <table:table-cell table:style-name="ce2" table:formula="of:=[.G772]+1" office:value-type="float" office:value="3" calcext:value-type="float">
            <text:p>3</text:p>
          </table:table-cell>
          <table:table-cell table:style-name="ce2" table:formula="of:=[.H772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2" table:formula="of:=[.A762]+1" office:value-type="float" office:value="102" calcext:value-type="float">
            <text:p>102</text:p>
          </table:table-cell>
          <table:table-cell table:style-name="ce2" table:formula="of:=DEC2HEX([.A773];2)" office:value-type="string" office:string-value="66" calcext:value-type="string">
            <text:p>66</text:p>
          </table:table-cell>
          <table:table-cell table:style-name="ce2" table:formula="of:=CHAR([.A773])" office:value-type="string" office:string-value="f" calcext:value-type="string">
            <text:p>f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6"/>
          <table:table-cell table:style-name="ce76" office:value-type="string" calcext:value-type="string">
            <text:p><text:s/></text:p>
          </table:table-cell>
          <table:table-cell table:style-name="ce175" office:value-type="float" office:value="1" calcext:value-type="float">
            <text:p>1</text:p>
          </table:table-cell>
          <table:table-cell table:style-name="ce76" table:number-columns-repeated="2"/>
          <table:table-cell table:style-name="ce2" table:formula="of:=[.E781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175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2" table:formula="of:=[.F781]" office:value-type="string" office:string-value="0x7E" calcext:value-type="string">
            <text:p>0x7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175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/>
          <table:table-cell table:style-name="ce2" table:formula="of:=[.G781]" office:value-type="string" office:string-value="0x90" calcext:value-type="string">
            <text:p>0x9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76" table:number-columns-repeated="2"/>
          <table:table-cell table:style-name="ce2" table:formula="of:=[.H781]" office:value-type="string" office:string-value="0x40" calcext:value-type="string">
            <text:p>0x4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175" office:value-type="string" calcext:value-type="string">
            <text:p><text:s/></text:p>
          </table:table-cell>
          <table:table-cell table:style-name="ce76" table:number-columns-repeated="2"/>
          <table:table-cell table:style-name="ce2" table:formula="of:=[.I781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style-name="ce175"/>
          <table:table-cell table:style-name="ce76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6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80]=1;2^[.$D780];0);IF([.E779]=1;2^[.$D779];0);IF([.E778]=1;2^[.$D778];0);IF([.E777]=1;2^[.$D777];0);IF([.E776]=1;2^[.$D776];0);IF([.E775]=1;2^[.$D775];0);IF([.E774]=1;2^[.$D774];0);IF([.E773]=1;2^[.$D773];0));2))" office:value-type="string" office:string-value="0x10" calcext:value-type="string">
            <text:p>0x10</text:p>
          </table:table-cell>
          <table:table-cell table:style-name="ce2" table:formula="of:=CONCATENATE(&quot;0x&quot;;DEC2HEX(SUM(IF([.F780]=1;2^[.$D780];0);IF([.F779]=1;2^[.$D779];0);IF([.F778]=1;2^[.$D778];0);IF([.F777]=1;2^[.$D777];0);IF([.F776]=1;2^[.$D776];0);IF([.F775]=1;2^[.$D775];0);IF([.F774]=1;2^[.$D774];0);IF([.F773]=1;2^[.$D773];0));2))" office:value-type="string" office:string-value="0x7E" calcext:value-type="string">
            <text:p>0x7E</text:p>
          </table:table-cell>
          <table:table-cell table:style-name="ce2" table:formula="of:=CONCATENATE(&quot;0x&quot;;DEC2HEX(SUM(IF([.G780]=1;2^[.$D780];0);IF([.G779]=1;2^[.$D779];0);IF([.G778]=1;2^[.$D778];0);IF([.G777]=1;2^[.$D777];0);IF([.G776]=1;2^[.$D776];0);IF([.G775]=1;2^[.$D775];0);IF([.G774]=1;2^[.$D774];0);IF([.G773]=1;2^[.$D773];0));2))" office:value-type="string" office:string-value="0x90" calcext:value-type="string">
            <text:p>0x90</text:p>
          </table:table-cell>
          <table:table-cell table:style-name="ce2" table:formula="of:=CONCATENATE(&quot;0x&quot;;DEC2HEX(SUM(IF([.H780]=1;2^[.$D780];0);IF([.H779]=1;2^[.$D779];0);IF([.H778]=1;2^[.$D778];0);IF([.H777]=1;2^[.$D777];0);IF([.H776]=1;2^[.$D776];0);IF([.H775]=1;2^[.$D775];0);IF([.H774]=1;2^[.$D774];0);IF([.H773]=1;2^[.$D773];0));2))" office:value-type="string" office:string-value="0x40" calcext:value-type="string">
            <text:p>0x40</text:p>
          </table:table-cell>
          <table:table-cell table:style-name="ce2" table:formula="of:=CONCATENATE(&quot;0x&quot;;DEC2HEX(SUM(IF([.I780]=1;2^[.$D780];0);IF([.I779]=1;2^[.$D779];0);IF([.I778]=1;2^[.$D778];0);IF([.I777]=1;2^[.$D777];0);IF([.I776]=1;2^[.$D776];0);IF([.I775]=1;2^[.$D775];0);IF([.I774]=1;2^[.$D774];0);IF([.I773]=1;2^[.$D773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83]+1" office:value-type="float" office:value="1" calcext:value-type="float">
            <text:p>1</text:p>
          </table:table-cell>
          <table:table-cell table:style-name="ce2" table:formula="of:=[.F783]+1" office:value-type="float" office:value="2" calcext:value-type="float">
            <text:p>2</text:p>
          </table:table-cell>
          <table:table-cell table:style-name="ce2" table:formula="of:=[.G783]+1" office:value-type="float" office:value="3" calcext:value-type="float">
            <text:p>3</text:p>
          </table:table-cell>
          <table:table-cell table:style-name="ce2" table:formula="of:=[.H783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773]+1" office:value-type="float" office:value="103" calcext:value-type="float">
            <text:p>103</text:p>
          </table:table-cell>
          <table:table-cell table:style-name="ce2" table:formula="of:=DEC2HEX([.A784];2)" office:value-type="string" office:string-value="67" calcext:value-type="string">
            <text:p>67</text:p>
          </table:table-cell>
          <table:table-cell table:style-name="ce2" table:formula="of:=CHAR([.A784])" office:value-type="string" office:string-value="g" calcext:value-type="string">
            <text:p>g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7" table:number-columns-repeated="2"/>
          <table:table-cell table:style-name="ce176"/>
          <table:table-cell table:style-name="ce77" table:number-columns-repeated="2"/>
          <table:table-cell table:style-name="ce2" table:formula="of:=[.E792]" office:value-type="string" office:string-value="0x18" calcext:value-type="string">
            <text:p>0x18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7"/>
          <table:table-cell table:style-name="ce77" office:value-type="string" calcext:value-type="string">
            <text:p><text:s/></text:p>
          </table:table-cell>
          <table:table-cell table:style-name="ce176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2" table:formula="of:=[.F792]" office:value-type="string" office:string-value="0x25" calcext:value-type="string">
            <text:p>0x25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7" office:value-type="string" calcext:value-type="string">
            <text:p><text:s/></text:p>
          </table:table-cell>
          <table:table-cell table:style-name="ce77" office:value-type="float" office:value="1" calcext:value-type="float">
            <text:p>1</text:p>
          </table:table-cell>
          <table:table-cell table:style-name="ce1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2" table:formula="of:=[.G792]" office:value-type="string" office:string-value="0x25" calcext:value-type="string">
            <text:p>0x25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176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2" table:formula="of:=[.H792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<text:s/></text:p>
          </table:table-cell>
          <table:table-cell table:style-name="ce176" office:value-type="string" calcext:value-type="string">
            <text:p><text:s/>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2" table:formula="of:=[.I792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7"/>
          <table:table-cell table:number-columns-repeated="3" table:style-name="ce77" office:value-type="float" office:value="1" calcext:value-type="float">
            <text:p>1</text:p>
          </table:table-cell>
          <table:table-cell table:style-name="ce77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7" table:number-columns-repeated="2"/>
          <table:table-cell table:style-name="ce176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7" office:value-type="string" calcext:value-type="string">
            <text:p><text:s/>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791]=1;2^[.$D791];0);IF([.E790]=1;2^[.$D790];0);IF([.E789]=1;2^[.$D789];0);IF([.E788]=1;2^[.$D788];0);IF([.E787]=1;2^[.$D787];0);IF([.E786]=1;2^[.$D786];0);IF([.E785]=1;2^[.$D785];0);IF([.E784]=1;2^[.$D784];0));2))" office:value-type="string" office:string-value="0x18" calcext:value-type="string">
            <text:p>0x18</text:p>
          </table:table-cell>
          <table:table-cell table:style-name="ce2" table:formula="of:=CONCATENATE(&quot;0x&quot;;DEC2HEX(SUM(IF([.F791]=1;2^[.$D791];0);IF([.F790]=1;2^[.$D790];0);IF([.F789]=1;2^[.$D789];0);IF([.F788]=1;2^[.$D788];0);IF([.F787]=1;2^[.$D787];0);IF([.F786]=1;2^[.$D786];0);IF([.F785]=1;2^[.$D785];0);IF([.F784]=1;2^[.$D784];0));2))" office:value-type="string" office:string-value="0x25" calcext:value-type="string">
            <text:p>0x25</text:p>
          </table:table-cell>
          <table:table-cell table:style-name="ce2" table:formula="of:=CONCATENATE(&quot;0x&quot;;DEC2HEX(SUM(IF([.G791]=1;2^[.$D791];0);IF([.G790]=1;2^[.$D790];0);IF([.G789]=1;2^[.$D789];0);IF([.G788]=1;2^[.$D788];0);IF([.G787]=1;2^[.$D787];0);IF([.G786]=1;2^[.$D786];0);IF([.G785]=1;2^[.$D785];0);IF([.G784]=1;2^[.$D784];0));2))" office:value-type="string" office:string-value="0x25" calcext:value-type="string">
            <text:p>0x25</text:p>
          </table:table-cell>
          <table:table-cell table:style-name="ce2" table:formula="of:=CONCATENATE(&quot;0x&quot;;DEC2HEX(SUM(IF([.H791]=1;2^[.$D791];0);IF([.H790]=1;2^[.$D790];0);IF([.H789]=1;2^[.$D789];0);IF([.H788]=1;2^[.$D788];0);IF([.H787]=1;2^[.$D787];0);IF([.H786]=1;2^[.$D786];0);IF([.H785]=1;2^[.$D785];0);IF([.H784]=1;2^[.$D784];0));2))" office:value-type="string" office:string-value="0x3E" calcext:value-type="string">
            <text:p>0x3E</text:p>
          </table:table-cell>
          <table:table-cell table:style-name="ce2" table:formula="of:=CONCATENATE(&quot;0x&quot;;DEC2HEX(SUM(IF([.I791]=1;2^[.$D791];0);IF([.I790]=1;2^[.$D790];0);IF([.I789]=1;2^[.$D789];0);IF([.I788]=1;2^[.$D788];0);IF([.I787]=1;2^[.$D787];0);IF([.I786]=1;2^[.$D786];0);IF([.I785]=1;2^[.$D785];0);IF([.I784]=1;2^[.$D784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794]+1" office:value-type="float" office:value="1" calcext:value-type="float">
            <text:p>1</text:p>
          </table:table-cell>
          <table:table-cell table:style-name="ce2" table:formula="of:=[.F794]+1" office:value-type="float" office:value="2" calcext:value-type="float">
            <text:p>2</text:p>
          </table:table-cell>
          <table:table-cell table:style-name="ce2" table:formula="of:=[.G794]+1" office:value-type="float" office:value="3" calcext:value-type="float">
            <text:p>3</text:p>
          </table:table-cell>
          <table:table-cell table:style-name="ce2" table:formula="of:=[.H794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2" table:formula="of:=[.A784]+1" office:value-type="float" office:value="104" calcext:value-type="float">
            <text:p>104</text:p>
          </table:table-cell>
          <table:table-cell table:style-name="ce2" table:formula="of:=DEC2HEX([.A795];2)" office:value-type="string" office:string-value="68" calcext:value-type="string">
            <text:p>68</text:p>
          </table:table-cell>
          <table:table-cell table:style-name="ce2" table:formula="of:=CHAR([.A795])" office:value-type="string" office:string-value="h" calcext:value-type="string">
            <text:p>h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177"/>
          <table:table-cell table:style-name="ce78" table:number-columns-repeated="2"/>
          <table:table-cell table:style-name="ce2" table:formula="of:=[.E803]" office:value-type="string" office:string-value="0xFE" calcext:value-type="string">
            <text:p>0xF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177" office:value-type="string" calcext:value-type="string">
            <text:p><text:s text:c="2"/></text:p>
          </table:table-cell>
          <table:table-cell table:style-name="ce78" table:number-columns-repeated="2"/>
          <table:table-cell table:style-name="ce2" table:formula="of:=[.F803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177" office:value-type="string" calcext:value-type="string">
            <text:p><text:s/></text:p>
          </table:table-cell>
          <table:table-cell table:style-name="ce78" table:number-columns-repeated="2"/>
          <table:table-cell table:style-name="ce2" table:formula="of:=[.G803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78"/>
          <table:table-cell table:style-name="ce2" table:formula="of:=[.H803]" office:value-type="string" office:string-value="0x0E" calcext:value-type="string">
            <text:p>0x0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177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2" table:formula="of:=[.I80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<text:s/></text:p>
          </table:table-cell>
          <table:table-cell table:style-name="ce177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8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02]=1;2^[.$D802];0);IF([.E801]=1;2^[.$D801];0);IF([.E800]=1;2^[.$D800];0);IF([.E799]=1;2^[.$D799];0);IF([.E798]=1;2^[.$D798];0);IF([.E797]=1;2^[.$D797];0);IF([.E796]=1;2^[.$D796];0);IF([.E795]=1;2^[.$D795];0));2))" office:value-type="string" office:string-value="0xFE" calcext:value-type="string">
            <text:p>0xFE</text:p>
          </table:table-cell>
          <table:table-cell table:style-name="ce2" table:formula="of:=CONCATENATE(&quot;0x&quot;;DEC2HEX(SUM(IF([.F802]=1;2^[.$D802];0);IF([.F801]=1;2^[.$D801];0);IF([.F800]=1;2^[.$D800];0);IF([.F799]=1;2^[.$D799];0);IF([.F798]=1;2^[.$D798];0);IF([.F797]=1;2^[.$D797];0);IF([.F796]=1;2^[.$D796];0);IF([.F795]=1;2^[.$D795];0));2))" office:value-type="string" office:string-value="0x10" calcext:value-type="string">
            <text:p>0x10</text:p>
          </table:table-cell>
          <table:table-cell table:style-name="ce2" table:formula="of:=CONCATENATE(&quot;0x&quot;;DEC2HEX(SUM(IF([.G802]=1;2^[.$D802];0);IF([.G801]=1;2^[.$D801];0);IF([.G800]=1;2^[.$D800];0);IF([.G799]=1;2^[.$D799];0);IF([.G798]=1;2^[.$D798];0);IF([.G797]=1;2^[.$D797];0);IF([.G796]=1;2^[.$D796];0);IF([.G795]=1;2^[.$D795];0));2))" office:value-type="string" office:string-value="0x10" calcext:value-type="string">
            <text:p>0x10</text:p>
          </table:table-cell>
          <table:table-cell table:style-name="ce2" table:formula="of:=CONCATENATE(&quot;0x&quot;;DEC2HEX(SUM(IF([.H802]=1;2^[.$D802];0);IF([.H801]=1;2^[.$D801];0);IF([.H800]=1;2^[.$D800];0);IF([.H799]=1;2^[.$D799];0);IF([.H798]=1;2^[.$D798];0);IF([.H797]=1;2^[.$D797];0);IF([.H796]=1;2^[.$D796];0);IF([.H795]=1;2^[.$D795];0));2))" office:value-type="string" office:string-value="0x0E" calcext:value-type="string">
            <text:p>0x0E</text:p>
          </table:table-cell>
          <table:table-cell table:style-name="ce2" table:formula="of:=CONCATENATE(&quot;0x&quot;;DEC2HEX(SUM(IF([.I802]=1;2^[.$D802];0);IF([.I801]=1;2^[.$D801];0);IF([.I800]=1;2^[.$D800];0);IF([.I799]=1;2^[.$D799];0);IF([.I798]=1;2^[.$D798];0);IF([.I797]=1;2^[.$D797];0);IF([.I796]=1;2^[.$D796];0);IF([.I795]=1;2^[.$D795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05]+1" office:value-type="float" office:value="1" calcext:value-type="float">
            <text:p>1</text:p>
          </table:table-cell>
          <table:table-cell table:style-name="ce2" table:formula="of:=[.F805]+1" office:value-type="float" office:value="2" calcext:value-type="float">
            <text:p>2</text:p>
          </table:table-cell>
          <table:table-cell table:style-name="ce2" table:formula="of:=[.G805]+1" office:value-type="float" office:value="3" calcext:value-type="float">
            <text:p>3</text:p>
          </table:table-cell>
          <table:table-cell table:style-name="ce2" table:formula="of:=[.H805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2" table:formula="of:=[.A795]+1" office:value-type="float" office:value="105" calcext:value-type="float">
            <text:p>105</text:p>
          </table:table-cell>
          <table:table-cell table:style-name="ce2" table:formula="of:=DEC2HEX([.A806];2)" office:value-type="string" office:string-value="69" calcext:value-type="string">
            <text:p>69</text:p>
          </table:table-cell>
          <table:table-cell table:style-name="ce2" table:formula="of:=CHAR([.A806])" office:value-type="string" office:string-value="i" calcext:value-type="string">
            <text:p>i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79" table:number-columns-repeated="2"/>
          <table:table-cell table:style-name="ce178" office:value-type="string" calcext:value-type="string">
            <text:p><text:s/></text:p>
          </table:table-cell>
          <table:table-cell table:style-name="ce79" table:number-columns-repeated="2"/>
          <table:table-cell table:style-name="ce2" table:formula="of:=[.E814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79" table:number-columns-repeated="2"/>
          <table:table-cell table:style-name="ce178" office:value-type="float" office:value="1" calcext:value-type="float">
            <text:p>1</text:p>
          </table:table-cell>
          <table:table-cell table:style-name="ce79" table:number-columns-repeated="2"/>
          <table:table-cell table:style-name="ce2" table:formula="of:=[.F814]" office:value-type="string" office:string-value="0x12" calcext:value-type="string">
            <text:p>0x1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79"/>
          <table:table-cell table:style-name="ce79" office:value-type="string" calcext:value-type="string">
            <text:p><text:s/></text:p>
          </table:table-cell>
          <table:table-cell table:style-name="ce178" office:value-type="string" calcext:value-type="string">
            <text:p><text:s/></text:p>
          </table:table-cell>
          <table:table-cell table:style-name="ce79" table:number-columns-repeated="2"/>
          <table:table-cell table:style-name="ce2" table:formula="of:=[.G814]" office:value-type="string" office:string-value="0x5E" calcext:value-type="string">
            <text:p>0x5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79" table:number-columns-repeated="2"/>
          <table:table-cell table:style-name="ce2" table:formula="of:=[.H814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79" table:number-columns-repeated="2"/>
          <table:table-cell table:style-name="ce178" office:value-type="float" office:value="1" calcext:value-type="float">
            <text:p>1</text:p>
          </table:table-cell>
          <table:table-cell table:style-name="ce79" table:number-columns-repeated="2"/>
          <table:table-cell table:style-name="ce2" table:formula="of:=[.I814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79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13]=1;2^[.$D813];0);IF([.E812]=1;2^[.$D812];0);IF([.E811]=1;2^[.$D811];0);IF([.E810]=1;2^[.$D810];0);IF([.E809]=1;2^[.$D809];0);IF([.E808]=1;2^[.$D808];0);IF([.E807]=1;2^[.$D807];0);IF([.E806]=1;2^[.$D806];0));2))" office:value-type="string" office:string-value="0x00" calcext:value-type="string">
            <text:p>0x00</text:p>
          </table:table-cell>
          <table:table-cell table:style-name="ce2" table:formula="of:=CONCATENATE(&quot;0x&quot;;DEC2HEX(SUM(IF([.F813]=1;2^[.$D813];0);IF([.F812]=1;2^[.$D812];0);IF([.F811]=1;2^[.$D811];0);IF([.F810]=1;2^[.$D810];0);IF([.F809]=1;2^[.$D809];0);IF([.F808]=1;2^[.$D808];0);IF([.F807]=1;2^[.$D807];0);IF([.F806]=1;2^[.$D806];0));2))" office:value-type="string" office:string-value="0x12" calcext:value-type="string">
            <text:p>0x12</text:p>
          </table:table-cell>
          <table:table-cell table:style-name="ce2" table:formula="of:=CONCATENATE(&quot;0x&quot;;DEC2HEX(SUM(IF([.G813]=1;2^[.$D813];0);IF([.G812]=1;2^[.$D812];0);IF([.G811]=1;2^[.$D811];0);IF([.G810]=1;2^[.$D810];0);IF([.G809]=1;2^[.$D809];0);IF([.G808]=1;2^[.$D808];0);IF([.G807]=1;2^[.$D807];0);IF([.G806]=1;2^[.$D806];0));2))" office:value-type="string" office:string-value="0x5E" calcext:value-type="string">
            <text:p>0x5E</text:p>
          </table:table-cell>
          <table:table-cell table:style-name="ce2" table:formula="of:=CONCATENATE(&quot;0x&quot;;DEC2HEX(SUM(IF([.H813]=1;2^[.$D813];0);IF([.H812]=1;2^[.$D812];0);IF([.H811]=1;2^[.$D811];0);IF([.H810]=1;2^[.$D810];0);IF([.H809]=1;2^[.$D809];0);IF([.H808]=1;2^[.$D808];0);IF([.H807]=1;2^[.$D807];0);IF([.H806]=1;2^[.$D806];0));2))" office:value-type="string" office:string-value="0x02" calcext:value-type="string">
            <text:p>0x02</text:p>
          </table:table-cell>
          <table:table-cell table:style-name="ce2" table:formula="of:=CONCATENATE(&quot;0x&quot;;DEC2HEX(SUM(IF([.I813]=1;2^[.$D813];0);IF([.I812]=1;2^[.$D812];0);IF([.I811]=1;2^[.$D811];0);IF([.I810]=1;2^[.$D810];0);IF([.I809]=1;2^[.$D809];0);IF([.I808]=1;2^[.$D808];0);IF([.I807]=1;2^[.$D807];0);IF([.I806]=1;2^[.$D806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16]+1" office:value-type="float" office:value="1" calcext:value-type="float">
            <text:p>1</text:p>
          </table:table-cell>
          <table:table-cell table:style-name="ce2" table:formula="of:=[.F816]+1" office:value-type="float" office:value="2" calcext:value-type="float">
            <text:p>2</text:p>
          </table:table-cell>
          <table:table-cell table:style-name="ce2" table:formula="of:=[.G816]+1" office:value-type="float" office:value="3" calcext:value-type="float">
            <text:p>3</text:p>
          </table:table-cell>
          <table:table-cell table:style-name="ce2" table:formula="of:=[.H816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2" table:formula="of:=[.A806]+1" office:value-type="float" office:value="106" calcext:value-type="float">
            <text:p>106</text:p>
          </table:table-cell>
          <table:table-cell table:style-name="ce2" table:formula="of:=DEC2HEX([.A817];2)" office:value-type="string" office:string-value="6A" calcext:value-type="string">
            <text:p>6A</text:p>
          </table:table-cell>
          <table:table-cell table:style-name="ce2" table:formula="of:=CHAR([.A817])" office:value-type="string" office:string-value="j" calcext:value-type="string">
            <text:p>j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0" table:number-columns-repeated="2"/>
          <table:table-cell table:style-name="ce179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2" table:formula="of:=[.E825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0" table:number-columns-repeated="2"/>
          <table:table-cell table:style-name="ce179"/>
          <table:table-cell table:style-name="ce80" office:value-type="string" calcext:value-type="string">
            <text:p><text:s/></text:p>
          </table:table-cell>
          <table:table-cell table:style-name="ce80"/>
          <table:table-cell table:style-name="ce2" table:formula="of:=[.F825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0" table:number-columns-repeated="2"/>
          <table:table-cell table:style-name="ce179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2" table:formula="of:=[.G825]" office:value-type="string" office:string-value="0x21" calcext:value-type="string">
            <text:p>0x21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0" table:number-columns-repeated="2"/>
          <table:table-cell table:style-name="ce179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<text:s/></text:p>
          </table:table-cell>
          <table:table-cell table:style-name="ce2" table:formula="of:=[.H825]" office:value-type="string" office:string-value="0xBE" calcext:value-type="string">
            <text:p>0xBE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0" table:number-columns-repeated="2"/>
          <table:table-cell table:style-name="ce179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2" table:formula="of:=[.I825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0" table:number-columns-repeated="3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179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0" table:number-columns-repeated="2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24]=1;2^[.$D824];0);IF([.E823]=1;2^[.$D823];0);IF([.E822]=1;2^[.$D822];0);IF([.E821]=1;2^[.$D821];0);IF([.E820]=1;2^[.$D820];0);IF([.E819]=1;2^[.$D819];0);IF([.E818]=1;2^[.$D818];0);IF([.E817]=1;2^[.$D817];0));2))" office:value-type="string" office:string-value="0x00" calcext:value-type="string">
            <text:p>0x00</text:p>
          </table:table-cell>
          <table:table-cell table:style-name="ce2" table:formula="of:=CONCATENATE(&quot;0x&quot;;DEC2HEX(SUM(IF([.F824]=1;2^[.$D824];0);IF([.F823]=1;2^[.$D823];0);IF([.F822]=1;2^[.$D822];0);IF([.F821]=1;2^[.$D821];0);IF([.F820]=1;2^[.$D820];0);IF([.F819]=1;2^[.$D819];0);IF([.F818]=1;2^[.$D818];0);IF([.F817]=1;2^[.$D817];0));2))" office:value-type="string" office:string-value="0x02" calcext:value-type="string">
            <text:p>0x02</text:p>
          </table:table-cell>
          <table:table-cell table:style-name="ce2" table:formula="of:=CONCATENATE(&quot;0x&quot;;DEC2HEX(SUM(IF([.G824]=1;2^[.$D824];0);IF([.G823]=1;2^[.$D823];0);IF([.G822]=1;2^[.$D822];0);IF([.G821]=1;2^[.$D821];0);IF([.G820]=1;2^[.$D820];0);IF([.G819]=1;2^[.$D819];0);IF([.G818]=1;2^[.$D818];0);IF([.G817]=1;2^[.$D817];0));2))" office:value-type="string" office:string-value="0x21" calcext:value-type="string">
            <text:p>0x21</text:p>
          </table:table-cell>
          <table:table-cell table:style-name="ce2" table:formula="of:=CONCATENATE(&quot;0x&quot;;DEC2HEX(SUM(IF([.H824]=1;2^[.$D824];0);IF([.H823]=1;2^[.$D823];0);IF([.H822]=1;2^[.$D822];0);IF([.H821]=1;2^[.$D821];0);IF([.H820]=1;2^[.$D820];0);IF([.H819]=1;2^[.$D819];0);IF([.H818]=1;2^[.$D818];0);IF([.H817]=1;2^[.$D817];0));2))" office:value-type="string" office:string-value="0xBE" calcext:value-type="string">
            <text:p>0xBE</text:p>
          </table:table-cell>
          <table:table-cell table:style-name="ce2" table:formula="of:=CONCATENATE(&quot;0x&quot;;DEC2HEX(SUM(IF([.I824]=1;2^[.$D824];0);IF([.I823]=1;2^[.$D823];0);IF([.I822]=1;2^[.$D822];0);IF([.I821]=1;2^[.$D821];0);IF([.I820]=1;2^[.$D820];0);IF([.I819]=1;2^[.$D819];0);IF([.I818]=1;2^[.$D818];0);IF([.I817]=1;2^[.$D817];0));2))" office:value-type="string" office:string-value="0x20" calcext:value-type="string">
            <text:p>0x2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27]+1" office:value-type="float" office:value="1" calcext:value-type="float">
            <text:p>1</text:p>
          </table:table-cell>
          <table:table-cell table:style-name="ce2" table:formula="of:=[.F827]+1" office:value-type="float" office:value="2" calcext:value-type="float">
            <text:p>2</text:p>
          </table:table-cell>
          <table:table-cell table:style-name="ce2" table:formula="of:=[.G827]+1" office:value-type="float" office:value="3" calcext:value-type="float">
            <text:p>3</text:p>
          </table:table-cell>
          <table:table-cell table:style-name="ce2" table:formula="of:=[.H827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2" table:formula="of:=[.A817]+1" office:value-type="float" office:value="107" calcext:value-type="float">
            <text:p>107</text:p>
          </table:table-cell>
          <table:table-cell table:style-name="ce2" table:formula="of:=DEC2HEX([.A828];2)" office:value-type="string" office:string-value="6B" calcext:value-type="string">
            <text:p>6B</text:p>
          </table:table-cell>
          <table:table-cell table:style-name="ce2" table:formula="of:=CHAR([.A828])" office:value-type="string" office:string-value="k" calcext:value-type="string">
            <text:p>k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/>
          <table:table-cell table:style-name="ce81" table:number-columns-repeated="2"/>
          <table:table-cell table:style-name="ce2" table:formula="of:=[.E836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/>
          <table:table-cell table:style-name="ce81" table:number-columns-repeated="2"/>
          <table:table-cell table:style-name="ce2" table:formula="of:=[.F836]" office:value-type="string" office:string-value="0xFE" calcext:value-type="string">
            <text:p>0xFE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/>
          <table:table-cell table:style-name="ce81"/>
          <table:table-cell table:style-name="ce81" office:value-type="string" calcext:value-type="string">
            <text:p><text:s/></text:p>
          </table:table-cell>
          <table:table-cell table:style-name="ce2" table:formula="of:=[.G836]" office:value-type="string" office:string-value="0x08" calcext:value-type="string">
            <text:p>0x08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/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2" table:formula="of:=[.H836]" office:value-type="string" office:string-value="0x16" calcext:value-type="string">
            <text:p>0x16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81" office:value-type="string" calcext:value-type="string">
            <text:p><text:s/></text:p>
          </table:table-cell>
          <table:table-cell table:style-name="ce81"/>
          <table:table-cell table:style-name="ce2" table:formula="of:=[.I836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<text:s/>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180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1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35]=1;2^[.$D835];0);IF([.E834]=1;2^[.$D834];0);IF([.E833]=1;2^[.$D833];0);IF([.E832]=1;2^[.$D832];0);IF([.E831]=1;2^[.$D831];0);IF([.E830]=1;2^[.$D830];0);IF([.E829]=1;2^[.$D829];0);IF([.E828]=1;2^[.$D828];0));2))" office:value-type="string" office:string-value="0x00" calcext:value-type="string">
            <text:p>0x00</text:p>
          </table:table-cell>
          <table:table-cell table:style-name="ce2" table:formula="of:=CONCATENATE(&quot;0x&quot;;DEC2HEX(SUM(IF([.F835]=1;2^[.$D835];0);IF([.F834]=1;2^[.$D834];0);IF([.F833]=1;2^[.$D833];0);IF([.F832]=1;2^[.$D832];0);IF([.F831]=1;2^[.$D831];0);IF([.F830]=1;2^[.$D830];0);IF([.F829]=1;2^[.$D829];0);IF([.F828]=1;2^[.$D828];0));2))" office:value-type="string" office:string-value="0xFE" calcext:value-type="string">
            <text:p>0xFE</text:p>
          </table:table-cell>
          <table:table-cell table:style-name="ce2" table:formula="of:=CONCATENATE(&quot;0x&quot;;DEC2HEX(SUM(IF([.G835]=1;2^[.$D835];0);IF([.G834]=1;2^[.$D834];0);IF([.G833]=1;2^[.$D833];0);IF([.G832]=1;2^[.$D832];0);IF([.G831]=1;2^[.$D831];0);IF([.G830]=1;2^[.$D830];0);IF([.G829]=1;2^[.$D829];0);IF([.G828]=1;2^[.$D828];0));2))" office:value-type="string" office:string-value="0x08" calcext:value-type="string">
            <text:p>0x08</text:p>
          </table:table-cell>
          <table:table-cell table:style-name="ce2" table:formula="of:=CONCATENATE(&quot;0x&quot;;DEC2HEX(SUM(IF([.H835]=1;2^[.$D835];0);IF([.H834]=1;2^[.$D834];0);IF([.H833]=1;2^[.$D833];0);IF([.H832]=1;2^[.$D832];0);IF([.H831]=1;2^[.$D831];0);IF([.H830]=1;2^[.$D830];0);IF([.H829]=1;2^[.$D829];0);IF([.H828]=1;2^[.$D828];0));2))" office:value-type="string" office:string-value="0x16" calcext:value-type="string">
            <text:p>0x16</text:p>
          </table:table-cell>
          <table:table-cell table:style-name="ce2" table:formula="of:=CONCATENATE(&quot;0x&quot;;DEC2HEX(SUM(IF([.I835]=1;2^[.$D835];0);IF([.I834]=1;2^[.$D834];0);IF([.I833]=1;2^[.$D833];0);IF([.I832]=1;2^[.$D832];0);IF([.I831]=1;2^[.$D831];0);IF([.I830]=1;2^[.$D830];0);IF([.I829]=1;2^[.$D829];0);IF([.I828]=1;2^[.$D828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38]+1" office:value-type="float" office:value="1" calcext:value-type="float">
            <text:p>1</text:p>
          </table:table-cell>
          <table:table-cell table:style-name="ce2" table:formula="of:=[.F838]+1" office:value-type="float" office:value="2" calcext:value-type="float">
            <text:p>2</text:p>
          </table:table-cell>
          <table:table-cell table:style-name="ce2" table:formula="of:=[.G838]+1" office:value-type="float" office:value="3" calcext:value-type="float">
            <text:p>3</text:p>
          </table:table-cell>
          <table:table-cell table:style-name="ce2" table:formula="of:=[.H838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2" table:formula="of:=[.A828]+1" office:value-type="float" office:value="108" calcext:value-type="float">
            <text:p>108</text:p>
          </table:table-cell>
          <table:table-cell table:style-name="ce2" table:formula="of:=DEC2HEX([.A839];2)" office:value-type="string" office:string-value="6C" calcext:value-type="string">
            <text:p>6C</text:p>
          </table:table-cell>
          <table:table-cell table:style-name="ce2" table:formula="of:=CHAR([.A839])" office:value-type="string" office:string-value="l" calcext:value-type="string">
            <text:p>l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82" table:number-columns-repeated="2"/>
          <table:table-cell table:style-name="ce2" table:formula="of:=[.E847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2"/>
          <table:table-cell table:style-name="ce82" office:value-type="string" calcext:value-type="string">
            <text:p><text:s/></text:p>
          </table:table-cell>
          <table:table-cell table:style-name="ce181" office:value-type="float" office:value="1" calcext:value-type="float">
            <text:p>1</text:p>
          </table:table-cell>
          <table:table-cell table:style-name="ce82" table:number-columns-repeated="2"/>
          <table:table-cell table:style-name="ce2" table:formula="of:=[.F847]" office:value-type="string" office:string-value="0x82" calcext:value-type="string">
            <text:p>0x8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$D$5]" office:value-type="float" office:value="5" calcext:value-type="float">
            <text:p>5</text:p>
          </table:table-cell>
          <table:table-cell table:style-name="ce82" table:number-columns-repeated="2"/>
          <table:table-cell table:style-name="ce181" office:value-type="float" office:value="1" calcext:value-type="float">
            <text:p>1</text:p>
          </table:table-cell>
          <table:table-cell table:style-name="ce82" table:number-columns-repeated="2"/>
          <table:table-cell table:style-name="ce2" table:formula="of:=[.G847]" office:value-type="string" office:string-value="0xFE" calcext:value-type="string">
            <text:p>0xFE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2" table:number-columns-repeated="2"/>
          <table:table-cell table:style-name="ce181" office:value-type="float" office:value="1" calcext:value-type="float">
            <text:p>1</text:p>
          </table:table-cell>
          <table:table-cell table:style-name="ce82" table:number-columns-repeated="2"/>
          <table:table-cell table:style-name="ce2" table:formula="of:=[.H847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2" table:number-columns-repeated="2"/>
          <table:table-cell table:style-name="ce181" office:value-type="float" office:value="1" calcext:value-type="float">
            <text:p>1</text:p>
          </table:table-cell>
          <table:table-cell table:style-name="ce82" table:number-columns-repeated="2"/>
          <table:table-cell table:style-name="ce2" table:formula="of:=[.I847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2" table:number-columns-repeated="2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2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46]=1;2^[.$D846];0);IF([.E845]=1;2^[.$D845];0);IF([.E844]=1;2^[.$D844];0);IF([.E843]=1;2^[.$D843];0);IF([.E842]=1;2^[.$D842];0);IF([.E841]=1;2^[.$D841];0);IF([.E840]=1;2^[.$D840];0);IF([.E839]=1;2^[.$D839];0));2))" office:value-type="string" office:string-value="0x00" calcext:value-type="string">
            <text:p>0x00</text:p>
          </table:table-cell>
          <table:table-cell table:style-name="ce2" table:formula="of:=CONCATENATE(&quot;0x&quot;;DEC2HEX(SUM(IF([.F846]=1;2^[.$D846];0);IF([.F845]=1;2^[.$D845];0);IF([.F844]=1;2^[.$D844];0);IF([.F843]=1;2^[.$D843];0);IF([.F842]=1;2^[.$D842];0);IF([.F841]=1;2^[.$D841];0);IF([.F840]=1;2^[.$D840];0);IF([.F839]=1;2^[.$D839];0));2))" office:value-type="string" office:string-value="0x82" calcext:value-type="string">
            <text:p>0x82</text:p>
          </table:table-cell>
          <table:table-cell table:style-name="ce2" table:formula="of:=CONCATENATE(&quot;0x&quot;;DEC2HEX(SUM(IF([.G846]=1;2^[.$D846];0);IF([.G845]=1;2^[.$D845];0);IF([.G844]=1;2^[.$D844];0);IF([.G843]=1;2^[.$D843];0);IF([.G842]=1;2^[.$D842];0);IF([.G841]=1;2^[.$D841];0);IF([.G840]=1;2^[.$D840];0);IF([.G839]=1;2^[.$D839];0));2))" office:value-type="string" office:string-value="0xFE" calcext:value-type="string">
            <text:p>0xFE</text:p>
          </table:table-cell>
          <table:table-cell table:style-name="ce2" table:formula="of:=CONCATENATE(&quot;0x&quot;;DEC2HEX(SUM(IF([.H846]=1;2^[.$D846];0);IF([.H845]=1;2^[.$D845];0);IF([.H844]=1;2^[.$D844];0);IF([.H843]=1;2^[.$D843];0);IF([.H842]=1;2^[.$D842];0);IF([.H841]=1;2^[.$D841];0);IF([.H840]=1;2^[.$D840];0);IF([.H839]=1;2^[.$D839];0));2))" office:value-type="string" office:string-value="0x02" calcext:value-type="string">
            <text:p>0x02</text:p>
          </table:table-cell>
          <table:table-cell table:style-name="ce2" table:formula="of:=CONCATENATE(&quot;0x&quot;;DEC2HEX(SUM(IF([.I846]=1;2^[.$D846];0);IF([.I845]=1;2^[.$D845];0);IF([.I844]=1;2^[.$D844];0);IF([.I843]=1;2^[.$D843];0);IF([.I842]=1;2^[.$D842];0);IF([.I841]=1;2^[.$D841];0);IF([.I840]=1;2^[.$D840];0);IF([.I839]=1;2^[.$D839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49]+1" office:value-type="float" office:value="1" calcext:value-type="float">
            <text:p>1</text:p>
          </table:table-cell>
          <table:table-cell table:style-name="ce2" table:formula="of:=[.F849]+1" office:value-type="float" office:value="2" calcext:value-type="float">
            <text:p>2</text:p>
          </table:table-cell>
          <table:table-cell table:style-name="ce2" table:formula="of:=[.G849]+1" office:value-type="float" office:value="3" calcext:value-type="float">
            <text:p>3</text:p>
          </table:table-cell>
          <table:table-cell table:style-name="ce2" table:formula="of:=[.H849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39]+1" office:value-type="float" office:value="109" calcext:value-type="float">
            <text:p>109</text:p>
          </table:table-cell>
          <table:table-cell table:style-name="ce2" table:formula="of:=DEC2HEX([.A850];2)" office:value-type="string" office:string-value="6D" calcext:value-type="string">
            <text:p>6D</text:p>
          </table:table-cell>
          <table:table-cell table:style-name="ce2" table:formula="of:=CHAR([.A850])" office:value-type="string" office:string-value="m" calcext:value-type="string">
            <text:p>m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3" table:number-columns-repeated="2"/>
          <table:table-cell table:style-name="ce182"/>
          <table:table-cell table:style-name="ce83" table:number-columns-repeated="2"/>
          <table:table-cell table:style-name="ce2" table:formula="of:=[.E858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3" table:number-columns-repeated="2"/>
          <table:table-cell table:style-name="ce182"/>
          <table:table-cell table:style-name="ce83" table:number-columns-repeated="2"/>
          <table:table-cell table:style-name="ce2" table:formula="of:=[.F858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$D$5]" office:value-type="float" office:value="5" calcext:value-type="float">
            <text:p>5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182"/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2" table:formula="of:=[.G858]" office:value-type="string" office:string-value="0x1E" calcext:value-type="string">
            <text:p>0x1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<text:s/></text:p>
          </table:table-cell>
          <table:table-cell table:style-name="ce182" office:value-type="float" office:value="1" calcext:value-type="float">
            <text:p>1</text:p>
          </table:table-cell>
          <table:table-cell table:style-name="ce83" office:value-type="string" calcext:value-type="string">
            <text:p><text:s/></text:p>
          </table:table-cell>
          <table:table-cell table:style-name="ce83" office:value-type="float" office:value="1" calcext:value-type="float">
            <text:p>1</text:p>
          </table:table-cell>
          <table:table-cell table:style-name="ce2" table:formula="of:=[.H858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82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2" table:formula="of:=[.I858]" office:value-type="string" office:string-value="0x1E" calcext:value-type="string">
            <text:p>0x1E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82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3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57]=1;2^[.$D857];0);IF([.E856]=1;2^[.$D856];0);IF([.E855]=1;2^[.$D855];0);IF([.E854]=1;2^[.$D854];0);IF([.E853]=1;2^[.$D853];0);IF([.E852]=1;2^[.$D852];0);IF([.E851]=1;2^[.$D851];0);IF([.E850]=1;2^[.$D850];0));2))" office:value-type="string" office:string-value="0x3E" calcext:value-type="string">
            <text:p>0x3E</text:p>
          </table:table-cell>
          <table:table-cell table:style-name="ce2" table:formula="of:=CONCATENATE(&quot;0x&quot;;DEC2HEX(SUM(IF([.F857]=1;2^[.$D857];0);IF([.F856]=1;2^[.$D856];0);IF([.F855]=1;2^[.$D855];0);IF([.F854]=1;2^[.$D854];0);IF([.F853]=1;2^[.$D853];0);IF([.F852]=1;2^[.$D852];0);IF([.F851]=1;2^[.$D851];0);IF([.F850]=1;2^[.$D850];0));2))" office:value-type="string" office:string-value="0x20" calcext:value-type="string">
            <text:p>0x20</text:p>
          </table:table-cell>
          <table:table-cell table:style-name="ce2" table:formula="of:=CONCATENATE(&quot;0x&quot;;DEC2HEX(SUM(IF([.G857]=1;2^[.$D857];0);IF([.G856]=1;2^[.$D856];0);IF([.G855]=1;2^[.$D855];0);IF([.G854]=1;2^[.$D854];0);IF([.G853]=1;2^[.$D853];0);IF([.G852]=1;2^[.$D852];0);IF([.G851]=1;2^[.$D851];0);IF([.G850]=1;2^[.$D850];0));2))" office:value-type="string" office:string-value="0x1E" calcext:value-type="string">
            <text:p>0x1E</text:p>
          </table:table-cell>
          <table:table-cell table:style-name="ce2" table:formula="of:=CONCATENATE(&quot;0x&quot;;DEC2HEX(SUM(IF([.H857]=1;2^[.$D857];0);IF([.H856]=1;2^[.$D856];0);IF([.H855]=1;2^[.$D855];0);IF([.H854]=1;2^[.$D854];0);IF([.H853]=1;2^[.$D853];0);IF([.H852]=1;2^[.$D852];0);IF([.H851]=1;2^[.$D851];0);IF([.H850]=1;2^[.$D850];0));2))" office:value-type="string" office:string-value="0x20" calcext:value-type="string">
            <text:p>0x20</text:p>
          </table:table-cell>
          <table:table-cell table:style-name="ce2" table:formula="of:=CONCATENATE(&quot;0x&quot;;DEC2HEX(SUM(IF([.I857]=1;2^[.$D857];0);IF([.I856]=1;2^[.$D856];0);IF([.I855]=1;2^[.$D855];0);IF([.I854]=1;2^[.$D854];0);IF([.I853]=1;2^[.$D853];0);IF([.I852]=1;2^[.$D852];0);IF([.I851]=1;2^[.$D851];0);IF([.I850]=1;2^[.$D850];0));2))" office:value-type="string" office:string-value="0x1E" calcext:value-type="string">
            <text:p>0x1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60]+1" office:value-type="float" office:value="1" calcext:value-type="float">
            <text:p>1</text:p>
          </table:table-cell>
          <table:table-cell table:style-name="ce2" table:formula="of:=[.F860]+1" office:value-type="float" office:value="2" calcext:value-type="float">
            <text:p>2</text:p>
          </table:table-cell>
          <table:table-cell table:style-name="ce2" table:formula="of:=[.G860]+1" office:value-type="float" office:value="3" calcext:value-type="float">
            <text:p>3</text:p>
          </table:table-cell>
          <table:table-cell table:style-name="ce2" table:formula="of:=[.H860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50]+1" office:value-type="float" office:value="110" calcext:value-type="float">
            <text:p>110</text:p>
          </table:table-cell>
          <table:table-cell table:style-name="ce2" table:formula="of:=DEC2HEX([.A861];2)" office:value-type="string" office:string-value="6E" calcext:value-type="string">
            <text:p>6E</text:p>
          </table:table-cell>
          <table:table-cell table:style-name="ce2" table:formula="of:=CHAR([.A861])" office:value-type="string" office:string-value="n" calcext:value-type="string">
            <text:p>n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4" table:number-columns-repeated="2"/>
          <table:table-cell table:style-name="ce183"/>
          <table:table-cell table:style-name="ce84" table:number-columns-repeated="2"/>
          <table:table-cell table:style-name="ce2" table:formula="of:=[.E869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4" table:number-columns-repeated="2"/>
          <table:table-cell table:style-name="ce183"/>
          <table:table-cell table:style-name="ce84" table:number-columns-repeated="2"/>
          <table:table-cell table:style-name="ce2" table:formula="of:=[.F869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2" table:formula="of:=[.G869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183" office:value-type="string" calcext:value-type="string">
            <text:p><text:s/>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2" table:formula="of:=[.H869]" office:value-type="string" office:string-value="0x1E" calcext:value-type="string">
            <text:p>0x1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183" office:value-type="string" calcext:value-type="string">
            <text:p><text:s/>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2" table:formula="of:=[.I869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string" calcext:value-type="string">
            <text:p><text:s/>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183" office:value-type="string" calcext:value-type="string">
            <text:p><text:s/>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4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68]=1;2^[.$D868];0);IF([.E867]=1;2^[.$D867];0);IF([.E866]=1;2^[.$D866];0);IF([.E865]=1;2^[.$D865];0);IF([.E864]=1;2^[.$D864];0);IF([.E863]=1;2^[.$D863];0);IF([.E862]=1;2^[.$D862];0);IF([.E861]=1;2^[.$D861];0));2))" office:value-type="string" office:string-value="0x3E" calcext:value-type="string">
            <text:p>0x3E</text:p>
          </table:table-cell>
          <table:table-cell table:style-name="ce2" table:formula="of:=CONCATENATE(&quot;0x&quot;;DEC2HEX(SUM(IF([.F868]=1;2^[.$D868];0);IF([.F867]=1;2^[.$D867];0);IF([.F866]=1;2^[.$D866];0);IF([.F865]=1;2^[.$D865];0);IF([.F864]=1;2^[.$D864];0);IF([.F863]=1;2^[.$D863];0);IF([.F862]=1;2^[.$D862];0);IF([.F861]=1;2^[.$D861];0));2))" office:value-type="string" office:string-value="0x20" calcext:value-type="string">
            <text:p>0x20</text:p>
          </table:table-cell>
          <table:table-cell table:style-name="ce2" table:formula="of:=CONCATENATE(&quot;0x&quot;;DEC2HEX(SUM(IF([.G868]=1;2^[.$D868];0);IF([.G867]=1;2^[.$D867];0);IF([.G866]=1;2^[.$D866];0);IF([.G865]=1;2^[.$D865];0);IF([.G864]=1;2^[.$D864];0);IF([.G863]=1;2^[.$D863];0);IF([.G862]=1;2^[.$D862];0);IF([.G861]=1;2^[.$D861];0));2))" office:value-type="string" office:string-value="0x20" calcext:value-type="string">
            <text:p>0x20</text:p>
          </table:table-cell>
          <table:table-cell table:style-name="ce2" table:formula="of:=CONCATENATE(&quot;0x&quot;;DEC2HEX(SUM(IF([.H868]=1;2^[.$D868];0);IF([.H867]=1;2^[.$D867];0);IF([.H866]=1;2^[.$D866];0);IF([.H865]=1;2^[.$D865];0);IF([.H864]=1;2^[.$D864];0);IF([.H863]=1;2^[.$D863];0);IF([.H862]=1;2^[.$D862];0);IF([.H861]=1;2^[.$D861];0));2))" office:value-type="string" office:string-value="0x1E" calcext:value-type="string">
            <text:p>0x1E</text:p>
          </table:table-cell>
          <table:table-cell table:style-name="ce2" table:formula="of:=CONCATENATE(&quot;0x&quot;;DEC2HEX(SUM(IF([.I868]=1;2^[.$D868];0);IF([.I867]=1;2^[.$D867];0);IF([.I866]=1;2^[.$D866];0);IF([.I865]=1;2^[.$D865];0);IF([.I864]=1;2^[.$D864];0);IF([.I863]=1;2^[.$D863];0);IF([.I862]=1;2^[.$D862];0);IF([.I861]=1;2^[.$D861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71]+1" office:value-type="float" office:value="1" calcext:value-type="float">
            <text:p>1</text:p>
          </table:table-cell>
          <table:table-cell table:style-name="ce2" table:formula="of:=[.F871]+1" office:value-type="float" office:value="2" calcext:value-type="float">
            <text:p>2</text:p>
          </table:table-cell>
          <table:table-cell table:style-name="ce2" table:formula="of:=[.G871]+1" office:value-type="float" office:value="3" calcext:value-type="float">
            <text:p>3</text:p>
          </table:table-cell>
          <table:table-cell table:style-name="ce2" table:formula="of:=[.H871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61]+1" office:value-type="float" office:value="111" calcext:value-type="float">
            <text:p>111</text:p>
          </table:table-cell>
          <table:table-cell table:style-name="ce2" table:formula="of:=DEC2HEX([.A872];2)" office:value-type="string" office:string-value="6F" calcext:value-type="string">
            <text:p>6F</text:p>
          </table:table-cell>
          <table:table-cell table:style-name="ce2" table:formula="of:=CHAR([.A872])" office:value-type="string" office:string-value="o" calcext:value-type="string">
            <text:p>o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5" table:number-columns-repeated="2"/>
          <table:table-cell table:style-name="ce184"/>
          <table:table-cell table:style-name="ce85" table:number-columns-repeated="2"/>
          <table:table-cell table:style-name="ce2" table:formula="of:=[.E880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5" table:number-columns-repeated="2"/>
          <table:table-cell table:style-name="ce184"/>
          <table:table-cell table:style-name="ce85" table:number-columns-repeated="2"/>
          <table:table-cell table:style-name="ce2" table:formula="of:=[.F880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85"/>
          <table:table-cell table:style-name="ce2" table:formula="of:=[.G880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184" office:value-type="string" calcext:value-type="string">
            <text:p><text:s/>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2" table:formula="of:=[.H880]" office:value-type="string" office:string-value="0x1C" calcext:value-type="string">
            <text:p>0x1C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184"/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2" table:formula="of:=[.I880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85" office:value-type="string" calcext:value-type="string">
            <text:p><text:s/></text:p>
          </table:table-cell>
          <table:table-cell table:style-name="ce8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5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79]=1;2^[.$D879];0);IF([.E878]=1;2^[.$D878];0);IF([.E877]=1;2^[.$D877];0);IF([.E876]=1;2^[.$D876];0);IF([.E875]=1;2^[.$D875];0);IF([.E874]=1;2^[.$D874];0);IF([.E873]=1;2^[.$D873];0);IF([.E872]=1;2^[.$D872];0));2))" office:value-type="string" office:string-value="0x1C" calcext:value-type="string">
            <text:p>0x1C</text:p>
          </table:table-cell>
          <table:table-cell table:style-name="ce2" table:formula="of:=CONCATENATE(&quot;0x&quot;;DEC2HEX(SUM(IF([.F879]=1;2^[.$D879];0);IF([.F878]=1;2^[.$D878];0);IF([.F877]=1;2^[.$D877];0);IF([.F876]=1;2^[.$D876];0);IF([.F875]=1;2^[.$D875];0);IF([.F874]=1;2^[.$D874];0);IF([.F873]=1;2^[.$D873];0);IF([.F872]=1;2^[.$D872];0));2))" office:value-type="string" office:string-value="0x22" calcext:value-type="string">
            <text:p>0x22</text:p>
          </table:table-cell>
          <table:table-cell table:style-name="ce2" table:formula="of:=CONCATENATE(&quot;0x&quot;;DEC2HEX(SUM(IF([.G879]=1;2^[.$D879];0);IF([.G878]=1;2^[.$D878];0);IF([.G877]=1;2^[.$D877];0);IF([.G876]=1;2^[.$D876];0);IF([.G875]=1;2^[.$D875];0);IF([.G874]=1;2^[.$D874];0);IF([.G873]=1;2^[.$D873];0);IF([.G872]=1;2^[.$D872];0));2))" office:value-type="string" office:string-value="0x22" calcext:value-type="string">
            <text:p>0x22</text:p>
          </table:table-cell>
          <table:table-cell table:style-name="ce2" table:formula="of:=CONCATENATE(&quot;0x&quot;;DEC2HEX(SUM(IF([.H879]=1;2^[.$D879];0);IF([.H878]=1;2^[.$D878];0);IF([.H877]=1;2^[.$D877];0);IF([.H876]=1;2^[.$D876];0);IF([.H875]=1;2^[.$D875];0);IF([.H874]=1;2^[.$D874];0);IF([.H873]=1;2^[.$D873];0);IF([.H872]=1;2^[.$D872];0));2))" office:value-type="string" office:string-value="0x1C" calcext:value-type="string">
            <text:p>0x1C</text:p>
          </table:table-cell>
          <table:table-cell table:style-name="ce2" table:formula="of:=CONCATENATE(&quot;0x&quot;;DEC2HEX(SUM(IF([.I879]=1;2^[.$D879];0);IF([.I878]=1;2^[.$D878];0);IF([.I877]=1;2^[.$D877];0);IF([.I876]=1;2^[.$D876];0);IF([.I875]=1;2^[.$D875];0);IF([.I874]=1;2^[.$D874];0);IF([.I873]=1;2^[.$D873];0);IF([.I872]=1;2^[.$D872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82]+1" office:value-type="float" office:value="1" calcext:value-type="float">
            <text:p>1</text:p>
          </table:table-cell>
          <table:table-cell table:style-name="ce2" table:formula="of:=[.F882]+1" office:value-type="float" office:value="2" calcext:value-type="float">
            <text:p>2</text:p>
          </table:table-cell>
          <table:table-cell table:style-name="ce2" table:formula="of:=[.G882]+1" office:value-type="float" office:value="3" calcext:value-type="float">
            <text:p>3</text:p>
          </table:table-cell>
          <table:table-cell table:style-name="ce2" table:formula="of:=[.H882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72]+1" office:value-type="float" office:value="112" calcext:value-type="float">
            <text:p>112</text:p>
          </table:table-cell>
          <table:table-cell table:style-name="ce2" table:formula="of:=DEC2HEX([.A883];2)" office:value-type="string" office:string-value="70" calcext:value-type="string">
            <text:p>70</text:p>
          </table:table-cell>
          <table:table-cell table:style-name="ce2" table:formula="of:=CHAR([.A883])" office:value-type="string" office:string-value="p" calcext:value-type="string">
            <text:p>p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6" table:number-columns-repeated="2"/>
          <table:table-cell table:style-name="ce185"/>
          <table:table-cell table:style-name="ce86" table:number-columns-repeated="2"/>
          <table:table-cell table:style-name="ce2" table:formula="of:=[.E891]" office:value-type="string" office:string-value="0x3F" calcext:value-type="string">
            <text:p>0x3F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6" table:number-columns-repeated="2"/>
          <table:table-cell table:style-name="ce185"/>
          <table:table-cell table:style-name="ce86" table:number-columns-repeated="2"/>
          <table:table-cell table:style-name="ce2" table:formula="of:=[.F891]" office:value-type="string" office:string-value="0x24" calcext:value-type="string">
            <text:p>0x2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86"/>
          <table:table-cell table:style-name="ce2" table:formula="of:=[.G891]" office:value-type="string" office:string-value="0x24" calcext:value-type="string">
            <text:p>0x2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2" table:formula="of:=[.H891]" office:value-type="string" office:string-value="0x18" calcext:value-type="string">
            <text:p>0x18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185"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2" table:formula="of:=[.I891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number-columns-repeated="3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86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185"/>
          <table:table-cell table:style-name="ce86" table:number-columns-repeated="2"/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<text:s/></text:p>
          </table:table-cell>
          <table:table-cell table:style-name="ce86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890]=1;2^[.$D890];0);IF([.E889]=1;2^[.$D889];0);IF([.E888]=1;2^[.$D888];0);IF([.E887]=1;2^[.$D887];0);IF([.E886]=1;2^[.$D886];0);IF([.E885]=1;2^[.$D885];0);IF([.E884]=1;2^[.$D884];0);IF([.E883]=1;2^[.$D883];0));2))" office:value-type="string" office:string-value="0x3F" calcext:value-type="string">
            <text:p>0x3F</text:p>
          </table:table-cell>
          <table:table-cell table:style-name="ce2" table:formula="of:=CONCATENATE(&quot;0x&quot;;DEC2HEX(SUM(IF([.F890]=1;2^[.$D890];0);IF([.F889]=1;2^[.$D889];0);IF([.F888]=1;2^[.$D888];0);IF([.F887]=1;2^[.$D887];0);IF([.F886]=1;2^[.$D886];0);IF([.F885]=1;2^[.$D885];0);IF([.F884]=1;2^[.$D884];0);IF([.F883]=1;2^[.$D883];0));2))" office:value-type="string" office:string-value="0x24" calcext:value-type="string">
            <text:p>0x24</text:p>
          </table:table-cell>
          <table:table-cell table:style-name="ce2" table:formula="of:=CONCATENATE(&quot;0x&quot;;DEC2HEX(SUM(IF([.G890]=1;2^[.$D890];0);IF([.G889]=1;2^[.$D889];0);IF([.G888]=1;2^[.$D888];0);IF([.G887]=1;2^[.$D887];0);IF([.G886]=1;2^[.$D886];0);IF([.G885]=1;2^[.$D885];0);IF([.G884]=1;2^[.$D884];0);IF([.G883]=1;2^[.$D883];0));2))" office:value-type="string" office:string-value="0x24" calcext:value-type="string">
            <text:p>0x24</text:p>
          </table:table-cell>
          <table:table-cell table:style-name="ce2" table:formula="of:=CONCATENATE(&quot;0x&quot;;DEC2HEX(SUM(IF([.H890]=1;2^[.$D890];0);IF([.H889]=1;2^[.$D889];0);IF([.H888]=1;2^[.$D888];0);IF([.H887]=1;2^[.$D887];0);IF([.H886]=1;2^[.$D886];0);IF([.H885]=1;2^[.$D885];0);IF([.H884]=1;2^[.$D884];0);IF([.H883]=1;2^[.$D883];0));2))" office:value-type="string" office:string-value="0x18" calcext:value-type="string">
            <text:p>0x18</text:p>
          </table:table-cell>
          <table:table-cell table:style-name="ce2" table:formula="of:=CONCATENATE(&quot;0x&quot;;DEC2HEX(SUM(IF([.I890]=1;2^[.$D890];0);IF([.I889]=1;2^[.$D889];0);IF([.I888]=1;2^[.$D888];0);IF([.I887]=1;2^[.$D887];0);IF([.I886]=1;2^[.$D886];0);IF([.I885]=1;2^[.$D885];0);IF([.I884]=1;2^[.$D884];0);IF([.I883]=1;2^[.$D883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893]+1" office:value-type="float" office:value="1" calcext:value-type="float">
            <text:p>1</text:p>
          </table:table-cell>
          <table:table-cell table:style-name="ce2" table:formula="of:=[.F893]+1" office:value-type="float" office:value="2" calcext:value-type="float">
            <text:p>2</text:p>
          </table:table-cell>
          <table:table-cell table:style-name="ce2" table:formula="of:=[.G893]+1" office:value-type="float" office:value="3" calcext:value-type="float">
            <text:p>3</text:p>
          </table:table-cell>
          <table:table-cell table:style-name="ce2" table:formula="of:=[.H893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83]+1" office:value-type="float" office:value="113" calcext:value-type="float">
            <text:p>113</text:p>
          </table:table-cell>
          <table:table-cell table:style-name="ce2" table:formula="of:=DEC2HEX([.A894];2)" office:value-type="string" office:string-value="71" calcext:value-type="string">
            <text:p>71</text:p>
          </table:table-cell>
          <table:table-cell table:style-name="ce2" table:formula="of:=CHAR([.A894])" office:value-type="string" office:string-value="q" calcext:value-type="string">
            <text:p>q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7" table:number-columns-repeated="2"/>
          <table:table-cell table:style-name="ce186"/>
          <table:table-cell table:style-name="ce87" table:number-columns-repeated="2"/>
          <table:table-cell table:style-name="ce2" table:formula="of:=[.E902]" office:value-type="string" office:string-value="0x18" calcext:value-type="string">
            <text:p>0x18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7" table:number-columns-repeated="2"/>
          <table:table-cell table:style-name="ce186"/>
          <table:table-cell table:style-name="ce87" table:number-columns-repeated="2"/>
          <table:table-cell table:style-name="ce2" table:formula="of:=[.F902]" office:value-type="string" office:string-value="0x24" calcext:value-type="string">
            <text:p>0x2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2" table:formula="of:=[.G902]" office:value-type="string" office:string-value="0x24" calcext:value-type="string">
            <text:p>0x2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<text:s/></text:p>
          </table:table-cell>
          <table:table-cell table:style-name="ce186" office:value-type="string" calcext:value-type="string">
            <text:p><text:s/>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2" table:formula="of:=[.H902]" office:value-type="string" office:string-value="0x3F" calcext:value-type="string">
            <text:p>0x3F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<text:s/></text:p>
          </table:table-cell>
          <table:table-cell table:style-name="ce186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2" table:formula="of:=[.I902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7"/>
          <table:table-cell table:number-columns-repeated="3" table:style-name="ce87" office:value-type="float" office:value="1" calcext:value-type="float">
            <text:p>1</text:p>
          </table:table-cell>
          <table:table-cell table:style-name="ce87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7" table:number-columns-repeated="2"/>
          <table:table-cell table:style-name="ce186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01]=1;2^[.$D901];0);IF([.E900]=1;2^[.$D900];0);IF([.E899]=1;2^[.$D899];0);IF([.E898]=1;2^[.$D898];0);IF([.E897]=1;2^[.$D897];0);IF([.E896]=1;2^[.$D896];0);IF([.E895]=1;2^[.$D895];0);IF([.E894]=1;2^[.$D894];0));2))" office:value-type="string" office:string-value="0x18" calcext:value-type="string">
            <text:p>0x18</text:p>
          </table:table-cell>
          <table:table-cell table:style-name="ce2" table:formula="of:=CONCATENATE(&quot;0x&quot;;DEC2HEX(SUM(IF([.F901]=1;2^[.$D901];0);IF([.F900]=1;2^[.$D900];0);IF([.F899]=1;2^[.$D899];0);IF([.F898]=1;2^[.$D898];0);IF([.F897]=1;2^[.$D897];0);IF([.F896]=1;2^[.$D896];0);IF([.F895]=1;2^[.$D895];0);IF([.F894]=1;2^[.$D894];0));2))" office:value-type="string" office:string-value="0x24" calcext:value-type="string">
            <text:p>0x24</text:p>
          </table:table-cell>
          <table:table-cell table:style-name="ce2" table:formula="of:=CONCATENATE(&quot;0x&quot;;DEC2HEX(SUM(IF([.G901]=1;2^[.$D901];0);IF([.G900]=1;2^[.$D900];0);IF([.G899]=1;2^[.$D899];0);IF([.G898]=1;2^[.$D898];0);IF([.G897]=1;2^[.$D897];0);IF([.G896]=1;2^[.$D896];0);IF([.G895]=1;2^[.$D895];0);IF([.G894]=1;2^[.$D894];0));2))" office:value-type="string" office:string-value="0x24" calcext:value-type="string">
            <text:p>0x24</text:p>
          </table:table-cell>
          <table:table-cell table:style-name="ce2" table:formula="of:=CONCATENATE(&quot;0x&quot;;DEC2HEX(SUM(IF([.H901]=1;2^[.$D901];0);IF([.H900]=1;2^[.$D900];0);IF([.H899]=1;2^[.$D899];0);IF([.H898]=1;2^[.$D898];0);IF([.H897]=1;2^[.$D897];0);IF([.H896]=1;2^[.$D896];0);IF([.H895]=1;2^[.$D895];0);IF([.H894]=1;2^[.$D894];0));2))" office:value-type="string" office:string-value="0x3F" calcext:value-type="string">
            <text:p>0x3F</text:p>
          </table:table-cell>
          <table:table-cell table:style-name="ce2" table:formula="of:=CONCATENATE(&quot;0x&quot;;DEC2HEX(SUM(IF([.I901]=1;2^[.$D901];0);IF([.I900]=1;2^[.$D900];0);IF([.I899]=1;2^[.$D899];0);IF([.I898]=1;2^[.$D898];0);IF([.I897]=1;2^[.$D897];0);IF([.I896]=1;2^[.$D896];0);IF([.I895]=1;2^[.$D895];0);IF([.I894]=1;2^[.$D894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04]+1" office:value-type="float" office:value="1" calcext:value-type="float">
            <text:p>1</text:p>
          </table:table-cell>
          <table:table-cell table:style-name="ce2" table:formula="of:=[.F904]+1" office:value-type="float" office:value="2" calcext:value-type="float">
            <text:p>2</text:p>
          </table:table-cell>
          <table:table-cell table:style-name="ce2" table:formula="of:=[.G904]+1" office:value-type="float" office:value="3" calcext:value-type="float">
            <text:p>3</text:p>
          </table:table-cell>
          <table:table-cell table:style-name="ce2" table:formula="of:=[.H904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894]+1" office:value-type="float" office:value="114" calcext:value-type="float">
            <text:p>114</text:p>
          </table:table-cell>
          <table:table-cell table:style-name="ce2" table:formula="of:=DEC2HEX([.A905];2)" office:value-type="string" office:string-value="72" calcext:value-type="string">
            <text:p>72</text:p>
          </table:table-cell>
          <table:table-cell table:style-name="ce2" table:formula="of:=CHAR([.A905])" office:value-type="string" office:string-value="r" calcext:value-type="string">
            <text:p>r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8" table:number-columns-repeated="2"/>
          <table:table-cell table:style-name="ce187"/>
          <table:table-cell table:style-name="ce88" table:number-columns-repeated="2"/>
          <table:table-cell table:style-name="ce2" table:formula="of:=[.E913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8" table:number-columns-repeated="2"/>
          <table:table-cell table:style-name="ce187"/>
          <table:table-cell table:style-name="ce88" table:number-columns-repeated="2"/>
          <table:table-cell table:style-name="ce2" table:formula="of:=[.F913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6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<text:s/></text:p>
          </table:table-cell>
          <table:table-cell table:style-name="ce187" office:value-type="float" office:value="1" calcext:value-type="float">
            <text:p>1</text:p>
          </table:table-cell>
          <table:table-cell table:style-name="ce88" table:number-columns-repeated="2"/>
          <table:table-cell table:style-name="ce2" table:formula="of:=[.G913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6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187" office:value-type="string" calcext:value-type="string">
            <text:p><text:s/>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<text:s/></text:p>
          </table:table-cell>
          <table:table-cell table:style-name="ce2" table:formula="of:=[.H913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<text:s/></text:p>
          </table:table-cell>
          <table:table-cell table:style-name="ce187"/>
          <table:table-cell table:number-columns-repeated="2" table:style-name="ce88" office:value-type="string" calcext:value-type="string">
            <text:p><text:s/></text:p>
          </table:table-cell>
          <table:table-cell table:style-name="ce2" table:formula="of:=[.I91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<text:s/></text:p>
          </table:table-cell>
          <table:table-cell table:style-name="ce88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<text:s/></text:p>
          </table:table-cell>
          <table:table-cell table:style-name="ce187"/>
          <table:table-cell table:style-name="ce8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8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12]=1;2^[.$D912];0);IF([.E911]=1;2^[.$D911];0);IF([.E910]=1;2^[.$D910];0);IF([.E909]=1;2^[.$D909];0);IF([.E908]=1;2^[.$D908];0);IF([.E907]=1;2^[.$D907];0);IF([.E906]=1;2^[.$D906];0);IF([.E905]=1;2^[.$D905];0));2))" office:value-type="string" office:string-value="0x3E" calcext:value-type="string">
            <text:p>0x3E</text:p>
          </table:table-cell>
          <table:table-cell table:style-name="ce2" table:formula="of:=CONCATENATE(&quot;0x&quot;;DEC2HEX(SUM(IF([.F912]=1;2^[.$D912];0);IF([.F911]=1;2^[.$D911];0);IF([.F910]=1;2^[.$D910];0);IF([.F909]=1;2^[.$D909];0);IF([.F908]=1;2^[.$D908];0);IF([.F907]=1;2^[.$D907];0);IF([.F906]=1;2^[.$D906];0);IF([.F905]=1;2^[.$D905];0));2))" office:value-type="string" office:string-value="0x10" calcext:value-type="string">
            <text:p>0x10</text:p>
          </table:table-cell>
          <table:table-cell table:style-name="ce2" table:formula="of:=CONCATENATE(&quot;0x&quot;;DEC2HEX(SUM(IF([.G912]=1;2^[.$D912];0);IF([.G911]=1;2^[.$D911];0);IF([.G910]=1;2^[.$D910];0);IF([.G909]=1;2^[.$D909];0);IF([.G908]=1;2^[.$D908];0);IF([.G907]=1;2^[.$D907];0);IF([.G906]=1;2^[.$D906];0);IF([.G905]=1;2^[.$D905];0));2))" office:value-type="string" office:string-value="0x20" calcext:value-type="string">
            <text:p>0x20</text:p>
          </table:table-cell>
          <table:table-cell table:style-name="ce2" table:formula="of:=CONCATENATE(&quot;0x&quot;;DEC2HEX(SUM(IF([.H912]=1;2^[.$D912];0);IF([.H911]=1;2^[.$D911];0);IF([.H910]=1;2^[.$D910];0);IF([.H909]=1;2^[.$D909];0);IF([.H908]=1;2^[.$D908];0);IF([.H907]=1;2^[.$D907];0);IF([.H906]=1;2^[.$D906];0);IF([.H905]=1;2^[.$D905];0));2))" office:value-type="string" office:string-value="0x10" calcext:value-type="string">
            <text:p>0x10</text:p>
          </table:table-cell>
          <table:table-cell table:style-name="ce2" table:formula="of:=CONCATENATE(&quot;0x&quot;;DEC2HEX(SUM(IF([.I912]=1;2^[.$D912];0);IF([.I911]=1;2^[.$D911];0);IF([.I910]=1;2^[.$D910];0);IF([.I909]=1;2^[.$D909];0);IF([.I908]=1;2^[.$D908];0);IF([.I907]=1;2^[.$D907];0);IF([.I906]=1;2^[.$D906];0);IF([.I905]=1;2^[.$D905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15]+1" office:value-type="float" office:value="1" calcext:value-type="float">
            <text:p>1</text:p>
          </table:table-cell>
          <table:table-cell table:style-name="ce2" table:formula="of:=[.F915]+1" office:value-type="float" office:value="2" calcext:value-type="float">
            <text:p>2</text:p>
          </table:table-cell>
          <table:table-cell table:style-name="ce2" table:formula="of:=[.G915]+1" office:value-type="float" office:value="3" calcext:value-type="float">
            <text:p>3</text:p>
          </table:table-cell>
          <table:table-cell table:style-name="ce2" table:formula="of:=[.H915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05]+1" office:value-type="float" office:value="115" calcext:value-type="float">
            <text:p>115</text:p>
          </table:table-cell>
          <table:table-cell table:style-name="ce2" table:formula="of:=DEC2HEX([.A916];2)" office:value-type="string" office:string-value="73" calcext:value-type="string">
            <text:p>73</text:p>
          </table:table-cell>
          <table:table-cell table:style-name="ce2" table:formula="of:=CHAR([.A916])" office:value-type="string" office:string-value="s" calcext:value-type="string">
            <text:p>s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89" table:number-columns-repeated="2"/>
          <table:table-cell table:style-name="ce188"/>
          <table:table-cell table:style-name="ce89" table:number-columns-repeated="2"/>
          <table:table-cell table:style-name="ce2" table:formula="of:=[.E924]" office:value-type="string" office:string-value="0x12" calcext:value-type="string">
            <text:p>0x12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89" table:number-columns-repeated="2"/>
          <table:table-cell table:style-name="ce188"/>
          <table:table-cell table:style-name="ce89" table:number-columns-repeated="2"/>
          <table:table-cell table:style-name="ce2" table:formula="of:=[.F924]" office:value-type="string" office:string-value="0x2A" calcext:value-type="string">
            <text:p>0x2A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<text:s/></text:p>
          </table:table-cell>
          <table:table-cell table:style-name="ce2" table:formula="of:=[.G924]" office:value-type="string" office:string-value="0x2A" calcext:value-type="string">
            <text:p>0x2A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188"/>
          <table:table-cell table:style-name="ce89" table:number-columns-repeated="2"/>
          <table:table-cell table:style-name="ce2" table:formula="of:=[.H924]" office:value-type="string" office:string-value="0x24" calcext:value-type="string">
            <text:p>0x2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89" office:value-type="string" calcext:value-type="string">
            <text:p><text:s/></text:p>
          </table:table-cell>
          <table:table-cell table:style-name="ce89"/>
          <table:table-cell table:style-name="ce2" table:formula="of:=[.I924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89" office:value-type="string" calcext:value-type="string">
            <text:p><text:s/></text:p>
          </table:table-cell>
          <table:table-cell table:style-name="ce89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89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23]=1;2^[.$D923];0);IF([.E922]=1;2^[.$D922];0);IF([.E921]=1;2^[.$D921];0);IF([.E920]=1;2^[.$D920];0);IF([.E919]=1;2^[.$D919];0);IF([.E918]=1;2^[.$D918];0);IF([.E917]=1;2^[.$D917];0);IF([.E916]=1;2^[.$D916];0));2))" office:value-type="string" office:string-value="0x12" calcext:value-type="string">
            <text:p>0x12</text:p>
          </table:table-cell>
          <table:table-cell table:style-name="ce2" table:formula="of:=CONCATENATE(&quot;0x&quot;;DEC2HEX(SUM(IF([.F923]=1;2^[.$D923];0);IF([.F922]=1;2^[.$D922];0);IF([.F921]=1;2^[.$D921];0);IF([.F920]=1;2^[.$D920];0);IF([.F919]=1;2^[.$D919];0);IF([.F918]=1;2^[.$D918];0);IF([.F917]=1;2^[.$D917];0);IF([.F916]=1;2^[.$D916];0));2))" office:value-type="string" office:string-value="0x2A" calcext:value-type="string">
            <text:p>0x2A</text:p>
          </table:table-cell>
          <table:table-cell table:style-name="ce2" table:formula="of:=CONCATENATE(&quot;0x&quot;;DEC2HEX(SUM(IF([.G923]=1;2^[.$D923];0);IF([.G922]=1;2^[.$D922];0);IF([.G921]=1;2^[.$D921];0);IF([.G920]=1;2^[.$D920];0);IF([.G919]=1;2^[.$D919];0);IF([.G918]=1;2^[.$D918];0);IF([.G917]=1;2^[.$D917];0);IF([.G916]=1;2^[.$D916];0));2))" office:value-type="string" office:string-value="0x2A" calcext:value-type="string">
            <text:p>0x2A</text:p>
          </table:table-cell>
          <table:table-cell table:style-name="ce2" table:formula="of:=CONCATENATE(&quot;0x&quot;;DEC2HEX(SUM(IF([.H923]=1;2^[.$D923];0);IF([.H922]=1;2^[.$D922];0);IF([.H921]=1;2^[.$D921];0);IF([.H920]=1;2^[.$D920];0);IF([.H919]=1;2^[.$D919];0);IF([.H918]=1;2^[.$D918];0);IF([.H917]=1;2^[.$D917];0);IF([.H916]=1;2^[.$D916];0));2))" office:value-type="string" office:string-value="0x24" calcext:value-type="string">
            <text:p>0x24</text:p>
          </table:table-cell>
          <table:table-cell table:style-name="ce2" table:formula="of:=CONCATENATE(&quot;0x&quot;;DEC2HEX(SUM(IF([.I923]=1;2^[.$D923];0);IF([.I922]=1;2^[.$D922];0);IF([.I921]=1;2^[.$D921];0);IF([.I920]=1;2^[.$D920];0);IF([.I919]=1;2^[.$D919];0);IF([.I918]=1;2^[.$D918];0);IF([.I917]=1;2^[.$D917];0);IF([.I916]=1;2^[.$D916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26]+1" office:value-type="float" office:value="1" calcext:value-type="float">
            <text:p>1</text:p>
          </table:table-cell>
          <table:table-cell table:style-name="ce2" table:formula="of:=[.F926]+1" office:value-type="float" office:value="2" calcext:value-type="float">
            <text:p>2</text:p>
          </table:table-cell>
          <table:table-cell table:style-name="ce2" table:formula="of:=[.G926]+1" office:value-type="float" office:value="3" calcext:value-type="float">
            <text:p>3</text:p>
          </table:table-cell>
          <table:table-cell table:style-name="ce2" table:formula="of:=[.H926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16]+1" office:value-type="float" office:value="116" calcext:value-type="float">
            <text:p>116</text:p>
          </table:table-cell>
          <table:table-cell table:style-name="ce2" table:formula="of:=DEC2HEX([.A927];2)" office:value-type="string" office:string-value="74" calcext:value-type="string">
            <text:p>74</text:p>
          </table:table-cell>
          <table:table-cell table:style-name="ce2" table:formula="of:=CHAR([.A927])" office:value-type="string" office:string-value="t" calcext:value-type="string">
            <text:p>t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0" table:number-columns-repeated="2"/>
          <table:table-cell table:style-name="ce189"/>
          <table:table-cell table:style-name="ce90" table:number-columns-repeated="2"/>
          <table:table-cell table:style-name="ce2" table:formula="of:=[.E935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189"/>
          <table:table-cell table:style-name="ce90" table:number-columns-repeated="2"/>
          <table:table-cell table:style-name="ce2" table:formula="of:=[.F935]" office:value-type="string" office:string-value="0x7E" calcext:value-type="string">
            <text:p>0x7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90" table:number-columns-repeated="2"/>
          <table:table-cell table:style-name="ce2" table:formula="of:=[.G935]" office:value-type="string" office:string-value="0x21" calcext:value-type="string">
            <text:p>0x21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0" office:value-type="string" calcext:value-type="string">
            <text:p><text:s/></text:p>
          </table:table-cell>
          <table:table-cell table:style-name="ce90" office:value-type="float" office:value="1" calcext:value-type="float">
            <text:p>1</text:p>
          </table:table-cell>
          <table:table-cell table:style-name="ce189" office:value-type="string" calcext:value-type="string">
            <text:p><text:s/></text:p>
          </table:table-cell>
          <table:table-cell table:style-name="ce90" table:number-columns-repeated="2"/>
          <table:table-cell table:style-name="ce2" table:formula="of:=[.H935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189"/>
          <table:table-cell table:style-name="ce90" table:number-columns-repeated="2"/>
          <table:table-cell table:style-name="ce2" table:formula="of:=[.I935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189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34]=1;2^[.$D934];0);IF([.E933]=1;2^[.$D933];0);IF([.E932]=1;2^[.$D932];0);IF([.E931]=1;2^[.$D931];0);IF([.E930]=1;2^[.$D930];0);IF([.E929]=1;2^[.$D929];0);IF([.E928]=1;2^[.$D928];0);IF([.E927]=1;2^[.$D927];0));2))" office:value-type="string" office:string-value="0x20" calcext:value-type="string">
            <text:p>0x20</text:p>
          </table:table-cell>
          <table:table-cell table:style-name="ce2" table:formula="of:=CONCATENATE(&quot;0x&quot;;DEC2HEX(SUM(IF([.F934]=1;2^[.$D934];0);IF([.F933]=1;2^[.$D933];0);IF([.F932]=1;2^[.$D932];0);IF([.F931]=1;2^[.$D931];0);IF([.F930]=1;2^[.$D930];0);IF([.F929]=1;2^[.$D929];0);IF([.F928]=1;2^[.$D928];0);IF([.F927]=1;2^[.$D927];0));2))" office:value-type="string" office:string-value="0x7E" calcext:value-type="string">
            <text:p>0x7E</text:p>
          </table:table-cell>
          <table:table-cell table:style-name="ce2" table:formula="of:=CONCATENATE(&quot;0x&quot;;DEC2HEX(SUM(IF([.G934]=1;2^[.$D934];0);IF([.G933]=1;2^[.$D933];0);IF([.G932]=1;2^[.$D932];0);IF([.G931]=1;2^[.$D931];0);IF([.G930]=1;2^[.$D930];0);IF([.G929]=1;2^[.$D929];0);IF([.G928]=1;2^[.$D928];0);IF([.G927]=1;2^[.$D927];0));2))" office:value-type="string" office:string-value="0x21" calcext:value-type="string">
            <text:p>0x21</text:p>
          </table:table-cell>
          <table:table-cell table:style-name="ce2" table:formula="of:=CONCATENATE(&quot;0x&quot;;DEC2HEX(SUM(IF([.H934]=1;2^[.$D934];0);IF([.H933]=1;2^[.$D933];0);IF([.H932]=1;2^[.$D932];0);IF([.H931]=1;2^[.$D931];0);IF([.H930]=1;2^[.$D930];0);IF([.H929]=1;2^[.$D929];0);IF([.H928]=1;2^[.$D928];0);IF([.H927]=1;2^[.$D927];0));2))" office:value-type="string" office:string-value="0x02" calcext:value-type="string">
            <text:p>0x02</text:p>
          </table:table-cell>
          <table:table-cell table:style-name="ce2" table:formula="of:=CONCATENATE(&quot;0x&quot;;DEC2HEX(SUM(IF([.I934]=1;2^[.$D934];0);IF([.I933]=1;2^[.$D933];0);IF([.I932]=1;2^[.$D932];0);IF([.I931]=1;2^[.$D931];0);IF([.I930]=1;2^[.$D930];0);IF([.I929]=1;2^[.$D929];0);IF([.I928]=1;2^[.$D928];0);IF([.I927]=1;2^[.$D927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37]+1" office:value-type="float" office:value="1" calcext:value-type="float">
            <text:p>1</text:p>
          </table:table-cell>
          <table:table-cell table:style-name="ce2" table:formula="of:=[.F937]+1" office:value-type="float" office:value="2" calcext:value-type="float">
            <text:p>2</text:p>
          </table:table-cell>
          <table:table-cell table:style-name="ce2" table:formula="of:=[.G937]+1" office:value-type="float" office:value="3" calcext:value-type="float">
            <text:p>3</text:p>
          </table:table-cell>
          <table:table-cell table:style-name="ce2" table:formula="of:=[.H937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27]+1" office:value-type="float" office:value="117" calcext:value-type="float">
            <text:p>117</text:p>
          </table:table-cell>
          <table:table-cell table:style-name="ce2" table:formula="of:=DEC2HEX([.A938];2)" office:value-type="string" office:string-value="75" calcext:value-type="string">
            <text:p>75</text:p>
          </table:table-cell>
          <table:table-cell table:style-name="ce2" table:formula="of:=CHAR([.A938])" office:value-type="string" office:string-value="u" calcext:value-type="string">
            <text:p>u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1" table:number-columns-repeated="2"/>
          <table:table-cell table:style-name="ce190"/>
          <table:table-cell table:style-name="ce91" table:number-columns-repeated="2"/>
          <table:table-cell table:style-name="ce2" table:formula="of:=[.E946]" office:value-type="string" office:string-value="0x3C" calcext:value-type="string">
            <text:p>0x3C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1" table:number-columns-repeated="2"/>
          <table:table-cell table:style-name="ce190"/>
          <table:table-cell table:style-name="ce91" table:number-columns-repeated="2"/>
          <table:table-cell table:style-name="ce2" table:formula="of:=[.F946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190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<text:s/></text:p>
          </table:table-cell>
          <table:table-cell table:style-name="ce2" table:formula="of:=[.G946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190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<text:s/></text:p>
          </table:table-cell>
          <table:table-cell table:style-name="ce2" table:formula="of:=[.H946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190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<text:s/></text:p>
          </table:table-cell>
          <table:table-cell table:style-name="ce2" table:formula="of:=[.I946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1" table:number-columns-repeated="2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<text:s/>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1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45]=1;2^[.$D945];0);IF([.E944]=1;2^[.$D944];0);IF([.E943]=1;2^[.$D943];0);IF([.E942]=1;2^[.$D942];0);IF([.E941]=1;2^[.$D941];0);IF([.E940]=1;2^[.$D940];0);IF([.E939]=1;2^[.$D939];0);IF([.E938]=1;2^[.$D938];0));2))" office:value-type="string" office:string-value="0x3C" calcext:value-type="string">
            <text:p>0x3C</text:p>
          </table:table-cell>
          <table:table-cell table:style-name="ce2" table:formula="of:=CONCATENATE(&quot;0x&quot;;DEC2HEX(SUM(IF([.F945]=1;2^[.$D945];0);IF([.F944]=1;2^[.$D944];0);IF([.F943]=1;2^[.$D943];0);IF([.F942]=1;2^[.$D942];0);IF([.F941]=1;2^[.$D941];0);IF([.F940]=1;2^[.$D940];0);IF([.F939]=1;2^[.$D939];0);IF([.F938]=1;2^[.$D938];0));2))" office:value-type="string" office:string-value="0x02" calcext:value-type="string">
            <text:p>0x02</text:p>
          </table:table-cell>
          <table:table-cell table:style-name="ce2" table:formula="of:=CONCATENATE(&quot;0x&quot;;DEC2HEX(SUM(IF([.G945]=1;2^[.$D945];0);IF([.G944]=1;2^[.$D944];0);IF([.G943]=1;2^[.$D943];0);IF([.G942]=1;2^[.$D942];0);IF([.G941]=1;2^[.$D941];0);IF([.G940]=1;2^[.$D940];0);IF([.G939]=1;2^[.$D939];0);IF([.G938]=1;2^[.$D938];0));2))" office:value-type="string" office:string-value="0x02" calcext:value-type="string">
            <text:p>0x02</text:p>
          </table:table-cell>
          <table:table-cell table:style-name="ce2" table:formula="of:=CONCATENATE(&quot;0x&quot;;DEC2HEX(SUM(IF([.H945]=1;2^[.$D945];0);IF([.H944]=1;2^[.$D944];0);IF([.H943]=1;2^[.$D943];0);IF([.H942]=1;2^[.$D942];0);IF([.H941]=1;2^[.$D941];0);IF([.H940]=1;2^[.$D940];0);IF([.H939]=1;2^[.$D939];0);IF([.H938]=1;2^[.$D938];0));2))" office:value-type="string" office:string-value="0x3E" calcext:value-type="string">
            <text:p>0x3E</text:p>
          </table:table-cell>
          <table:table-cell table:style-name="ce2" table:formula="of:=CONCATENATE(&quot;0x&quot;;DEC2HEX(SUM(IF([.I945]=1;2^[.$D945];0);IF([.I944]=1;2^[.$D944];0);IF([.I943]=1;2^[.$D943];0);IF([.I942]=1;2^[.$D942];0);IF([.I941]=1;2^[.$D941];0);IF([.I940]=1;2^[.$D940];0);IF([.I939]=1;2^[.$D939];0);IF([.I938]=1;2^[.$D938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48]+1" office:value-type="float" office:value="1" calcext:value-type="float">
            <text:p>1</text:p>
          </table:table-cell>
          <table:table-cell table:style-name="ce2" table:formula="of:=[.F948]+1" office:value-type="float" office:value="2" calcext:value-type="float">
            <text:p>2</text:p>
          </table:table-cell>
          <table:table-cell table:style-name="ce2" table:formula="of:=[.G948]+1" office:value-type="float" office:value="3" calcext:value-type="float">
            <text:p>3</text:p>
          </table:table-cell>
          <table:table-cell table:style-name="ce2" table:formula="of:=[.H948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38]+1" office:value-type="float" office:value="118" calcext:value-type="float">
            <text:p>118</text:p>
          </table:table-cell>
          <table:table-cell table:style-name="ce2" table:formula="of:=DEC2HEX([.A949];2)" office:value-type="string" office:string-value="76" calcext:value-type="string">
            <text:p>76</text:p>
          </table:table-cell>
          <table:table-cell table:style-name="ce2" table:formula="of:=CHAR([.A949])" office:value-type="string" office:string-value="v" calcext:value-type="string">
            <text:p>v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2" table:number-columns-repeated="2"/>
          <table:table-cell table:style-name="ce191"/>
          <table:table-cell table:style-name="ce92" table:number-columns-repeated="2"/>
          <table:table-cell table:style-name="ce2" table:formula="of:=[.E957]" office:value-type="string" office:string-value="0x38" calcext:value-type="string">
            <text:p>0x38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2" table:number-columns-repeated="2"/>
          <table:table-cell table:style-name="ce191"/>
          <table:table-cell table:style-name="ce92" table:number-columns-repeated="2"/>
          <table:table-cell table:style-name="ce2" table:formula="of:=[.F957]" office:value-type="string" office:string-value="0x06" calcext:value-type="string">
            <text:p>0x06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91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2" table:formula="of:=[.G957]" office:value-type="string" office:string-value="0x38" calcext:value-type="string">
            <text:p>0x38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91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2" table:formula="of:=[.H957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2" table:formula="of:=[.I957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string" calcext:value-type="string">
            <text:p><text:s/></text:p>
          </table:table-cell>
          <table:table-cell table:style-name="ce92"/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91" office:value-type="string" calcext:value-type="string">
            <text:p><text:s/></text:p>
          </table:table-cell>
          <table:table-cell table:style-name="ce92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2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56]=1;2^[.$D956];0);IF([.E955]=1;2^[.$D955];0);IF([.E954]=1;2^[.$D954];0);IF([.E953]=1;2^[.$D953];0);IF([.E952]=1;2^[.$D952];0);IF([.E951]=1;2^[.$D951];0);IF([.E950]=1;2^[.$D950];0);IF([.E949]=1;2^[.$D949];0));2))" office:value-type="string" office:string-value="0x38" calcext:value-type="string">
            <text:p>0x38</text:p>
          </table:table-cell>
          <table:table-cell table:style-name="ce2" table:formula="of:=CONCATENATE(&quot;0x&quot;;DEC2HEX(SUM(IF([.F956]=1;2^[.$D956];0);IF([.F955]=1;2^[.$D955];0);IF([.F954]=1;2^[.$D954];0);IF([.F953]=1;2^[.$D953];0);IF([.F952]=1;2^[.$D952];0);IF([.F951]=1;2^[.$D951];0);IF([.F950]=1;2^[.$D950];0);IF([.F949]=1;2^[.$D949];0));2))" office:value-type="string" office:string-value="0x06" calcext:value-type="string">
            <text:p>0x06</text:p>
          </table:table-cell>
          <table:table-cell table:style-name="ce2" table:formula="of:=CONCATENATE(&quot;0x&quot;;DEC2HEX(SUM(IF([.G956]=1;2^[.$D956];0);IF([.G955]=1;2^[.$D955];0);IF([.G954]=1;2^[.$D954];0);IF([.G953]=1;2^[.$D953];0);IF([.G952]=1;2^[.$D952];0);IF([.G951]=1;2^[.$D951];0);IF([.G950]=1;2^[.$D950];0);IF([.G949]=1;2^[.$D949];0));2))" office:value-type="string" office:string-value="0x38" calcext:value-type="string">
            <text:p>0x38</text:p>
          </table:table-cell>
          <table:table-cell table:style-name="ce2" table:formula="of:=CONCATENATE(&quot;0x&quot;;DEC2HEX(SUM(IF([.H956]=1;2^[.$D956];0);IF([.H955]=1;2^[.$D955];0);IF([.H954]=1;2^[.$D954];0);IF([.H953]=1;2^[.$D953];0);IF([.H952]=1;2^[.$D952];0);IF([.H951]=1;2^[.$D951];0);IF([.H950]=1;2^[.$D950];0);IF([.H949]=1;2^[.$D949];0));2))" office:value-type="string" office:string-value="0x00" calcext:value-type="string">
            <text:p>0x00</text:p>
          </table:table-cell>
          <table:table-cell table:style-name="ce2" table:formula="of:=CONCATENATE(&quot;0x&quot;;DEC2HEX(SUM(IF([.I956]=1;2^[.$D956];0);IF([.I955]=1;2^[.$D955];0);IF([.I954]=1;2^[.$D954];0);IF([.I953]=1;2^[.$D953];0);IF([.I952]=1;2^[.$D952];0);IF([.I951]=1;2^[.$D951];0);IF([.I950]=1;2^[.$D950];0);IF([.I949]=1;2^[.$D949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59]+1" office:value-type="float" office:value="1" calcext:value-type="float">
            <text:p>1</text:p>
          </table:table-cell>
          <table:table-cell table:style-name="ce2" table:formula="of:=[.F959]+1" office:value-type="float" office:value="2" calcext:value-type="float">
            <text:p>2</text:p>
          </table:table-cell>
          <table:table-cell table:style-name="ce2" table:formula="of:=[.G959]+1" office:value-type="float" office:value="3" calcext:value-type="float">
            <text:p>3</text:p>
          </table:table-cell>
          <table:table-cell table:style-name="ce2" table:formula="of:=[.H959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49]+1" office:value-type="float" office:value="119" calcext:value-type="float">
            <text:p>119</text:p>
          </table:table-cell>
          <table:table-cell table:style-name="ce2" table:formula="of:=DEC2HEX([.A960];2)" office:value-type="string" office:string-value="77" calcext:value-type="string">
            <text:p>77</text:p>
          </table:table-cell>
          <table:table-cell table:style-name="ce2" table:formula="of:=CHAR([.A960])" office:value-type="string" office:string-value="w" calcext:value-type="string">
            <text:p>w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3" table:number-columns-repeated="2"/>
          <table:table-cell table:style-name="ce192"/>
          <table:table-cell table:style-name="ce93" table:number-columns-repeated="2"/>
          <table:table-cell table:style-name="ce2" table:formula="of:=[.E968]" office:value-type="string" office:string-value="0x3C" calcext:value-type="string">
            <text:p>0x3C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3" table:number-columns-repeated="2"/>
          <table:table-cell table:style-name="ce192"/>
          <table:table-cell table:style-name="ce93" table:number-columns-repeated="2"/>
          <table:table-cell table:style-name="ce2" table:formula="of:=[.F968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92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2" table:formula="of:=[.G968]" office:value-type="string" office:string-value="0x3C" calcext:value-type="string">
            <text:p>0x3C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92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2" table:formula="of:=[.H968]" office:value-type="string" office:string-value="0x02" calcext:value-type="string">
            <text:p>0x0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92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2" table:formula="of:=[.I968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192"/>
          <table:table-cell table:number-columns-repeated="2" table:style-name="ce93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3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67]=1;2^[.$D967];0);IF([.E966]=1;2^[.$D966];0);IF([.E965]=1;2^[.$D965];0);IF([.E964]=1;2^[.$D964];0);IF([.E963]=1;2^[.$D963];0);IF([.E962]=1;2^[.$D962];0);IF([.E961]=1;2^[.$D961];0);IF([.E960]=1;2^[.$D960];0));2))" office:value-type="string" office:string-value="0x3C" calcext:value-type="string">
            <text:p>0x3C</text:p>
          </table:table-cell>
          <table:table-cell table:style-name="ce2" table:formula="of:=CONCATENATE(&quot;0x&quot;;DEC2HEX(SUM(IF([.F967]=1;2^[.$D967];0);IF([.F966]=1;2^[.$D966];0);IF([.F965]=1;2^[.$D965];0);IF([.F964]=1;2^[.$D964];0);IF([.F963]=1;2^[.$D963];0);IF([.F962]=1;2^[.$D962];0);IF([.F961]=1;2^[.$D961];0);IF([.F960]=1;2^[.$D960];0));2))" office:value-type="string" office:string-value="0x02" calcext:value-type="string">
            <text:p>0x02</text:p>
          </table:table-cell>
          <table:table-cell table:style-name="ce2" table:formula="of:=CONCATENATE(&quot;0x&quot;;DEC2HEX(SUM(IF([.G967]=1;2^[.$D967];0);IF([.G966]=1;2^[.$D966];0);IF([.G965]=1;2^[.$D965];0);IF([.G964]=1;2^[.$D964];0);IF([.G963]=1;2^[.$D963];0);IF([.G962]=1;2^[.$D962];0);IF([.G961]=1;2^[.$D961];0);IF([.G960]=1;2^[.$D960];0));2))" office:value-type="string" office:string-value="0x3C" calcext:value-type="string">
            <text:p>0x3C</text:p>
          </table:table-cell>
          <table:table-cell table:style-name="ce2" table:formula="of:=CONCATENATE(&quot;0x&quot;;DEC2HEX(SUM(IF([.H967]=1;2^[.$D967];0);IF([.H966]=1;2^[.$D966];0);IF([.H965]=1;2^[.$D965];0);IF([.H964]=1;2^[.$D964];0);IF([.H963]=1;2^[.$D963];0);IF([.H962]=1;2^[.$D962];0);IF([.H961]=1;2^[.$D961];0);IF([.H960]=1;2^[.$D960];0));2))" office:value-type="string" office:string-value="0x02" calcext:value-type="string">
            <text:p>0x02</text:p>
          </table:table-cell>
          <table:table-cell table:style-name="ce2" table:formula="of:=CONCATENATE(&quot;0x&quot;;DEC2HEX(SUM(IF([.I967]=1;2^[.$D967];0);IF([.I966]=1;2^[.$D966];0);IF([.I965]=1;2^[.$D965];0);IF([.I964]=1;2^[.$D964];0);IF([.I963]=1;2^[.$D963];0);IF([.I962]=1;2^[.$D962];0);IF([.I961]=1;2^[.$D961];0);IF([.I960]=1;2^[.$D960];0));2))" office:value-type="string" office:string-value="0x3E" calcext:value-type="string">
            <text:p>0x3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70]+1" office:value-type="float" office:value="1" calcext:value-type="float">
            <text:p>1</text:p>
          </table:table-cell>
          <table:table-cell table:style-name="ce2" table:formula="of:=[.F970]+1" office:value-type="float" office:value="2" calcext:value-type="float">
            <text:p>2</text:p>
          </table:table-cell>
          <table:table-cell table:style-name="ce2" table:formula="of:=[.G970]+1" office:value-type="float" office:value="3" calcext:value-type="float">
            <text:p>3</text:p>
          </table:table-cell>
          <table:table-cell table:style-name="ce2" table:formula="of:=[.H970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60]+1" office:value-type="float" office:value="120" calcext:value-type="float">
            <text:p>120</text:p>
          </table:table-cell>
          <table:table-cell table:style-name="ce2" table:formula="of:=DEC2HEX([.A971];2)" office:value-type="string" office:string-value="78" calcext:value-type="string">
            <text:p>78</text:p>
          </table:table-cell>
          <table:table-cell table:style-name="ce2" table:formula="of:=CHAR([.A971])" office:value-type="string" office:string-value="x" calcext:value-type="string">
            <text:p>x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4" table:number-columns-repeated="2"/>
          <table:table-cell table:style-name="ce193"/>
          <table:table-cell table:style-name="ce94" table:number-columns-repeated="2"/>
          <table:table-cell table:style-name="ce2" table:formula="of:=[.E979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4" office:value-type="string" calcext:value-type="string">
            <text:p><text:s/></text:p>
          </table:table-cell>
          <table:table-cell table:style-name="ce94"/>
          <table:table-cell table:style-name="ce193"/>
          <table:table-cell table:style-name="ce94" table:number-columns-repeated="2"/>
          <table:table-cell table:style-name="ce2" table:formula="of:=[.F979]" office:value-type="string" office:string-value="0x14" calcext:value-type="string">
            <text:p>0x1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<text:s/></text:p>
          </table:table-cell>
          <table:table-cell table:style-name="ce193" office:value-type="string" calcext:value-type="string">
            <text:p><text:s/>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2" table:formula="of:=[.G979]" office:value-type="string" office:string-value="0x08" calcext:value-type="string">
            <text:p>0x08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193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2" table:formula="of:=[.H979]" office:value-type="string" office:string-value="0x14" calcext:value-type="string">
            <text:p>0x14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4"/>
          <table:table-cell table:style-name="ce94" office:value-type="string" calcext:value-type="string">
            <text:p><text:s/></text:p>
          </table:table-cell>
          <table:table-cell table:style-name="ce193" office:value-type="float" office:value="1" calcext:value-type="float">
            <text:p>1</text:p>
          </table:table-cell>
          <table:table-cell table:style-name="ce94" table:number-columns-repeated="2"/>
          <table:table-cell table:style-name="ce2" table:formula="of:=[.I979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193" office:value-type="string" calcext:value-type="string">
            <text:p><text:s/>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4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78]=1;2^[.$D978];0);IF([.E977]=1;2^[.$D977];0);IF([.E976]=1;2^[.$D976];0);IF([.E975]=1;2^[.$D975];0);IF([.E974]=1;2^[.$D974];0);IF([.E973]=1;2^[.$D973];0);IF([.E972]=1;2^[.$D972];0);IF([.E971]=1;2^[.$D971];0));2))" office:value-type="string" office:string-value="0x22" calcext:value-type="string">
            <text:p>0x22</text:p>
          </table:table-cell>
          <table:table-cell table:style-name="ce2" table:formula="of:=CONCATENATE(&quot;0x&quot;;DEC2HEX(SUM(IF([.F978]=1;2^[.$D978];0);IF([.F977]=1;2^[.$D977];0);IF([.F976]=1;2^[.$D976];0);IF([.F975]=1;2^[.$D975];0);IF([.F974]=1;2^[.$D974];0);IF([.F973]=1;2^[.$D973];0);IF([.F972]=1;2^[.$D972];0);IF([.F971]=1;2^[.$D971];0));2))" office:value-type="string" office:string-value="0x14" calcext:value-type="string">
            <text:p>0x14</text:p>
          </table:table-cell>
          <table:table-cell table:style-name="ce2" table:formula="of:=CONCATENATE(&quot;0x&quot;;DEC2HEX(SUM(IF([.G978]=1;2^[.$D978];0);IF([.G977]=1;2^[.$D977];0);IF([.G976]=1;2^[.$D976];0);IF([.G975]=1;2^[.$D975];0);IF([.G974]=1;2^[.$D974];0);IF([.G973]=1;2^[.$D973];0);IF([.G972]=1;2^[.$D972];0);IF([.G971]=1;2^[.$D971];0));2))" office:value-type="string" office:string-value="0x08" calcext:value-type="string">
            <text:p>0x08</text:p>
          </table:table-cell>
          <table:table-cell table:style-name="ce2" table:formula="of:=CONCATENATE(&quot;0x&quot;;DEC2HEX(SUM(IF([.H978]=1;2^[.$D978];0);IF([.H977]=1;2^[.$D977];0);IF([.H976]=1;2^[.$D976];0);IF([.H975]=1;2^[.$D975];0);IF([.H974]=1;2^[.$D974];0);IF([.H973]=1;2^[.$D973];0);IF([.H972]=1;2^[.$D972];0);IF([.H971]=1;2^[.$D971];0));2))" office:value-type="string" office:string-value="0x14" calcext:value-type="string">
            <text:p>0x14</text:p>
          </table:table-cell>
          <table:table-cell table:style-name="ce2" table:formula="of:=CONCATENATE(&quot;0x&quot;;DEC2HEX(SUM(IF([.I978]=1;2^[.$D978];0);IF([.I977]=1;2^[.$D977];0);IF([.I976]=1;2^[.$D976];0);IF([.I975]=1;2^[.$D975];0);IF([.I974]=1;2^[.$D974];0);IF([.I973]=1;2^[.$D973];0);IF([.I972]=1;2^[.$D972];0);IF([.I971]=1;2^[.$D971];0));2))" office:value-type="string" office:string-value="0x22" calcext:value-type="string">
            <text:p>0x22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81]+1" office:value-type="float" office:value="1" calcext:value-type="float">
            <text:p>1</text:p>
          </table:table-cell>
          <table:table-cell table:style-name="ce2" table:formula="of:=[.F981]+1" office:value-type="float" office:value="2" calcext:value-type="float">
            <text:p>2</text:p>
          </table:table-cell>
          <table:table-cell table:style-name="ce2" table:formula="of:=[.G981]+1" office:value-type="float" office:value="3" calcext:value-type="float">
            <text:p>3</text:p>
          </table:table-cell>
          <table:table-cell table:style-name="ce2" table:formula="of:=[.H981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71]+1" office:value-type="float" office:value="121" calcext:value-type="float">
            <text:p>121</text:p>
          </table:table-cell>
          <table:table-cell table:style-name="ce2" table:formula="of:=DEC2HEX([.A982];2)" office:value-type="string" office:string-value="79" calcext:value-type="string">
            <text:p>79</text:p>
          </table:table-cell>
          <table:table-cell table:style-name="ce2" table:formula="of:=CHAR([.A982])" office:value-type="string" office:string-value="y" calcext:value-type="string">
            <text:p>y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5" table:number-columns-repeated="2"/>
          <table:table-cell table:style-name="ce194"/>
          <table:table-cell table:style-name="ce95" table:number-columns-repeated="2"/>
          <table:table-cell table:style-name="ce2" table:formula="of:=[.E990]" office:value-type="string" office:string-value="0x38" calcext:value-type="string">
            <text:p>0x38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5" table:number-columns-repeated="2"/>
          <table:table-cell table:style-name="ce194"/>
          <table:table-cell table:style-name="ce95" table:number-columns-repeated="2"/>
          <table:table-cell table:style-name="ce2" table:formula="of:=[.F990]" office:value-type="string" office:string-value="0x05" calcext:value-type="string">
            <text:p>0x05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<text:s/></text:p>
          </table:table-cell>
          <table:table-cell table:style-name="ce194"/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2" table:formula="of:=[.G990]" office:value-type="string" office:string-value="0x05" calcext:value-type="string">
            <text:p>0x05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<text:s/></text:p>
          </table:table-cell>
          <table:table-cell table:style-name="ce194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2" table:formula="of:=[.H990]" office:value-type="string" office:string-value="0x3E" calcext:value-type="string">
            <text:p>0x3E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94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2" table:formula="of:=[.I990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4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5"/>
          <table:table-cell table:number-columns-repeated="3" table:style-name="ce95" office:value-type="float" office:value="1" calcext:value-type="float">
            <text:p>1</text:p>
          </table:table-cell>
          <table:table-cell table:style-name="ce95"/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5" table:number-columns-repeated="2"/>
          <table:table-cell table:style-name="ce194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"/>
          <table:table-cell table:number-columns-repeated="1014"/>
        </table:table-row>
        <table:table-row table:style-name="ro7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5" office:value-type="string" calcext:value-type="string">
            <text:p><text:s/>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989]=1;2^[.$D989];0);IF([.E988]=1;2^[.$D988];0);IF([.E987]=1;2^[.$D987];0);IF([.E986]=1;2^[.$D986];0);IF([.E985]=1;2^[.$D985];0);IF([.E984]=1;2^[.$D984];0);IF([.E983]=1;2^[.$D983];0);IF([.E982]=1;2^[.$D982];0));2))" office:value-type="string" office:string-value="0x38" calcext:value-type="string">
            <text:p>0x38</text:p>
          </table:table-cell>
          <table:table-cell table:style-name="ce2" table:formula="of:=CONCATENATE(&quot;0x&quot;;DEC2HEX(SUM(IF([.F989]=1;2^[.$D989];0);IF([.F988]=1;2^[.$D988];0);IF([.F987]=1;2^[.$D987];0);IF([.F986]=1;2^[.$D986];0);IF([.F985]=1;2^[.$D985];0);IF([.F984]=1;2^[.$D984];0);IF([.F983]=1;2^[.$D983];0);IF([.F982]=1;2^[.$D982];0));2))" office:value-type="string" office:string-value="0x05" calcext:value-type="string">
            <text:p>0x05</text:p>
          </table:table-cell>
          <table:table-cell table:style-name="ce2" table:formula="of:=CONCATENATE(&quot;0x&quot;;DEC2HEX(SUM(IF([.G989]=1;2^[.$D989];0);IF([.G988]=1;2^[.$D988];0);IF([.G987]=1;2^[.$D987];0);IF([.G986]=1;2^[.$D986];0);IF([.G985]=1;2^[.$D985];0);IF([.G984]=1;2^[.$D984];0);IF([.G983]=1;2^[.$D983];0);IF([.G982]=1;2^[.$D982];0));2))" office:value-type="string" office:string-value="0x05" calcext:value-type="string">
            <text:p>0x05</text:p>
          </table:table-cell>
          <table:table-cell table:style-name="ce2" table:formula="of:=CONCATENATE(&quot;0x&quot;;DEC2HEX(SUM(IF([.H989]=1;2^[.$D989];0);IF([.H988]=1;2^[.$D988];0);IF([.H987]=1;2^[.$D987];0);IF([.H986]=1;2^[.$D986];0);IF([.H985]=1;2^[.$D985];0);IF([.H984]=1;2^[.$D984];0);IF([.H983]=1;2^[.$D983];0);IF([.H982]=1;2^[.$D982];0));2))" office:value-type="string" office:string-value="0x3E" calcext:value-type="string">
            <text:p>0x3E</text:p>
          </table:table-cell>
          <table:table-cell table:style-name="ce2" table:formula="of:=CONCATENATE(&quot;0x&quot;;DEC2HEX(SUM(IF([.I989]=1;2^[.$D989];0);IF([.I988]=1;2^[.$D988];0);IF([.I987]=1;2^[.$D987];0);IF([.I986]=1;2^[.$D986];0);IF([.I985]=1;2^[.$D985];0);IF([.I984]=1;2^[.$D984];0);IF([.I983]=1;2^[.$D983];0);IF([.I982]=1;2^[.$D982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992]+1" office:value-type="float" office:value="1" calcext:value-type="float">
            <text:p>1</text:p>
          </table:table-cell>
          <table:table-cell table:style-name="ce2" table:formula="of:=[.F992]+1" office:value-type="float" office:value="2" calcext:value-type="float">
            <text:p>2</text:p>
          </table:table-cell>
          <table:table-cell table:style-name="ce2" table:formula="of:=[.G992]+1" office:value-type="float" office:value="3" calcext:value-type="float">
            <text:p>3</text:p>
          </table:table-cell>
          <table:table-cell table:style-name="ce2" table:formula="of:=[.H992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982]+1" office:value-type="float" office:value="122" calcext:value-type="float">
            <text:p>122</text:p>
          </table:table-cell>
          <table:table-cell table:style-name="ce2" table:formula="of:=DEC2HEX([.A993];2)" office:value-type="string" office:string-value="7A" calcext:value-type="string">
            <text:p>7A</text:p>
          </table:table-cell>
          <table:table-cell table:style-name="ce2" table:formula="of:=CHAR([.A993])" office:value-type="string" office:string-value="z" calcext:value-type="string">
            <text:p>z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6" table:number-columns-repeated="2"/>
          <table:table-cell table:style-name="ce195"/>
          <table:table-cell table:style-name="ce96" table:number-columns-repeated="2"/>
          <table:table-cell table:style-name="ce2" table:formula="of:=[.E1001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6" table:number-columns-repeated="2"/>
          <table:table-cell table:style-name="ce195"/>
          <table:table-cell table:style-name="ce96" table:number-columns-repeated="2"/>
          <table:table-cell table:style-name="ce2" table:formula="of:=[.F1001]" office:value-type="string" office:string-value="0x26" calcext:value-type="string">
            <text:p>0x26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2" table:formula="of:=[.G1001]" office:value-type="string" office:string-value="0x2A" calcext:value-type="string">
            <text:p>0x2A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number-columns-repeated="2" table:style-name="ce96" office:value-type="string" calcext:value-type="string">
            <text:p><text:s/></text:p>
          </table:table-cell>
          <table:table-cell table:style-name="ce195" office:value-type="string" calcext:value-type="string">
            <text:p><text:s/></text:p>
          </table:table-cell>
          <table:table-cell table:style-name="ce96" office:value-type="float" office:value="1" calcext:value-type="float">
            <text:p>1</text:p>
          </table:table-cell>
          <table:table-cell table:style-name="ce96"/>
          <table:table-cell table:style-name="ce2" table:formula="of:=[.H1001]" office:value-type="string" office:string-value="0x32" calcext:value-type="string">
            <text:p>0x32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6" table:number-columns-repeated="2"/>
          <table:table-cell table:style-name="ce195" office:value-type="float" office:value="1" calcext:value-type="float">
            <text:p>1</text:p>
          </table:table-cell>
          <table:table-cell table:style-name="ce96" table:number-columns-repeated="2"/>
          <table:table-cell table:style-name="ce2" table:formula="of:=[.I1001]" office:value-type="string" office:string-value="0x22" calcext:value-type="string">
            <text:p>0x2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3"/>
          <table:table-cell table:style-name="ce1"/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6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00]=1;2^[.$D1000];0);IF([.E999]=1;2^[.$D999];0);IF([.E998]=1;2^[.$D998];0);IF([.E997]=1;2^[.$D997];0);IF([.E996]=1;2^[.$D996];0);IF([.E995]=1;2^[.$D995];0);IF([.E994]=1;2^[.$D994];0);IF([.E993]=1;2^[.$D993];0));2))" office:value-type="string" office:string-value="0x22" calcext:value-type="string">
            <text:p>0x22</text:p>
          </table:table-cell>
          <table:table-cell table:style-name="ce2" table:formula="of:=CONCATENATE(&quot;0x&quot;;DEC2HEX(SUM(IF([.F1000]=1;2^[.$D1000];0);IF([.F999]=1;2^[.$D999];0);IF([.F998]=1;2^[.$D998];0);IF([.F997]=1;2^[.$D997];0);IF([.F996]=1;2^[.$D996];0);IF([.F995]=1;2^[.$D995];0);IF([.F994]=1;2^[.$D994];0);IF([.F993]=1;2^[.$D993];0));2))" office:value-type="string" office:string-value="0x26" calcext:value-type="string">
            <text:p>0x26</text:p>
          </table:table-cell>
          <table:table-cell table:style-name="ce2" table:formula="of:=CONCATENATE(&quot;0x&quot;;DEC2HEX(SUM(IF([.G1000]=1;2^[.$D1000];0);IF([.G999]=1;2^[.$D999];0);IF([.G998]=1;2^[.$D998];0);IF([.G997]=1;2^[.$D997];0);IF([.G996]=1;2^[.$D996];0);IF([.G995]=1;2^[.$D995];0);IF([.G994]=1;2^[.$D994];0);IF([.G993]=1;2^[.$D993];0));2))" office:value-type="string" office:string-value="0x2A" calcext:value-type="string">
            <text:p>0x2A</text:p>
          </table:table-cell>
          <table:table-cell table:style-name="ce2" table:formula="of:=CONCATENATE(&quot;0x&quot;;DEC2HEX(SUM(IF([.H1000]=1;2^[.$D1000];0);IF([.H999]=1;2^[.$D999];0);IF([.H998]=1;2^[.$D998];0);IF([.H997]=1;2^[.$D997];0);IF([.H996]=1;2^[.$D996];0);IF([.H995]=1;2^[.$D995];0);IF([.H994]=1;2^[.$D994];0);IF([.H993]=1;2^[.$D993];0));2))" office:value-type="string" office:string-value="0x32" calcext:value-type="string">
            <text:p>0x32</text:p>
          </table:table-cell>
          <table:table-cell table:style-name="ce2" table:formula="of:=CONCATENATE(&quot;0x&quot;;DEC2HEX(SUM(IF([.I1000]=1;2^[.$D1000];0);IF([.I999]=1;2^[.$D999];0);IF([.I998]=1;2^[.$D998];0);IF([.I997]=1;2^[.$D997];0);IF([.I996]=1;2^[.$D996];0);IF([.I995]=1;2^[.$D995];0);IF([.I994]=1;2^[.$D994];0);IF([.I993]=1;2^[.$D993];0));2))" office:value-type="string" office:string-value="0x22" calcext:value-type="string">
            <text:p>0x22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03]+1" office:value-type="float" office:value="1" calcext:value-type="float">
            <text:p>1</text:p>
          </table:table-cell>
          <table:table-cell table:style-name="ce2" table:formula="of:=[.F1003]+1" office:value-type="float" office:value="2" calcext:value-type="float">
            <text:p>2</text:p>
          </table:table-cell>
          <table:table-cell table:style-name="ce2" table:formula="of:=[.G1003]+1" office:value-type="float" office:value="3" calcext:value-type="float">
            <text:p>3</text:p>
          </table:table-cell>
          <table:table-cell table:style-name="ce2" table:formula="of:=[.H1003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993]+1" office:value-type="float" office:value="123" calcext:value-type="float">
            <text:p>123</text:p>
          </table:table-cell>
          <table:table-cell table:style-name="ce2" table:formula="of:=DEC2HEX([.A1004];2)" office:value-type="string" office:string-value="7B" calcext:value-type="string">
            <text:p>7B</text:p>
          </table:table-cell>
          <table:table-cell table:style-name="ce2" table:formula="of:=CHAR([.A1004])" office:value-type="string" office:string-value="{" calcext:value-type="string">
            <text:p>{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7" table:number-columns-repeated="2"/>
          <table:table-cell table:style-name="ce196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2" table:formula="of:=[.E1012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7" table:number-columns-repeated="2"/>
          <table:table-cell table:style-name="ce196" office:value-type="float" office:value="1" calcext:value-type="float">
            <text:p>1</text:p>
          </table:table-cell>
          <table:table-cell table:style-name="ce97" table:number-columns-repeated="2"/>
          <table:table-cell table:style-name="ce2" table:formula="of:=[.F1012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7" table:number-columns-repeated="2"/>
          <table:table-cell table:style-name="ce196" office:value-type="float" office:value="1" calcext:value-type="float">
            <text:p>1</text:p>
          </table:table-cell>
          <table:table-cell table:style-name="ce97" table:number-columns-repeated="2"/>
          <table:table-cell table:style-name="ce2" table:formula="of:=[.G1012]" office:value-type="string" office:string-value="0x7C" calcext:value-type="string">
            <text:p>0x7C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196" office:value-type="float" office:value="1" calcext:value-type="float">
            <text:p>1</text:p>
          </table:table-cell>
          <table:table-cell table:style-name="ce97" table:number-columns-repeated="2"/>
          <table:table-cell table:style-name="ce2" table:formula="of:=[.H1012]" office:value-type="string" office:string-value="0x82" calcext:value-type="string">
            <text:p>0x8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7" table:number-columns-repeated="2"/>
          <table:table-cell table:style-name="ce196" office:value-type="float" office:value="1" calcext:value-type="float">
            <text:p>1</text:p>
          </table:table-cell>
          <table:table-cell table:style-name="ce97" table:number-columns-repeated="2"/>
          <table:table-cell table:style-name="ce2" table:formula="of:=[.I1012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7" table:number-columns-repeated="2"/>
          <table:table-cell table:style-name="ce196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7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11]=1;2^[.$D1011];0);IF([.E1010]=1;2^[.$D1010];0);IF([.E1009]=1;2^[.$D1009];0);IF([.E1008]=1;2^[.$D1008];0);IF([.E1007]=1;2^[.$D1007];0);IF([.E1006]=1;2^[.$D1006];0);IF([.E1005]=1;2^[.$D1005];0);IF([.E1004]=1;2^[.$D1004];0));2))" office:value-type="string" office:string-value="0x00" calcext:value-type="string">
            <text:p>0x00</text:p>
          </table:table-cell>
          <table:table-cell table:style-name="ce2" table:formula="of:=CONCATENATE(&quot;0x&quot;;DEC2HEX(SUM(IF([.F1011]=1;2^[.$D1011];0);IF([.F1010]=1;2^[.$D1010];0);IF([.F1009]=1;2^[.$D1009];0);IF([.F1008]=1;2^[.$D1008];0);IF([.F1007]=1;2^[.$D1007];0);IF([.F1006]=1;2^[.$D1006];0);IF([.F1005]=1;2^[.$D1005];0);IF([.F1004]=1;2^[.$D1004];0));2))" office:value-type="string" office:string-value="0x10" calcext:value-type="string">
            <text:p>0x10</text:p>
          </table:table-cell>
          <table:table-cell table:style-name="ce2" table:formula="of:=CONCATENATE(&quot;0x&quot;;DEC2HEX(SUM(IF([.G1011]=1;2^[.$D1011];0);IF([.G1010]=1;2^[.$D1010];0);IF([.G1009]=1;2^[.$D1009];0);IF([.G1008]=1;2^[.$D1008];0);IF([.G1007]=1;2^[.$D1007];0);IF([.G1006]=1;2^[.$D1006];0);IF([.G1005]=1;2^[.$D1005];0);IF([.G1004]=1;2^[.$D1004];0));2))" office:value-type="string" office:string-value="0x7C" calcext:value-type="string">
            <text:p>0x7C</text:p>
          </table:table-cell>
          <table:table-cell table:style-name="ce2" table:formula="of:=CONCATENATE(&quot;0x&quot;;DEC2HEX(SUM(IF([.H1011]=1;2^[.$D1011];0);IF([.H1010]=1;2^[.$D1010];0);IF([.H1009]=1;2^[.$D1009];0);IF([.H1008]=1;2^[.$D1008];0);IF([.H1007]=1;2^[.$D1007];0);IF([.H1006]=1;2^[.$D1006];0);IF([.H1005]=1;2^[.$D1005];0);IF([.H1004]=1;2^[.$D1004];0));2))" office:value-type="string" office:string-value="0x82" calcext:value-type="string">
            <text:p>0x82</text:p>
          </table:table-cell>
          <table:table-cell table:style-name="ce2" table:formula="of:=CONCATENATE(&quot;0x&quot;;DEC2HEX(SUM(IF([.I1011]=1;2^[.$D1011];0);IF([.I1010]=1;2^[.$D1010];0);IF([.I1009]=1;2^[.$D1009];0);IF([.I1008]=1;2^[.$D1008];0);IF([.I1007]=1;2^[.$D1007];0);IF([.I1006]=1;2^[.$D1006];0);IF([.I1005]=1;2^[.$D1005];0);IF([.I1004]=1;2^[.$D1004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14]+1" office:value-type="float" office:value="1" calcext:value-type="float">
            <text:p>1</text:p>
          </table:table-cell>
          <table:table-cell table:style-name="ce2" table:formula="of:=[.F1014]+1" office:value-type="float" office:value="2" calcext:value-type="float">
            <text:p>2</text:p>
          </table:table-cell>
          <table:table-cell table:style-name="ce2" table:formula="of:=[.G1014]+1" office:value-type="float" office:value="3" calcext:value-type="float">
            <text:p>3</text:p>
          </table:table-cell>
          <table:table-cell table:style-name="ce2" table:formula="of:=[.H1014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1004]+1" office:value-type="float" office:value="124" calcext:value-type="float">
            <text:p>124</text:p>
          </table:table-cell>
          <table:table-cell table:style-name="ce2" table:formula="of:=DEC2HEX([.A1015];2)" office:value-type="string" office:string-value="7C" calcext:value-type="string">
            <text:p>7C</text:p>
          </table:table-cell>
          <table:table-cell table:style-name="ce2" table:formula="of:=CHAR([.A1015])" office:value-type="string" office:string-value="|" calcext:value-type="string">
            <text:p>|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2" table:formula="of:=[.E102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2" table:formula="of:=[.F102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2" table:formula="of:=[.G1023]" office:value-type="string" office:string-value="0xFF" calcext:value-type="string">
            <text:p>0xFF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2" table:formula="of:=[.H102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2" table:formula="of:=[.I1023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8" table:number-columns-repeated="2"/>
          <table:table-cell table:style-name="ce197" office:value-type="float" office:value="1" calcext:value-type="float">
            <text:p>1</text:p>
          </table:table-cell>
          <table:table-cell table:style-name="ce98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22]=1;2^[.$D1022];0);IF([.E1021]=1;2^[.$D1021];0);IF([.E1020]=1;2^[.$D1020];0);IF([.E1019]=1;2^[.$D1019];0);IF([.E1018]=1;2^[.$D1018];0);IF([.E1017]=1;2^[.$D1017];0);IF([.E1016]=1;2^[.$D1016];0);IF([.E1015]=1;2^[.$D1015];0));2))" office:value-type="string" office:string-value="0x00" calcext:value-type="string">
            <text:p>0x00</text:p>
          </table:table-cell>
          <table:table-cell table:style-name="ce2" table:formula="of:=CONCATENATE(&quot;0x&quot;;DEC2HEX(SUM(IF([.F1022]=1;2^[.$D1022];0);IF([.F1021]=1;2^[.$D1021];0);IF([.F1020]=1;2^[.$D1020];0);IF([.F1019]=1;2^[.$D1019];0);IF([.F1018]=1;2^[.$D1018];0);IF([.F1017]=1;2^[.$D1017];0);IF([.F1016]=1;2^[.$D1016];0);IF([.F1015]=1;2^[.$D1015];0));2))" office:value-type="string" office:string-value="0x00" calcext:value-type="string">
            <text:p>0x00</text:p>
          </table:table-cell>
          <table:table-cell table:style-name="ce2" table:formula="of:=CONCATENATE(&quot;0x&quot;;DEC2HEX(SUM(IF([.G1022]=1;2^[.$D1022];0);IF([.G1021]=1;2^[.$D1021];0);IF([.G1020]=1;2^[.$D1020];0);IF([.G1019]=1;2^[.$D1019];0);IF([.G1018]=1;2^[.$D1018];0);IF([.G1017]=1;2^[.$D1017];0);IF([.G1016]=1;2^[.$D1016];0);IF([.G1015]=1;2^[.$D1015];0));2))" office:value-type="string" office:string-value="0xFF" calcext:value-type="string">
            <text:p>0xFF</text:p>
          </table:table-cell>
          <table:table-cell table:style-name="ce2" table:formula="of:=CONCATENATE(&quot;0x&quot;;DEC2HEX(SUM(IF([.H1022]=1;2^[.$D1022];0);IF([.H1021]=1;2^[.$D1021];0);IF([.H1020]=1;2^[.$D1020];0);IF([.H1019]=1;2^[.$D1019];0);IF([.H1018]=1;2^[.$D1018];0);IF([.H1017]=1;2^[.$D1017];0);IF([.H1016]=1;2^[.$D1016];0);IF([.H1015]=1;2^[.$D1015];0));2))" office:value-type="string" office:string-value="0x00" calcext:value-type="string">
            <text:p>0x00</text:p>
          </table:table-cell>
          <table:table-cell table:style-name="ce2" table:formula="of:=CONCATENATE(&quot;0x&quot;;DEC2HEX(SUM(IF([.I1022]=1;2^[.$D1022];0);IF([.I1021]=1;2^[.$D1021];0);IF([.I1020]=1;2^[.$D1020];0);IF([.I1019]=1;2^[.$D1019];0);IF([.I1018]=1;2^[.$D1018];0);IF([.I1017]=1;2^[.$D1017];0);IF([.I1016]=1;2^[.$D1016];0);IF([.I1015]=1;2^[.$D1015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25]+1" office:value-type="float" office:value="1" calcext:value-type="float">
            <text:p>1</text:p>
          </table:table-cell>
          <table:table-cell table:style-name="ce2" table:formula="of:=[.F1025]+1" office:value-type="float" office:value="2" calcext:value-type="float">
            <text:p>2</text:p>
          </table:table-cell>
          <table:table-cell table:style-name="ce2" table:formula="of:=[.G1025]+1" office:value-type="float" office:value="3" calcext:value-type="float">
            <text:p>3</text:p>
          </table:table-cell>
          <table:table-cell table:style-name="ce2" table:formula="of:=[.H1025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1015]+1" office:value-type="float" office:value="125" calcext:value-type="float">
            <text:p>125</text:p>
          </table:table-cell>
          <table:table-cell table:style-name="ce2" table:formula="of:=DEC2HEX([.A1026];2)" office:value-type="string" office:string-value="7D" calcext:value-type="string">
            <text:p>7D</text:p>
          </table:table-cell>
          <table:table-cell table:style-name="ce2" table:formula="of:=CHAR([.A1026])" office:value-type="string" office:string-value="}" calcext:value-type="string">
            <text:p>}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198"/>
          <table:table-cell table:style-name="ce99" table:number-columns-repeated="2"/>
          <table:table-cell table:style-name="ce2" table:formula="of:=[.E1034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99" table:number-columns-repeated="2"/>
          <table:table-cell table:style-name="ce198" office:value-type="float" office:value="1" calcext:value-type="float">
            <text:p>1</text:p>
          </table:table-cell>
          <table:table-cell table:style-name="ce99" table:number-columns-repeated="2"/>
          <table:table-cell table:style-name="ce2" table:formula="of:=[.F1034]" office:value-type="string" office:string-value="0x82" calcext:value-type="string">
            <text:p>0x82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99" table:number-columns-repeated="2"/>
          <table:table-cell table:style-name="ce198" office:value-type="float" office:value="1" calcext:value-type="float">
            <text:p>1</text:p>
          </table:table-cell>
          <table:table-cell table:style-name="ce99" table:number-columns-repeated="2"/>
          <table:table-cell table:style-name="ce2" table:formula="of:=[.G1034]" office:value-type="string" office:string-value="0x7C" calcext:value-type="string">
            <text:p>0x7C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99" table:number-columns-repeated="2"/>
          <table:table-cell table:style-name="ce1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2" table:formula="of:=[.H1034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99" table:number-columns-repeated="2"/>
          <table:table-cell table:style-name="ce198" office:value-type="float" office:value="1" calcext:value-type="float">
            <text:p>1</text:p>
          </table:table-cell>
          <table:table-cell table:style-name="ce99" table:number-columns-repeated="2"/>
          <table:table-cell table:style-name="ce2" table:formula="of:=[.I1034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99" table:number-columns-repeated="2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198"/>
          <table:table-cell table:style-name="ce99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99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33]=1;2^[.$D1033];0);IF([.E1032]=1;2^[.$D1032];0);IF([.E1031]=1;2^[.$D1031];0);IF([.E1030]=1;2^[.$D1030];0);IF([.E1029]=1;2^[.$D1029];0);IF([.E1028]=1;2^[.$D1028];0);IF([.E1027]=1;2^[.$D1027];0);IF([.E1026]=1;2^[.$D1026];0));2))" office:value-type="string" office:string-value="0x00" calcext:value-type="string">
            <text:p>0x00</text:p>
          </table:table-cell>
          <table:table-cell table:style-name="ce2" table:formula="of:=CONCATENATE(&quot;0x&quot;;DEC2HEX(SUM(IF([.F1033]=1;2^[.$D1033];0);IF([.F1032]=1;2^[.$D1032];0);IF([.F1031]=1;2^[.$D1031];0);IF([.F1030]=1;2^[.$D1030];0);IF([.F1029]=1;2^[.$D1029];0);IF([.F1028]=1;2^[.$D1028];0);IF([.F1027]=1;2^[.$D1027];0);IF([.F1026]=1;2^[.$D1026];0));2))" office:value-type="string" office:string-value="0x82" calcext:value-type="string">
            <text:p>0x82</text:p>
          </table:table-cell>
          <table:table-cell table:style-name="ce2" table:formula="of:=CONCATENATE(&quot;0x&quot;;DEC2HEX(SUM(IF([.G1033]=1;2^[.$D1033];0);IF([.G1032]=1;2^[.$D1032];0);IF([.G1031]=1;2^[.$D1031];0);IF([.G1030]=1;2^[.$D1030];0);IF([.G1029]=1;2^[.$D1029];0);IF([.G1028]=1;2^[.$D1028];0);IF([.G1027]=1;2^[.$D1027];0);IF([.G1026]=1;2^[.$D1026];0));2))" office:value-type="string" office:string-value="0x7C" calcext:value-type="string">
            <text:p>0x7C</text:p>
          </table:table-cell>
          <table:table-cell table:style-name="ce2" table:formula="of:=CONCATENATE(&quot;0x&quot;;DEC2HEX(SUM(IF([.H1033]=1;2^[.$D1033];0);IF([.H1032]=1;2^[.$D1032];0);IF([.H1031]=1;2^[.$D1031];0);IF([.H1030]=1;2^[.$D1030];0);IF([.H1029]=1;2^[.$D1029];0);IF([.H1028]=1;2^[.$D1028];0);IF([.H1027]=1;2^[.$D1027];0);IF([.H1026]=1;2^[.$D1026];0));2))" office:value-type="string" office:string-value="0x10" calcext:value-type="string">
            <text:p>0x10</text:p>
          </table:table-cell>
          <table:table-cell table:style-name="ce2" table:formula="of:=CONCATENATE(&quot;0x&quot;;DEC2HEX(SUM(IF([.I1033]=1;2^[.$D1033];0);IF([.I1032]=1;2^[.$D1032];0);IF([.I1031]=1;2^[.$D1031];0);IF([.I1030]=1;2^[.$D1030];0);IF([.I1029]=1;2^[.$D1029];0);IF([.I1028]=1;2^[.$D1028];0);IF([.I1027]=1;2^[.$D1027];0);IF([.I1026]=1;2^[.$D1026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36]+1" office:value-type="float" office:value="1" calcext:value-type="float">
            <text:p>1</text:p>
          </table:table-cell>
          <table:table-cell table:style-name="ce2" table:formula="of:=[.F1036]+1" office:value-type="float" office:value="2" calcext:value-type="float">
            <text:p>2</text:p>
          </table:table-cell>
          <table:table-cell table:style-name="ce2" table:formula="of:=[.G1036]+1" office:value-type="float" office:value="3" calcext:value-type="float">
            <text:p>3</text:p>
          </table:table-cell>
          <table:table-cell table:style-name="ce2" table:formula="of:=[.H1036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A1026]+1" office:value-type="float" office:value="126" calcext:value-type="float">
            <text:p>126</text:p>
          </table:table-cell>
          <table:table-cell table:style-name="ce2" table:formula="of:=DEC2HEX([.A1037];2)" office:value-type="string" office:string-value="7E" calcext:value-type="string">
            <text:p>7E</text:p>
          </table:table-cell>
          <table:table-cell table:style-name="ce2" table:formula="of:=CHAR([.A1037])" office:value-type="string" office:string-value="~" calcext:value-type="string">
            <text:p>~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00" table:number-columns-repeated="2"/>
          <table:table-cell table:style-name="ce199"/>
          <table:table-cell table:style-name="ce100" table:number-columns-repeated="2"/>
          <table:table-cell table:style-name="ce2" table:formula="of:=[.E1045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00" table:number-columns-repeated="2"/>
          <table:table-cell table:style-name="ce199"/>
          <table:table-cell table:style-name="ce100" table:number-columns-repeated="2"/>
          <table:table-cell table:style-name="ce2" table:formula="of:=[.F1045]" office:value-type="string" office:string-value="0x20" calcext:value-type="string">
            <text:p>0x2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199"/>
          <table:table-cell table:style-name="ce100" table:number-columns-repeated="2"/>
          <table:table-cell table:style-name="ce2" table:formula="of:=[.G1045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99" office:value-type="float" office:value="1" calcext:value-type="float">
            <text:p>1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2" table:formula="of:=[.H1045]" office:value-type="string" office:string-value="0x08" calcext:value-type="string">
            <text:p>0x08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00" table:number-columns-repeated="2"/>
          <table:table-cell table:style-name="ce199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formula="of:=[.I1045]" office:value-type="string" office:string-value="0x10" calcext:value-type="string">
            <text:p>0x1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00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00" table:number-columns-repeated="2"/>
          <table:table-cell table:style-name="ce199"/>
          <table:table-cell table:style-name="ce100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00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44]=1;2^[.$D1044];0);IF([.E1043]=1;2^[.$D1043];0);IF([.E1042]=1;2^[.$D1042];0);IF([.E1041]=1;2^[.$D1041];0);IF([.E1040]=1;2^[.$D1040];0);IF([.E1039]=1;2^[.$D1039];0);IF([.E1038]=1;2^[.$D1038];0);IF([.E1037]=1;2^[.$D1037];0));2))" office:value-type="string" office:string-value="0x10" calcext:value-type="string">
            <text:p>0x10</text:p>
          </table:table-cell>
          <table:table-cell table:style-name="ce2" table:formula="of:=CONCATENATE(&quot;0x&quot;;DEC2HEX(SUM(IF([.F1044]=1;2^[.$D1044];0);IF([.F1043]=1;2^[.$D1043];0);IF([.F1042]=1;2^[.$D1042];0);IF([.F1041]=1;2^[.$D1041];0);IF([.F1040]=1;2^[.$D1040];0);IF([.F1039]=1;2^[.$D1039];0);IF([.F1038]=1;2^[.$D1038];0);IF([.F1037]=1;2^[.$D1037];0));2))" office:value-type="string" office:string-value="0x20" calcext:value-type="string">
            <text:p>0x20</text:p>
          </table:table-cell>
          <table:table-cell table:style-name="ce2" table:formula="of:=CONCATENATE(&quot;0x&quot;;DEC2HEX(SUM(IF([.G1044]=1;2^[.$D1044];0);IF([.G1043]=1;2^[.$D1043];0);IF([.G1042]=1;2^[.$D1042];0);IF([.G1041]=1;2^[.$D1041];0);IF([.G1040]=1;2^[.$D1040];0);IF([.G1039]=1;2^[.$D1039];0);IF([.G1038]=1;2^[.$D1038];0);IF([.G1037]=1;2^[.$D1037];0));2))" office:value-type="string" office:string-value="0x10" calcext:value-type="string">
            <text:p>0x10</text:p>
          </table:table-cell>
          <table:table-cell table:style-name="ce2" table:formula="of:=CONCATENATE(&quot;0x&quot;;DEC2HEX(SUM(IF([.H1044]=1;2^[.$D1044];0);IF([.H1043]=1;2^[.$D1043];0);IF([.H1042]=1;2^[.$D1042];0);IF([.H1041]=1;2^[.$D1041];0);IF([.H1040]=1;2^[.$D1040];0);IF([.H1039]=1;2^[.$D1039];0);IF([.H1038]=1;2^[.$D1038];0);IF([.H1037]=1;2^[.$D1037];0));2))" office:value-type="string" office:string-value="0x08" calcext:value-type="string">
            <text:p>0x08</text:p>
          </table:table-cell>
          <table:table-cell table:style-name="ce2" table:formula="of:=CONCATENATE(&quot;0x&quot;;DEC2HEX(SUM(IF([.I1044]=1;2^[.$D1044];0);IF([.I1043]=1;2^[.$D1043];0);IF([.I1042]=1;2^[.$D1042];0);IF([.I1041]=1;2^[.$D1041];0);IF([.I1040]=1;2^[.$D1040];0);IF([.I1039]=1;2^[.$D1039];0);IF([.I1038]=1;2^[.$D1038];0);IF([.I1037]=1;2^[.$D1037];0));2))" office:value-type="string" office:string-value="0x10" calcext:value-type="string">
            <text:p>0x1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47]+1" office:value-type="float" office:value="1" calcext:value-type="float">
            <text:p>1</text:p>
          </table:table-cell>
          <table:table-cell table:style-name="ce2" table:formula="of:=[.F1047]+1" office:value-type="float" office:value="2" calcext:value-type="float">
            <text:p>2</text:p>
          </table:table-cell>
          <table:table-cell table:style-name="ce2" table:formula="of:=[.G1047]+1" office:value-type="float" office:value="3" calcext:value-type="float">
            <text:p>3</text:p>
          </table:table-cell>
          <table:table-cell table:style-name="ce2" table:formula="of:=[.H1047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2" table:formula="of:=[.A1037]+1" office:value-type="float" office:value="127" calcext:value-type="float">
            <text:p>127</text:p>
          </table:table-cell>
          <table:table-cell table:style-name="ce2" table:formula="of:=DEC2HEX([.A1048];2)" office:value-type="string" office:string-value="7F" calcext:value-type="string">
            <text:p>7F</text:p>
          </table:table-cell>
          <table:table-cell table:style-name="ce2" table:formula="of:=CHAR([.A1048])" office:value-type="string" office:string-value="" calcext:value-type="string">
            <text:p>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01"/>
          <table:table-cell table:style-name="ce101" office:value-type="string" calcext:value-type="string">
            <text:p><text:s/></text:p>
          </table:table-cell>
          <table:table-cell table:style-name="ce200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2" table:formula="of:=[.E1056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200"/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2" table:formula="of:=[.F1056]" office:value-type="string" office:string-value="0x40" calcext:value-type="string">
            <text:p>0x40</text:p>
          </table:table-cell>
          <table:table-cell table:number-columns-repeated="1014"/>
        </table:table-row>
        <table:table-row table:style-name="ro3">
          <table:table-cell table:style-name="ce1"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<text:s/></text:p>
          </table:table-cell>
          <table:table-cell table:style-name="ce200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2" table:formula="of:=[.G1056]" office:value-type="string" office:string-value="0xA0" calcext:value-type="string">
            <text:p>0xA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01" table:number-columns-repeated="2"/>
          <table:table-cell table:style-name="ce200"/>
          <table:table-cell table:style-name="ce101" table:number-columns-repeated="2"/>
          <table:table-cell table:style-name="ce2" table:formula="of:=[.H1056]" office:value-type="string" office:string-value="0x40" calcext:value-type="string">
            <text:p>0x4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style-name="ce101" table:number-columns-repeated="2"/>
          <table:table-cell table:style-name="ce200"/>
          <table:table-cell table:style-name="ce101" table:number-columns-repeated="2"/>
          <table:table-cell table:style-name="ce2" table:formula="of:=[.I1056]" office:value-type="string" office:string-value="0x00" calcext:value-type="string">
            <text:p>0x0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01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01" table:number-columns-repeated="2"/>
          <table:table-cell table:style-name="ce200"/>
          <table:table-cell table:style-name="ce101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01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table:formula="of:=CONCATENATE(&quot;0x&quot;;DEC2HEX(SUM(IF([.E1055]=1;2^[.$D1055];0);IF([.E1054]=1;2^[.$D1054];0);IF([.E1053]=1;2^[.$D1053];0);IF([.E1052]=1;2^[.$D1052];0);IF([.E1051]=1;2^[.$D1051];0);IF([.E1050]=1;2^[.$D1050];0);IF([.E1049]=1;2^[.$D1049];0);IF([.E1048]=1;2^[.$D1048];0));2))" office:value-type="string" office:string-value="0x00" calcext:value-type="string">
            <text:p>0x00</text:p>
          </table:table-cell>
          <table:table-cell table:style-name="ce2" table:formula="of:=CONCATENATE(&quot;0x&quot;;DEC2HEX(SUM(IF([.F1055]=1;2^[.$D1055];0);IF([.F1054]=1;2^[.$D1054];0);IF([.F1053]=1;2^[.$D1053];0);IF([.F1052]=1;2^[.$D1052];0);IF([.F1051]=1;2^[.$D1051];0);IF([.F1050]=1;2^[.$D1050];0);IF([.F1049]=1;2^[.$D1049];0);IF([.F1048]=1;2^[.$D1048];0));2))" office:value-type="string" office:string-value="0x40" calcext:value-type="string">
            <text:p>0x40</text:p>
          </table:table-cell>
          <table:table-cell table:style-name="ce2" table:formula="of:=CONCATENATE(&quot;0x&quot;;DEC2HEX(SUM(IF([.G1055]=1;2^[.$D1055];0);IF([.G1054]=1;2^[.$D1054];0);IF([.G1053]=1;2^[.$D1053];0);IF([.G1052]=1;2^[.$D1052];0);IF([.G1051]=1;2^[.$D1051];0);IF([.G1050]=1;2^[.$D1050];0);IF([.G1049]=1;2^[.$D1049];0);IF([.G1048]=1;2^[.$D1048];0));2))" office:value-type="string" office:string-value="0xA0" calcext:value-type="string">
            <text:p>0xA0</text:p>
          </table:table-cell>
          <table:table-cell table:style-name="ce2" table:formula="of:=CONCATENATE(&quot;0x&quot;;DEC2HEX(SUM(IF([.H1055]=1;2^[.$D1055];0);IF([.H1054]=1;2^[.$D1054];0);IF([.H1053]=1;2^[.$D1053];0);IF([.H1052]=1;2^[.$D1052];0);IF([.H1051]=1;2^[.$D1051];0);IF([.H1050]=1;2^[.$D1050];0);IF([.H1049]=1;2^[.$D1049];0);IF([.H1048]=1;2^[.$D1048];0));2))" office:value-type="string" office:string-value="0x40" calcext:value-type="string">
            <text:p>0x40</text:p>
          </table:table-cell>
          <table:table-cell table:style-name="ce2" table:formula="of:=CONCATENATE(&quot;0x&quot;;DEC2HEX(SUM(IF([.I1055]=1;2^[.$D1055];0);IF([.I1054]=1;2^[.$D1054];0);IF([.I1053]=1;2^[.$D1053];0);IF([.I1052]=1;2^[.$D1052];0);IF([.I1051]=1;2^[.$D1051];0);IF([.I1050]=1;2^[.$D1050];0);IF([.I1049]=1;2^[.$D1049];0);IF([.I1048]=1;2^[.$D1048];0));2))" office:value-type="string" office:string-value="0x00" calcext:value-type="string">
            <text:p>0x0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E1058]+1" office:value-type="float" office:value="1" calcext:value-type="float">
            <text:p>1</text:p>
          </table:table-cell>
          <table:table-cell table:style-name="ce2" table:formula="of:=[.F1058]+1" office:value-type="float" office:value="2" calcext:value-type="float">
            <text:p>2</text:p>
          </table:table-cell>
          <table:table-cell table:style-name="ce2" table:formula="of:=[.G1058]+1" office:value-type="float" office:value="3" calcext:value-type="float">
            <text:p>3</text:p>
          </table:table-cell>
          <table:table-cell table:style-name="ce2" table:formula="of:=[.H1058]+1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formula="of:=[.A1048]+1" office:value-type="float" office:value="128" calcext:value-type="float">
            <text:p>128</text:p>
          </table:table-cell>
          <table:table-cell table:style-name="ce2" table:formula="of:=DEC2HEX([.A1059];2)" office:value-type="string" office:string-value="80" calcext:value-type="string">
            <text:p>80</text:p>
          </table:table-cell>
          <table:table-cell table:style-name="ce2" table:formula="of:=CHAR([.A1059])" office:value-type="string" office:string-value="€" calcext:value-type="string">
            <text:p>€</text:p>
          </table:table-cell>
          <table:table-cell table:style-name="ce2" table:formula="of:=[.D$3]" office:value-type="float" office:value="7" calcext:value-type="float">
            <text:p>7</text:p>
          </table:table-cell>
          <table:table-cell table:style-name="ce102" table:number-columns-repeated="2"/>
          <table:table-cell table:style-name="ce201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2" table:formula="of:=[.E1067]" office:value-type="string" office:string-value="0x28" calcext:value-type="string">
            <text:p>0x28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[.D$4]" office:value-type="float" office:value="6" calcext:value-type="float">
            <text:p>6</text:p>
          </table:table-cell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201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2" table:formula="of:=[.F1067]" office:value-type="string" office:string-value="0x7C" calcext:value-type="string">
            <text:p>0x7C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[.D$5]" office:value-type="float" office:value="5" calcext:value-type="float">
            <text:p>5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02" table:number-columns-repeated="2"/>
          <table:table-cell table:style-name="ce2" table:formula="of:=[.G1067]" office:value-type="string" office:string-value="0xAA" calcext:value-type="string">
            <text:p>0xAA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[.D$6]" office:value-type="float" office:value="4" calcext:value-type="float">
            <text:p>4</text:p>
          </table:table-cell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201"/>
          <table:table-cell table:style-name="ce102" table:number-columns-repeated="2"/>
          <table:table-cell table:style-name="ce2" table:formula="of:=[.H1067]" office:value-type="string" office:string-value="0x82" calcext:value-type="string">
            <text:p>0x8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[.D$7]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02" table:number-columns-repeated="2"/>
          <table:table-cell table:style-name="ce2" table:formula="of:=[.I1067]" office:value-type="string" office:string-value="0x44" calcext:value-type="string">
            <text:p>0x44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[.D$8]" office:value-type="float" office:value="2" calcext:value-type="float">
            <text:p>2</text:p>
          </table:table-cell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 table:style-name="ce10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" table:formula="of:=[.D$9]" office:value-type="float" office:value="1" calcext:value-type="float">
            <text:p>1</text:p>
          </table:table-cell>
          <table:table-cell table:style-name="ce102" table:number-columns-repeated="2"/>
          <table:table-cell table:style-name="ce201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number-columns-repeated="1015"/>
        </table:table-row>
        <table:table-row table:style-name="ro1">
          <table:table-cell table:number-columns-repeated="3"/>
          <table:table-cell table:style-name="ce2" table:formula="of:=[.D$10]" office:value-type="float" office:value="0" calcext:value-type="float">
            <text:p>0</text:p>
          </table:table-cell>
          <table:table-cell table:style-name="ce102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2" table:formula="of:=CONCATENATE(&quot;0x&quot;;DEC2HEX(SUM(IF([.E1066]=1;2^[.$D1066];0);IF([.E1065]=1;2^[.$D1065];0);IF([.E1064]=1;2^[.$D1064];0);IF([.E1063]=1;2^[.$D1063];0);IF([.E1062]=1;2^[.$D1062];0);IF([.E1061]=1;2^[.$D1061];0);IF([.E1060]=1;2^[.$D1060];0);IF([.E1059]=1;2^[.$D1059];0));2))" office:value-type="string" office:string-value="0x28" calcext:value-type="string">
            <text:p>0x28</text:p>
          </table:table-cell>
          <table:table-cell table:style-name="ce2" table:formula="of:=CONCATENATE(&quot;0x&quot;;DEC2HEX(SUM(IF([.F1066]=1;2^[.$D1066];0);IF([.F1065]=1;2^[.$D1065];0);IF([.F1064]=1;2^[.$D1064];0);IF([.F1063]=1;2^[.$D1063];0);IF([.F1062]=1;2^[.$D1062];0);IF([.F1061]=1;2^[.$D1061];0);IF([.F1060]=1;2^[.$D1060];0);IF([.F1059]=1;2^[.$D1059];0));2))" office:value-type="string" office:string-value="0x7C" calcext:value-type="string">
            <text:p>0x7C</text:p>
          </table:table-cell>
          <table:table-cell table:style-name="ce2" table:formula="of:=CONCATENATE(&quot;0x&quot;;DEC2HEX(SUM(IF([.G1066]=1;2^[.$D1066];0);IF([.G1065]=1;2^[.$D1065];0);IF([.G1064]=1;2^[.$D1064];0);IF([.G1063]=1;2^[.$D1063];0);IF([.G1062]=1;2^[.$D1062];0);IF([.G1061]=1;2^[.$D1061];0);IF([.G1060]=1;2^[.$D1060];0);IF([.G1059]=1;2^[.$D1059];0));2))" office:value-type="string" office:string-value="0xAA" calcext:value-type="string">
            <text:p>0xAA</text:p>
          </table:table-cell>
          <table:table-cell table:style-name="ce2" table:formula="of:=CONCATENATE(&quot;0x&quot;;DEC2HEX(SUM(IF([.H1066]=1;2^[.$D1066];0);IF([.H1065]=1;2^[.$D1065];0);IF([.H1064]=1;2^[.$D1064];0);IF([.H1063]=1;2^[.$D1063];0);IF([.H1062]=1;2^[.$D1062];0);IF([.H1061]=1;2^[.$D1061];0);IF([.H1060]=1;2^[.$D1060];0);IF([.H1059]=1;2^[.$D1059];0));2))" office:value-type="string" office:string-value="0x82" calcext:value-type="string">
            <text:p>0x82</text:p>
          </table:table-cell>
          <table:table-cell table:style-name="ce2" table:formula="of:=CONCATENATE(&quot;0x&quot;;DEC2HEX(SUM(IF([.I1066]=1;2^[.$D1066];0);IF([.I1065]=1;2^[.$D1065];0);IF([.I1064]=1;2^[.$D1064];0);IF([.I1063]=1;2^[.$D1063];0);IF([.I1062]=1;2^[.$D1062];0);IF([.I1061]=1;2^[.$D1061];0);IF([.I1060]=1;2^[.$D1060];0);IF([.I1059]=1;2^[.$D1059];0));2))" office:value-type="string" office:string-value="0x44" calcext:value-type="string">
            <text:p>0x44</text:p>
          </table:table-cell>
          <table:table-cell table:number-columns-repeated="1015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  <calcext:conditional-formats>
          <calcext:conditional-format calcext:target-range-address="Sheet1.E3:Sheet1.I10">
            <calcext:condition calcext:apply-style-name="ConditionalStyle_1" calcext:value="=1" calcext:base-cell-address="Sheet1.E3"/>
          </calcext:conditional-format>
          <calcext:conditional-format calcext:target-range-address="Sheet1.E25:Sheet1.I32">
            <calcext:condition calcext:apply-style-name="ConditionalStyle_1" calcext:value="=1" calcext:base-cell-address="Sheet1.E25"/>
          </calcext:conditional-format>
          <calcext:conditional-format calcext:target-range-address="Sheet1.E36:Sheet1.I43">
            <calcext:condition calcext:apply-style-name="ConditionalStyle_1" calcext:value="=1" calcext:base-cell-address="Sheet1.E36"/>
          </calcext:conditional-format>
          <calcext:conditional-format calcext:target-range-address="Sheet1.E47:Sheet1.I54">
            <calcext:condition calcext:apply-style-name="ConditionalStyle_1" calcext:value="=1" calcext:base-cell-address="Sheet1.E47"/>
          </calcext:conditional-format>
          <calcext:conditional-format calcext:target-range-address="Sheet1.E59:Sheet1.I65">
            <calcext:condition calcext:apply-style-name="ConditionalStyle_1" calcext:value="=1" calcext:base-cell-address="Sheet1.E59"/>
          </calcext:conditional-format>
          <calcext:conditional-format calcext:target-range-address="Sheet1.E69:Sheet1.I76">
            <calcext:condition calcext:apply-style-name="ConditionalStyle_1" calcext:value="=1" calcext:base-cell-address="Sheet1.E69"/>
          </calcext:conditional-format>
          <calcext:conditional-format calcext:target-range-address="Sheet1.E80:Sheet1.I87">
            <calcext:condition calcext:apply-style-name="ConditionalStyle_1" calcext:value="=1" calcext:base-cell-address="Sheet1.E80"/>
          </calcext:conditional-format>
          <calcext:conditional-format calcext:target-range-address="Sheet1.E91:Sheet1.I98">
            <calcext:condition calcext:apply-style-name="ConditionalStyle_1" calcext:value="=1" calcext:base-cell-address="Sheet1.E91"/>
          </calcext:conditional-format>
          <calcext:conditional-format calcext:target-range-address="Sheet1.E102:Sheet1.I109">
            <calcext:condition calcext:apply-style-name="ConditionalStyle_1" calcext:value="=1" calcext:base-cell-address="Sheet1.E102"/>
          </calcext:conditional-format>
          <calcext:conditional-format calcext:target-range-address="Sheet1.E113:Sheet1.I120">
            <calcext:condition calcext:apply-style-name="ConditionalStyle_1" calcext:value="=1" calcext:base-cell-address="Sheet1.E113"/>
          </calcext:conditional-format>
          <calcext:conditional-format calcext:target-range-address="Sheet1.E124:Sheet1.I131">
            <calcext:condition calcext:apply-style-name="ConditionalStyle_1" calcext:value="=1" calcext:base-cell-address="Sheet1.E124"/>
          </calcext:conditional-format>
          <calcext:conditional-format calcext:target-range-address="Sheet1.E135:Sheet1.I142">
            <calcext:condition calcext:apply-style-name="ConditionalStyle_1" calcext:value="=1" calcext:base-cell-address="Sheet1.E135"/>
          </calcext:conditional-format>
          <calcext:conditional-format calcext:target-range-address="Sheet1.E146:Sheet1.I153">
            <calcext:condition calcext:apply-style-name="ConditionalStyle_1" calcext:value="=1" calcext:base-cell-address="Sheet1.E146"/>
          </calcext:conditional-format>
          <calcext:conditional-format calcext:target-range-address="Sheet1.E157:Sheet1.I164">
            <calcext:condition calcext:apply-style-name="ConditionalStyle_1" calcext:value="=1" calcext:base-cell-address="Sheet1.E157"/>
          </calcext:conditional-format>
          <calcext:conditional-format calcext:target-range-address="Sheet1.E168:Sheet1.I175">
            <calcext:condition calcext:apply-style-name="ConditionalStyle_1" calcext:value="=1" calcext:base-cell-address="Sheet1.E168"/>
          </calcext:conditional-format>
          <calcext:conditional-format calcext:target-range-address="Sheet1.E179:Sheet1.I186">
            <calcext:condition calcext:apply-style-name="ConditionalStyle_1" calcext:value="=1" calcext:base-cell-address="Sheet1.E179"/>
          </calcext:conditional-format>
          <calcext:conditional-format calcext:target-range-address="Sheet1.E190:Sheet1.I197">
            <calcext:condition calcext:apply-style-name="ConditionalStyle_1" calcext:value="=1" calcext:base-cell-address="Sheet1.E190"/>
          </calcext:conditional-format>
          <calcext:conditional-format calcext:target-range-address="Sheet1.E201:Sheet1.I208">
            <calcext:condition calcext:apply-style-name="ConditionalStyle_1" calcext:value="=1" calcext:base-cell-address="Sheet1.E201"/>
          </calcext:conditional-format>
          <calcext:conditional-format calcext:target-range-address="Sheet1.E212:Sheet1.I219">
            <calcext:condition calcext:apply-style-name="ConditionalStyle_1" calcext:value="=1" calcext:base-cell-address="Sheet1.E212"/>
          </calcext:conditional-format>
          <calcext:conditional-format calcext:target-range-address="Sheet1.E223:Sheet1.I230">
            <calcext:condition calcext:apply-style-name="ConditionalStyle_1" calcext:value="=1" calcext:base-cell-address="Sheet1.E223"/>
          </calcext:conditional-format>
          <calcext:conditional-format calcext:target-range-address="Sheet1.E234:Sheet1.I241">
            <calcext:condition calcext:apply-style-name="ConditionalStyle_1" calcext:value="=1" calcext:base-cell-address="Sheet1.E234"/>
          </calcext:conditional-format>
          <calcext:conditional-format calcext:target-range-address="Sheet1.E245:Sheet1.I252">
            <calcext:condition calcext:apply-style-name="ConditionalStyle_1" calcext:value="=1" calcext:base-cell-address="Sheet1.E245"/>
          </calcext:conditional-format>
          <calcext:conditional-format calcext:target-range-address="Sheet1.E256:Sheet1.I263">
            <calcext:condition calcext:apply-style-name="ConditionalStyle_1" calcext:value="=1" calcext:base-cell-address="Sheet1.E256"/>
          </calcext:conditional-format>
          <calcext:conditional-format calcext:target-range-address="Sheet1.E267:Sheet1.I274">
            <calcext:condition calcext:apply-style-name="ConditionalStyle_1" calcext:value="=1" calcext:base-cell-address="Sheet1.E267"/>
          </calcext:conditional-format>
          <calcext:conditional-format calcext:target-range-address="Sheet1.E278:Sheet1.I285">
            <calcext:condition calcext:apply-style-name="ConditionalStyle_1" calcext:value="=1" calcext:base-cell-address="Sheet1.E278"/>
          </calcext:conditional-format>
          <calcext:conditional-format calcext:target-range-address="Sheet1.E289:Sheet1.I296">
            <calcext:condition calcext:apply-style-name="ConditionalStyle_1" calcext:value="=1" calcext:base-cell-address="Sheet1.E289"/>
          </calcext:conditional-format>
          <calcext:conditional-format calcext:target-range-address="Sheet1.E300:Sheet1.I307">
            <calcext:condition calcext:apply-style-name="ConditionalStyle_1" calcext:value="=1" calcext:base-cell-address="Sheet1.E300"/>
          </calcext:conditional-format>
          <calcext:conditional-format calcext:target-range-address="Sheet1.E311:Sheet1.I318">
            <calcext:condition calcext:apply-style-name="ConditionalStyle_1" calcext:value="=1" calcext:base-cell-address="Sheet1.E311"/>
          </calcext:conditional-format>
          <calcext:conditional-format calcext:target-range-address="Sheet1.E322:Sheet1.I329">
            <calcext:condition calcext:apply-style-name="ConditionalStyle_1" calcext:value="=1" calcext:base-cell-address="Sheet1.E322"/>
          </calcext:conditional-format>
          <calcext:conditional-format calcext:target-range-address="Sheet1.E333:Sheet1.I340">
            <calcext:condition calcext:apply-style-name="ConditionalStyle_1" calcext:value="=1" calcext:base-cell-address="Sheet1.E333"/>
          </calcext:conditional-format>
          <calcext:conditional-format calcext:target-range-address="Sheet1.E344:Sheet1.I351">
            <calcext:condition calcext:apply-style-name="ConditionalStyle_1" calcext:value="=1" calcext:base-cell-address="Sheet1.E344"/>
          </calcext:conditional-format>
          <calcext:conditional-format calcext:target-range-address="Sheet1.E355:Sheet1.I362">
            <calcext:condition calcext:apply-style-name="ConditionalStyle_1" calcext:value="=1" calcext:base-cell-address="Sheet1.E355"/>
          </calcext:conditional-format>
          <calcext:conditional-format calcext:target-range-address="Sheet1.E366:Sheet1.I373">
            <calcext:condition calcext:apply-style-name="ConditionalStyle_1" calcext:value="=1" calcext:base-cell-address="Sheet1.E366"/>
          </calcext:conditional-format>
          <calcext:conditional-format calcext:target-range-address="Sheet1.E377:Sheet1.I384">
            <calcext:condition calcext:apply-style-name="ConditionalStyle_1" calcext:value="=1" calcext:base-cell-address="Sheet1.E377"/>
          </calcext:conditional-format>
          <calcext:conditional-format calcext:target-range-address="Sheet1.E388:Sheet1.I395">
            <calcext:condition calcext:apply-style-name="ConditionalStyle_1" calcext:value="=1" calcext:base-cell-address="Sheet1.E388"/>
          </calcext:conditional-format>
          <calcext:conditional-format calcext:target-range-address="Sheet1.E399:Sheet1.I406">
            <calcext:condition calcext:apply-style-name="ConditionalStyle_1" calcext:value="=1" calcext:base-cell-address="Sheet1.E399"/>
          </calcext:conditional-format>
          <calcext:conditional-format calcext:target-range-address="Sheet1.E410:Sheet1.I417">
            <calcext:condition calcext:apply-style-name="ConditionalStyle_1" calcext:value="=1" calcext:base-cell-address="Sheet1.E410"/>
          </calcext:conditional-format>
          <calcext:conditional-format calcext:target-range-address="Sheet1.E421:Sheet1.I428">
            <calcext:condition calcext:apply-style-name="ConditionalStyle_1" calcext:value="=1" calcext:base-cell-address="Sheet1.E421"/>
          </calcext:conditional-format>
          <calcext:conditional-format calcext:target-range-address="Sheet1.E432:Sheet1.I439">
            <calcext:condition calcext:apply-style-name="ConditionalStyle_1" calcext:value="=1" calcext:base-cell-address="Sheet1.E432"/>
          </calcext:conditional-format>
          <calcext:conditional-format calcext:target-range-address="Sheet1.E443:Sheet1.I450">
            <calcext:condition calcext:apply-style-name="ConditionalStyle_1" calcext:value="=1" calcext:base-cell-address="Sheet1.E443"/>
          </calcext:conditional-format>
          <calcext:conditional-format calcext:target-range-address="Sheet1.E454:Sheet1.I461">
            <calcext:condition calcext:apply-style-name="ConditionalStyle_1" calcext:value="=1" calcext:base-cell-address="Sheet1.E454"/>
          </calcext:conditional-format>
          <calcext:conditional-format calcext:target-range-address="Sheet1.E465:Sheet1.I472">
            <calcext:condition calcext:apply-style-name="ConditionalStyle_1" calcext:value="=1" calcext:base-cell-address="Sheet1.E465"/>
          </calcext:conditional-format>
          <calcext:conditional-format calcext:target-range-address="Sheet1.E476:Sheet1.I483">
            <calcext:condition calcext:apply-style-name="ConditionalStyle_1" calcext:value="=1" calcext:base-cell-address="Sheet1.E476"/>
          </calcext:conditional-format>
          <calcext:conditional-format calcext:target-range-address="Sheet1.E487:Sheet1.I494">
            <calcext:condition calcext:apply-style-name="ConditionalStyle_1" calcext:value="=1" calcext:base-cell-address="Sheet1.E487"/>
          </calcext:conditional-format>
          <calcext:conditional-format calcext:target-range-address="Sheet1.E498:Sheet1.I505">
            <calcext:condition calcext:apply-style-name="ConditionalStyle_1" calcext:value="=1" calcext:base-cell-address="Sheet1.E498"/>
          </calcext:conditional-format>
          <calcext:conditional-format calcext:target-range-address="Sheet1.E509:Sheet1.I516">
            <calcext:condition calcext:apply-style-name="ConditionalStyle_1" calcext:value="=1" calcext:base-cell-address="Sheet1.E509"/>
          </calcext:conditional-format>
          <calcext:conditional-format calcext:target-range-address="Sheet1.E520:Sheet1.I527">
            <calcext:condition calcext:apply-style-name="ConditionalStyle_1" calcext:value="=1" calcext:base-cell-address="Sheet1.E520"/>
          </calcext:conditional-format>
          <calcext:conditional-format calcext:target-range-address="Sheet1.E531:Sheet1.I538">
            <calcext:condition calcext:apply-style-name="ConditionalStyle_1" calcext:value="=1" calcext:base-cell-address="Sheet1.E531"/>
          </calcext:conditional-format>
          <calcext:conditional-format calcext:target-range-address="Sheet1.E542:Sheet1.I549">
            <calcext:condition calcext:apply-style-name="ConditionalStyle_1" calcext:value="=1" calcext:base-cell-address="Sheet1.E542"/>
          </calcext:conditional-format>
          <calcext:conditional-format calcext:target-range-address="Sheet1.E553:Sheet1.I560">
            <calcext:condition calcext:apply-style-name="ConditionalStyle_1" calcext:value="=1" calcext:base-cell-address="Sheet1.E553"/>
          </calcext:conditional-format>
          <calcext:conditional-format calcext:target-range-address="Sheet1.E564:Sheet1.I571">
            <calcext:condition calcext:apply-style-name="ConditionalStyle_1" calcext:value="=1" calcext:base-cell-address="Sheet1.E564"/>
          </calcext:conditional-format>
          <calcext:conditional-format calcext:target-range-address="Sheet1.E575:Sheet1.I582">
            <calcext:condition calcext:apply-style-name="ConditionalStyle_1" calcext:value="=1" calcext:base-cell-address="Sheet1.E575"/>
          </calcext:conditional-format>
          <calcext:conditional-format calcext:target-range-address="Sheet1.E586:Sheet1.I593">
            <calcext:condition calcext:apply-style-name="ConditionalStyle_1" calcext:value="=1" calcext:base-cell-address="Sheet1.E586"/>
          </calcext:conditional-format>
          <calcext:conditional-format calcext:target-range-address="Sheet1.E597:Sheet1.I604">
            <calcext:condition calcext:apply-style-name="ConditionalStyle_1" calcext:value="=1" calcext:base-cell-address="Sheet1.E597"/>
          </calcext:conditional-format>
          <calcext:conditional-format calcext:target-range-address="Sheet1.E608:Sheet1.I615">
            <calcext:condition calcext:apply-style-name="ConditionalStyle_1" calcext:value="=1" calcext:base-cell-address="Sheet1.E608"/>
          </calcext:conditional-format>
          <calcext:conditional-format calcext:target-range-address="Sheet1.E619:Sheet1.I626">
            <calcext:condition calcext:apply-style-name="ConditionalStyle_1" calcext:value="=1" calcext:base-cell-address="Sheet1.E619"/>
          </calcext:conditional-format>
          <calcext:conditional-format calcext:target-range-address="Sheet1.E630:Sheet1.I637">
            <calcext:condition calcext:apply-style-name="ConditionalStyle_1" calcext:value="=1" calcext:base-cell-address="Sheet1.E630"/>
          </calcext:conditional-format>
          <calcext:conditional-format calcext:target-range-address="Sheet1.E641:Sheet1.I648">
            <calcext:condition calcext:apply-style-name="ConditionalStyle_1" calcext:value="=1" calcext:base-cell-address="Sheet1.E641"/>
          </calcext:conditional-format>
          <calcext:conditional-format calcext:target-range-address="Sheet1.E652:Sheet1.I659">
            <calcext:condition calcext:apply-style-name="ConditionalStyle_1" calcext:value="=1" calcext:base-cell-address="Sheet1.E652"/>
          </calcext:conditional-format>
          <calcext:conditional-format calcext:target-range-address="Sheet1.E663:Sheet1.I670">
            <calcext:condition calcext:apply-style-name="ConditionalStyle_1" calcext:value="=1" calcext:base-cell-address="Sheet1.E663"/>
          </calcext:conditional-format>
          <calcext:conditional-format calcext:target-range-address="Sheet1.E674:Sheet1.I681">
            <calcext:condition calcext:apply-style-name="ConditionalStyle_1" calcext:value="=1" calcext:base-cell-address="Sheet1.E674"/>
          </calcext:conditional-format>
          <calcext:conditional-format calcext:target-range-address="Sheet1.E685:Sheet1.I692">
            <calcext:condition calcext:apply-style-name="ConditionalStyle_1" calcext:value="=1" calcext:base-cell-address="Sheet1.E685"/>
          </calcext:conditional-format>
          <calcext:conditional-format calcext:target-range-address="Sheet1.E696:Sheet1.I703">
            <calcext:condition calcext:apply-style-name="ConditionalStyle_1" calcext:value="=1" calcext:base-cell-address="Sheet1.E696"/>
          </calcext:conditional-format>
          <calcext:conditional-format calcext:target-range-address="Sheet1.E707:Sheet1.I714">
            <calcext:condition calcext:apply-style-name="ConditionalStyle_1" calcext:value="=1" calcext:base-cell-address="Sheet1.E707"/>
          </calcext:conditional-format>
          <calcext:conditional-format calcext:target-range-address="Sheet1.E718:Sheet1.I725">
            <calcext:condition calcext:apply-style-name="ConditionalStyle_1" calcext:value="=1" calcext:base-cell-address="Sheet1.E718"/>
          </calcext:conditional-format>
          <calcext:conditional-format calcext:target-range-address="Sheet1.E729:Sheet1.I736">
            <calcext:condition calcext:apply-style-name="ConditionalStyle_1" calcext:value="=1" calcext:base-cell-address="Sheet1.E729"/>
          </calcext:conditional-format>
          <calcext:conditional-format calcext:target-range-address="Sheet1.E751:Sheet1.I758">
            <calcext:condition calcext:apply-style-name="ConditionalStyle_1" calcext:value="=1" calcext:base-cell-address="Sheet1.E751"/>
          </calcext:conditional-format>
          <calcext:conditional-format calcext:target-range-address="Sheet1.E762:Sheet1.I769">
            <calcext:condition calcext:apply-style-name="ConditionalStyle_1" calcext:value="=1" calcext:base-cell-address="Sheet1.E762"/>
          </calcext:conditional-format>
          <calcext:conditional-format calcext:target-range-address="Sheet1.E773:Sheet1.I780">
            <calcext:condition calcext:apply-style-name="ConditionalStyle_1" calcext:value="=1" calcext:base-cell-address="Sheet1.E773"/>
          </calcext:conditional-format>
          <calcext:conditional-format calcext:target-range-address="Sheet1.E784:Sheet1.I791">
            <calcext:condition calcext:apply-style-name="ConditionalStyle_1" calcext:value="=1" calcext:base-cell-address="Sheet1.E784"/>
          </calcext:conditional-format>
          <calcext:conditional-format calcext:target-range-address="Sheet1.E795:Sheet1.I802">
            <calcext:condition calcext:apply-style-name="ConditionalStyle_1" calcext:value="=1" calcext:base-cell-address="Sheet1.E795"/>
          </calcext:conditional-format>
          <calcext:conditional-format calcext:target-range-address="Sheet1.E806:Sheet1.I813">
            <calcext:condition calcext:apply-style-name="ConditionalStyle_1" calcext:value="=1" calcext:base-cell-address="Sheet1.E806"/>
          </calcext:conditional-format>
          <calcext:conditional-format calcext:target-range-address="Sheet1.E817:Sheet1.I824">
            <calcext:condition calcext:apply-style-name="ConditionalStyle_1" calcext:value="=1" calcext:base-cell-address="Sheet1.E817"/>
          </calcext:conditional-format>
          <calcext:conditional-format calcext:target-range-address="Sheet1.E828:Sheet1.I835">
            <calcext:condition calcext:apply-style-name="ConditionalStyle_1" calcext:value="=1" calcext:base-cell-address="Sheet1.E828"/>
          </calcext:conditional-format>
          <calcext:conditional-format calcext:target-range-address="Sheet1.E839:Sheet1.I846">
            <calcext:condition calcext:apply-style-name="ConditionalStyle_1" calcext:value="=1" calcext:base-cell-address="Sheet1.E839"/>
          </calcext:conditional-format>
          <calcext:conditional-format calcext:target-range-address="Sheet1.E850:Sheet1.I857">
            <calcext:condition calcext:apply-style-name="ConditionalStyle_1" calcext:value="=1" calcext:base-cell-address="Sheet1.E850"/>
          </calcext:conditional-format>
          <calcext:conditional-format calcext:target-range-address="Sheet1.E861:Sheet1.I868">
            <calcext:condition calcext:apply-style-name="ConditionalStyle_1" calcext:value="=1" calcext:base-cell-address="Sheet1.E861"/>
          </calcext:conditional-format>
          <calcext:conditional-format calcext:target-range-address="Sheet1.E872:Sheet1.I879">
            <calcext:condition calcext:apply-style-name="ConditionalStyle_1" calcext:value="=1" calcext:base-cell-address="Sheet1.E872"/>
          </calcext:conditional-format>
          <calcext:conditional-format calcext:target-range-address="Sheet1.E883:Sheet1.I890">
            <calcext:condition calcext:apply-style-name="ConditionalStyle_1" calcext:value="=1" calcext:base-cell-address="Sheet1.E883"/>
          </calcext:conditional-format>
          <calcext:conditional-format calcext:target-range-address="Sheet1.E894:Sheet1.I901">
            <calcext:condition calcext:apply-style-name="ConditionalStyle_1" calcext:value="=1" calcext:base-cell-address="Sheet1.E894"/>
          </calcext:conditional-format>
          <calcext:conditional-format calcext:target-range-address="Sheet1.E905:Sheet1.I912">
            <calcext:condition calcext:apply-style-name="ConditionalStyle_1" calcext:value="=1" calcext:base-cell-address="Sheet1.E905"/>
          </calcext:conditional-format>
          <calcext:conditional-format calcext:target-range-address="Sheet1.E916:Sheet1.I923">
            <calcext:condition calcext:apply-style-name="ConditionalStyle_1" calcext:value="=1" calcext:base-cell-address="Sheet1.E916"/>
          </calcext:conditional-format>
          <calcext:conditional-format calcext:target-range-address="Sheet1.E927:Sheet1.I934">
            <calcext:condition calcext:apply-style-name="ConditionalStyle_1" calcext:value="=1" calcext:base-cell-address="Sheet1.E927"/>
          </calcext:conditional-format>
          <calcext:conditional-format calcext:target-range-address="Sheet1.E938:Sheet1.I945">
            <calcext:condition calcext:apply-style-name="ConditionalStyle_1" calcext:value="=1" calcext:base-cell-address="Sheet1.E938"/>
          </calcext:conditional-format>
          <calcext:conditional-format calcext:target-range-address="Sheet1.E949:Sheet1.I956">
            <calcext:condition calcext:apply-style-name="ConditionalStyle_1" calcext:value="=1" calcext:base-cell-address="Sheet1.E949"/>
          </calcext:conditional-format>
          <calcext:conditional-format calcext:target-range-address="Sheet1.E960:Sheet1.I967">
            <calcext:condition calcext:apply-style-name="ConditionalStyle_1" calcext:value="=1" calcext:base-cell-address="Sheet1.E960"/>
          </calcext:conditional-format>
          <calcext:conditional-format calcext:target-range-address="Sheet1.E971:Sheet1.I978">
            <calcext:condition calcext:apply-style-name="ConditionalStyle_1" calcext:value="=1" calcext:base-cell-address="Sheet1.E971"/>
          </calcext:conditional-format>
          <calcext:conditional-format calcext:target-range-address="Sheet1.E982:Sheet1.I989">
            <calcext:condition calcext:apply-style-name="ConditionalStyle_1" calcext:value="=1" calcext:base-cell-address="Sheet1.E982"/>
          </calcext:conditional-format>
          <calcext:conditional-format calcext:target-range-address="Sheet1.E993:Sheet1.I1000">
            <calcext:condition calcext:apply-style-name="ConditionalStyle_1" calcext:value="=1" calcext:base-cell-address="Sheet1.E993"/>
          </calcext:conditional-format>
          <calcext:conditional-format calcext:target-range-address="Sheet1.E1004:Sheet1.I1011">
            <calcext:condition calcext:apply-style-name="ConditionalStyle_1" calcext:value="=1" calcext:base-cell-address="Sheet1.E1004"/>
          </calcext:conditional-format>
          <calcext:conditional-format calcext:target-range-address="Sheet1.E1015:Sheet1.I1022">
            <calcext:condition calcext:apply-style-name="ConditionalStyle_1" calcext:value="=1" calcext:base-cell-address="Sheet1.E1015"/>
          </calcext:conditional-format>
          <calcext:conditional-format calcext:target-range-address="Sheet1.E1026:Sheet1.I1033">
            <calcext:condition calcext:apply-style-name="ConditionalStyle_1" calcext:value="=1" calcext:base-cell-address="Sheet1.E1026"/>
          </calcext:conditional-format>
          <calcext:conditional-format calcext:target-range-address="Sheet1.E1037:Sheet1.I1044">
            <calcext:condition calcext:apply-style-name="ConditionalStyle_1" calcext:value="=1" calcext:base-cell-address="Sheet1.E1037"/>
          </calcext:conditional-format>
          <calcext:conditional-format calcext:target-range-address="Sheet1.E1048:Sheet1.I1055">
            <calcext:condition calcext:apply-style-name="ConditionalStyle_1" calcext:value="=1" calcext:base-cell-address="Sheet1.E1048"/>
          </calcext:conditional-format>
          <calcext:conditional-format calcext:target-range-address="Sheet1.E1059:Sheet1.I1066">
            <calcext:condition calcext:apply-style-name="ConditionalStyle_1" calcext:value="=1" calcext:base-cell-address="Sheet1.E1059"/>
          </calcext:conditional-format>
          <calcext:conditional-format calcext:target-range-address="Sheet1.E740:Sheet1.I747">
            <calcext:condition calcext:apply-style-name="ConditionalStyle_1" calcext:value="=1" calcext:base-cell-address="Sheet1.E740"/>
          </calcext:conditional-format>
          <calcext:conditional-format calcext:target-range-address="Sheet1.E59:Sheet1.I62">
            <calcext:condition calcext:apply-style-name="ConditionalStyle_1" calcext:value="=1" calcext:base-cell-address="Sheet1.E59"/>
          </calcext:conditional-format>
          <calcext:conditional-format calcext:target-range-address="Sheet1.E58:Sheet1.I62">
            <calcext:condition calcext:apply-style-name="ConditionalStyle_1" calcext:value="=1" calcext:base-cell-address="Sheet1.E58"/>
          </calcext:conditional-format>
          <calcext:conditional-format calcext:target-range-address="Sheet1.E14:Sheet1.I21">
            <calcext:condition calcext:apply-style-name="ConditionalStyle_1" calcext:value="=1" calcext:base-cell-address="Sheet1.E14"/>
          </calcext:conditional-format>
        </calcext:conditional-formats>
      </table:table>
      <table:table table:name="Sheet2" table:style-name="ta2">
        <table:table-column table:style-name="co11" table:default-cell-style-name="ce3"/>
        <table:table-column table:style-name="co9" table:number-columns-repeated="255" table:default-cell-style-name="ce3"/>
        <table:table-column table:style-name="co10" table:number-columns-repeated="768" table:default-cell-style-name="Default"/>
        <table:table-row table:style-name="ro1">
          <table:table-cell table:style-name="ce204" table:formula="of:=CONCATENATE(&quot;#define ASCII_OFFSET     (&quot;;Offset;&quot;)&quot;)" office:value-type="string" office:string-value="#define ASCII_OFFSET     (32)" calcext:value-type="string">
            <text:p>#define ASCII_OFFSET <text:s text:c="4"/>(32)</text:p>
          </table:table-cell>
          <table:table-cell table:number-columns-repeated="1023"/>
        </table:table-row>
        <table:table-row table:style-name="ro1">
          <table:table-cell table:style-name="ce204" table:formula="of:=CONCATENATE(&quot;#define CHARACTER_WIDTH    (&quot;;Columns;&quot;)&quot;)" office:value-type="string" office:string-value="#define CHARACTER_WIDTH    (5)" calcext:value-type="string">
            <text:p>#define CHARACTER_WIDTH <text:s text:c="3"/>(5)</text:p>
          </table:table-cell>
          <table:table-cell table:number-columns-repeated="1023"/>
        </table:table-row>
        <table:table-row table:style-name="ro1">
          <table:table-cell table:style-name="ce204" table:formula="of:=CONCATENATE(&quot;uint8_t asciiBitmap[&quot;;Rows;&quot;][&quot;;Columns;&quot;] = {&quot;)" office:value-type="string" office:string-value="uint8_t asciiBitmap[97][5] = {" calcext:value-type="string">
            <text:p>uint8_t asciiBitmap[97][5] = {</text:p>
          </table:table-cell>
          <table:table-cell table:number-columns-repeated="1023"/>
        </table:table-row>
        <table:table-row table:style-name="ro1">
          <table:table-cell table:style-name="ce204" table:formula="of:=[$Sheet1.V1]" office:value-type="string" office:string-value="    { 0x00, 0x00, 0x00, 0x00, 0x00 }, /* ASCII 32 (0x20), character: ' ' */" calcext:value-type="string">
            <text:p><text:s text:c="4"/>{ 0x00, 0x00, 0x00, 0x00, 0x00 }, /* ASCII 32 (0x20), character: ' ' */</text:p>
          </table:table-cell>
          <table:table-cell table:number-columns-repeated="1023"/>
        </table:table-row>
        <table:table-row table:style-name="ro1">
          <table:table-cell table:style-name="ce204" table:formula="of:=[$Sheet1.V2]" office:value-type="string" office:string-value="    { 0x00, 0x60, 0xFA, 0x60, 0x00 }, /* ASCII 33 (0x21), character: '!' */" calcext:value-type="string">
            <text:p><text:s text:c="4"/>{ 0x00, 0x60, 0xFA, 0x60, 0x00 }, /* ASCII 33 (0x21), character: '!' */</text:p>
          </table:table-cell>
          <table:table-cell table:number-columns-repeated="1023"/>
        </table:table-row>
        <table:table-row table:style-name="ro1">
          <table:table-cell table:style-name="ce204" table:formula="of:=[$Sheet1.V3]" office:value-type="string" office:string-value="    { 0x20, 0xC0, 0x00, 0x20, 0xC0 }, /* ASCII 34 (0x22), character: '&quot;' */" calcext:value-type="string">
            <text:p><text:s text:c="4"/>{ 0x20, 0xC0, 0x00, 0x20, 0xC0 }, /* ASCII 34 (0x22), character: '"' */</text:p>
          </table:table-cell>
          <table:table-cell table:number-columns-repeated="1023"/>
        </table:table-row>
        <table:table-row table:style-name="ro1">
          <table:table-cell table:style-name="ce204" table:formula="of:=[$Sheet1.V4]" office:value-type="string" office:string-value="    { 0x28, 0x7C, 0x28, 0x7C, 0x28 }, /* ASCII 35 (0x23), character: '#' */" calcext:value-type="string">
            <text:p><text:s text:c="4"/>{ 0x28, 0x7C, 0x28, 0x7C, 0x28 }, /* ASCII 35 (0x23), character: '#' */</text:p>
          </table:table-cell>
          <table:table-cell table:number-columns-repeated="1023"/>
        </table:table-row>
        <table:table-row table:style-name="ro1">
          <table:table-cell table:style-name="ce204" table:formula="of:=[$Sheet1.V5]" office:value-type="string" office:string-value="    { 0x24, 0x54, 0xFE, 0x54, 0x48 }, /* ASCII 36 (0x24), character: '$' */" calcext:value-type="string">
            <text:p><text:s text:c="4"/>{ 0x24, 0x54, 0xFE, 0x54, 0x48 }, /* ASCII 36 (0x24), character: '$' */</text:p>
          </table:table-cell>
          <table:table-cell table:number-columns-repeated="1023"/>
        </table:table-row>
        <table:table-row table:style-name="ro1">
          <table:table-cell table:style-name="ce204" table:formula="of:=[$Sheet1.V6]" office:value-type="string" office:string-value="    { 0x64, 0x68, 0x10, 0x2C, 0x4C }, /* ASCII 37 (0x25), character: '%' */" calcext:value-type="string">
            <text:p><text:s text:c="4"/>{ 0x64, 0x68, 0x10, 0x2C, 0x4C }, /* ASCII 37 (0x25), character: '%' */</text:p>
          </table:table-cell>
          <table:table-cell table:number-columns-repeated="1023"/>
        </table:table-row>
        <table:table-row table:style-name="ro1">
          <table:table-cell table:style-name="ce204" table:formula="of:=[$Sheet1.V7]" office:value-type="string" office:string-value="    { 0x34, 0x4A, 0x4A, 0x24, 0x0A }, /* ASCII 38 (0x26), character: '&amp;' */" calcext:value-type="string">
            <text:p><text:s text:c="4"/>{ 0x34, 0x4A, 0x4A, 0x24, 0x0A }, /* ASCII 38 (0x26), character: '&amp;' */</text:p>
          </table:table-cell>
          <table:table-cell table:number-columns-repeated="1023"/>
        </table:table-row>
        <table:table-row table:style-name="ro1">
          <table:table-cell table:style-name="ce204" table:formula="of:=[$Sheet1.V8]" office:value-type="string" office:string-value="    { 0x20, 0xC0, 0x00, 0x00, 0x00 }, /* ASCII 39 (0x27), character: ''' */" calcext:value-type="string">
            <text:p><text:s text:c="4"/>{ 0x20, 0xC0, 0x00, 0x00, 0x00 }, /* ASCII 39 (0x27), character: ''' */</text:p>
          </table:table-cell>
          <table:table-cell table:number-columns-repeated="1023"/>
        </table:table-row>
        <table:table-row table:style-name="ro1">
          <table:table-cell table:style-name="ce204" table:formula="of:=[$Sheet1.V9]" office:value-type="string" office:string-value="    { 0x00, 0x38, 0x44, 0x82, 0x00 }, /* ASCII 40 (0x28), character: '(' */" calcext:value-type="string">
            <text:p><text:s text:c="4"/>{ 0x00, 0x38, 0x44, 0x82, 0x00 }, /* ASCII 40 (0x28), character: '(' */</text:p>
          </table:table-cell>
          <table:table-cell table:number-columns-repeated="1023"/>
        </table:table-row>
        <table:table-row table:style-name="ro1">
          <table:table-cell table:style-name="ce204" table:formula="of:=[$Sheet1.V10]" office:value-type="string" office:string-value="    { 0x00, 0x82, 0x44, 0x38, 0x00 }, /* ASCII 41 (0x29), character: ')' */" calcext:value-type="string">
            <text:p><text:s text:c="4"/>{ 0x00, 0x82, 0x44, 0x38, 0x00 }, /* ASCII 41 (0x29), character: ')' */</text:p>
          </table:table-cell>
          <table:table-cell table:number-columns-repeated="1023"/>
        </table:table-row>
        <table:table-row table:style-name="ro1">
          <table:table-cell table:style-name="ce204" table:formula="of:=[$Sheet1.V11]" office:value-type="string" office:string-value="    { 0x28, 0x10, 0x7C, 0x10, 0x28 }, /* ASCII 42 (0x2A), character: '*' */" calcext:value-type="string">
            <text:p><text:s text:c="4"/>{ 0x28, 0x10, 0x7C, 0x10, 0x28 }, /* ASCII 42 (0x2A), character: '*' */</text:p>
          </table:table-cell>
          <table:table-cell table:number-columns-repeated="1023"/>
        </table:table-row>
        <table:table-row table:style-name="ro1">
          <table:table-cell table:style-name="ce204" table:formula="of:=[$Sheet1.V12]" office:value-type="string" office:string-value="    { 0x10, 0x10, 0x7C, 0x10, 0x10 }, /* ASCII 43 (0x2B), character: '+' */" calcext:value-type="string">
            <text:p><text:s text:c="4"/>{ 0x10, 0x10, 0x7C, 0x10, 0x10 }, /* ASCII 43 (0x2B), character: '+' */</text:p>
          </table:table-cell>
          <table:table-cell table:number-columns-repeated="1023"/>
        </table:table-row>
        <table:table-row table:style-name="ro1">
          <table:table-cell table:style-name="ce204" table:formula="of:=[$Sheet1.V13]" office:value-type="string" office:string-value="    { 0x00, 0x0D, 0x0E, 0x00, 0x00 }, /* ASCII 44 (0x2C), character: ',' */" calcext:value-type="string">
            <text:p><text:s text:c="4"/>{ 0x00, 0x0D, 0x0E, 0x00, 0x00 }, /* ASCII 44 (0x2C), character: ',' */</text:p>
          </table:table-cell>
          <table:table-cell table:number-columns-repeated="1023"/>
        </table:table-row>
        <table:table-row table:style-name="ro1">
          <table:table-cell table:style-name="ce204" table:formula="of:=[$Sheet1.V14]" office:value-type="string" office:string-value="    { 0x10, 0x10, 0x10, 0x10, 0x00 }, /* ASCII 45 (0x2D), character: '-' */" calcext:value-type="string">
            <text:p><text:s text:c="4"/>{ 0x10, 0x10, 0x10, 0x10, 0x00 }, /* ASCII 45 (0x2D), character: '-' */</text:p>
          </table:table-cell>
          <table:table-cell table:number-columns-repeated="1023"/>
        </table:table-row>
        <table:table-row table:style-name="ro1">
          <table:table-cell table:style-name="ce204" table:formula="of:=[$Sheet1.V15]" office:value-type="string" office:string-value="    { 0x00, 0x06, 0x06, 0x00, 0x00 }, /* ASCII 46 (0x2E), character: '.' */" calcext:value-type="string">
            <text:p><text:s text:c="4"/>{ 0x00, 0x06, 0x06, 0x00, 0x00 }, /* ASCII 46 (0x2E), character: '.' */</text:p>
          </table:table-cell>
          <table:table-cell table:number-columns-repeated="1023"/>
        </table:table-row>
        <table:table-row table:style-name="ro1">
          <table:table-cell table:style-name="ce204" table:formula="of:=[$Sheet1.V16]" office:value-type="string" office:string-value="    { 0x03, 0x0C, 0x30, 0xC0, 0x00 }, /* ASCII 47 (0x2F), character: '/' */" calcext:value-type="string">
            <text:p><text:s text:c="4"/>{ 0x03, 0x0C, 0x30, 0xC0, 0x00 }, /* ASCII 47 (0x2F), character: '/' */</text:p>
          </table:table-cell>
          <table:table-cell table:number-columns-repeated="1023"/>
        </table:table-row>
        <table:table-row table:style-name="ro1">
          <table:table-cell table:style-name="ce204" table:formula="of:=[$Sheet1.V17]" office:value-type="string" office:string-value="    { 0x7C, 0x8A, 0x92, 0xA2, 0x7C }, /* ASCII 48 (0x30), character: '0' */" calcext:value-type="string">
            <text:p><text:s text:c="4"/>{ 0x7C, 0x8A, 0x92, 0xA2, 0x7C }, /* ASCII 48 (0x30), character: '0' */</text:p>
          </table:table-cell>
          <table:table-cell table:number-columns-repeated="1023"/>
        </table:table-row>
        <table:table-row table:style-name="ro1">
          <table:table-cell table:style-name="ce204" table:formula="of:=[$Sheet1.V18]" office:value-type="string" office:string-value="    { 0x00, 0x42, 0xFE, 0x02, 0x00 }, /* ASCII 49 (0x31), character: '1' */" calcext:value-type="string">
            <text:p><text:s text:c="4"/>{ 0x00, 0x42, 0xFE, 0x02, 0x00 }, /* ASCII 49 (0x31), character: '1' */</text:p>
          </table:table-cell>
          <table:table-cell table:number-columns-repeated="1023"/>
        </table:table-row>
        <table:table-row table:style-name="ro1">
          <table:table-cell table:style-name="ce204" table:formula="of:=[$Sheet1.V19]" office:value-type="string" office:string-value="    { 0x46, 0x8A, 0x92, 0x92, 0x62 }, /* ASCII 50 (0x32), character: '2' */" calcext:value-type="string">
            <text:p><text:s text:c="4"/>{ 0x46, 0x8A, 0x92, 0x92, 0x62 }, /* ASCII 50 (0x32), character: '2' */</text:p>
          </table:table-cell>
          <table:table-cell table:number-columns-repeated="1023"/>
        </table:table-row>
        <table:table-row table:style-name="ro1">
          <table:table-cell table:style-name="ce204" table:formula="of:=[$Sheet1.V20]" office:value-type="string" office:string-value="    { 0x44, 0x92, 0x92, 0x92, 0x6C }, /* ASCII 51 (0x33), character: '3' */" calcext:value-type="string">
            <text:p><text:s text:c="4"/>{ 0x44, 0x92, 0x92, 0x92, 0x6C }, /* ASCII 51 (0x33), character: '3' */</text:p>
          </table:table-cell>
          <table:table-cell table:number-columns-repeated="1023"/>
        </table:table-row>
        <table:table-row table:style-name="ro1">
          <table:table-cell table:style-name="ce204" table:formula="of:=[$Sheet1.V21]" office:value-type="string" office:string-value="    { 0x18, 0x28, 0x48, 0xFE, 0x08 }, /* ASCII 52 (0x34), character: '4' */" calcext:value-type="string">
            <text:p><text:s text:c="4"/>{ 0x18, 0x28, 0x48, 0xFE, 0x08 }, /* ASCII 52 (0x34), character: '4' */</text:p>
          </table:table-cell>
          <table:table-cell table:number-columns-repeated="1023"/>
        </table:table-row>
        <table:table-row table:style-name="ro1">
          <table:table-cell table:style-name="ce204" table:formula="of:=[$Sheet1.V22]" office:value-type="string" office:string-value="    { 0xF4, 0x92, 0x92, 0x92, 0x8C }, /* ASCII 53 (0x35), character: '5' */" calcext:value-type="string">
            <text:p><text:s text:c="4"/>{ 0xF4, 0x92, 0x92, 0x92, 0x8C }, /* ASCII 53 (0x35), character: '5' */</text:p>
          </table:table-cell>
          <table:table-cell table:number-columns-repeated="1023"/>
        </table:table-row>
        <table:table-row table:style-name="ro1">
          <table:table-cell table:style-name="ce204" table:formula="of:=[$Sheet1.V23]" office:value-type="string" office:string-value="    { 0x7C, 0x92, 0x92, 0x92, 0x4C }, /* ASCII 54 (0x36), character: '6' */" calcext:value-type="string">
            <text:p><text:s text:c="4"/>{ 0x7C, 0x92, 0x92, 0x92, 0x4C }, /* ASCII 54 (0x36), character: '6' */</text:p>
          </table:table-cell>
          <table:table-cell table:number-columns-repeated="1023"/>
        </table:table-row>
        <table:table-row table:style-name="ro1">
          <table:table-cell table:style-name="ce204" table:formula="of:=[$Sheet1.V24]" office:value-type="string" office:string-value="    { 0x80, 0x88, 0x9E, 0xA8, 0xC0 }, /* ASCII 55 (0x37), character: '7' */" calcext:value-type="string">
            <text:p><text:s text:c="4"/>{ 0x80, 0x88, 0x9E, 0xA8, 0xC0 }, /* ASCII 55 (0x37), character: '7' */</text:p>
          </table:table-cell>
          <table:table-cell table:number-columns-repeated="1023"/>
        </table:table-row>
        <table:table-row table:style-name="ro1">
          <table:table-cell table:style-name="ce204" table:formula="of:=[$Sheet1.V25]" office:value-type="string" office:string-value="    { 0x6C, 0x92, 0x92, 0x92, 0x6C }, /* ASCII 56 (0x38), character: '8' */" calcext:value-type="string">
            <text:p><text:s text:c="4"/>{ 0x6C, 0x92, 0x92, 0x92, 0x6C }, /* ASCII 56 (0x38), character: '8' */</text:p>
          </table:table-cell>
          <table:table-cell table:number-columns-repeated="1023"/>
        </table:table-row>
        <table:table-row table:style-name="ro1">
          <table:table-cell table:style-name="ce204" table:formula="of:=[$Sheet1.V26]" office:value-type="string" office:string-value="    { 0x64, 0x92, 0x92, 0x92, 0x7C }, /* ASCII 57 (0x39), character: '9' */" calcext:value-type="string">
            <text:p><text:s text:c="4"/>{ 0x64, 0x92, 0x92, 0x92, 0x7C }, /* ASCII 57 (0x39), character: '9' */</text:p>
          </table:table-cell>
          <table:table-cell table:number-columns-repeated="1023"/>
        </table:table-row>
        <table:table-row table:style-name="ro1">
          <table:table-cell table:style-name="ce204" table:formula="of:=[$Sheet1.V27]" office:value-type="string" office:string-value="    { 0x00, 0x6C, 0x6C, 0x00, 0x00 }, /* ASCII 58 (0x3A), character: ':' */" calcext:value-type="string">
            <text:p><text:s text:c="4"/>{ 0x00, 0x6C, 0x6C, 0x00, 0x00 }, /* ASCII 58 (0x3A), character: ':' */</text:p>
          </table:table-cell>
          <table:table-cell table:number-columns-repeated="1023"/>
        </table:table-row>
        <table:table-row table:style-name="ro1">
          <table:table-cell table:style-name="ce204" table:formula="of:=[$Sheet1.V28]" office:value-type="string" office:string-value="    { 0x00, 0x6D, 0x6E, 0x00, 0x00 }, /* ASCII 59 (0x3B), character: ';' */" calcext:value-type="string">
            <text:p><text:s text:c="4"/>{ 0x00, 0x6D, 0x6E, 0x00, 0x00 }, /* ASCII 59 (0x3B), character: ';' */</text:p>
          </table:table-cell>
          <table:table-cell table:number-columns-repeated="1023"/>
        </table:table-row>
        <table:table-row table:style-name="ro1">
          <table:table-cell table:style-name="ce204" table:formula="of:=[$Sheet1.V29]" office:value-type="string" office:string-value="    { 0x00, 0x10, 0x28, 0x44, 0x82 }, /* ASCII 60 (0x3C), character: '&lt;' */" calcext:value-type="string">
            <text:p><text:s text:c="4"/>{ 0x00, 0x10, 0x28, 0x44, 0x82 }, /* ASCII 60 (0x3C), character: '&lt;' */</text:p>
          </table:table-cell>
          <table:table-cell table:number-columns-repeated="1023"/>
        </table:table-row>
        <table:table-row table:style-name="ro1">
          <table:table-cell table:style-name="ce204" table:formula="of:=[$Sheet1.V30]" office:value-type="string" office:string-value="    { 0x28, 0x28, 0x28, 0x28, 0x28 }, /* ASCII 61 (0x3D), character: '=' */" calcext:value-type="string">
            <text:p><text:s text:c="4"/>{ 0x28, 0x28, 0x28, 0x28, 0x28 }, /* ASCII 61 (0x3D), character: '=' */</text:p>
          </table:table-cell>
          <table:table-cell table:number-columns-repeated="1023"/>
        </table:table-row>
        <table:table-row table:style-name="ro1">
          <table:table-cell table:style-name="ce204" table:formula="of:=[$Sheet1.V31]" office:value-type="string" office:string-value="    { 0x82, 0x44, 0x28, 0x10, 0x00 }, /* ASCII 62 (0x3E), character: '&gt;' */" calcext:value-type="string">
            <text:p><text:s text:c="4"/>{ 0x82, 0x44, 0x28, 0x10, 0x00 }, /* ASCII 62 (0x3E), character: '&gt;' */</text:p>
          </table:table-cell>
          <table:table-cell table:number-columns-repeated="1023"/>
        </table:table-row>
        <table:table-row table:style-name="ro1">
          <table:table-cell table:style-name="ce204" table:formula="of:=[$Sheet1.V32]" office:value-type="string" office:string-value="    { 0x40, 0x80, 0x9A, 0xA0, 0x40 }, /* ASCII 63 (0x3F), character: '?' */" calcext:value-type="string">
            <text:p><text:s text:c="4"/>{ 0x40, 0x80, 0x9A, 0xA0, 0x40 }, /* ASCII 63 (0x3F), character: '?' */</text:p>
          </table:table-cell>
          <table:table-cell table:number-columns-repeated="1023"/>
        </table:table-row>
        <table:table-row table:style-name="ro1">
          <table:table-cell table:style-name="ce204" table:formula="of:=[$Sheet1.V33]" office:value-type="string" office:string-value="    { 0x7C, 0x82, 0xBA, 0xAA, 0x7A }, /* ASCII 64 (0x40), character: '@' */" calcext:value-type="string">
            <text:p><text:s text:c="4"/>{ 0x7C, 0x82, 0xBA, 0xAA, 0x7A }, /* ASCII 64 (0x40), character: '@' */</text:p>
          </table:table-cell>
          <table:table-cell table:number-columns-repeated="1023"/>
        </table:table-row>
        <table:table-row table:style-name="ro1">
          <table:table-cell table:style-name="ce204" table:formula="of:=[$Sheet1.V34]" office:value-type="string" office:string-value="    { 0x3E, 0x48, 0x88, 0x48, 0x3E }, /* ASCII 65 (0x41), character: 'A' */" calcext:value-type="string">
            <text:p><text:s text:c="4"/>{ 0x3E, 0x48, 0x88, 0x48, 0x3E }, /* ASCII 65 (0x41), character: 'A' */</text:p>
          </table:table-cell>
          <table:table-cell table:number-columns-repeated="1023"/>
        </table:table-row>
        <table:table-row table:style-name="ro1">
          <table:table-cell table:style-name="ce204" table:formula="of:=[$Sheet1.V35]" office:value-type="string" office:string-value="    { 0xFE, 0x92, 0x92, 0x92, 0x6C }, /* ASCII 66 (0x42), character: 'B' */" calcext:value-type="string">
            <text:p><text:s text:c="4"/>{ 0xFE, 0x92, 0x92, 0x92, 0x6C }, /* ASCII 66 (0x42), character: 'B' */</text:p>
          </table:table-cell>
          <table:table-cell table:number-columns-repeated="1023"/>
        </table:table-row>
        <table:table-row table:style-name="ro1">
          <table:table-cell table:style-name="ce204" table:formula="of:=[$Sheet1.V36]" office:value-type="string" office:string-value="    { 0x7C, 0x82, 0x82, 0x82, 0x44 }, /* ASCII 67 (0x43), character: 'C' */" calcext:value-type="string">
            <text:p><text:s text:c="4"/>{ 0x7C, 0x82, 0x82, 0x82, 0x44 }, /* ASCII 67 (0x43), character: 'C' */</text:p>
          </table:table-cell>
          <table:table-cell table:number-columns-repeated="1023"/>
        </table:table-row>
        <table:table-row table:style-name="ro1">
          <table:table-cell table:style-name="ce204" table:formula="of:=[$Sheet1.V37]" office:value-type="string" office:string-value="    { 0xFE, 0x82, 0x82, 0x82, 0x7C }, /* ASCII 68 (0x44), character: 'D' */" calcext:value-type="string">
            <text:p><text:s text:c="4"/>{ 0xFE, 0x82, 0x82, 0x82, 0x7C }, /* ASCII 68 (0x44), character: 'D' */</text:p>
          </table:table-cell>
          <table:table-cell table:number-columns-repeated="1023"/>
        </table:table-row>
        <table:table-row table:style-name="ro1">
          <table:table-cell table:style-name="ce204" table:formula="of:=[$Sheet1.V38]" office:value-type="string" office:string-value="    { 0xFE, 0x92, 0x92, 0x92, 0x82 }, /* ASCII 69 (0x45), character: 'E' */" calcext:value-type="string">
            <text:p><text:s text:c="4"/>{ 0xFE, 0x92, 0x92, 0x92, 0x82 }, /* ASCII 69 (0x45), character: 'E' */</text:p>
          </table:table-cell>
          <table:table-cell table:number-columns-repeated="1023"/>
        </table:table-row>
        <table:table-row table:style-name="ro1">
          <table:table-cell table:style-name="ce204" table:formula="of:=[$Sheet1.V39]" office:value-type="string" office:string-value="    { 0xFE, 0x90, 0x90, 0x90, 0x80 }, /* ASCII 70 (0x46), character: 'F' */" calcext:value-type="string">
            <text:p><text:s text:c="4"/>{ 0xFE, 0x90, 0x90, 0x90, 0x80 }, /* ASCII 70 (0x46), character: 'F' */</text:p>
          </table:table-cell>
          <table:table-cell table:number-columns-repeated="1023"/>
        </table:table-row>
        <table:table-row table:style-name="ro1">
          <table:table-cell table:style-name="ce204" table:formula="of:=[$Sheet1.V40]" office:value-type="string" office:string-value="    { 0x7C, 0x82, 0x82, 0x8A, 0x4C }, /* ASCII 71 (0x47), character: 'G' */" calcext:value-type="string">
            <text:p><text:s text:c="4"/>{ 0x7C, 0x82, 0x82, 0x8A, 0x4C }, /* ASCII 71 (0x47), character: 'G' */</text:p>
          </table:table-cell>
          <table:table-cell table:number-columns-repeated="1023"/>
        </table:table-row>
        <table:table-row table:style-name="ro1">
          <table:table-cell table:style-name="ce204" table:formula="of:=[$Sheet1.V41]" office:value-type="string" office:string-value="    { 0xFE, 0x10, 0x10, 0x10, 0xFE }, /* ASCII 72 (0x48), character: 'H' */" calcext:value-type="string">
            <text:p><text:s text:c="4"/>{ 0xFE, 0x10, 0x10, 0x10, 0xFE }, /* ASCII 72 (0x48), character: 'H' */</text:p>
          </table:table-cell>
          <table:table-cell table:number-columns-repeated="1023"/>
        </table:table-row>
        <table:table-row table:style-name="ro1">
          <table:table-cell table:style-name="ce204" table:formula="of:=[$Sheet1.V42]" office:value-type="string" office:string-value="    { 0x00, 0x82, 0xFE, 0x82, 0x00 }, /* ASCII 73 (0x49), character: 'I' */" calcext:value-type="string">
            <text:p><text:s text:c="4"/>{ 0x00, 0x82, 0xFE, 0x82, 0x00 }, /* ASCII 73 (0x49), character: 'I' */</text:p>
          </table:table-cell>
          <table:table-cell table:number-columns-repeated="1023"/>
        </table:table-row>
        <table:table-row table:style-name="ro1">
          <table:table-cell table:style-name="ce204" table:formula="of:=[$Sheet1.V43]" office:value-type="string" office:string-value="    { 0x0C, 0x02, 0x82, 0xFC, 0x80 }, /* ASCII 74 (0x4A), character: 'J' */" calcext:value-type="string">
            <text:p><text:s text:c="4"/>{ 0x0C, 0x02, 0x82, 0xFC, 0x80 }, /* ASCII 74 (0x4A), character: 'J' */</text:p>
          </table:table-cell>
          <table:table-cell table:number-columns-repeated="1023"/>
        </table:table-row>
        <table:table-row table:style-name="ro1">
          <table:table-cell table:style-name="ce204" table:formula="of:=[$Sheet1.V44]" office:value-type="string" office:string-value="    { 0xFE, 0x10, 0x30, 0x48, 0x86 }, /* ASCII 75 (0x4B), character: 'K' */" calcext:value-type="string">
            <text:p><text:s text:c="4"/>{ 0xFE, 0x10, 0x30, 0x48, 0x86 }, /* ASCII 75 (0x4B), character: 'K' */</text:p>
          </table:table-cell>
          <table:table-cell table:number-columns-repeated="1023"/>
        </table:table-row>
        <table:table-row table:style-name="ro1">
          <table:table-cell table:style-name="ce204" table:formula="of:=[$Sheet1.V45]" office:value-type="string" office:string-value="    { 0xFE, 0x02, 0x02, 0x02, 0x02 }, /* ASCII 76 (0x4C), character: 'L' */" calcext:value-type="string">
            <text:p><text:s text:c="4"/>{ 0xFE, 0x02, 0x02, 0x02, 0x02 }, /* ASCII 76 (0x4C), character: 'L' */</text:p>
          </table:table-cell>
          <table:table-cell table:number-columns-repeated="1023"/>
        </table:table-row>
        <table:table-row table:style-name="ro1">
          <table:table-cell table:style-name="ce204" table:formula="of:=[$Sheet1.V46]" office:value-type="string" office:string-value="    { 0xFE, 0x40, 0x20, 0x40, 0xFE }, /* ASCII 77 (0x4D), character: 'M' */" calcext:value-type="string">
            <text:p><text:s text:c="4"/>{ 0xFE, 0x40, 0x20, 0x40, 0xFE }, /* ASCII 77 (0x4D), character: 'M' */</text:p>
          </table:table-cell>
          <table:table-cell table:number-columns-repeated="1023"/>
        </table:table-row>
        <table:table-row table:style-name="ro1">
          <table:table-cell table:style-name="ce204" table:formula="of:=[$Sheet1.V47]" office:value-type="string" office:string-value="    { 0xFE, 0x20, 0x10, 0x08, 0xFE }, /* ASCII 78 (0x4E), character: 'N' */" calcext:value-type="string">
            <text:p><text:s text:c="4"/>{ 0xFE, 0x20, 0x10, 0x08, 0xFE }, /* ASCII 78 (0x4E), character: 'N' */</text:p>
          </table:table-cell>
          <table:table-cell table:number-columns-repeated="1023"/>
        </table:table-row>
        <table:table-row table:style-name="ro1">
          <table:table-cell table:style-name="ce204" table:formula="of:=[$Sheet1.V48]" office:value-type="string" office:string-value="    { 0x7C, 0x82, 0x82, 0x82, 0x7C }, /* ASCII 79 (0x4F), character: 'O' */" calcext:value-type="string">
            <text:p><text:s text:c="4"/>{ 0x7C, 0x82, 0x82, 0x82, 0x7C }, /* ASCII 79 (0x4F), character: 'O' */</text:p>
          </table:table-cell>
          <table:table-cell table:number-columns-repeated="1023"/>
        </table:table-row>
        <table:table-row table:style-name="ro1">
          <table:table-cell table:style-name="ce204" table:formula="of:=[$Sheet1.V49]" office:value-type="string" office:string-value="    { 0xFE, 0x90, 0x90, 0x90, 0x60 }, /* ASCII 80 (0x50), character: 'P' */" calcext:value-type="string">
            <text:p><text:s text:c="4"/>{ 0xFE, 0x90, 0x90, 0x90, 0x60 }, /* ASCII 80 (0x50), character: 'P' */</text:p>
          </table:table-cell>
          <table:table-cell table:number-columns-repeated="1023"/>
        </table:table-row>
        <table:table-row table:style-name="ro1">
          <table:table-cell table:style-name="ce204" table:formula="of:=[$Sheet1.V50]" office:value-type="string" office:string-value="    { 0x7C, 0x82, 0x86, 0x82, 0x7D }, /* ASCII 81 (0x51), character: 'Q' */" calcext:value-type="string">
            <text:p><text:s text:c="4"/>{ 0x7C, 0x82, 0x86, 0x82, 0x7D }, /* ASCII 81 (0x51), character: 'Q' */</text:p>
          </table:table-cell>
          <table:table-cell table:number-columns-repeated="1023"/>
        </table:table-row>
        <table:table-row table:style-name="ro1">
          <table:table-cell table:style-name="ce204" table:formula="of:=[$Sheet1.V51]" office:value-type="string" office:string-value="    { 0xFE, 0x90, 0x90, 0x98, 0x66 }, /* ASCII 82 (0x52), character: 'R' */" calcext:value-type="string">
            <text:p><text:s text:c="4"/>{ 0xFE, 0x90, 0x90, 0x98, 0x66 }, /* ASCII 82 (0x52), character: 'R' */</text:p>
          </table:table-cell>
          <table:table-cell table:number-columns-repeated="1023"/>
        </table:table-row>
        <table:table-row table:style-name="ro1">
          <table:table-cell table:style-name="ce204" table:formula="of:=[$Sheet1.V52]" office:value-type="string" office:string-value="    { 0x62, 0x92, 0x92, 0x92, 0x8C }, /* ASCII 83 (0x53), character: 'S' */" calcext:value-type="string">
            <text:p><text:s text:c="4"/>{ 0x62, 0x92, 0x92, 0x92, 0x8C }, /* ASCII 83 (0x53), character: 'S' */</text:p>
          </table:table-cell>
          <table:table-cell table:number-columns-repeated="1023"/>
        </table:table-row>
        <table:table-row table:style-name="ro1">
          <table:table-cell table:style-name="ce204" table:formula="of:=[$Sheet1.V53]" office:value-type="string" office:string-value="    { 0x80, 0x80, 0xFE, 0x80, 0x80 }, /* ASCII 84 (0x54), character: 'T' */" calcext:value-type="string">
            <text:p><text:s text:c="4"/>{ 0x80, 0x80, 0xFE, 0x80, 0x80 }, /* ASCII 84 (0x54), character: 'T' */</text:p>
          </table:table-cell>
          <table:table-cell table:number-columns-repeated="1023"/>
        </table:table-row>
        <table:table-row table:style-name="ro1">
          <table:table-cell table:style-name="ce204" table:formula="of:=[$Sheet1.V54]" office:value-type="string" office:string-value="    { 0xFC, 0x02, 0x02, 0x02, 0xFC }, /* ASCII 85 (0x55), character: 'U' */" calcext:value-type="string">
            <text:p><text:s text:c="4"/>{ 0xFC, 0x02, 0x02, 0x02, 0xFC }, /* ASCII 85 (0x55), character: 'U' */</text:p>
          </table:table-cell>
          <table:table-cell table:number-columns-repeated="1023"/>
        </table:table-row>
        <table:table-row table:style-name="ro1">
          <table:table-cell table:style-name="ce204" table:formula="of:=[$Sheet1.V55]" office:value-type="string" office:string-value="    { 0xE0, 0x38, 0x0E, 0x38, 0xE0 }, /* ASCII 86 (0x56), character: 'V' */" calcext:value-type="string">
            <text:p><text:s text:c="4"/>{ 0xE0, 0x38, 0x0E, 0x38, 0xE0 }, /* ASCII 86 (0x56), character: 'V' */</text:p>
          </table:table-cell>
          <table:table-cell table:number-columns-repeated="1023"/>
        </table:table-row>
        <table:table-row table:style-name="ro1">
          <table:table-cell table:style-name="ce204" table:formula="of:=[$Sheet1.V56]" office:value-type="string" office:string-value="    { 0xFC, 0x02, 0x1C, 0x02, 0xFC }, /* ASCII 87 (0x57), character: 'W' */" calcext:value-type="string">
            <text:p><text:s text:c="4"/>{ 0xFC, 0x02, 0x1C, 0x02, 0xFC }, /* ASCII 87 (0x57), character: 'W' */</text:p>
          </table:table-cell>
          <table:table-cell table:number-columns-repeated="1023"/>
        </table:table-row>
        <table:table-row table:style-name="ro1">
          <table:table-cell table:style-name="ce204" table:formula="of:=[$Sheet1.V57]" office:value-type="string" office:string-value="    { 0xC6, 0x28, 0x10, 0x28, 0xC6 }, /* ASCII 88 (0x58), character: 'X' */" calcext:value-type="string">
            <text:p><text:s text:c="4"/>{ 0xC6, 0x28, 0x10, 0x28, 0xC6 }, /* ASCII 88 (0x58), character: 'X' */</text:p>
          </table:table-cell>
          <table:table-cell table:number-columns-repeated="1023"/>
        </table:table-row>
        <table:table-row table:style-name="ro1">
          <table:table-cell table:style-name="ce204" table:formula="of:=[$Sheet1.V58]" office:value-type="string" office:string-value="    { 0xE0, 0x10, 0x0E, 0x10, 0xE0 }, /* ASCII 89 (0x59), character: 'Y' */" calcext:value-type="string">
            <text:p><text:s text:c="4"/>{ 0xE0, 0x10, 0x0E, 0x10, 0xE0 }, /* ASCII 89 (0x59), character: 'Y' */</text:p>
          </table:table-cell>
          <table:table-cell table:number-columns-repeated="1023"/>
        </table:table-row>
        <table:table-row table:style-name="ro1">
          <table:table-cell table:style-name="ce204" table:formula="of:=[$Sheet1.V59]" office:value-type="string" office:string-value="    { 0x86, 0x8A, 0x92, 0xA2, 0xC2 }, /* ASCII 90 (0x5A), character: 'Z' */" calcext:value-type="string">
            <text:p><text:s text:c="4"/>{ 0x86, 0x8A, 0x92, 0xA2, 0xC2 }, /* ASCII 90 (0x5A), character: 'Z' */</text:p>
          </table:table-cell>
          <table:table-cell table:number-columns-repeated="1023"/>
        </table:table-row>
        <table:table-row table:style-name="ro1">
          <table:table-cell table:style-name="ce204" table:formula="of:=[$Sheet1.V60]" office:value-type="string" office:string-value="    { 0x00, 0xFE, 0x82, 0x82, 0x00 }, /* ASCII 91 (0x5B), character: '[' */" calcext:value-type="string">
            <text:p><text:s text:c="4"/>{ 0x00, 0xFE, 0x82, 0x82, 0x00 }, /* ASCII 91 (0x5B), character: '[' */</text:p>
          </table:table-cell>
          <table:table-cell table:number-columns-repeated="1023"/>
        </table:table-row>
        <table:table-row table:style-name="ro1">
          <table:table-cell table:style-name="ce204" table:formula="of:=[$Sheet1.V61]" office:value-type="string" office:string-value="    { 0x00, 0xC0, 0x30, 0x0C, 0x03 }, /* ASCII 92 (0x5C), character: '\' */" calcext:value-type="string">
            <text:p><text:s text:c="4"/>{ 0x00, 0xC0, 0x30, 0x0C, 0x03 }, /* ASCII 92 (0x5C), character: '\' */</text:p>
          </table:table-cell>
          <table:table-cell table:number-columns-repeated="1023"/>
        </table:table-row>
        <table:table-row table:style-name="ro1">
          <table:table-cell table:style-name="ce204" table:formula="of:=[$Sheet1.V62]" office:value-type="string" office:string-value="    { 0x00, 0x82, 0x82, 0xFE, 0x00 }, /* ASCII 93 (0x5D), character: ']' */" calcext:value-type="string">
            <text:p><text:s text:c="4"/>{ 0x00, 0x82, 0x82, 0xFE, 0x00 }, /* ASCII 93 (0x5D), character: ']' */</text:p>
          </table:table-cell>
          <table:table-cell table:number-columns-repeated="1023"/>
        </table:table-row>
        <table:table-row table:style-name="ro1">
          <table:table-cell table:style-name="ce204" table:formula="of:=[$Sheet1.V63]" office:value-type="string" office:string-value="    { 0x10, 0x20, 0x40, 0x20, 0x10 }, /* ASCII 94 (0x5E), character: '^' */" calcext:value-type="string">
            <text:p><text:s text:c="4"/>{ 0x10, 0x20, 0x40, 0x20, 0x10 }, /* ASCII 94 (0x5E), character: '^' */</text:p>
          </table:table-cell>
          <table:table-cell table:number-columns-repeated="1023"/>
        </table:table-row>
        <table:table-row table:style-name="ro1">
          <table:table-cell table:style-name="ce204" table:formula="of:=[$Sheet1.V64]" office:value-type="string" office:string-value="    { 0x02, 0x02, 0x02, 0x02, 0x02 }, /* ASCII 95 (0x5F), character: '_' */" calcext:value-type="string">
            <text:p><text:s text:c="4"/>{ 0x02, 0x02, 0x02, 0x02, 0x02 }, /* ASCII 95 (0x5F), character: '_' */</text:p>
          </table:table-cell>
          <table:table-cell table:number-columns-repeated="1023"/>
        </table:table-row>
        <table:table-row table:style-name="ro1">
          <table:table-cell table:style-name="ce204" table:formula="of:=[$Sheet1.V65]" office:value-type="string" office:string-value="    { 0x00, 0x80, 0x60, 0x00, 0x00 }, /* ASCII 96 (0x60), character: '`' */" calcext:value-type="string">
            <text:p><text:s text:c="4"/>{ 0x00, 0x80, 0x60, 0x00, 0x00 }, /* ASCII 96 (0x60), character: '`' */</text:p>
          </table:table-cell>
          <table:table-cell table:number-columns-repeated="1023"/>
        </table:table-row>
        <table:table-row table:style-name="ro1">
          <table:table-cell table:style-name="ce204" table:formula="of:=[$Sheet1.V66]" office:value-type="string" office:string-value="    { 0x00, 0x04, 0x2A, 0x2A, 0x1E }, /* ASCII 97 (0x61), character: 'a' */" calcext:value-type="string">
            <text:p><text:s text:c="4"/>{ 0x00, 0x04, 0x2A, 0x2A, 0x1E }, /* ASCII 97 (0x61), character: 'a' */</text:p>
          </table:table-cell>
          <table:table-cell table:number-columns-repeated="1023"/>
        </table:table-row>
        <table:table-row table:style-name="ro1">
          <table:table-cell table:style-name="ce204" table:formula="of:=[$Sheet1.V67]" office:value-type="string" office:string-value="    { 0x00, 0xFE, 0x22, 0x22, 0x1C }, /* ASCII 98 (0x62), character: 'b' */" calcext:value-type="string">
            <text:p><text:s text:c="4"/>{ 0x00, 0xFE, 0x22, 0x22, 0x1C }, /* ASCII 98 (0x62), character: 'b' */</text:p>
          </table:table-cell>
          <table:table-cell table:number-columns-repeated="1023"/>
        </table:table-row>
        <table:table-row table:style-name="ro1">
          <table:table-cell table:style-name="ce204" table:formula="of:=[$Sheet1.V68]" office:value-type="string" office:string-value="    { 0x1C, 0x22, 0x22, 0x22, 0x00 }, /* ASCII 99 (0x63), character: 'c' */" calcext:value-type="string">
            <text:p><text:s text:c="4"/>{ 0x1C, 0x22, 0x22, 0x22, 0x00 }, /* ASCII 99 (0x63), character: 'c' */</text:p>
          </table:table-cell>
          <table:table-cell table:number-columns-repeated="1023"/>
        </table:table-row>
        <table:table-row table:style-name="ro1">
          <table:table-cell table:style-name="ce204" table:formula="of:=[$Sheet1.V69]" office:value-type="string" office:string-value="    { 0x00, 0x1C, 0x22, 0x22, 0xFE }, /* ASCII 100 (0x64), character: 'd' */" calcext:value-type="string">
            <text:p><text:s text:c="4"/>{ 0x00, 0x1C, 0x22, 0x22, 0xFE }, /* ASCII 100 (0x64), character: 'd' */</text:p>
          </table:table-cell>
          <table:table-cell table:number-columns-repeated="1023"/>
        </table:table-row>
        <table:table-row table:style-name="ro1">
          <table:table-cell table:style-name="ce204" table:formula="of:=[$Sheet1.V70]" office:value-type="string" office:string-value="    { 0x1C, 0x2A, 0x2A, 0x10, 0x00 }, /* ASCII 101 (0x65), character: 'e' */" calcext:value-type="string">
            <text:p><text:s text:c="4"/>{ 0x1C, 0x2A, 0x2A, 0x10, 0x00 }, /* ASCII 101 (0x65), character: 'e' */</text:p>
          </table:table-cell>
          <table:table-cell table:number-columns-repeated="1023"/>
        </table:table-row>
        <table:table-row table:style-name="ro1">
          <table:table-cell table:style-name="ce204" table:formula="of:=[$Sheet1.V71]" office:value-type="string" office:string-value="    { 0x10, 0x7E, 0x90, 0x40, 0x00 }, /* ASCII 102 (0x66), character: 'f' */" calcext:value-type="string">
            <text:p><text:s text:c="4"/>{ 0x10, 0x7E, 0x90, 0x40, 0x00 }, /* ASCII 102 (0x66), character: 'f' */</text:p>
          </table:table-cell>
          <table:table-cell table:number-columns-repeated="1023"/>
        </table:table-row>
        <table:table-row table:style-name="ro1">
          <table:table-cell table:style-name="ce204" table:formula="of:=[$Sheet1.V72]" office:value-type="string" office:string-value="    { 0x18, 0x25, 0x25, 0x3E, 0x00 }, /* ASCII 103 (0x67), character: 'g' */" calcext:value-type="string">
            <text:p><text:s text:c="4"/>{ 0x18, 0x25, 0x25, 0x3E, 0x00 }, /* ASCII 103 (0x67), character: 'g' */</text:p>
          </table:table-cell>
          <table:table-cell table:number-columns-repeated="1023"/>
        </table:table-row>
        <table:table-row table:style-name="ro1">
          <table:table-cell table:style-name="ce204" table:formula="of:=[$Sheet1.V73]" office:value-type="string" office:string-value="    { 0xFE, 0x10, 0x10, 0x0E, 0x00 }, /* ASCII 104 (0x68), character: 'h' */" calcext:value-type="string">
            <text:p><text:s text:c="4"/>{ 0xFE, 0x10, 0x10, 0x0E, 0x00 }, /* ASCII 104 (0x68), character: 'h' */</text:p>
          </table:table-cell>
          <table:table-cell table:number-columns-repeated="1023"/>
        </table:table-row>
        <table:table-row table:style-name="ro1">
          <table:table-cell table:style-name="ce204" table:formula="of:=[$Sheet1.V74]" office:value-type="string" office:string-value="    { 0x00, 0x12, 0x5E, 0x02, 0x00 }, /* ASCII 105 (0x69), character: 'i' */" calcext:value-type="string">
            <text:p><text:s text:c="4"/>{ 0x00, 0x12, 0x5E, 0x02, 0x00 }, /* ASCII 105 (0x69), character: 'i' */</text:p>
          </table:table-cell>
          <table:table-cell table:number-columns-repeated="1023"/>
        </table:table-row>
        <table:table-row table:style-name="ro1">
          <table:table-cell table:style-name="ce204" table:formula="of:=[$Sheet1.V75]" office:value-type="string" office:string-value="    { 0x00, 0x02, 0x21, 0xBE, 0x20 }, /* ASCII 106 (0x6A), character: 'j' */" calcext:value-type="string">
            <text:p><text:s text:c="4"/>{ 0x00, 0x02, 0x21, 0xBE, 0x20 }, /* ASCII 106 (0x6A), character: 'j' */</text:p>
          </table:table-cell>
          <table:table-cell table:number-columns-repeated="1023"/>
        </table:table-row>
        <table:table-row table:style-name="ro1">
          <table:table-cell table:style-name="ce204" table:formula="of:=[$Sheet1.V76]" office:value-type="string" office:string-value="    { 0x00, 0xFE, 0x08, 0x16, 0x00 }, /* ASCII 107 (0x6B), character: 'k' */" calcext:value-type="string">
            <text:p><text:s text:c="4"/>{ 0x00, 0xFE, 0x08, 0x16, 0x00 }, /* ASCII 107 (0x6B), character: 'k' */</text:p>
          </table:table-cell>
          <table:table-cell table:number-columns-repeated="1023"/>
        </table:table-row>
        <table:table-row table:style-name="ro1">
          <table:table-cell table:style-name="ce204" table:formula="of:=[$Sheet1.V77]" office:value-type="string" office:string-value="    { 0x00, 0x82, 0xFE, 0x02, 0x00 }, /* ASCII 108 (0x6C), character: 'l' */" calcext:value-type="string">
            <text:p><text:s text:c="4"/>{ 0x00, 0x82, 0xFE, 0x02, 0x00 }, /* ASCII 108 (0x6C), character: 'l' */</text:p>
          </table:table-cell>
          <table:table-cell table:number-columns-repeated="1023"/>
        </table:table-row>
        <table:table-row table:style-name="ro1">
          <table:table-cell table:style-name="ce204" table:formula="of:=[$Sheet1.V78]" office:value-type="string" office:string-value="    { 0x3E, 0x20, 0x1E, 0x20, 0x1E }, /* ASCII 109 (0x6D), character: 'm' */" calcext:value-type="string">
            <text:p><text:s text:c="4"/>{ 0x3E, 0x20, 0x1E, 0x20, 0x1E }, /* ASCII 109 (0x6D), character: 'm' */</text:p>
          </table:table-cell>
          <table:table-cell table:number-columns-repeated="1023"/>
        </table:table-row>
        <table:table-row table:style-name="ro1">
          <table:table-cell table:style-name="ce204" table:formula="of:=[$Sheet1.V79]" office:value-type="string" office:string-value="    { 0x3E, 0x20, 0x20, 0x1E, 0x00 }, /* ASCII 110 (0x6E), character: 'n' */" calcext:value-type="string">
            <text:p><text:s text:c="4"/>{ 0x3E, 0x20, 0x20, 0x1E, 0x00 }, /* ASCII 110 (0x6E), character: 'n' */</text:p>
          </table:table-cell>
          <table:table-cell table:number-columns-repeated="1023"/>
        </table:table-row>
        <table:table-row table:style-name="ro1">
          <table:table-cell table:style-name="ce204" table:formula="of:=[$Sheet1.V80]" office:value-type="string" office:string-value="    { 0x1C, 0x22, 0x22, 0x1C, 0x00 }, /* ASCII 111 (0x6F), character: 'o' */" calcext:value-type="string">
            <text:p><text:s text:c="4"/>{ 0x1C, 0x22, 0x22, 0x1C, 0x00 }, /* ASCII 111 (0x6F), character: 'o' */</text:p>
          </table:table-cell>
          <table:table-cell table:number-columns-repeated="1023"/>
        </table:table-row>
        <table:table-row table:style-name="ro1">
          <table:table-cell table:style-name="ce204" table:formula="of:=[$Sheet1.V81]" office:value-type="string" office:string-value="    { 0x3F, 0x24, 0x24, 0x18, 0x00 }, /* ASCII 112 (0x70), character: 'p' */" calcext:value-type="string">
            <text:p><text:s text:c="4"/>{ 0x3F, 0x24, 0x24, 0x18, 0x00 }, /* ASCII 112 (0x70), character: 'p' */</text:p>
          </table:table-cell>
          <table:table-cell table:number-columns-repeated="1023"/>
        </table:table-row>
        <table:table-row table:style-name="ro1">
          <table:table-cell table:style-name="ce204" table:formula="of:=[$Sheet1.V82]" office:value-type="string" office:string-value="    { 0x18, 0x24, 0x24, 0x3F, 0x00 }, /* ASCII 113 (0x71), character: 'q' */" calcext:value-type="string">
            <text:p><text:s text:c="4"/>{ 0x18, 0x24, 0x24, 0x3F, 0x00 }, /* ASCII 113 (0x71), character: 'q' */</text:p>
          </table:table-cell>
          <table:table-cell table:number-columns-repeated="1023"/>
        </table:table-row>
        <table:table-row table:style-name="ro1">
          <table:table-cell table:style-name="ce204" table:formula="of:=[$Sheet1.V83]" office:value-type="string" office:string-value="    { 0x3E, 0x10, 0x20, 0x10, 0x00 }, /* ASCII 114 (0x72), character: 'r' */" calcext:value-type="string">
            <text:p><text:s text:c="4"/>{ 0x3E, 0x10, 0x20, 0x10, 0x00 }, /* ASCII 114 (0x72), character: 'r' */</text:p>
          </table:table-cell>
          <table:table-cell table:number-columns-repeated="1023"/>
        </table:table-row>
        <table:table-row table:style-name="ro1">
          <table:table-cell table:style-name="ce204" table:formula="of:=[$Sheet1.V84]" office:value-type="string" office:string-value="    { 0x12, 0x2A, 0x2A, 0x24, 0x00 }, /* ASCII 115 (0x73), character: 's' */" calcext:value-type="string">
            <text:p><text:s text:c="4"/>{ 0x12, 0x2A, 0x2A, 0x24, 0x00 }, /* ASCII 115 (0x73), character: 's' */</text:p>
          </table:table-cell>
          <table:table-cell table:number-columns-repeated="1023"/>
        </table:table-row>
        <table:table-row table:style-name="ro1">
          <table:table-cell table:style-name="ce204" table:formula="of:=[$Sheet1.V85]" office:value-type="string" office:string-value="    { 0x20, 0x7E, 0x21, 0x02, 0x00 }, /* ASCII 116 (0x74), character: 't' */" calcext:value-type="string">
            <text:p><text:s text:c="4"/>{ 0x20, 0x7E, 0x21, 0x02, 0x00 }, /* ASCII 116 (0x74), character: 't' */</text:p>
          </table:table-cell>
          <table:table-cell table:number-columns-repeated="1023"/>
        </table:table-row>
        <table:table-row table:style-name="ro1">
          <table:table-cell table:style-name="ce204" table:formula="of:=[$Sheet1.V86]" office:value-type="string" office:string-value="    { 0x3C, 0x02, 0x02, 0x3E, 0x00 }, /* ASCII 117 (0x75), character: 'u' */" calcext:value-type="string">
            <text:p><text:s text:c="4"/>{ 0x3C, 0x02, 0x02, 0x3E, 0x00 }, /* ASCII 117 (0x75), character: 'u' */</text:p>
          </table:table-cell>
          <table:table-cell table:number-columns-repeated="1023"/>
        </table:table-row>
        <table:table-row table:style-name="ro1">
          <table:table-cell table:style-name="ce204" table:formula="of:=[$Sheet1.V87]" office:value-type="string" office:string-value="    { 0x38, 0x06, 0x38, 0x00, 0x00 }, /* ASCII 118 (0x76), character: 'v' */" calcext:value-type="string">
            <text:p><text:s text:c="4"/>{ 0x38, 0x06, 0x38, 0x00, 0x00 }, /* ASCII 118 (0x76), character: 'v' */</text:p>
          </table:table-cell>
          <table:table-cell table:number-columns-repeated="1023"/>
        </table:table-row>
        <table:table-row table:style-name="ro1">
          <table:table-cell table:style-name="ce204" table:formula="of:=[$Sheet1.V88]" office:value-type="string" office:string-value="    { 0x3C, 0x02, 0x3C, 0x02, 0x3E }, /* ASCII 119 (0x77), character: 'w' */" calcext:value-type="string">
            <text:p><text:s text:c="4"/>{ 0x3C, 0x02, 0x3C, 0x02, 0x3E }, /* ASCII 119 (0x77), character: 'w' */</text:p>
          </table:table-cell>
          <table:table-cell table:number-columns-repeated="1023"/>
        </table:table-row>
        <table:table-row table:style-name="ro1">
          <table:table-cell table:style-name="ce204" table:formula="of:=[$Sheet1.V89]" office:value-type="string" office:string-value="    { 0x22, 0x14, 0x08, 0x14, 0x22 }, /* ASCII 120 (0x78), character: 'x' */" calcext:value-type="string">
            <text:p><text:s text:c="4"/>{ 0x22, 0x14, 0x08, 0x14, 0x22 }, /* ASCII 120 (0x78), character: 'x' */</text:p>
          </table:table-cell>
          <table:table-cell table:number-columns-repeated="1023"/>
        </table:table-row>
        <table:table-row table:style-name="ro1">
          <table:table-cell table:style-name="ce204" table:formula="of:=[$Sheet1.V90]" office:value-type="string" office:string-value="    { 0x38, 0x05, 0x05, 0x3E, 0x00 }, /* ASCII 121 (0x79), character: 'y' */" calcext:value-type="string">
            <text:p><text:s text:c="4"/>{ 0x38, 0x05, 0x05, 0x3E, 0x00 }, /* ASCII 121 (0x79), character: 'y' */</text:p>
          </table:table-cell>
          <table:table-cell table:number-columns-repeated="1023"/>
        </table:table-row>
        <table:table-row table:style-name="ro1">
          <table:table-cell table:style-name="ce204" table:formula="of:=[$Sheet1.V91]" office:value-type="string" office:string-value="    { 0x22, 0x26, 0x2A, 0x32, 0x22 }, /* ASCII 122 (0x7A), character: 'z' */" calcext:value-type="string">
            <text:p><text:s text:c="4"/>{ 0x22, 0x26, 0x2A, 0x32, 0x22 }, /* ASCII 122 (0x7A), character: 'z' */</text:p>
          </table:table-cell>
          <table:table-cell table:number-columns-repeated="1023"/>
        </table:table-row>
        <table:table-row table:style-name="ro1">
          <table:table-cell table:style-name="ce204" table:formula="of:=[$Sheet1.V92]" office:value-type="string" office:string-value="    { 0x00, 0x10, 0x7C, 0x82, 0x00 }, /* ASCII 123 (0x7B), character: '{' */" calcext:value-type="string">
            <text:p><text:s text:c="4"/>{ 0x00, 0x10, 0x7C, 0x82, 0x00 }, /* ASCII 123 (0x7B), character: '{' */</text:p>
          </table:table-cell>
          <table:table-cell table:number-columns-repeated="1023"/>
        </table:table-row>
        <table:table-row table:style-name="ro1">
          <table:table-cell table:style-name="ce204" table:formula="of:=[$Sheet1.V93]" office:value-type="string" office:string-value="    { 0x00, 0x00, 0xFF, 0x00, 0x00 }, /* ASCII 124 (0x7C), character: '|' */" calcext:value-type="string">
            <text:p><text:s text:c="4"/>{ 0x00, 0x00, 0xFF, 0x00, 0x00 }, /* ASCII 124 (0x7C), character: '|' */</text:p>
          </table:table-cell>
          <table:table-cell table:number-columns-repeated="1023"/>
        </table:table-row>
        <table:table-row table:style-name="ro1">
          <table:table-cell table:style-name="ce204" table:formula="of:=[$Sheet1.V94]" office:value-type="string" office:string-value="    { 0x00, 0x82, 0x7C, 0x10, 0x00 }, /* ASCII 125 (0x7D), character: '}' */" calcext:value-type="string">
            <text:p><text:s text:c="4"/>{ 0x00, 0x82, 0x7C, 0x10, 0x00 }, /* ASCII 125 (0x7D), character: '}' */</text:p>
          </table:table-cell>
          <table:table-cell table:number-columns-repeated="1023"/>
        </table:table-row>
        <table:table-row table:style-name="ro1">
          <table:table-cell table:style-name="ce204" table:formula="of:=[$Sheet1.V95]" office:value-type="string" office:string-value="    { 0x10, 0x20, 0x10, 0x08, 0x10 }, /* ASCII 126 (0x7E), character: '~' */" calcext:value-type="string">
            <text:p><text:s text:c="4"/>{ 0x10, 0x20, 0x10, 0x08, 0x10 }, /* ASCII 126 (0x7E), character: '~' */</text:p>
          </table:table-cell>
          <table:table-cell table:number-columns-repeated="1023"/>
        </table:table-row>
        <table:table-row table:style-name="ro1">
          <table:table-cell table:style-name="ce204" table:formula="of:=[$Sheet1.V96]" office:value-type="string" office:string-value="    { 0x00, 0x40, 0xA0, 0x40, 0x00 }, /* ASCII 127 (0x7F), character: '' */" calcext:value-type="string">
            <text:p><text:s text:c="4"/>{ 0x00, 0x40, 0xA0, 0x40, 0x00 }, /* ASCII 127 (0x7F), character: '' */</text:p>
          </table:table-cell>
          <table:table-cell table:number-columns-repeated="1023"/>
        </table:table-row>
        <table:table-row table:style-name="ro1">
          <table:table-cell table:style-name="ce204" table:formula="of:=[$Sheet1.V97]" office:value-type="string" office:string-value="    { 0x28, 0x7C, 0xAA, 0x82, 0x44 }, /* ASCII 128 (0x80), character: '€' */" calcext:value-type="string">
            <text:p><text:s text:c="4"/>{ 0x28, 0x7C, 0xAA, 0x82, 0x44 }, /* ASCII 128 (0x80), character: '€' */</text:p>
          </table:table-cell>
          <table:table-cell table:number-columns-repeated="1023"/>
        </table:table-row>
        <table:table-row table:style-name="ro1">
          <table:table-cell table:style-name="ce204" table:formula="of:=CONCATENATE(&quot;};&quot;)" office:value-type="string" office:string-value="};" calcext:value-type="string">
            <text:p>};</text:p>
          </table:table-cell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2&quot;"/>
        </table:named-expressions>
      </table:table>
      <table:table table:name="Sheet3" table:style-name="ta3">
        <table:table-column table:style-name="co9" table:number-columns-repeated="256" table:default-cell-style-name="ce3"/>
        <table:table-column table:style-name="co10" table:number-columns-repeated="768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3&quot;"/>
        </table:named-expressions>
      </table:table>
      <table:named-expressions>
        <table:named-range table:name="Columns" table:base-cell-address="$Sheet1.$A$1" table:cell-range-address="$Sheet1.$L$2"/>
        <table:named-range table:name="Offset" table:base-cell-address="$Sheet1.$A$1" table:cell-range-address="$Sheet1.$L$3"/>
        <table:named-range table:name="Rows" table:base-cell-address="$Sheet1.$A$1" table:cell-range-address="$Sheet1.$L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New" svg:font-family="'Courier New'" style:font-family-generic="modern"/>
    <style:font-face style:name="Arial" svg:font-family="Arial" style:font-family-generic="swiss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Sans1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47.99pt" fo:margin-left="0pt" fo:margin-right="0pt" fo:margin-bottom="38.01pt"/>
      </style:header-style>
      <style:footer-style>
        <style:header-footer-properties fo:min-height="47.99pt" fo:margin-left="0pt" fo:margin-right="0pt" fo:margin-top="38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2:12:34</meta:creation-date>
    <dc:language>en-US</dc:language>
    <dc:date>2015-12-27T14:07:28.100349778</dc:date>
    <meta:editing-cycles>17</meta:editing-cycles>
    <meta:editing-duration>P185DT13H18M43S</meta:editing-duration>
    <meta:generator>LibreOffice/5.0.2.2$Linux_X86_64 LibreOffice_project/00m0$Build-2</meta:generator>
    <meta:document-statistic meta:table-count="3" meta:cell-count="5747" meta:object-count="0"/>
    <meta:user-defined meta:name="AppVersion">1.1218</meta:user-defined>
  </office:meta>
</office:document-meta>
</file>